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97mm"/>
    </style:style>
    <style:style style:name="co2" style:family="table-column">
      <style:table-column-properties fo:break-before="auto" style:column-width="16.88mm"/>
    </style:style>
    <style:style style:name="co3" style:family="table-column">
      <style:table-column-properties fo:break-before="auto" style:column-width="11.78mm"/>
    </style:style>
    <style:style style:name="co4" style:family="table-column">
      <style:table-column-properties fo:break-before="auto" style:column-width="11.99mm"/>
    </style:style>
    <style:style style:name="co5" style:family="table-column">
      <style:table-column-properties fo:break-before="auto" style:column-width="17.52mm"/>
    </style:style>
    <style:style style:name="co6" style:family="table-column">
      <style:table-column-properties fo:break-before="auto" style:column-width="27.04mm"/>
    </style:style>
    <style:style style:name="co7" style:family="table-column">
      <style:table-column-properties fo:break-before="auto" style:column-width="43.66mm"/>
    </style:style>
    <style:style style:name="co8" style:family="table-column">
      <style:table-column-properties fo:break-before="auto" style:column-width="18.59mm"/>
    </style:style>
    <style:style style:name="co9" style:family="table-column">
      <style:table-column-properties fo:break-before="auto" style:column-width="36.57mm"/>
    </style:style>
    <style:style style:name="co10" style:family="table-column">
      <style:table-column-properties fo:break-before="auto" style:column-width="22.58mm"/>
    </style:style>
    <style:style style:name="co11" style:family="table-column">
      <style:table-column-properties fo:break-before="auto" style:column-width="20.23mm"/>
    </style:style>
    <style:style style:name="co12" style:family="table-column">
      <style:table-column-properties fo:break-before="auto" style:column-width="101.05mm"/>
    </style:style>
    <style:style style:name="co13" style:family="table-column">
      <style:table-column-properties fo:break-before="auto" style:column-width="90.17mm"/>
    </style:style>
    <style:style style:name="ro1" style:family="table-row">
      <style:table-row-properties style:row-height="4.52mm" fo:break-before="auto" style:use-optimal-row-height="true"/>
    </style:style>
    <style:style style:name="ro2"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4"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5" style:family="table-cell" style:parent-style-name="Default">
      <style:table-cell-properties fo:wrap-option="wrap"/>
      <style:text-properties fo:color="#ff3333"/>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style:style>
  </office:automatic-styles>
  <office:body>
    <office:spreadsheet>
      <table:calculation-settings table:automatic-find-labels="false"/>
      <table:table table:name="tau_elig = 0.04s" table:style-name="ta1">
        <table:shapes>
          <draw:frame draw:z-index="0" draw:style-name="gr1" draw:text-style-name="P1" svg:width="159.99mm" svg:height="89.99mm" svg:x="107.18mm" svg:y="450.54mm">
            <loext:p draw:notify-on-update-of-ranges="'tau_elig = 0.04s'.C101:'tau_elig = 0.04s'.C101 'tau_elig = 0.04s'.C102:'tau_elig = 0.04s'.C121 'tau_elig = 0.04s'.D101:'tau_elig = 0.04s'.D101 'tau_elig = 0.04s'.D102:'tau_elig = 0.04s'.D121 'tau_elig = 0.04s'.E101:'tau_elig = 0.04s'.E101 'tau_elig = 0.04s'.E102:'tau_elig = 0.04s'.E121 'tau_elig = 0.04s'.F101:'tau_elig = 0.04s'.F101 'tau_elig = 0.04s'.F102:'tau_elig = 0.04s'.F121"/>
            <draw:object xlink:href="./Object 5" xlink:type="simple" xlink:show="embed" xlink:actuate="onLoad"/>
            <draw:image xlink:href="./ObjectReplacements/Object 5" xlink:type="simple" xlink:show="embed" xlink:actuate="onLoad"/>
          </draw:frame>
          <draw:frame draw:z-index="1" draw:style-name="gr1" draw:text-style-name="P1" svg:width="159.99mm" svg:height="89.99mm" svg:x="413.21mm" svg:y="453.86mm">
            <loext:p draw:notify-on-update-of-ranges="'tau_elig = 0.04s'.C101:'tau_elig = 0.04s'.C101 'tau_elig = 0.04s'.C102:'tau_elig = 0.04s'.C121 'tau_elig = 0.04s'.D101:'tau_elig = 0.04s'.D101 'tau_elig = 0.04s'.D102:'tau_elig = 0.04s'.D121 'tau_elig = 0.04s'.E101:'tau_elig = 0.04s'.E101 'tau_elig = 0.04s'.E102:'tau_elig = 0.04s'.E121 'tau_elig = 0.04s'.F101:'tau_elig = 0.04s'.F101 'tau_elig = 0.04s'.F102:'tau_elig = 0.04s'.F121 'tau_elig = 0.04s'.AA101:'tau_elig = 0.04s'.AA101 'tau_elig = 0.04s'.AA102:'tau_elig = 0.04s'.AA121 'tau_elig = 0.04s'.AB101:'tau_elig = 0.04s'.AB101 'tau_elig = 0.04s'.AB102:'tau_elig = 0.04s'.AB121 'tau_elig = 0.04s'.AC101:'tau_elig = 0.04s'.AC101 'tau_elig = 0.04s'.AC102:'tau_elig = 0.04s'.AC121 'tau_elig = 0.04s'.AD101:'tau_elig = 0.04s'.AD101 'tau_elig = 0.04s'.AD102:'tau_elig = 0.04s'.AD121"/>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3" table:default-cell-style-name="ce4"/>
        <table:table-column table:style-name="co4" table:default-cell-style-name="ce2"/>
        <table:table-column table:style-name="co4" table:number-columns-repeated="2" table:default-cell-style-name="Default"/>
        <table:table-column table:style-name="co4" table:number-columns-repeated="17" table:default-cell-style-name="ce2"/>
        <table:table-column table:style-name="co5" table:default-cell-style-name="ce2"/>
        <table:table-column table:style-name="co6" table:default-cell-style-name="ce2"/>
        <table:table-column table:style-name="co4" table:number-columns-repeated="8"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number-columns-repeated="4" table:default-cell-style-name="Default"/>
        <table:table-column table:style-name="co10" table:number-columns-repeated="6" table:default-cell-style-name="Default"/>
        <table:table-column table:style-name="co11" table:default-cell-style-name="Default"/>
        <table:table-row table:style-name="ro1">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26.060000000028" calcext:value-type="float">
            <text:p>126.06</text:p>
          </table:table-cell>
          <table:table-cell office:value-type="float" office:value="51.0399999999984" calcext:value-type="float">
            <text:p>51.04</text:p>
          </table:table-cell>
          <table:table-cell office:value-type="float" office:value="28.7200000000017" calcext:value-type="float">
            <text:p>28.72</text:p>
          </table:table-cell>
          <table:table-cell office:value-type="float" office:value="50.5499999999985" calcext:value-type="float">
            <text:p>50.55</text:p>
          </table:table-cell>
          <table:table-cell office:value-type="float" office:value="84.4200000000063" calcext:value-type="float">
            <text:p>84.42</text:p>
          </table:table-cell>
          <table:table-cell office:value-type="float" office:value="26.3000000000013" calcext:value-type="float">
            <text:p>26.3</text:p>
          </table:table-cell>
          <table:table-cell office:value-type="float" office:value="15.9899999999997" calcext:value-type="float">
            <text:p>15.99</text:p>
          </table:table-cell>
          <table:table-cell office:value-type="float" office:value="8.64999999999986" calcext:value-type="float">
            <text:p>8.65</text:p>
          </table:table-cell>
          <table:table-cell office:value-type="float" office:value="6.15999999999991" calcext:value-type="float">
            <text:p>6.16</text:p>
          </table:table-cell>
          <table:table-cell office:value-type="float" office:value="23.4600000000009" calcext:value-type="float">
            <text:p>23.46</text:p>
          </table:table-cell>
          <table:table-cell office:value-type="float" office:value="7.67999999999988" calcext:value-type="float">
            <text:p>7.68</text:p>
          </table:table-cell>
          <table:table-cell office:value-type="float" office:value="12.5499999999998" calcext:value-type="float">
            <text:p>12.55</text:p>
          </table:table-cell>
          <table:table-cell office:value-type="float" office:value="11.2699999999998" calcext:value-type="float">
            <text:p>11.27</text:p>
          </table:table-cell>
          <table:table-cell office:value-type="float" office:value="42.4500000000001" calcext:value-type="float">
            <text:p>42.45</text:p>
          </table:table-cell>
          <table:table-cell office:value-type="float" office:value="6.41999999999991" calcext:value-type="float">
            <text:p>6.42</text:p>
          </table:table-cell>
          <table:table-cell office:value-type="float" office:value="26.0000000000013" calcext:value-type="float">
            <text:p>26</text:p>
          </table:table-cell>
          <table:table-cell office:value-type="float" office:value="24.440000000001" calcext:value-type="float">
            <text:p>24.44</text:p>
          </table:table-cell>
          <table:table-cell office:value-type="float" office:value="41.7200000000003" calcext:value-type="float">
            <text:p>41.72</text:p>
          </table:table-cell>
          <table:table-cell office:value-type="float" office:value="27.3200000000015" calcext:value-type="float">
            <text:p>27.32</text:p>
          </table:table-cell>
          <table:table-cell office:value-type="float" office:value="7.53999999999988" calcext:value-type="float">
            <text:p>7.54</text:p>
          </table:table-cell>
          <table:table-cell table:formula="of:=AVERAGE([.E3:.X3])" office:value-type="float" office:value="31.4370000000019" calcext:value-type="float">
            <text:p>31.437</text:p>
          </table:table-cell>
          <table:table-cell table:formula="of:=STDEV([.E3:.X3])" office:value-type="float" office:value="29.781410326795" calcext:value-type="float">
            <text:p>29.7814103268</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10.8599999999998" calcext:value-type="float">
            <text:p>10.86</text:p>
          </table:table-cell>
          <table:table-cell office:value-type="float" office:value="8.69999999999986" calcext:value-type="float">
            <text:p>8.7</text:p>
          </table:table-cell>
          <table:table-cell office:value-type="float" office:value="50.0999999999986" calcext:value-type="float">
            <text:p>50.1</text:p>
          </table:table-cell>
          <table:table-cell office:value-type="float" office:value="21.8200000000006" calcext:value-type="float">
            <text:p>21.82</text:p>
          </table:table-cell>
          <table:table-cell office:value-type="float" office:value="74.7000000000013" calcext:value-type="float">
            <text:p>74.7</text:p>
          </table:table-cell>
          <table:table-cell office:value-type="float" office:value="39.1900000000008" calcext:value-type="float">
            <text:p>39.19</text:p>
          </table:table-cell>
          <table:table-cell office:value-type="float" office:value="16.6899999999998" calcext:value-type="float">
            <text:p>16.69</text:p>
          </table:table-cell>
          <table:table-cell office:value-type="float" office:value="154.940000000004" calcext:value-type="float">
            <text:p>154.94</text:p>
          </table:table-cell>
          <table:table-cell office:value-type="float" office:value="21.7200000000006" calcext:value-type="float">
            <text:p>21.72</text:p>
          </table:table-cell>
          <table:table-cell office:value-type="float" office:value="17.93" calcext:value-type="float">
            <text:p>17.93</text:p>
          </table:table-cell>
          <table:table-cell office:value-type="float" office:value="25.0300000000011" calcext:value-type="float">
            <text:p>25.03</text:p>
          </table:table-cell>
          <table:table-cell office:value-type="float" office:value="72.6400000000003" calcext:value-type="float">
            <text:p>72.64</text:p>
          </table:table-cell>
          <table:table-cell office:value-type="float" office:value="79.3700000000037" calcext:value-type="float">
            <text:p>79.37</text:p>
          </table:table-cell>
          <table:table-cell office:value-type="float" office:value="36.6900000000013" calcext:value-type="float">
            <text:p>36.69</text:p>
          </table:table-cell>
          <table:table-cell office:value-type="float" office:value="7.17999999999989" calcext:value-type="float">
            <text:p>7.18</text:p>
          </table:table-cell>
          <table:table-cell office:value-type="float" office:value="8.10999999999987" calcext:value-type="float">
            <text:p>8.11</text:p>
          </table:table-cell>
          <table:table-cell office:value-type="float" office:value="30.0200000000019" calcext:value-type="float">
            <text:p>30.02</text:p>
          </table:table-cell>
          <table:table-cell office:value-type="float" office:value="20.1100000000003" calcext:value-type="float">
            <text:p>20.11</text:p>
          </table:table-cell>
          <table:table-cell office:value-type="float" office:value="60.4499999999965" calcext:value-type="float">
            <text:p>60.45</text:p>
          </table:table-cell>
          <table:table-cell office:value-type="float" office:value="75.2900000000016" calcext:value-type="float">
            <text:p>75.29</text:p>
          </table:table-cell>
          <table:table-cell table:formula="of:=AVERAGE([.E4:.X4])" office:value-type="float" office:value="41.5770000000006" calcext:value-type="float">
            <text:p>41.577</text:p>
          </table:table-cell>
          <table:table-cell table:formula="of:=STDEV([.E4:.X4])" office:value-type="float" office:value="36.3430364140028" calcext:value-type="float">
            <text:p>36.343036414</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office:value-type="float" office:value="63.6199999999959" calcext:value-type="float">
            <text:p>63.62</text:p>
          </table:table-cell>
          <table:table-cell office:value-type="float" office:value="6.9699999999999" calcext:value-type="float">
            <text:p>6.97</text:p>
          </table:table-cell>
          <table:table-cell office:value-type="float" office:value="26.6800000000014" calcext:value-type="float">
            <text:p>26.68</text:p>
          </table:table-cell>
          <table:table-cell office:value-type="float" office:value="5.26999999999993" calcext:value-type="float">
            <text:p>5.27</text:p>
          </table:table-cell>
          <table:table-cell office:value-type="float" office:value="6.6899999999999" calcext:value-type="float">
            <text:p>6.69</text:p>
          </table:table-cell>
          <table:table-cell office:value-type="float" office:value="14.2599999999997" calcext:value-type="float">
            <text:p>14.26</text:p>
          </table:table-cell>
          <table:table-cell office:value-type="float" office:value="3.09999999999998" calcext:value-type="float">
            <text:p>3.1</text:p>
          </table:table-cell>
          <table:table-cell office:value-type="float" office:value="10.0399999999998" calcext:value-type="float">
            <text:p>10.04</text:p>
          </table:table-cell>
          <table:table-cell office:value-type="float" office:value="10.9899999999998" calcext:value-type="float">
            <text:p>10.99</text:p>
          </table:table-cell>
          <table:table-cell office:value-type="float" office:value="6.7899999999999" calcext:value-type="float">
            <text:p>6.79</text:p>
          </table:table-cell>
          <table:table-cell office:value-type="float" office:value="15.0099999999997" calcext:value-type="float">
            <text:p>15.01</text:p>
          </table:table-cell>
          <table:table-cell office:value-type="float" office:value="36.9100000000012" calcext:value-type="float">
            <text:p>36.91</text:p>
          </table:table-cell>
          <table:table-cell office:value-type="float" office:value="42.5100000000001" calcext:value-type="float">
            <text:p>42.51</text:p>
          </table:table-cell>
          <table:table-cell office:value-type="float" office:value="129.290000000027" calcext:value-type="float">
            <text:p>129.29</text:p>
          </table:table-cell>
          <table:table-cell office:value-type="float" office:value="16.1599999999997" calcext:value-type="float">
            <text:p>16.16</text:p>
          </table:table-cell>
          <table:table-cell office:value-type="float" office:value="29.9400000000019" calcext:value-type="float">
            <text:p>29.94</text:p>
          </table:table-cell>
          <table:table-cell office:value-type="float" office:value="3.50999999999997" calcext:value-type="float">
            <text:p>3.51</text:p>
          </table:table-cell>
          <table:table-cell office:value-type="float" office:value="12.2299999999998" calcext:value-type="float">
            <text:p>12.23</text:p>
          </table:table-cell>
          <table:table-cell office:value-type="float" office:value="24.390000000001" calcext:value-type="float">
            <text:p>24.39</text:p>
          </table:table-cell>
          <table:table-cell office:value-type="float" office:value="27.6900000000015" calcext:value-type="float">
            <text:p>27.69</text:p>
          </table:table-cell>
          <table:table-cell table:formula="of:=AVERAGE([.E5:.X5])" office:value-type="float" office:value="24.6025000000014" calcext:value-type="float">
            <text:p>24.6025</text:p>
          </table:table-cell>
          <table:table-cell table:formula="of:=STDEV([.E5:.X5])" office:value-type="float" office:value="29.0617516542072" calcext:value-type="float">
            <text:p>29.0617516542</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66.6199999999972" calcext:value-type="float">
            <text:p>66.62</text:p>
          </table:table-cell>
          <table:table-cell office:value-type="float" office:value="53.119999999998" calcext:value-type="float">
            <text:p>53.12</text:p>
          </table:table-cell>
          <table:table-cell office:value-type="float" office:value="37.810000000001" calcext:value-type="float">
            <text:p>37.81</text:p>
          </table:table-cell>
          <table:table-cell office:value-type="float" office:value="30.2500000000019" calcext:value-type="float">
            <text:p>30.25</text:p>
          </table:table-cell>
          <table:table-cell office:value-type="float" office:value="6.12999999999991" calcext:value-type="float">
            <text:p>6.13</text:p>
          </table:table-cell>
          <table:table-cell office:value-type="float" office:value="2.58999999999999" calcext:value-type="float">
            <text:p>2.59</text:p>
          </table:table-cell>
          <table:table-cell office:value-type="float" office:value="22.3000000000007" calcext:value-type="float">
            <text:p>22.3</text:p>
          </table:table-cell>
          <table:table-cell office:value-type="float" office:value="41.0300000000004" calcext:value-type="float">
            <text:p>41.03</text:p>
          </table:table-cell>
          <table:table-cell office:value-type="float" office:value="46.2299999999994" calcext:value-type="float">
            <text:p>46.23</text:p>
          </table:table-cell>
          <table:table-cell office:value-type="float" office:value="19.0100000000002" calcext:value-type="float">
            <text:p>19.01</text:p>
          </table:table-cell>
          <table:table-cell office:value-type="float" office:value="22.5200000000007" calcext:value-type="float">
            <text:p>22.52</text:p>
          </table:table-cell>
          <table:table-cell office:value-type="float" office:value="31.5500000000021" calcext:value-type="float">
            <text:p>31.55</text:p>
          </table:table-cell>
          <table:table-cell office:value-type="float" office:value="5.18999999999993" calcext:value-type="float">
            <text:p>5.19</text:p>
          </table:table-cell>
          <table:table-cell office:value-type="float" office:value="7.29999999999989" calcext:value-type="float">
            <text:p>7.3</text:p>
          </table:table-cell>
          <table:table-cell office:value-type="float" office:value="4.92999999999994" calcext:value-type="float">
            <text:p>4.93</text:p>
          </table:table-cell>
          <table:table-cell office:value-type="float" office:value="4.74999999999994" calcext:value-type="float">
            <text:p>4.75</text:p>
          </table:table-cell>
          <table:table-cell office:value-type="float" office:value="5.16999999999993" calcext:value-type="float">
            <text:p>5.17</text:p>
          </table:table-cell>
          <table:table-cell office:value-type="float" office:value="11.0699999999998" calcext:value-type="float">
            <text:p>11.07</text:p>
          </table:table-cell>
          <table:table-cell office:value-type="float" office:value="25.4200000000012" calcext:value-type="float">
            <text:p>25.42</text:p>
          </table:table-cell>
          <table:table-cell office:value-type="float" office:value="52.4199999999981" calcext:value-type="float">
            <text:p>52.42</text:p>
          </table:table-cell>
          <table:table-cell table:formula="of:=AVERAGE([.E6:.X6])" office:value-type="float" office:value="24.7705" calcext:value-type="float">
            <text:p>24.7705</text:p>
          </table:table-cell>
          <table:table-cell table:formula="of:=STDEV([.E6:.X6])" office:value-type="float" office:value="19.5066060267846" calcext:value-type="float">
            <text:p>19.5066060268</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41.5900000000003" calcext:value-type="float">
            <text:p>41.59</text:p>
          </table:table-cell>
          <table:table-cell office:value-type="float" office:value="14.5199999999997" calcext:value-type="float">
            <text:p>14.52</text:p>
          </table:table-cell>
          <table:table-cell office:value-type="float" office:value="17.83" calcext:value-type="float">
            <text:p>17.83</text:p>
          </table:table-cell>
          <table:table-cell office:value-type="float" office:value="31.9800000000022" calcext:value-type="float">
            <text:p>31.98</text:p>
          </table:table-cell>
          <table:table-cell office:value-type="float" office:value="5.56999999999993" calcext:value-type="float">
            <text:p>5.57</text:p>
          </table:table-cell>
          <table:table-cell office:value-type="float" office:value="19.1600000000002" calcext:value-type="float">
            <text:p>19.16</text:p>
          </table:table-cell>
          <table:table-cell office:value-type="float" office:value="44.0299999999998" calcext:value-type="float">
            <text:p>44.03</text:p>
          </table:table-cell>
          <table:table-cell office:value-type="float" office:value="30.1300000000019" calcext:value-type="float">
            <text:p>30.13</text:p>
          </table:table-cell>
          <table:table-cell office:value-type="float" office:value="35.2400000000016" calcext:value-type="float">
            <text:p>35.24</text:p>
          </table:table-cell>
          <table:table-cell office:value-type="float" office:value="3.92999999999996" calcext:value-type="float">
            <text:p>3.93</text:p>
          </table:table-cell>
          <table:table-cell office:value-type="float" office:value="95.570000000012" calcext:value-type="float">
            <text:p>95.57</text:p>
          </table:table-cell>
          <table:table-cell office:value-type="float" office:value="21.3800000000005" calcext:value-type="float">
            <text:p>21.38</text:p>
          </table:table-cell>
          <table:table-cell office:value-type="float" office:value="91.9700000000102" calcext:value-type="float">
            <text:p>91.97</text:p>
          </table:table-cell>
          <table:table-cell office:value-type="float" office:value="14.4199999999997" calcext:value-type="float">
            <text:p>14.42</text:p>
          </table:table-cell>
          <table:table-cell office:value-type="float" office:value="8.63999999999986" calcext:value-type="float">
            <text:p>8.64</text:p>
          </table:table-cell>
          <table:table-cell office:value-type="float" office:value="37.5200000000011" calcext:value-type="float">
            <text:p>37.52</text:p>
          </table:table-cell>
          <table:table-cell office:value-type="float" office:value="36.8500000000012" calcext:value-type="float">
            <text:p>36.85</text:p>
          </table:table-cell>
          <table:table-cell office:value-type="float" office:value="19.2500000000002" calcext:value-type="float">
            <text:p>19.25</text:p>
          </table:table-cell>
          <table:table-cell office:value-type="float" office:value="16.3099999999997" calcext:value-type="float">
            <text:p>16.31</text:p>
          </table:table-cell>
          <table:table-cell office:value-type="float" office:value="30.1900000000019" calcext:value-type="float">
            <text:p>30.19</text:p>
          </table:table-cell>
          <table:table-cell table:formula="of:=AVERAGE([.E7:.X7])" office:value-type="float" office:value="30.8040000000016" calcext:value-type="float">
            <text:p>30.804</text:p>
          </table:table-cell>
          <table:table-cell table:formula="of:=STDEV([.E7:.X7])" office:value-type="float" office:value="24.5494496454582" calcext:value-type="float">
            <text:p>24.5494496455</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5.4899999999995" calcext:value-type="float">
            <text:p>45.49</text:p>
          </table:table-cell>
          <table:table-cell office:value-type="float" office:value="1.82" calcext:value-type="float">
            <text:p>1.82</text:p>
          </table:table-cell>
          <table:table-cell office:value-type="float" office:value="37.4600000000011" calcext:value-type="float">
            <text:p>37.46</text:p>
          </table:table-cell>
          <table:table-cell office:value-type="float" office:value="17.99" calcext:value-type="float">
            <text:p>17.99</text:p>
          </table:table-cell>
          <table:table-cell office:value-type="float" office:value="59.9699999999966" calcext:value-type="float">
            <text:p>59.97</text:p>
          </table:table-cell>
          <table:table-cell office:value-type="float" office:value="16.1599999999997" calcext:value-type="float">
            <text:p>16.16</text:p>
          </table:table-cell>
          <table:table-cell office:value-type="float" office:value="31.1000000000021" calcext:value-type="float">
            <text:p>31.1</text:p>
          </table:table-cell>
          <table:table-cell office:value-type="float" office:value="55.0699999999976" calcext:value-type="float">
            <text:p>55.07</text:p>
          </table:table-cell>
          <table:table-cell office:value-type="float" office:value="16.7799999999998" calcext:value-type="float">
            <text:p>16.78</text:p>
          </table:table-cell>
          <table:table-cell office:value-type="float" office:value="20.6100000000004" calcext:value-type="float">
            <text:p>20.61</text:p>
          </table:table-cell>
          <table:table-cell office:value-type="float" office:value="22.5900000000007" calcext:value-type="float">
            <text:p>22.59</text:p>
          </table:table-cell>
          <table:table-cell office:value-type="float" office:value="110.51000000002" calcext:value-type="float">
            <text:p>110.51</text:p>
          </table:table-cell>
          <table:table-cell office:value-type="float" office:value="80.2800000000042" calcext:value-type="float">
            <text:p>80.28</text:p>
          </table:table-cell>
          <table:table-cell office:value-type="float" office:value="25.1400000000011" calcext:value-type="float">
            <text:p>25.14</text:p>
          </table:table-cell>
          <table:table-cell office:value-type="float" office:value="21.4600000000006" calcext:value-type="float">
            <text:p>21.46</text:p>
          </table:table-cell>
          <table:table-cell office:value-type="float" office:value="20.5300000000004" calcext:value-type="float">
            <text:p>20.53</text:p>
          </table:table-cell>
          <table:table-cell office:value-type="float" office:value="5.08999999999994" calcext:value-type="float">
            <text:p>5.09</text:p>
          </table:table-cell>
          <table:table-cell office:value-type="float" office:value="44.0399999999998" calcext:value-type="float">
            <text:p>44.04</text:p>
          </table:table-cell>
          <table:table-cell office:value-type="float" office:value="28.4200000000016" calcext:value-type="float">
            <text:p>28.42</text:p>
          </table:table-cell>
          <table:table-cell office:value-type="float" office:value="23.0600000000008" calcext:value-type="float">
            <text:p>23.06</text:p>
          </table:table-cell>
          <table:table-cell table:formula="of:=AVERAGE([.E8:.X8])" office:value-type="float" office:value="34.1785000000013" calcext:value-type="float">
            <text:p>34.1785</text:p>
          </table:table-cell>
          <table:table-cell table:formula="of:=STDEV([.E8:.X8])" office:value-type="float" office:value="26.1438502932918" calcext:value-type="float">
            <text:p>26.1438502933</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60.5899999999965" calcext:value-type="float">
            <text:p>60.59</text:p>
          </table:table-cell>
          <table:table-cell office:value-type="float" office:value="2.92999999999998" calcext:value-type="float">
            <text:p>2.93</text:p>
          </table:table-cell>
          <table:table-cell office:value-type="float" office:value="1.68" calcext:value-type="float">
            <text:p>1.68</text:p>
          </table:table-cell>
          <table:table-cell office:value-type="float" office:value="21.6900000000006" calcext:value-type="float">
            <text:p>21.69</text:p>
          </table:table-cell>
          <table:table-cell office:value-type="float" office:value="37.920000000001" calcext:value-type="float">
            <text:p>37.92</text:p>
          </table:table-cell>
          <table:table-cell office:value-type="float" office:value="20.2800000000004" calcext:value-type="float">
            <text:p>20.28</text:p>
          </table:table-cell>
          <table:table-cell office:value-type="float" office:value="11.7599999999998" calcext:value-type="float">
            <text:p>11.76</text:p>
          </table:table-cell>
          <table:table-cell office:value-type="float" office:value="10.3299999999998" calcext:value-type="float">
            <text:p>10.33</text:p>
          </table:table-cell>
          <table:table-cell office:value-type="float" office:value="21.3500000000005" calcext:value-type="float">
            <text:p>21.35</text:p>
          </table:table-cell>
          <table:table-cell office:value-type="float" office:value="20.5800000000004" calcext:value-type="float">
            <text:p>20.58</text:p>
          </table:table-cell>
          <table:table-cell office:value-type="float" office:value="53.7899999999979" calcext:value-type="float">
            <text:p>53.79</text:p>
          </table:table-cell>
          <table:table-cell office:value-type="float" office:value="16.9899999999999" calcext:value-type="float">
            <text:p>16.99</text:p>
          </table:table-cell>
          <table:table-cell office:value-type="float" office:value="46.8299999999993" calcext:value-type="float">
            <text:p>46.83</text:p>
          </table:table-cell>
          <table:table-cell office:value-type="float" office:value="52.2499999999982" calcext:value-type="float">
            <text:p>52.25</text:p>
          </table:table-cell>
          <table:table-cell office:value-type="float" office:value="40.8600000000004" calcext:value-type="float">
            <text:p>40.86</text:p>
          </table:table-cell>
          <table:table-cell office:value-type="float" office:value="12.9299999999998" calcext:value-type="float">
            <text:p>12.93</text:p>
          </table:table-cell>
          <table:table-cell office:value-type="float" office:value="2.07" calcext:value-type="float">
            <text:p>2.07</text:p>
          </table:table-cell>
          <table:table-cell office:value-type="float" office:value="118.900000000024" calcext:value-type="float">
            <text:p>118.9</text:p>
          </table:table-cell>
          <table:table-cell office:value-type="float" office:value="18.3500000000001" calcext:value-type="float">
            <text:p>18.35</text:p>
          </table:table-cell>
          <table:table-cell office:value-type="float" office:value="20.9300000000005" calcext:value-type="float">
            <text:p>20.93</text:p>
          </table:table-cell>
          <table:table-cell table:formula="of:=AVERAGE([.E9:.X9])" office:value-type="float" office:value="29.6505000000009" calcext:value-type="float">
            <text:p>29.6505</text:p>
          </table:table-cell>
          <table:table-cell table:formula="of:=STDEV([.E9:.X9])" office:value-type="float" office:value="27.5314949744201" calcext:value-type="float">
            <text:p>27.5314949744</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30.630000000002" calcext:value-type="float">
            <text:p>30.63</text:p>
          </table:table-cell>
          <table:table-cell office:value-type="float" office:value="12.6599999999998" calcext:value-type="float">
            <text:p>12.66</text:p>
          </table:table-cell>
          <table:table-cell office:value-type="float" office:value="5.33999999999993" calcext:value-type="float">
            <text:p>5.34</text:p>
          </table:table-cell>
          <table:table-cell office:value-type="float" office:value="42.7400000000001" calcext:value-type="float">
            <text:p>42.74</text:p>
          </table:table-cell>
          <table:table-cell office:value-type="float" office:value="12.5399999999998" calcext:value-type="float">
            <text:p>12.54</text:p>
          </table:table-cell>
          <table:table-cell office:value-type="float" office:value="16.2599999999997" calcext:value-type="float">
            <text:p>16.26</text:p>
          </table:table-cell>
          <table:table-cell office:value-type="float" office:value="23.8800000000009" calcext:value-type="float">
            <text:p>23.88</text:p>
          </table:table-cell>
          <table:table-cell office:value-type="float" office:value="16.2799999999997" calcext:value-type="float">
            <text:p>16.28</text:p>
          </table:table-cell>
          <table:table-cell office:value-type="float" office:value="16.7899999999998" calcext:value-type="float">
            <text:p>16.79</text:p>
          </table:table-cell>
          <table:table-cell office:value-type="float" office:value="9.05999999999985" calcext:value-type="float">
            <text:p>9.06</text:p>
          </table:table-cell>
          <table:table-cell office:value-type="float" office:value="24.240000000001" calcext:value-type="float">
            <text:p>24.24</text:p>
          </table:table-cell>
          <table:table-cell office:value-type="float" office:value="6.53999999999991" calcext:value-type="float">
            <text:p>6.54</text:p>
          </table:table-cell>
          <table:table-cell office:value-type="float" office:value="17.94" calcext:value-type="float">
            <text:p>17.94</text:p>
          </table:table-cell>
          <table:table-cell office:value-type="float" office:value="18.16" calcext:value-type="float">
            <text:p>18.16</text:p>
          </table:table-cell>
          <table:table-cell office:value-type="float" office:value="41.9500000000002" calcext:value-type="float">
            <text:p>41.95</text:p>
          </table:table-cell>
          <table:table-cell office:value-type="float" office:value="15.2799999999997" calcext:value-type="float">
            <text:p>15.28</text:p>
          </table:table-cell>
          <table:table-cell office:value-type="float" office:value="5.20999999999993" calcext:value-type="float">
            <text:p>5.21</text:p>
          </table:table-cell>
          <table:table-cell office:value-type="float" office:value="26.7300000000014" calcext:value-type="float">
            <text:p>26.73</text:p>
          </table:table-cell>
          <table:table-cell office:value-type="float" office:value="40.7400000000005" calcext:value-type="float">
            <text:p>40.74</text:p>
          </table:table-cell>
          <table:table-cell office:value-type="float" office:value="38.060000000001" calcext:value-type="float">
            <text:p>38.06</text:p>
          </table:table-cell>
          <table:table-cell table:formula="of:=AVERAGE([.E10:.X10])" office:value-type="float" office:value="21.0515000000003" calcext:value-type="float">
            <text:p>21.0515</text:p>
          </table:table-cell>
          <table:table-cell table:formula="of:=STDEV([.E10:.X10])" office:value-type="float" office:value="12.2184283919181" calcext:value-type="float">
            <text:p>12.2184283919</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29.7900000000019" calcext:value-type="float">
            <text:p>29.79</text:p>
          </table:table-cell>
          <table:table-cell office:value-type="float" office:value="12.4799999999998" calcext:value-type="float">
            <text:p>12.48</text:p>
          </table:table-cell>
          <table:table-cell office:value-type="float" office:value="4.70999999999994" calcext:value-type="float">
            <text:p>4.71</text:p>
          </table:table-cell>
          <table:table-cell office:value-type="float" office:value="50.5599999999985" calcext:value-type="float">
            <text:p>50.56</text:p>
          </table:table-cell>
          <table:table-cell office:value-type="float" office:value="7.30999999999989" calcext:value-type="float">
            <text:p>7.31</text:p>
          </table:table-cell>
          <table:table-cell office:value-type="float" office:value="4.02999999999996" calcext:value-type="float">
            <text:p>4.03</text:p>
          </table:table-cell>
          <table:table-cell office:value-type="float" office:value="35.4700000000015" calcext:value-type="float">
            <text:p>35.47</text:p>
          </table:table-cell>
          <table:table-cell office:value-type="float" office:value="25.4300000000012" calcext:value-type="float">
            <text:p>25.43</text:p>
          </table:table-cell>
          <table:table-cell office:value-type="float" office:value="85.9300000000071" calcext:value-type="float">
            <text:p>85.93</text:p>
          </table:table-cell>
          <table:table-cell office:value-type="float" office:value="19.5900000000003" calcext:value-type="float">
            <text:p>19.59</text:p>
          </table:table-cell>
          <table:table-cell office:value-type="float" office:value="22.2300000000007" calcext:value-type="float">
            <text:p>22.23</text:p>
          </table:table-cell>
          <table:table-cell office:value-type="float" office:value="16.6999999999998" calcext:value-type="float">
            <text:p>16.7</text:p>
          </table:table-cell>
          <table:table-cell office:value-type="float" office:value="5.84999999999992" calcext:value-type="float">
            <text:p>5.85</text:p>
          </table:table-cell>
          <table:table-cell office:value-type="float" office:value="43.06" calcext:value-type="float">
            <text:p>43.06</text:p>
          </table:table-cell>
          <table:table-cell office:value-type="float" office:value="32.1600000000022" calcext:value-type="float">
            <text:p>32.16</text:p>
          </table:table-cell>
          <table:table-cell office:value-type="float" office:value="14.4499999999997" calcext:value-type="float">
            <text:p>14.45</text:p>
          </table:table-cell>
          <table:table-cell office:value-type="float" office:value="70.9599999999994" calcext:value-type="float">
            <text:p>70.96</text:p>
          </table:table-cell>
          <table:table-cell office:value-type="float" office:value="26.7300000000014" calcext:value-type="float">
            <text:p>26.73</text:p>
          </table:table-cell>
          <table:table-cell office:value-type="float" office:value="47.859999999999" calcext:value-type="float">
            <text:p>47.86</text:p>
          </table:table-cell>
          <table:table-cell office:value-type="float" office:value="130.700000000026" calcext:value-type="float">
            <text:p>130.7</text:p>
          </table:table-cell>
          <table:table-cell table:formula="of:=AVERAGE([.E11:.X11])" office:value-type="float" office:value="34.3000000000019" calcext:value-type="float">
            <text:p>34.3</text:p>
          </table:table-cell>
          <table:table-cell table:formula="of:=STDEV([.E11:.X11])" office:value-type="float" office:value="31.5073167776409" calcext:value-type="float">
            <text:p>31.5073167776</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45.2999999999996" calcext:value-type="float">
            <text:p>45.3</text:p>
          </table:table-cell>
          <table:table-cell office:value-type="float" office:value="28.2200000000016" calcext:value-type="float">
            <text:p>28.22</text:p>
          </table:table-cell>
          <table:table-cell office:value-type="float" office:value="23.6300000000009" calcext:value-type="float">
            <text:p>23.63</text:p>
          </table:table-cell>
          <table:table-cell office:value-type="float" office:value="4.49999999999995" calcext:value-type="float">
            <text:p>4.5</text:p>
          </table:table-cell>
          <table:table-cell office:value-type="float" office:value="6.07999999999992" calcext:value-type="float">
            <text:p>6.08</text:p>
          </table:table-cell>
          <table:table-cell office:value-type="float" office:value="4.77999999999994" calcext:value-type="float">
            <text:p>4.78</text:p>
          </table:table-cell>
          <table:table-cell office:value-type="float" office:value="3.93999999999996" calcext:value-type="float">
            <text:p>3.94</text:p>
          </table:table-cell>
          <table:table-cell office:value-type="float" office:value="38.070000000001" calcext:value-type="float">
            <text:p>38.07</text:p>
          </table:table-cell>
          <table:table-cell office:value-type="float" office:value="5.64999999999992" calcext:value-type="float">
            <text:p>5.65</text:p>
          </table:table-cell>
          <table:table-cell office:value-type="float" office:value="45.0999999999996" calcext:value-type="float">
            <text:p>45.1</text:p>
          </table:table-cell>
          <table:table-cell office:value-type="float" office:value="42.2300000000002" calcext:value-type="float">
            <text:p>42.23</text:p>
          </table:table-cell>
          <table:table-cell office:value-type="float" office:value="40.2100000000006" calcext:value-type="float">
            <text:p>40.21</text:p>
          </table:table-cell>
          <table:table-cell office:value-type="float" office:value="10.4099999999998" calcext:value-type="float">
            <text:p>10.41</text:p>
          </table:table-cell>
          <table:table-cell office:value-type="float" office:value="30.550000000002" calcext:value-type="float">
            <text:p>30.55</text:p>
          </table:table-cell>
          <table:table-cell office:value-type="float" office:value="10.5299999999998" calcext:value-type="float">
            <text:p>10.53</text:p>
          </table:table-cell>
          <table:table-cell office:value-type="float" office:value="20.8700000000005" calcext:value-type="float">
            <text:p>20.87</text:p>
          </table:table-cell>
          <table:table-cell office:value-type="float" office:value="40.3500000000005" calcext:value-type="float">
            <text:p>40.35</text:p>
          </table:table-cell>
          <table:table-cell office:value-type="float" office:value="24.310000000001" calcext:value-type="float">
            <text:p>24.31</text:p>
          </table:table-cell>
          <table:table-cell office:value-type="float" office:value="4.79999999999994" calcext:value-type="float">
            <text:p>4.8</text:p>
          </table:table-cell>
          <table:table-cell office:value-type="float" office:value="70.6299999999992" calcext:value-type="float">
            <text:p>70.63</text:p>
          </table:table-cell>
          <table:table-cell table:formula="of:=AVERAGE([.E12:.X12])" office:value-type="float" office:value="25.0080000000003" calcext:value-type="float">
            <text:p>25.008</text:p>
          </table:table-cell>
          <table:table-cell table:formula="of:=STDEV([.E12:.X12])" office:value-type="float" office:value="18.8187206903406" calcext:value-type="float">
            <text:p>18.8187206903</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56999999999995" calcext:value-type="float">
            <text:p>4.57</text:p>
          </table:table-cell>
          <table:table-cell office:value-type="float" office:value="8.07999999999987" calcext:value-type="float">
            <text:p>8.08</text:p>
          </table:table-cell>
          <table:table-cell office:value-type="float" office:value="5.97999999999992" calcext:value-type="float">
            <text:p>5.98</text:p>
          </table:table-cell>
          <table:table-cell office:value-type="float" office:value="4.74999999999994" calcext:value-type="float">
            <text:p>4.75</text:p>
          </table:table-cell>
          <table:table-cell office:value-type="float" office:value="20.8600000000005" calcext:value-type="float">
            <text:p>20.86</text:p>
          </table:table-cell>
          <table:table-cell office:value-type="float" office:value="4.21999999999995" calcext:value-type="float">
            <text:p>4.22</text:p>
          </table:table-cell>
          <table:table-cell office:value-type="float" office:value="31.6600000000021" calcext:value-type="float">
            <text:p>31.66</text:p>
          </table:table-cell>
          <table:table-cell office:value-type="float" office:value="45.5499999999995" calcext:value-type="float">
            <text:p>45.55</text:p>
          </table:table-cell>
          <table:table-cell office:value-type="float" office:value="129.360000000027" calcext:value-type="float">
            <text:p>129.36</text:p>
          </table:table-cell>
          <table:table-cell office:value-type="float" office:value="28.7900000000017" calcext:value-type="float">
            <text:p>28.79</text:p>
          </table:table-cell>
          <table:table-cell office:value-type="float" office:value="22.7600000000008" calcext:value-type="float">
            <text:p>22.76</text:p>
          </table:table-cell>
          <table:table-cell office:value-type="float" office:value="16.3399999999998" calcext:value-type="float">
            <text:p>16.34</text:p>
          </table:table-cell>
          <table:table-cell office:value-type="float" office:value="5.67999999999992" calcext:value-type="float">
            <text:p>5.68</text:p>
          </table:table-cell>
          <table:table-cell office:value-type="float" office:value="3.98999999999996" calcext:value-type="float">
            <text:p>3.99</text:p>
          </table:table-cell>
          <table:table-cell office:value-type="float" office:value="4.73999999999994" calcext:value-type="float">
            <text:p>4.74</text:p>
          </table:table-cell>
          <table:table-cell office:value-type="float" office:value="10.3699999999998" calcext:value-type="float">
            <text:p>10.37</text:p>
          </table:table-cell>
          <table:table-cell office:value-type="float" office:value="34.8400000000016" calcext:value-type="float">
            <text:p>34.84</text:p>
          </table:table-cell>
          <table:table-cell office:value-type="float" office:value="20.6800000000004" calcext:value-type="float">
            <text:p>20.68</text:p>
          </table:table-cell>
          <table:table-cell office:value-type="float" office:value="5.06999999999994" calcext:value-type="float">
            <text:p>5.07</text:p>
          </table:table-cell>
          <table:table-cell office:value-type="float" office:value="30.990000000002" calcext:value-type="float">
            <text:p>30.99</text:p>
          </table:table-cell>
          <table:table-cell table:formula="of:=AVERAGE([.E13:.X13])" office:value-type="float" office:value="21.9640000000017" calcext:value-type="float">
            <text:p>21.964</text:p>
          </table:table-cell>
          <table:table-cell table:formula="of:=STDEV([.E13:.X13])" office:value-type="float" office:value="28.2655651390857" calcext:value-type="float">
            <text:p>28.2655651391</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6.7699999999999" calcext:value-type="float">
            <text:p>6.77</text:p>
          </table:table-cell>
          <table:table-cell office:value-type="float" office:value="20.2200000000004" calcext:value-type="float">
            <text:p>20.22</text:p>
          </table:table-cell>
          <table:table-cell office:value-type="float" office:value="13.8899999999998" calcext:value-type="float">
            <text:p>13.89</text:p>
          </table:table-cell>
          <table:table-cell office:value-type="float" office:value="1.92" calcext:value-type="float">
            <text:p>1.92</text:p>
          </table:table-cell>
          <table:table-cell office:value-type="float" office:value="5.56999999999993" calcext:value-type="float">
            <text:p>5.57</text:p>
          </table:table-cell>
          <table:table-cell office:value-type="float" office:value="29.6000000000018" calcext:value-type="float">
            <text:p>29.6</text:p>
          </table:table-cell>
          <table:table-cell office:value-type="float" office:value="25.1500000000011" calcext:value-type="float">
            <text:p>25.15</text:p>
          </table:table-cell>
          <table:table-cell office:value-type="float" office:value="30.0900000000019" calcext:value-type="float">
            <text:p>30.09</text:p>
          </table:table-cell>
          <table:table-cell office:value-type="float" office:value="4.59999999999995" calcext:value-type="float">
            <text:p>4.6</text:p>
          </table:table-cell>
          <table:table-cell office:value-type="float" office:value="2.78999999999998" calcext:value-type="float">
            <text:p>2.79</text:p>
          </table:table-cell>
          <table:table-cell office:value-type="float" office:value="6.8799999999999" calcext:value-type="float">
            <text:p>6.88</text:p>
          </table:table-cell>
          <table:table-cell office:value-type="float" office:value="9.09999999999985" calcext:value-type="float">
            <text:p>9.1</text:p>
          </table:table-cell>
          <table:table-cell office:value-type="float" office:value="22.8700000000008" calcext:value-type="float">
            <text:p>22.87</text:p>
          </table:table-cell>
          <table:table-cell office:value-type="float" office:value="59.6399999999967" calcext:value-type="float">
            <text:p>59.64</text:p>
          </table:table-cell>
          <table:table-cell office:value-type="float" office:value="30.550000000002" calcext:value-type="float">
            <text:p>30.55</text:p>
          </table:table-cell>
          <table:table-cell office:value-type="float" office:value="4.31999999999995" calcext:value-type="float">
            <text:p>4.32</text:p>
          </table:table-cell>
          <table:table-cell office:value-type="float" office:value="2.72999999999999" calcext:value-type="float">
            <text:p>2.73</text:p>
          </table:table-cell>
          <table:table-cell office:value-type="float" office:value="15.7399999999997" calcext:value-type="float">
            <text:p>15.74</text:p>
          </table:table-cell>
          <table:table-cell office:value-type="float" office:value="26.6300000000014" calcext:value-type="float">
            <text:p>26.63</text:p>
          </table:table-cell>
          <table:table-cell office:value-type="float" office:value="29.1200000000018" calcext:value-type="float">
            <text:p>29.12</text:p>
          </table:table-cell>
          <table:table-cell table:formula="of:=AVERAGE([.E14:.X14])" office:value-type="float" office:value="17.4090000000003" calcext:value-type="float">
            <text:p>17.409</text:p>
          </table:table-cell>
          <table:table-cell table:formula="of:=STDEV([.E14:.X14])" office:value-type="float" office:value="14.5788263551884" calcext:value-type="float">
            <text:p>14.5788263552</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15.4399999999997" calcext:value-type="float">
            <text:p>15.44</text:p>
          </table:table-cell>
          <table:table-cell office:value-type="float" office:value="40.9700000000004" calcext:value-type="float">
            <text:p>40.97</text:p>
          </table:table-cell>
          <table:table-cell office:value-type="float" office:value="71.4799999999997" calcext:value-type="float">
            <text:p>71.48</text:p>
          </table:table-cell>
          <table:table-cell office:value-type="float" office:value="5.65999999999992" calcext:value-type="float">
            <text:p>5.66</text:p>
          </table:table-cell>
          <table:table-cell office:value-type="float" office:value="17.2899999999999" calcext:value-type="float">
            <text:p>17.29</text:p>
          </table:table-cell>
          <table:table-cell office:value-type="float" office:value="60.7999999999965" calcext:value-type="float">
            <text:p>60.8</text:p>
          </table:table-cell>
          <table:table-cell office:value-type="float" office:value="4.23999999999995" calcext:value-type="float">
            <text:p>4.24</text:p>
          </table:table-cell>
          <table:table-cell office:value-type="float" office:value="21.4300000000005" calcext:value-type="float">
            <text:p>21.43</text:p>
          </table:table-cell>
          <table:table-cell office:value-type="float" office:value="19.5100000000002" calcext:value-type="float">
            <text:p>19.51</text:p>
          </table:table-cell>
          <table:table-cell office:value-type="float" office:value="1.75" calcext:value-type="float">
            <text:p>1.75</text:p>
          </table:table-cell>
          <table:table-cell office:value-type="float" office:value="49.8299999999987" calcext:value-type="float">
            <text:p>49.83</text:p>
          </table:table-cell>
          <table:table-cell office:value-type="float" office:value="75.7800000000019" calcext:value-type="float">
            <text:p>75.78</text:p>
          </table:table-cell>
          <table:table-cell office:value-type="float" office:value="3.43999999999997" calcext:value-type="float">
            <text:p>3.44</text:p>
          </table:table-cell>
          <table:table-cell office:value-type="float" office:value="18.8500000000001" calcext:value-type="float">
            <text:p>18.85</text:p>
          </table:table-cell>
          <table:table-cell office:value-type="float" office:value="25.8500000000012" calcext:value-type="float">
            <text:p>25.85</text:p>
          </table:table-cell>
          <table:table-cell office:value-type="float" office:value="20.1000000000003" calcext:value-type="float">
            <text:p>20.1</text:p>
          </table:table-cell>
          <table:table-cell office:value-type="float" office:value="124.090000000027" calcext:value-type="float">
            <text:p>124.09</text:p>
          </table:table-cell>
          <table:table-cell office:value-type="float" office:value="84.8000000000065" calcext:value-type="float">
            <text:p>84.8</text:p>
          </table:table-cell>
          <table:table-cell office:value-type="float" office:value="37.3400000000011" calcext:value-type="float">
            <text:p>37.34</text:p>
          </table:table-cell>
          <table:table-cell office:value-type="float" office:value="16.3999999999998" calcext:value-type="float">
            <text:p>16.4</text:p>
          </table:table-cell>
          <table:table-cell table:formula="of:=AVERAGE([.E15:.X15])" office:value-type="float" office:value="35.7525000000016" calcext:value-type="float">
            <text:p>35.7525</text:p>
          </table:table-cell>
          <table:table-cell table:formula="of:=STDEV([.E15:.X15])" office:value-type="float" office:value="32.6606750300928" calcext:value-type="float">
            <text:p>32.6606750301</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6.05999999999992" calcext:value-type="float">
            <text:p>6.06</text:p>
          </table:table-cell>
          <table:table-cell office:value-type="float" office:value="3.46999999999997" calcext:value-type="float">
            <text:p>3.47</text:p>
          </table:table-cell>
          <table:table-cell office:value-type="float" office:value="15.3399999999997" calcext:value-type="float">
            <text:p>15.34</text:p>
          </table:table-cell>
          <table:table-cell office:value-type="float" office:value="1.8" calcext:value-type="float">
            <text:p>1.8</text:p>
          </table:table-cell>
          <table:table-cell office:value-type="float" office:value="21.7300000000006" calcext:value-type="float">
            <text:p>21.73</text:p>
          </table:table-cell>
          <table:table-cell office:value-type="float" office:value="21.7700000000006" calcext:value-type="float">
            <text:p>21.77</text:p>
          </table:table-cell>
          <table:table-cell office:value-type="float" office:value="3.02999999999998" calcext:value-type="float">
            <text:p>3.03</text:p>
          </table:table-cell>
          <table:table-cell office:value-type="float" office:value="46.8799999999992" calcext:value-type="float">
            <text:p>46.88</text:p>
          </table:table-cell>
          <table:table-cell office:value-type="float" office:value="17.0199999999999" calcext:value-type="float">
            <text:p>17.02</text:p>
          </table:table-cell>
          <table:table-cell office:value-type="float" office:value="6.6899999999999" calcext:value-type="float">
            <text:p>6.69</text:p>
          </table:table-cell>
          <table:table-cell office:value-type="float" office:value="25.4800000000012" calcext:value-type="float">
            <text:p>25.48</text:p>
          </table:table-cell>
          <table:table-cell office:value-type="float" office:value="4.05999999999996" calcext:value-type="float">
            <text:p>4.06</text:p>
          </table:table-cell>
          <table:table-cell office:value-type="float" office:value="6.09999999999991" calcext:value-type="float">
            <text:p>6.1</text:p>
          </table:table-cell>
          <table:table-cell office:value-type="float" office:value="6.46999999999991" calcext:value-type="float">
            <text:p>6.47</text:p>
          </table:table-cell>
          <table:table-cell office:value-type="float" office:value="9.89999999999983" calcext:value-type="float">
            <text:p>9.9</text:p>
          </table:table-cell>
          <table:table-cell office:value-type="float" office:value="76.2700000000021" calcext:value-type="float">
            <text:p>76.27</text:p>
          </table:table-cell>
          <table:table-cell office:value-type="float" office:value="2.83999999999998" calcext:value-type="float">
            <text:p>2.84</text:p>
          </table:table-cell>
          <table:table-cell office:value-type="float" office:value="5.36999999999993" calcext:value-type="float">
            <text:p>5.37</text:p>
          </table:table-cell>
          <table:table-cell office:value-type="float" office:value="25.7100000000012" calcext:value-type="float">
            <text:p>25.71</text:p>
          </table:table-cell>
          <table:table-cell office:value-type="float" office:value="10.7399999999998" calcext:value-type="float">
            <text:p>10.74</text:p>
          </table:table-cell>
          <table:table-cell table:formula="of:=AVERAGE([.E16:.X16])" office:value-type="float" office:value="15.8365000000002" calcext:value-type="float">
            <text:p>15.8365</text:p>
          </table:table-cell>
          <table:table-cell table:formula="of:=STDEV([.E16:.X16])" office:value-type="float" office:value="18.1108648039618" calcext:value-type="float">
            <text:p>18.110864804</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73.7200000000008" calcext:value-type="float">
            <text:p>73.72</text:p>
          </table:table-cell>
          <table:table-cell office:value-type="float" office:value="34.7900000000016" calcext:value-type="float">
            <text:p>34.79</text:p>
          </table:table-cell>
          <table:table-cell office:value-type="float" office:value="38.6000000000009" calcext:value-type="float">
            <text:p>38.6</text:p>
          </table:table-cell>
          <table:table-cell office:value-type="float" office:value="12.2699999999998" calcext:value-type="float">
            <text:p>12.27</text:p>
          </table:table-cell>
          <table:table-cell office:value-type="float" office:value="70.139999999999" calcext:value-type="float">
            <text:p>70.14</text:p>
          </table:table-cell>
          <table:table-cell office:value-type="float" office:value="25.3900000000012" calcext:value-type="float">
            <text:p>25.39</text:p>
          </table:table-cell>
          <table:table-cell office:value-type="float" office:value="25.1500000000011" calcext:value-type="float">
            <text:p>25.15</text:p>
          </table:table-cell>
          <table:table-cell office:value-type="float" office:value="42.6400000000001" calcext:value-type="float">
            <text:p>42.64</text:p>
          </table:table-cell>
          <table:table-cell office:value-type="float" office:value="3.05999999999998" calcext:value-type="float">
            <text:p>3.06</text:p>
          </table:table-cell>
          <table:table-cell office:value-type="float" office:value="36.2000000000014" calcext:value-type="float">
            <text:p>36.2</text:p>
          </table:table-cell>
          <table:table-cell office:value-type="float" office:value="34.6200000000017" calcext:value-type="float">
            <text:p>34.62</text:p>
          </table:table-cell>
          <table:table-cell office:value-type="float" office:value="18.9600000000002" calcext:value-type="float">
            <text:p>18.96</text:p>
          </table:table-cell>
          <table:table-cell office:value-type="float" office:value="6.38999999999991" calcext:value-type="float">
            <text:p>6.39</text:p>
          </table:table-cell>
          <table:table-cell office:value-type="float" office:value="21.2500000000005" calcext:value-type="float">
            <text:p>21.25</text:p>
          </table:table-cell>
          <table:table-cell office:value-type="float" office:value="7.12999999999989" calcext:value-type="float">
            <text:p>7.13</text:p>
          </table:table-cell>
          <table:table-cell office:value-type="float" office:value="4.33999999999995" calcext:value-type="float">
            <text:p>4.34</text:p>
          </table:table-cell>
          <table:table-cell office:value-type="float" office:value="25.7400000000012" calcext:value-type="float">
            <text:p>25.74</text:p>
          </table:table-cell>
          <table:table-cell office:value-type="float" office:value="15.6099999999997" calcext:value-type="float">
            <text:p>15.61</text:p>
          </table:table-cell>
          <table:table-cell office:value-type="float" office:value="8.52999999999986" calcext:value-type="float">
            <text:p>8.53</text:p>
          </table:table-cell>
          <table:table-cell office:value-type="float" office:value="15.2999999999997" calcext:value-type="float">
            <text:p>15.3</text:p>
          </table:table-cell>
          <table:table-cell table:formula="of:=AVERAGE([.E17:.X17])" office:value-type="float" office:value="25.9915000000004" calcext:value-type="float">
            <text:p>25.9915</text:p>
          </table:table-cell>
          <table:table-cell table:formula="of:=STDEV([.E17:.X17])" office:value-type="float" office:value="19.7913658141494" calcext:value-type="float">
            <text:p>19.7913658141</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69.9699999999989" calcext:value-type="float">
            <text:p>69.97</text:p>
          </table:table-cell>
          <table:table-cell office:value-type="float" office:value="67.0799999999974" calcext:value-type="float">
            <text:p>67.08</text:p>
          </table:table-cell>
          <table:table-cell office:value-type="float" office:value="44.6999999999997" calcext:value-type="float">
            <text:p>44.7</text:p>
          </table:table-cell>
          <table:table-cell office:value-type="float" office:value="5.81999999999992" calcext:value-type="float">
            <text:p>5.82</text:p>
          </table:table-cell>
          <table:table-cell office:value-type="float" office:value="30.710000000002" calcext:value-type="float">
            <text:p>30.71</text:p>
          </table:table-cell>
          <table:table-cell office:value-type="float" office:value="10.7599999999998" calcext:value-type="float">
            <text:p>10.76</text:p>
          </table:table-cell>
          <table:table-cell office:value-type="float" office:value="97.6900000000131" calcext:value-type="float">
            <text:p>97.69</text:p>
          </table:table-cell>
          <table:table-cell office:value-type="float" office:value="10.3199999999998" calcext:value-type="float">
            <text:p>10.32</text:p>
          </table:table-cell>
          <table:table-cell office:value-type="float" office:value="50.7399999999985" calcext:value-type="float">
            <text:p>50.74</text:p>
          </table:table-cell>
          <table:table-cell office:value-type="float" office:value="40.1100000000006" calcext:value-type="float">
            <text:p>40.11</text:p>
          </table:table-cell>
          <table:table-cell office:value-type="float" office:value="9.29999999999985" calcext:value-type="float">
            <text:p>9.3</text:p>
          </table:table-cell>
          <table:table-cell office:value-type="float" office:value="1.8" calcext:value-type="float">
            <text:p>1.8</text:p>
          </table:table-cell>
          <table:table-cell office:value-type="float" office:value="17.86" calcext:value-type="float">
            <text:p>17.86</text:p>
          </table:table-cell>
          <table:table-cell office:value-type="float" office:value="9.90999999999983" calcext:value-type="float">
            <text:p>9.91</text:p>
          </table:table-cell>
          <table:table-cell office:value-type="float" office:value="4.64999999999995" calcext:value-type="float">
            <text:p>4.65</text:p>
          </table:table-cell>
          <table:table-cell office:value-type="float" office:value="23.9000000000009" calcext:value-type="float">
            <text:p>23.9</text:p>
          </table:table-cell>
          <table:table-cell office:value-type="float" office:value="24.350000000001" calcext:value-type="float">
            <text:p>24.35</text:p>
          </table:table-cell>
          <table:table-cell office:value-type="float" office:value="98.3400000000134" calcext:value-type="float">
            <text:p>98.34</text:p>
          </table:table-cell>
          <table:table-cell office:value-type="float" office:value="61.7899999999963" calcext:value-type="float">
            <text:p>61.79</text:p>
          </table:table-cell>
          <table:table-cell office:value-type="float" office:value="14.6799999999997" calcext:value-type="float">
            <text:p>14.68</text:p>
          </table:table-cell>
          <table:table-cell table:formula="of:=AVERAGE([.E18:.X18])" office:value-type="float" office:value="34.724000000001" calcext:value-type="float">
            <text:p>34.724</text:p>
          </table:table-cell>
          <table:table-cell table:formula="of:=STDEV([.E18:.X18])" office:value-type="float" office:value="30.4366303550273" calcext:value-type="float">
            <text:p>30.436630355</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5.71999999999992" calcext:value-type="float">
            <text:p>5.72</text:p>
          </table:table-cell>
          <table:table-cell office:value-type="float" office:value="34.2800000000017" calcext:value-type="float">
            <text:p>34.28</text:p>
          </table:table-cell>
          <table:table-cell office:value-type="float" office:value="32.7200000000021" calcext:value-type="float">
            <text:p>32.72</text:p>
          </table:table-cell>
          <table:table-cell office:value-type="float" office:value="8.31999999999987" calcext:value-type="float">
            <text:p>8.32</text:p>
          </table:table-cell>
          <table:table-cell office:value-type="float" office:value="6.21999999999991" calcext:value-type="float">
            <text:p>6.22</text:p>
          </table:table-cell>
          <table:table-cell office:value-type="float" office:value="22.1000000000007" calcext:value-type="float">
            <text:p>22.1</text:p>
          </table:table-cell>
          <table:table-cell office:value-type="float" office:value="68.1299999999979" calcext:value-type="float">
            <text:p>68.13</text:p>
          </table:table-cell>
          <table:table-cell office:value-type="float" office:value="19.0700000000002" calcext:value-type="float">
            <text:p>19.07</text:p>
          </table:table-cell>
          <table:table-cell office:value-type="float" office:value="4.84999999999994" calcext:value-type="float">
            <text:p>4.85</text:p>
          </table:table-cell>
          <table:table-cell office:value-type="float" office:value="2.69999999999999" calcext:value-type="float">
            <text:p>2.7</text:p>
          </table:table-cell>
          <table:table-cell office:value-type="float" office:value="20.1200000000003" calcext:value-type="float">
            <text:p>20.12</text:p>
          </table:table-cell>
          <table:table-cell office:value-type="float" office:value="26.4100000000013" calcext:value-type="float">
            <text:p>26.41</text:p>
          </table:table-cell>
          <table:table-cell office:value-type="float" office:value="9.10999999999985" calcext:value-type="float">
            <text:p>9.11</text:p>
          </table:table-cell>
          <table:table-cell office:value-type="float" office:value="17.74" calcext:value-type="float">
            <text:p>17.74</text:p>
          </table:table-cell>
          <table:table-cell office:value-type="float" office:value="5.56999999999993" calcext:value-type="float">
            <text:p>5.57</text:p>
          </table:table-cell>
          <table:table-cell office:value-type="float" office:value="17.72" calcext:value-type="float">
            <text:p>17.72</text:p>
          </table:table-cell>
          <table:table-cell office:value-type="float" office:value="137.52000000002" calcext:value-type="float">
            <text:p>137.52</text:p>
          </table:table-cell>
          <table:table-cell office:value-type="float" office:value="3.75999999999996" calcext:value-type="float">
            <text:p>3.76</text:p>
          </table:table-cell>
          <table:table-cell office:value-type="float" office:value="7.61999999999988" calcext:value-type="float">
            <text:p>7.62</text:p>
          </table:table-cell>
          <table:table-cell office:value-type="float" office:value="31.030000000002" calcext:value-type="float">
            <text:p>31.03</text:p>
          </table:table-cell>
          <table:table-cell table:formula="of:=AVERAGE([.E19:.X19])" office:value-type="float" office:value="24.0355000000013" calcext:value-type="float">
            <text:p>24.0355</text:p>
          </table:table-cell>
          <table:table-cell table:formula="of:=STDEV([.E19:.X19])" office:value-type="float" office:value="30.906194145821" calcext:value-type="float">
            <text:p>30.9061941458</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5.95999999999992" calcext:value-type="float">
            <text:p>5.96</text:p>
          </table:table-cell>
          <table:table-cell office:value-type="float" office:value="47.969999999999" calcext:value-type="float">
            <text:p>47.97</text:p>
          </table:table-cell>
          <table:table-cell office:value-type="float" office:value="14.5599999999997" calcext:value-type="float">
            <text:p>14.56</text:p>
          </table:table-cell>
          <table:table-cell office:value-type="float" office:value="7.14999999999989" calcext:value-type="float">
            <text:p>7.15</text:p>
          </table:table-cell>
          <table:table-cell office:value-type="float" office:value="6.7899999999999" calcext:value-type="float">
            <text:p>6.79</text:p>
          </table:table-cell>
          <table:table-cell office:value-type="float" office:value="42.1400000000002" calcext:value-type="float">
            <text:p>42.14</text:p>
          </table:table-cell>
          <table:table-cell office:value-type="float" office:value="5.68999999999992" calcext:value-type="float">
            <text:p>5.69</text:p>
          </table:table-cell>
          <table:table-cell office:value-type="float" office:value="36.4900000000013" calcext:value-type="float">
            <text:p>36.49</text:p>
          </table:table-cell>
          <table:table-cell office:value-type="float" office:value="11.5099999999998" calcext:value-type="float">
            <text:p>11.51</text:p>
          </table:table-cell>
          <table:table-cell office:value-type="float" office:value="60.7999999999965" calcext:value-type="float">
            <text:p>60.8</text:p>
          </table:table-cell>
          <table:table-cell office:value-type="float" office:value="15.6499999999997" calcext:value-type="float">
            <text:p>15.65</text:p>
          </table:table-cell>
          <table:table-cell office:value-type="float" office:value="41.6000000000003" calcext:value-type="float">
            <text:p>41.6</text:p>
          </table:table-cell>
          <table:table-cell office:value-type="float" office:value="47.5299999999991" calcext:value-type="float">
            <text:p>47.53</text:p>
          </table:table-cell>
          <table:table-cell office:value-type="float" office:value="2.46999999999999" calcext:value-type="float">
            <text:p>2.47</text:p>
          </table:table-cell>
          <table:table-cell office:value-type="float" office:value="29.1100000000017" calcext:value-type="float">
            <text:p>29.11</text:p>
          </table:table-cell>
          <table:table-cell office:value-type="float" office:value="5.18999999999993" calcext:value-type="float">
            <text:p>5.19</text:p>
          </table:table-cell>
          <table:table-cell office:value-type="float" office:value="26.0400000000013" calcext:value-type="float">
            <text:p>26.04</text:p>
          </table:table-cell>
          <table:table-cell office:value-type="float" office:value="4.54999999999995" calcext:value-type="float">
            <text:p>4.55</text:p>
          </table:table-cell>
          <table:table-cell office:value-type="float" office:value="6.12999999999991" calcext:value-type="float">
            <text:p>6.13</text:p>
          </table:table-cell>
          <table:table-cell office:value-type="float" office:value="34.1200000000018" calcext:value-type="float">
            <text:p>34.12</text:p>
          </table:table-cell>
          <table:table-cell table:formula="of:=AVERAGE([.E20:.X20])" office:value-type="float" office:value="22.5725" calcext:value-type="float">
            <text:p>22.5725</text:p>
          </table:table-cell>
          <table:table-cell table:formula="of:=STDEV([.E20:.X20])" office:value-type="float" office:value="18.4103108624657" calcext:value-type="float">
            <text:p>18.4103108625</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19.1400000000002" calcext:value-type="float">
            <text:p>19.14</text:p>
          </table:table-cell>
          <table:table-cell office:value-type="float" office:value="46.4099999999993" calcext:value-type="float">
            <text:p>46.41</text:p>
          </table:table-cell>
          <table:table-cell office:value-type="float" office:value="12.1499999999998" calcext:value-type="float">
            <text:p>12.15</text:p>
          </table:table-cell>
          <table:table-cell office:value-type="float" office:value="21.3200000000005" calcext:value-type="float">
            <text:p>21.32</text:p>
          </table:table-cell>
          <table:table-cell office:value-type="float" office:value="6.5899999999999" calcext:value-type="float">
            <text:p>6.59</text:p>
          </table:table-cell>
          <table:table-cell office:value-type="float" office:value="55.8299999999975" calcext:value-type="float">
            <text:p>55.83</text:p>
          </table:table-cell>
          <table:table-cell office:value-type="float" office:value="61.6699999999963" calcext:value-type="float">
            <text:p>61.67</text:p>
          </table:table-cell>
          <table:table-cell office:value-type="float" office:value="8.57999999999986" calcext:value-type="float">
            <text:p>8.58</text:p>
          </table:table-cell>
          <table:table-cell office:value-type="float" office:value="5.83999999999992" calcext:value-type="float">
            <text:p>5.84</text:p>
          </table:table-cell>
          <table:table-cell office:value-type="float" office:value="87.8900000000081" calcext:value-type="float">
            <text:p>87.89</text:p>
          </table:table-cell>
          <table:table-cell office:value-type="float" office:value="52.1099999999982" calcext:value-type="float">
            <text:p>52.11</text:p>
          </table:table-cell>
          <table:table-cell office:value-type="float" office:value="8.90999999999985" calcext:value-type="float">
            <text:p>8.91</text:p>
          </table:table-cell>
          <table:table-cell office:value-type="float" office:value="1.08" calcext:value-type="float">
            <text:p>1.08</text:p>
          </table:table-cell>
          <table:table-cell office:value-type="float" office:value="4.28999999999995" calcext:value-type="float">
            <text:p>4.29</text:p>
          </table:table-cell>
          <table:table-cell office:value-type="float" office:value="84.3900000000063" calcext:value-type="float">
            <text:p>84.39</text:p>
          </table:table-cell>
          <table:table-cell office:value-type="float" office:value="39.6100000000007" calcext:value-type="float">
            <text:p>39.61</text:p>
          </table:table-cell>
          <table:table-cell office:value-type="float" office:value="73.1300000000005" calcext:value-type="float">
            <text:p>73.13</text:p>
          </table:table-cell>
          <table:table-cell office:value-type="float" office:value="3.59999999999997" calcext:value-type="float">
            <text:p>3.6</text:p>
          </table:table-cell>
          <table:table-cell office:value-type="float" office:value="8.50999999999986" calcext:value-type="float">
            <text:p>8.51</text:p>
          </table:table-cell>
          <table:table-cell office:value-type="float" office:value="3.62999999999997" calcext:value-type="float">
            <text:p>3.63</text:p>
          </table:table-cell>
          <table:table-cell table:formula="of:=AVERAGE([.E21:.X21])" office:value-type="float" office:value="30.2340000000003" calcext:value-type="float">
            <text:p>30.234</text:p>
          </table:table-cell>
          <table:table-cell table:formula="of:=STDEV([.E21:.X21])" office:value-type="float" office:value="29.5475230772406" calcext:value-type="float">
            <text:p>29.5475230772</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11.0499999999998" calcext:value-type="float">
            <text:p>11.05</text:p>
          </table:table-cell>
          <table:table-cell office:value-type="float" office:value="26.0600000000013" calcext:value-type="float">
            <text:p>26.06</text:p>
          </table:table-cell>
          <table:table-cell office:value-type="float" office:value="32.2900000000021" calcext:value-type="float">
            <text:p>32.29</text:p>
          </table:table-cell>
          <table:table-cell office:value-type="float" office:value="10.6799999999998" calcext:value-type="float">
            <text:p>10.68</text:p>
          </table:table-cell>
          <table:table-cell office:value-type="float" office:value="35.3700000000015" calcext:value-type="float">
            <text:p>35.37</text:p>
          </table:table-cell>
          <table:table-cell office:value-type="float" office:value="24.520000000001" calcext:value-type="float">
            <text:p>24.52</text:p>
          </table:table-cell>
          <table:table-cell office:value-type="float" office:value="34.3000000000017" calcext:value-type="float">
            <text:p>34.3</text:p>
          </table:table-cell>
          <table:table-cell office:value-type="float" office:value="12.8799999999998" calcext:value-type="float">
            <text:p>12.88</text:p>
          </table:table-cell>
          <table:table-cell office:value-type="float" office:value="72.9400000000004" calcext:value-type="float">
            <text:p>72.94</text:p>
          </table:table-cell>
          <table:table-cell office:value-type="float" office:value="10.8899999999998" calcext:value-type="float">
            <text:p>10.89</text:p>
          </table:table-cell>
          <table:table-cell office:value-type="float" office:value="59.2299999999968" calcext:value-type="float">
            <text:p>59.23</text:p>
          </table:table-cell>
          <table:table-cell office:value-type="float" office:value="23.6100000000009" calcext:value-type="float">
            <text:p>23.61</text:p>
          </table:table-cell>
          <table:table-cell office:value-type="float" office:value="77.6600000000028" calcext:value-type="float">
            <text:p>77.66</text:p>
          </table:table-cell>
          <table:table-cell office:value-type="float" office:value="10.2499999999998" calcext:value-type="float">
            <text:p>10.25</text:p>
          </table:table-cell>
          <table:table-cell office:value-type="float" office:value="33.8200000000018" calcext:value-type="float">
            <text:p>33.82</text:p>
          </table:table-cell>
          <table:table-cell office:value-type="float" office:value="5.78999999999992" calcext:value-type="float">
            <text:p>5.79</text:p>
          </table:table-cell>
          <table:table-cell office:value-type="float" office:value="1.96" calcext:value-type="float">
            <text:p>1.96</text:p>
          </table:table-cell>
          <table:table-cell office:value-type="float" office:value="37.6400000000011" calcext:value-type="float">
            <text:p>37.64</text:p>
          </table:table-cell>
          <table:table-cell office:value-type="float" office:value="8.29999999999987" calcext:value-type="float">
            <text:p>8.3</text:p>
          </table:table-cell>
          <table:table-cell office:value-type="float" office:value="32.2700000000021" calcext:value-type="float">
            <text:p>32.27</text:p>
          </table:table-cell>
          <table:table-cell table:formula="of:=AVERAGE([.E22:.X22])" office:value-type="float" office:value="28.0755000000006" calcext:value-type="float">
            <text:p>28.0755</text:p>
          </table:table-cell>
          <table:table-cell table:formula="of:=STDEV([.E22:.X22])" office:value-type="float" office:value="21.4435362546684" calcext:value-type="float">
            <text:p>21.4435362547</text:p>
          </table:table-cell>
          <table:table-cell table:number-columns-repeated="25"/>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52.7099999999981" calcext:value-type="float">
            <text:p>52.71</text:p>
          </table:table-cell>
          <table:table-cell office:value-type="float" office:value="29.6100000000018" calcext:value-type="float">
            <text:p>29.61</text:p>
          </table:table-cell>
          <table:table-cell office:value-type="float" office:value="106.980000000018" calcext:value-type="float">
            <text:p>106.98</text:p>
          </table:table-cell>
          <table:table-cell office:value-type="float" office:value="42.86" calcext:value-type="float">
            <text:p>42.86</text:p>
          </table:table-cell>
          <table:table-cell office:value-type="float" office:value="73.9200000000009" calcext:value-type="float">
            <text:p>73.92</text:p>
          </table:table-cell>
          <table:table-cell office:value-type="float" office:value="30.0700000000019" calcext:value-type="float">
            <text:p>30.07</text:p>
          </table:table-cell>
          <table:table-cell office:value-type="float" office:value="57.6999999999971" calcext:value-type="float">
            <text:p>57.7</text:p>
          </table:table-cell>
          <table:table-cell office:value-type="float" office:value="27.2200000000015" calcext:value-type="float">
            <text:p>27.22</text:p>
          </table:table-cell>
          <table:table-cell office:value-type="float" office:value="60.3599999999966" calcext:value-type="float">
            <text:p>60.36</text:p>
          </table:table-cell>
          <table:table-cell office:value-type="float" office:value="17.73" calcext:value-type="float">
            <text:p>17.73</text:p>
          </table:table-cell>
          <table:table-cell office:value-type="float" office:value="6.48999999999991" calcext:value-type="float">
            <text:p>6.49</text:p>
          </table:table-cell>
          <table:table-cell office:value-type="float" office:value="19.9800000000003" calcext:value-type="float">
            <text:p>19.98</text:p>
          </table:table-cell>
          <table:table-cell office:value-type="float" office:value="11.1899999999998" calcext:value-type="float">
            <text:p>11.19</text:p>
          </table:table-cell>
          <table:table-cell office:value-type="float" office:value="104.410000000017" calcext:value-type="float">
            <text:p>104.41</text:p>
          </table:table-cell>
          <table:table-cell office:value-type="float" office:value="20.8600000000005" calcext:value-type="float">
            <text:p>20.86</text:p>
          </table:table-cell>
          <table:table-cell office:value-type="float" office:value="63.369999999996" calcext:value-type="float">
            <text:p>63.37</text:p>
          </table:table-cell>
          <table:table-cell office:value-type="float" office:value="43.18" calcext:value-type="float">
            <text:p>43.18</text:p>
          </table:table-cell>
          <table:table-cell office:value-type="float" office:value="47.8199999999991" calcext:value-type="float">
            <text:p>47.82</text:p>
          </table:table-cell>
          <table:table-cell office:value-type="float" office:value="25.0800000000011" calcext:value-type="float">
            <text:p>25.08</text:p>
          </table:table-cell>
          <table:table-cell office:value-type="float" office:value="24.7200000000011" calcext:value-type="float">
            <text:p>24.72</text:p>
          </table:table-cell>
          <table:table-cell table:formula="of:=AVERAGE([.E26:.X26])" office:value-type="float" office:value="43.3130000000015" calcext:value-type="float">
            <text:p>43.313</text:p>
          </table:table-cell>
          <table:table-cell table:formula="of:=STDEV([.E26:.X26])" office:value-type="float" office:value="28.2125203821988" calcext:value-type="float">
            <text:p>28.2125203822</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office:value-type="float" office:value="55.8799999999975" calcext:value-type="float">
            <text:p>55.88</text:p>
          </table:table-cell>
          <table:table-cell office:value-type="float" office:value="17.85" calcext:value-type="float">
            <text:p>17.85</text:p>
          </table:table-cell>
          <table:table-cell office:value-type="float" office:value="14.9499999999997" calcext:value-type="float">
            <text:p>14.95</text:p>
          </table:table-cell>
          <table:table-cell office:value-type="float" office:value="44.4599999999997" calcext:value-type="float">
            <text:p>44.46</text:p>
          </table:table-cell>
          <table:table-cell office:value-type="float" office:value="18.9500000000002" calcext:value-type="float">
            <text:p>18.95</text:p>
          </table:table-cell>
          <table:table-cell office:value-type="float" office:value="13.1599999999998" calcext:value-type="float">
            <text:p>13.16</text:p>
          </table:table-cell>
          <table:table-cell office:value-type="float" office:value="15.3499999999997" calcext:value-type="float">
            <text:p>15.35</text:p>
          </table:table-cell>
          <table:table-cell office:value-type="float" office:value="12.6699999999998" calcext:value-type="float">
            <text:p>12.67</text:p>
          </table:table-cell>
          <table:table-cell office:value-type="float" office:value="70.269999999999" calcext:value-type="float">
            <text:p>70.27</text:p>
          </table:table-cell>
          <table:table-cell office:value-type="float" office:value="35.5300000000015" calcext:value-type="float">
            <text:p>35.53</text:p>
          </table:table-cell>
          <table:table-cell office:value-type="float" office:value="6.5599999999999" calcext:value-type="float">
            <text:p>6.56</text:p>
          </table:table-cell>
          <table:table-cell office:value-type="float" office:value="7.66999999999988" calcext:value-type="float">
            <text:p>7.67</text:p>
          </table:table-cell>
          <table:table-cell office:value-type="float" office:value="3.93999999999996" calcext:value-type="float">
            <text:p>3.94</text:p>
          </table:table-cell>
          <table:table-cell office:value-type="float" office:value="48.089999999999" calcext:value-type="float">
            <text:p>48.09</text:p>
          </table:table-cell>
          <table:table-cell office:value-type="float" office:value="23.3300000000008" calcext:value-type="float">
            <text:p>23.33</text:p>
          </table:table-cell>
          <table:table-cell office:value-type="float" office:value="39.6200000000007" calcext:value-type="float">
            <text:p>39.62</text:p>
          </table:table-cell>
          <table:table-cell office:value-type="float" office:value="26.3000000000013" calcext:value-type="float">
            <text:p>26.3</text:p>
          </table:table-cell>
          <table:table-cell office:value-type="float" office:value="11.3199999999998" calcext:value-type="float">
            <text:p>11.32</text:p>
          </table:table-cell>
          <table:table-cell office:value-type="float" office:value="4.30999999999995" calcext:value-type="float">
            <text:p>4.31</text:p>
          </table:table-cell>
          <table:table-cell office:value-type="float" office:value="7.72999999999988" calcext:value-type="float">
            <text:p>7.73</text:p>
          </table:table-cell>
          <table:table-cell table:formula="of:=AVERAGE([.E27:.X27])" office:value-type="float" office:value="23.8969999999999" calcext:value-type="float">
            <text:p>23.897</text:p>
          </table:table-cell>
          <table:table-cell table:formula="of:=STDEV([.E27:.X27])" office:value-type="float" office:value="18.9055561590819" calcext:value-type="float">
            <text:p>18.9055561591</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office:value-type="float" office:value="40.3600000000005" calcext:value-type="float">
            <text:p>40.36</text:p>
          </table:table-cell>
          <table:table-cell office:value-type="float" office:value="6.20999999999991" calcext:value-type="float">
            <text:p>6.21</text:p>
          </table:table-cell>
          <table:table-cell office:value-type="float" office:value="12.9899999999998" calcext:value-type="float">
            <text:p>12.99</text:p>
          </table:table-cell>
          <table:table-cell office:value-type="float" office:value="107.510000000018" calcext:value-type="float">
            <text:p>107.51</text:p>
          </table:table-cell>
          <table:table-cell office:value-type="float" office:value="19.4200000000002" calcext:value-type="float">
            <text:p>19.42</text:p>
          </table:table-cell>
          <table:table-cell office:value-type="float" office:value="100.330000000014" calcext:value-type="float">
            <text:p>100.33</text:p>
          </table:table-cell>
          <table:table-cell office:value-type="float" office:value="23.5100000000009" calcext:value-type="float">
            <text:p>23.51</text:p>
          </table:table-cell>
          <table:table-cell office:value-type="float" office:value="9.84999999999983" calcext:value-type="float">
            <text:p>9.85</text:p>
          </table:table-cell>
          <table:table-cell office:value-type="float" office:value="14.9399999999997" calcext:value-type="float">
            <text:p>14.94</text:p>
          </table:table-cell>
          <table:table-cell office:value-type="float" office:value="5.36999999999993" calcext:value-type="float">
            <text:p>5.37</text:p>
          </table:table-cell>
          <table:table-cell office:value-type="float" office:value="6.05999999999992" calcext:value-type="float">
            <text:p>6.06</text:p>
          </table:table-cell>
          <table:table-cell office:value-type="float" office:value="72.11" calcext:value-type="float">
            <text:p>72.11</text:p>
          </table:table-cell>
          <table:table-cell office:value-type="float" office:value="7.08999999999989" calcext:value-type="float">
            <text:p>7.09</text:p>
          </table:table-cell>
          <table:table-cell office:value-type="float" office:value="41.1100000000004" calcext:value-type="float">
            <text:p>41.11</text:p>
          </table:table-cell>
          <table:table-cell office:value-type="float" office:value="15.2699999999997" calcext:value-type="float">
            <text:p>15.27</text:p>
          </table:table-cell>
          <table:table-cell office:value-type="float" office:value="48.349999999999" calcext:value-type="float">
            <text:p>48.35</text:p>
          </table:table-cell>
          <table:table-cell office:value-type="float" office:value="9.27999999999985" calcext:value-type="float">
            <text:p>9.28</text:p>
          </table:table-cell>
          <table:table-cell office:value-type="float" office:value="74.3600000000011" calcext:value-type="float">
            <text:p>74.36</text:p>
          </table:table-cell>
          <table:table-cell office:value-type="float" office:value="9.89999999999983" calcext:value-type="float">
            <text:p>9.9</text:p>
          </table:table-cell>
          <table:table-cell office:value-type="float" office:value="44.5199999999997" calcext:value-type="float">
            <text:p>44.52</text:p>
          </table:table-cell>
          <table:table-cell table:formula="of:=AVERAGE([.E28:.X28])" office:value-type="float" office:value="33.4270000000016" calcext:value-type="float">
            <text:p>33.427</text:p>
          </table:table-cell>
          <table:table-cell table:formula="of:=STDEV([.E28:.X28])" office:value-type="float" office:value="32.1474525633998" calcext:value-type="float">
            <text:p>32.1474525634</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5.52999999999993" calcext:value-type="float">
            <text:p>5.53</text:p>
          </table:table-cell>
          <table:table-cell office:value-type="float" office:value="67.3499999999976" calcext:value-type="float">
            <text:p>67.35</text:p>
          </table:table-cell>
          <table:table-cell office:value-type="float" office:value="147.820000000011" calcext:value-type="float">
            <text:p>147.82</text:p>
          </table:table-cell>
          <table:table-cell office:value-type="float" office:value="115.530000000022" calcext:value-type="float">
            <text:p>115.53</text:p>
          </table:table-cell>
          <table:table-cell office:value-type="float" office:value="21.2100000000005" calcext:value-type="float">
            <text:p>21.21</text:p>
          </table:table-cell>
          <table:table-cell office:value-type="float" office:value="16.3999999999998" calcext:value-type="float">
            <text:p>16.4</text:p>
          </table:table-cell>
          <table:table-cell office:value-type="float" office:value="58.049999999997" calcext:value-type="float">
            <text:p>58.05</text:p>
          </table:table-cell>
          <table:table-cell office:value-type="float" office:value="33.5100000000019" calcext:value-type="float">
            <text:p>33.51</text:p>
          </table:table-cell>
          <table:table-cell office:value-type="float" office:value="6.8199999999999" calcext:value-type="float">
            <text:p>6.82</text:p>
          </table:table-cell>
          <table:table-cell office:value-type="float" office:value="36.2500000000014" calcext:value-type="float">
            <text:p>36.25</text:p>
          </table:table-cell>
          <table:table-cell office:value-type="float" office:value="7.18999999999989" calcext:value-type="float">
            <text:p>7.19</text:p>
          </table:table-cell>
          <table:table-cell office:value-type="float" office:value="41.1900000000004" calcext:value-type="float">
            <text:p>41.19</text:p>
          </table:table-cell>
          <table:table-cell office:value-type="float" office:value="5.69999999999992" calcext:value-type="float">
            <text:p>5.7</text:p>
          </table:table-cell>
          <table:table-cell office:value-type="float" office:value="19.2000000000002" calcext:value-type="float">
            <text:p>19.2</text:p>
          </table:table-cell>
          <table:table-cell office:value-type="float" office:value="19.0000000000002" calcext:value-type="float">
            <text:p>19</text:p>
          </table:table-cell>
          <table:table-cell office:value-type="float" office:value="59.5999999999967" calcext:value-type="float">
            <text:p>59.6</text:p>
          </table:table-cell>
          <table:table-cell office:value-type="float" office:value="58.139999999997" calcext:value-type="float">
            <text:p>58.14</text:p>
          </table:table-cell>
          <table:table-cell office:value-type="float" office:value="22.2800000000007" calcext:value-type="float">
            <text:p>22.28</text:p>
          </table:table-cell>
          <table:table-cell office:value-type="float" office:value="15.3499999999997" calcext:value-type="float">
            <text:p>15.35</text:p>
          </table:table-cell>
          <table:table-cell office:value-type="float" office:value="37.5300000000011" calcext:value-type="float">
            <text:p>37.53</text:p>
          </table:table-cell>
          <table:table-cell table:formula="of:=AVERAGE([.E29:.X29])" office:value-type="float" office:value="39.6825000000013" calcext:value-type="float">
            <text:p>39.6825</text:p>
          </table:table-cell>
          <table:table-cell table:formula="of:=STDEV([.E29:.X29])" office:value-type="float" office:value="37.2940137534481" calcext:value-type="float">
            <text:p>37.2940137534</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6.8299999999999" calcext:value-type="float">
            <text:p>6.83</text:p>
          </table:table-cell>
          <table:table-cell office:value-type="float" office:value="19.7800000000003" calcext:value-type="float">
            <text:p>19.78</text:p>
          </table:table-cell>
          <table:table-cell office:value-type="float" office:value="14.8499999999997" calcext:value-type="float">
            <text:p>14.85</text:p>
          </table:table-cell>
          <table:table-cell office:value-type="float" office:value="33.7700000000018" calcext:value-type="float">
            <text:p>33.77</text:p>
          </table:table-cell>
          <table:table-cell office:value-type="float" office:value="11.5499999999998" calcext:value-type="float">
            <text:p>11.55</text:p>
          </table:table-cell>
          <table:table-cell office:value-type="float" office:value="23.9300000000009" calcext:value-type="float">
            <text:p>23.93</text:p>
          </table:table-cell>
          <table:table-cell office:value-type="float" office:value="59.0499999999968" calcext:value-type="float">
            <text:p>59.05</text:p>
          </table:table-cell>
          <table:table-cell office:value-type="float" office:value="27.7000000000015" calcext:value-type="float">
            <text:p>27.7</text:p>
          </table:table-cell>
          <table:table-cell office:value-type="float" office:value="12.9199999999998" calcext:value-type="float">
            <text:p>12.92</text:p>
          </table:table-cell>
          <table:table-cell office:value-type="float" office:value="19.8000000000003" calcext:value-type="float">
            <text:p>19.8</text:p>
          </table:table-cell>
          <table:table-cell office:value-type="float" office:value="5.84999999999992" calcext:value-type="float">
            <text:p>5.85</text:p>
          </table:table-cell>
          <table:table-cell office:value-type="float" office:value="29.3400000000018" calcext:value-type="float">
            <text:p>29.34</text:p>
          </table:table-cell>
          <table:table-cell office:value-type="float" office:value="19.0100000000002" calcext:value-type="float">
            <text:p>19.01</text:p>
          </table:table-cell>
          <table:table-cell office:value-type="float" office:value="22.9200000000008" calcext:value-type="float">
            <text:p>22.92</text:p>
          </table:table-cell>
          <table:table-cell office:value-type="float" office:value="26.4600000000013" calcext:value-type="float">
            <text:p>26.46</text:p>
          </table:table-cell>
          <table:table-cell office:value-type="float" office:value="1.36" calcext:value-type="float">
            <text:p>1.36</text:p>
          </table:table-cell>
          <table:table-cell office:value-type="float" office:value="23.9400000000009" calcext:value-type="float">
            <text:p>23.94</text:p>
          </table:table-cell>
          <table:table-cell office:value-type="float" office:value="45.3799999999995" calcext:value-type="float">
            <text:p>45.38</text:p>
          </table:table-cell>
          <table:table-cell office:value-type="float" office:value="8.45999999999986" calcext:value-type="float">
            <text:p>8.46</text:p>
          </table:table-cell>
          <table:table-cell office:value-type="float" office:value="37.4200000000011" calcext:value-type="float">
            <text:p>37.42</text:p>
          </table:table-cell>
          <table:table-cell table:formula="of:=AVERAGE([.E30:.X30])" office:value-type="float" office:value="22.5160000000003" calcext:value-type="float">
            <text:p>22.516</text:p>
          </table:table-cell>
          <table:table-cell table:formula="of:=STDEV([.E30:.X30])" office:value-type="float" office:value="14.0799889354022" calcext:value-type="float">
            <text:p>14.0799889354</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18.9600000000002" calcext:value-type="float">
            <text:p>18.96</text:p>
          </table:table-cell>
          <table:table-cell office:value-type="float" office:value="28.2600000000016" calcext:value-type="float">
            <text:p>28.26</text:p>
          </table:table-cell>
          <table:table-cell office:value-type="float" office:value="2.09" calcext:value-type="float">
            <text:p>2.09</text:p>
          </table:table-cell>
          <table:table-cell office:value-type="float" office:value="36.8500000000012" calcext:value-type="float">
            <text:p>36.85</text:p>
          </table:table-cell>
          <table:table-cell office:value-type="float" office:value="23.8600000000009" calcext:value-type="float">
            <text:p>23.86</text:p>
          </table:table-cell>
          <table:table-cell office:value-type="float" office:value="6.9299999999999" calcext:value-type="float">
            <text:p>6.93</text:p>
          </table:table-cell>
          <table:table-cell office:value-type="float" office:value="69.0899999999984" calcext:value-type="float">
            <text:p>69.09</text:p>
          </table:table-cell>
          <table:table-cell office:value-type="float" office:value="23.8000000000009" calcext:value-type="float">
            <text:p>23.8</text:p>
          </table:table-cell>
          <table:table-cell office:value-type="float" office:value="21.1900000000005" calcext:value-type="float">
            <text:p>21.19</text:p>
          </table:table-cell>
          <table:table-cell office:value-type="float" office:value="26.0600000000013" calcext:value-type="float">
            <text:p>26.06</text:p>
          </table:table-cell>
          <table:table-cell office:value-type="float" office:value="70.8799999999994" calcext:value-type="float">
            <text:p>70.88</text:p>
          </table:table-cell>
          <table:table-cell office:value-type="float" office:value="25.6500000000012" calcext:value-type="float">
            <text:p>25.65</text:p>
          </table:table-cell>
          <table:table-cell office:value-type="float" office:value="4.39999999999995" calcext:value-type="float">
            <text:p>4.4</text:p>
          </table:table-cell>
          <table:table-cell office:value-type="float" office:value="18.1" calcext:value-type="float">
            <text:p>18.1</text:p>
          </table:table-cell>
          <table:table-cell office:value-type="float" office:value="55.2699999999976" calcext:value-type="float">
            <text:p>55.27</text:p>
          </table:table-cell>
          <table:table-cell office:value-type="float" office:value="5.41999999999993" calcext:value-type="float">
            <text:p>5.42</text:p>
          </table:table-cell>
          <table:table-cell office:value-type="float" office:value="5.63999999999992" calcext:value-type="float">
            <text:p>5.64</text:p>
          </table:table-cell>
          <table:table-cell office:value-type="float" office:value="30.3200000000019" calcext:value-type="float">
            <text:p>30.32</text:p>
          </table:table-cell>
          <table:table-cell office:value-type="float" office:value="8.50999999999986" calcext:value-type="float">
            <text:p>8.51</text:p>
          </table:table-cell>
          <table:table-cell office:value-type="float" office:value="45.3599999999995" calcext:value-type="float">
            <text:p>45.36</text:p>
          </table:table-cell>
          <table:table-cell table:formula="of:=AVERAGE([.E31:.X31])" office:value-type="float" office:value="26.3320000000002" calcext:value-type="float">
            <text:p>26.332</text:p>
          </table:table-cell>
          <table:table-cell table:formula="of:=STDEV([.E31:.X31])" office:value-type="float" office:value="20.4325920245594" calcext:value-type="float">
            <text:p>20.4325920246</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5.4499999999997" calcext:value-type="float">
            <text:p>15.45</text:p>
          </table:table-cell>
          <table:table-cell office:value-type="float" office:value="15.8999999999997" calcext:value-type="float">
            <text:p>15.9</text:p>
          </table:table-cell>
          <table:table-cell office:value-type="float" office:value="4.36999999999995" calcext:value-type="float">
            <text:p>4.37</text:p>
          </table:table-cell>
          <table:table-cell office:value-type="float" office:value="17.0699999999999" calcext:value-type="float">
            <text:p>17.07</text:p>
          </table:table-cell>
          <table:table-cell office:value-type="float" office:value="54.3699999999978" calcext:value-type="float">
            <text:p>54.37</text:p>
          </table:table-cell>
          <table:table-cell office:value-type="float" office:value="5.06999999999994" calcext:value-type="float">
            <text:p>5.07</text:p>
          </table:table-cell>
          <table:table-cell office:value-type="float" office:value="19.5500000000003" calcext:value-type="float">
            <text:p>19.55</text:p>
          </table:table-cell>
          <table:table-cell office:value-type="float" office:value="5.49999999999993" calcext:value-type="float">
            <text:p>5.5</text:p>
          </table:table-cell>
          <table:table-cell office:value-type="float" office:value="20.9300000000005" calcext:value-type="float">
            <text:p>20.93</text:p>
          </table:table-cell>
          <table:table-cell office:value-type="float" office:value="2.98999999999998" calcext:value-type="float">
            <text:p>2.99</text:p>
          </table:table-cell>
          <table:table-cell office:value-type="float" office:value="2.2" calcext:value-type="float">
            <text:p>2.2</text:p>
          </table:table-cell>
          <table:table-cell office:value-type="float" office:value="5.14999999999993" calcext:value-type="float">
            <text:p>5.15</text:p>
          </table:table-cell>
          <table:table-cell office:value-type="float" office:value="22.4000000000007" calcext:value-type="float">
            <text:p>22.4</text:p>
          </table:table-cell>
          <table:table-cell office:value-type="float" office:value="4.87999999999994" calcext:value-type="float">
            <text:p>4.88</text:p>
          </table:table-cell>
          <table:table-cell office:value-type="float" office:value="5.30999999999993" calcext:value-type="float">
            <text:p>5.31</text:p>
          </table:table-cell>
          <table:table-cell office:value-type="float" office:value="53.4999999999979" calcext:value-type="float">
            <text:p>53.5</text:p>
          </table:table-cell>
          <table:table-cell office:value-type="float" office:value="62.3899999999962" calcext:value-type="float">
            <text:p>62.39</text:p>
          </table:table-cell>
          <table:table-cell office:value-type="float" office:value="3.10999999999998" calcext:value-type="float">
            <text:p>3.11</text:p>
          </table:table-cell>
          <table:table-cell office:value-type="float" office:value="4.52999999999995" calcext:value-type="float">
            <text:p>4.53</text:p>
          </table:table-cell>
          <table:table-cell office:value-type="float" office:value="23.8400000000009" calcext:value-type="float">
            <text:p>23.84</text:p>
          </table:table-cell>
          <table:table-cell table:formula="of:=AVERAGE([.E32:.X32])" office:value-type="float" office:value="17.4254999999997" calcext:value-type="float">
            <text:p>17.4255</text:p>
          </table:table-cell>
          <table:table-cell table:formula="of:=STDEV([.E32:.X32])" office:value-type="float" office:value="18.5084991785415" calcext:value-type="float">
            <text:p>18.5084991785</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29.7900000000019" calcext:value-type="float">
            <text:p>29.79</text:p>
          </table:table-cell>
          <table:table-cell office:value-type="float" office:value="3.15999999999998" calcext:value-type="float">
            <text:p>3.16</text:p>
          </table:table-cell>
          <table:table-cell office:value-type="float" office:value="9.01999999999985" calcext:value-type="float">
            <text:p>9.02</text:p>
          </table:table-cell>
          <table:table-cell office:value-type="float" office:value="7.96999999999987" calcext:value-type="float">
            <text:p>7.97</text:p>
          </table:table-cell>
          <table:table-cell office:value-type="float" office:value="16.5399999999998" calcext:value-type="float">
            <text:p>16.54</text:p>
          </table:table-cell>
          <table:table-cell office:value-type="float" office:value="11.5999999999998" calcext:value-type="float">
            <text:p>11.6</text:p>
          </table:table-cell>
          <table:table-cell office:value-type="float" office:value="26.7700000000014" calcext:value-type="float">
            <text:p>26.77</text:p>
          </table:table-cell>
          <table:table-cell office:value-type="float" office:value="13.1499999999998" calcext:value-type="float">
            <text:p>13.15</text:p>
          </table:table-cell>
          <table:table-cell office:value-type="float" office:value="30.790000000002" calcext:value-type="float">
            <text:p>30.79</text:p>
          </table:table-cell>
          <table:table-cell office:value-type="float" office:value="34.7400000000017" calcext:value-type="float">
            <text:p>34.74</text:p>
          </table:table-cell>
          <table:table-cell office:value-type="float" office:value="12.1099999999998" calcext:value-type="float">
            <text:p>12.11</text:p>
          </table:table-cell>
          <table:table-cell office:value-type="float" office:value="5.76999999999992" calcext:value-type="float">
            <text:p>5.77</text:p>
          </table:table-cell>
          <table:table-cell office:value-type="float" office:value="19.8900000000003" calcext:value-type="float">
            <text:p>19.89</text:p>
          </table:table-cell>
          <table:table-cell office:value-type="float" office:value="11.7399999999998" calcext:value-type="float">
            <text:p>11.74</text:p>
          </table:table-cell>
          <table:table-cell office:value-type="float" office:value="17.4099999999999" calcext:value-type="float">
            <text:p>17.41</text:p>
          </table:table-cell>
          <table:table-cell office:value-type="float" office:value="30.420000000002" calcext:value-type="float">
            <text:p>30.42</text:p>
          </table:table-cell>
          <table:table-cell office:value-type="float" office:value="14.5099999999997" calcext:value-type="float">
            <text:p>14.51</text:p>
          </table:table-cell>
          <table:table-cell office:value-type="float" office:value="22.5800000000007" calcext:value-type="float">
            <text:p>22.58</text:p>
          </table:table-cell>
          <table:table-cell office:value-type="float" office:value="43.7599999999999" calcext:value-type="float">
            <text:p>43.76</text:p>
          </table:table-cell>
          <table:table-cell office:value-type="float" office:value="1.82" calcext:value-type="float">
            <text:p>1.82</text:p>
          </table:table-cell>
          <table:table-cell table:formula="of:=AVERAGE([.E33:.X33])" office:value-type="float" office:value="18.1770000000004" calcext:value-type="float">
            <text:p>18.177</text:p>
          </table:table-cell>
          <table:table-cell table:formula="of:=STDEV([.E33:.X33])" office:value-type="float" office:value="11.3956104660852" calcext:value-type="float">
            <text:p>11.3956104661</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18.4600000000001" calcext:value-type="float">
            <text:p>18.46</text:p>
          </table:table-cell>
          <table:table-cell office:value-type="float" office:value="9.31999999999985" calcext:value-type="float">
            <text:p>9.32</text:p>
          </table:table-cell>
          <table:table-cell office:value-type="float" office:value="24.550000000001" calcext:value-type="float">
            <text:p>24.55</text:p>
          </table:table-cell>
          <table:table-cell office:value-type="float" office:value="47.6899999999991" calcext:value-type="float">
            <text:p>47.69</text:p>
          </table:table-cell>
          <table:table-cell office:value-type="float" office:value="4.35999999999995" calcext:value-type="float">
            <text:p>4.36</text:p>
          </table:table-cell>
          <table:table-cell office:value-type="float" office:value="23.3000000000008" calcext:value-type="float">
            <text:p>23.3</text:p>
          </table:table-cell>
          <table:table-cell office:value-type="float" office:value="19.4900000000002" calcext:value-type="float">
            <text:p>19.49</text:p>
          </table:table-cell>
          <table:table-cell office:value-type="float" office:value="31.5800000000021" calcext:value-type="float">
            <text:p>31.58</text:p>
          </table:table-cell>
          <table:table-cell office:value-type="float" office:value="2.02" calcext:value-type="float">
            <text:p>2.02</text:p>
          </table:table-cell>
          <table:table-cell office:value-type="float" office:value="46.4199999999993" calcext:value-type="float">
            <text:p>46.42</text:p>
          </table:table-cell>
          <table:table-cell office:value-type="float" office:value="7.41999999999989" calcext:value-type="float">
            <text:p>7.42</text:p>
          </table:table-cell>
          <table:table-cell office:value-type="float" office:value="11.9899999999998" calcext:value-type="float">
            <text:p>11.99</text:p>
          </table:table-cell>
          <table:table-cell office:value-type="float" office:value="38.6700000000009" calcext:value-type="float">
            <text:p>38.67</text:p>
          </table:table-cell>
          <table:table-cell office:value-type="float" office:value="28.1400000000016" calcext:value-type="float">
            <text:p>28.14</text:p>
          </table:table-cell>
          <table:table-cell office:value-type="float" office:value="4.39999999999995" calcext:value-type="float">
            <text:p>4.4</text:p>
          </table:table-cell>
          <table:table-cell office:value-type="float" office:value="6.6999999999999" calcext:value-type="float">
            <text:p>6.7</text:p>
          </table:table-cell>
          <table:table-cell office:value-type="float" office:value="19.0900000000002" calcext:value-type="float">
            <text:p>19.09</text:p>
          </table:table-cell>
          <table:table-cell office:value-type="float" office:value="2.02" calcext:value-type="float">
            <text:p>2.02</text:p>
          </table:table-cell>
          <table:table-cell office:value-type="float" office:value="25.6900000000012" calcext:value-type="float">
            <text:p>25.69</text:p>
          </table:table-cell>
          <table:table-cell office:value-type="float" office:value="5.60999999999993" calcext:value-type="float">
            <text:p>5.61</text:p>
          </table:table-cell>
          <table:table-cell table:formula="of:=AVERAGE([.E34:.X34])" office:value-type="float" office:value="18.8460000000003" calcext:value-type="float">
            <text:p>18.846</text:p>
          </table:table-cell>
          <table:table-cell table:formula="of:=STDEV([.E34:.X34])" office:value-type="float" office:value="14.3443421452136" calcext:value-type="float">
            <text:p>14.3443421452</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4.73999999999994" calcext:value-type="float">
            <text:p>4.74</text:p>
          </table:table-cell>
          <table:table-cell office:value-type="float" office:value="24.7500000000011" calcext:value-type="float">
            <text:p>24.75</text:p>
          </table:table-cell>
          <table:table-cell office:value-type="float" office:value="9.67999999999984" calcext:value-type="float">
            <text:p>9.68</text:p>
          </table:table-cell>
          <table:table-cell office:value-type="float" office:value="6.00999999999992" calcext:value-type="float">
            <text:p>6.01</text:p>
          </table:table-cell>
          <table:table-cell office:value-type="float" office:value="11.8399999999998" calcext:value-type="float">
            <text:p>11.84</text:p>
          </table:table-cell>
          <table:table-cell office:value-type="float" office:value="2.61999999999999" calcext:value-type="float">
            <text:p>2.62</text:p>
          </table:table-cell>
          <table:table-cell office:value-type="float" office:value="13.9599999999997" calcext:value-type="float">
            <text:p>13.96</text:p>
          </table:table-cell>
          <table:table-cell office:value-type="float" office:value="6.46999999999991" calcext:value-type="float">
            <text:p>6.47</text:p>
          </table:table-cell>
          <table:table-cell office:value-type="float" office:value="16.9299999999998" calcext:value-type="float">
            <text:p>16.93</text:p>
          </table:table-cell>
          <table:table-cell office:value-type="float" office:value="30.0100000000019" calcext:value-type="float">
            <text:p>30.01</text:p>
          </table:table-cell>
          <table:table-cell office:value-type="float" office:value="13.6899999999998" calcext:value-type="float">
            <text:p>13.69</text:p>
          </table:table-cell>
          <table:table-cell office:value-type="float" office:value="29.0900000000017" calcext:value-type="float">
            <text:p>29.09</text:p>
          </table:table-cell>
          <table:table-cell office:value-type="float" office:value="32.5300000000021" calcext:value-type="float">
            <text:p>32.53</text:p>
          </table:table-cell>
          <table:table-cell office:value-type="float" office:value="6.05999999999992" calcext:value-type="float">
            <text:p>6.06</text:p>
          </table:table-cell>
          <table:table-cell office:value-type="float" office:value="1.79" calcext:value-type="float">
            <text:p>1.79</text:p>
          </table:table-cell>
          <table:table-cell office:value-type="float" office:value="7.75999999999988" calcext:value-type="float">
            <text:p>7.76</text:p>
          </table:table-cell>
          <table:table-cell office:value-type="float" office:value="23.6200000000009" calcext:value-type="float">
            <text:p>23.62</text:p>
          </table:table-cell>
          <table:table-cell office:value-type="float" office:value="42.91" calcext:value-type="float">
            <text:p>42.91</text:p>
          </table:table-cell>
          <table:table-cell office:value-type="float" office:value="20.4600000000004" calcext:value-type="float">
            <text:p>20.46</text:p>
          </table:table-cell>
          <table:table-cell office:value-type="float" office:value="16.4999999999998" calcext:value-type="float">
            <text:p>16.5</text:p>
          </table:table-cell>
          <table:table-cell table:formula="of:=AVERAGE([.E35:.X35])" office:value-type="float" office:value="16.0710000000003" calcext:value-type="float">
            <text:p>16.071</text:p>
          </table:table-cell>
          <table:table-cell table:formula="of:=STDEV([.E35:.X35])" office:value-type="float" office:value="11.3609529344575" calcext:value-type="float">
            <text:p>11.3609529345</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71.2899999999996" calcext:value-type="float">
            <text:p>71.29</text:p>
          </table:table-cell>
          <table:table-cell office:value-type="float" office:value="37.3400000000011" calcext:value-type="float">
            <text:p>37.34</text:p>
          </table:table-cell>
          <table:table-cell office:value-type="float" office:value="8.93999999999985" calcext:value-type="float">
            <text:p>8.94</text:p>
          </table:table-cell>
          <table:table-cell office:value-type="float" office:value="14.8799999999997" calcext:value-type="float">
            <text:p>14.88</text:p>
          </table:table-cell>
          <table:table-cell office:value-type="float" office:value="4.00999999999996" calcext:value-type="float">
            <text:p>4.01</text:p>
          </table:table-cell>
          <table:table-cell office:value-type="float" office:value="13.0599999999998" calcext:value-type="float">
            <text:p>13.06</text:p>
          </table:table-cell>
          <table:table-cell office:value-type="float" office:value="7.58999999999988" calcext:value-type="float">
            <text:p>7.59</text:p>
          </table:table-cell>
          <table:table-cell office:value-type="float" office:value="4.12999999999996" calcext:value-type="float">
            <text:p>4.13</text:p>
          </table:table-cell>
          <table:table-cell office:value-type="float" office:value="16.1099999999997" calcext:value-type="float">
            <text:p>16.11</text:p>
          </table:table-cell>
          <table:table-cell office:value-type="float" office:value="5.03999999999994" calcext:value-type="float">
            <text:p>5.04</text:p>
          </table:table-cell>
          <table:table-cell office:value-type="float" office:value="14.3899999999997" calcext:value-type="float">
            <text:p>14.39</text:p>
          </table:table-cell>
          <table:table-cell office:value-type="float" office:value="29.8900000000019" calcext:value-type="float">
            <text:p>29.89</text:p>
          </table:table-cell>
          <table:table-cell office:value-type="float" office:value="2.90999999999998" calcext:value-type="float">
            <text:p>2.91</text:p>
          </table:table-cell>
          <table:table-cell office:value-type="float" office:value="19.6900000000003" calcext:value-type="float">
            <text:p>19.69</text:p>
          </table:table-cell>
          <table:table-cell office:value-type="float" office:value="46.6799999999993" calcext:value-type="float">
            <text:p>46.68</text:p>
          </table:table-cell>
          <table:table-cell office:value-type="float" office:value="25.7400000000012" calcext:value-type="float">
            <text:p>25.74</text:p>
          </table:table-cell>
          <table:table-cell office:value-type="float" office:value="61.7799999999963" calcext:value-type="float">
            <text:p>61.78</text:p>
          </table:table-cell>
          <table:table-cell office:value-type="float" office:value="8.04999999999987" calcext:value-type="float">
            <text:p>8.05</text:p>
          </table:table-cell>
          <table:table-cell office:value-type="float" office:value="29.0000000000017" calcext:value-type="float">
            <text:p>29</text:p>
          </table:table-cell>
          <table:table-cell office:value-type="float" office:value="15.6899999999997" calcext:value-type="float">
            <text:p>15.69</text:p>
          </table:table-cell>
          <table:table-cell table:formula="of:=AVERAGE([.E36:.X36])" office:value-type="float" office:value="21.8105" calcext:value-type="float">
            <text:p>21.8105</text:p>
          </table:table-cell>
          <table:table-cell table:formula="of:=STDEV([.E36:.X36])" office:value-type="float" office:value="19.3542152283488" calcext:value-type="float">
            <text:p>19.3542152283</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27.2000000000015" calcext:value-type="float">
            <text:p>27.2</text:p>
          </table:table-cell>
          <table:table-cell office:value-type="float" office:value="2.26" calcext:value-type="float">
            <text:p>2.26</text:p>
          </table:table-cell>
          <table:table-cell office:value-type="float" office:value="2.77999999999998" calcext:value-type="float">
            <text:p>2.78</text:p>
          </table:table-cell>
          <table:table-cell office:value-type="float" office:value="29.5000000000018" calcext:value-type="float">
            <text:p>29.5</text:p>
          </table:table-cell>
          <table:table-cell office:value-type="float" office:value="5.72999999999992" calcext:value-type="float">
            <text:p>5.73</text:p>
          </table:table-cell>
          <table:table-cell office:value-type="float" office:value="17.9" calcext:value-type="float">
            <text:p>17.9</text:p>
          </table:table-cell>
          <table:table-cell office:value-type="float" office:value="18.5600000000001" calcext:value-type="float">
            <text:p>18.56</text:p>
          </table:table-cell>
          <table:table-cell office:value-type="float" office:value="6.17999999999991" calcext:value-type="float">
            <text:p>6.18</text:p>
          </table:table-cell>
          <table:table-cell office:value-type="float" office:value="17.86" calcext:value-type="float">
            <text:p>17.86</text:p>
          </table:table-cell>
          <table:table-cell office:value-type="float" office:value="4.77999999999994" calcext:value-type="float">
            <text:p>4.78</text:p>
          </table:table-cell>
          <table:table-cell office:value-type="float" office:value="31.8100000000022" calcext:value-type="float">
            <text:p>31.81</text:p>
          </table:table-cell>
          <table:table-cell office:value-type="float" office:value="84.5700000000064" calcext:value-type="float">
            <text:p>84.57</text:p>
          </table:table-cell>
          <table:table-cell office:value-type="float" office:value="15.2699999999997" calcext:value-type="float">
            <text:p>15.27</text:p>
          </table:table-cell>
          <table:table-cell office:value-type="float" office:value="25.6000000000012" calcext:value-type="float">
            <text:p>25.6</text:p>
          </table:table-cell>
          <table:table-cell office:value-type="float" office:value="42.2200000000002" calcext:value-type="float">
            <text:p>42.22</text:p>
          </table:table-cell>
          <table:table-cell office:value-type="float" office:value="24.570000000001" calcext:value-type="float">
            <text:p>24.57</text:p>
          </table:table-cell>
          <table:table-cell office:value-type="float" office:value="5.29999999999993" calcext:value-type="float">
            <text:p>5.3</text:p>
          </table:table-cell>
          <table:table-cell office:value-type="float" office:value="18.5000000000001" calcext:value-type="float">
            <text:p>18.5</text:p>
          </table:table-cell>
          <table:table-cell office:value-type="float" office:value="16.1299999999997" calcext:value-type="float">
            <text:p>16.13</text:p>
          </table:table-cell>
          <table:table-cell office:value-type="float" office:value="47.959999999999" calcext:value-type="float">
            <text:p>47.96</text:p>
          </table:table-cell>
          <table:table-cell table:formula="of:=AVERAGE([.E37:.X37])" office:value-type="float" office:value="22.2340000000006" calcext:value-type="float">
            <text:p>22.234</text:p>
          </table:table-cell>
          <table:table-cell table:formula="of:=STDEV([.E37:.X37])" office:value-type="float" office:value="19.4436208995201" calcext:value-type="float">
            <text:p>19.4436208995</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30.680000000002" calcext:value-type="float">
            <text:p>30.68</text:p>
          </table:table-cell>
          <table:table-cell office:value-type="float" office:value="12.8799999999998" calcext:value-type="float">
            <text:p>12.88</text:p>
          </table:table-cell>
          <table:table-cell office:value-type="float" office:value="6.19999999999991" calcext:value-type="float">
            <text:p>6.2</text:p>
          </table:table-cell>
          <table:table-cell office:value-type="float" office:value="69.1499999999985" calcext:value-type="float">
            <text:p>69.15</text:p>
          </table:table-cell>
          <table:table-cell office:value-type="float" office:value="22.0400000000006" calcext:value-type="float">
            <text:p>22.04</text:p>
          </table:table-cell>
          <table:table-cell office:value-type="float" office:value="7.33999999999989" calcext:value-type="float">
            <text:p>7.34</text:p>
          </table:table-cell>
          <table:table-cell office:value-type="float" office:value="6.8099999999999" calcext:value-type="float">
            <text:p>6.81</text:p>
          </table:table-cell>
          <table:table-cell office:value-type="float" office:value="12.8999999999998" calcext:value-type="float">
            <text:p>12.9</text:p>
          </table:table-cell>
          <table:table-cell office:value-type="float" office:value="19.3100000000002" calcext:value-type="float">
            <text:p>19.31</text:p>
          </table:table-cell>
          <table:table-cell office:value-type="float" office:value="25.1700000000011" calcext:value-type="float">
            <text:p>25.17</text:p>
          </table:table-cell>
          <table:table-cell office:value-type="float" office:value="2.31999999999999" calcext:value-type="float">
            <text:p>2.32</text:p>
          </table:table-cell>
          <table:table-cell office:value-type="float" office:value="3.49999999999997" calcext:value-type="float">
            <text:p>3.5</text:p>
          </table:table-cell>
          <table:table-cell office:value-type="float" office:value="4.56999999999995" calcext:value-type="float">
            <text:p>4.57</text:p>
          </table:table-cell>
          <table:table-cell office:value-type="float" office:value="15.9699999999997" calcext:value-type="float">
            <text:p>15.97</text:p>
          </table:table-cell>
          <table:table-cell office:value-type="float" office:value="4.52999999999995" calcext:value-type="float">
            <text:p>4.53</text:p>
          </table:table-cell>
          <table:table-cell office:value-type="float" office:value="42.0900000000002" calcext:value-type="float">
            <text:p>42.09</text:p>
          </table:table-cell>
          <table:table-cell office:value-type="float" office:value="31.7200000000022" calcext:value-type="float">
            <text:p>31.72</text:p>
          </table:table-cell>
          <table:table-cell office:value-type="float" office:value="44.0599999999998" calcext:value-type="float">
            <text:p>44.06</text:p>
          </table:table-cell>
          <table:table-cell office:value-type="float" office:value="5.02999999999994" calcext:value-type="float">
            <text:p>5.03</text:p>
          </table:table-cell>
          <table:table-cell office:value-type="float" office:value="11.0699999999998" calcext:value-type="float">
            <text:p>11.07</text:p>
          </table:table-cell>
          <table:table-cell table:formula="of:=AVERAGE([.E38:.X38])" office:value-type="float" office:value="18.8670000000002" calcext:value-type="float">
            <text:p>18.867</text:p>
          </table:table-cell>
          <table:table-cell table:formula="of:=STDEV([.E38:.X38])" office:value-type="float" office:value="17.3929943852176" calcext:value-type="float">
            <text:p>17.3929943852</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2.17" calcext:value-type="float">
            <text:p>2.17</text:p>
          </table:table-cell>
          <table:table-cell office:value-type="float" office:value="104.580000000017" calcext:value-type="float">
            <text:p>104.58</text:p>
          </table:table-cell>
          <table:table-cell office:value-type="float" office:value="28.6500000000017" calcext:value-type="float">
            <text:p>28.65</text:p>
          </table:table-cell>
          <table:table-cell office:value-type="float" office:value="40.9100000000004" calcext:value-type="float">
            <text:p>40.91</text:p>
          </table:table-cell>
          <table:table-cell office:value-type="float" office:value="10.7199999999998" calcext:value-type="float">
            <text:p>10.72</text:p>
          </table:table-cell>
          <table:table-cell office:value-type="float" office:value="5.21999999999993" calcext:value-type="float">
            <text:p>5.22</text:p>
          </table:table-cell>
          <table:table-cell office:value-type="float" office:value="8.97999999999985" calcext:value-type="float">
            <text:p>8.98</text:p>
          </table:table-cell>
          <table:table-cell office:value-type="float" office:value="8.59999999999986" calcext:value-type="float">
            <text:p>8.6</text:p>
          </table:table-cell>
          <table:table-cell office:value-type="float" office:value="5.94999999999992" calcext:value-type="float">
            <text:p>5.95</text:p>
          </table:table-cell>
          <table:table-cell office:value-type="float" office:value="7.45999999999989" calcext:value-type="float">
            <text:p>7.46</text:p>
          </table:table-cell>
          <table:table-cell office:value-type="float" office:value="39.1100000000008" calcext:value-type="float">
            <text:p>39.11</text:p>
          </table:table-cell>
          <table:table-cell office:value-type="float" office:value="7.23999999999989" calcext:value-type="float">
            <text:p>7.24</text:p>
          </table:table-cell>
          <table:table-cell office:value-type="float" office:value="66.9999999999974" calcext:value-type="float">
            <text:p>67</text:p>
          </table:table-cell>
          <table:table-cell office:value-type="float" office:value="10.9099999999998" calcext:value-type="float">
            <text:p>10.91</text:p>
          </table:table-cell>
          <table:table-cell office:value-type="float" office:value="6.53999999999991" calcext:value-type="float">
            <text:p>6.54</text:p>
          </table:table-cell>
          <table:table-cell office:value-type="float" office:value="4.34999999999995" calcext:value-type="float">
            <text:p>4.35</text:p>
          </table:table-cell>
          <table:table-cell office:value-type="float" office:value="11.3099999999998" calcext:value-type="float">
            <text:p>11.31</text:p>
          </table:table-cell>
          <table:table-cell office:value-type="float" office:value="25.8900000000012" calcext:value-type="float">
            <text:p>25.89</text:p>
          </table:table-cell>
          <table:table-cell office:value-type="float" office:value="7.0199999999999" calcext:value-type="float">
            <text:p>7.02</text:p>
          </table:table-cell>
          <table:table-cell office:value-type="float" office:value="4.20999999999995" calcext:value-type="float">
            <text:p>4.21</text:p>
          </table:table-cell>
          <table:table-cell table:formula="of:=AVERAGE([.E39:.X39])" office:value-type="float" office:value="20.3410000000008" calcext:value-type="float">
            <text:p>20.341</text:p>
          </table:table-cell>
          <table:table-cell table:formula="of:=STDEV([.E39:.X39])" office:value-type="float" office:value="25.8189813692854" calcext:value-type="float">
            <text:p>25.8189813693</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13.3799999999998" calcext:value-type="float">
            <text:p>13.38</text:p>
          </table:table-cell>
          <table:table-cell office:value-type="float" office:value="25.5500000000012" calcext:value-type="float">
            <text:p>25.55</text:p>
          </table:table-cell>
          <table:table-cell office:value-type="float" office:value="13.0999999999998" calcext:value-type="float">
            <text:p>13.1</text:p>
          </table:table-cell>
          <table:table-cell office:value-type="float" office:value="6.8199999999999" calcext:value-type="float">
            <text:p>6.82</text:p>
          </table:table-cell>
          <table:table-cell office:value-type="float" office:value="21.9700000000006" calcext:value-type="float">
            <text:p>21.97</text:p>
          </table:table-cell>
          <table:table-cell office:value-type="float" office:value="20.4500000000004" calcext:value-type="float">
            <text:p>20.45</text:p>
          </table:table-cell>
          <table:table-cell office:value-type="float" office:value="23.9300000000009" calcext:value-type="float">
            <text:p>23.93</text:p>
          </table:table-cell>
          <table:table-cell office:value-type="float" office:value="11.4899999999998" calcext:value-type="float">
            <text:p>11.49</text:p>
          </table:table-cell>
          <table:table-cell office:value-type="float" office:value="13.0899999999998" calcext:value-type="float">
            <text:p>13.09</text:p>
          </table:table-cell>
          <table:table-cell office:value-type="float" office:value="19.6200000000003" calcext:value-type="float">
            <text:p>19.62</text:p>
          </table:table-cell>
          <table:table-cell office:value-type="float" office:value="28.6000000000017" calcext:value-type="float">
            <text:p>28.6</text:p>
          </table:table-cell>
          <table:table-cell office:value-type="float" office:value="31.9100000000022" calcext:value-type="float">
            <text:p>31.91</text:p>
          </table:table-cell>
          <table:table-cell office:value-type="float" office:value="11.0899999999998" calcext:value-type="float">
            <text:p>11.09</text:p>
          </table:table-cell>
          <table:table-cell office:value-type="float" office:value="3.06999999999998" calcext:value-type="float">
            <text:p>3.07</text:p>
          </table:table-cell>
          <table:table-cell office:value-type="float" office:value="27.8900000000016" calcext:value-type="float">
            <text:p>27.89</text:p>
          </table:table-cell>
          <table:table-cell office:value-type="float" office:value="15.3399999999997" calcext:value-type="float">
            <text:p>15.34</text:p>
          </table:table-cell>
          <table:table-cell office:value-type="float" office:value="17.0099999999999" calcext:value-type="float">
            <text:p>17.01</text:p>
          </table:table-cell>
          <table:table-cell office:value-type="float" office:value="12.9299999999998" calcext:value-type="float">
            <text:p>12.93</text:p>
          </table:table-cell>
          <table:table-cell office:value-type="float" office:value="21.2800000000005" calcext:value-type="float">
            <text:p>21.28</text:p>
          </table:table-cell>
          <table:table-cell office:value-type="float" office:value="5.56999999999993" calcext:value-type="float">
            <text:p>5.57</text:p>
          </table:table-cell>
          <table:table-cell table:formula="of:=AVERAGE([.E40:.X40])" office:value-type="float" office:value="17.2045000000004" calcext:value-type="float">
            <text:p>17.2045</text:p>
          </table:table-cell>
          <table:table-cell table:formula="of:=STDEV([.E40:.X40])" office:value-type="float" office:value="7.99365174109463" calcext:value-type="float">
            <text:p>7.9936517411</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3.90999999999996" calcext:value-type="float">
            <text:p>3.91</text:p>
          </table:table-cell>
          <table:table-cell office:value-type="float" office:value="7.04999999999989" calcext:value-type="float">
            <text:p>7.05</text:p>
          </table:table-cell>
          <table:table-cell office:value-type="float" office:value="26.4500000000013" calcext:value-type="float">
            <text:p>26.45</text:p>
          </table:table-cell>
          <table:table-cell office:value-type="float" office:value="26.9400000000014" calcext:value-type="float">
            <text:p>26.94</text:p>
          </table:table-cell>
          <table:table-cell office:value-type="float" office:value="24.010000000001" calcext:value-type="float">
            <text:p>24.01</text:p>
          </table:table-cell>
          <table:table-cell office:value-type="float" office:value="18.4500000000001" calcext:value-type="float">
            <text:p>18.45</text:p>
          </table:table-cell>
          <table:table-cell office:value-type="float" office:value="21.9500000000006" calcext:value-type="float">
            <text:p>21.95</text:p>
          </table:table-cell>
          <table:table-cell office:value-type="float" office:value="28.1100000000016" calcext:value-type="float">
            <text:p>28.11</text:p>
          </table:table-cell>
          <table:table-cell office:value-type="float" office:value="4.89999999999994" calcext:value-type="float">
            <text:p>4.9</text:p>
          </table:table-cell>
          <table:table-cell office:value-type="float" office:value="12.6299999999998" calcext:value-type="float">
            <text:p>12.63</text:p>
          </table:table-cell>
          <table:table-cell office:value-type="float" office:value="26.9600000000014" calcext:value-type="float">
            <text:p>26.96</text:p>
          </table:table-cell>
          <table:table-cell office:value-type="float" office:value="53.9899999999978" calcext:value-type="float">
            <text:p>53.99</text:p>
          </table:table-cell>
          <table:table-cell office:value-type="float" office:value="17.87" calcext:value-type="float">
            <text:p>17.87</text:p>
          </table:table-cell>
          <table:table-cell office:value-type="float" office:value="19.2600000000002" calcext:value-type="float">
            <text:p>19.26</text:p>
          </table:table-cell>
          <table:table-cell office:value-type="float" office:value="16.9399999999999" calcext:value-type="float">
            <text:p>16.94</text:p>
          </table:table-cell>
          <table:table-cell office:value-type="float" office:value="19.5300000000003" calcext:value-type="float">
            <text:p>19.53</text:p>
          </table:table-cell>
          <table:table-cell office:value-type="float" office:value="5.39999999999993" calcext:value-type="float">
            <text:p>5.4</text:p>
          </table:table-cell>
          <table:table-cell office:value-type="float" office:value="6.24999999999991" calcext:value-type="float">
            <text:p>6.25</text:p>
          </table:table-cell>
          <table:table-cell office:value-type="float" office:value="30.910000000002" calcext:value-type="float">
            <text:p>30.91</text:p>
          </table:table-cell>
          <table:table-cell office:value-type="float" office:value="11.6599999999998" calcext:value-type="float">
            <text:p>11.66</text:p>
          </table:table-cell>
          <table:table-cell table:formula="of:=AVERAGE([.E41:.X41])" office:value-type="float" office:value="19.1585000000003" calcext:value-type="float">
            <text:p>19.1585</text:p>
          </table:table-cell>
          <table:table-cell table:formula="of:=STDEV([.E41:.X41])" office:value-type="float" office:value="11.8805795866949" calcext:value-type="float">
            <text:p>11.8805795867</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7.74999999999988" calcext:value-type="float">
            <text:p>7.75</text:p>
          </table:table-cell>
          <table:table-cell office:value-type="float" office:value="2.07" calcext:value-type="float">
            <text:p>2.07</text:p>
          </table:table-cell>
          <table:table-cell office:value-type="float" office:value="2.2" calcext:value-type="float">
            <text:p>2.2</text:p>
          </table:table-cell>
          <table:table-cell office:value-type="float" office:value="25.0500000000011" calcext:value-type="float">
            <text:p>25.05</text:p>
          </table:table-cell>
          <table:table-cell office:value-type="float" office:value="6.32999999999991" calcext:value-type="float">
            <text:p>6.33</text:p>
          </table:table-cell>
          <table:table-cell office:value-type="float" office:value="16.6699999999998" calcext:value-type="float">
            <text:p>16.67</text:p>
          </table:table-cell>
          <table:table-cell office:value-type="float" office:value="40.7200000000005" calcext:value-type="float">
            <text:p>40.72</text:p>
          </table:table-cell>
          <table:table-cell office:value-type="float" office:value="42.4800000000001" calcext:value-type="float">
            <text:p>42.48</text:p>
          </table:table-cell>
          <table:table-cell office:value-type="float" office:value="7.75999999999988" calcext:value-type="float">
            <text:p>7.76</text:p>
          </table:table-cell>
          <table:table-cell office:value-type="float" office:value="13.8399999999998" calcext:value-type="float">
            <text:p>13.84</text:p>
          </table:table-cell>
          <table:table-cell office:value-type="float" office:value="12.1499999999998" calcext:value-type="float">
            <text:p>12.15</text:p>
          </table:table-cell>
          <table:table-cell office:value-type="float" office:value="3.43999999999997" calcext:value-type="float">
            <text:p>3.44</text:p>
          </table:table-cell>
          <table:table-cell office:value-type="float" office:value="14.4999999999997" calcext:value-type="float">
            <text:p>14.5</text:p>
          </table:table-cell>
          <table:table-cell office:value-type="float" office:value="5.27999999999993" calcext:value-type="float">
            <text:p>5.28</text:p>
          </table:table-cell>
          <table:table-cell office:value-type="float" office:value="2.93999999999998" calcext:value-type="float">
            <text:p>2.94</text:p>
          </table:table-cell>
          <table:table-cell office:value-type="float" office:value="4.63999999999995" calcext:value-type="float">
            <text:p>4.64</text:p>
          </table:table-cell>
          <table:table-cell office:value-type="float" office:value="16.8699999999998" calcext:value-type="float">
            <text:p>16.87</text:p>
          </table:table-cell>
          <table:table-cell office:value-type="float" office:value="3.76999999999996" calcext:value-type="float">
            <text:p>3.77</text:p>
          </table:table-cell>
          <table:table-cell office:value-type="float" office:value="10.5799999999998" calcext:value-type="float">
            <text:p>10.58</text:p>
          </table:table-cell>
          <table:table-cell office:value-type="float" office:value="41.2200000000004" calcext:value-type="float">
            <text:p>41.22</text:p>
          </table:table-cell>
          <table:table-cell table:formula="of:=AVERAGE([.E42:.X42])" office:value-type="float" office:value="14.013" calcext:value-type="float">
            <text:p>14.013</text:p>
          </table:table-cell>
          <table:table-cell table:formula="of:=STDEV([.E42:.X42])" office:value-type="float" office:value="13.2573487466189" calcext:value-type="float">
            <text:p>13.2573487466</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52.5499999999981" calcext:value-type="float">
            <text:p>52.55</text:p>
          </table:table-cell>
          <table:table-cell office:value-type="float" office:value="77.3500000000027" calcext:value-type="float">
            <text:p>77.35</text:p>
          </table:table-cell>
          <table:table-cell office:value-type="float" office:value="60.4299999999965" calcext:value-type="float">
            <text:p>60.43</text:p>
          </table:table-cell>
          <table:table-cell office:value-type="float" office:value="40.3700000000005" calcext:value-type="float">
            <text:p>40.37</text:p>
          </table:table-cell>
          <table:table-cell office:value-type="float" office:value="5.93999999999992" calcext:value-type="float">
            <text:p>5.94</text:p>
          </table:table-cell>
          <table:table-cell office:value-type="float" office:value="12.7099999999998" calcext:value-type="float">
            <text:p>12.71</text:p>
          </table:table-cell>
          <table:table-cell office:value-type="float" office:value="38.5300000000009" calcext:value-type="float">
            <text:p>38.53</text:p>
          </table:table-cell>
          <table:table-cell office:value-type="float" office:value="61.0499999999964" calcext:value-type="float">
            <text:p>61.05</text:p>
          </table:table-cell>
          <table:table-cell office:value-type="float" office:value="2.66999999999999" calcext:value-type="float">
            <text:p>2.67</text:p>
          </table:table-cell>
          <table:table-cell office:value-type="float" office:value="11.9899999999998" calcext:value-type="float">
            <text:p>11.99</text:p>
          </table:table-cell>
          <table:table-cell office:value-type="float" office:value="11.2499999999998" calcext:value-type="float">
            <text:p>11.25</text:p>
          </table:table-cell>
          <table:table-cell office:value-type="float" office:value="16.3599999999998" calcext:value-type="float">
            <text:p>16.36</text:p>
          </table:table-cell>
          <table:table-cell office:value-type="float" office:value="6.06999999999992" calcext:value-type="float">
            <text:p>6.07</text:p>
          </table:table-cell>
          <table:table-cell office:value-type="float" office:value="41.5800000000003" calcext:value-type="float">
            <text:p>41.58</text:p>
          </table:table-cell>
          <table:table-cell office:value-type="float" office:value="14.9299999999997" calcext:value-type="float">
            <text:p>14.93</text:p>
          </table:table-cell>
          <table:table-cell office:value-type="float" office:value="10.6099999999998" calcext:value-type="float">
            <text:p>10.61</text:p>
          </table:table-cell>
          <table:table-cell office:value-type="float" office:value="9.41999999999984" calcext:value-type="float">
            <text:p>9.42</text:p>
          </table:table-cell>
          <table:table-cell office:value-type="float" office:value="11.3399999999998" calcext:value-type="float">
            <text:p>11.34</text:p>
          </table:table-cell>
          <table:table-cell office:value-type="float" office:value="11.5899999999998" calcext:value-type="float">
            <text:p>11.59</text:p>
          </table:table-cell>
          <table:table-cell office:value-type="float" office:value="11.4899999999998" calcext:value-type="float">
            <text:p>11.49</text:p>
          </table:table-cell>
          <table:table-cell table:formula="of:=AVERAGE([.E43:.X43])" office:value-type="float" office:value="25.4114999999997" calcext:value-type="float">
            <text:p>25.4115</text:p>
          </table:table-cell>
          <table:table-cell table:formula="of:=STDEV([.E43:.X43])" office:value-type="float" office:value="22.5361123708031" calcext:value-type="float">
            <text:p>22.5361123708</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23.2600000000008" calcext:value-type="float">
            <text:p>23.26</text:p>
          </table:table-cell>
          <table:table-cell office:value-type="float" office:value="27.0000000000014" calcext:value-type="float">
            <text:p>27</text:p>
          </table:table-cell>
          <table:table-cell office:value-type="float" office:value="6.7499999999999" calcext:value-type="float">
            <text:p>6.75</text:p>
          </table:table-cell>
          <table:table-cell office:value-type="float" office:value="7.58999999999988" calcext:value-type="float">
            <text:p>7.59</text:p>
          </table:table-cell>
          <table:table-cell office:value-type="float" office:value="13.2199999999998" calcext:value-type="float">
            <text:p>13.22</text:p>
          </table:table-cell>
          <table:table-cell office:value-type="float" office:value="19.2900000000002" calcext:value-type="float">
            <text:p>19.29</text:p>
          </table:table-cell>
          <table:table-cell office:value-type="float" office:value="61.1399999999964" calcext:value-type="float">
            <text:p>61.14</text:p>
          </table:table-cell>
          <table:table-cell office:value-type="float" office:value="10.3999999999998" calcext:value-type="float">
            <text:p>10.4</text:p>
          </table:table-cell>
          <table:table-cell office:value-type="float" office:value="9.07999999999985" calcext:value-type="float">
            <text:p>9.08</text:p>
          </table:table-cell>
          <table:table-cell office:value-type="float" office:value="51.5799999999983" calcext:value-type="float">
            <text:p>51.58</text:p>
          </table:table-cell>
          <table:table-cell office:value-type="float" office:value="16.3099999999997" calcext:value-type="float">
            <text:p>16.31</text:p>
          </table:table-cell>
          <table:table-cell office:value-type="float" office:value="6.13999999999991" calcext:value-type="float">
            <text:p>6.14</text:p>
          </table:table-cell>
          <table:table-cell office:value-type="float" office:value="7.20999999999989" calcext:value-type="float">
            <text:p>7.21</text:p>
          </table:table-cell>
          <table:table-cell office:value-type="float" office:value="1.9" calcext:value-type="float">
            <text:p>1.9</text:p>
          </table:table-cell>
          <table:table-cell office:value-type="float" office:value="1.81" calcext:value-type="float">
            <text:p>1.81</text:p>
          </table:table-cell>
          <table:table-cell office:value-type="float" office:value="5.27999999999993" calcext:value-type="float">
            <text:p>5.28</text:p>
          </table:table-cell>
          <table:table-cell office:value-type="float" office:value="6.39999999999991" calcext:value-type="float">
            <text:p>6.4</text:p>
          </table:table-cell>
          <table:table-cell office:value-type="float" office:value="1.74" calcext:value-type="float">
            <text:p>1.74</text:p>
          </table:table-cell>
          <table:table-cell office:value-type="float" office:value="3.33999999999997" calcext:value-type="float">
            <text:p>3.34</text:p>
          </table:table-cell>
          <table:table-cell office:value-type="float" office:value="3.74999999999996" calcext:value-type="float">
            <text:p>3.75</text:p>
          </table:table-cell>
          <table:table-cell table:formula="of:=AVERAGE([.E44:.X44])" office:value-type="float" office:value="14.1594999999998" calcext:value-type="float">
            <text:p>14.1595</text:p>
          </table:table-cell>
          <table:table-cell table:formula="of:=STDEV([.E44:.X44])" office:value-type="float" office:value="16.1556805961957" calcext:value-type="float">
            <text:p>16.1556805962</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6.8299999999999" calcext:value-type="float">
            <text:p>6.83</text:p>
          </table:table-cell>
          <table:table-cell office:value-type="float" office:value="17.0399999999999" calcext:value-type="float">
            <text:p>17.04</text:p>
          </table:table-cell>
          <table:table-cell office:value-type="float" office:value="3.70999999999997" calcext:value-type="float">
            <text:p>3.71</text:p>
          </table:table-cell>
          <table:table-cell office:value-type="float" office:value="77.8200000000029" calcext:value-type="float">
            <text:p>77.82</text:p>
          </table:table-cell>
          <table:table-cell office:value-type="float" office:value="4.32999999999995" calcext:value-type="float">
            <text:p>4.33</text:p>
          </table:table-cell>
          <table:table-cell office:value-type="float" office:value="8.38999999999987" calcext:value-type="float">
            <text:p>8.39</text:p>
          </table:table-cell>
          <table:table-cell office:value-type="float" office:value="17.97" calcext:value-type="float">
            <text:p>17.97</text:p>
          </table:table-cell>
          <table:table-cell office:value-type="float" office:value="23.0900000000008" calcext:value-type="float">
            <text:p>23.09</text:p>
          </table:table-cell>
          <table:table-cell office:value-type="float" office:value="3.03999999999998" calcext:value-type="float">
            <text:p>3.04</text:p>
          </table:table-cell>
          <table:table-cell office:value-type="float" office:value="2.90999999999998" calcext:value-type="float">
            <text:p>2.91</text:p>
          </table:table-cell>
          <table:table-cell office:value-type="float" office:value="17.4299999999999" calcext:value-type="float">
            <text:p>17.43</text:p>
          </table:table-cell>
          <table:table-cell office:value-type="float" office:value="16.2299999999997" calcext:value-type="float">
            <text:p>16.23</text:p>
          </table:table-cell>
          <table:table-cell office:value-type="float" office:value="9.89999999999983" calcext:value-type="float">
            <text:p>9.9</text:p>
          </table:table-cell>
          <table:table-cell office:value-type="float" office:value="52.6399999999981" calcext:value-type="float">
            <text:p>52.64</text:p>
          </table:table-cell>
          <table:table-cell office:value-type="float" office:value="3.82999999999996" calcext:value-type="float">
            <text:p>3.83</text:p>
          </table:table-cell>
          <table:table-cell office:value-type="float" office:value="24.030000000001" calcext:value-type="float">
            <text:p>24.03</text:p>
          </table:table-cell>
          <table:table-cell office:value-type="float" office:value="1.24" calcext:value-type="float">
            <text:p>1.24</text:p>
          </table:table-cell>
          <table:table-cell office:value-type="float" office:value="7.10999999999989" calcext:value-type="float">
            <text:p>7.11</text:p>
          </table:table-cell>
          <table:table-cell office:value-type="float" office:value="42.5900000000001" calcext:value-type="float">
            <text:p>42.59</text:p>
          </table:table-cell>
          <table:table-cell office:value-type="float" office:value="2.56999999999999" calcext:value-type="float">
            <text:p>2.57</text:p>
          </table:table-cell>
          <table:table-cell table:formula="of:=AVERAGE([.E45:.X45])" office:value-type="float" office:value="17.1350000000001" calcext:value-type="float">
            <text:p>17.135</text:p>
          </table:table-cell>
          <table:table-cell table:formula="of:=STDEV([.E45:.X45])" office:value-type="float" office:value="19.7329434675811" calcext:value-type="float">
            <text:p>19.7329434676</text:p>
          </table:table-cell>
          <table:table-cell table:number-columns-repeated="25"/>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6.9999999999999" calcext:value-type="float">
            <text:p>7</text:p>
          </table:table-cell>
          <table:table-cell office:value-type="float" office:value="54.2899999999978" calcext:value-type="float">
            <text:p>54.29</text:p>
          </table:table-cell>
          <table:table-cell office:value-type="float" office:value="85.3600000000068" calcext:value-type="float">
            <text:p>85.36</text:p>
          </table:table-cell>
          <table:table-cell office:value-type="float" office:value="14.4199999999997" calcext:value-type="float">
            <text:p>14.42</text:p>
          </table:table-cell>
          <table:table-cell office:value-type="float" office:value="29.2200000000018" calcext:value-type="float">
            <text:p>29.22</text:p>
          </table:table-cell>
          <table:table-cell office:value-type="float" office:value="8.63999999999986" calcext:value-type="float">
            <text:p>8.64</text:p>
          </table:table-cell>
          <table:table-cell office:value-type="float" office:value="40.9700000000004" calcext:value-type="float">
            <text:p>40.97</text:p>
          </table:table-cell>
          <table:table-cell office:value-type="float" office:value="23.6700000000009" calcext:value-type="float">
            <text:p>23.67</text:p>
          </table:table-cell>
          <table:table-cell office:value-type="float" office:value="95.2100000000118" calcext:value-type="float">
            <text:p>95.21</text:p>
          </table:table-cell>
          <table:table-cell office:value-type="float" office:value="6.9099999999999" calcext:value-type="float">
            <text:p>6.91</text:p>
          </table:table-cell>
          <table:table-cell office:value-type="float" office:value="6.15999999999991" calcext:value-type="float">
            <text:p>6.16</text:p>
          </table:table-cell>
          <table:table-cell office:value-type="float" office:value="24.010000000001" calcext:value-type="float">
            <text:p>24.01</text:p>
          </table:table-cell>
          <table:table-cell office:value-type="float" office:value="12.3699999999998" calcext:value-type="float">
            <text:p>12.37</text:p>
          </table:table-cell>
          <table:table-cell office:value-type="float" office:value="32.2800000000021" calcext:value-type="float">
            <text:p>32.28</text:p>
          </table:table-cell>
          <table:table-cell office:value-type="float" office:value="39.1400000000008" calcext:value-type="float">
            <text:p>39.14</text:p>
          </table:table-cell>
          <table:table-cell office:value-type="float" office:value="35.8200000000014" calcext:value-type="float">
            <text:p>35.82</text:p>
          </table:table-cell>
          <table:table-cell office:value-type="float" office:value="7.10999999999989" calcext:value-type="float">
            <text:p>7.11</text:p>
          </table:table-cell>
          <table:table-cell office:value-type="float" office:value="47.0199999999992" calcext:value-type="float">
            <text:p>47.02</text:p>
          </table:table-cell>
          <table:table-cell office:value-type="float" office:value="19.1500000000002" calcext:value-type="float">
            <text:p>19.15</text:p>
          </table:table-cell>
          <table:table-cell office:value-type="float" office:value="6.34999999999991" calcext:value-type="float">
            <text:p>6.35</text:p>
          </table:table-cell>
          <table:table-cell table:formula="of:=AVERAGE([.E51:.X51])" office:value-type="float" office:value="29.7550000000011" calcext:value-type="float">
            <text:p>29.755</text:p>
          </table:table-cell>
          <table:table-cell table:formula="of:=STDEV([.E51:.X51])" office:value-type="float" office:value="25.5016615557767" calcext:value-type="float">
            <text:p>25.5016615558</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office:value-type="float" office:value="2.06" calcext:value-type="float">
            <text:p>2.06</text:p>
          </table:table-cell>
          <table:table-cell office:value-type="float" office:value="16.0899999999997" calcext:value-type="float">
            <text:p>16.09</text:p>
          </table:table-cell>
          <table:table-cell office:value-type="float" office:value="19.5300000000003" calcext:value-type="float">
            <text:p>19.53</text:p>
          </table:table-cell>
          <table:table-cell office:value-type="float" office:value="6.05999999999992" calcext:value-type="float">
            <text:p>6.06</text:p>
          </table:table-cell>
          <table:table-cell office:value-type="float" office:value="16.6999999999998" calcext:value-type="float">
            <text:p>16.7</text:p>
          </table:table-cell>
          <table:table-cell office:value-type="float" office:value="33.8500000000018" calcext:value-type="float">
            <text:p>33.85</text:p>
          </table:table-cell>
          <table:table-cell office:value-type="float" office:value="19.8700000000003" calcext:value-type="float">
            <text:p>19.87</text:p>
          </table:table-cell>
          <table:table-cell office:value-type="float" office:value="77.4600000000027" calcext:value-type="float">
            <text:p>77.46</text:p>
          </table:table-cell>
          <table:table-cell office:value-type="float" office:value="1.33" calcext:value-type="float">
            <text:p>1.33</text:p>
          </table:table-cell>
          <table:table-cell office:value-type="float" office:value="63.319999999996" calcext:value-type="float">
            <text:p>63.32</text:p>
          </table:table-cell>
          <table:table-cell office:value-type="float" office:value="10.7599999999998" calcext:value-type="float">
            <text:p>10.76</text:p>
          </table:table-cell>
          <table:table-cell office:value-type="float" office:value="12.8099999999998" calcext:value-type="float">
            <text:p>12.81</text:p>
          </table:table-cell>
          <table:table-cell office:value-type="float" office:value="6.9499999999999" calcext:value-type="float">
            <text:p>6.95</text:p>
          </table:table-cell>
          <table:table-cell office:value-type="float" office:value="20.5600000000004" calcext:value-type="float">
            <text:p>20.56</text:p>
          </table:table-cell>
          <table:table-cell office:value-type="float" office:value="6.6799999999999" calcext:value-type="float">
            <text:p>6.68</text:p>
          </table:table-cell>
          <table:table-cell office:value-type="float" office:value="32.3900000000021" calcext:value-type="float">
            <text:p>32.39</text:p>
          </table:table-cell>
          <table:table-cell office:value-type="float" office:value="28.9400000000017" calcext:value-type="float">
            <text:p>28.94</text:p>
          </table:table-cell>
          <table:table-cell office:value-type="float" office:value="14.9799999999997" calcext:value-type="float">
            <text:p>14.98</text:p>
          </table:table-cell>
          <table:table-cell office:value-type="float" office:value="25.4700000000012" calcext:value-type="float">
            <text:p>25.47</text:p>
          </table:table-cell>
          <table:table-cell office:value-type="float" office:value="5.19999999999993" calcext:value-type="float">
            <text:p>5.2</text:p>
          </table:table-cell>
          <table:table-cell table:formula="of:=AVERAGE([.E52:.X52])" office:value-type="float" office:value="21.0505000000002" calcext:value-type="float">
            <text:p>21.0505</text:p>
          </table:table-cell>
          <table:table-cell table:formula="of:=STDEV([.E52:.X52])" office:value-type="float" office:value="19.5096287900698" calcext:value-type="float">
            <text:p>19.5096287901</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office:value-type="float" office:value="32.6700000000021" calcext:value-type="float">
            <text:p>32.67</text:p>
          </table:table-cell>
          <table:table-cell office:value-type="float" office:value="14.1199999999997" calcext:value-type="float">
            <text:p>14.12</text:p>
          </table:table-cell>
          <table:table-cell office:value-type="float" office:value="1.96" calcext:value-type="float">
            <text:p>1.96</text:p>
          </table:table-cell>
          <table:table-cell office:value-type="float" office:value="4.02999999999996" calcext:value-type="float">
            <text:p>4.03</text:p>
          </table:table-cell>
          <table:table-cell office:value-type="float" office:value="23.3300000000008" calcext:value-type="float">
            <text:p>23.33</text:p>
          </table:table-cell>
          <table:table-cell office:value-type="float" office:value="21.2100000000005" calcext:value-type="float">
            <text:p>21.21</text:p>
          </table:table-cell>
          <table:table-cell office:value-type="float" office:value="9.29999999999985" calcext:value-type="float">
            <text:p>9.3</text:p>
          </table:table-cell>
          <table:table-cell office:value-type="float" office:value="25.5600000000012" calcext:value-type="float">
            <text:p>25.56</text:p>
          </table:table-cell>
          <table:table-cell office:value-type="float" office:value="21.9900000000006" calcext:value-type="float">
            <text:p>21.99</text:p>
          </table:table-cell>
          <table:table-cell office:value-type="float" office:value="4.47999999999995" calcext:value-type="float">
            <text:p>4.48</text:p>
          </table:table-cell>
          <table:table-cell office:value-type="float" office:value="76.5800000000023" calcext:value-type="float">
            <text:p>76.58</text:p>
          </table:table-cell>
          <table:table-cell office:value-type="float" office:value="4.89999999999994" calcext:value-type="float">
            <text:p>4.9</text:p>
          </table:table-cell>
          <table:table-cell office:value-type="float" office:value="19.7300000000003" calcext:value-type="float">
            <text:p>19.73</text:p>
          </table:table-cell>
          <table:table-cell office:value-type="float" office:value="13.9299999999997" calcext:value-type="float">
            <text:p>13.93</text:p>
          </table:table-cell>
          <table:table-cell office:value-type="float" office:value="1.94" calcext:value-type="float">
            <text:p>1.94</text:p>
          </table:table-cell>
          <table:table-cell office:value-type="float" office:value="2.54999999999999" calcext:value-type="float">
            <text:p>2.55</text:p>
          </table:table-cell>
          <table:table-cell office:value-type="float" office:value="26.3500000000013" calcext:value-type="float">
            <text:p>26.35</text:p>
          </table:table-cell>
          <table:table-cell office:value-type="float" office:value="48.099999999999" calcext:value-type="float">
            <text:p>48.1</text:p>
          </table:table-cell>
          <table:table-cell office:value-type="float" office:value="4.04999999999996" calcext:value-type="float">
            <text:p>4.05</text:p>
          </table:table-cell>
          <table:table-cell office:value-type="float" office:value="10.2899999999998" calcext:value-type="float">
            <text:p>10.29</text:p>
          </table:table-cell>
          <table:table-cell table:formula="of:=AVERAGE([.E53:.X53])" office:value-type="float" office:value="18.3535000000004" calcext:value-type="float">
            <text:p>18.3535</text:p>
          </table:table-cell>
          <table:table-cell table:formula="of:=STDEV([.E53:.X53])" office:value-type="float" office:value="18.3527755752586" calcext:value-type="float">
            <text:p>18.3527755753</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24.050000000001" calcext:value-type="float">
            <text:p>24.05</text:p>
          </table:table-cell>
          <table:table-cell office:value-type="float" office:value="1.76" calcext:value-type="float">
            <text:p>1.76</text:p>
          </table:table-cell>
          <table:table-cell office:value-type="float" office:value="2.03" calcext:value-type="float">
            <text:p>2.03</text:p>
          </table:table-cell>
          <table:table-cell office:value-type="float" office:value="28.6000000000017" calcext:value-type="float">
            <text:p>28.6</text:p>
          </table:table-cell>
          <table:table-cell office:value-type="float" office:value="5.33999999999993" calcext:value-type="float">
            <text:p>5.34</text:p>
          </table:table-cell>
          <table:table-cell office:value-type="float" office:value="22.9100000000008" calcext:value-type="float">
            <text:p>22.91</text:p>
          </table:table-cell>
          <table:table-cell office:value-type="float" office:value="5.26999999999993" calcext:value-type="float">
            <text:p>5.27</text:p>
          </table:table-cell>
          <table:table-cell office:value-type="float" office:value="3.47999999999997" calcext:value-type="float">
            <text:p>3.48</text:p>
          </table:table-cell>
          <table:table-cell office:value-type="float" office:value="8.15999999999987" calcext:value-type="float">
            <text:p>8.16</text:p>
          </table:table-cell>
          <table:table-cell office:value-type="float" office:value="43.3799999999999" calcext:value-type="float">
            <text:p>43.38</text:p>
          </table:table-cell>
          <table:table-cell office:value-type="float" office:value="13.8899999999998" calcext:value-type="float">
            <text:p>13.89</text:p>
          </table:table-cell>
          <table:table-cell office:value-type="float" office:value="20.8300000000005" calcext:value-type="float">
            <text:p>20.83</text:p>
          </table:table-cell>
          <table:table-cell office:value-type="float" office:value="22.3300000000007" calcext:value-type="float">
            <text:p>22.33</text:p>
          </table:table-cell>
          <table:table-cell office:value-type="float" office:value="4.25999999999995" calcext:value-type="float">
            <text:p>4.26</text:p>
          </table:table-cell>
          <table:table-cell office:value-type="float" office:value="3.15999999999998" calcext:value-type="float">
            <text:p>3.16</text:p>
          </table:table-cell>
          <table:table-cell office:value-type="float" office:value="32.930000000002" calcext:value-type="float">
            <text:p>32.93</text:p>
          </table:table-cell>
          <table:table-cell office:value-type="float" office:value="1.96" calcext:value-type="float">
            <text:p>1.96</text:p>
          </table:table-cell>
          <table:table-cell office:value-type="float" office:value="16.0299999999997" calcext:value-type="float">
            <text:p>16.03</text:p>
          </table:table-cell>
          <table:table-cell office:value-type="float" office:value="30.840000000002" calcext:value-type="float">
            <text:p>30.84</text:p>
          </table:table-cell>
          <table:table-cell office:value-type="float" office:value="5.02999999999994" calcext:value-type="float">
            <text:p>5.03</text:p>
          </table:table-cell>
          <table:table-cell table:formula="of:=AVERAGE([.E54:.X54])" office:value-type="float" office:value="14.8120000000004" calcext:value-type="float">
            <text:p>14.812</text:p>
          </table:table-cell>
          <table:table-cell table:formula="of:=STDEV([.E54:.X54])" office:value-type="float" office:value="12.6335562355936" calcext:value-type="float">
            <text:p>12.6335562356</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43.5899999999999" calcext:value-type="float">
            <text:p>43.59</text:p>
          </table:table-cell>
          <table:table-cell office:value-type="float" office:value="15.9699999999997" calcext:value-type="float">
            <text:p>15.97</text:p>
          </table:table-cell>
          <table:table-cell office:value-type="float" office:value="14.5599999999997" calcext:value-type="float">
            <text:p>14.56</text:p>
          </table:table-cell>
          <table:table-cell office:value-type="float" office:value="4.32999999999995" calcext:value-type="float">
            <text:p>4.33</text:p>
          </table:table-cell>
          <table:table-cell office:value-type="float" office:value="32.780000000002" calcext:value-type="float">
            <text:p>32.78</text:p>
          </table:table-cell>
          <table:table-cell office:value-type="float" office:value="2.34999999999999" calcext:value-type="float">
            <text:p>2.35</text:p>
          </table:table-cell>
          <table:table-cell office:value-type="float" office:value="6.48999999999991" calcext:value-type="float">
            <text:p>6.49</text:p>
          </table:table-cell>
          <table:table-cell office:value-type="float" office:value="3.74999999999996" calcext:value-type="float">
            <text:p>3.75</text:p>
          </table:table-cell>
          <table:table-cell office:value-type="float" office:value="20.6900000000004" calcext:value-type="float">
            <text:p>20.69</text:p>
          </table:table-cell>
          <table:table-cell office:value-type="float" office:value="1.81" calcext:value-type="float">
            <text:p>1.81</text:p>
          </table:table-cell>
          <table:table-cell office:value-type="float" office:value="41.1100000000004" calcext:value-type="float">
            <text:p>41.11</text:p>
          </table:table-cell>
          <table:table-cell office:value-type="float" office:value="9.46999999999984" calcext:value-type="float">
            <text:p>9.47</text:p>
          </table:table-cell>
          <table:table-cell office:value-type="float" office:value="20.2000000000004" calcext:value-type="float">
            <text:p>20.2</text:p>
          </table:table-cell>
          <table:table-cell office:value-type="float" office:value="21.2900000000005" calcext:value-type="float">
            <text:p>21.29</text:p>
          </table:table-cell>
          <table:table-cell office:value-type="float" office:value="23.3300000000008" calcext:value-type="float">
            <text:p>23.33</text:p>
          </table:table-cell>
          <table:table-cell office:value-type="float" office:value="3.99999999999996" calcext:value-type="float">
            <text:p>4</text:p>
          </table:table-cell>
          <table:table-cell office:value-type="float" office:value="13.4399999999998" calcext:value-type="float">
            <text:p>13.44</text:p>
          </table:table-cell>
          <table:table-cell office:value-type="float" office:value="29.1100000000017" calcext:value-type="float">
            <text:p>29.11</text:p>
          </table:table-cell>
          <table:table-cell office:value-type="float" office:value="2.06" calcext:value-type="float">
            <text:p>2.06</text:p>
          </table:table-cell>
          <table:table-cell office:value-type="float" office:value="35.5300000000015" calcext:value-type="float">
            <text:p>35.53</text:p>
          </table:table-cell>
          <table:table-cell table:formula="of:=AVERAGE([.E55:.X55])" office:value-type="float" office:value="17.2930000000003" calcext:value-type="float">
            <text:p>17.293</text:p>
          </table:table-cell>
          <table:table-cell table:formula="of:=STDEV([.E55:.X55])" office:value-type="float" office:value="13.511119046724" calcext:value-type="float">
            <text:p>13.5111190467</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12.3399999999998" calcext:value-type="float">
            <text:p>12.34</text:p>
          </table:table-cell>
          <table:table-cell office:value-type="float" office:value="11.8499999999998" calcext:value-type="float">
            <text:p>11.85</text:p>
          </table:table-cell>
          <table:table-cell office:value-type="float" office:value="4.48999999999995" calcext:value-type="float">
            <text:p>4.49</text:p>
          </table:table-cell>
          <table:table-cell office:value-type="float" office:value="26.0200000000013" calcext:value-type="float">
            <text:p>26.02</text:p>
          </table:table-cell>
          <table:table-cell office:value-type="float" office:value="15.4799999999997" calcext:value-type="float">
            <text:p>15.48</text:p>
          </table:table-cell>
          <table:table-cell office:value-type="float" office:value="16.8199999999998" calcext:value-type="float">
            <text:p>16.82</text:p>
          </table:table-cell>
          <table:table-cell office:value-type="float" office:value="7.15999999999989" calcext:value-type="float">
            <text:p>7.16</text:p>
          </table:table-cell>
          <table:table-cell office:value-type="float" office:value="13.2899999999998" calcext:value-type="float">
            <text:p>13.29</text:p>
          </table:table-cell>
          <table:table-cell office:value-type="float" office:value="19.6700000000003" calcext:value-type="float">
            <text:p>19.67</text:p>
          </table:table-cell>
          <table:table-cell office:value-type="float" office:value="6.07999999999992" calcext:value-type="float">
            <text:p>6.08</text:p>
          </table:table-cell>
          <table:table-cell office:value-type="float" office:value="12.5199999999998" calcext:value-type="float">
            <text:p>12.52</text:p>
          </table:table-cell>
          <table:table-cell office:value-type="float" office:value="48.9899999999988" calcext:value-type="float">
            <text:p>48.99</text:p>
          </table:table-cell>
          <table:table-cell office:value-type="float" office:value="28.7900000000017" calcext:value-type="float">
            <text:p>28.79</text:p>
          </table:table-cell>
          <table:table-cell office:value-type="float" office:value="6.26999999999991" calcext:value-type="float">
            <text:p>6.27</text:p>
          </table:table-cell>
          <table:table-cell office:value-type="float" office:value="11.2899999999998" calcext:value-type="float">
            <text:p>11.29</text:p>
          </table:table-cell>
          <table:table-cell office:value-type="float" office:value="4.97999999999994" calcext:value-type="float">
            <text:p>4.98</text:p>
          </table:table-cell>
          <table:table-cell office:value-type="float" office:value="24.8800000000011" calcext:value-type="float">
            <text:p>24.88</text:p>
          </table:table-cell>
          <table:table-cell office:value-type="float" office:value="3.72999999999996" calcext:value-type="float">
            <text:p>3.73</text:p>
          </table:table-cell>
          <table:table-cell office:value-type="float" office:value="22.0100000000006" calcext:value-type="float">
            <text:p>22.01</text:p>
          </table:table-cell>
          <table:table-cell office:value-type="float" office:value="11.4999999999998" calcext:value-type="float">
            <text:p>11.5</text:p>
          </table:table-cell>
          <table:table-cell table:formula="of:=AVERAGE([.E56:.X56])" office:value-type="float" office:value="15.4080000000001" calcext:value-type="float">
            <text:p>15.408</text:p>
          </table:table-cell>
          <table:table-cell table:formula="of:=STDEV([.E56:.X56])" office:value-type="float" office:value="10.8649763726825" calcext:value-type="float">
            <text:p>10.8649763727</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5.69999999999992" calcext:value-type="float">
            <text:p>5.7</text:p>
          </table:table-cell>
          <table:table-cell office:value-type="float" office:value="4.81999999999994" calcext:value-type="float">
            <text:p>4.82</text:p>
          </table:table-cell>
          <table:table-cell office:value-type="float" office:value="1.91" calcext:value-type="float">
            <text:p>1.91</text:p>
          </table:table-cell>
          <table:table-cell office:value-type="float" office:value="21.6400000000006" calcext:value-type="float">
            <text:p>21.64</text:p>
          </table:table-cell>
          <table:table-cell office:value-type="float" office:value="6.7499999999999" calcext:value-type="float">
            <text:p>6.75</text:p>
          </table:table-cell>
          <table:table-cell office:value-type="float" office:value="14.2399999999997" calcext:value-type="float">
            <text:p>14.24</text:p>
          </table:table-cell>
          <table:table-cell office:value-type="float" office:value="5.24999999999993" calcext:value-type="float">
            <text:p>5.25</text:p>
          </table:table-cell>
          <table:table-cell office:value-type="float" office:value="9.01999999999985" calcext:value-type="float">
            <text:p>9.02</text:p>
          </table:table-cell>
          <table:table-cell office:value-type="float" office:value="62.0399999999962" calcext:value-type="float">
            <text:p>62.04</text:p>
          </table:table-cell>
          <table:table-cell office:value-type="float" office:value="5.12999999999994" calcext:value-type="float">
            <text:p>5.13</text:p>
          </table:table-cell>
          <table:table-cell office:value-type="float" office:value="6.6399999999999" calcext:value-type="float">
            <text:p>6.64</text:p>
          </table:table-cell>
          <table:table-cell office:value-type="float" office:value="15.5299999999997" calcext:value-type="float">
            <text:p>15.53</text:p>
          </table:table-cell>
          <table:table-cell office:value-type="float" office:value="4.75999999999994" calcext:value-type="float">
            <text:p>4.76</text:p>
          </table:table-cell>
          <table:table-cell office:value-type="float" office:value="6.48999999999991" calcext:value-type="float">
            <text:p>6.49</text:p>
          </table:table-cell>
          <table:table-cell office:value-type="float" office:value="5.07999999999994" calcext:value-type="float">
            <text:p>5.08</text:p>
          </table:table-cell>
          <table:table-cell office:value-type="float" office:value="10.0699999999998" calcext:value-type="float">
            <text:p>10.07</text:p>
          </table:table-cell>
          <table:table-cell office:value-type="float" office:value="26.0400000000013" calcext:value-type="float">
            <text:p>26.04</text:p>
          </table:table-cell>
          <table:table-cell office:value-type="float" office:value="17.1199999999999" calcext:value-type="float">
            <text:p>17.12</text:p>
          </table:table-cell>
          <table:table-cell office:value-type="float" office:value="6.50999999999991" calcext:value-type="float">
            <text:p>6.51</text:p>
          </table:table-cell>
          <table:table-cell office:value-type="float" office:value="2.03" calcext:value-type="float">
            <text:p>2.03</text:p>
          </table:table-cell>
          <table:table-cell table:formula="of:=AVERAGE([.E57:.X57])" office:value-type="float" office:value="11.8384999999998" calcext:value-type="float">
            <text:p>11.8385</text:p>
          </table:table-cell>
          <table:table-cell table:formula="of:=STDEV([.E57:.X57])" office:value-type="float" office:value="13.4792949507162" calcext:value-type="float">
            <text:p>13.4792949507</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4.37999999999995" calcext:value-type="float">
            <text:p>4.38</text:p>
          </table:table-cell>
          <table:table-cell office:value-type="float" office:value="6.7899999999999" calcext:value-type="float">
            <text:p>6.79</text:p>
          </table:table-cell>
          <table:table-cell office:value-type="float" office:value="4.56999999999995" calcext:value-type="float">
            <text:p>4.57</text:p>
          </table:table-cell>
          <table:table-cell office:value-type="float" office:value="7.72999999999988" calcext:value-type="float">
            <text:p>7.73</text:p>
          </table:table-cell>
          <table:table-cell office:value-type="float" office:value="6.7199999999999" calcext:value-type="float">
            <text:p>6.72</text:p>
          </table:table-cell>
          <table:table-cell office:value-type="float" office:value="14.7499999999997" calcext:value-type="float">
            <text:p>14.75</text:p>
          </table:table-cell>
          <table:table-cell office:value-type="float" office:value="2.84999999999998" calcext:value-type="float">
            <text:p>2.85</text:p>
          </table:table-cell>
          <table:table-cell office:value-type="float" office:value="4.27999999999995" calcext:value-type="float">
            <text:p>4.28</text:p>
          </table:table-cell>
          <table:table-cell office:value-type="float" office:value="4.70999999999994" calcext:value-type="float">
            <text:p>4.71</text:p>
          </table:table-cell>
          <table:table-cell office:value-type="float" office:value="27.4500000000015" calcext:value-type="float">
            <text:p>27.45</text:p>
          </table:table-cell>
          <table:table-cell office:value-type="float" office:value="15.3799999999997" calcext:value-type="float">
            <text:p>15.38</text:p>
          </table:table-cell>
          <table:table-cell office:value-type="float" office:value="25.0400000000011" calcext:value-type="float">
            <text:p>25.04</text:p>
          </table:table-cell>
          <table:table-cell office:value-type="float" office:value="17.3599999999999" calcext:value-type="float">
            <text:p>17.36</text:p>
          </table:table-cell>
          <table:table-cell office:value-type="float" office:value="9.32999999999985" calcext:value-type="float">
            <text:p>9.33</text:p>
          </table:table-cell>
          <table:table-cell office:value-type="float" office:value="19.4800000000002" calcext:value-type="float">
            <text:p>19.48</text:p>
          </table:table-cell>
          <table:table-cell office:value-type="float" office:value="30.580000000002" calcext:value-type="float">
            <text:p>30.58</text:p>
          </table:table-cell>
          <table:table-cell office:value-type="float" office:value="15.8399999999997" calcext:value-type="float">
            <text:p>15.84</text:p>
          </table:table-cell>
          <table:table-cell office:value-type="float" office:value="28.7400000000017" calcext:value-type="float">
            <text:p>28.74</text:p>
          </table:table-cell>
          <table:table-cell office:value-type="float" office:value="10.9099999999998" calcext:value-type="float">
            <text:p>10.91</text:p>
          </table:table-cell>
          <table:table-cell office:value-type="float" office:value="41.6900000000003" calcext:value-type="float">
            <text:p>41.69</text:p>
          </table:table-cell>
          <table:table-cell table:formula="of:=AVERAGE([.E58:.X58])" office:value-type="float" office:value="14.9290000000003" calcext:value-type="float">
            <text:p>14.929</text:p>
          </table:table-cell>
          <table:table-cell table:formula="of:=STDEV([.E58:.X58])" office:value-type="float" office:value="10.8913837987944" calcext:value-type="float">
            <text:p>10.8913837988</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33.040000000002" calcext:value-type="float">
            <text:p>33.04</text:p>
          </table:table-cell>
          <table:table-cell office:value-type="float" office:value="21.4100000000005" calcext:value-type="float">
            <text:p>21.41</text:p>
          </table:table-cell>
          <table:table-cell office:value-type="float" office:value="3.85999999999996" calcext:value-type="float">
            <text:p>3.86</text:p>
          </table:table-cell>
          <table:table-cell office:value-type="float" office:value="17.66" calcext:value-type="float">
            <text:p>17.66</text:p>
          </table:table-cell>
          <table:table-cell office:value-type="float" office:value="16.8499999999998" calcext:value-type="float">
            <text:p>16.85</text:p>
          </table:table-cell>
          <table:table-cell office:value-type="float" office:value="16.8899999999998" calcext:value-type="float">
            <text:p>16.89</text:p>
          </table:table-cell>
          <table:table-cell office:value-type="float" office:value="14.7099999999997" calcext:value-type="float">
            <text:p>14.71</text:p>
          </table:table-cell>
          <table:table-cell office:value-type="float" office:value="8.34999999999987" calcext:value-type="float">
            <text:p>8.35</text:p>
          </table:table-cell>
          <table:table-cell office:value-type="float" office:value="5.80999999999992" calcext:value-type="float">
            <text:p>5.81</text:p>
          </table:table-cell>
          <table:table-cell office:value-type="float" office:value="8.05999999999987" calcext:value-type="float">
            <text:p>8.06</text:p>
          </table:table-cell>
          <table:table-cell office:value-type="float" office:value="45.3299999999996" calcext:value-type="float">
            <text:p>45.33</text:p>
          </table:table-cell>
          <table:table-cell office:value-type="float" office:value="4.83999999999994" calcext:value-type="float">
            <text:p>4.84</text:p>
          </table:table-cell>
          <table:table-cell office:value-type="float" office:value="3.17999999999998" calcext:value-type="float">
            <text:p>3.18</text:p>
          </table:table-cell>
          <table:table-cell office:value-type="float" office:value="8.41999999999987" calcext:value-type="float">
            <text:p>8.42</text:p>
          </table:table-cell>
          <table:table-cell office:value-type="float" office:value="9.78999999999984" calcext:value-type="float">
            <text:p>9.79</text:p>
          </table:table-cell>
          <table:table-cell office:value-type="float" office:value="9.39999999999984" calcext:value-type="float">
            <text:p>9.4</text:p>
          </table:table-cell>
          <table:table-cell office:value-type="float" office:value="5.01999999999994" calcext:value-type="float">
            <text:p>5.02</text:p>
          </table:table-cell>
          <table:table-cell office:value-type="float" office:value="25.3400000000012" calcext:value-type="float">
            <text:p>25.34</text:p>
          </table:table-cell>
          <table:table-cell office:value-type="float" office:value="24.6600000000011" calcext:value-type="float">
            <text:p>24.66</text:p>
          </table:table-cell>
          <table:table-cell office:value-type="float" office:value="4.34999999999995" calcext:value-type="float">
            <text:p>4.35</text:p>
          </table:table-cell>
          <table:table-cell table:formula="of:=AVERAGE([.E59:.X59])" office:value-type="float" office:value="14.3485000000001" calcext:value-type="float">
            <text:p>14.3485</text:p>
          </table:table-cell>
          <table:table-cell table:formula="of:=STDEV([.E59:.X59])" office:value-type="float" office:value="11.1237968125241" calcext:value-type="float">
            <text:p>11.1237968125</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101.710000000015" calcext:value-type="float">
            <text:p>101.71</text:p>
          </table:table-cell>
          <table:table-cell office:value-type="float" office:value="11.1199999999998" calcext:value-type="float">
            <text:p>11.12</text:p>
          </table:table-cell>
          <table:table-cell office:value-type="float" office:value="7.22999999999989" calcext:value-type="float">
            <text:p>7.23</text:p>
          </table:table-cell>
          <table:table-cell office:value-type="float" office:value="5.75999999999992" calcext:value-type="float">
            <text:p>5.76</text:p>
          </table:table-cell>
          <table:table-cell office:value-type="float" office:value="6.8099999999999" calcext:value-type="float">
            <text:p>6.81</text:p>
          </table:table-cell>
          <table:table-cell office:value-type="float" office:value="5.07999999999994" calcext:value-type="float">
            <text:p>5.08</text:p>
          </table:table-cell>
          <table:table-cell office:value-type="float" office:value="56.3099999999974" calcext:value-type="float">
            <text:p>56.31</text:p>
          </table:table-cell>
          <table:table-cell office:value-type="float" office:value="6.00999999999992" calcext:value-type="float">
            <text:p>6.01</text:p>
          </table:table-cell>
          <table:table-cell office:value-type="float" office:value="14.5099999999997" calcext:value-type="float">
            <text:p>14.51</text:p>
          </table:table-cell>
          <table:table-cell office:value-type="float" office:value="2.31999999999999" calcext:value-type="float">
            <text:p>2.32</text:p>
          </table:table-cell>
          <table:table-cell office:value-type="float" office:value="4.51999999999995" calcext:value-type="float">
            <text:p>4.52</text:p>
          </table:table-cell>
          <table:table-cell office:value-type="float" office:value="10.2199999999998" calcext:value-type="float">
            <text:p>10.22</text:p>
          </table:table-cell>
          <table:table-cell office:value-type="float" office:value="5.77999999999992" calcext:value-type="float">
            <text:p>5.78</text:p>
          </table:table-cell>
          <table:table-cell office:value-type="float" office:value="25.8600000000012" calcext:value-type="float">
            <text:p>25.86</text:p>
          </table:table-cell>
          <table:table-cell office:value-type="float" office:value="5.69999999999992" calcext:value-type="float">
            <text:p>5.7</text:p>
          </table:table-cell>
          <table:table-cell office:value-type="float" office:value="10.6799999999998" calcext:value-type="float">
            <text:p>10.68</text:p>
          </table:table-cell>
          <table:table-cell office:value-type="float" office:value="4.29999999999995" calcext:value-type="float">
            <text:p>4.3</text:p>
          </table:table-cell>
          <table:table-cell office:value-type="float" office:value="15.0899999999997" calcext:value-type="float">
            <text:p>15.09</text:p>
          </table:table-cell>
          <table:table-cell office:value-type="float" office:value="10.3299999999998" calcext:value-type="float">
            <text:p>10.33</text:p>
          </table:table-cell>
          <table:table-cell office:value-type="float" office:value="25.7100000000012" calcext:value-type="float">
            <text:p>25.71</text:p>
          </table:table-cell>
          <table:table-cell table:formula="of:=AVERAGE([.E60:.X60])" office:value-type="float" office:value="16.7525000000006" calcext:value-type="float">
            <text:p>16.7525</text:p>
          </table:table-cell>
          <table:table-cell table:formula="of:=STDEV([.E60:.X60])" office:value-type="float" office:value="23.4224761320835" calcext:value-type="float">
            <text:p>23.4224761321</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77999999999994" calcext:value-type="float">
            <text:p>4.78</text:p>
          </table:table-cell>
          <table:table-cell office:value-type="float" office:value="8.17999999999987" calcext:value-type="float">
            <text:p>8.18</text:p>
          </table:table-cell>
          <table:table-cell office:value-type="float" office:value="6.8699999999999" calcext:value-type="float">
            <text:p>6.87</text:p>
          </table:table-cell>
          <table:table-cell office:value-type="float" office:value="7.08999999999989" calcext:value-type="float">
            <text:p>7.09</text:p>
          </table:table-cell>
          <table:table-cell office:value-type="float" office:value="2.92999999999998" calcext:value-type="float">
            <text:p>2.93</text:p>
          </table:table-cell>
          <table:table-cell office:value-type="float" office:value="2.50999999999999" calcext:value-type="float">
            <text:p>2.51</text:p>
          </table:table-cell>
          <table:table-cell office:value-type="float" office:value="4.40999999999995" calcext:value-type="float">
            <text:p>4.41</text:p>
          </table:table-cell>
          <table:table-cell office:value-type="float" office:value="16.5099999999998" calcext:value-type="float">
            <text:p>16.51</text:p>
          </table:table-cell>
          <table:table-cell office:value-type="float" office:value="49.4099999999987" calcext:value-type="float">
            <text:p>49.41</text:p>
          </table:table-cell>
          <table:table-cell office:value-type="float" office:value="4.16999999999996" calcext:value-type="float">
            <text:p>4.17</text:p>
          </table:table-cell>
          <table:table-cell office:value-type="float" office:value="2.09" calcext:value-type="float">
            <text:p>2.09</text:p>
          </table:table-cell>
          <table:table-cell office:value-type="float" office:value="21.7500000000006" calcext:value-type="float">
            <text:p>21.75</text:p>
          </table:table-cell>
          <table:table-cell office:value-type="float" office:value="8.63999999999986" calcext:value-type="float">
            <text:p>8.64</text:p>
          </table:table-cell>
          <table:table-cell office:value-type="float" office:value="21.2800000000005" calcext:value-type="float">
            <text:p>21.28</text:p>
          </table:table-cell>
          <table:table-cell office:value-type="float" office:value="8.29999999999987" calcext:value-type="float">
            <text:p>8.3</text:p>
          </table:table-cell>
          <table:table-cell office:value-type="float" office:value="21.3000000000005" calcext:value-type="float">
            <text:p>21.3</text:p>
          </table:table-cell>
          <table:table-cell office:value-type="float" office:value="53.6399999999979" calcext:value-type="float">
            <text:p>53.64</text:p>
          </table:table-cell>
          <table:table-cell office:value-type="float" office:value="16.7899999999998" calcext:value-type="float">
            <text:p>16.79</text:p>
          </table:table-cell>
          <table:table-cell office:value-type="float" office:value="45.4899999999995" calcext:value-type="float">
            <text:p>45.49</text:p>
          </table:table-cell>
          <table:table-cell office:value-type="float" office:value="5.44999999999993" calcext:value-type="float">
            <text:p>5.45</text:p>
          </table:table-cell>
          <table:table-cell table:formula="of:=AVERAGE([.E61:.X61])" office:value-type="float" office:value="15.5794999999998" calcext:value-type="float">
            <text:p>15.5795</text:p>
          </table:table-cell>
          <table:table-cell table:formula="of:=STDEV([.E61:.X61])" office:value-type="float" office:value="16.0331145724941" calcext:value-type="float">
            <text:p>16.0331145725</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4.52999999999995" calcext:value-type="float">
            <text:p>4.53</text:p>
          </table:table-cell>
          <table:table-cell office:value-type="float" office:value="2.56999999999999" calcext:value-type="float">
            <text:p>2.57</text:p>
          </table:table-cell>
          <table:table-cell office:value-type="float" office:value="7.52999999999988" calcext:value-type="float">
            <text:p>7.53</text:p>
          </table:table-cell>
          <table:table-cell office:value-type="float" office:value="33.4200000000019" calcext:value-type="float">
            <text:p>33.42</text:p>
          </table:table-cell>
          <table:table-cell office:value-type="float" office:value="12.0299999999998" calcext:value-type="float">
            <text:p>12.03</text:p>
          </table:table-cell>
          <table:table-cell office:value-type="float" office:value="41.3100000000004" calcext:value-type="float">
            <text:p>41.31</text:p>
          </table:table-cell>
          <table:table-cell office:value-type="float" office:value="10.6499999999998" calcext:value-type="float">
            <text:p>10.65</text:p>
          </table:table-cell>
          <table:table-cell office:value-type="float" office:value="36.3700000000013" calcext:value-type="float">
            <text:p>36.37</text:p>
          </table:table-cell>
          <table:table-cell office:value-type="float" office:value="6.8399999999999" calcext:value-type="float">
            <text:p>6.84</text:p>
          </table:table-cell>
          <table:table-cell office:value-type="float" office:value="29.9200000000019" calcext:value-type="float">
            <text:p>29.92</text:p>
          </table:table-cell>
          <table:table-cell office:value-type="float" office:value="18.7600000000001" calcext:value-type="float">
            <text:p>18.76</text:p>
          </table:table-cell>
          <table:table-cell office:value-type="float" office:value="5.37999999999993" calcext:value-type="float">
            <text:p>5.38</text:p>
          </table:table-cell>
          <table:table-cell office:value-type="float" office:value="7.55999999999988" calcext:value-type="float">
            <text:p>7.56</text:p>
          </table:table-cell>
          <table:table-cell office:value-type="float" office:value="7.18999999999989" calcext:value-type="float">
            <text:p>7.19</text:p>
          </table:table-cell>
          <table:table-cell office:value-type="float" office:value="2.34999999999999" calcext:value-type="float">
            <text:p>2.35</text:p>
          </table:table-cell>
          <table:table-cell office:value-type="float" office:value="9.77999999999984" calcext:value-type="float">
            <text:p>9.78</text:p>
          </table:table-cell>
          <table:table-cell office:value-type="float" office:value="21.0700000000005" calcext:value-type="float">
            <text:p>21.07</text:p>
          </table:table-cell>
          <table:table-cell office:value-type="float" office:value="5.83999999999992" calcext:value-type="float">
            <text:p>5.84</text:p>
          </table:table-cell>
          <table:table-cell office:value-type="float" office:value="4.88999999999994" calcext:value-type="float">
            <text:p>4.89</text:p>
          </table:table-cell>
          <table:table-cell office:value-type="float" office:value="10.1799999999998" calcext:value-type="float">
            <text:p>10.18</text:p>
          </table:table-cell>
          <table:table-cell table:formula="of:=AVERAGE([.E62:.X62])" office:value-type="float" office:value="13.9085000000002" calcext:value-type="float">
            <text:p>13.9085</text:p>
          </table:table-cell>
          <table:table-cell table:formula="of:=STDEV([.E62:.X62])" office:value-type="float" office:value="12.0475410354152" calcext:value-type="float">
            <text:p>12.0475410354</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5.53999999999993" calcext:value-type="float">
            <text:p>5.54</text:p>
          </table:table-cell>
          <table:table-cell office:value-type="float" office:value="23.8600000000009" calcext:value-type="float">
            <text:p>23.86</text:p>
          </table:table-cell>
          <table:table-cell office:value-type="float" office:value="29.2500000000018" calcext:value-type="float">
            <text:p>29.25</text:p>
          </table:table-cell>
          <table:table-cell office:value-type="float" office:value="8.79999999999986" calcext:value-type="float">
            <text:p>8.8</text:p>
          </table:table-cell>
          <table:table-cell office:value-type="float" office:value="7.15999999999989" calcext:value-type="float">
            <text:p>7.16</text:p>
          </table:table-cell>
          <table:table-cell office:value-type="float" office:value="13.5999999999998" calcext:value-type="float">
            <text:p>13.6</text:p>
          </table:table-cell>
          <table:table-cell office:value-type="float" office:value="25.6600000000012" calcext:value-type="float">
            <text:p>25.66</text:p>
          </table:table-cell>
          <table:table-cell office:value-type="float" office:value="2.42999999999999" calcext:value-type="float">
            <text:p>2.43</text:p>
          </table:table-cell>
          <table:table-cell office:value-type="float" office:value="13.1899999999998" calcext:value-type="float">
            <text:p>13.19</text:p>
          </table:table-cell>
          <table:table-cell office:value-type="float" office:value="9.06999999999985" calcext:value-type="float">
            <text:p>9.07</text:p>
          </table:table-cell>
          <table:table-cell office:value-type="float" office:value="4.84999999999994" calcext:value-type="float">
            <text:p>4.85</text:p>
          </table:table-cell>
          <table:table-cell office:value-type="float" office:value="7.52999999999988" calcext:value-type="float">
            <text:p>7.53</text:p>
          </table:table-cell>
          <table:table-cell office:value-type="float" office:value="13.6099999999998" calcext:value-type="float">
            <text:p>13.61</text:p>
          </table:table-cell>
          <table:table-cell office:value-type="float" office:value="18.8900000000002" calcext:value-type="float">
            <text:p>18.89</text:p>
          </table:table-cell>
          <table:table-cell office:value-type="float" office:value="9.62999999999984" calcext:value-type="float">
            <text:p>9.63</text:p>
          </table:table-cell>
          <table:table-cell office:value-type="float" office:value="5.71999999999992" calcext:value-type="float">
            <text:p>5.72</text:p>
          </table:table-cell>
          <table:table-cell office:value-type="float" office:value="5.44999999999993" calcext:value-type="float">
            <text:p>5.45</text:p>
          </table:table-cell>
          <table:table-cell office:value-type="float" office:value="13.5699999999998" calcext:value-type="float">
            <text:p>13.57</text:p>
          </table:table-cell>
          <table:table-cell office:value-type="float" office:value="6.16999999999991" calcext:value-type="float">
            <text:p>6.17</text:p>
          </table:table-cell>
          <table:table-cell office:value-type="float" office:value="41.1000000000004" calcext:value-type="float">
            <text:p>41.1</text:p>
          </table:table-cell>
          <table:table-cell table:formula="of:=AVERAGE([.E63:.X63])" office:value-type="float" office:value="13.2540000000001" calcext:value-type="float">
            <text:p>13.254</text:p>
          </table:table-cell>
          <table:table-cell table:formula="of:=STDEV([.E63:.X63])" office:value-type="float" office:value="9.90826258071659" calcext:value-type="float">
            <text:p>9.9082625807</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2.19" calcext:value-type="float">
            <text:p>2.19</text:p>
          </table:table-cell>
          <table:table-cell office:value-type="float" office:value="7.93999999999988" calcext:value-type="float">
            <text:p>7.94</text:p>
          </table:table-cell>
          <table:table-cell office:value-type="float" office:value="17.99" calcext:value-type="float">
            <text:p>17.99</text:p>
          </table:table-cell>
          <table:table-cell office:value-type="float" office:value="7.64999999999988" calcext:value-type="float">
            <text:p>7.65</text:p>
          </table:table-cell>
          <table:table-cell office:value-type="float" office:value="8.47999999999986" calcext:value-type="float">
            <text:p>8.48</text:p>
          </table:table-cell>
          <table:table-cell office:value-type="float" office:value="9.95999999999983" calcext:value-type="float">
            <text:p>9.96</text:p>
          </table:table-cell>
          <table:table-cell office:value-type="float" office:value="22.1200000000007" calcext:value-type="float">
            <text:p>22.12</text:p>
          </table:table-cell>
          <table:table-cell office:value-type="float" office:value="26.5000000000013" calcext:value-type="float">
            <text:p>26.5</text:p>
          </table:table-cell>
          <table:table-cell office:value-type="float" office:value="5.42999999999993" calcext:value-type="float">
            <text:p>5.43</text:p>
          </table:table-cell>
          <table:table-cell office:value-type="float" office:value="6.6399999999999" calcext:value-type="float">
            <text:p>6.64</text:p>
          </table:table-cell>
          <table:table-cell office:value-type="float" office:value="18.1" calcext:value-type="float">
            <text:p>18.1</text:p>
          </table:table-cell>
          <table:table-cell office:value-type="float" office:value="5.43999999999993" calcext:value-type="float">
            <text:p>5.44</text:p>
          </table:table-cell>
          <table:table-cell office:value-type="float" office:value="15.3699999999997" calcext:value-type="float">
            <text:p>15.37</text:p>
          </table:table-cell>
          <table:table-cell office:value-type="float" office:value="6.19999999999991" calcext:value-type="float">
            <text:p>6.2</text:p>
          </table:table-cell>
          <table:table-cell office:value-type="float" office:value="10.7599999999998" calcext:value-type="float">
            <text:p>10.76</text:p>
          </table:table-cell>
          <table:table-cell office:value-type="float" office:value="14.0399999999997" calcext:value-type="float">
            <text:p>14.04</text:p>
          </table:table-cell>
          <table:table-cell office:value-type="float" office:value="8.72999999999986" calcext:value-type="float">
            <text:p>8.73</text:p>
          </table:table-cell>
          <table:table-cell office:value-type="float" office:value="22.9800000000008" calcext:value-type="float">
            <text:p>22.98</text:p>
          </table:table-cell>
          <table:table-cell office:value-type="float" office:value="2.60999999999999" calcext:value-type="float">
            <text:p>2.61</text:p>
          </table:table-cell>
          <table:table-cell office:value-type="float" office:value="4.71999999999994" calcext:value-type="float">
            <text:p>4.72</text:p>
          </table:table-cell>
          <table:table-cell table:formula="of:=AVERAGE([.E64:.X64])" office:value-type="float" office:value="11.1925000000001" calcext:value-type="float">
            <text:p>11.1925</text:p>
          </table:table-cell>
          <table:table-cell table:formula="of:=STDEV([.E64:.X64])" office:value-type="float" office:value="7.10431883100947" calcext:value-type="float">
            <text:p>7.104318831</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4.73999999999994" calcext:value-type="float">
            <text:p>4.74</text:p>
          </table:table-cell>
          <table:table-cell office:value-type="float" office:value="3.13999999999998" calcext:value-type="float">
            <text:p>3.14</text:p>
          </table:table-cell>
          <table:table-cell office:value-type="float" office:value="12.0699999999998" calcext:value-type="float">
            <text:p>12.07</text:p>
          </table:table-cell>
          <table:table-cell office:value-type="float" office:value="4.22999999999995" calcext:value-type="float">
            <text:p>4.23</text:p>
          </table:table-cell>
          <table:table-cell office:value-type="float" office:value="7.35999999999989" calcext:value-type="float">
            <text:p>7.36</text:p>
          </table:table-cell>
          <table:table-cell office:value-type="float" office:value="22.8100000000008" calcext:value-type="float">
            <text:p>22.81</text:p>
          </table:table-cell>
          <table:table-cell office:value-type="float" office:value="14.0999999999997" calcext:value-type="float">
            <text:p>14.1</text:p>
          </table:table-cell>
          <table:table-cell office:value-type="float" office:value="21.7200000000006" calcext:value-type="float">
            <text:p>21.72</text:p>
          </table:table-cell>
          <table:table-cell office:value-type="float" office:value="6.7199999999999" calcext:value-type="float">
            <text:p>6.72</text:p>
          </table:table-cell>
          <table:table-cell office:value-type="float" office:value="4.56999999999995" calcext:value-type="float">
            <text:p>4.57</text:p>
          </table:table-cell>
          <table:table-cell office:value-type="float" office:value="3.69999999999996" calcext:value-type="float">
            <text:p>3.7</text:p>
          </table:table-cell>
          <table:table-cell office:value-type="float" office:value="7.70999999999988" calcext:value-type="float">
            <text:p>7.71</text:p>
          </table:table-cell>
          <table:table-cell office:value-type="float" office:value="3.30999999999997" calcext:value-type="float">
            <text:p>3.31</text:p>
          </table:table-cell>
          <table:table-cell office:value-type="float" office:value="3.70999999999997" calcext:value-type="float">
            <text:p>3.71</text:p>
          </table:table-cell>
          <table:table-cell office:value-type="float" office:value="17.1799999999999" calcext:value-type="float">
            <text:p>17.18</text:p>
          </table:table-cell>
          <table:table-cell office:value-type="float" office:value="11.0799999999998" calcext:value-type="float">
            <text:p>11.08</text:p>
          </table:table-cell>
          <table:table-cell office:value-type="float" office:value="7.71999999999988" calcext:value-type="float">
            <text:p>7.72</text:p>
          </table:table-cell>
          <table:table-cell office:value-type="float" office:value="5.61999999999992" calcext:value-type="float">
            <text:p>5.62</text:p>
          </table:table-cell>
          <table:table-cell office:value-type="float" office:value="38.5400000000009" calcext:value-type="float">
            <text:p>38.54</text:p>
          </table:table-cell>
          <table:table-cell office:value-type="float" office:value="4.02999999999996" calcext:value-type="float">
            <text:p>4.03</text:p>
          </table:table-cell>
          <table:table-cell table:formula="of:=AVERAGE([.E65:.X65])" office:value-type="float" office:value="10.203" calcext:value-type="float">
            <text:p>10.203</text:p>
          </table:table-cell>
          <table:table-cell table:formula="of:=STDEV([.E65:.X65])" office:value-type="float" office:value="8.98386454179201" calcext:value-type="float">
            <text:p>8.9838645418</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9.26999999999985" calcext:value-type="float">
            <text:p>9.27</text:p>
          </table:table-cell>
          <table:table-cell office:value-type="float" office:value="20.2900000000004" calcext:value-type="float">
            <text:p>20.29</text:p>
          </table:table-cell>
          <table:table-cell office:value-type="float" office:value="5.11999999999994" calcext:value-type="float">
            <text:p>5.12</text:p>
          </table:table-cell>
          <table:table-cell office:value-type="float" office:value="21.3300000000005" calcext:value-type="float">
            <text:p>21.33</text:p>
          </table:table-cell>
          <table:table-cell office:value-type="float" office:value="9.24999999999985" calcext:value-type="float">
            <text:p>9.25</text:p>
          </table:table-cell>
          <table:table-cell office:value-type="float" office:value="9.28999999999985" calcext:value-type="float">
            <text:p>9.29</text:p>
          </table:table-cell>
          <table:table-cell office:value-type="float" office:value="33.7800000000018" calcext:value-type="float">
            <text:p>33.78</text:p>
          </table:table-cell>
          <table:table-cell office:value-type="float" office:value="5.22999999999993" calcext:value-type="float">
            <text:p>5.23</text:p>
          </table:table-cell>
          <table:table-cell office:value-type="float" office:value="30.560000000002" calcext:value-type="float">
            <text:p>30.56</text:p>
          </table:table-cell>
          <table:table-cell office:value-type="float" office:value="32.3000000000021" calcext:value-type="float">
            <text:p>32.3</text:p>
          </table:table-cell>
          <table:table-cell office:value-type="float" office:value="18.12" calcext:value-type="float">
            <text:p>18.12</text:p>
          </table:table-cell>
          <table:table-cell office:value-type="float" office:value="14.5599999999997" calcext:value-type="float">
            <text:p>14.56</text:p>
          </table:table-cell>
          <table:table-cell office:value-type="float" office:value="6.7399999999999" calcext:value-type="float">
            <text:p>6.74</text:p>
          </table:table-cell>
          <table:table-cell office:value-type="float" office:value="7.89999999999988" calcext:value-type="float">
            <text:p>7.9</text:p>
          </table:table-cell>
          <table:table-cell office:value-type="float" office:value="8.47999999999986" calcext:value-type="float">
            <text:p>8.48</text:p>
          </table:table-cell>
          <table:table-cell office:value-type="float" office:value="19.0400000000002" calcext:value-type="float">
            <text:p>19.04</text:p>
          </table:table-cell>
          <table:table-cell office:value-type="float" office:value="6.6799999999999" calcext:value-type="float">
            <text:p>6.68</text:p>
          </table:table-cell>
          <table:table-cell office:value-type="float" office:value="23.5700000000009" calcext:value-type="float">
            <text:p>23.57</text:p>
          </table:table-cell>
          <table:table-cell office:value-type="float" office:value="17.2399999999999" calcext:value-type="float">
            <text:p>17.24</text:p>
          </table:table-cell>
          <table:table-cell office:value-type="float" office:value="5.03999999999994" calcext:value-type="float">
            <text:p>5.04</text:p>
          </table:table-cell>
          <table:table-cell table:formula="of:=AVERAGE([.E66:.X66])" office:value-type="float" office:value="15.1895000000003" calcext:value-type="float">
            <text:p>15.1895</text:p>
          </table:table-cell>
          <table:table-cell table:formula="of:=STDEV([.E66:.X66])" office:value-type="float" office:value="9.4235921606646" calcext:value-type="float">
            <text:p>9.4235921607</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2.86999999999998" calcext:value-type="float">
            <text:p>2.87</text:p>
          </table:table-cell>
          <table:table-cell office:value-type="float" office:value="5.99999999999992" calcext:value-type="float">
            <text:p>6</text:p>
          </table:table-cell>
          <table:table-cell office:value-type="float" office:value="3.55999999999997" calcext:value-type="float">
            <text:p>3.56</text:p>
          </table:table-cell>
          <table:table-cell office:value-type="float" office:value="14.5999999999997" calcext:value-type="float">
            <text:p>14.6</text:p>
          </table:table-cell>
          <table:table-cell office:value-type="float" office:value="5.22999999999993" calcext:value-type="float">
            <text:p>5.23</text:p>
          </table:table-cell>
          <table:table-cell office:value-type="float" office:value="6.9599999999999" calcext:value-type="float">
            <text:p>6.96</text:p>
          </table:table-cell>
          <table:table-cell office:value-type="float" office:value="2.13" calcext:value-type="float">
            <text:p>2.13</text:p>
          </table:table-cell>
          <table:table-cell office:value-type="float" office:value="5.61999999999992" calcext:value-type="float">
            <text:p>5.62</text:p>
          </table:table-cell>
          <table:table-cell office:value-type="float" office:value="21.1200000000005" calcext:value-type="float">
            <text:p>21.12</text:p>
          </table:table-cell>
          <table:table-cell office:value-type="float" office:value="21.2900000000005" calcext:value-type="float">
            <text:p>21.29</text:p>
          </table:table-cell>
          <table:table-cell office:value-type="float" office:value="9.22999999999985" calcext:value-type="float">
            <text:p>9.23</text:p>
          </table:table-cell>
          <table:table-cell office:value-type="float" office:value="8.04999999999987" calcext:value-type="float">
            <text:p>8.05</text:p>
          </table:table-cell>
          <table:table-cell office:value-type="float" office:value="15.6199999999997" calcext:value-type="float">
            <text:p>15.62</text:p>
          </table:table-cell>
          <table:table-cell office:value-type="float" office:value="3.55999999999997" calcext:value-type="float">
            <text:p>3.56</text:p>
          </table:table-cell>
          <table:table-cell office:value-type="float" office:value="7.52999999999988" calcext:value-type="float">
            <text:p>7.53</text:p>
          </table:table-cell>
          <table:table-cell office:value-type="float" office:value="11.3299999999998" calcext:value-type="float">
            <text:p>11.33</text:p>
          </table:table-cell>
          <table:table-cell office:value-type="float" office:value="10.4399999999998" calcext:value-type="float">
            <text:p>10.44</text:p>
          </table:table-cell>
          <table:table-cell office:value-type="float" office:value="4.72999999999994" calcext:value-type="float">
            <text:p>4.73</text:p>
          </table:table-cell>
          <table:table-cell office:value-type="float" office:value="4.48999999999995" calcext:value-type="float">
            <text:p>4.49</text:p>
          </table:table-cell>
          <table:table-cell office:value-type="float" office:value="1.89" calcext:value-type="float">
            <text:p>1.89</text:p>
          </table:table-cell>
          <table:table-cell table:formula="of:=AVERAGE([.E67:.X67])" office:value-type="float" office:value="8.31249999999996" calcext:value-type="float">
            <text:p>8.3125</text:p>
          </table:table-cell>
          <table:table-cell table:formula="of:=STDEV([.E67:.X67])" office:value-type="float" office:value="5.83173520715034" calcext:value-type="float">
            <text:p>5.8317352072</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18.8700000000002" calcext:value-type="float">
            <text:p>18.87</text:p>
          </table:table-cell>
          <table:table-cell office:value-type="float" office:value="5.65999999999992" calcext:value-type="float">
            <text:p>5.66</text:p>
          </table:table-cell>
          <table:table-cell office:value-type="float" office:value="8.36999999999987" calcext:value-type="float">
            <text:p>8.37</text:p>
          </table:table-cell>
          <table:table-cell office:value-type="float" office:value="32.6700000000021" calcext:value-type="float">
            <text:p>32.67</text:p>
          </table:table-cell>
          <table:table-cell office:value-type="float" office:value="8.34999999999987" calcext:value-type="float">
            <text:p>8.35</text:p>
          </table:table-cell>
          <table:table-cell office:value-type="float" office:value="16.6299999999998" calcext:value-type="float">
            <text:p>16.63</text:p>
          </table:table-cell>
          <table:table-cell office:value-type="float" office:value="9.72999999999984" calcext:value-type="float">
            <text:p>9.73</text:p>
          </table:table-cell>
          <table:table-cell office:value-type="float" office:value="5.30999999999993" calcext:value-type="float">
            <text:p>5.31</text:p>
          </table:table-cell>
          <table:table-cell office:value-type="float" office:value="12.1599999999998" calcext:value-type="float">
            <text:p>12.16</text:p>
          </table:table-cell>
          <table:table-cell office:value-type="float" office:value="4.67999999999994" calcext:value-type="float">
            <text:p>4.68</text:p>
          </table:table-cell>
          <table:table-cell office:value-type="float" office:value="15.3599999999997" calcext:value-type="float">
            <text:p>15.36</text:p>
          </table:table-cell>
          <table:table-cell office:value-type="float" office:value="11.5799999999998" calcext:value-type="float">
            <text:p>11.58</text:p>
          </table:table-cell>
          <table:table-cell office:value-type="float" office:value="5.03999999999994" calcext:value-type="float">
            <text:p>5.04</text:p>
          </table:table-cell>
          <table:table-cell office:value-type="float" office:value="6.08999999999991" calcext:value-type="float">
            <text:p>6.09</text:p>
          </table:table-cell>
          <table:table-cell office:value-type="float" office:value="8.11999999999987" calcext:value-type="float">
            <text:p>8.12</text:p>
          </table:table-cell>
          <table:table-cell office:value-type="float" office:value="8.06999999999987" calcext:value-type="float">
            <text:p>8.07</text:p>
          </table:table-cell>
          <table:table-cell office:value-type="float" office:value="1.87" calcext:value-type="float">
            <text:p>1.87</text:p>
          </table:table-cell>
          <table:table-cell office:value-type="float" office:value="6.8899999999999" calcext:value-type="float">
            <text:p>6.89</text:p>
          </table:table-cell>
          <table:table-cell office:value-type="float" office:value="3.19999999999998" calcext:value-type="float">
            <text:p>3.2</text:p>
          </table:table-cell>
          <table:table-cell office:value-type="float" office:value="3.10999999999998" calcext:value-type="float">
            <text:p>3.11</text:p>
          </table:table-cell>
          <table:table-cell table:formula="of:=AVERAGE([.E68:.X68])" office:value-type="float" office:value="9.58800000000001" calcext:value-type="float">
            <text:p>9.588</text:p>
          </table:table-cell>
          <table:table-cell table:formula="of:=STDEV([.E68:.X68])" office:value-type="float" office:value="7.10920796536027" calcext:value-type="float">
            <text:p>7.1092079654</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28.1500000000016" calcext:value-type="float">
            <text:p>28.15</text:p>
          </table:table-cell>
          <table:table-cell office:value-type="float" office:value="23.5500000000009" calcext:value-type="float">
            <text:p>23.55</text:p>
          </table:table-cell>
          <table:table-cell office:value-type="float" office:value="8.58999999999986" calcext:value-type="float">
            <text:p>8.59</text:p>
          </table:table-cell>
          <table:table-cell office:value-type="float" office:value="2.99999999999998" calcext:value-type="float">
            <text:p>3</text:p>
          </table:table-cell>
          <table:table-cell office:value-type="float" office:value="10.2799999999998" calcext:value-type="float">
            <text:p>10.28</text:p>
          </table:table-cell>
          <table:table-cell office:value-type="float" office:value="19.7500000000003" calcext:value-type="float">
            <text:p>19.75</text:p>
          </table:table-cell>
          <table:table-cell office:value-type="float" office:value="5.96999999999992" calcext:value-type="float">
            <text:p>5.97</text:p>
          </table:table-cell>
          <table:table-cell office:value-type="float" office:value="4.90999999999994" calcext:value-type="float">
            <text:p>4.91</text:p>
          </table:table-cell>
          <table:table-cell office:value-type="float" office:value="4.91999999999994" calcext:value-type="float">
            <text:p>4.92</text:p>
          </table:table-cell>
          <table:table-cell office:value-type="float" office:value="10.0799999999998" calcext:value-type="float">
            <text:p>10.08</text:p>
          </table:table-cell>
          <table:table-cell office:value-type="float" office:value="1.63" calcext:value-type="float">
            <text:p>1.63</text:p>
          </table:table-cell>
          <table:table-cell office:value-type="float" office:value="4.06999999999996" calcext:value-type="float">
            <text:p>4.07</text:p>
          </table:table-cell>
          <table:table-cell office:value-type="float" office:value="11.9199999999998" calcext:value-type="float">
            <text:p>11.92</text:p>
          </table:table-cell>
          <table:table-cell office:value-type="float" office:value="10.5899999999998" calcext:value-type="float">
            <text:p>10.59</text:p>
          </table:table-cell>
          <table:table-cell office:value-type="float" office:value="26.3500000000013" calcext:value-type="float">
            <text:p>26.35</text:p>
          </table:table-cell>
          <table:table-cell office:value-type="float" office:value="8.43999999999986" calcext:value-type="float">
            <text:p>8.44</text:p>
          </table:table-cell>
          <table:table-cell office:value-type="float" office:value="8.90999999999985" calcext:value-type="float">
            <text:p>8.91</text:p>
          </table:table-cell>
          <table:table-cell office:value-type="float" office:value="3.88999999999996" calcext:value-type="float">
            <text:p>3.89</text:p>
          </table:table-cell>
          <table:table-cell office:value-type="float" office:value="1.62" calcext:value-type="float">
            <text:p>1.62</text:p>
          </table:table-cell>
          <table:table-cell office:value-type="float" office:value="19.2600000000002" calcext:value-type="float">
            <text:p>19.26</text:p>
          </table:table-cell>
          <table:table-cell table:formula="of:=AVERAGE([.E69:.X69])" office:value-type="float" office:value="10.7940000000001" calcext:value-type="float">
            <text:p>10.794</text:p>
          </table:table-cell>
          <table:table-cell table:formula="of:=STDEV([.E69:.X69])" office:value-type="float" office:value="8.23347365460409" calcext:value-type="float">
            <text:p>8.2334736546</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29.1100000000017" calcext:value-type="float">
            <text:p>29.11</text:p>
          </table:table-cell>
          <table:table-cell office:value-type="float" office:value="12.5899999999998" calcext:value-type="float">
            <text:p>12.59</text:p>
          </table:table-cell>
          <table:table-cell office:value-type="float" office:value="2.84999999999998" calcext:value-type="float">
            <text:p>2.85</text:p>
          </table:table-cell>
          <table:table-cell office:value-type="float" office:value="3.11999999999998" calcext:value-type="float">
            <text:p>3.12</text:p>
          </table:table-cell>
          <table:table-cell office:value-type="float" office:value="3.41999999999997" calcext:value-type="float">
            <text:p>3.42</text:p>
          </table:table-cell>
          <table:table-cell office:value-type="float" office:value="9.99999999999983" calcext:value-type="float">
            <text:p>10</text:p>
          </table:table-cell>
          <table:table-cell office:value-type="float" office:value="13.1999999999998" calcext:value-type="float">
            <text:p>13.2</text:p>
          </table:table-cell>
          <table:table-cell office:value-type="float" office:value="7.11999999999989" calcext:value-type="float">
            <text:p>7.12</text:p>
          </table:table-cell>
          <table:table-cell office:value-type="float" office:value="8.98999999999985" calcext:value-type="float">
            <text:p>8.99</text:p>
          </table:table-cell>
          <table:table-cell office:value-type="float" office:value="14.2499999999997" calcext:value-type="float">
            <text:p>14.25</text:p>
          </table:table-cell>
          <table:table-cell office:value-type="float" office:value="14.5199999999997" calcext:value-type="float">
            <text:p>14.52</text:p>
          </table:table-cell>
          <table:table-cell office:value-type="float" office:value="12.2999999999998" calcext:value-type="float">
            <text:p>12.3</text:p>
          </table:table-cell>
          <table:table-cell office:value-type="float" office:value="2.78999999999998" calcext:value-type="float">
            <text:p>2.79</text:p>
          </table:table-cell>
          <table:table-cell office:value-type="float" office:value="5.04999999999994" calcext:value-type="float">
            <text:p>5.05</text:p>
          </table:table-cell>
          <table:table-cell office:value-type="float" office:value="19.4700000000002" calcext:value-type="float">
            <text:p>19.47</text:p>
          </table:table-cell>
          <table:table-cell office:value-type="float" office:value="2.69999999999999" calcext:value-type="float">
            <text:p>2.7</text:p>
          </table:table-cell>
          <table:table-cell office:value-type="float" office:value="5.73999999999992" calcext:value-type="float">
            <text:p>5.74</text:p>
          </table:table-cell>
          <table:table-cell office:value-type="float" office:value="5.39999999999993" calcext:value-type="float">
            <text:p>5.4</text:p>
          </table:table-cell>
          <table:table-cell office:value-type="float" office:value="7.13999999999989" calcext:value-type="float">
            <text:p>7.14</text:p>
          </table:table-cell>
          <table:table-cell office:value-type="float" office:value="24.480000000001" calcext:value-type="float">
            <text:p>24.48</text:p>
          </table:table-cell>
          <table:table-cell table:formula="of:=AVERAGE([.E70:.X70])" office:value-type="float" office:value="10.2120000000001" calcext:value-type="float">
            <text:p>10.212</text:p>
          </table:table-cell>
          <table:table-cell table:formula="of:=STDEV([.E70:.X70])" office:value-type="float" office:value="7.44349634880961" calcext:value-type="float">
            <text:p>7.4434963488</text:p>
          </table:table-cell>
          <table:table-cell table:number-columns-repeated="25"/>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25.2500000000011" calcext:value-type="float">
            <text:p>25.25</text:p>
          </table:table-cell>
          <table:table-cell office:value-type="float" office:value="36.7100000000013" calcext:value-type="float">
            <text:p>36.71</text:p>
          </table:table-cell>
          <table:table-cell office:value-type="float" office:value="7.04999999999989" calcext:value-type="float">
            <text:p>7.05</text:p>
          </table:table-cell>
          <table:table-cell office:value-type="float" office:value="28.4700000000017" calcext:value-type="float">
            <text:p>28.47</text:p>
          </table:table-cell>
          <table:table-cell office:value-type="float" office:value="9.13999999999985" calcext:value-type="float">
            <text:p>9.14</text:p>
          </table:table-cell>
          <table:table-cell office:value-type="float" office:value="96.4000000000124" calcext:value-type="float">
            <text:p>96.4</text:p>
          </table:table-cell>
          <table:table-cell office:value-type="float" office:value="6.38999999999991" calcext:value-type="float">
            <text:p>6.39</text:p>
          </table:table-cell>
          <table:table-cell office:value-type="float" office:value="17.6" calcext:value-type="float">
            <text:p>17.6</text:p>
          </table:table-cell>
          <table:table-cell office:value-type="float" office:value="63.6799999999959" calcext:value-type="float">
            <text:p>63.68</text:p>
          </table:table-cell>
          <table:table-cell office:value-type="float" office:value="38.000000000001" calcext:value-type="float">
            <text:p>38</text:p>
          </table:table-cell>
          <table:table-cell office:value-type="float" office:value="104.400000000017" calcext:value-type="float">
            <text:p>104.4</text:p>
          </table:table-cell>
          <table:table-cell office:value-type="float" office:value="74.7100000000013" calcext:value-type="float">
            <text:p>74.71</text:p>
          </table:table-cell>
          <table:table-cell office:value-type="float" office:value="71.8599999999999" calcext:value-type="float">
            <text:p>71.86</text:p>
          </table:table-cell>
          <table:table-cell office:value-type="float" office:value="6.9999999999999" calcext:value-type="float">
            <text:p>7</text:p>
          </table:table-cell>
          <table:table-cell office:value-type="float" office:value="23.3400000000008" calcext:value-type="float">
            <text:p>23.34</text:p>
          </table:table-cell>
          <table:table-cell office:value-type="float" office:value="7.20999999999989" calcext:value-type="float">
            <text:p>7.21</text:p>
          </table:table-cell>
          <table:table-cell office:value-type="float" office:value="26.1400000000013" calcext:value-type="float">
            <text:p>26.14</text:p>
          </table:table-cell>
          <table:table-cell office:value-type="float" office:value="7.98999999999987" calcext:value-type="float">
            <text:p>7.99</text:p>
          </table:table-cell>
          <table:table-cell office:value-type="float" office:value="42.98" calcext:value-type="float">
            <text:p>42.98</text:p>
          </table:table-cell>
          <table:table-cell office:value-type="float" office:value="47.5899999999991" calcext:value-type="float">
            <text:p>47.59</text:p>
          </table:table-cell>
          <table:table-cell table:formula="of:=AVERAGE([.E75:.X75])" office:value-type="float" office:value="37.0955000000016" calcext:value-type="float">
            <text:p>37.0955</text:p>
          </table:table-cell>
          <table:table-cell table:formula="of:=STDEV([.E75:.X75])" office:value-type="float" office:value="30.5217034902633" calcext:value-type="float">
            <text:p>30.5217034903</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office:value-type="float" office:value="5.71999999999992" calcext:value-type="float">
            <text:p>5.72</text:p>
          </table:table-cell>
          <table:table-cell office:value-type="float" office:value="7.84999999999988" calcext:value-type="float">
            <text:p>7.85</text:p>
          </table:table-cell>
          <table:table-cell office:value-type="float" office:value="14.7799999999997" calcext:value-type="float">
            <text:p>14.78</text:p>
          </table:table-cell>
          <table:table-cell office:value-type="float" office:value="50.0099999999986" calcext:value-type="float">
            <text:p>50.01</text:p>
          </table:table-cell>
          <table:table-cell office:value-type="float" office:value="17.0699999999999" calcext:value-type="float">
            <text:p>17.07</text:p>
          </table:table-cell>
          <table:table-cell office:value-type="float" office:value="13.8399999999998" calcext:value-type="float">
            <text:p>13.84</text:p>
          </table:table-cell>
          <table:table-cell office:value-type="float" office:value="68.149999999998" calcext:value-type="float">
            <text:p>68.15</text:p>
          </table:table-cell>
          <table:table-cell office:value-type="float" office:value="32.2800000000021" calcext:value-type="float">
            <text:p>32.28</text:p>
          </table:table-cell>
          <table:table-cell office:value-type="float" office:value="4.43999999999995" calcext:value-type="float">
            <text:p>4.44</text:p>
          </table:table-cell>
          <table:table-cell office:value-type="float" office:value="64.9299999999963" calcext:value-type="float">
            <text:p>64.93</text:p>
          </table:table-cell>
          <table:table-cell office:value-type="float" office:value="18.8700000000002" calcext:value-type="float">
            <text:p>18.87</text:p>
          </table:table-cell>
          <table:table-cell office:value-type="float" office:value="42.89" calcext:value-type="float">
            <text:p>42.89</text:p>
          </table:table-cell>
          <table:table-cell office:value-type="float" office:value="8.30999999999987" calcext:value-type="float">
            <text:p>8.31</text:p>
          </table:table-cell>
          <table:table-cell office:value-type="float" office:value="95.580000000012" calcext:value-type="float">
            <text:p>95.58</text:p>
          </table:table-cell>
          <table:table-cell office:value-type="float" office:value="10.3599999999998" calcext:value-type="float">
            <text:p>10.36</text:p>
          </table:table-cell>
          <table:table-cell office:value-type="float" office:value="12.0699999999998" calcext:value-type="float">
            <text:p>12.07</text:p>
          </table:table-cell>
          <table:table-cell office:value-type="float" office:value="23.5400000000009" calcext:value-type="float">
            <text:p>23.54</text:p>
          </table:table-cell>
          <table:table-cell office:value-type="float" office:value="35.5700000000015" calcext:value-type="float">
            <text:p>35.57</text:p>
          </table:table-cell>
          <table:table-cell office:value-type="float" office:value="4.65999999999995" calcext:value-type="float">
            <text:p>4.66</text:p>
          </table:table-cell>
          <table:table-cell office:value-type="float" office:value="28.0800000000016" calcext:value-type="float">
            <text:p>28.08</text:p>
          </table:table-cell>
          <table:table-cell table:formula="of:=AVERAGE([.E76:.X76])" office:value-type="float" office:value="27.9500000000005" calcext:value-type="float">
            <text:p>27.95</text:p>
          </table:table-cell>
          <table:table-cell table:formula="of:=STDEV([.E76:.X76])" office:value-type="float" office:value="25.0026354400378" calcext:value-type="float">
            <text:p>25.00263544</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office:value-type="float" office:value="6.6699999999999" calcext:value-type="float">
            <text:p>6.67</text:p>
          </table:table-cell>
          <table:table-cell office:value-type="float" office:value="14.9999999999997" calcext:value-type="float">
            <text:p>15</text:p>
          </table:table-cell>
          <table:table-cell office:value-type="float" office:value="14.2499999999997" calcext:value-type="float">
            <text:p>14.25</text:p>
          </table:table-cell>
          <table:table-cell office:value-type="float" office:value="38.250000000001" calcext:value-type="float">
            <text:p>38.25</text:p>
          </table:table-cell>
          <table:table-cell office:value-type="float" office:value="18.6400000000001" calcext:value-type="float">
            <text:p>18.64</text:p>
          </table:table-cell>
          <table:table-cell office:value-type="float" office:value="14.9599999999997" calcext:value-type="float">
            <text:p>14.96</text:p>
          </table:table-cell>
          <table:table-cell office:value-type="float" office:value="13.6499999999998" calcext:value-type="float">
            <text:p>13.65</text:p>
          </table:table-cell>
          <table:table-cell office:value-type="float" office:value="12.7199999999998" calcext:value-type="float">
            <text:p>12.72</text:p>
          </table:table-cell>
          <table:table-cell office:value-type="float" office:value="5.37999999999993" calcext:value-type="float">
            <text:p>5.38</text:p>
          </table:table-cell>
          <table:table-cell office:value-type="float" office:value="11.0499999999998" calcext:value-type="float">
            <text:p>11.05</text:p>
          </table:table-cell>
          <table:table-cell office:value-type="float" office:value="27.4500000000015" calcext:value-type="float">
            <text:p>27.45</text:p>
          </table:table-cell>
          <table:table-cell office:value-type="float" office:value="4.95999999999994" calcext:value-type="float">
            <text:p>4.96</text:p>
          </table:table-cell>
          <table:table-cell office:value-type="float" office:value="5.52999999999993" calcext:value-type="float">
            <text:p>5.53</text:p>
          </table:table-cell>
          <table:table-cell office:value-type="float" office:value="9.14999999999985" calcext:value-type="float">
            <text:p>9.15</text:p>
          </table:table-cell>
          <table:table-cell office:value-type="float" office:value="17.61" calcext:value-type="float">
            <text:p>17.61</text:p>
          </table:table-cell>
          <table:table-cell office:value-type="float" office:value="15.2899999999997" calcext:value-type="float">
            <text:p>15.29</text:p>
          </table:table-cell>
          <table:table-cell office:value-type="float" office:value="24.9700000000011" calcext:value-type="float">
            <text:p>24.97</text:p>
          </table:table-cell>
          <table:table-cell office:value-type="float" office:value="3.17999999999998" calcext:value-type="float">
            <text:p>3.18</text:p>
          </table:table-cell>
          <table:table-cell office:value-type="float" office:value="26.1200000000013" calcext:value-type="float">
            <text:p>26.12</text:p>
          </table:table-cell>
          <table:table-cell office:value-type="float" office:value="8.28999999999987" calcext:value-type="float">
            <text:p>8.29</text:p>
          </table:table-cell>
          <table:table-cell table:formula="of:=AVERAGE([.E77:.X77])" office:value-type="float" office:value="14.6560000000001" calcext:value-type="float">
            <text:p>14.656</text:p>
          </table:table-cell>
          <table:table-cell table:formula="of:=STDEV([.E77:.X77])" office:value-type="float" office:value="8.97646536930453" calcext:value-type="float">
            <text:p>8.9764653693</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15.5699999999997" calcext:value-type="float">
            <text:p>15.57</text:p>
          </table:table-cell>
          <table:table-cell office:value-type="float" office:value="8.08999999999987" calcext:value-type="float">
            <text:p>8.09</text:p>
          </table:table-cell>
          <table:table-cell office:value-type="float" office:value="10.3599999999998" calcext:value-type="float">
            <text:p>10.36</text:p>
          </table:table-cell>
          <table:table-cell office:value-type="float" office:value="3.46999999999997" calcext:value-type="float">
            <text:p>3.47</text:p>
          </table:table-cell>
          <table:table-cell office:value-type="float" office:value="6.51999999999991" calcext:value-type="float">
            <text:p>6.52</text:p>
          </table:table-cell>
          <table:table-cell office:value-type="float" office:value="12.0399999999998" calcext:value-type="float">
            <text:p>12.04</text:p>
          </table:table-cell>
          <table:table-cell office:value-type="float" office:value="1.45" calcext:value-type="float">
            <text:p>1.45</text:p>
          </table:table-cell>
          <table:table-cell office:value-type="float" office:value="13.0499999999998" calcext:value-type="float">
            <text:p>13.05</text:p>
          </table:table-cell>
          <table:table-cell office:value-type="float" office:value="35.9100000000014" calcext:value-type="float">
            <text:p>35.91</text:p>
          </table:table-cell>
          <table:table-cell office:value-type="float" office:value="4.33999999999995" calcext:value-type="float">
            <text:p>4.34</text:p>
          </table:table-cell>
          <table:table-cell office:value-type="float" office:value="32.3300000000021" calcext:value-type="float">
            <text:p>32.33</text:p>
          </table:table-cell>
          <table:table-cell office:value-type="float" office:value="12.8099999999998" calcext:value-type="float">
            <text:p>12.81</text:p>
          </table:table-cell>
          <table:table-cell office:value-type="float" office:value="24.9700000000011" calcext:value-type="float">
            <text:p>24.97</text:p>
          </table:table-cell>
          <table:table-cell office:value-type="float" office:value="13.0099999999998" calcext:value-type="float">
            <text:p>13.01</text:p>
          </table:table-cell>
          <table:table-cell office:value-type="float" office:value="23.1200000000008" calcext:value-type="float">
            <text:p>23.12</text:p>
          </table:table-cell>
          <table:table-cell office:value-type="float" office:value="21.7300000000006" calcext:value-type="float">
            <text:p>21.73</text:p>
          </table:table-cell>
          <table:table-cell office:value-type="float" office:value="8.45999999999986" calcext:value-type="float">
            <text:p>8.46</text:p>
          </table:table-cell>
          <table:table-cell office:value-type="float" office:value="2.49999999999999" calcext:value-type="float">
            <text:p>2.5</text:p>
          </table:table-cell>
          <table:table-cell office:value-type="float" office:value="12.6099999999998" calcext:value-type="float">
            <text:p>12.61</text:p>
          </table:table-cell>
          <table:table-cell office:value-type="float" office:value="7.55999999999988" calcext:value-type="float">
            <text:p>7.56</text:p>
          </table:table-cell>
          <table:table-cell table:formula="of:=AVERAGE([.E78:.X78])" office:value-type="float" office:value="13.4950000000002" calcext:value-type="float">
            <text:p>13.495</text:p>
          </table:table-cell>
          <table:table-cell table:formula="of:=STDEV([.E78:.X78])" office:value-type="float" office:value="9.61354389992578" calcext:value-type="float">
            <text:p>9.6135438999</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7.28999999999989" calcext:value-type="float">
            <text:p>7.29</text:p>
          </table:table-cell>
          <table:table-cell office:value-type="float" office:value="19.7000000000003" calcext:value-type="float">
            <text:p>19.7</text:p>
          </table:table-cell>
          <table:table-cell office:value-type="float" office:value="4.31999999999995" calcext:value-type="float">
            <text:p>4.32</text:p>
          </table:table-cell>
          <table:table-cell office:value-type="float" office:value="7.18999999999989" calcext:value-type="float">
            <text:p>7.19</text:p>
          </table:table-cell>
          <table:table-cell office:value-type="float" office:value="5.91999999999992" calcext:value-type="float">
            <text:p>5.92</text:p>
          </table:table-cell>
          <table:table-cell office:value-type="float" office:value="29.4300000000018" calcext:value-type="float">
            <text:p>29.43</text:p>
          </table:table-cell>
          <table:table-cell office:value-type="float" office:value="12.9799999999998" calcext:value-type="float">
            <text:p>12.98</text:p>
          </table:table-cell>
          <table:table-cell office:value-type="float" office:value="30.950000000002" calcext:value-type="float">
            <text:p>30.95</text:p>
          </table:table-cell>
          <table:table-cell office:value-type="float" office:value="9.64999999999984" calcext:value-type="float">
            <text:p>9.65</text:p>
          </table:table-cell>
          <table:table-cell office:value-type="float" office:value="14.4299999999997" calcext:value-type="float">
            <text:p>14.43</text:p>
          </table:table-cell>
          <table:table-cell office:value-type="float" office:value="22.3300000000007" calcext:value-type="float">
            <text:p>22.33</text:p>
          </table:table-cell>
          <table:table-cell office:value-type="float" office:value="10.2499999999998" calcext:value-type="float">
            <text:p>10.25</text:p>
          </table:table-cell>
          <table:table-cell office:value-type="float" office:value="8.22999999999987" calcext:value-type="float">
            <text:p>8.23</text:p>
          </table:table-cell>
          <table:table-cell office:value-type="float" office:value="3.22999999999997" calcext:value-type="float">
            <text:p>3.23</text:p>
          </table:table-cell>
          <table:table-cell office:value-type="float" office:value="19.5500000000003" calcext:value-type="float">
            <text:p>19.55</text:p>
          </table:table-cell>
          <table:table-cell office:value-type="float" office:value="12.4599999999998" calcext:value-type="float">
            <text:p>12.46</text:p>
          </table:table-cell>
          <table:table-cell office:value-type="float" office:value="27.1400000000014" calcext:value-type="float">
            <text:p>27.14</text:p>
          </table:table-cell>
          <table:table-cell office:value-type="float" office:value="44.2999999999998" calcext:value-type="float">
            <text:p>44.3</text:p>
          </table:table-cell>
          <table:table-cell office:value-type="float" office:value="5.47999999999993" calcext:value-type="float">
            <text:p>5.48</text:p>
          </table:table-cell>
          <table:table-cell office:value-type="float" office:value="36.2400000000014" calcext:value-type="float">
            <text:p>36.24</text:p>
          </table:table-cell>
          <table:table-cell table:formula="of:=AVERAGE([.E79:.X79])" office:value-type="float" office:value="16.5535000000003" calcext:value-type="float">
            <text:p>16.5535</text:p>
          </table:table-cell>
          <table:table-cell table:formula="of:=STDEV([.E79:.X79])" office:value-type="float" office:value="11.7470620179108" calcext:value-type="float">
            <text:p>11.7470620179</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5.56999999999993" calcext:value-type="float">
            <text:p>5.57</text:p>
          </table:table-cell>
          <table:table-cell office:value-type="float" office:value="16.5799999999998" calcext:value-type="float">
            <text:p>16.58</text:p>
          </table:table-cell>
          <table:table-cell office:value-type="float" office:value="1.05" calcext:value-type="float">
            <text:p>1.05</text:p>
          </table:table-cell>
          <table:table-cell office:value-type="float" office:value="11.8299999999998" calcext:value-type="float">
            <text:p>11.83</text:p>
          </table:table-cell>
          <table:table-cell office:value-type="float" office:value="32.5300000000021" calcext:value-type="float">
            <text:p>32.53</text:p>
          </table:table-cell>
          <table:table-cell office:value-type="float" office:value="26.4500000000013" calcext:value-type="float">
            <text:p>26.45</text:p>
          </table:table-cell>
          <table:table-cell office:value-type="float" office:value="28.8500000000017" calcext:value-type="float">
            <text:p>28.85</text:p>
          </table:table-cell>
          <table:table-cell office:value-type="float" office:value="6.53999999999991" calcext:value-type="float">
            <text:p>6.54</text:p>
          </table:table-cell>
          <table:table-cell office:value-type="float" office:value="5.74999999999992" calcext:value-type="float">
            <text:p>5.75</text:p>
          </table:table-cell>
          <table:table-cell office:value-type="float" office:value="5.21999999999993" calcext:value-type="float">
            <text:p>5.22</text:p>
          </table:table-cell>
          <table:table-cell office:value-type="float" office:value="8.46999999999986" calcext:value-type="float">
            <text:p>8.47</text:p>
          </table:table-cell>
          <table:table-cell office:value-type="float" office:value="4.11999999999996" calcext:value-type="float">
            <text:p>4.12</text:p>
          </table:table-cell>
          <table:table-cell office:value-type="float" office:value="4.90999999999994" calcext:value-type="float">
            <text:p>4.91</text:p>
          </table:table-cell>
          <table:table-cell office:value-type="float" office:value="32.4800000000021" calcext:value-type="float">
            <text:p>32.48</text:p>
          </table:table-cell>
          <table:table-cell office:value-type="float" office:value="34.5200000000017" calcext:value-type="float">
            <text:p>34.52</text:p>
          </table:table-cell>
          <table:table-cell office:value-type="float" office:value="14.3099999999997" calcext:value-type="float">
            <text:p>14.31</text:p>
          </table:table-cell>
          <table:table-cell office:value-type="float" office:value="19.5000000000002" calcext:value-type="float">
            <text:p>19.5</text:p>
          </table:table-cell>
          <table:table-cell office:value-type="float" office:value="30.2200000000019" calcext:value-type="float">
            <text:p>30.22</text:p>
          </table:table-cell>
          <table:table-cell office:value-type="float" office:value="14.2599999999997" calcext:value-type="float">
            <text:p>14.26</text:p>
          </table:table-cell>
          <table:table-cell office:value-type="float" office:value="6.41999999999991" calcext:value-type="float">
            <text:p>6.42</text:p>
          </table:table-cell>
          <table:table-cell table:formula="of:=AVERAGE([.E80:.X80])" office:value-type="float" office:value="15.4790000000005" calcext:value-type="float">
            <text:p>15.479</text:p>
          </table:table-cell>
          <table:table-cell table:formula="of:=STDEV([.E80:.X80])" office:value-type="float" office:value="11.3565074783263" calcext:value-type="float">
            <text:p>11.3565074783</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5.1299999999997" calcext:value-type="float">
            <text:p>15.13</text:p>
          </table:table-cell>
          <table:table-cell office:value-type="float" office:value="7.44999999999989" calcext:value-type="float">
            <text:p>7.45</text:p>
          </table:table-cell>
          <table:table-cell office:value-type="float" office:value="14.5499999999997" calcext:value-type="float">
            <text:p>14.55</text:p>
          </table:table-cell>
          <table:table-cell office:value-type="float" office:value="53.6699999999979" calcext:value-type="float">
            <text:p>53.67</text:p>
          </table:table-cell>
          <table:table-cell office:value-type="float" office:value="38.000000000001" calcext:value-type="float">
            <text:p>38</text:p>
          </table:table-cell>
          <table:table-cell office:value-type="float" office:value="5.18999999999993" calcext:value-type="float">
            <text:p>5.19</text:p>
          </table:table-cell>
          <table:table-cell office:value-type="float" office:value="11.2099999999998" calcext:value-type="float">
            <text:p>11.21</text:p>
          </table:table-cell>
          <table:table-cell office:value-type="float" office:value="11.5899999999998" calcext:value-type="float">
            <text:p>11.59</text:p>
          </table:table-cell>
          <table:table-cell office:value-type="float" office:value="30.0400000000019" calcext:value-type="float">
            <text:p>30.04</text:p>
          </table:table-cell>
          <table:table-cell office:value-type="float" office:value="3.01999999999998" calcext:value-type="float">
            <text:p>3.02</text:p>
          </table:table-cell>
          <table:table-cell office:value-type="float" office:value="7.52999999999988" calcext:value-type="float">
            <text:p>7.53</text:p>
          </table:table-cell>
          <table:table-cell office:value-type="float" office:value="10.9599999999998" calcext:value-type="float">
            <text:p>10.96</text:p>
          </table:table-cell>
          <table:table-cell office:value-type="float" office:value="4.05999999999996" calcext:value-type="float">
            <text:p>4.06</text:p>
          </table:table-cell>
          <table:table-cell office:value-type="float" office:value="7.81999999999988" calcext:value-type="float">
            <text:p>7.82</text:p>
          </table:table-cell>
          <table:table-cell office:value-type="float" office:value="7.13999999999989" calcext:value-type="float">
            <text:p>7.14</text:p>
          </table:table-cell>
          <table:table-cell office:value-type="float" office:value="2.83999999999998" calcext:value-type="float">
            <text:p>2.84</text:p>
          </table:table-cell>
          <table:table-cell office:value-type="float" office:value="1.68" calcext:value-type="float">
            <text:p>1.68</text:p>
          </table:table-cell>
          <table:table-cell office:value-type="float" office:value="3.14999999999998" calcext:value-type="float">
            <text:p>3.15</text:p>
          </table:table-cell>
          <table:table-cell office:value-type="float" office:value="45.8099999999995" calcext:value-type="float">
            <text:p>45.81</text:p>
          </table:table-cell>
          <table:table-cell office:value-type="float" office:value="4.76999999999994" calcext:value-type="float">
            <text:p>4.77</text:p>
          </table:table-cell>
          <table:table-cell table:formula="of:=AVERAGE([.E81:.X81])" office:value-type="float" office:value="14.2804999999999" calcext:value-type="float">
            <text:p>14.2805</text:p>
          </table:table-cell>
          <table:table-cell table:formula="of:=STDEV([.E81:.X81])" office:value-type="float" office:value="15.1968575266141" calcext:value-type="float">
            <text:p>15.1968575266</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6.22999999999991" calcext:value-type="float">
            <text:p>6.23</text:p>
          </table:table-cell>
          <table:table-cell office:value-type="float" office:value="9.26999999999985" calcext:value-type="float">
            <text:p>9.27</text:p>
          </table:table-cell>
          <table:table-cell office:value-type="float" office:value="43.6799999999999" calcext:value-type="float">
            <text:p>43.68</text:p>
          </table:table-cell>
          <table:table-cell office:value-type="float" office:value="3.90999999999996" calcext:value-type="float">
            <text:p>3.91</text:p>
          </table:table-cell>
          <table:table-cell office:value-type="float" office:value="12.8699999999998" calcext:value-type="float">
            <text:p>12.87</text:p>
          </table:table-cell>
          <table:table-cell office:value-type="float" office:value="9.81999999999984" calcext:value-type="float">
            <text:p>9.82</text:p>
          </table:table-cell>
          <table:table-cell office:value-type="float" office:value="13.4699999999998" calcext:value-type="float">
            <text:p>13.47</text:p>
          </table:table-cell>
          <table:table-cell office:value-type="float" office:value="5.68999999999992" calcext:value-type="float">
            <text:p>5.69</text:p>
          </table:table-cell>
          <table:table-cell office:value-type="float" office:value="8.46999999999986" calcext:value-type="float">
            <text:p>8.47</text:p>
          </table:table-cell>
          <table:table-cell office:value-type="float" office:value="5.53999999999993" calcext:value-type="float">
            <text:p>5.54</text:p>
          </table:table-cell>
          <table:table-cell office:value-type="float" office:value="15.2099999999997" calcext:value-type="float">
            <text:p>15.21</text:p>
          </table:table-cell>
          <table:table-cell office:value-type="float" office:value="5.08999999999994" calcext:value-type="float">
            <text:p>5.09</text:p>
          </table:table-cell>
          <table:table-cell office:value-type="float" office:value="8.04999999999987" calcext:value-type="float">
            <text:p>8.05</text:p>
          </table:table-cell>
          <table:table-cell office:value-type="float" office:value="5.02999999999994" calcext:value-type="float">
            <text:p>5.03</text:p>
          </table:table-cell>
          <table:table-cell office:value-type="float" office:value="59.6999999999967" calcext:value-type="float">
            <text:p>59.7</text:p>
          </table:table-cell>
          <table:table-cell office:value-type="float" office:value="2.57999999999999" calcext:value-type="float">
            <text:p>2.58</text:p>
          </table:table-cell>
          <table:table-cell office:value-type="float" office:value="6.43999999999991" calcext:value-type="float">
            <text:p>6.44</text:p>
          </table:table-cell>
          <table:table-cell office:value-type="float" office:value="11.0199999999998" calcext:value-type="float">
            <text:p>11.02</text:p>
          </table:table-cell>
          <table:table-cell office:value-type="float" office:value="14.0199999999997" calcext:value-type="float">
            <text:p>14.02</text:p>
          </table:table-cell>
          <table:table-cell office:value-type="float" office:value="10.8399999999998" calcext:value-type="float">
            <text:p>10.84</text:p>
          </table:table-cell>
          <table:table-cell table:formula="of:=AVERAGE([.E82:.X82])" office:value-type="float" office:value="12.8464999999997" calcext:value-type="float">
            <text:p>12.8465</text:p>
          </table:table-cell>
          <table:table-cell table:formula="of:=STDEV([.E82:.X82])" office:value-type="float" office:value="13.9938442387691" calcext:value-type="float">
            <text:p>13.9938442388</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14.5399999999997" calcext:value-type="float">
            <text:p>14.54</text:p>
          </table:table-cell>
          <table:table-cell office:value-type="float" office:value="5.35999999999993" calcext:value-type="float">
            <text:p>5.36</text:p>
          </table:table-cell>
          <table:table-cell office:value-type="float" office:value="84.9900000000066" calcext:value-type="float">
            <text:p>84.99</text:p>
          </table:table-cell>
          <table:table-cell office:value-type="float" office:value="3.57999999999997" calcext:value-type="float">
            <text:p>3.58</text:p>
          </table:table-cell>
          <table:table-cell office:value-type="float" office:value="2.13" calcext:value-type="float">
            <text:p>2.13</text:p>
          </table:table-cell>
          <table:table-cell office:value-type="float" office:value="13.6699999999998" calcext:value-type="float">
            <text:p>13.67</text:p>
          </table:table-cell>
          <table:table-cell office:value-type="float" office:value="1.74" calcext:value-type="float">
            <text:p>1.74</text:p>
          </table:table-cell>
          <table:table-cell office:value-type="float" office:value="7.85999999999988" calcext:value-type="float">
            <text:p>7.86</text:p>
          </table:table-cell>
          <table:table-cell office:value-type="float" office:value="2.63999999999999" calcext:value-type="float">
            <text:p>2.64</text:p>
          </table:table-cell>
          <table:table-cell office:value-type="float" office:value="6.39999999999991" calcext:value-type="float">
            <text:p>6.4</text:p>
          </table:table-cell>
          <table:table-cell office:value-type="float" office:value="5.07999999999994" calcext:value-type="float">
            <text:p>5.08</text:p>
          </table:table-cell>
          <table:table-cell office:value-type="float" office:value="7.05999999999989" calcext:value-type="float">
            <text:p>7.06</text:p>
          </table:table-cell>
          <table:table-cell office:value-type="float" office:value="17.4899999999999" calcext:value-type="float">
            <text:p>17.49</text:p>
          </table:table-cell>
          <table:table-cell office:value-type="float" office:value="12.2399999999998" calcext:value-type="float">
            <text:p>12.24</text:p>
          </table:table-cell>
          <table:table-cell office:value-type="float" office:value="6.06999999999992" calcext:value-type="float">
            <text:p>6.07</text:p>
          </table:table-cell>
          <table:table-cell office:value-type="float" office:value="5.80999999999992" calcext:value-type="float">
            <text:p>5.81</text:p>
          </table:table-cell>
          <table:table-cell office:value-type="float" office:value="4.90999999999994" calcext:value-type="float">
            <text:p>4.91</text:p>
          </table:table-cell>
          <table:table-cell office:value-type="float" office:value="21.9400000000006" calcext:value-type="float">
            <text:p>21.94</text:p>
          </table:table-cell>
          <table:table-cell office:value-type="float" office:value="28.6900000000017" calcext:value-type="float">
            <text:p>28.69</text:p>
          </table:table-cell>
          <table:table-cell office:value-type="float" office:value="5.68999999999992" calcext:value-type="float">
            <text:p>5.69</text:p>
          </table:table-cell>
          <table:table-cell table:formula="of:=AVERAGE([.E83:.X83])" office:value-type="float" office:value="12.8945000000004" calcext:value-type="float">
            <text:p>12.8945</text:p>
          </table:table-cell>
          <table:table-cell table:formula="of:=STDEV([.E83:.X83])" office:value-type="float" office:value="18.379007325294" calcext:value-type="float">
            <text:p>18.3790073253</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10.5399999999998" calcext:value-type="float">
            <text:p>10.54</text:p>
          </table:table-cell>
          <table:table-cell office:value-type="float" office:value="29.6000000000018" calcext:value-type="float">
            <text:p>29.6</text:p>
          </table:table-cell>
          <table:table-cell office:value-type="float" office:value="57.3399999999972" calcext:value-type="float">
            <text:p>57.34</text:p>
          </table:table-cell>
          <table:table-cell office:value-type="float" office:value="6.7799999999999" calcext:value-type="float">
            <text:p>6.78</text:p>
          </table:table-cell>
          <table:table-cell office:value-type="float" office:value="6.21999999999991" calcext:value-type="float">
            <text:p>6.22</text:p>
          </table:table-cell>
          <table:table-cell office:value-type="float" office:value="6.8399999999999" calcext:value-type="float">
            <text:p>6.84</text:p>
          </table:table-cell>
          <table:table-cell office:value-type="float" office:value="16.9899999999999" calcext:value-type="float">
            <text:p>16.99</text:p>
          </table:table-cell>
          <table:table-cell office:value-type="float" office:value="9.43999999999984" calcext:value-type="float">
            <text:p>9.44</text:p>
          </table:table-cell>
          <table:table-cell office:value-type="float" office:value="3.25999999999997" calcext:value-type="float">
            <text:p>3.26</text:p>
          </table:table-cell>
          <table:table-cell office:value-type="float" office:value="4.71999999999994" calcext:value-type="float">
            <text:p>4.72</text:p>
          </table:table-cell>
          <table:table-cell office:value-type="float" office:value="10.3899999999998" calcext:value-type="float">
            <text:p>10.39</text:p>
          </table:table-cell>
          <table:table-cell office:value-type="float" office:value="3.34999999999997" calcext:value-type="float">
            <text:p>3.35</text:p>
          </table:table-cell>
          <table:table-cell office:value-type="float" office:value="12.6599999999998" calcext:value-type="float">
            <text:p>12.66</text:p>
          </table:table-cell>
          <table:table-cell office:value-type="float" office:value="10.0899999999998" calcext:value-type="float">
            <text:p>10.09</text:p>
          </table:table-cell>
          <table:table-cell office:value-type="float" office:value="78.040000000003" calcext:value-type="float">
            <text:p>78.04</text:p>
          </table:table-cell>
          <table:table-cell office:value-type="float" office:value="11.1399999999998" calcext:value-type="float">
            <text:p>11.14</text:p>
          </table:table-cell>
          <table:table-cell office:value-type="float" office:value="4.85999999999994" calcext:value-type="float">
            <text:p>4.86</text:p>
          </table:table-cell>
          <table:table-cell office:value-type="float" office:value="39.2900000000008" calcext:value-type="float">
            <text:p>39.29</text:p>
          </table:table-cell>
          <table:table-cell office:value-type="float" office:value="37.960000000001" calcext:value-type="float">
            <text:p>37.96</text:p>
          </table:table-cell>
          <table:table-cell office:value-type="float" office:value="27.5800000000015" calcext:value-type="float">
            <text:p>27.58</text:p>
          </table:table-cell>
          <table:table-cell table:formula="of:=AVERAGE([.E84:.X84])" office:value-type="float" office:value="19.3545000000002" calcext:value-type="float">
            <text:p>19.3545</text:p>
          </table:table-cell>
          <table:table-cell table:formula="of:=STDEV([.E84:.X84])" office:value-type="float" office:value="20.117885594403" calcext:value-type="float">
            <text:p>20.1178855944</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22.6800000000007" calcext:value-type="float">
            <text:p>22.68</text:p>
          </table:table-cell>
          <table:table-cell office:value-type="float" office:value="4.10999999999996" calcext:value-type="float">
            <text:p>4.11</text:p>
          </table:table-cell>
          <table:table-cell office:value-type="float" office:value="37.840000000001" calcext:value-type="float">
            <text:p>37.84</text:p>
          </table:table-cell>
          <table:table-cell office:value-type="float" office:value="9.92999999999983" calcext:value-type="float">
            <text:p>9.93</text:p>
          </table:table-cell>
          <table:table-cell office:value-type="float" office:value="24.260000000001" calcext:value-type="float">
            <text:p>24.26</text:p>
          </table:table-cell>
          <table:table-cell office:value-type="float" office:value="5.75999999999992" calcext:value-type="float">
            <text:p>5.76</text:p>
          </table:table-cell>
          <table:table-cell office:value-type="float" office:value="3.16999999999998" calcext:value-type="float">
            <text:p>3.17</text:p>
          </table:table-cell>
          <table:table-cell office:value-type="float" office:value="14.0499999999997" calcext:value-type="float">
            <text:p>14.05</text:p>
          </table:table-cell>
          <table:table-cell office:value-type="float" office:value="5.50999999999993" calcext:value-type="float">
            <text:p>5.51</text:p>
          </table:table-cell>
          <table:table-cell office:value-type="float" office:value="4.87999999999994" calcext:value-type="float">
            <text:p>4.88</text:p>
          </table:table-cell>
          <table:table-cell office:value-type="float" office:value="1.5" calcext:value-type="float">
            <text:p>1.5</text:p>
          </table:table-cell>
          <table:table-cell office:value-type="float" office:value="10.8799999999998" calcext:value-type="float">
            <text:p>10.88</text:p>
          </table:table-cell>
          <table:table-cell office:value-type="float" office:value="6.54999999999991" calcext:value-type="float">
            <text:p>6.55</text:p>
          </table:table-cell>
          <table:table-cell office:value-type="float" office:value="10.2599999999998" calcext:value-type="float">
            <text:p>10.26</text:p>
          </table:table-cell>
          <table:table-cell office:value-type="float" office:value="28.9600000000017" calcext:value-type="float">
            <text:p>28.96</text:p>
          </table:table-cell>
          <table:table-cell office:value-type="float" office:value="19.9900000000003" calcext:value-type="float">
            <text:p>19.99</text:p>
          </table:table-cell>
          <table:table-cell office:value-type="float" office:value="16.3699999999998" calcext:value-type="float">
            <text:p>16.37</text:p>
          </table:table-cell>
          <table:table-cell office:value-type="float" office:value="4.55999999999995" calcext:value-type="float">
            <text:p>4.56</text:p>
          </table:table-cell>
          <table:table-cell office:value-type="float" office:value="7.63999999999988" calcext:value-type="float">
            <text:p>7.64</text:p>
          </table:table-cell>
          <table:table-cell office:value-type="float" office:value="28.4000000000016" calcext:value-type="float">
            <text:p>28.4</text:p>
          </table:table-cell>
          <table:table-cell table:formula="of:=AVERAGE([.E85:.X85])" office:value-type="float" office:value="13.3650000000002" calcext:value-type="float">
            <text:p>13.365</text:p>
          </table:table-cell>
          <table:table-cell table:formula="of:=STDEV([.E85:.X85])" office:value-type="float" office:value="10.3451180960424" calcext:value-type="float">
            <text:p>10.345118096</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5.32999999999993" calcext:value-type="float">
            <text:p>5.33</text:p>
          </table:table-cell>
          <table:table-cell office:value-type="float" office:value="8.85999999999986" calcext:value-type="float">
            <text:p>8.86</text:p>
          </table:table-cell>
          <table:table-cell office:value-type="float" office:value="32.0800000000022" calcext:value-type="float">
            <text:p>32.08</text:p>
          </table:table-cell>
          <table:table-cell office:value-type="float" office:value="2.23" calcext:value-type="float">
            <text:p>2.23</text:p>
          </table:table-cell>
          <table:table-cell office:value-type="float" office:value="1.64" calcext:value-type="float">
            <text:p>1.64</text:p>
          </table:table-cell>
          <table:table-cell office:value-type="float" office:value="4.29999999999995" calcext:value-type="float">
            <text:p>4.3</text:p>
          </table:table-cell>
          <table:table-cell office:value-type="float" office:value="6.9399999999999" calcext:value-type="float">
            <text:p>6.94</text:p>
          </table:table-cell>
          <table:table-cell office:value-type="float" office:value="2.06" calcext:value-type="float">
            <text:p>2.06</text:p>
          </table:table-cell>
          <table:table-cell office:value-type="float" office:value="2.77999999999998" calcext:value-type="float">
            <text:p>2.78</text:p>
          </table:table-cell>
          <table:table-cell office:value-type="float" office:value="25.8100000000012" calcext:value-type="float">
            <text:p>25.81</text:p>
          </table:table-cell>
          <table:table-cell office:value-type="float" office:value="6.7999999999999" calcext:value-type="float">
            <text:p>6.8</text:p>
          </table:table-cell>
          <table:table-cell office:value-type="float" office:value="9.07999999999985" calcext:value-type="float">
            <text:p>9.08</text:p>
          </table:table-cell>
          <table:table-cell office:value-type="float" office:value="21.0800000000005" calcext:value-type="float">
            <text:p>21.08</text:p>
          </table:table-cell>
          <table:table-cell office:value-type="float" office:value="4.94999999999994" calcext:value-type="float">
            <text:p>4.95</text:p>
          </table:table-cell>
          <table:table-cell office:value-type="float" office:value="19.8100000000003" calcext:value-type="float">
            <text:p>19.81</text:p>
          </table:table-cell>
          <table:table-cell office:value-type="float" office:value="21.2500000000005" calcext:value-type="float">
            <text:p>21.25</text:p>
          </table:table-cell>
          <table:table-cell office:value-type="float" office:value="26.0500000000013" calcext:value-type="float">
            <text:p>26.05</text:p>
          </table:table-cell>
          <table:table-cell office:value-type="float" office:value="20.3600000000004" calcext:value-type="float">
            <text:p>20.36</text:p>
          </table:table-cell>
          <table:table-cell office:value-type="float" office:value="4.01999999999996" calcext:value-type="float">
            <text:p>4.02</text:p>
          </table:table-cell>
          <table:table-cell office:value-type="float" office:value="12.3899999999998" calcext:value-type="float">
            <text:p>12.39</text:p>
          </table:table-cell>
          <table:table-cell table:formula="of:=AVERAGE([.E86:.X86])" office:value-type="float" office:value="11.8910000000003" calcext:value-type="float">
            <text:p>11.891</text:p>
          </table:table-cell>
          <table:table-cell table:formula="of:=STDEV([.E86:.X86])" office:value-type="float" office:value="9.6379730889419" calcext:value-type="float">
            <text:p>9.6379730889</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4.20999999999995" calcext:value-type="float">
            <text:p>4.21</text:p>
          </table:table-cell>
          <table:table-cell office:value-type="float" office:value="5.54999999999993" calcext:value-type="float">
            <text:p>5.55</text:p>
          </table:table-cell>
          <table:table-cell office:value-type="float" office:value="4.33999999999995" calcext:value-type="float">
            <text:p>4.34</text:p>
          </table:table-cell>
          <table:table-cell office:value-type="float" office:value="6.5699999999999" calcext:value-type="float">
            <text:p>6.57</text:p>
          </table:table-cell>
          <table:table-cell office:value-type="float" office:value="1.66" calcext:value-type="float">
            <text:p>1.66</text:p>
          </table:table-cell>
          <table:table-cell office:value-type="float" office:value="8.51999999999986" calcext:value-type="float">
            <text:p>8.52</text:p>
          </table:table-cell>
          <table:table-cell office:value-type="float" office:value="25.0000000000011" calcext:value-type="float">
            <text:p>25</text:p>
          </table:table-cell>
          <table:table-cell office:value-type="float" office:value="5.93999999999992" calcext:value-type="float">
            <text:p>5.94</text:p>
          </table:table-cell>
          <table:table-cell office:value-type="float" office:value="3.32999999999997" calcext:value-type="float">
            <text:p>3.33</text:p>
          </table:table-cell>
          <table:table-cell office:value-type="float" office:value="14.5199999999997" calcext:value-type="float">
            <text:p>14.52</text:p>
          </table:table-cell>
          <table:table-cell office:value-type="float" office:value="1.71" calcext:value-type="float">
            <text:p>1.71</text:p>
          </table:table-cell>
          <table:table-cell office:value-type="float" office:value="6.8699999999999" calcext:value-type="float">
            <text:p>6.87</text:p>
          </table:table-cell>
          <table:table-cell office:value-type="float" office:value="4.68999999999994" calcext:value-type="float">
            <text:p>4.69</text:p>
          </table:table-cell>
          <table:table-cell office:value-type="float" office:value="8.10999999999987" calcext:value-type="float">
            <text:p>8.11</text:p>
          </table:table-cell>
          <table:table-cell office:value-type="float" office:value="4.34999999999995" calcext:value-type="float">
            <text:p>4.35</text:p>
          </table:table-cell>
          <table:table-cell office:value-type="float" office:value="8.24999999999987" calcext:value-type="float">
            <text:p>8.25</text:p>
          </table:table-cell>
          <table:table-cell office:value-type="float" office:value="9.39999999999984" calcext:value-type="float">
            <text:p>9.4</text:p>
          </table:table-cell>
          <table:table-cell office:value-type="float" office:value="13.6999999999998" calcext:value-type="float">
            <text:p>13.7</text:p>
          </table:table-cell>
          <table:table-cell office:value-type="float" office:value="29.5200000000018" calcext:value-type="float">
            <text:p>29.52</text:p>
          </table:table-cell>
          <table:table-cell office:value-type="float" office:value="6.7299999999999" calcext:value-type="float">
            <text:p>6.73</text:p>
          </table:table-cell>
          <table:table-cell table:formula="of:=AVERAGE([.E87:.X87])" office:value-type="float" office:value="8.64850000000006" calcext:value-type="float">
            <text:p>8.6485</text:p>
          </table:table-cell>
          <table:table-cell table:formula="of:=STDEV([.E87:.X87])" office:value-type="float" office:value="7.21764087059255" calcext:value-type="float">
            <text:p>7.2176408706</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3.31999999999997" calcext:value-type="float">
            <text:p>3.32</text:p>
          </table:table-cell>
          <table:table-cell office:value-type="float" office:value="13.4499999999998" calcext:value-type="float">
            <text:p>13.45</text:p>
          </table:table-cell>
          <table:table-cell office:value-type="float" office:value="5.13999999999994" calcext:value-type="float">
            <text:p>5.14</text:p>
          </table:table-cell>
          <table:table-cell office:value-type="float" office:value="8.26999999999987" calcext:value-type="float">
            <text:p>8.27</text:p>
          </table:table-cell>
          <table:table-cell office:value-type="float" office:value="11.1199999999998" calcext:value-type="float">
            <text:p>11.12</text:p>
          </table:table-cell>
          <table:table-cell office:value-type="float" office:value="5.48999999999993" calcext:value-type="float">
            <text:p>5.49</text:p>
          </table:table-cell>
          <table:table-cell office:value-type="float" office:value="5.34999999999993" calcext:value-type="float">
            <text:p>5.35</text:p>
          </table:table-cell>
          <table:table-cell office:value-type="float" office:value="5.49999999999993" calcext:value-type="float">
            <text:p>5.5</text:p>
          </table:table-cell>
          <table:table-cell office:value-type="float" office:value="16.3599999999998" calcext:value-type="float">
            <text:p>16.36</text:p>
          </table:table-cell>
          <table:table-cell office:value-type="float" office:value="6.27999999999991" calcext:value-type="float">
            <text:p>6.28</text:p>
          </table:table-cell>
          <table:table-cell office:value-type="float" office:value="2.63999999999999" calcext:value-type="float">
            <text:p>2.64</text:p>
          </table:table-cell>
          <table:table-cell office:value-type="float" office:value="2.72999999999999" calcext:value-type="float">
            <text:p>2.73</text:p>
          </table:table-cell>
          <table:table-cell office:value-type="float" office:value="10.8399999999998" calcext:value-type="float">
            <text:p>10.84</text:p>
          </table:table-cell>
          <table:table-cell office:value-type="float" office:value="16.1699999999997" calcext:value-type="float">
            <text:p>16.17</text:p>
          </table:table-cell>
          <table:table-cell office:value-type="float" office:value="15.0399999999997" calcext:value-type="float">
            <text:p>15.04</text:p>
          </table:table-cell>
          <table:table-cell office:value-type="float" office:value="5.46999999999993" calcext:value-type="float">
            <text:p>5.47</text:p>
          </table:table-cell>
          <table:table-cell office:value-type="float" office:value="5.78999999999992" calcext:value-type="float">
            <text:p>5.79</text:p>
          </table:table-cell>
          <table:table-cell office:value-type="float" office:value="5.81999999999992" calcext:value-type="float">
            <text:p>5.82</text:p>
          </table:table-cell>
          <table:table-cell office:value-type="float" office:value="3.37999999999997" calcext:value-type="float">
            <text:p>3.38</text:p>
          </table:table-cell>
          <table:table-cell office:value-type="float" office:value="4.96999999999994" calcext:value-type="float">
            <text:p>4.97</text:p>
          </table:table-cell>
          <table:table-cell table:formula="of:=AVERAGE([.E88:.X88])" office:value-type="float" office:value="7.65649999999988" calcext:value-type="float">
            <text:p>7.6565</text:p>
          </table:table-cell>
          <table:table-cell table:formula="of:=STDEV([.E88:.X88])" office:value-type="float" office:value="4.5136859427161" calcext:value-type="float">
            <text:p>4.5136859427</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9.98999999999983" calcext:value-type="float">
            <text:p>9.99</text:p>
          </table:table-cell>
          <table:table-cell office:value-type="float" office:value="8.29999999999987" calcext:value-type="float">
            <text:p>8.3</text:p>
          </table:table-cell>
          <table:table-cell office:value-type="float" office:value="34.2000000000018" calcext:value-type="float">
            <text:p>34.2</text:p>
          </table:table-cell>
          <table:table-cell office:value-type="float" office:value="10.5199999999998" calcext:value-type="float">
            <text:p>10.52</text:p>
          </table:table-cell>
          <table:table-cell office:value-type="float" office:value="9.52999999999984" calcext:value-type="float">
            <text:p>9.53</text:p>
          </table:table-cell>
          <table:table-cell office:value-type="float" office:value="1.09" calcext:value-type="float">
            <text:p>1.09</text:p>
          </table:table-cell>
          <table:table-cell office:value-type="float" office:value="5.19999999999993" calcext:value-type="float">
            <text:p>5.2</text:p>
          </table:table-cell>
          <table:table-cell office:value-type="float" office:value="9.34999999999985" calcext:value-type="float">
            <text:p>9.35</text:p>
          </table:table-cell>
          <table:table-cell office:value-type="float" office:value="4.99999999999994" calcext:value-type="float">
            <text:p>5</text:p>
          </table:table-cell>
          <table:table-cell office:value-type="float" office:value="5.39999999999993" calcext:value-type="float">
            <text:p>5.4</text:p>
          </table:table-cell>
          <table:table-cell office:value-type="float" office:value="11.6199999999998" calcext:value-type="float">
            <text:p>11.62</text:p>
          </table:table-cell>
          <table:table-cell office:value-type="float" office:value="18.9900000000002" calcext:value-type="float">
            <text:p>18.99</text:p>
          </table:table-cell>
          <table:table-cell office:value-type="float" office:value="7.94999999999988" calcext:value-type="float">
            <text:p>7.95</text:p>
          </table:table-cell>
          <table:table-cell office:value-type="float" office:value="14.2599999999997" calcext:value-type="float">
            <text:p>14.26</text:p>
          </table:table-cell>
          <table:table-cell office:value-type="float" office:value="27.9000000000016" calcext:value-type="float">
            <text:p>27.9</text:p>
          </table:table-cell>
          <table:table-cell office:value-type="float" office:value="2.37999999999999" calcext:value-type="float">
            <text:p>2.38</text:p>
          </table:table-cell>
          <table:table-cell office:value-type="float" office:value="4.37999999999995" calcext:value-type="float">
            <text:p>4.38</text:p>
          </table:table-cell>
          <table:table-cell office:value-type="float" office:value="17.63" calcext:value-type="float">
            <text:p>17.63</text:p>
          </table:table-cell>
          <table:table-cell office:value-type="float" office:value="1.63" calcext:value-type="float">
            <text:p>1.63</text:p>
          </table:table-cell>
          <table:table-cell office:value-type="float" office:value="16.6499999999998" calcext:value-type="float">
            <text:p>16.65</text:p>
          </table:table-cell>
          <table:table-cell table:formula="of:=AVERAGE([.E89:.X89])" office:value-type="float" office:value="11.0985000000001" calcext:value-type="float">
            <text:p>11.0985</text:p>
          </table:table-cell>
          <table:table-cell table:formula="of:=STDEV([.E89:.X89])" office:value-type="float" office:value="8.59083861784762" calcext:value-type="float">
            <text:p>8.5908386178</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19.7700000000003" calcext:value-type="float">
            <text:p>19.77</text:p>
          </table:table-cell>
          <table:table-cell office:value-type="float" office:value="5.10999999999994" calcext:value-type="float">
            <text:p>5.11</text:p>
          </table:table-cell>
          <table:table-cell office:value-type="float" office:value="5.63999999999992" calcext:value-type="float">
            <text:p>5.64</text:p>
          </table:table-cell>
          <table:table-cell office:value-type="float" office:value="8.10999999999987" calcext:value-type="float">
            <text:p>8.11</text:p>
          </table:table-cell>
          <table:table-cell office:value-type="float" office:value="15.8899999999997" calcext:value-type="float">
            <text:p>15.89</text:p>
          </table:table-cell>
          <table:table-cell office:value-type="float" office:value="7.54999999999988" calcext:value-type="float">
            <text:p>7.55</text:p>
          </table:table-cell>
          <table:table-cell office:value-type="float" office:value="4.58999999999995" calcext:value-type="float">
            <text:p>4.59</text:p>
          </table:table-cell>
          <table:table-cell office:value-type="float" office:value="9.31999999999985" calcext:value-type="float">
            <text:p>9.32</text:p>
          </table:table-cell>
          <table:table-cell office:value-type="float" office:value="7.07999999999989" calcext:value-type="float">
            <text:p>7.08</text:p>
          </table:table-cell>
          <table:table-cell office:value-type="float" office:value="2.43999999999999" calcext:value-type="float">
            <text:p>2.44</text:p>
          </table:table-cell>
          <table:table-cell office:value-type="float" office:value="40.8800000000004" calcext:value-type="float">
            <text:p>40.88</text:p>
          </table:table-cell>
          <table:table-cell office:value-type="float" office:value="3.76999999999996" calcext:value-type="float">
            <text:p>3.77</text:p>
          </table:table-cell>
          <table:table-cell office:value-type="float" office:value="17.95" calcext:value-type="float">
            <text:p>17.95</text:p>
          </table:table-cell>
          <table:table-cell office:value-type="float" office:value="12.5599999999998" calcext:value-type="float">
            <text:p>12.56</text:p>
          </table:table-cell>
          <table:table-cell office:value-type="float" office:value="8.84999999999986" calcext:value-type="float">
            <text:p>8.85</text:p>
          </table:table-cell>
          <table:table-cell office:value-type="float" office:value="2.07" calcext:value-type="float">
            <text:p>2.07</text:p>
          </table:table-cell>
          <table:table-cell office:value-type="float" office:value="11.1099999999998" calcext:value-type="float">
            <text:p>11.11</text:p>
          </table:table-cell>
          <table:table-cell office:value-type="float" office:value="1.95" calcext:value-type="float">
            <text:p>1.95</text:p>
          </table:table-cell>
          <table:table-cell office:value-type="float" office:value="3.18999999999998" calcext:value-type="float">
            <text:p>3.19</text:p>
          </table:table-cell>
          <table:table-cell office:value-type="float" office:value="23.5200000000009" calcext:value-type="float">
            <text:p>23.52</text:p>
          </table:table-cell>
          <table:table-cell table:formula="of:=AVERAGE([.E90:.X90])" office:value-type="float" office:value="10.5675" calcext:value-type="float">
            <text:p>10.5675</text:p>
          </table:table-cell>
          <table:table-cell table:formula="of:=STDEV([.E90:.X90])" office:value-type="float" office:value="9.44001163859691" calcext:value-type="float">
            <text:p>9.4400116386</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9.62999999999984" calcext:value-type="float">
            <text:p>9.63</text:p>
          </table:table-cell>
          <table:table-cell office:value-type="float" office:value="25.1300000000011" calcext:value-type="float">
            <text:p>25.13</text:p>
          </table:table-cell>
          <table:table-cell office:value-type="float" office:value="7.50999999999988" calcext:value-type="float">
            <text:p>7.51</text:p>
          </table:table-cell>
          <table:table-cell office:value-type="float" office:value="25.1900000000011" calcext:value-type="float">
            <text:p>25.19</text:p>
          </table:table-cell>
          <table:table-cell office:value-type="float" office:value="5.06999999999994" calcext:value-type="float">
            <text:p>5.07</text:p>
          </table:table-cell>
          <table:table-cell office:value-type="float" office:value="25.1300000000011" calcext:value-type="float">
            <text:p>25.13</text:p>
          </table:table-cell>
          <table:table-cell office:value-type="float" office:value="13.0799999999998" calcext:value-type="float">
            <text:p>13.08</text:p>
          </table:table-cell>
          <table:table-cell office:value-type="float" office:value="6.7099999999999" calcext:value-type="float">
            <text:p>6.71</text:p>
          </table:table-cell>
          <table:table-cell office:value-type="float" office:value="18.3200000000001" calcext:value-type="float">
            <text:p>18.32</text:p>
          </table:table-cell>
          <table:table-cell office:value-type="float" office:value="8.79999999999986" calcext:value-type="float">
            <text:p>8.8</text:p>
          </table:table-cell>
          <table:table-cell office:value-type="float" office:value="5.92999999999992" calcext:value-type="float">
            <text:p>5.93</text:p>
          </table:table-cell>
          <table:table-cell office:value-type="float" office:value="16.9499999999999" calcext:value-type="float">
            <text:p>16.95</text:p>
          </table:table-cell>
          <table:table-cell office:value-type="float" office:value="4.77999999999994" calcext:value-type="float">
            <text:p>4.78</text:p>
          </table:table-cell>
          <table:table-cell office:value-type="float" office:value="40.5300000000005" calcext:value-type="float">
            <text:p>40.53</text:p>
          </table:table-cell>
          <table:table-cell office:value-type="float" office:value="27.5900000000015" calcext:value-type="float">
            <text:p>27.59</text:p>
          </table:table-cell>
          <table:table-cell office:value-type="float" office:value="6.24999999999991" calcext:value-type="float">
            <text:p>6.25</text:p>
          </table:table-cell>
          <table:table-cell office:value-type="float" office:value="32.2100000000022" calcext:value-type="float">
            <text:p>32.21</text:p>
          </table:table-cell>
          <table:table-cell office:value-type="float" office:value="3.48999999999997" calcext:value-type="float">
            <text:p>3.49</text:p>
          </table:table-cell>
          <table:table-cell office:value-type="float" office:value="8.76999999999986" calcext:value-type="float">
            <text:p>8.77</text:p>
          </table:table-cell>
          <table:table-cell office:value-type="float" office:value="4.37999999999995" calcext:value-type="float">
            <text:p>4.38</text:p>
          </table:table-cell>
          <table:table-cell table:formula="of:=AVERAGE([.E91:.X91])" office:value-type="float" office:value="14.7725000000003" calcext:value-type="float">
            <text:p>14.7725</text:p>
          </table:table-cell>
          <table:table-cell table:formula="of:=STDEV([.E91:.X91])" office:value-type="float" office:value="10.9329977951834" calcext:value-type="float">
            <text:p>10.9329977952</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5.55999999999993" calcext:value-type="float">
            <text:p>5.56</text:p>
          </table:table-cell>
          <table:table-cell office:value-type="float" office:value="7.15999999999989" calcext:value-type="float">
            <text:p>7.16</text:p>
          </table:table-cell>
          <table:table-cell office:value-type="float" office:value="38.4900000000009" calcext:value-type="float">
            <text:p>38.49</text:p>
          </table:table-cell>
          <table:table-cell office:value-type="float" office:value="5.79999999999992" calcext:value-type="float">
            <text:p>5.8</text:p>
          </table:table-cell>
          <table:table-cell office:value-type="float" office:value="14.5899999999997" calcext:value-type="float">
            <text:p>14.59</text:p>
          </table:table-cell>
          <table:table-cell office:value-type="float" office:value="4.99999999999994" calcext:value-type="float">
            <text:p>5</text:p>
          </table:table-cell>
          <table:table-cell office:value-type="float" office:value="31.8200000000022" calcext:value-type="float">
            <text:p>31.82</text:p>
          </table:table-cell>
          <table:table-cell office:value-type="float" office:value="1.86" calcext:value-type="float">
            <text:p>1.86</text:p>
          </table:table-cell>
          <table:table-cell office:value-type="float" office:value="5.33999999999993" calcext:value-type="float">
            <text:p>5.34</text:p>
          </table:table-cell>
          <table:table-cell office:value-type="float" office:value="4.38999999999995" calcext:value-type="float">
            <text:p>4.39</text:p>
          </table:table-cell>
          <table:table-cell office:value-type="float" office:value="5.70999999999992" calcext:value-type="float">
            <text:p>5.71</text:p>
          </table:table-cell>
          <table:table-cell office:value-type="float" office:value="10.3799999999998" calcext:value-type="float">
            <text:p>10.38</text:p>
          </table:table-cell>
          <table:table-cell office:value-type="float" office:value="5.95999999999992" calcext:value-type="float">
            <text:p>5.96</text:p>
          </table:table-cell>
          <table:table-cell office:value-type="float" office:value="13.7999999999998" calcext:value-type="float">
            <text:p>13.8</text:p>
          </table:table-cell>
          <table:table-cell office:value-type="float" office:value="21.3800000000005" calcext:value-type="float">
            <text:p>21.38</text:p>
          </table:table-cell>
          <table:table-cell office:value-type="float" office:value="2.15" calcext:value-type="float">
            <text:p>2.15</text:p>
          </table:table-cell>
          <table:table-cell office:value-type="float" office:value="7.36999999999989" calcext:value-type="float">
            <text:p>7.37</text:p>
          </table:table-cell>
          <table:table-cell office:value-type="float" office:value="6.7799999999999" calcext:value-type="float">
            <text:p>6.78</text:p>
          </table:table-cell>
          <table:table-cell office:value-type="float" office:value="22.4600000000007" calcext:value-type="float">
            <text:p>22.46</text:p>
          </table:table-cell>
          <table:table-cell office:value-type="float" office:value="8.42999999999987" calcext:value-type="float">
            <text:p>8.43</text:p>
          </table:table-cell>
          <table:table-cell table:formula="of:=AVERAGE([.E92:.X92])" office:value-type="float" office:value="11.2215000000001" calcext:value-type="float">
            <text:p>11.2215</text:p>
          </table:table-cell>
          <table:table-cell table:formula="of:=STDEV([.E92:.X92])" office:value-type="float" office:value="9.95866365744493" calcext:value-type="float">
            <text:p>9.9586636574</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6.35999999999991" calcext:value-type="float">
            <text:p>6.36</text:p>
          </table:table-cell>
          <table:table-cell office:value-type="float" office:value="6.10999999999991" calcext:value-type="float">
            <text:p>6.11</text:p>
          </table:table-cell>
          <table:table-cell office:value-type="float" office:value="3.77999999999996" calcext:value-type="float">
            <text:p>3.78</text:p>
          </table:table-cell>
          <table:table-cell office:value-type="float" office:value="16.8299999999998" calcext:value-type="float">
            <text:p>16.83</text:p>
          </table:table-cell>
          <table:table-cell office:value-type="float" office:value="11.7899999999998" calcext:value-type="float">
            <text:p>11.79</text:p>
          </table:table-cell>
          <table:table-cell office:value-type="float" office:value="2.65999999999999" calcext:value-type="float">
            <text:p>2.66</text:p>
          </table:table-cell>
          <table:table-cell office:value-type="float" office:value="4.93999999999994" calcext:value-type="float">
            <text:p>4.94</text:p>
          </table:table-cell>
          <table:table-cell office:value-type="float" office:value="5.00999999999994" calcext:value-type="float">
            <text:p>5.01</text:p>
          </table:table-cell>
          <table:table-cell office:value-type="float" office:value="3.51999999999997" calcext:value-type="float">
            <text:p>3.52</text:p>
          </table:table-cell>
          <table:table-cell office:value-type="float" office:value="8.21999999999987" calcext:value-type="float">
            <text:p>8.22</text:p>
          </table:table-cell>
          <table:table-cell office:value-type="float" office:value="5.00999999999994" calcext:value-type="float">
            <text:p>5.01</text:p>
          </table:table-cell>
          <table:table-cell office:value-type="float" office:value="3.25999999999997" calcext:value-type="float">
            <text:p>3.26</text:p>
          </table:table-cell>
          <table:table-cell office:value-type="float" office:value="8.14999999999987" calcext:value-type="float">
            <text:p>8.15</text:p>
          </table:table-cell>
          <table:table-cell office:value-type="float" office:value="10.4899999999998" calcext:value-type="float">
            <text:p>10.49</text:p>
          </table:table-cell>
          <table:table-cell office:value-type="float" office:value="22.5300000000007" calcext:value-type="float">
            <text:p>22.53</text:p>
          </table:table-cell>
          <table:table-cell office:value-type="float" office:value="4.90999999999994" calcext:value-type="float">
            <text:p>4.91</text:p>
          </table:table-cell>
          <table:table-cell office:value-type="float" office:value="4.77999999999994" calcext:value-type="float">
            <text:p>4.78</text:p>
          </table:table-cell>
          <table:table-cell office:value-type="float" office:value="6.51999999999991" calcext:value-type="float">
            <text:p>6.52</text:p>
          </table:table-cell>
          <table:table-cell office:value-type="float" office:value="6.7199999999999" calcext:value-type="float">
            <text:p>6.72</text:p>
          </table:table-cell>
          <table:table-cell office:value-type="float" office:value="7.64999999999988" calcext:value-type="float">
            <text:p>7.65</text:p>
          </table:table-cell>
          <table:table-cell table:formula="of:=AVERAGE([.E93:.X93])" office:value-type="float" office:value="7.46199999999995" calcext:value-type="float">
            <text:p>7.462</text:p>
          </table:table-cell>
          <table:table-cell table:formula="of:=STDEV([.E93:.X93])" office:value-type="float" office:value="4.86756893823005" calcext:value-type="float">
            <text:p>4.8675689382</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14.5399999999997" calcext:value-type="float">
            <text:p>14.54</text:p>
          </table:table-cell>
          <table:table-cell office:value-type="float" office:value="13.3199999999998" calcext:value-type="float">
            <text:p>13.32</text:p>
          </table:table-cell>
          <table:table-cell office:value-type="float" office:value="3.22999999999997" calcext:value-type="float">
            <text:p>3.23</text:p>
          </table:table-cell>
          <table:table-cell office:value-type="float" office:value="10.8899999999998" calcext:value-type="float">
            <text:p>10.89</text:p>
          </table:table-cell>
          <table:table-cell office:value-type="float" office:value="10.8699999999998" calcext:value-type="float">
            <text:p>10.87</text:p>
          </table:table-cell>
          <table:table-cell office:value-type="float" office:value="12.4399999999998" calcext:value-type="float">
            <text:p>12.44</text:p>
          </table:table-cell>
          <table:table-cell office:value-type="float" office:value="20.9400000000005" calcext:value-type="float">
            <text:p>20.94</text:p>
          </table:table-cell>
          <table:table-cell office:value-type="float" office:value="19.1800000000002" calcext:value-type="float">
            <text:p>19.18</text:p>
          </table:table-cell>
          <table:table-cell office:value-type="float" office:value="5.33999999999993" calcext:value-type="float">
            <text:p>5.34</text:p>
          </table:table-cell>
          <table:table-cell office:value-type="float" office:value="6.5699999999999" calcext:value-type="float">
            <text:p>6.57</text:p>
          </table:table-cell>
          <table:table-cell office:value-type="float" office:value="12.8299999999998" calcext:value-type="float">
            <text:p>12.83</text:p>
          </table:table-cell>
          <table:table-cell office:value-type="float" office:value="14.5099999999997" calcext:value-type="float">
            <text:p>14.51</text:p>
          </table:table-cell>
          <table:table-cell office:value-type="float" office:value="5.36999999999993" calcext:value-type="float">
            <text:p>5.37</text:p>
          </table:table-cell>
          <table:table-cell office:value-type="float" office:value="13.7499999999998" calcext:value-type="float">
            <text:p>13.75</text:p>
          </table:table-cell>
          <table:table-cell office:value-type="float" office:value="24.170000000001" calcext:value-type="float">
            <text:p>24.17</text:p>
          </table:table-cell>
          <table:table-cell office:value-type="float" office:value="27.4400000000015" calcext:value-type="float">
            <text:p>27.44</text:p>
          </table:table-cell>
          <table:table-cell office:value-type="float" office:value="3.05999999999998" calcext:value-type="float">
            <text:p>3.06</text:p>
          </table:table-cell>
          <table:table-cell office:value-type="float" office:value="20.8300000000005" calcext:value-type="float">
            <text:p>20.83</text:p>
          </table:table-cell>
          <table:table-cell office:value-type="float" office:value="4.22999999999995" calcext:value-type="float">
            <text:p>4.23</text:p>
          </table:table-cell>
          <table:table-cell office:value-type="float" office:value="9.47999999999984" calcext:value-type="float">
            <text:p>9.48</text:p>
          </table:table-cell>
          <table:table-cell table:formula="of:=AVERAGE([.E94:.X94])" office:value-type="float" office:value="12.6495000000001" calcext:value-type="float">
            <text:p>12.6495</text:p>
          </table:table-cell>
          <table:table-cell table:formula="of:=STDEV([.E94:.X94])" office:value-type="float" office:value="7.07038186640911" calcext:value-type="float">
            <text:p>7.0703818664</text:p>
          </table:table-cell>
          <table:table-cell table:number-columns-repeated="25"/>
        </table:table-row>
        <table:table-row table:style-name="ro1" table:number-rows-repeated="6">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table:style-name="Default" office:value-type="string" calcext:value-type="string">
            <text:p>Eta=1</text:p>
          </table:table-cell>
          <table:table-cell office:value-type="string" calcext:value-type="string">
            <text:p>Eta=10</text:p>
          </table:table-cell>
          <table:table-cell/>
          <table:table-cell table:style-name="Default" table:number-columns-repeated="19"/>
          <table:table-cell office:value-type="string" calcext:value-type="string">
            <text:p>Eta=0.01</text:p>
          </table:table-cell>
          <table:table-cell office:value-type="string" calcext:value-type="string">
            <text:p>Eta=0.1</text:p>
          </table:table-cell>
          <table:table-cell office:value-type="string" calcext:value-type="string">
            <text:p>Eta=1</text:p>
          </table:table-cell>
          <table:table-cell office:value-type="string" calcext:value-type="string">
            <text:p>Eta=10</text:p>
          </table:table-cell>
          <table:table-cell table:number-columns-repeated="21"/>
        </table:table-row>
        <table:table-row table:style-name="ro1">
          <table:table-cell table:number-columns-repeated="2"/>
          <table:table-cell table:formula="of:=[.Y3]" office:value-type="float" office:value="31.4370000000019" calcext:value-type="float">
            <text:p>31.437</text:p>
          </table:table-cell>
          <table:table-cell table:style-name="Default" table:formula="of:=[.Y26]" office:value-type="float" office:value="43.3130000000015" calcext:value-type="float">
            <text:p>43.313</text:p>
          </table:table-cell>
          <table:table-cell table:style-name="Default" table:formula="of:=[.Y51]" office:value-type="float" office:value="29.7550000000011" calcext:value-type="float">
            <text:p>29.755</text:p>
          </table:table-cell>
          <table:table-cell table:formula="of:=[.Y75]" office:value-type="float" office:value="37.0955000000016" calcext:value-type="float">
            <text:p>37.0955</text:p>
          </table:table-cell>
          <table:table-cell/>
          <table:table-cell table:style-name="Default" table:number-columns-repeated="19"/>
          <table:table-cell office:value-type="float" office:value="32.3540000000003" calcext:value-type="float">
            <text:p>32.354</text:p>
          </table:table-cell>
          <table:table-cell office:value-type="float" office:value="25.4210000000003" calcext:value-type="float">
            <text:p>25.421</text:p>
          </table:table-cell>
          <table:table-cell office:value-type="float" office:value="29.1399999999998" calcext:value-type="float">
            <text:p>29.14</text:p>
          </table:table-cell>
          <table:table-cell office:value-type="float" office:value="22.8795000000002" calcext:value-type="float">
            <text:p>22.8795</text:p>
          </table:table-cell>
          <table:table-cell table:number-columns-repeated="21"/>
        </table:table-row>
        <table:table-row table:style-name="ro1">
          <table:table-cell table:number-columns-repeated="2"/>
          <table:table-cell table:formula="of:=[.Y4]" office:value-type="float" office:value="41.5770000000006" calcext:value-type="float">
            <text:p>41.577</text:p>
          </table:table-cell>
          <table:table-cell table:style-name="Default" table:formula="of:=[.Y27]" office:value-type="float" office:value="23.8969999999999" calcext:value-type="float">
            <text:p>23.897</text:p>
          </table:table-cell>
          <table:table-cell table:style-name="Default" table:formula="of:=[.Y52]" office:value-type="float" office:value="21.0505000000002" calcext:value-type="float">
            <text:p>21.0505</text:p>
          </table:table-cell>
          <table:table-cell table:formula="of:=[.Y76]" office:value-type="float" office:value="27.9500000000005" calcext:value-type="float">
            <text:p>27.95</text:p>
          </table:table-cell>
          <table:table-cell/>
          <table:table-cell table:style-name="Default" table:number-columns-repeated="19"/>
          <table:table-cell office:value-type="float" office:value="33.8015000000021" calcext:value-type="float">
            <text:p>33.8015</text:p>
          </table:table-cell>
          <table:table-cell office:value-type="float" office:value="21.8605000000006" calcext:value-type="float">
            <text:p>21.8605</text:p>
          </table:table-cell>
          <table:table-cell office:value-type="float" office:value="18.6755000000003" calcext:value-type="float">
            <text:p>18.6755</text:p>
          </table:table-cell>
          <table:table-cell office:value-type="float" office:value="13.6425" calcext:value-type="float">
            <text:p>13.6425</text:p>
          </table:table-cell>
          <table:table-cell table:number-columns-repeated="21"/>
        </table:table-row>
        <table:table-row table:style-name="ro1">
          <table:table-cell table:number-columns-repeated="2"/>
          <table:table-cell table:formula="of:=[.Y5]" office:value-type="float" office:value="24.6025000000014" calcext:value-type="float">
            <text:p>24.6025</text:p>
          </table:table-cell>
          <table:table-cell table:style-name="Default" table:formula="of:=[.Y28]" office:value-type="float" office:value="33.4270000000016" calcext:value-type="float">
            <text:p>33.427</text:p>
          </table:table-cell>
          <table:table-cell table:style-name="Default" table:formula="of:=[.Y53]" office:value-type="float" office:value="18.3535000000004" calcext:value-type="float">
            <text:p>18.3535</text:p>
          </table:table-cell>
          <table:table-cell table:formula="of:=[.Y77]" office:value-type="float" office:value="14.6560000000001" calcext:value-type="float">
            <text:p>14.656</text:p>
          </table:table-cell>
          <table:table-cell/>
          <table:table-cell table:style-name="Default" table:number-columns-repeated="19"/>
          <table:table-cell office:value-type="float" office:value="43.2165000000031" calcext:value-type="float">
            <text:p>43.2165</text:p>
          </table:table-cell>
          <table:table-cell office:value-type="float" office:value="14.2530000000002" calcext:value-type="float">
            <text:p>14.253</text:p>
          </table:table-cell>
          <table:table-cell office:value-type="float" office:value="13.823" calcext:value-type="float">
            <text:p>13.823</text:p>
          </table:table-cell>
          <table:table-cell office:value-type="float" office:value="14.6300000000002" calcext:value-type="float">
            <text:p>14.63</text:p>
          </table:table-cell>
          <table:table-cell table:number-columns-repeated="21"/>
        </table:table-row>
        <table:table-row table:style-name="ro1">
          <table:table-cell table:number-columns-repeated="2"/>
          <table:table-cell table:formula="of:=[.Y6]" office:value-type="float" office:value="24.7705" calcext:value-type="float">
            <text:p>24.7705</text:p>
          </table:table-cell>
          <table:table-cell table:style-name="Default" table:formula="of:=[.Y29]" office:value-type="float" office:value="39.6825000000013" calcext:value-type="float">
            <text:p>39.6825</text:p>
          </table:table-cell>
          <table:table-cell table:style-name="Default" table:formula="of:=[.Y54]" office:value-type="float" office:value="14.8120000000004" calcext:value-type="float">
            <text:p>14.812</text:p>
          </table:table-cell>
          <table:table-cell table:formula="of:=[.Y78]" office:value-type="float" office:value="13.4950000000002" calcext:value-type="float">
            <text:p>13.495</text:p>
          </table:table-cell>
          <table:table-cell/>
          <table:table-cell table:style-name="Default" table:number-columns-repeated="19"/>
          <table:table-cell office:value-type="float" office:value="29.5515000000009" calcext:value-type="float">
            <text:p>29.5515</text:p>
          </table:table-cell>
          <table:table-cell office:value-type="float" office:value="16.0190000000007" calcext:value-type="float">
            <text:p>16.019</text:p>
          </table:table-cell>
          <table:table-cell office:value-type="float" office:value="12.2080000000001" calcext:value-type="float">
            <text:p>12.208</text:p>
          </table:table-cell>
          <table:table-cell office:value-type="float" office:value="9.80950000000001" calcext:value-type="float">
            <text:p>9.8095</text:p>
          </table:table-cell>
          <table:table-cell table:number-columns-repeated="21"/>
        </table:table-row>
        <table:table-row table:style-name="ro1">
          <table:table-cell table:number-columns-repeated="2"/>
          <table:table-cell table:formula="of:=[.Y7]" office:value-type="float" office:value="30.8040000000016" calcext:value-type="float">
            <text:p>30.804</text:p>
          </table:table-cell>
          <table:table-cell table:style-name="Default" table:formula="of:=[.Y30]" office:value-type="float" office:value="22.5160000000003" calcext:value-type="float">
            <text:p>22.516</text:p>
          </table:table-cell>
          <table:table-cell table:style-name="Default" table:formula="of:=[.Y55]" office:value-type="float" office:value="17.2930000000003" calcext:value-type="float">
            <text:p>17.293</text:p>
          </table:table-cell>
          <table:table-cell table:formula="of:=[.Y79]" office:value-type="float" office:value="16.5535000000003" calcext:value-type="float">
            <text:p>16.5535</text:p>
          </table:table-cell>
          <table:table-cell/>
          <table:table-cell table:style-name="Default" table:number-columns-repeated="19"/>
          <table:table-cell office:value-type="float" office:value="27.8919999999995" calcext:value-type="float">
            <text:p>27.892</text:p>
          </table:table-cell>
          <table:table-cell office:value-type="float" office:value="13.9770000000001" calcext:value-type="float">
            <text:p>13.977</text:p>
          </table:table-cell>
          <table:table-cell office:value-type="float" office:value="8.29749999999988" calcext:value-type="float">
            <text:p>8.2975</text:p>
          </table:table-cell>
          <table:table-cell office:value-type="float" office:value="9.18049999999996" calcext:value-type="float">
            <text:p>9.1805</text:p>
          </table:table-cell>
          <table:table-cell table:number-columns-repeated="21"/>
        </table:table-row>
        <table:table-row table:style-name="ro1">
          <table:table-cell table:number-columns-repeated="2"/>
          <table:table-cell table:formula="of:=[.Y8]" office:value-type="float" office:value="34.1785000000013" calcext:value-type="float">
            <text:p>34.1785</text:p>
          </table:table-cell>
          <table:table-cell table:style-name="Default" table:formula="of:=[.Y31]" office:value-type="float" office:value="26.3320000000002" calcext:value-type="float">
            <text:p>26.332</text:p>
          </table:table-cell>
          <table:table-cell table:style-name="Default" table:formula="of:=[.Y56]" office:value-type="float" office:value="15.4080000000001" calcext:value-type="float">
            <text:p>15.408</text:p>
          </table:table-cell>
          <table:table-cell table:formula="of:=[.Y80]" office:value-type="float" office:value="15.4790000000005" calcext:value-type="float">
            <text:p>15.479</text:p>
          </table:table-cell>
          <table:table-cell/>
          <table:table-cell table:style-name="Default" table:number-columns-repeated="19"/>
          <table:table-cell office:value-type="float" office:value="18.6920000000003" calcext:value-type="float">
            <text:p>18.692</text:p>
          </table:table-cell>
          <table:table-cell office:value-type="float" office:value="8.97599999999988" calcext:value-type="float">
            <text:p>8.976</text:p>
          </table:table-cell>
          <table:table-cell office:value-type="float" office:value="6.21099999999991" calcext:value-type="float">
            <text:p>6.211</text:p>
          </table:table-cell>
          <table:table-cell office:value-type="float" office:value="7.81349999999987" calcext:value-type="float">
            <text:p>7.8135</text:p>
          </table:table-cell>
          <table:table-cell table:number-columns-repeated="21"/>
        </table:table-row>
        <table:table-row table:style-name="ro1">
          <table:table-cell table:number-columns-repeated="2"/>
          <table:table-cell table:formula="of:=[.Y9]" office:value-type="float" office:value="29.6505000000009" calcext:value-type="float">
            <text:p>29.6505</text:p>
          </table:table-cell>
          <table:table-cell table:style-name="Default" table:formula="of:=[.Y32]" office:value-type="float" office:value="17.4254999999997" calcext:value-type="float">
            <text:p>17.4255</text:p>
          </table:table-cell>
          <table:table-cell table:style-name="Default" table:formula="of:=[.Y57]" office:value-type="float" office:value="11.8384999999998" calcext:value-type="float">
            <text:p>11.8385</text:p>
          </table:table-cell>
          <table:table-cell table:formula="of:=[.Y81]" office:value-type="float" office:value="14.2804999999999" calcext:value-type="float">
            <text:p>14.2805</text:p>
          </table:table-cell>
          <table:table-cell/>
          <table:table-cell table:style-name="Default" table:number-columns-repeated="19"/>
          <table:table-cell office:value-type="float" office:value="36.5105000000025" calcext:value-type="float">
            <text:p>36.5105</text:p>
          </table:table-cell>
          <table:table-cell office:value-type="float" office:value="7.28749999999993" calcext:value-type="float">
            <text:p>7.2875</text:p>
          </table:table-cell>
          <table:table-cell office:value-type="float" office:value="5.72599999999992" calcext:value-type="float">
            <text:p>5.726</text:p>
          </table:table-cell>
          <table:table-cell office:value-type="float" office:value="6.14449999999991" calcext:value-type="float">
            <text:p>6.1445</text:p>
          </table:table-cell>
          <table:table-cell table:number-columns-repeated="21"/>
        </table:table-row>
        <table:table-row table:style-name="ro1">
          <table:table-cell table:number-columns-repeated="2"/>
          <table:table-cell table:formula="of:=[.Y10]" office:value-type="float" office:value="21.0515000000003" calcext:value-type="float">
            <text:p>21.0515</text:p>
          </table:table-cell>
          <table:table-cell table:style-name="Default" table:formula="of:=[.Y33]" office:value-type="float" office:value="18.1770000000004" calcext:value-type="float">
            <text:p>18.177</text:p>
          </table:table-cell>
          <table:table-cell table:style-name="Default" table:formula="of:=[.Y58]" office:value-type="float" office:value="14.9290000000003" calcext:value-type="float">
            <text:p>14.929</text:p>
          </table:table-cell>
          <table:table-cell table:formula="of:=[.Y82]" office:value-type="float" office:value="12.8464999999997" calcext:value-type="float">
            <text:p>12.8465</text:p>
          </table:table-cell>
          <table:table-cell/>
          <table:table-cell table:style-name="Default" table:number-columns-repeated="19"/>
          <table:table-cell office:value-type="float" office:value="38.3495000000021" calcext:value-type="float">
            <text:p>38.3495</text:p>
          </table:table-cell>
          <table:table-cell office:value-type="float" office:value="8.09149999999991" calcext:value-type="float">
            <text:p>8.0915</text:p>
          </table:table-cell>
          <table:table-cell office:value-type="float" office:value="4.80449999999994" calcext:value-type="float">
            <text:p>4.8045</text:p>
          </table:table-cell>
          <table:table-cell office:value-type="float" office:value="5.89449999999995" calcext:value-type="float">
            <text:p>5.8945</text:p>
          </table:table-cell>
          <table:table-cell table:number-columns-repeated="21"/>
        </table:table-row>
        <table:table-row table:style-name="ro1">
          <table:table-cell table:number-columns-repeated="2"/>
          <table:table-cell table:formula="of:=[.Y11]" office:value-type="float" office:value="34.3000000000019" calcext:value-type="float">
            <text:p>34.3</text:p>
          </table:table-cell>
          <table:table-cell table:style-name="Default" table:formula="of:=[.Y34]" office:value-type="float" office:value="18.8460000000003" calcext:value-type="float">
            <text:p>18.846</text:p>
          </table:table-cell>
          <table:table-cell table:style-name="Default" table:formula="of:=[.Y59]" office:value-type="float" office:value="14.3485000000001" calcext:value-type="float">
            <text:p>14.3485</text:p>
          </table:table-cell>
          <table:table-cell table:formula="of:=[.Y83]" office:value-type="float" office:value="12.8945000000004" calcext:value-type="float">
            <text:p>12.8945</text:p>
          </table:table-cell>
          <table:table-cell/>
          <table:table-cell table:style-name="Default" table:number-columns-repeated="19"/>
          <table:table-cell office:value-type="float" office:value="23.5270000000017" calcext:value-type="float">
            <text:p>23.527</text:p>
          </table:table-cell>
          <table:table-cell office:value-type="float" office:value="5.70599999999992" calcext:value-type="float">
            <text:p>5.706</text:p>
          </table:table-cell>
          <table:table-cell office:value-type="float" office:value="6.67049999999991" calcext:value-type="float">
            <text:p>6.6705</text:p>
          </table:table-cell>
          <table:table-cell office:value-type="float" office:value="8.44149999999998" calcext:value-type="float">
            <text:p>8.4415</text:p>
          </table:table-cell>
          <table:table-cell table:number-columns-repeated="21"/>
        </table:table-row>
        <table:table-row table:style-name="ro1">
          <table:table-cell table:number-columns-repeated="2"/>
          <table:table-cell table:formula="of:=[.Y12]" office:value-type="float" office:value="25.0080000000003" calcext:value-type="float">
            <text:p>25.008</text:p>
          </table:table-cell>
          <table:table-cell table:style-name="Default" table:formula="of:=[.Y35]" office:value-type="float" office:value="16.0710000000003" calcext:value-type="float">
            <text:p>16.071</text:p>
          </table:table-cell>
          <table:table-cell table:style-name="Default" table:formula="of:=[.Y60]" office:value-type="float" office:value="16.7525000000006" calcext:value-type="float">
            <text:p>16.7525</text:p>
          </table:table-cell>
          <table:table-cell table:formula="of:=[.Y84]" office:value-type="float" office:value="19.3545000000002" calcext:value-type="float">
            <text:p>19.3545</text:p>
          </table:table-cell>
          <table:table-cell/>
          <table:table-cell table:style-name="Default" table:number-columns-repeated="19"/>
          <table:table-cell office:value-type="float" office:value="17.6085000000002" calcext:value-type="float">
            <text:p>17.6085</text:p>
          </table:table-cell>
          <table:table-cell office:value-type="float" office:value="6.36499999999997" calcext:value-type="float">
            <text:p>6.365</text:p>
          </table:table-cell>
          <table:table-cell office:value-type="float" office:value="5.45849999999996" calcext:value-type="float">
            <text:p>5.4585</text:p>
          </table:table-cell>
          <table:table-cell office:value-type="float" office:value="6.3695" calcext:value-type="float">
            <text:p>6.3695</text:p>
          </table:table-cell>
          <table:table-cell table:number-columns-repeated="21"/>
        </table:table-row>
        <table:table-row table:style-name="ro1">
          <table:table-cell table:number-columns-repeated="2"/>
          <table:table-cell table:formula="of:=[.Y13]" office:value-type="float" office:value="21.9640000000017" calcext:value-type="float">
            <text:p>21.964</text:p>
          </table:table-cell>
          <table:table-cell table:style-name="Default" table:formula="of:=[.Y36]" office:value-type="float" office:value="21.8105" calcext:value-type="float">
            <text:p>21.8105</text:p>
          </table:table-cell>
          <table:table-cell table:style-name="Default" table:formula="of:=[.Y61]" office:value-type="float" office:value="15.5794999999998" calcext:value-type="float">
            <text:p>15.5795</text:p>
          </table:table-cell>
          <table:table-cell table:formula="of:=[.Y85]" office:value-type="float" office:value="13.3650000000002" calcext:value-type="float">
            <text:p>13.365</text:p>
          </table:table-cell>
          <table:table-cell/>
          <table:table-cell table:style-name="Default" table:number-columns-repeated="19"/>
          <table:table-cell office:value-type="float" office:value="33.6544999999997" calcext:value-type="float">
            <text:p>33.6545</text:p>
          </table:table-cell>
          <table:table-cell office:value-type="float" office:value="8.76599999999991" calcext:value-type="float">
            <text:p>8.766</text:p>
          </table:table-cell>
          <table:table-cell office:value-type="float" office:value="7.41349999999997" calcext:value-type="float">
            <text:p>7.4135</text:p>
          </table:table-cell>
          <table:table-cell office:value-type="float" office:value="7.22849999999991" calcext:value-type="float">
            <text:p>7.2285</text:p>
          </table:table-cell>
          <table:table-cell table:number-columns-repeated="21"/>
        </table:table-row>
        <table:table-row table:style-name="ro1">
          <table:table-cell table:number-columns-repeated="2"/>
          <table:table-cell table:formula="of:=[.Y14]" office:value-type="float" office:value="17.4090000000003" calcext:value-type="float">
            <text:p>17.409</text:p>
          </table:table-cell>
          <table:table-cell table:style-name="Default" table:formula="of:=[.Y37]" office:value-type="float" office:value="22.2340000000006" calcext:value-type="float">
            <text:p>22.234</text:p>
          </table:table-cell>
          <table:table-cell table:style-name="Default" table:formula="of:=[.Y62]" office:value-type="float" office:value="13.9085000000002" calcext:value-type="float">
            <text:p>13.9085</text:p>
          </table:table-cell>
          <table:table-cell table:formula="of:=[.Y86]" office:value-type="float" office:value="11.8910000000003" calcext:value-type="float">
            <text:p>11.891</text:p>
          </table:table-cell>
          <table:table-cell/>
          <table:table-cell table:style-name="Default" table:number-columns-repeated="19"/>
          <table:table-cell office:value-type="float" office:value="18.1890000000005" calcext:value-type="float">
            <text:p>18.189</text:p>
          </table:table-cell>
          <table:table-cell office:value-type="float" office:value="7.23699999999996" calcext:value-type="float">
            <text:p>7.237</text:p>
          </table:table-cell>
          <table:table-cell office:value-type="float" office:value="6.70600000000004" calcext:value-type="float">
            <text:p>6.706</text:p>
          </table:table-cell>
          <table:table-cell office:value-type="float" office:value="5.90549999999993" calcext:value-type="float">
            <text:p>5.9055</text:p>
          </table:table-cell>
          <table:table-cell table:number-columns-repeated="21"/>
        </table:table-row>
        <table:table-row table:style-name="ro1">
          <table:table-cell table:number-columns-repeated="2"/>
          <table:table-cell table:formula="of:=[.Y15]" office:value-type="float" office:value="35.7525000000016" calcext:value-type="float">
            <text:p>35.7525</text:p>
          </table:table-cell>
          <table:table-cell table:style-name="Default" table:formula="of:=[.Y38]" office:value-type="float" office:value="18.8670000000002" calcext:value-type="float">
            <text:p>18.867</text:p>
          </table:table-cell>
          <table:table-cell table:style-name="Default" table:formula="of:=[.Y63]" office:value-type="float" office:value="13.2540000000001" calcext:value-type="float">
            <text:p>13.254</text:p>
          </table:table-cell>
          <table:table-cell table:formula="of:=[.Y87]" office:value-type="float" office:value="8.64850000000006" calcext:value-type="float">
            <text:p>8.6485</text:p>
          </table:table-cell>
          <table:table-cell/>
          <table:table-cell table:style-name="Default" table:number-columns-repeated="19"/>
          <table:table-cell office:value-type="float" office:value="16.3525000000001" calcext:value-type="float">
            <text:p>16.3525</text:p>
          </table:table-cell>
          <table:table-cell office:value-type="float" office:value="8.17699999999997" calcext:value-type="float">
            <text:p>8.177</text:p>
          </table:table-cell>
          <table:table-cell office:value-type="float" office:value="6.76099999999992" calcext:value-type="float">
            <text:p>6.761</text:p>
          </table:table-cell>
          <table:table-cell office:value-type="float" office:value="6.6569999999999" calcext:value-type="float">
            <text:p>6.657</text:p>
          </table:table-cell>
          <table:table-cell table:number-columns-repeated="21"/>
        </table:table-row>
        <table:table-row table:style-name="ro1">
          <table:table-cell table:number-columns-repeated="2"/>
          <table:table-cell table:formula="of:=[.Y16]" office:value-type="float" office:value="15.8365000000002" calcext:value-type="float">
            <text:p>15.8365</text:p>
          </table:table-cell>
          <table:table-cell table:style-name="Default" table:formula="of:=[.Y39]" office:value-type="float" office:value="20.3410000000008" calcext:value-type="float">
            <text:p>20.341</text:p>
          </table:table-cell>
          <table:table-cell table:style-name="Default" table:formula="of:=[.Y64]" office:value-type="float" office:value="11.1925000000001" calcext:value-type="float">
            <text:p>11.1925</text:p>
          </table:table-cell>
          <table:table-cell table:formula="of:=[.Y88]" office:value-type="float" office:value="7.65649999999988" calcext:value-type="float">
            <text:p>7.6565</text:p>
          </table:table-cell>
          <table:table-cell/>
          <table:table-cell table:style-name="Default" table:number-columns-repeated="19"/>
          <table:table-cell office:value-type="float" office:value="19.0840000000004" calcext:value-type="float">
            <text:p>19.084</text:p>
          </table:table-cell>
          <table:table-cell office:value-type="float" office:value="5.54299999999992" calcext:value-type="float">
            <text:p>5.543</text:p>
          </table:table-cell>
          <table:table-cell office:value-type="float" office:value="6.23449999999999" calcext:value-type="float">
            <text:p>6.2345</text:p>
          </table:table-cell>
          <table:table-cell office:value-type="float" office:value="5.86299999999992" calcext:value-type="float">
            <text:p>5.863</text:p>
          </table:table-cell>
          <table:table-cell table:number-columns-repeated="21"/>
        </table:table-row>
        <table:table-row table:style-name="ro1">
          <table:table-cell table:number-columns-repeated="2"/>
          <table:table-cell table:formula="of:=[.Y17]" office:value-type="float" office:value="25.9915000000004" calcext:value-type="float">
            <text:p>25.9915</text:p>
          </table:table-cell>
          <table:table-cell table:style-name="Default" table:formula="of:=[.Y40]" office:value-type="float" office:value="17.2045000000004" calcext:value-type="float">
            <text:p>17.2045</text:p>
          </table:table-cell>
          <table:table-cell table:style-name="Default" table:formula="of:=[.Y65]" office:value-type="float" office:value="10.203" calcext:value-type="float">
            <text:p>10.203</text:p>
          </table:table-cell>
          <table:table-cell table:formula="of:=[.Y89]" office:value-type="float" office:value="11.0985000000001" calcext:value-type="float">
            <text:p>11.0985</text:p>
          </table:table-cell>
          <table:table-cell/>
          <table:table-cell table:style-name="Default" table:number-columns-repeated="19"/>
          <table:table-cell office:value-type="float" office:value="20.5155000000005" calcext:value-type="float">
            <text:p>20.5155</text:p>
          </table:table-cell>
          <table:table-cell office:value-type="float" office:value="5.63249999999992" calcext:value-type="float">
            <text:p>5.6325</text:p>
          </table:table-cell>
          <table:table-cell office:value-type="float" office:value="5.47249999999995" calcext:value-type="float">
            <text:p>5.4725</text:p>
          </table:table-cell>
          <table:table-cell office:value-type="float" office:value="6.23799999999991" calcext:value-type="float">
            <text:p>6.238</text:p>
          </table:table-cell>
          <table:table-cell table:number-columns-repeated="21"/>
        </table:table-row>
        <table:table-row table:style-name="ro1">
          <table:table-cell table:number-columns-repeated="2"/>
          <table:table-cell table:formula="of:=[.Y18]" office:value-type="float" office:value="34.724000000001" calcext:value-type="float">
            <text:p>34.724</text:p>
          </table:table-cell>
          <table:table-cell table:style-name="Default" table:formula="of:=[.Y41]" office:value-type="float" office:value="19.1585000000003" calcext:value-type="float">
            <text:p>19.1585</text:p>
          </table:table-cell>
          <table:table-cell table:style-name="Default" table:formula="of:=[.Y66]" office:value-type="float" office:value="15.1895000000003" calcext:value-type="float">
            <text:p>15.1895</text:p>
          </table:table-cell>
          <table:table-cell table:formula="of:=[.Y90]" office:value-type="float" office:value="10.5675" calcext:value-type="float">
            <text:p>10.5675</text:p>
          </table:table-cell>
          <table:table-cell/>
          <table:table-cell table:style-name="Default" table:number-columns-repeated="19"/>
          <table:table-cell office:value-type="float" office:value="23.8480000000009" calcext:value-type="float">
            <text:p>23.848</text:p>
          </table:table-cell>
          <table:table-cell office:value-type="float" office:value="4.09249999999996" calcext:value-type="float">
            <text:p>4.0925</text:p>
          </table:table-cell>
          <table:table-cell office:value-type="float" office:value="5.67799999999992" calcext:value-type="float">
            <text:p>5.678</text:p>
          </table:table-cell>
          <table:table-cell office:value-type="float" office:value="6.90499999999994" calcext:value-type="float">
            <text:p>6.905</text:p>
          </table:table-cell>
          <table:table-cell table:number-columns-repeated="21"/>
        </table:table-row>
        <table:table-row table:style-name="ro1">
          <table:table-cell table:number-columns-repeated="2"/>
          <table:table-cell table:formula="of:=[.Y19]" office:value-type="float" office:value="24.0355000000013" calcext:value-type="float">
            <text:p>24.0355</text:p>
          </table:table-cell>
          <table:table-cell table:style-name="Default" table:formula="of:=[.Y42]" office:value-type="float" office:value="14.013" calcext:value-type="float">
            <text:p>14.013</text:p>
          </table:table-cell>
          <table:table-cell table:style-name="Default" table:formula="of:=[.Y67]" office:value-type="float" office:value="8.31249999999996" calcext:value-type="float">
            <text:p>8.3125</text:p>
          </table:table-cell>
          <table:table-cell table:formula="of:=[.Y91]" office:value-type="float" office:value="14.7725000000003" calcext:value-type="float">
            <text:p>14.7725</text:p>
          </table:table-cell>
          <table:table-cell/>
          <table:table-cell table:style-name="Default" table:number-columns-repeated="19"/>
          <table:table-cell office:value-type="float" office:value="19.1170000000008" calcext:value-type="float">
            <text:p>19.117</text:p>
          </table:table-cell>
          <table:table-cell office:value-type="float" office:value="5.24449999999993" calcext:value-type="float">
            <text:p>5.2445</text:p>
          </table:table-cell>
          <table:table-cell office:value-type="float" office:value="5.53149999999992" calcext:value-type="float">
            <text:p>5.5315</text:p>
          </table:table-cell>
          <table:table-cell office:value-type="float" office:value="5.91349999999992" calcext:value-type="float">
            <text:p>5.9135</text:p>
          </table:table-cell>
          <table:table-cell table:number-columns-repeated="21"/>
        </table:table-row>
        <table:table-row table:style-name="ro1">
          <table:table-cell table:number-columns-repeated="2"/>
          <table:table-cell table:formula="of:=[.Y20]" office:value-type="float" office:value="22.5725" calcext:value-type="float">
            <text:p>22.5725</text:p>
          </table:table-cell>
          <table:table-cell table:style-name="Default" table:formula="of:=[.Y43]" office:value-type="float" office:value="25.4114999999997" calcext:value-type="float">
            <text:p>25.4115</text:p>
          </table:table-cell>
          <table:table-cell table:style-name="Default" table:formula="of:=[.Y68]" office:value-type="float" office:value="9.58800000000001" calcext:value-type="float">
            <text:p>9.588</text:p>
          </table:table-cell>
          <table:table-cell table:formula="of:=[.Y92]" office:value-type="float" office:value="11.2215000000001" calcext:value-type="float">
            <text:p>11.2215</text:p>
          </table:table-cell>
          <table:table-cell/>
          <table:table-cell table:style-name="Default" table:number-columns-repeated="19"/>
          <table:table-cell office:value-type="float" office:value="24.7730000000002" calcext:value-type="float">
            <text:p>24.773</text:p>
          </table:table-cell>
          <table:table-cell office:value-type="float" office:value="5.33999999999997" calcext:value-type="float">
            <text:p>5.34</text:p>
          </table:table-cell>
          <table:table-cell office:value-type="float" office:value="4.85349999999994" calcext:value-type="float">
            <text:p>4.8535</text:p>
          </table:table-cell>
          <table:table-cell office:value-type="float" office:value="5.64349999999996" calcext:value-type="float">
            <text:p>5.6435</text:p>
          </table:table-cell>
          <table:table-cell table:number-columns-repeated="21"/>
        </table:table-row>
        <table:table-row table:style-name="ro1">
          <table:table-cell table:number-columns-repeated="2"/>
          <table:table-cell table:formula="of:=[.Y21]" office:value-type="float" office:value="30.2340000000003" calcext:value-type="float">
            <text:p>30.234</text:p>
          </table:table-cell>
          <table:table-cell table:style-name="Default" table:formula="of:=[.Y44]" office:value-type="float" office:value="14.1594999999998" calcext:value-type="float">
            <text:p>14.1595</text:p>
          </table:table-cell>
          <table:table-cell table:style-name="Default" table:formula="of:=[.Y69]" office:value-type="float" office:value="10.7940000000001" calcext:value-type="float">
            <text:p>10.794</text:p>
          </table:table-cell>
          <table:table-cell table:formula="of:=[.Y93]" office:value-type="float" office:value="7.46199999999995" calcext:value-type="float">
            <text:p>7.462</text:p>
          </table:table-cell>
          <table:table-cell/>
          <table:table-cell table:style-name="Default" table:number-columns-repeated="19"/>
          <table:table-cell office:value-type="float" office:value="19.1355000000002" calcext:value-type="float">
            <text:p>19.1355</text:p>
          </table:table-cell>
          <table:table-cell office:value-type="float" office:value="4.95249999999994" calcext:value-type="float">
            <text:p>4.9525</text:p>
          </table:table-cell>
          <table:table-cell office:value-type="float" office:value="5.24299999999993" calcext:value-type="float">
            <text:p>5.243</text:p>
          </table:table-cell>
          <table:table-cell office:value-type="float" office:value="5.19999999999994" calcext:value-type="float">
            <text:p>5.2</text:p>
          </table:table-cell>
          <table:table-cell table:number-columns-repeated="21"/>
        </table:table-row>
        <table:table-row table:style-name="ro1">
          <table:table-cell table:number-columns-repeated="2"/>
          <table:table-cell table:formula="of:=[.Y22]" office:value-type="float" office:value="28.0755000000006" calcext:value-type="float">
            <text:p>28.0755</text:p>
          </table:table-cell>
          <table:table-cell table:style-name="Default" table:formula="of:=[.Y45]" office:value-type="float" office:value="17.1350000000001" calcext:value-type="float">
            <text:p>17.135</text:p>
          </table:table-cell>
          <table:table-cell table:style-name="Default" table:formula="of:=[.Y70]" office:value-type="float" office:value="10.2120000000001" calcext:value-type="float">
            <text:p>10.212</text:p>
          </table:table-cell>
          <table:table-cell table:formula="of:=[.Y94]" office:value-type="float" office:value="12.6495000000001" calcext:value-type="float">
            <text:p>12.6495</text:p>
          </table:table-cell>
          <table:table-cell/>
          <table:table-cell table:style-name="Default" table:number-columns-repeated="19"/>
          <table:table-cell office:value-type="float" office:value="19.075" calcext:value-type="float">
            <text:p>19.075</text:p>
          </table:table-cell>
          <table:table-cell office:value-type="float" office:value="5.15799999999993" calcext:value-type="float">
            <text:p>5.158</text:p>
          </table:table-cell>
          <table:table-cell office:value-type="float" office:value="5.16350000000001" calcext:value-type="float">
            <text:p>5.1635</text:p>
          </table:table-cell>
          <table:table-cell office:value-type="float" office:value="6.50049999999994" calcext:value-type="float">
            <text:p>6.5005</text:p>
          </table:table-cell>
          <table:table-cell table:number-columns-repeated="21"/>
        </table:table-row>
      </table:table>
      <table:table table:name="tau_elig = 0.2s" table:style-name="ta1">
        <table:shapes>
          <draw:frame draw:z-index="0" draw:style-name="gr1" draw:text-style-name="P1" svg:width="159.99mm" svg:height="89.99mm" svg:x="104.46mm" svg:y="460.9mm">
            <loext:p draw:notify-on-update-of-ranges="'tau_elig = 0.2s'.C101:'tau_elig = 0.2s'.C101 'tau_elig = 0.2s'.C102:'tau_elig = 0.2s'.C121 'tau_elig = 0.2s'.D101:'tau_elig = 0.2s'.D101 'tau_elig = 0.2s'.D102:'tau_elig = 0.2s'.D121 'tau_elig = 0.2s'.E101:'tau_elig = 0.2s'.E101 'tau_elig = 0.2s'.E102:'tau_elig = 0.2s'.E121 'tau_elig = 0.2s'.F101:'tau_elig = 0.2s'.F101 'tau_elig = 0.2s'.F102:'tau_elig = 0.2s'.F121"/>
            <draw:object xlink:href="./Object 6" xlink:type="simple" xlink:show="embed" xlink:actuate="onLoad"/>
            <draw:image xlink:href="./ObjectReplacements/Object 6" xlink:type="simple" xlink:show="embed" xlink:actuate="onLoad"/>
          </draw:frame>
          <draw:frame draw:z-index="1" draw:style-name="gr1" draw:text-style-name="P1" svg:width="159.99mm" svg:height="89.99mm" svg:x="414.72mm" svg:y="453.57mm">
            <loext:p draw:notify-on-update-of-ranges="'tau_elig = 0.2s'.C101:'tau_elig = 0.2s'.C101 'tau_elig = 0.2s'.C102:'tau_elig = 0.2s'.C121 'tau_elig = 0.2s'.D101:'tau_elig = 0.2s'.D101 'tau_elig = 0.2s'.D102:'tau_elig = 0.2s'.D121 'tau_elig = 0.2s'.E101:'tau_elig = 0.2s'.E101 'tau_elig = 0.2s'.E102:'tau_elig = 0.2s'.E121 'tau_elig = 0.2s'.F101:'tau_elig = 0.2s'.F101 'tau_elig = 0.2s'.F102:'tau_elig = 0.2s'.F121 'tau_elig = 0.2s'.AA101:'tau_elig = 0.2s'.AA101 'tau_elig = 0.2s'.AA102:'tau_elig = 0.2s'.AA121 'tau_elig = 0.2s'.AB101:'tau_elig = 0.2s'.AB101 'tau_elig = 0.2s'.AB102:'tau_elig = 0.2s'.AB121 'tau_elig = 0.2s'.AC101:'tau_elig = 0.2s'.AC101 'tau_elig = 0.2s'.AC102:'tau_elig = 0.2s'.AC121 'tau_elig = 0.2s'.AD101:'tau_elig = 0.2s'.AD101 'tau_elig = 0.2s'.AD102:'tau_elig = 0.2s'.AD121"/>
            <draw:object xlink:href="./Object 2" xlink:type="simple" xlink:show="embed" xlink:actuate="onLoad"/>
            <draw:image xlink:href="./ObjectReplacements/Object 2"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3" table:default-cell-style-name="ce4"/>
        <table:table-column table:style-name="co4" table:default-cell-style-name="ce2"/>
        <table:table-column table:style-name="co4" table:number-columns-repeated="2" table:default-cell-style-name="Default"/>
        <table:table-column table:style-name="co4" table:number-columns-repeated="17" table:default-cell-style-name="ce2"/>
        <table:table-column table:style-name="co5" table:default-cell-style-name="ce2"/>
        <table:table-column table:style-name="co6" table:default-cell-style-name="ce2"/>
        <table:table-column table:style-name="co4" table:number-columns-repeated="8"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number-columns-repeated="4" table:default-cell-style-name="Default"/>
        <table:table-column table:style-name="co10" table:number-columns-repeated="6" table:default-cell-style-name="Default"/>
        <table:table-column table:style-name="co11" table:default-cell-style-name="Default"/>
        <table:table-row table:style-name="ro1">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6.7699999999998" calcext:value-type="float">
            <text:p>16.77</text:p>
          </table:table-cell>
          <table:table-cell office:value-type="float" office:value="33.2800000000019" calcext:value-type="float">
            <text:p>33.28</text:p>
          </table:table-cell>
          <table:table-cell office:value-type="float" office:value="11.6999999999998" calcext:value-type="float">
            <text:p>11.7</text:p>
          </table:table-cell>
          <table:table-cell office:value-type="float" office:value="14.5399999999997" calcext:value-type="float">
            <text:p>14.54</text:p>
          </table:table-cell>
          <table:table-cell office:value-type="float" office:value="26.7800000000014" calcext:value-type="float">
            <text:p>26.78</text:p>
          </table:table-cell>
          <table:table-cell office:value-type="float" office:value="14.8999999999997" calcext:value-type="float">
            <text:p>14.9</text:p>
          </table:table-cell>
          <table:table-cell office:value-type="float" office:value="36.2700000000014" calcext:value-type="float">
            <text:p>36.27</text:p>
          </table:table-cell>
          <table:table-cell office:value-type="float" office:value="7.02999999999989" calcext:value-type="float">
            <text:p>7.03</text:p>
          </table:table-cell>
          <table:table-cell office:value-type="float" office:value="32.1300000000022" calcext:value-type="float">
            <text:p>32.13</text:p>
          </table:table-cell>
          <table:table-cell office:value-type="float" office:value="26.2300000000013" calcext:value-type="float">
            <text:p>26.23</text:p>
          </table:table-cell>
          <table:table-cell office:value-type="float" office:value="6.21999999999991" calcext:value-type="float">
            <text:p>6.22</text:p>
          </table:table-cell>
          <table:table-cell office:value-type="float" office:value="27.4900000000015" calcext:value-type="float">
            <text:p>27.49</text:p>
          </table:table-cell>
          <table:table-cell office:value-type="float" office:value="7.54999999999988" calcext:value-type="float">
            <text:p>7.55</text:p>
          </table:table-cell>
          <table:table-cell office:value-type="float" office:value="38.5700000000009" calcext:value-type="float">
            <text:p>38.57</text:p>
          </table:table-cell>
          <table:table-cell office:value-type="float" office:value="25.0400000000011" calcext:value-type="float">
            <text:p>25.04</text:p>
          </table:table-cell>
          <table:table-cell office:value-type="float" office:value="7.27999999999989" calcext:value-type="float">
            <text:p>7.28</text:p>
          </table:table-cell>
          <table:table-cell office:value-type="float" office:value="39.2200000000008" calcext:value-type="float">
            <text:p>39.22</text:p>
          </table:table-cell>
          <table:table-cell office:value-type="float" office:value="8.91999999999985" calcext:value-type="float">
            <text:p>8.92</text:p>
          </table:table-cell>
          <table:table-cell office:value-type="float" office:value="29.5800000000018" calcext:value-type="float">
            <text:p>29.58</text:p>
          </table:table-cell>
          <table:table-cell office:value-type="float" office:value="150.260000000008" calcext:value-type="float">
            <text:p>150.26</text:p>
          </table:table-cell>
          <table:table-cell table:formula="of:=AVERAGE([.E3:.X3])" office:value-type="float" office:value="27.9880000000011" calcext:value-type="float">
            <text:p>27.988</text:p>
          </table:table-cell>
          <table:table-cell table:formula="of:=STDEV([.E3:.X3])" office:value-type="float" office:value="30.9369875034656" calcext:value-type="float">
            <text:p>30.9369875035</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4.40999999999995" calcext:value-type="float">
            <text:p>4.41</text:p>
          </table:table-cell>
          <table:table-cell office:value-type="float" office:value="11.8399999999998" calcext:value-type="float">
            <text:p>11.84</text:p>
          </table:table-cell>
          <table:table-cell office:value-type="float" office:value="5.30999999999993" calcext:value-type="float">
            <text:p>5.31</text:p>
          </table:table-cell>
          <table:table-cell office:value-type="float" office:value="5.52999999999993" calcext:value-type="float">
            <text:p>5.53</text:p>
          </table:table-cell>
          <table:table-cell office:value-type="float" office:value="13.3199999999998" calcext:value-type="float">
            <text:p>13.32</text:p>
          </table:table-cell>
          <table:table-cell office:value-type="float" office:value="67.5299999999976" calcext:value-type="float">
            <text:p>67.53</text:p>
          </table:table-cell>
          <table:table-cell office:value-type="float" office:value="16.8499999999998" calcext:value-type="float">
            <text:p>16.85</text:p>
          </table:table-cell>
          <table:table-cell office:value-type="float" office:value="3.47999999999997" calcext:value-type="float">
            <text:p>3.48</text:p>
          </table:table-cell>
          <table:table-cell office:value-type="float" office:value="10.1199999999998" calcext:value-type="float">
            <text:p>10.12</text:p>
          </table:table-cell>
          <table:table-cell office:value-type="float" office:value="19.1300000000002" calcext:value-type="float">
            <text:p>19.13</text:p>
          </table:table-cell>
          <table:table-cell office:value-type="float" office:value="16.7099999999998" calcext:value-type="float">
            <text:p>16.71</text:p>
          </table:table-cell>
          <table:table-cell office:value-type="float" office:value="25.6000000000012" calcext:value-type="float">
            <text:p>25.6</text:p>
          </table:table-cell>
          <table:table-cell office:value-type="float" office:value="5.89999999999992" calcext:value-type="float">
            <text:p>5.9</text:p>
          </table:table-cell>
          <table:table-cell office:value-type="float" office:value="3.84999999999996" calcext:value-type="float">
            <text:p>3.85</text:p>
          </table:table-cell>
          <table:table-cell office:value-type="float" office:value="2.52999999999999" calcext:value-type="float">
            <text:p>2.53</text:p>
          </table:table-cell>
          <table:table-cell office:value-type="float" office:value="28.3700000000016" calcext:value-type="float">
            <text:p>28.37</text:p>
          </table:table-cell>
          <table:table-cell office:value-type="float" office:value="19.6200000000003" calcext:value-type="float">
            <text:p>19.62</text:p>
          </table:table-cell>
          <table:table-cell office:value-type="float" office:value="72.4700000000002" calcext:value-type="float">
            <text:p>72.47</text:p>
          </table:table-cell>
          <table:table-cell office:value-type="float" office:value="33.9000000000018" calcext:value-type="float">
            <text:p>33.9</text:p>
          </table:table-cell>
          <table:table-cell office:value-type="float" office:value="13.2499999999998" calcext:value-type="float">
            <text:p>13.25</text:p>
          </table:table-cell>
          <table:table-cell table:formula="of:=AVERAGE([.E4:.X4])" office:value-type="float" office:value="18.9860000000001" calcext:value-type="float">
            <text:p>18.986</text:p>
          </table:table-cell>
          <table:table-cell table:formula="of:=STDEV([.E4:.X4])" office:value-type="float" office:value="19.5586385275823" calcext:value-type="float">
            <text:p>19.5586385276</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2.21" calcext:value-type="float">
            <text:p>2.21</text:p>
          </table:table-cell>
          <table:table-cell office:value-type="float" office:value="107.290000000018" calcext:value-type="float">
            <text:p>107.29</text:p>
          </table:table-cell>
          <table:table-cell office:value-type="float" office:value="16.7399999999998" calcext:value-type="float">
            <text:p>16.74</text:p>
          </table:table-cell>
          <table:table-cell office:value-type="float" office:value="19.5300000000003" calcext:value-type="float">
            <text:p>19.53</text:p>
          </table:table-cell>
          <table:table-cell office:value-type="float" office:value="4.57999999999995" calcext:value-type="float">
            <text:p>4.58</text:p>
          </table:table-cell>
          <table:table-cell office:value-type="float" office:value="14.9399999999997" calcext:value-type="float">
            <text:p>14.94</text:p>
          </table:table-cell>
          <table:table-cell office:value-type="float" office:value="71.0799999999995" calcext:value-type="float">
            <text:p>71.08</text:p>
          </table:table-cell>
          <table:table-cell office:value-type="float" office:value="8.99999999999985" calcext:value-type="float">
            <text:p>9</text:p>
          </table:table-cell>
          <table:table-cell office:value-type="float" office:value="18.4400000000001" calcext:value-type="float">
            <text:p>18.44</text:p>
          </table:table-cell>
          <table:table-cell office:value-type="float" office:value="10.2499999999998" calcext:value-type="float">
            <text:p>10.25</text:p>
          </table:table-cell>
          <table:table-cell office:value-type="float" office:value="27.7100000000015" calcext:value-type="float">
            <text:p>27.71</text:p>
          </table:table-cell>
          <table:table-cell office:value-type="float" office:value="122.120000000026" calcext:value-type="float">
            <text:p>122.12</text:p>
          </table:table-cell>
          <table:table-cell office:value-type="float" office:value="47.0199999999992" calcext:value-type="float">
            <text:p>47.02</text:p>
          </table:table-cell>
          <table:table-cell office:value-type="float" office:value="19.1900000000002" calcext:value-type="float">
            <text:p>19.19</text:p>
          </table:table-cell>
          <table:table-cell office:value-type="float" office:value="48.159999999999" calcext:value-type="float">
            <text:p>48.16</text:p>
          </table:table-cell>
          <table:table-cell office:value-type="float" office:value="3.00999999999998" calcext:value-type="float">
            <text:p>3.01</text:p>
          </table:table-cell>
          <table:table-cell office:value-type="float" office:value="18.7200000000001" calcext:value-type="float">
            <text:p>18.72</text:p>
          </table:table-cell>
          <table:table-cell office:value-type="float" office:value="43.3" calcext:value-type="float">
            <text:p>43.3</text:p>
          </table:table-cell>
          <table:table-cell office:value-type="float" office:value="5.18999999999993" calcext:value-type="float">
            <text:p>5.19</text:p>
          </table:table-cell>
          <table:table-cell office:value-type="float" office:value="2.60999999999999" calcext:value-type="float">
            <text:p>2.61</text:p>
          </table:table-cell>
          <table:table-cell table:formula="of:=AVERAGE([.E5:.X5])" office:value-type="float" office:value="30.5545000000021" calcext:value-type="float">
            <text:p>30.5545</text:p>
          </table:table-cell>
          <table:table-cell table:formula="of:=STDEV([.E5:.X5])" office:value-type="float" office:value="34.1641294612126" calcext:value-type="float">
            <text:p>34.1641294612</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54.4299999999977" calcext:value-type="float">
            <text:p>54.43</text:p>
          </table:table-cell>
          <table:table-cell office:value-type="float" office:value="1.96" calcext:value-type="float">
            <text:p>1.96</text:p>
          </table:table-cell>
          <table:table-cell office:value-type="float" office:value="40.0700000000006" calcext:value-type="float">
            <text:p>40.07</text:p>
          </table:table-cell>
          <table:table-cell office:value-type="float" office:value="18.5200000000001" calcext:value-type="float">
            <text:p>18.52</text:p>
          </table:table-cell>
          <table:table-cell office:value-type="float" office:value="44.1199999999998" calcext:value-type="float">
            <text:p>44.12</text:p>
          </table:table-cell>
          <table:table-cell office:value-type="float" office:value="5.39999999999993" calcext:value-type="float">
            <text:p>5.4</text:p>
          </table:table-cell>
          <table:table-cell office:value-type="float" office:value="35.0000000000016" calcext:value-type="float">
            <text:p>35</text:p>
          </table:table-cell>
          <table:table-cell office:value-type="float" office:value="12.9099999999998" calcext:value-type="float">
            <text:p>12.91</text:p>
          </table:table-cell>
          <table:table-cell office:value-type="float" office:value="42.4900000000001" calcext:value-type="float">
            <text:p>42.49</text:p>
          </table:table-cell>
          <table:table-cell office:value-type="float" office:value="6.9899999999999" calcext:value-type="float">
            <text:p>6.99</text:p>
          </table:table-cell>
          <table:table-cell office:value-type="float" office:value="11.3899999999998" calcext:value-type="float">
            <text:p>11.39</text:p>
          </table:table-cell>
          <table:table-cell office:value-type="float" office:value="10.2499999999998" calcext:value-type="float">
            <text:p>10.25</text:p>
          </table:table-cell>
          <table:table-cell office:value-type="float" office:value="8.64999999999986" calcext:value-type="float">
            <text:p>8.65</text:p>
          </table:table-cell>
          <table:table-cell office:value-type="float" office:value="10.5399999999998" calcext:value-type="float">
            <text:p>10.54</text:p>
          </table:table-cell>
          <table:table-cell office:value-type="float" office:value="50.8099999999985" calcext:value-type="float">
            <text:p>50.81</text:p>
          </table:table-cell>
          <table:table-cell office:value-type="float" office:value="43.4799999999999" calcext:value-type="float">
            <text:p>43.48</text:p>
          </table:table-cell>
          <table:table-cell office:value-type="float" office:value="29.7800000000019" calcext:value-type="float">
            <text:p>29.78</text:p>
          </table:table-cell>
          <table:table-cell office:value-type="float" office:value="97.4500000000129" calcext:value-type="float">
            <text:p>97.45</text:p>
          </table:table-cell>
          <table:table-cell office:value-type="float" office:value="4.40999999999995" calcext:value-type="float">
            <text:p>4.41</text:p>
          </table:table-cell>
          <table:table-cell office:value-type="float" office:value="7.27999999999989" calcext:value-type="float">
            <text:p>7.28</text:p>
          </table:table-cell>
          <table:table-cell table:formula="of:=AVERAGE([.E6:.X6])" office:value-type="float" office:value="26.7965000000006" calcext:value-type="float">
            <text:p>26.7965</text:p>
          </table:table-cell>
          <table:table-cell table:formula="of:=STDEV([.E6:.X6])" office:value-type="float" office:value="24.1969428854161" calcext:value-type="float">
            <text:p>24.1969428854</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27.8300000000015" calcext:value-type="float">
            <text:p>27.83</text:p>
          </table:table-cell>
          <table:table-cell office:value-type="float" office:value="26.3900000000013" calcext:value-type="float">
            <text:p>26.39</text:p>
          </table:table-cell>
          <table:table-cell office:value-type="float" office:value="24.060000000001" calcext:value-type="float">
            <text:p>24.06</text:p>
          </table:table-cell>
          <table:table-cell office:value-type="float" office:value="28.6000000000017" calcext:value-type="float">
            <text:p>28.6</text:p>
          </table:table-cell>
          <table:table-cell office:value-type="float" office:value="6.06999999999992" calcext:value-type="float">
            <text:p>6.07</text:p>
          </table:table-cell>
          <table:table-cell office:value-type="float" office:value="24.6800000000011" calcext:value-type="float">
            <text:p>24.68</text:p>
          </table:table-cell>
          <table:table-cell office:value-type="float" office:value="25.0700000000011" calcext:value-type="float">
            <text:p>25.07</text:p>
          </table:table-cell>
          <table:table-cell office:value-type="float" office:value="2.17" calcext:value-type="float">
            <text:p>2.17</text:p>
          </table:table-cell>
          <table:table-cell office:value-type="float" office:value="57.999999999997" calcext:value-type="float">
            <text:p>58</text:p>
          </table:table-cell>
          <table:table-cell office:value-type="float" office:value="1.52" calcext:value-type="float">
            <text:p>1.52</text:p>
          </table:table-cell>
          <table:table-cell office:value-type="float" office:value="18.7100000000001" calcext:value-type="float">
            <text:p>18.71</text:p>
          </table:table-cell>
          <table:table-cell office:value-type="float" office:value="12.3199999999998" calcext:value-type="float">
            <text:p>12.32</text:p>
          </table:table-cell>
          <table:table-cell office:value-type="float" office:value="14.5099999999997" calcext:value-type="float">
            <text:p>14.51</text:p>
          </table:table-cell>
          <table:table-cell office:value-type="float" office:value="43.7699999999999" calcext:value-type="float">
            <text:p>43.77</text:p>
          </table:table-cell>
          <table:table-cell office:value-type="float" office:value="16.5599999999998" calcext:value-type="float">
            <text:p>16.56</text:p>
          </table:table-cell>
          <table:table-cell office:value-type="float" office:value="141.970000000016" calcext:value-type="float">
            <text:p>141.97</text:p>
          </table:table-cell>
          <table:table-cell office:value-type="float" office:value="4.89999999999994" calcext:value-type="float">
            <text:p>4.9</text:p>
          </table:table-cell>
          <table:table-cell office:value-type="float" office:value="87.9700000000081" calcext:value-type="float">
            <text:p>87.97</text:p>
          </table:table-cell>
          <table:table-cell office:value-type="float" office:value="3.81999999999996" calcext:value-type="float">
            <text:p>3.82</text:p>
          </table:table-cell>
          <table:table-cell office:value-type="float" office:value="18.7800000000001" calcext:value-type="float">
            <text:p>18.78</text:p>
          </table:table-cell>
          <table:table-cell table:formula="of:=AVERAGE([.E7:.X7])" office:value-type="float" office:value="29.3850000000014" calcext:value-type="float">
            <text:p>29.385</text:p>
          </table:table-cell>
          <table:table-cell table:formula="of:=STDEV([.E7:.X7])" office:value-type="float" office:value="33.5854113849297" calcext:value-type="float">
            <text:p>33.5854113849</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8.39999999999987" calcext:value-type="float">
            <text:p>8.4</text:p>
          </table:table-cell>
          <table:table-cell office:value-type="float" office:value="13.9899999999997" calcext:value-type="float">
            <text:p>13.99</text:p>
          </table:table-cell>
          <table:table-cell office:value-type="float" office:value="13.4799999999998" calcext:value-type="float">
            <text:p>13.48</text:p>
          </table:table-cell>
          <table:table-cell office:value-type="float" office:value="49.0599999999988" calcext:value-type="float">
            <text:p>49.06</text:p>
          </table:table-cell>
          <table:table-cell office:value-type="float" office:value="18.6600000000001" calcext:value-type="float">
            <text:p>18.66</text:p>
          </table:table-cell>
          <table:table-cell office:value-type="float" office:value="9.43999999999984" calcext:value-type="float">
            <text:p>9.44</text:p>
          </table:table-cell>
          <table:table-cell office:value-type="float" office:value="2.88999999999998" calcext:value-type="float">
            <text:p>2.89</text:p>
          </table:table-cell>
          <table:table-cell office:value-type="float" office:value="6.00999999999992" calcext:value-type="float">
            <text:p>6.01</text:p>
          </table:table-cell>
          <table:table-cell office:value-type="float" office:value="16.3899999999998" calcext:value-type="float">
            <text:p>16.39</text:p>
          </table:table-cell>
          <table:table-cell office:value-type="float" office:value="20.9800000000005" calcext:value-type="float">
            <text:p>20.98</text:p>
          </table:table-cell>
          <table:table-cell office:value-type="float" office:value="51.0699999999984" calcext:value-type="float">
            <text:p>51.07</text:p>
          </table:table-cell>
          <table:table-cell office:value-type="float" office:value="21.4500000000006" calcext:value-type="float">
            <text:p>21.45</text:p>
          </table:table-cell>
          <table:table-cell office:value-type="float" office:value="8.55999999999986" calcext:value-type="float">
            <text:p>8.56</text:p>
          </table:table-cell>
          <table:table-cell office:value-type="float" office:value="27.5200000000015" calcext:value-type="float">
            <text:p>27.52</text:p>
          </table:table-cell>
          <table:table-cell office:value-type="float" office:value="75.8500000000019" calcext:value-type="float">
            <text:p>75.85</text:p>
          </table:table-cell>
          <table:table-cell office:value-type="float" office:value="15.7099999999997" calcext:value-type="float">
            <text:p>15.71</text:p>
          </table:table-cell>
          <table:table-cell office:value-type="float" office:value="22.4800000000007" calcext:value-type="float">
            <text:p>22.48</text:p>
          </table:table-cell>
          <table:table-cell office:value-type="float" office:value="5.33999999999993" calcext:value-type="float">
            <text:p>5.34</text:p>
          </table:table-cell>
          <table:table-cell office:value-type="float" office:value="4.75999999999994" calcext:value-type="float">
            <text:p>4.76</text:p>
          </table:table-cell>
          <table:table-cell office:value-type="float" office:value="4.03999999999996" calcext:value-type="float">
            <text:p>4.04</text:p>
          </table:table-cell>
          <table:table-cell table:formula="of:=AVERAGE([.E8:.X8])" office:value-type="float" office:value="19.804" calcext:value-type="float">
            <text:p>19.804</text:p>
          </table:table-cell>
          <table:table-cell table:formula="of:=STDEV([.E8:.X8])" office:value-type="float" office:value="18.7409246528049" calcext:value-type="float">
            <text:p>18.7409246528</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6.9499999999999" calcext:value-type="float">
            <text:p>6.95</text:p>
          </table:table-cell>
          <table:table-cell office:value-type="float" office:value="12.4299999999998" calcext:value-type="float">
            <text:p>12.43</text:p>
          </table:table-cell>
          <table:table-cell office:value-type="float" office:value="31.6500000000021" calcext:value-type="float">
            <text:p>31.65</text:p>
          </table:table-cell>
          <table:table-cell office:value-type="float" office:value="29.4600000000018" calcext:value-type="float">
            <text:p>29.46</text:p>
          </table:table-cell>
          <table:table-cell office:value-type="float" office:value="16.3199999999998" calcext:value-type="float">
            <text:p>16.32</text:p>
          </table:table-cell>
          <table:table-cell office:value-type="float" office:value="28.4500000000016" calcext:value-type="float">
            <text:p>28.45</text:p>
          </table:table-cell>
          <table:table-cell office:value-type="float" office:value="4.51999999999995" calcext:value-type="float">
            <text:p>4.52</text:p>
          </table:table-cell>
          <table:table-cell office:value-type="float" office:value="14.5799999999997" calcext:value-type="float">
            <text:p>14.58</text:p>
          </table:table-cell>
          <table:table-cell office:value-type="float" office:value="51.0399999999984" calcext:value-type="float">
            <text:p>51.04</text:p>
          </table:table-cell>
          <table:table-cell office:value-type="float" office:value="10.2899999999998" calcext:value-type="float">
            <text:p>10.29</text:p>
          </table:table-cell>
          <table:table-cell office:value-type="float" office:value="28.2800000000016" calcext:value-type="float">
            <text:p>28.28</text:p>
          </table:table-cell>
          <table:table-cell office:value-type="float" office:value="22.7500000000008" calcext:value-type="float">
            <text:p>22.75</text:p>
          </table:table-cell>
          <table:table-cell office:value-type="float" office:value="55.6899999999975" calcext:value-type="float">
            <text:p>55.69</text:p>
          </table:table-cell>
          <table:table-cell office:value-type="float" office:value="32.5400000000021" calcext:value-type="float">
            <text:p>32.54</text:p>
          </table:table-cell>
          <table:table-cell office:value-type="float" office:value="7.72999999999988" calcext:value-type="float">
            <text:p>7.73</text:p>
          </table:table-cell>
          <table:table-cell office:value-type="float" office:value="7.25999999999989" calcext:value-type="float">
            <text:p>7.26</text:p>
          </table:table-cell>
          <table:table-cell office:value-type="float" office:value="24.8600000000011" calcext:value-type="float">
            <text:p>24.86</text:p>
          </table:table-cell>
          <table:table-cell office:value-type="float" office:value="6.6999999999999" calcext:value-type="float">
            <text:p>6.7</text:p>
          </table:table-cell>
          <table:table-cell office:value-type="float" office:value="12.4199999999998" calcext:value-type="float">
            <text:p>12.42</text:p>
          </table:table-cell>
          <table:table-cell office:value-type="float" office:value="16.3799999999998" calcext:value-type="float">
            <text:p>16.38</text:p>
          </table:table-cell>
          <table:table-cell table:formula="of:=AVERAGE([.E9:.X9])" office:value-type="float" office:value="21.0150000000003" calcext:value-type="float">
            <text:p>21.015</text:p>
          </table:table-cell>
          <table:table-cell table:formula="of:=STDEV([.E9:.X9])" office:value-type="float" office:value="14.3911776702548" calcext:value-type="float">
            <text:p>14.3911776703</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35.3300000000015" calcext:value-type="float">
            <text:p>35.33</text:p>
          </table:table-cell>
          <table:table-cell office:value-type="float" office:value="35.6900000000015" calcext:value-type="float">
            <text:p>35.69</text:p>
          </table:table-cell>
          <table:table-cell office:value-type="float" office:value="28.7000000000017" calcext:value-type="float">
            <text:p>28.7</text:p>
          </table:table-cell>
          <table:table-cell office:value-type="float" office:value="7.12999999999989" calcext:value-type="float">
            <text:p>7.13</text:p>
          </table:table-cell>
          <table:table-cell office:value-type="float" office:value="13.6099999999998" calcext:value-type="float">
            <text:p>13.61</text:p>
          </table:table-cell>
          <table:table-cell office:value-type="float" office:value="21.5000000000006" calcext:value-type="float">
            <text:p>21.5</text:p>
          </table:table-cell>
          <table:table-cell office:value-type="float" office:value="4.33999999999995" calcext:value-type="float">
            <text:p>4.34</text:p>
          </table:table-cell>
          <table:table-cell office:value-type="float" office:value="3.11999999999998" calcext:value-type="float">
            <text:p>3.12</text:p>
          </table:table-cell>
          <table:table-cell office:value-type="float" office:value="13.1299999999998" calcext:value-type="float">
            <text:p>13.13</text:p>
          </table:table-cell>
          <table:table-cell office:value-type="float" office:value="56.0499999999974" calcext:value-type="float">
            <text:p>56.05</text:p>
          </table:table-cell>
          <table:table-cell office:value-type="float" office:value="3.80999999999996" calcext:value-type="float">
            <text:p>3.81</text:p>
          </table:table-cell>
          <table:table-cell office:value-type="float" office:value="5.64999999999992" calcext:value-type="float">
            <text:p>5.65</text:p>
          </table:table-cell>
          <table:table-cell office:value-type="float" office:value="79.0000000000035" calcext:value-type="float">
            <text:p>79</text:p>
          </table:table-cell>
          <table:table-cell office:value-type="float" office:value="8.38999999999987" calcext:value-type="float">
            <text:p>8.39</text:p>
          </table:table-cell>
          <table:table-cell office:value-type="float" office:value="19.4700000000002" calcext:value-type="float">
            <text:p>19.47</text:p>
          </table:table-cell>
          <table:table-cell office:value-type="float" office:value="22.9100000000008" calcext:value-type="float">
            <text:p>22.91</text:p>
          </table:table-cell>
          <table:table-cell office:value-type="float" office:value="6.41999999999991" calcext:value-type="float">
            <text:p>6.42</text:p>
          </table:table-cell>
          <table:table-cell office:value-type="float" office:value="21.9600000000006" calcext:value-type="float">
            <text:p>21.96</text:p>
          </table:table-cell>
          <table:table-cell office:value-type="float" office:value="15.6299999999997" calcext:value-type="float">
            <text:p>15.63</text:p>
          </table:table-cell>
          <table:table-cell office:value-type="float" office:value="17.0499999999999" calcext:value-type="float">
            <text:p>17.05</text:p>
          </table:table-cell>
          <table:table-cell table:formula="of:=AVERAGE([.E10:.X10])" office:value-type="float" office:value="20.9445000000003" calcext:value-type="float">
            <text:p>20.9445</text:p>
          </table:table-cell>
          <table:table-cell table:formula="of:=STDEV([.E10:.X10])" office:value-type="float" office:value="19.1027125312781" calcext:value-type="float">
            <text:p>19.1027125313</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5.46999999999993" calcext:value-type="float">
            <text:p>5.47</text:p>
          </table:table-cell>
          <table:table-cell office:value-type="float" office:value="4.30999999999995" calcext:value-type="float">
            <text:p>4.31</text:p>
          </table:table-cell>
          <table:table-cell office:value-type="float" office:value="46.1599999999994" calcext:value-type="float">
            <text:p>46.16</text:p>
          </table:table-cell>
          <table:table-cell office:value-type="float" office:value="3.85999999999996" calcext:value-type="float">
            <text:p>3.86</text:p>
          </table:table-cell>
          <table:table-cell office:value-type="float" office:value="15.2599999999997" calcext:value-type="float">
            <text:p>15.26</text:p>
          </table:table-cell>
          <table:table-cell office:value-type="float" office:value="10.4999999999998" calcext:value-type="float">
            <text:p>10.5</text:p>
          </table:table-cell>
          <table:table-cell office:value-type="float" office:value="45.3099999999996" calcext:value-type="float">
            <text:p>45.31</text:p>
          </table:table-cell>
          <table:table-cell office:value-type="float" office:value="48.9099999999988" calcext:value-type="float">
            <text:p>48.91</text:p>
          </table:table-cell>
          <table:table-cell office:value-type="float" office:value="28.2900000000016" calcext:value-type="float">
            <text:p>28.29</text:p>
          </table:table-cell>
          <table:table-cell office:value-type="float" office:value="24.7600000000011" calcext:value-type="float">
            <text:p>24.76</text:p>
          </table:table-cell>
          <table:table-cell office:value-type="float" office:value="26.9900000000014" calcext:value-type="float">
            <text:p>26.99</text:p>
          </table:table-cell>
          <table:table-cell office:value-type="float" office:value="5.31999999999993" calcext:value-type="float">
            <text:p>5.32</text:p>
          </table:table-cell>
          <table:table-cell office:value-type="float" office:value="4.27999999999995" calcext:value-type="float">
            <text:p>4.28</text:p>
          </table:table-cell>
          <table:table-cell office:value-type="float" office:value="2.73999999999999" calcext:value-type="float">
            <text:p>2.74</text:p>
          </table:table-cell>
          <table:table-cell office:value-type="float" office:value="31.2300000000021" calcext:value-type="float">
            <text:p>31.23</text:p>
          </table:table-cell>
          <table:table-cell office:value-type="float" office:value="3.01999999999998" calcext:value-type="float">
            <text:p>3.02</text:p>
          </table:table-cell>
          <table:table-cell office:value-type="float" office:value="11.0799999999998" calcext:value-type="float">
            <text:p>11.08</text:p>
          </table:table-cell>
          <table:table-cell office:value-type="float" office:value="4.76999999999994" calcext:value-type="float">
            <text:p>4.77</text:p>
          </table:table-cell>
          <table:table-cell office:value-type="float" office:value="6.53999999999991" calcext:value-type="float">
            <text:p>6.54</text:p>
          </table:table-cell>
          <table:table-cell office:value-type="float" office:value="51.5599999999983" calcext:value-type="float">
            <text:p>51.56</text:p>
          </table:table-cell>
          <table:table-cell table:formula="of:=AVERAGE([.E11:.X11])" office:value-type="float" office:value="19.0180000000001" calcext:value-type="float">
            <text:p>19.018</text:p>
          </table:table-cell>
          <table:table-cell table:formula="of:=STDEV([.E11:.X11])" office:value-type="float" office:value="17.4354229870352" calcext:value-type="float">
            <text:p>17.435422987</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2.55999999999999" calcext:value-type="float">
            <text:p>2.56</text:p>
          </table:table-cell>
          <table:table-cell office:value-type="float" office:value="10.9599999999998" calcext:value-type="float">
            <text:p>10.96</text:p>
          </table:table-cell>
          <table:table-cell office:value-type="float" office:value="7.45999999999989" calcext:value-type="float">
            <text:p>7.46</text:p>
          </table:table-cell>
          <table:table-cell office:value-type="float" office:value="12.0899999999998" calcext:value-type="float">
            <text:p>12.09</text:p>
          </table:table-cell>
          <table:table-cell office:value-type="float" office:value="9.08999999999985" calcext:value-type="float">
            <text:p>9.09</text:p>
          </table:table-cell>
          <table:table-cell office:value-type="float" office:value="23.9900000000009" calcext:value-type="float">
            <text:p>23.99</text:p>
          </table:table-cell>
          <table:table-cell office:value-type="float" office:value="10.1499999999998" calcext:value-type="float">
            <text:p>10.15</text:p>
          </table:table-cell>
          <table:table-cell office:value-type="float" office:value="46.6699999999993" calcext:value-type="float">
            <text:p>46.67</text:p>
          </table:table-cell>
          <table:table-cell office:value-type="float" office:value="4.13999999999996" calcext:value-type="float">
            <text:p>4.14</text:p>
          </table:table-cell>
          <table:table-cell office:value-type="float" office:value="5.70999999999992" calcext:value-type="float">
            <text:p>5.71</text:p>
          </table:table-cell>
          <table:table-cell office:value-type="float" office:value="4.07999999999996" calcext:value-type="float">
            <text:p>4.08</text:p>
          </table:table-cell>
          <table:table-cell office:value-type="float" office:value="2.74999999999999" calcext:value-type="float">
            <text:p>2.75</text:p>
          </table:table-cell>
          <table:table-cell office:value-type="float" office:value="55.3799999999976" calcext:value-type="float">
            <text:p>55.38</text:p>
          </table:table-cell>
          <table:table-cell office:value-type="float" office:value="51.5999999999983" calcext:value-type="float">
            <text:p>51.6</text:p>
          </table:table-cell>
          <table:table-cell office:value-type="float" office:value="33.4500000000019" calcext:value-type="float">
            <text:p>33.45</text:p>
          </table:table-cell>
          <table:table-cell office:value-type="float" office:value="21.2600000000005" calcext:value-type="float">
            <text:p>21.26</text:p>
          </table:table-cell>
          <table:table-cell office:value-type="float" office:value="44.0799999999998" calcext:value-type="float">
            <text:p>44.08</text:p>
          </table:table-cell>
          <table:table-cell office:value-type="float" office:value="22.9300000000008" calcext:value-type="float">
            <text:p>22.93</text:p>
          </table:table-cell>
          <table:table-cell office:value-type="float" office:value="8.84999999999986" calcext:value-type="float">
            <text:p>8.85</text:p>
          </table:table-cell>
          <table:table-cell office:value-type="float" office:value="19.6600000000003" calcext:value-type="float">
            <text:p>19.66</text:p>
          </table:table-cell>
          <table:table-cell table:formula="of:=AVERAGE([.E12:.X12])" office:value-type="float" office:value="19.8429999999999" calcext:value-type="float">
            <text:p>19.843</text:p>
          </table:table-cell>
          <table:table-cell table:formula="of:=STDEV([.E12:.X12])" office:value-type="float" office:value="17.3218420376972" calcext:value-type="float">
            <text:p>17.3218420377</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21.1900000000005" calcext:value-type="float">
            <text:p>21.19</text:p>
          </table:table-cell>
          <table:table-cell office:value-type="float" office:value="3.54999999999997" calcext:value-type="float">
            <text:p>3.55</text:p>
          </table:table-cell>
          <table:table-cell office:value-type="float" office:value="7.24999999999989" calcext:value-type="float">
            <text:p>7.25</text:p>
          </table:table-cell>
          <table:table-cell office:value-type="float" office:value="10.9799999999998" calcext:value-type="float">
            <text:p>10.98</text:p>
          </table:table-cell>
          <table:table-cell office:value-type="float" office:value="2.14" calcext:value-type="float">
            <text:p>2.14</text:p>
          </table:table-cell>
          <table:table-cell office:value-type="float" office:value="6.6999999999999" calcext:value-type="float">
            <text:p>6.7</text:p>
          </table:table-cell>
          <table:table-cell office:value-type="float" office:value="6.52999999999991" calcext:value-type="float">
            <text:p>6.53</text:p>
          </table:table-cell>
          <table:table-cell office:value-type="float" office:value="39.1300000000008" calcext:value-type="float">
            <text:p>39.13</text:p>
          </table:table-cell>
          <table:table-cell office:value-type="float" office:value="7.71999999999988" calcext:value-type="float">
            <text:p>7.72</text:p>
          </table:table-cell>
          <table:table-cell office:value-type="float" office:value="4.12999999999996" calcext:value-type="float">
            <text:p>4.13</text:p>
          </table:table-cell>
          <table:table-cell office:value-type="float" office:value="23.3500000000009" calcext:value-type="float">
            <text:p>23.35</text:p>
          </table:table-cell>
          <table:table-cell office:value-type="float" office:value="8.21999999999987" calcext:value-type="float">
            <text:p>8.22</text:p>
          </table:table-cell>
          <table:table-cell office:value-type="float" office:value="22.3000000000007" calcext:value-type="float">
            <text:p>22.3</text:p>
          </table:table-cell>
          <table:table-cell office:value-type="float" office:value="18.9400000000002" calcext:value-type="float">
            <text:p>18.94</text:p>
          </table:table-cell>
          <table:table-cell office:value-type="float" office:value="2.04" calcext:value-type="float">
            <text:p>2.04</text:p>
          </table:table-cell>
          <table:table-cell office:value-type="float" office:value="17.2399999999999" calcext:value-type="float">
            <text:p>17.24</text:p>
          </table:table-cell>
          <table:table-cell office:value-type="float" office:value="14.4199999999997" calcext:value-type="float">
            <text:p>14.42</text:p>
          </table:table-cell>
          <table:table-cell office:value-type="float" office:value="49.5599999999987" calcext:value-type="float">
            <text:p>49.56</text:p>
          </table:table-cell>
          <table:table-cell office:value-type="float" office:value="15.4499999999997" calcext:value-type="float">
            <text:p>15.45</text:p>
          </table:table-cell>
          <table:table-cell office:value-type="float" office:value="24.090000000001" calcext:value-type="float">
            <text:p>24.09</text:p>
          </table:table-cell>
          <table:table-cell table:formula="of:=AVERAGE([.E13:.X13])" office:value-type="float" office:value="15.2465000000001" calcext:value-type="float">
            <text:p>15.2465</text:p>
          </table:table-cell>
          <table:table-cell table:formula="of:=STDEV([.E13:.X13])" office:value-type="float" office:value="12.4369848584141" calcext:value-type="float">
            <text:p>12.4369848584</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26.4200000000013" calcext:value-type="float">
            <text:p>26.42</text:p>
          </table:table-cell>
          <table:table-cell office:value-type="float" office:value="2.84999999999998" calcext:value-type="float">
            <text:p>2.85</text:p>
          </table:table-cell>
          <table:table-cell office:value-type="float" office:value="1.53" calcext:value-type="float">
            <text:p>1.53</text:p>
          </table:table-cell>
          <table:table-cell office:value-type="float" office:value="6.7599999999999" calcext:value-type="float">
            <text:p>6.76</text:p>
          </table:table-cell>
          <table:table-cell office:value-type="float" office:value="7.54999999999988" calcext:value-type="float">
            <text:p>7.55</text:p>
          </table:table-cell>
          <table:table-cell office:value-type="float" office:value="12.2599999999998" calcext:value-type="float">
            <text:p>12.26</text:p>
          </table:table-cell>
          <table:table-cell office:value-type="float" office:value="18.2900000000001" calcext:value-type="float">
            <text:p>18.29</text:p>
          </table:table-cell>
          <table:table-cell office:value-type="float" office:value="59.2299999999968" calcext:value-type="float">
            <text:p>59.23</text:p>
          </table:table-cell>
          <table:table-cell office:value-type="float" office:value="5.85999999999992" calcext:value-type="float">
            <text:p>5.86</text:p>
          </table:table-cell>
          <table:table-cell office:value-type="float" office:value="4.87999999999994" calcext:value-type="float">
            <text:p>4.88</text:p>
          </table:table-cell>
          <table:table-cell office:value-type="float" office:value="8.12999999999987" calcext:value-type="float">
            <text:p>8.13</text:p>
          </table:table-cell>
          <table:table-cell office:value-type="float" office:value="4.63999999999995" calcext:value-type="float">
            <text:p>4.64</text:p>
          </table:table-cell>
          <table:table-cell office:value-type="float" office:value="55.9499999999974" calcext:value-type="float">
            <text:p>55.95</text:p>
          </table:table-cell>
          <table:table-cell office:value-type="float" office:value="7.17999999999989" calcext:value-type="float">
            <text:p>7.18</text:p>
          </table:table-cell>
          <table:table-cell office:value-type="float" office:value="15.3699999999997" calcext:value-type="float">
            <text:p>15.37</text:p>
          </table:table-cell>
          <table:table-cell office:value-type="float" office:value="4.38999999999995" calcext:value-type="float">
            <text:p>4.39</text:p>
          </table:table-cell>
          <table:table-cell office:value-type="float" office:value="4.89999999999994" calcext:value-type="float">
            <text:p>4.9</text:p>
          </table:table-cell>
          <table:table-cell office:value-type="float" office:value="9.74999999999984" calcext:value-type="float">
            <text:p>9.75</text:p>
          </table:table-cell>
          <table:table-cell office:value-type="float" office:value="1.89" calcext:value-type="float">
            <text:p>1.89</text:p>
          </table:table-cell>
          <table:table-cell office:value-type="float" office:value="14.8199999999997" calcext:value-type="float">
            <text:p>14.82</text:p>
          </table:table-cell>
          <table:table-cell table:formula="of:=AVERAGE([.E14:.X14])" office:value-type="float" office:value="13.6324999999997" calcext:value-type="float">
            <text:p>13.6325</text:p>
          </table:table-cell>
          <table:table-cell table:formula="of:=STDEV([.E14:.X14])" office:value-type="float" office:value="16.2429333217468" calcext:value-type="float">
            <text:p>16.2429333217</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8.54999999999986" calcext:value-type="float">
            <text:p>8.55</text:p>
          </table:table-cell>
          <table:table-cell office:value-type="float" office:value="11.6499999999998" calcext:value-type="float">
            <text:p>11.65</text:p>
          </table:table-cell>
          <table:table-cell office:value-type="float" office:value="9.16999999999985" calcext:value-type="float">
            <text:p>9.17</text:p>
          </table:table-cell>
          <table:table-cell office:value-type="float" office:value="8.30999999999987" calcext:value-type="float">
            <text:p>8.31</text:p>
          </table:table-cell>
          <table:table-cell office:value-type="float" office:value="8.38999999999987" calcext:value-type="float">
            <text:p>8.39</text:p>
          </table:table-cell>
          <table:table-cell office:value-type="float" office:value="5.01999999999994" calcext:value-type="float">
            <text:p>5.02</text:p>
          </table:table-cell>
          <table:table-cell office:value-type="float" office:value="7.04999999999989" calcext:value-type="float">
            <text:p>7.05</text:p>
          </table:table-cell>
          <table:table-cell office:value-type="float" office:value="15.8099999999997" calcext:value-type="float">
            <text:p>15.81</text:p>
          </table:table-cell>
          <table:table-cell office:value-type="float" office:value="4.72999999999994" calcext:value-type="float">
            <text:p>4.73</text:p>
          </table:table-cell>
          <table:table-cell office:value-type="float" office:value="8.14999999999987" calcext:value-type="float">
            <text:p>8.15</text:p>
          </table:table-cell>
          <table:table-cell office:value-type="float" office:value="20.5600000000004" calcext:value-type="float">
            <text:p>20.56</text:p>
          </table:table-cell>
          <table:table-cell office:value-type="float" office:value="23.2800000000008" calcext:value-type="float">
            <text:p>23.28</text:p>
          </table:table-cell>
          <table:table-cell office:value-type="float" office:value="21.1900000000005" calcext:value-type="float">
            <text:p>21.19</text:p>
          </table:table-cell>
          <table:table-cell office:value-type="float" office:value="13.6999999999998" calcext:value-type="float">
            <text:p>13.7</text:p>
          </table:table-cell>
          <table:table-cell office:value-type="float" office:value="6.6799999999999" calcext:value-type="float">
            <text:p>6.68</text:p>
          </table:table-cell>
          <table:table-cell office:value-type="float" office:value="25.3600000000012" calcext:value-type="float">
            <text:p>25.36</text:p>
          </table:table-cell>
          <table:table-cell office:value-type="float" office:value="28.6300000000017" calcext:value-type="float">
            <text:p>28.63</text:p>
          </table:table-cell>
          <table:table-cell office:value-type="float" office:value="18.2900000000001" calcext:value-type="float">
            <text:p>18.29</text:p>
          </table:table-cell>
          <table:table-cell office:value-type="float" office:value="9.16999999999985" calcext:value-type="float">
            <text:p>9.17</text:p>
          </table:table-cell>
          <table:table-cell office:value-type="float" office:value="5.45999999999993" calcext:value-type="float">
            <text:p>5.46</text:p>
          </table:table-cell>
          <table:table-cell table:formula="of:=AVERAGE([.E15:.X15])" office:value-type="float" office:value="12.9575000000001" calcext:value-type="float">
            <text:p>12.9575</text:p>
          </table:table-cell>
          <table:table-cell table:formula="of:=STDEV([.E15:.X15])" office:value-type="float" office:value="7.41730542291799" calcext:value-type="float">
            <text:p>7.4173054229</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8.99999999999985" calcext:value-type="float">
            <text:p>9</text:p>
          </table:table-cell>
          <table:table-cell office:value-type="float" office:value="9.98999999999983" calcext:value-type="float">
            <text:p>9.99</text:p>
          </table:table-cell>
          <table:table-cell office:value-type="float" office:value="16.1299999999997" calcext:value-type="float">
            <text:p>16.13</text:p>
          </table:table-cell>
          <table:table-cell office:value-type="float" office:value="8.13999999999987" calcext:value-type="float">
            <text:p>8.14</text:p>
          </table:table-cell>
          <table:table-cell office:value-type="float" office:value="21.1800000000005" calcext:value-type="float">
            <text:p>21.18</text:p>
          </table:table-cell>
          <table:table-cell office:value-type="float" office:value="4.96999999999994" calcext:value-type="float">
            <text:p>4.97</text:p>
          </table:table-cell>
          <table:table-cell office:value-type="float" office:value="13.3499999999998" calcext:value-type="float">
            <text:p>13.35</text:p>
          </table:table-cell>
          <table:table-cell office:value-type="float" office:value="29.9100000000019" calcext:value-type="float">
            <text:p>29.91</text:p>
          </table:table-cell>
          <table:table-cell office:value-type="float" office:value="25.6900000000012" calcext:value-type="float">
            <text:p>25.69</text:p>
          </table:table-cell>
          <table:table-cell office:value-type="float" office:value="2.94999999999998" calcext:value-type="float">
            <text:p>2.95</text:p>
          </table:table-cell>
          <table:table-cell office:value-type="float" office:value="7.19999999999989" calcext:value-type="float">
            <text:p>7.2</text:p>
          </table:table-cell>
          <table:table-cell office:value-type="float" office:value="3.67999999999997" calcext:value-type="float">
            <text:p>3.68</text:p>
          </table:table-cell>
          <table:table-cell office:value-type="float" office:value="16.9299999999998" calcext:value-type="float">
            <text:p>16.93</text:p>
          </table:table-cell>
          <table:table-cell office:value-type="float" office:value="4.63999999999995" calcext:value-type="float">
            <text:p>4.64</text:p>
          </table:table-cell>
          <table:table-cell office:value-type="float" office:value="13.3399999999998" calcext:value-type="float">
            <text:p>13.34</text:p>
          </table:table-cell>
          <table:table-cell office:value-type="float" office:value="4.72999999999994" calcext:value-type="float">
            <text:p>4.73</text:p>
          </table:table-cell>
          <table:table-cell office:value-type="float" office:value="58.4399999999969" calcext:value-type="float">
            <text:p>58.44</text:p>
          </table:table-cell>
          <table:table-cell office:value-type="float" office:value="18.6800000000001" calcext:value-type="float">
            <text:p>18.68</text:p>
          </table:table-cell>
          <table:table-cell office:value-type="float" office:value="16.1799999999997" calcext:value-type="float">
            <text:p>16.18</text:p>
          </table:table-cell>
          <table:table-cell office:value-type="float" office:value="7.17999999999989" calcext:value-type="float">
            <text:p>7.18</text:p>
          </table:table-cell>
          <table:table-cell table:formula="of:=AVERAGE([.E16:.X16])" office:value-type="float" office:value="14.6154999999999" calcext:value-type="float">
            <text:p>14.6155</text:p>
          </table:table-cell>
          <table:table-cell table:formula="of:=STDEV([.E16:.X16])" office:value-type="float" office:value="12.7757345962444" calcext:value-type="float">
            <text:p>12.7757345962</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4.36999999999995" calcext:value-type="float">
            <text:p>4.37</text:p>
          </table:table-cell>
          <table:table-cell office:value-type="float" office:value="2.58999999999999" calcext:value-type="float">
            <text:p>2.59</text:p>
          </table:table-cell>
          <table:table-cell office:value-type="float" office:value="16.8499999999998" calcext:value-type="float">
            <text:p>16.85</text:p>
          </table:table-cell>
          <table:table-cell office:value-type="float" office:value="32.2300000000022" calcext:value-type="float">
            <text:p>32.23</text:p>
          </table:table-cell>
          <table:table-cell office:value-type="float" office:value="22.1100000000007" calcext:value-type="float">
            <text:p>22.11</text:p>
          </table:table-cell>
          <table:table-cell office:value-type="float" office:value="3.98999999999996" calcext:value-type="float">
            <text:p>3.99</text:p>
          </table:table-cell>
          <table:table-cell office:value-type="float" office:value="29.7200000000018" calcext:value-type="float">
            <text:p>29.72</text:p>
          </table:table-cell>
          <table:table-cell office:value-type="float" office:value="35.3000000000015" calcext:value-type="float">
            <text:p>35.3</text:p>
          </table:table-cell>
          <table:table-cell office:value-type="float" office:value="13.9899999999997" calcext:value-type="float">
            <text:p>13.99</text:p>
          </table:table-cell>
          <table:table-cell office:value-type="float" office:value="53.4499999999979" calcext:value-type="float">
            <text:p>53.45</text:p>
          </table:table-cell>
          <table:table-cell office:value-type="float" office:value="30.960000000002" calcext:value-type="float">
            <text:p>30.96</text:p>
          </table:table-cell>
          <table:table-cell office:value-type="float" office:value="2.44999999999999" calcext:value-type="float">
            <text:p>2.45</text:p>
          </table:table-cell>
          <table:table-cell office:value-type="float" office:value="13.5299999999998" calcext:value-type="float">
            <text:p>13.53</text:p>
          </table:table-cell>
          <table:table-cell office:value-type="float" office:value="5.81999999999992" calcext:value-type="float">
            <text:p>5.82</text:p>
          </table:table-cell>
          <table:table-cell office:value-type="float" office:value="22.9200000000008" calcext:value-type="float">
            <text:p>22.92</text:p>
          </table:table-cell>
          <table:table-cell office:value-type="float" office:value="4.97999999999994" calcext:value-type="float">
            <text:p>4.98</text:p>
          </table:table-cell>
          <table:table-cell office:value-type="float" office:value="43.9999999999998" calcext:value-type="float">
            <text:p>44</text:p>
          </table:table-cell>
          <table:table-cell office:value-type="float" office:value="11.3399999999998" calcext:value-type="float">
            <text:p>11.34</text:p>
          </table:table-cell>
          <table:table-cell office:value-type="float" office:value="10.9899999999998" calcext:value-type="float">
            <text:p>10.99</text:p>
          </table:table-cell>
          <table:table-cell office:value-type="float" office:value="11.9099999999998" calcext:value-type="float">
            <text:p>11.91</text:p>
          </table:table-cell>
          <table:table-cell table:formula="of:=AVERAGE([.E17:.X17])" office:value-type="float" office:value="18.6750000000003" calcext:value-type="float">
            <text:p>18.675</text:p>
          </table:table-cell>
          <table:table-cell table:formula="of:=STDEV([.E17:.X17])" office:value-type="float" office:value="14.7236992991787" calcext:value-type="float">
            <text:p>14.7236992992</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2.62999999999999" calcext:value-type="float">
            <text:p>2.63</text:p>
          </table:table-cell>
          <table:table-cell office:value-type="float" office:value="1.06" calcext:value-type="float">
            <text:p>1.06</text:p>
          </table:table-cell>
          <table:table-cell office:value-type="float" office:value="21.5000000000006" calcext:value-type="float">
            <text:p>21.5</text:p>
          </table:table-cell>
          <table:table-cell office:value-type="float" office:value="1.98" calcext:value-type="float">
            <text:p>1.98</text:p>
          </table:table-cell>
          <table:table-cell office:value-type="float" office:value="10.2499999999998" calcext:value-type="float">
            <text:p>10.25</text:p>
          </table:table-cell>
          <table:table-cell office:value-type="float" office:value="14.9199999999997" calcext:value-type="float">
            <text:p>14.92</text:p>
          </table:table-cell>
          <table:table-cell office:value-type="float" office:value="10.7499999999998" calcext:value-type="float">
            <text:p>10.75</text:p>
          </table:table-cell>
          <table:table-cell office:value-type="float" office:value="43.5899999999999" calcext:value-type="float">
            <text:p>43.59</text:p>
          </table:table-cell>
          <table:table-cell office:value-type="float" office:value="6.6599999999999" calcext:value-type="float">
            <text:p>6.66</text:p>
          </table:table-cell>
          <table:table-cell office:value-type="float" office:value="8.54999999999986" calcext:value-type="float">
            <text:p>8.55</text:p>
          </table:table-cell>
          <table:table-cell office:value-type="float" office:value="3.38999999999997" calcext:value-type="float">
            <text:p>3.39</text:p>
          </table:table-cell>
          <table:table-cell office:value-type="float" office:value="6.6799999999999" calcext:value-type="float">
            <text:p>6.68</text:p>
          </table:table-cell>
          <table:table-cell office:value-type="float" office:value="8.29999999999987" calcext:value-type="float">
            <text:p>8.3</text:p>
          </table:table-cell>
          <table:table-cell office:value-type="float" office:value="17.2799999999999" calcext:value-type="float">
            <text:p>17.28</text:p>
          </table:table-cell>
          <table:table-cell office:value-type="float" office:value="5.23999999999993" calcext:value-type="float">
            <text:p>5.24</text:p>
          </table:table-cell>
          <table:table-cell office:value-type="float" office:value="11.1999999999998" calcext:value-type="float">
            <text:p>11.2</text:p>
          </table:table-cell>
          <table:table-cell office:value-type="float" office:value="2.47999999999999" calcext:value-type="float">
            <text:p>2.48</text:p>
          </table:table-cell>
          <table:table-cell office:value-type="float" office:value="18.6700000000001" calcext:value-type="float">
            <text:p>18.67</text:p>
          </table:table-cell>
          <table:table-cell office:value-type="float" office:value="7.95999999999988" calcext:value-type="float">
            <text:p>7.96</text:p>
          </table:table-cell>
          <table:table-cell office:value-type="float" office:value="11.9299999999998" calcext:value-type="float">
            <text:p>11.93</text:p>
          </table:table-cell>
          <table:table-cell table:formula="of:=AVERAGE([.E18:.X18])" office:value-type="float" office:value="10.7509999999999" calcext:value-type="float">
            <text:p>10.751</text:p>
          </table:table-cell>
          <table:table-cell table:formula="of:=STDEV([.E18:.X18])" office:value-type="float" office:value="9.6251173061888" calcext:value-type="float">
            <text:p>9.6251173062</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7.24999999999989" calcext:value-type="float">
            <text:p>7.25</text:p>
          </table:table-cell>
          <table:table-cell office:value-type="float" office:value="1.81" calcext:value-type="float">
            <text:p>1.81</text:p>
          </table:table-cell>
          <table:table-cell office:value-type="float" office:value="37.0600000000012" calcext:value-type="float">
            <text:p>37.06</text:p>
          </table:table-cell>
          <table:table-cell office:value-type="float" office:value="2.96999999999998" calcext:value-type="float">
            <text:p>2.97</text:p>
          </table:table-cell>
          <table:table-cell office:value-type="float" office:value="7.51999999999988" calcext:value-type="float">
            <text:p>7.52</text:p>
          </table:table-cell>
          <table:table-cell office:value-type="float" office:value="32.6000000000021" calcext:value-type="float">
            <text:p>32.6</text:p>
          </table:table-cell>
          <table:table-cell office:value-type="float" office:value="53.369999999998" calcext:value-type="float">
            <text:p>53.37</text:p>
          </table:table-cell>
          <table:table-cell office:value-type="float" office:value="1.44" calcext:value-type="float">
            <text:p>1.44</text:p>
          </table:table-cell>
          <table:table-cell office:value-type="float" office:value="19.5900000000003" calcext:value-type="float">
            <text:p>19.59</text:p>
          </table:table-cell>
          <table:table-cell office:value-type="float" office:value="19.6200000000003" calcext:value-type="float">
            <text:p>19.62</text:p>
          </table:table-cell>
          <table:table-cell office:value-type="float" office:value="4.50999999999995" calcext:value-type="float">
            <text:p>4.51</text:p>
          </table:table-cell>
          <table:table-cell office:value-type="float" office:value="5.99999999999992" calcext:value-type="float">
            <text:p>6</text:p>
          </table:table-cell>
          <table:table-cell office:value-type="float" office:value="20.9400000000005" calcext:value-type="float">
            <text:p>20.94</text:p>
          </table:table-cell>
          <table:table-cell office:value-type="float" office:value="6.07999999999992" calcext:value-type="float">
            <text:p>6.08</text:p>
          </table:table-cell>
          <table:table-cell office:value-type="float" office:value="13.6199999999998" calcext:value-type="float">
            <text:p>13.62</text:p>
          </table:table-cell>
          <table:table-cell office:value-type="float" office:value="25.6800000000012" calcext:value-type="float">
            <text:p>25.68</text:p>
          </table:table-cell>
          <table:table-cell office:value-type="float" office:value="31.000000000002" calcext:value-type="float">
            <text:p>31</text:p>
          </table:table-cell>
          <table:table-cell office:value-type="float" office:value="46.0199999999994" calcext:value-type="float">
            <text:p>46.02</text:p>
          </table:table-cell>
          <table:table-cell office:value-type="float" office:value="6.8299999999999" calcext:value-type="float">
            <text:p>6.83</text:p>
          </table:table-cell>
          <table:table-cell office:value-type="float" office:value="17.98" calcext:value-type="float">
            <text:p>17.98</text:p>
          </table:table-cell>
          <table:table-cell table:formula="of:=AVERAGE([.E19:.X19])" office:value-type="float" office:value="18.0945000000002" calcext:value-type="float">
            <text:p>18.0945</text:p>
          </table:table-cell>
          <table:table-cell table:formula="of:=STDEV([.E19:.X19])" office:value-type="float" office:value="15.3105819872882" calcext:value-type="float">
            <text:p>15.3105819873</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5.58999999999993" calcext:value-type="float">
            <text:p>5.59</text:p>
          </table:table-cell>
          <table:table-cell office:value-type="float" office:value="6.22999999999991" calcext:value-type="float">
            <text:p>6.23</text:p>
          </table:table-cell>
          <table:table-cell office:value-type="float" office:value="9.60999999999984" calcext:value-type="float">
            <text:p>9.61</text:p>
          </table:table-cell>
          <table:table-cell office:value-type="float" office:value="2.17" calcext:value-type="float">
            <text:p>2.17</text:p>
          </table:table-cell>
          <table:table-cell office:value-type="float" office:value="5.50999999999993" calcext:value-type="float">
            <text:p>5.51</text:p>
          </table:table-cell>
          <table:table-cell office:value-type="float" office:value="13.4099999999998" calcext:value-type="float">
            <text:p>13.41</text:p>
          </table:table-cell>
          <table:table-cell office:value-type="float" office:value="11.3299999999998" calcext:value-type="float">
            <text:p>11.33</text:p>
          </table:table-cell>
          <table:table-cell office:value-type="float" office:value="16.4599999999998" calcext:value-type="float">
            <text:p>16.46</text:p>
          </table:table-cell>
          <table:table-cell office:value-type="float" office:value="12.9699999999998" calcext:value-type="float">
            <text:p>12.97</text:p>
          </table:table-cell>
          <table:table-cell office:value-type="float" office:value="14.6299999999997" calcext:value-type="float">
            <text:p>14.63</text:p>
          </table:table-cell>
          <table:table-cell office:value-type="float" office:value="24.230000000001" calcext:value-type="float">
            <text:p>24.23</text:p>
          </table:table-cell>
          <table:table-cell office:value-type="float" office:value="2.65999999999999" calcext:value-type="float">
            <text:p>2.66</text:p>
          </table:table-cell>
          <table:table-cell office:value-type="float" office:value="20.8000000000005" calcext:value-type="float">
            <text:p>20.8</text:p>
          </table:table-cell>
          <table:table-cell office:value-type="float" office:value="56.8399999999973" calcext:value-type="float">
            <text:p>56.84</text:p>
          </table:table-cell>
          <table:table-cell office:value-type="float" office:value="17.1099999999999" calcext:value-type="float">
            <text:p>17.11</text:p>
          </table:table-cell>
          <table:table-cell office:value-type="float" office:value="14.0399999999997" calcext:value-type="float">
            <text:p>14.04</text:p>
          </table:table-cell>
          <table:table-cell office:value-type="float" office:value="18.2700000000001" calcext:value-type="float">
            <text:p>18.27</text:p>
          </table:table-cell>
          <table:table-cell office:value-type="float" office:value="3.14999999999998" calcext:value-type="float">
            <text:p>3.15</text:p>
          </table:table-cell>
          <table:table-cell office:value-type="float" office:value="4.73999999999994" calcext:value-type="float">
            <text:p>4.74</text:p>
          </table:table-cell>
          <table:table-cell office:value-type="float" office:value="9.12999999999985" calcext:value-type="float">
            <text:p>9.13</text:p>
          </table:table-cell>
          <table:table-cell table:formula="of:=AVERAGE([.E20:.X20])" office:value-type="float" office:value="13.4439999999998" calcext:value-type="float">
            <text:p>13.444</text:p>
          </table:table-cell>
          <table:table-cell table:formula="of:=STDEV([.E20:.X20])" office:value-type="float" office:value="12.0110770804107" calcext:value-type="float">
            <text:p>12.0110770804</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4.47999999999995" calcext:value-type="float">
            <text:p>4.48</text:p>
          </table:table-cell>
          <table:table-cell office:value-type="float" office:value="8.41999999999987" calcext:value-type="float">
            <text:p>8.42</text:p>
          </table:table-cell>
          <table:table-cell office:value-type="float" office:value="5.25999999999993" calcext:value-type="float">
            <text:p>5.26</text:p>
          </table:table-cell>
          <table:table-cell office:value-type="float" office:value="7.30999999999989" calcext:value-type="float">
            <text:p>7.31</text:p>
          </table:table-cell>
          <table:table-cell office:value-type="float" office:value="6.47999999999991" calcext:value-type="float">
            <text:p>6.48</text:p>
          </table:table-cell>
          <table:table-cell office:value-type="float" office:value="14.5899999999997" calcext:value-type="float">
            <text:p>14.59</text:p>
          </table:table-cell>
          <table:table-cell office:value-type="float" office:value="14.2599999999997" calcext:value-type="float">
            <text:p>14.26</text:p>
          </table:table-cell>
          <table:table-cell office:value-type="float" office:value="22.7200000000008" calcext:value-type="float">
            <text:p>22.72</text:p>
          </table:table-cell>
          <table:table-cell office:value-type="float" office:value="10.5199999999998" calcext:value-type="float">
            <text:p>10.52</text:p>
          </table:table-cell>
          <table:table-cell office:value-type="float" office:value="5.55999999999993" calcext:value-type="float">
            <text:p>5.56</text:p>
          </table:table-cell>
          <table:table-cell office:value-type="float" office:value="1.72" calcext:value-type="float">
            <text:p>1.72</text:p>
          </table:table-cell>
          <table:table-cell office:value-type="float" office:value="20.2400000000004" calcext:value-type="float">
            <text:p>20.24</text:p>
          </table:table-cell>
          <table:table-cell office:value-type="float" office:value="17.61" calcext:value-type="float">
            <text:p>17.61</text:p>
          </table:table-cell>
          <table:table-cell office:value-type="float" office:value="7.72999999999988" calcext:value-type="float">
            <text:p>7.73</text:p>
          </table:table-cell>
          <table:table-cell office:value-type="float" office:value="11.8499999999998" calcext:value-type="float">
            <text:p>11.85</text:p>
          </table:table-cell>
          <table:table-cell office:value-type="float" office:value="5.37999999999993" calcext:value-type="float">
            <text:p>5.38</text:p>
          </table:table-cell>
          <table:table-cell office:value-type="float" office:value="5.41999999999993" calcext:value-type="float">
            <text:p>5.42</text:p>
          </table:table-cell>
          <table:table-cell office:value-type="float" office:value="11.6899999999998" calcext:value-type="float">
            <text:p>11.69</text:p>
          </table:table-cell>
          <table:table-cell office:value-type="float" office:value="6.41999999999991" calcext:value-type="float">
            <text:p>6.42</text:p>
          </table:table-cell>
          <table:table-cell office:value-type="float" office:value="4.43999999999995" calcext:value-type="float">
            <text:p>4.44</text:p>
          </table:table-cell>
          <table:table-cell table:formula="of:=AVERAGE([.E21:.X21])" office:value-type="float" office:value="9.60499999999995" calcext:value-type="float">
            <text:p>9.605</text:p>
          </table:table-cell>
          <table:table-cell table:formula="of:=STDEV([.E21:.X21])" office:value-type="float" office:value="5.72045682754365" calcext:value-type="float">
            <text:p>5.7204568275</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6.7099999999999" calcext:value-type="float">
            <text:p>6.71</text:p>
          </table:table-cell>
          <table:table-cell office:value-type="float" office:value="9.49999999999984" calcext:value-type="float">
            <text:p>9.5</text:p>
          </table:table-cell>
          <table:table-cell office:value-type="float" office:value="12.3599999999998" calcext:value-type="float">
            <text:p>12.36</text:p>
          </table:table-cell>
          <table:table-cell office:value-type="float" office:value="39.6900000000007" calcext:value-type="float">
            <text:p>39.69</text:p>
          </table:table-cell>
          <table:table-cell office:value-type="float" office:value="44.3699999999997" calcext:value-type="float">
            <text:p>44.37</text:p>
          </table:table-cell>
          <table:table-cell office:value-type="float" office:value="13.8599999999997" calcext:value-type="float">
            <text:p>13.86</text:p>
          </table:table-cell>
          <table:table-cell office:value-type="float" office:value="38.240000000001" calcext:value-type="float">
            <text:p>38.24</text:p>
          </table:table-cell>
          <table:table-cell office:value-type="float" office:value="4.38999999999995" calcext:value-type="float">
            <text:p>4.39</text:p>
          </table:table-cell>
          <table:table-cell office:value-type="float" office:value="4.86999999999994" calcext:value-type="float">
            <text:p>4.87</text:p>
          </table:table-cell>
          <table:table-cell office:value-type="float" office:value="1.83" calcext:value-type="float">
            <text:p>1.83</text:p>
          </table:table-cell>
          <table:table-cell office:value-type="float" office:value="9.58999999999984" calcext:value-type="float">
            <text:p>9.59</text:p>
          </table:table-cell>
          <table:table-cell office:value-type="float" office:value="17.84" calcext:value-type="float">
            <text:p>17.84</text:p>
          </table:table-cell>
          <table:table-cell office:value-type="float" office:value="3.58999999999997" calcext:value-type="float">
            <text:p>3.59</text:p>
          </table:table-cell>
          <table:table-cell office:value-type="float" office:value="21.1800000000005" calcext:value-type="float">
            <text:p>21.18</text:p>
          </table:table-cell>
          <table:table-cell office:value-type="float" office:value="16.3999999999998" calcext:value-type="float">
            <text:p>16.4</text:p>
          </table:table-cell>
          <table:table-cell office:value-type="float" office:value="2.53999999999999" calcext:value-type="float">
            <text:p>2.54</text:p>
          </table:table-cell>
          <table:table-cell office:value-type="float" office:value="17.67" calcext:value-type="float">
            <text:p>17.67</text:p>
          </table:table-cell>
          <table:table-cell office:value-type="float" office:value="4.49999999999995" calcext:value-type="float">
            <text:p>4.5</text:p>
          </table:table-cell>
          <table:table-cell office:value-type="float" office:value="5.41999999999993" calcext:value-type="float">
            <text:p>5.42</text:p>
          </table:table-cell>
          <table:table-cell office:value-type="float" office:value="6.49999999999991" calcext:value-type="float">
            <text:p>6.5</text:p>
          </table:table-cell>
          <table:table-cell table:formula="of:=AVERAGE([.E22:.X22])" office:value-type="float" office:value="14.0525" calcext:value-type="float">
            <text:p>14.0525</text:p>
          </table:table-cell>
          <table:table-cell table:formula="of:=STDEV([.E22:.X22])" office:value-type="float" office:value="12.8443060802916" calcext:value-type="float">
            <text:p>12.8443060803</text:p>
          </table:table-cell>
          <table:table-cell table:number-columns-repeated="25"/>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4.2499999999997" calcext:value-type="float">
            <text:p>14.25</text:p>
          </table:table-cell>
          <table:table-cell office:value-type="float" office:value="28.4300000000016" calcext:value-type="float">
            <text:p>28.43</text:p>
          </table:table-cell>
          <table:table-cell office:value-type="float" office:value="24.290000000001" calcext:value-type="float">
            <text:p>24.29</text:p>
          </table:table-cell>
          <table:table-cell office:value-type="float" office:value="6.29999999999991" calcext:value-type="float">
            <text:p>6.3</text:p>
          </table:table-cell>
          <table:table-cell office:value-type="float" office:value="17.5199999999999" calcext:value-type="float">
            <text:p>17.52</text:p>
          </table:table-cell>
          <table:table-cell office:value-type="float" office:value="26.7400000000014" calcext:value-type="float">
            <text:p>26.74</text:p>
          </table:table-cell>
          <table:table-cell office:value-type="float" office:value="12.5199999999998" calcext:value-type="float">
            <text:p>12.52</text:p>
          </table:table-cell>
          <table:table-cell office:value-type="float" office:value="20.7100000000004" calcext:value-type="float">
            <text:p>20.71</text:p>
          </table:table-cell>
          <table:table-cell office:value-type="float" office:value="8.08999999999987" calcext:value-type="float">
            <text:p>8.09</text:p>
          </table:table-cell>
          <table:table-cell office:value-type="float" office:value="35.6500000000015" calcext:value-type="float">
            <text:p>35.65</text:p>
          </table:table-cell>
          <table:table-cell office:value-type="float" office:value="15.9399999999997" calcext:value-type="float">
            <text:p>15.94</text:p>
          </table:table-cell>
          <table:table-cell office:value-type="float" office:value="74.9100000000014" calcext:value-type="float">
            <text:p>74.91</text:p>
          </table:table-cell>
          <table:table-cell office:value-type="float" office:value="69.5399999999987" calcext:value-type="float">
            <text:p>69.54</text:p>
          </table:table-cell>
          <table:table-cell office:value-type="float" office:value="31.8200000000022" calcext:value-type="float">
            <text:p>31.82</text:p>
          </table:table-cell>
          <table:table-cell office:value-type="float" office:value="17.8" calcext:value-type="float">
            <text:p>17.8</text:p>
          </table:table-cell>
          <table:table-cell office:value-type="float" office:value="15.1299999999997" calcext:value-type="float">
            <text:p>15.13</text:p>
          </table:table-cell>
          <table:table-cell office:value-type="float" office:value="19.7300000000003" calcext:value-type="float">
            <text:p>19.73</text:p>
          </table:table-cell>
          <table:table-cell office:value-type="float" office:value="33.7700000000018" calcext:value-type="float">
            <text:p>33.77</text:p>
          </table:table-cell>
          <table:table-cell office:value-type="float" office:value="6.07999999999992" calcext:value-type="float">
            <text:p>6.08</text:p>
          </table:table-cell>
          <table:table-cell office:value-type="float" office:value="6.44999999999991" calcext:value-type="float">
            <text:p>6.45</text:p>
          </table:table-cell>
          <table:table-cell table:formula="of:=AVERAGE([.E26:.X26])" office:value-type="float" office:value="24.2835000000004" calcext:value-type="float">
            <text:p>24.2835</text:p>
          </table:table-cell>
          <table:table-cell table:formula="of:=STDEV([.E26:.X26])" office:value-type="float" office:value="18.7212016806729" calcext:value-type="float">
            <text:p>18.7212016807</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office:value-type="float" office:value="3.51999999999997" calcext:value-type="float">
            <text:p>3.52</text:p>
          </table:table-cell>
          <table:table-cell office:value-type="float" office:value="32.910000000002" calcext:value-type="float">
            <text:p>32.91</text:p>
          </table:table-cell>
          <table:table-cell office:value-type="float" office:value="2.21" calcext:value-type="float">
            <text:p>2.21</text:p>
          </table:table-cell>
          <table:table-cell office:value-type="float" office:value="5.31999999999993" calcext:value-type="float">
            <text:p>5.32</text:p>
          </table:table-cell>
          <table:table-cell office:value-type="float" office:value="16.0099999999997" calcext:value-type="float">
            <text:p>16.01</text:p>
          </table:table-cell>
          <table:table-cell office:value-type="float" office:value="12.2199999999998" calcext:value-type="float">
            <text:p>12.22</text:p>
          </table:table-cell>
          <table:table-cell office:value-type="float" office:value="16.4299999999998" calcext:value-type="float">
            <text:p>16.43</text:p>
          </table:table-cell>
          <table:table-cell office:value-type="float" office:value="35.4200000000015" calcext:value-type="float">
            <text:p>35.42</text:p>
          </table:table-cell>
          <table:table-cell office:value-type="float" office:value="58.8199999999969" calcext:value-type="float">
            <text:p>58.82</text:p>
          </table:table-cell>
          <table:table-cell office:value-type="float" office:value="31.4800000000021" calcext:value-type="float">
            <text:p>31.48</text:p>
          </table:table-cell>
          <table:table-cell office:value-type="float" office:value="35.0600000000016" calcext:value-type="float">
            <text:p>35.06</text:p>
          </table:table-cell>
          <table:table-cell office:value-type="float" office:value="46.1199999999994" calcext:value-type="float">
            <text:p>46.12</text:p>
          </table:table-cell>
          <table:table-cell office:value-type="float" office:value="4.60999999999995" calcext:value-type="float">
            <text:p>4.61</text:p>
          </table:table-cell>
          <table:table-cell office:value-type="float" office:value="23.9400000000009" calcext:value-type="float">
            <text:p>23.94</text:p>
          </table:table-cell>
          <table:table-cell office:value-type="float" office:value="69.9599999999989" calcext:value-type="float">
            <text:p>69.96</text:p>
          </table:table-cell>
          <table:table-cell office:value-type="float" office:value="55.3899999999975" calcext:value-type="float">
            <text:p>55.39</text:p>
          </table:table-cell>
          <table:table-cell office:value-type="float" office:value="2.67999999999999" calcext:value-type="float">
            <text:p>2.68</text:p>
          </table:table-cell>
          <table:table-cell office:value-type="float" office:value="18.3500000000001" calcext:value-type="float">
            <text:p>18.35</text:p>
          </table:table-cell>
          <table:table-cell office:value-type="float" office:value="2.65999999999999" calcext:value-type="float">
            <text:p>2.66</text:p>
          </table:table-cell>
          <table:table-cell office:value-type="float" office:value="30.690000000002" calcext:value-type="float">
            <text:p>30.69</text:p>
          </table:table-cell>
          <table:table-cell table:formula="of:=AVERAGE([.E27:.X27])" office:value-type="float" office:value="25.1900000000001" calcext:value-type="float">
            <text:p>25.19</text:p>
          </table:table-cell>
          <table:table-cell table:formula="of:=STDEV([.E27:.X27])" office:value-type="float" office:value="20.5513728572028" calcext:value-type="float">
            <text:p>20.5513728572</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28.8800000000017" calcext:value-type="float">
            <text:p>28.88</text:p>
          </table:table-cell>
          <table:table-cell office:value-type="float" office:value="4.40999999999995" calcext:value-type="float">
            <text:p>4.41</text:p>
          </table:table-cell>
          <table:table-cell office:value-type="float" office:value="6.9399999999999" calcext:value-type="float">
            <text:p>6.94</text:p>
          </table:table-cell>
          <table:table-cell office:value-type="float" office:value="29.8900000000019" calcext:value-type="float">
            <text:p>29.89</text:p>
          </table:table-cell>
          <table:table-cell office:value-type="float" office:value="11.2899999999998" calcext:value-type="float">
            <text:p>11.29</text:p>
          </table:table-cell>
          <table:table-cell office:value-type="float" office:value="2.26" calcext:value-type="float">
            <text:p>2.26</text:p>
          </table:table-cell>
          <table:table-cell office:value-type="float" office:value="5.38999999999993" calcext:value-type="float">
            <text:p>5.39</text:p>
          </table:table-cell>
          <table:table-cell office:value-type="float" office:value="4.86999999999994" calcext:value-type="float">
            <text:p>4.87</text:p>
          </table:table-cell>
          <table:table-cell office:value-type="float" office:value="10.8099999999998" calcext:value-type="float">
            <text:p>10.81</text:p>
          </table:table-cell>
          <table:table-cell office:value-type="float" office:value="7.84999999999988" calcext:value-type="float">
            <text:p>7.85</text:p>
          </table:table-cell>
          <table:table-cell office:value-type="float" office:value="21.7600000000006" calcext:value-type="float">
            <text:p>21.76</text:p>
          </table:table-cell>
          <table:table-cell office:value-type="float" office:value="22.5700000000007" calcext:value-type="float">
            <text:p>22.57</text:p>
          </table:table-cell>
          <table:table-cell office:value-type="float" office:value="2.11" calcext:value-type="float">
            <text:p>2.11</text:p>
          </table:table-cell>
          <table:table-cell office:value-type="float" office:value="5.80999999999992" calcext:value-type="float">
            <text:p>5.81</text:p>
          </table:table-cell>
          <table:table-cell office:value-type="float" office:value="12.8399999999998" calcext:value-type="float">
            <text:p>12.84</text:p>
          </table:table-cell>
          <table:table-cell office:value-type="float" office:value="1.22" calcext:value-type="float">
            <text:p>1.22</text:p>
          </table:table-cell>
          <table:table-cell office:value-type="float" office:value="7.50999999999988" calcext:value-type="float">
            <text:p>7.51</text:p>
          </table:table-cell>
          <table:table-cell office:value-type="float" office:value="23.2300000000008" calcext:value-type="float">
            <text:p>23.23</text:p>
          </table:table-cell>
          <table:table-cell office:value-type="float" office:value="48.259999999999" calcext:value-type="float">
            <text:p>48.26</text:p>
          </table:table-cell>
          <table:table-cell office:value-type="float" office:value="4.95999999999994" calcext:value-type="float">
            <text:p>4.96</text:p>
          </table:table-cell>
          <table:table-cell table:formula="of:=AVERAGE([.E28:.X28])" office:value-type="float" office:value="13.1430000000002" calcext:value-type="float">
            <text:p>13.143</text:p>
          </table:table-cell>
          <table:table-cell table:formula="of:=STDEV([.E28:.X28])" office:value-type="float" office:value="12.2286450168191" calcext:value-type="float">
            <text:p>12.2286450168</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9.36999999999985" calcext:value-type="float">
            <text:p>9.37</text:p>
          </table:table-cell>
          <table:table-cell office:value-type="float" office:value="19.1700000000002" calcext:value-type="float">
            <text:p>19.17</text:p>
          </table:table-cell>
          <table:table-cell office:value-type="float" office:value="3.08999999999998" calcext:value-type="float">
            <text:p>3.09</text:p>
          </table:table-cell>
          <table:table-cell office:value-type="float" office:value="21.5900000000006" calcext:value-type="float">
            <text:p>21.59</text:p>
          </table:table-cell>
          <table:table-cell office:value-type="float" office:value="2.05" calcext:value-type="float">
            <text:p>2.05</text:p>
          </table:table-cell>
          <table:table-cell office:value-type="float" office:value="42.3700000000001" calcext:value-type="float">
            <text:p>42.37</text:p>
          </table:table-cell>
          <table:table-cell office:value-type="float" office:value="59.4699999999967" calcext:value-type="float">
            <text:p>59.47</text:p>
          </table:table-cell>
          <table:table-cell office:value-type="float" office:value="6.5999999999999" calcext:value-type="float">
            <text:p>6.6</text:p>
          </table:table-cell>
          <table:table-cell office:value-type="float" office:value="3.39999999999997" calcext:value-type="float">
            <text:p>3.4</text:p>
          </table:table-cell>
          <table:table-cell office:value-type="float" office:value="31.1000000000021" calcext:value-type="float">
            <text:p>31.1</text:p>
          </table:table-cell>
          <table:table-cell office:value-type="float" office:value="15.1599999999997" calcext:value-type="float">
            <text:p>15.16</text:p>
          </table:table-cell>
          <table:table-cell office:value-type="float" office:value="2.1" calcext:value-type="float">
            <text:p>2.1</text:p>
          </table:table-cell>
          <table:table-cell office:value-type="float" office:value="9.41999999999984" calcext:value-type="float">
            <text:p>9.42</text:p>
          </table:table-cell>
          <table:table-cell office:value-type="float" office:value="1.99" calcext:value-type="float">
            <text:p>1.99</text:p>
          </table:table-cell>
          <table:table-cell office:value-type="float" office:value="2.41999999999999" calcext:value-type="float">
            <text:p>2.42</text:p>
          </table:table-cell>
          <table:table-cell office:value-type="float" office:value="9.00999999999985" calcext:value-type="float">
            <text:p>9.01</text:p>
          </table:table-cell>
          <table:table-cell office:value-type="float" office:value="12.5799999999998" calcext:value-type="float">
            <text:p>12.58</text:p>
          </table:table-cell>
          <table:table-cell office:value-type="float" office:value="4.80999999999994" calcext:value-type="float">
            <text:p>4.81</text:p>
          </table:table-cell>
          <table:table-cell office:value-type="float" office:value="4.66999999999995" calcext:value-type="float">
            <text:p>4.67</text:p>
          </table:table-cell>
          <table:table-cell office:value-type="float" office:value="5.78999999999992" calcext:value-type="float">
            <text:p>5.79</text:p>
          </table:table-cell>
          <table:table-cell table:formula="of:=AVERAGE([.E29:.X29])" office:value-type="float" office:value="13.3079999999999" calcext:value-type="float">
            <text:p>13.308</text:p>
          </table:table-cell>
          <table:table-cell table:formula="of:=STDEV([.E29:.X29])" office:value-type="float" office:value="15.2143096078033" calcext:value-type="float">
            <text:p>15.2143096078</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13.0399999999998" calcext:value-type="float">
            <text:p>13.04</text:p>
          </table:table-cell>
          <table:table-cell office:value-type="float" office:value="14.4299999999997" calcext:value-type="float">
            <text:p>14.43</text:p>
          </table:table-cell>
          <table:table-cell office:value-type="float" office:value="21.2200000000005" calcext:value-type="float">
            <text:p>21.22</text:p>
          </table:table-cell>
          <table:table-cell office:value-type="float" office:value="23.1700000000008" calcext:value-type="float">
            <text:p>23.17</text:p>
          </table:table-cell>
          <table:table-cell office:value-type="float" office:value="5.41999999999993" calcext:value-type="float">
            <text:p>5.42</text:p>
          </table:table-cell>
          <table:table-cell office:value-type="float" office:value="6.13999999999991" calcext:value-type="float">
            <text:p>6.14</text:p>
          </table:table-cell>
          <table:table-cell office:value-type="float" office:value="16.6199999999998" calcext:value-type="float">
            <text:p>16.62</text:p>
          </table:table-cell>
          <table:table-cell office:value-type="float" office:value="7.43999999999989" calcext:value-type="float">
            <text:p>7.44</text:p>
          </table:table-cell>
          <table:table-cell office:value-type="float" office:value="8.58999999999986" calcext:value-type="float">
            <text:p>8.59</text:p>
          </table:table-cell>
          <table:table-cell office:value-type="float" office:value="6.25999999999991" calcext:value-type="float">
            <text:p>6.26</text:p>
          </table:table-cell>
          <table:table-cell office:value-type="float" office:value="13.5199999999998" calcext:value-type="float">
            <text:p>13.52</text:p>
          </table:table-cell>
          <table:table-cell office:value-type="float" office:value="3.16999999999998" calcext:value-type="float">
            <text:p>3.17</text:p>
          </table:table-cell>
          <table:table-cell office:value-type="float" office:value="33.5900000000019" calcext:value-type="float">
            <text:p>33.59</text:p>
          </table:table-cell>
          <table:table-cell office:value-type="float" office:value="23.0000000000008" calcext:value-type="float">
            <text:p>23</text:p>
          </table:table-cell>
          <table:table-cell office:value-type="float" office:value="3.17999999999998" calcext:value-type="float">
            <text:p>3.18</text:p>
          </table:table-cell>
          <table:table-cell office:value-type="float" office:value="1.83" calcext:value-type="float">
            <text:p>1.83</text:p>
          </table:table-cell>
          <table:table-cell office:value-type="float" office:value="5.33999999999993" calcext:value-type="float">
            <text:p>5.34</text:p>
          </table:table-cell>
          <table:table-cell office:value-type="float" office:value="3.01999999999998" calcext:value-type="float">
            <text:p>3.02</text:p>
          </table:table-cell>
          <table:table-cell office:value-type="float" office:value="26.8500000000014" calcext:value-type="float">
            <text:p>26.85</text:p>
          </table:table-cell>
          <table:table-cell office:value-type="float" office:value="20.4700000000004" calcext:value-type="float">
            <text:p>20.47</text:p>
          </table:table-cell>
          <table:table-cell table:formula="of:=AVERAGE([.E30:.X30])" office:value-type="float" office:value="12.8150000000002" calcext:value-type="float">
            <text:p>12.815</text:p>
          </table:table-cell>
          <table:table-cell table:formula="of:=STDEV([.E30:.X30])" office:value-type="float" office:value="9.27281567412643" calcext:value-type="float">
            <text:p>9.2728156741</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0.0500000000006" calcext:value-type="float">
            <text:p>40.05</text:p>
          </table:table-cell>
          <table:table-cell office:value-type="float" office:value="8.70999999999986" calcext:value-type="float">
            <text:p>8.71</text:p>
          </table:table-cell>
          <table:table-cell office:value-type="float" office:value="4.89999999999994" calcext:value-type="float">
            <text:p>4.9</text:p>
          </table:table-cell>
          <table:table-cell office:value-type="float" office:value="3.79999999999996" calcext:value-type="float">
            <text:p>3.8</text:p>
          </table:table-cell>
          <table:table-cell office:value-type="float" office:value="4.03999999999996" calcext:value-type="float">
            <text:p>4.04</text:p>
          </table:table-cell>
          <table:table-cell office:value-type="float" office:value="5.90999999999992" calcext:value-type="float">
            <text:p>5.91</text:p>
          </table:table-cell>
          <table:table-cell office:value-type="float" office:value="48.8599999999988" calcext:value-type="float">
            <text:p>48.86</text:p>
          </table:table-cell>
          <table:table-cell office:value-type="float" office:value="24.110000000001" calcext:value-type="float">
            <text:p>24.11</text:p>
          </table:table-cell>
          <table:table-cell office:value-type="float" office:value="4.33999999999995" calcext:value-type="float">
            <text:p>4.34</text:p>
          </table:table-cell>
          <table:table-cell office:value-type="float" office:value="11.4699999999998" calcext:value-type="float">
            <text:p>11.47</text:p>
          </table:table-cell>
          <table:table-cell office:value-type="float" office:value="12.1899999999998" calcext:value-type="float">
            <text:p>12.19</text:p>
          </table:table-cell>
          <table:table-cell office:value-type="float" office:value="4.21999999999995" calcext:value-type="float">
            <text:p>4.22</text:p>
          </table:table-cell>
          <table:table-cell office:value-type="float" office:value="16.5299999999998" calcext:value-type="float">
            <text:p>16.53</text:p>
          </table:table-cell>
          <table:table-cell office:value-type="float" office:value="17.2899999999999" calcext:value-type="float">
            <text:p>17.29</text:p>
          </table:table-cell>
          <table:table-cell office:value-type="float" office:value="7.27999999999989" calcext:value-type="float">
            <text:p>7.28</text:p>
          </table:table-cell>
          <table:table-cell office:value-type="float" office:value="8.14999999999987" calcext:value-type="float">
            <text:p>8.15</text:p>
          </table:table-cell>
          <table:table-cell office:value-type="float" office:value="5.94999999999992" calcext:value-type="float">
            <text:p>5.95</text:p>
          </table:table-cell>
          <table:table-cell office:value-type="float" office:value="5.37999999999993" calcext:value-type="float">
            <text:p>5.38</text:p>
          </table:table-cell>
          <table:table-cell office:value-type="float" office:value="3.86999999999996" calcext:value-type="float">
            <text:p>3.87</text:p>
          </table:table-cell>
          <table:table-cell office:value-type="float" office:value="6.6499999999999" calcext:value-type="float">
            <text:p>6.65</text:p>
          </table:table-cell>
          <table:table-cell table:formula="of:=AVERAGE([.E31:.X31])" office:value-type="float" office:value="12.1849999999999" calcext:value-type="float">
            <text:p>12.185</text:p>
          </table:table-cell>
          <table:table-cell table:formula="of:=STDEV([.E31:.X31])" office:value-type="float" office:value="12.3557502061952" calcext:value-type="float">
            <text:p>12.3557502062</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5.94999999999992" calcext:value-type="float">
            <text:p>5.95</text:p>
          </table:table-cell>
          <table:table-cell office:value-type="float" office:value="25.6400000000012" calcext:value-type="float">
            <text:p>25.64</text:p>
          </table:table-cell>
          <table:table-cell office:value-type="float" office:value="15.5399999999997" calcext:value-type="float">
            <text:p>15.54</text:p>
          </table:table-cell>
          <table:table-cell office:value-type="float" office:value="15.1399999999997" calcext:value-type="float">
            <text:p>15.14</text:p>
          </table:table-cell>
          <table:table-cell office:value-type="float" office:value="4.09999999999996" calcext:value-type="float">
            <text:p>4.1</text:p>
          </table:table-cell>
          <table:table-cell office:value-type="float" office:value="23.7200000000009" calcext:value-type="float">
            <text:p>23.72</text:p>
          </table:table-cell>
          <table:table-cell office:value-type="float" office:value="6.33999999999991" calcext:value-type="float">
            <text:p>6.34</text:p>
          </table:table-cell>
          <table:table-cell office:value-type="float" office:value="25.0200000000011" calcext:value-type="float">
            <text:p>25.02</text:p>
          </table:table-cell>
          <table:table-cell office:value-type="float" office:value="11.3699999999998" calcext:value-type="float">
            <text:p>11.37</text:p>
          </table:table-cell>
          <table:table-cell office:value-type="float" office:value="4.88999999999994" calcext:value-type="float">
            <text:p>4.89</text:p>
          </table:table-cell>
          <table:table-cell office:value-type="float" office:value="19.4500000000002" calcext:value-type="float">
            <text:p>19.45</text:p>
          </table:table-cell>
          <table:table-cell office:value-type="float" office:value="22.9100000000008" calcext:value-type="float">
            <text:p>22.91</text:p>
          </table:table-cell>
          <table:table-cell office:value-type="float" office:value="5.51999999999993" calcext:value-type="float">
            <text:p>5.52</text:p>
          </table:table-cell>
          <table:table-cell office:value-type="float" office:value="33.180000000002" calcext:value-type="float">
            <text:p>33.18</text:p>
          </table:table-cell>
          <table:table-cell office:value-type="float" office:value="5.90999999999992" calcext:value-type="float">
            <text:p>5.91</text:p>
          </table:table-cell>
          <table:table-cell office:value-type="float" office:value="6.7999999999999" calcext:value-type="float">
            <text:p>6.8</text:p>
          </table:table-cell>
          <table:table-cell office:value-type="float" office:value="5.15999999999993" calcext:value-type="float">
            <text:p>5.16</text:p>
          </table:table-cell>
          <table:table-cell office:value-type="float" office:value="24.250000000001" calcext:value-type="float">
            <text:p>24.25</text:p>
          </table:table-cell>
          <table:table-cell office:value-type="float" office:value="3.63999999999997" calcext:value-type="float">
            <text:p>3.64</text:p>
          </table:table-cell>
          <table:table-cell office:value-type="float" office:value="6.8499999999999" calcext:value-type="float">
            <text:p>6.85</text:p>
          </table:table-cell>
          <table:table-cell table:formula="of:=AVERAGE([.E32:.X32])" office:value-type="float" office:value="13.5690000000003" calcext:value-type="float">
            <text:p>13.569</text:p>
          </table:table-cell>
          <table:table-cell table:formula="of:=STDEV([.E32:.X32])" office:value-type="float" office:value="9.37685611099617" calcext:value-type="float">
            <text:p>9.376856111</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12.5899999999998" calcext:value-type="float">
            <text:p>12.59</text:p>
          </table:table-cell>
          <table:table-cell office:value-type="float" office:value="2.90999999999998" calcext:value-type="float">
            <text:p>2.91</text:p>
          </table:table-cell>
          <table:table-cell office:value-type="float" office:value="3.41999999999997" calcext:value-type="float">
            <text:p>3.42</text:p>
          </table:table-cell>
          <table:table-cell office:value-type="float" office:value="9.27999999999985" calcext:value-type="float">
            <text:p>9.28</text:p>
          </table:table-cell>
          <table:table-cell office:value-type="float" office:value="2.64999999999999" calcext:value-type="float">
            <text:p>2.65</text:p>
          </table:table-cell>
          <table:table-cell office:value-type="float" office:value="66.9799999999974" calcext:value-type="float">
            <text:p>66.98</text:p>
          </table:table-cell>
          <table:table-cell office:value-type="float" office:value="16.4399999999998" calcext:value-type="float">
            <text:p>16.44</text:p>
          </table:table-cell>
          <table:table-cell office:value-type="float" office:value="12.2099999999998" calcext:value-type="float">
            <text:p>12.21</text:p>
          </table:table-cell>
          <table:table-cell office:value-type="float" office:value="7.13999999999989" calcext:value-type="float">
            <text:p>7.14</text:p>
          </table:table-cell>
          <table:table-cell office:value-type="float" office:value="13.9599999999997" calcext:value-type="float">
            <text:p>13.96</text:p>
          </table:table-cell>
          <table:table-cell office:value-type="float" office:value="8.94999999999985" calcext:value-type="float">
            <text:p>8.95</text:p>
          </table:table-cell>
          <table:table-cell office:value-type="float" office:value="2.38999999999999" calcext:value-type="float">
            <text:p>2.39</text:p>
          </table:table-cell>
          <table:table-cell office:value-type="float" office:value="4.46999999999995" calcext:value-type="float">
            <text:p>4.47</text:p>
          </table:table-cell>
          <table:table-cell office:value-type="float" office:value="7.39999999999989" calcext:value-type="float">
            <text:p>7.4</text:p>
          </table:table-cell>
          <table:table-cell office:value-type="float" office:value="9.79999999999984" calcext:value-type="float">
            <text:p>9.8</text:p>
          </table:table-cell>
          <table:table-cell office:value-type="float" office:value="8.42999999999987" calcext:value-type="float">
            <text:p>8.43</text:p>
          </table:table-cell>
          <table:table-cell office:value-type="float" office:value="7.11999999999989" calcext:value-type="float">
            <text:p>7.12</text:p>
          </table:table-cell>
          <table:table-cell office:value-type="float" office:value="7.38999999999989" calcext:value-type="float">
            <text:p>7.39</text:p>
          </table:table-cell>
          <table:table-cell office:value-type="float" office:value="4.58999999999995" calcext:value-type="float">
            <text:p>4.59</text:p>
          </table:table-cell>
          <table:table-cell office:value-type="float" office:value="1.49" calcext:value-type="float">
            <text:p>1.49</text:p>
          </table:table-cell>
          <table:table-cell table:formula="of:=AVERAGE([.E33:.X33])" office:value-type="float" office:value="10.4804999999998" calcext:value-type="float">
            <text:p>10.4805</text:p>
          </table:table-cell>
          <table:table-cell table:formula="of:=STDEV([.E33:.X33])" office:value-type="float" office:value="13.9223226567222" calcext:value-type="float">
            <text:p>13.9223226567</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4.93999999999994" calcext:value-type="float">
            <text:p>4.94</text:p>
          </table:table-cell>
          <table:table-cell office:value-type="float" office:value="1.87" calcext:value-type="float">
            <text:p>1.87</text:p>
          </table:table-cell>
          <table:table-cell office:value-type="float" office:value="5.34999999999993" calcext:value-type="float">
            <text:p>5.35</text:p>
          </table:table-cell>
          <table:table-cell office:value-type="float" office:value="46.5899999999993" calcext:value-type="float">
            <text:p>46.59</text:p>
          </table:table-cell>
          <table:table-cell office:value-type="float" office:value="10.6799999999998" calcext:value-type="float">
            <text:p>10.68</text:p>
          </table:table-cell>
          <table:table-cell office:value-type="float" office:value="6.9399999999999" calcext:value-type="float">
            <text:p>6.94</text:p>
          </table:table-cell>
          <table:table-cell office:value-type="float" office:value="26.9200000000014" calcext:value-type="float">
            <text:p>26.92</text:p>
          </table:table-cell>
          <table:table-cell office:value-type="float" office:value="30.0400000000019" calcext:value-type="float">
            <text:p>30.04</text:p>
          </table:table-cell>
          <table:table-cell office:value-type="float" office:value="5.52999999999993" calcext:value-type="float">
            <text:p>5.53</text:p>
          </table:table-cell>
          <table:table-cell office:value-type="float" office:value="5.44999999999993" calcext:value-type="float">
            <text:p>5.45</text:p>
          </table:table-cell>
          <table:table-cell office:value-type="float" office:value="26.6000000000014" calcext:value-type="float">
            <text:p>26.6</text:p>
          </table:table-cell>
          <table:table-cell office:value-type="float" office:value="6.33999999999991" calcext:value-type="float">
            <text:p>6.34</text:p>
          </table:table-cell>
          <table:table-cell office:value-type="float" office:value="20.1200000000003" calcext:value-type="float">
            <text:p>20.12</text:p>
          </table:table-cell>
          <table:table-cell office:value-type="float" office:value="13.5999999999998" calcext:value-type="float">
            <text:p>13.6</text:p>
          </table:table-cell>
          <table:table-cell office:value-type="float" office:value="16.3199999999998" calcext:value-type="float">
            <text:p>16.32</text:p>
          </table:table-cell>
          <table:table-cell office:value-type="float" office:value="12.0299999999998" calcext:value-type="float">
            <text:p>12.03</text:p>
          </table:table-cell>
          <table:table-cell office:value-type="float" office:value="7.59999999999988" calcext:value-type="float">
            <text:p>7.6</text:p>
          </table:table-cell>
          <table:table-cell office:value-type="float" office:value="12.1499999999998" calcext:value-type="float">
            <text:p>12.15</text:p>
          </table:table-cell>
          <table:table-cell office:value-type="float" office:value="8.12999999999987" calcext:value-type="float">
            <text:p>8.13</text:p>
          </table:table-cell>
          <table:table-cell office:value-type="float" office:value="7.75999999999988" calcext:value-type="float">
            <text:p>7.76</text:p>
          </table:table-cell>
          <table:table-cell table:formula="of:=AVERAGE([.E34:.X34])" office:value-type="float" office:value="13.7480000000001" calcext:value-type="float">
            <text:p>13.748</text:p>
          </table:table-cell>
          <table:table-cell table:formula="of:=STDEV([.E34:.X34])" office:value-type="float" office:value="11.1847845896018" calcext:value-type="float">
            <text:p>11.1847845896</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4.51999999999995" calcext:value-type="float">
            <text:p>4.52</text:p>
          </table:table-cell>
          <table:table-cell office:value-type="float" office:value="9.04999999999985" calcext:value-type="float">
            <text:p>9.05</text:p>
          </table:table-cell>
          <table:table-cell office:value-type="float" office:value="13.3099999999998" calcext:value-type="float">
            <text:p>13.31</text:p>
          </table:table-cell>
          <table:table-cell office:value-type="float" office:value="5.92999999999992" calcext:value-type="float">
            <text:p>5.93</text:p>
          </table:table-cell>
          <table:table-cell office:value-type="float" office:value="31.3200000000021" calcext:value-type="float">
            <text:p>31.32</text:p>
          </table:table-cell>
          <table:table-cell office:value-type="float" office:value="4.89999999999994" calcext:value-type="float">
            <text:p>4.9</text:p>
          </table:table-cell>
          <table:table-cell office:value-type="float" office:value="7.75999999999988" calcext:value-type="float">
            <text:p>7.76</text:p>
          </table:table-cell>
          <table:table-cell office:value-type="float" office:value="4.71999999999994" calcext:value-type="float">
            <text:p>4.72</text:p>
          </table:table-cell>
          <table:table-cell office:value-type="float" office:value="34.3900000000017" calcext:value-type="float">
            <text:p>34.39</text:p>
          </table:table-cell>
          <table:table-cell office:value-type="float" office:value="11.8899999999998" calcext:value-type="float">
            <text:p>11.89</text:p>
          </table:table-cell>
          <table:table-cell office:value-type="float" office:value="1.3" calcext:value-type="float">
            <text:p>1.3</text:p>
          </table:table-cell>
          <table:table-cell office:value-type="float" office:value="3.70999999999997" calcext:value-type="float">
            <text:p>3.71</text:p>
          </table:table-cell>
          <table:table-cell office:value-type="float" office:value="3.08999999999998" calcext:value-type="float">
            <text:p>3.09</text:p>
          </table:table-cell>
          <table:table-cell office:value-type="float" office:value="14.4399999999997" calcext:value-type="float">
            <text:p>14.44</text:p>
          </table:table-cell>
          <table:table-cell office:value-type="float" office:value="9.62999999999984" calcext:value-type="float">
            <text:p>9.63</text:p>
          </table:table-cell>
          <table:table-cell office:value-type="float" office:value="27.4400000000015" calcext:value-type="float">
            <text:p>27.44</text:p>
          </table:table-cell>
          <table:table-cell office:value-type="float" office:value="7.58999999999988" calcext:value-type="float">
            <text:p>7.59</text:p>
          </table:table-cell>
          <table:table-cell office:value-type="float" office:value="4.62999999999995" calcext:value-type="float">
            <text:p>4.63</text:p>
          </table:table-cell>
          <table:table-cell office:value-type="float" office:value="11.9999999999998" calcext:value-type="float">
            <text:p>12</text:p>
          </table:table-cell>
          <table:table-cell office:value-type="float" office:value="10.6699999999998" calcext:value-type="float">
            <text:p>10.67</text:p>
          </table:table-cell>
          <table:table-cell table:formula="of:=AVERAGE([.E35:.X35])" office:value-type="float" office:value="11.1145000000002" calcext:value-type="float">
            <text:p>11.1145</text:p>
          </table:table-cell>
          <table:table-cell table:formula="of:=STDEV([.E35:.X35])" office:value-type="float" office:value="9.3797219546946" calcext:value-type="float">
            <text:p>9.3797219547</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2.18" calcext:value-type="float">
            <text:p>2.18</text:p>
          </table:table-cell>
          <table:table-cell office:value-type="float" office:value="21.3200000000005" calcext:value-type="float">
            <text:p>21.32</text:p>
          </table:table-cell>
          <table:table-cell office:value-type="float" office:value="6.42999999999991" calcext:value-type="float">
            <text:p>6.43</text:p>
          </table:table-cell>
          <table:table-cell office:value-type="float" office:value="7.59999999999988" calcext:value-type="float">
            <text:p>7.6</text:p>
          </table:table-cell>
          <table:table-cell office:value-type="float" office:value="7.74999999999988" calcext:value-type="float">
            <text:p>7.75</text:p>
          </table:table-cell>
          <table:table-cell office:value-type="float" office:value="20.1300000000003" calcext:value-type="float">
            <text:p>20.13</text:p>
          </table:table-cell>
          <table:table-cell office:value-type="float" office:value="21.3000000000005" calcext:value-type="float">
            <text:p>21.3</text:p>
          </table:table-cell>
          <table:table-cell office:value-type="float" office:value="7.27999999999989" calcext:value-type="float">
            <text:p>7.28</text:p>
          </table:table-cell>
          <table:table-cell office:value-type="float" office:value="3.33999999999997" calcext:value-type="float">
            <text:p>3.34</text:p>
          </table:table-cell>
          <table:table-cell office:value-type="float" office:value="11.2199999999998" calcext:value-type="float">
            <text:p>11.22</text:p>
          </table:table-cell>
          <table:table-cell office:value-type="float" office:value="6.12999999999991" calcext:value-type="float">
            <text:p>6.13</text:p>
          </table:table-cell>
          <table:table-cell office:value-type="float" office:value="7.27999999999989" calcext:value-type="float">
            <text:p>7.28</text:p>
          </table:table-cell>
          <table:table-cell office:value-type="float" office:value="5.21999999999993" calcext:value-type="float">
            <text:p>5.22</text:p>
          </table:table-cell>
          <table:table-cell office:value-type="float" office:value="6.7299999999999" calcext:value-type="float">
            <text:p>6.73</text:p>
          </table:table-cell>
          <table:table-cell office:value-type="float" office:value="9.20999999999985" calcext:value-type="float">
            <text:p>9.21</text:p>
          </table:table-cell>
          <table:table-cell office:value-type="float" office:value="9.86999999999983" calcext:value-type="float">
            <text:p>9.87</text:p>
          </table:table-cell>
          <table:table-cell office:value-type="float" office:value="7.59999999999988" calcext:value-type="float">
            <text:p>7.6</text:p>
          </table:table-cell>
          <table:table-cell office:value-type="float" office:value="18.8100000000001" calcext:value-type="float">
            <text:p>18.81</text:p>
          </table:table-cell>
          <table:table-cell office:value-type="float" office:value="2.74999999999999" calcext:value-type="float">
            <text:p>2.75</text:p>
          </table:table-cell>
          <table:table-cell office:value-type="float" office:value="10.5999999999998" calcext:value-type="float">
            <text:p>10.6</text:p>
          </table:table-cell>
          <table:table-cell table:formula="of:=AVERAGE([.E36:.X36])" office:value-type="float" office:value="9.63749999999999" calcext:value-type="float">
            <text:p>9.6375</text:p>
          </table:table-cell>
          <table:table-cell table:formula="of:=STDEV([.E36:.X36])" office:value-type="float" office:value="6.011565935761" calcext:value-type="float">
            <text:p>6.0115659358</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4.15999999999996" calcext:value-type="float">
            <text:p>4.16</text:p>
          </table:table-cell>
          <table:table-cell office:value-type="float" office:value="4.49999999999995" calcext:value-type="float">
            <text:p>4.5</text:p>
          </table:table-cell>
          <table:table-cell office:value-type="float" office:value="42.6200000000001" calcext:value-type="float">
            <text:p>42.62</text:p>
          </table:table-cell>
          <table:table-cell office:value-type="float" office:value="3.55999999999997" calcext:value-type="float">
            <text:p>3.56</text:p>
          </table:table-cell>
          <table:table-cell office:value-type="float" office:value="31.2100000000021" calcext:value-type="float">
            <text:p>31.21</text:p>
          </table:table-cell>
          <table:table-cell office:value-type="float" office:value="7.89999999999988" calcext:value-type="float">
            <text:p>7.9</text:p>
          </table:table-cell>
          <table:table-cell office:value-type="float" office:value="11.8999999999998" calcext:value-type="float">
            <text:p>11.9</text:p>
          </table:table-cell>
          <table:table-cell office:value-type="float" office:value="13.3099999999998" calcext:value-type="float">
            <text:p>13.31</text:p>
          </table:table-cell>
          <table:table-cell office:value-type="float" office:value="17.0299999999999" calcext:value-type="float">
            <text:p>17.03</text:p>
          </table:table-cell>
          <table:table-cell office:value-type="float" office:value="3.13999999999998" calcext:value-type="float">
            <text:p>3.14</text:p>
          </table:table-cell>
          <table:table-cell office:value-type="float" office:value="12.7599999999998" calcext:value-type="float">
            <text:p>12.76</text:p>
          </table:table-cell>
          <table:table-cell office:value-type="float" office:value="18.2700000000001" calcext:value-type="float">
            <text:p>18.27</text:p>
          </table:table-cell>
          <table:table-cell office:value-type="float" office:value="2.2" calcext:value-type="float">
            <text:p>2.2</text:p>
          </table:table-cell>
          <table:table-cell office:value-type="float" office:value="13.6599999999998" calcext:value-type="float">
            <text:p>13.66</text:p>
          </table:table-cell>
          <table:table-cell office:value-type="float" office:value="9.71999999999984" calcext:value-type="float">
            <text:p>9.72</text:p>
          </table:table-cell>
          <table:table-cell office:value-type="float" office:value="1.59" calcext:value-type="float">
            <text:p>1.59</text:p>
          </table:table-cell>
          <table:table-cell office:value-type="float" office:value="6.9599999999999" calcext:value-type="float">
            <text:p>6.96</text:p>
          </table:table-cell>
          <table:table-cell office:value-type="float" office:value="6.5599999999999" calcext:value-type="float">
            <text:p>6.56</text:p>
          </table:table-cell>
          <table:table-cell office:value-type="float" office:value="2.41999999999999" calcext:value-type="float">
            <text:p>2.42</text:p>
          </table:table-cell>
          <table:table-cell office:value-type="float" office:value="2.17" calcext:value-type="float">
            <text:p>2.17</text:p>
          </table:table-cell>
          <table:table-cell table:formula="of:=AVERAGE([.E37:.X37])" office:value-type="float" office:value="10.782" calcext:value-type="float">
            <text:p>10.782</text:p>
          </table:table-cell>
          <table:table-cell table:formula="of:=STDEV([.E37:.X37])" office:value-type="float" office:value="10.4727137185919" calcext:value-type="float">
            <text:p>10.4727137186</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6.8599999999999" calcext:value-type="float">
            <text:p>6.86</text:p>
          </table:table-cell>
          <table:table-cell office:value-type="float" office:value="18.5600000000001" calcext:value-type="float">
            <text:p>18.56</text:p>
          </table:table-cell>
          <table:table-cell office:value-type="float" office:value="9.18999999999985" calcext:value-type="float">
            <text:p>9.19</text:p>
          </table:table-cell>
          <table:table-cell office:value-type="float" office:value="6.13999999999991" calcext:value-type="float">
            <text:p>6.14</text:p>
          </table:table-cell>
          <table:table-cell office:value-type="float" office:value="4.99999999999994" calcext:value-type="float">
            <text:p>5</text:p>
          </table:table-cell>
          <table:table-cell office:value-type="float" office:value="4.07999999999996" calcext:value-type="float">
            <text:p>4.08</text:p>
          </table:table-cell>
          <table:table-cell office:value-type="float" office:value="27.0200000000014" calcext:value-type="float">
            <text:p>27.02</text:p>
          </table:table-cell>
          <table:table-cell office:value-type="float" office:value="19.0400000000002" calcext:value-type="float">
            <text:p>19.04</text:p>
          </table:table-cell>
          <table:table-cell office:value-type="float" office:value="5.96999999999992" calcext:value-type="float">
            <text:p>5.97</text:p>
          </table:table-cell>
          <table:table-cell office:value-type="float" office:value="5.23999999999993" calcext:value-type="float">
            <text:p>5.24</text:p>
          </table:table-cell>
          <table:table-cell office:value-type="float" office:value="11.5199999999998" calcext:value-type="float">
            <text:p>11.52</text:p>
          </table:table-cell>
          <table:table-cell office:value-type="float" office:value="2.57999999999999" calcext:value-type="float">
            <text:p>2.58</text:p>
          </table:table-cell>
          <table:table-cell office:value-type="float" office:value="9.60999999999984" calcext:value-type="float">
            <text:p>9.61</text:p>
          </table:table-cell>
          <table:table-cell office:value-type="float" office:value="5.24999999999993" calcext:value-type="float">
            <text:p>5.25</text:p>
          </table:table-cell>
          <table:table-cell office:value-type="float" office:value="3.74999999999996" calcext:value-type="float">
            <text:p>3.75</text:p>
          </table:table-cell>
          <table:table-cell office:value-type="float" office:value="6.32999999999991" calcext:value-type="float">
            <text:p>6.33</text:p>
          </table:table-cell>
          <table:table-cell office:value-type="float" office:value="1.38" calcext:value-type="float">
            <text:p>1.38</text:p>
          </table:table-cell>
          <table:table-cell office:value-type="float" office:value="1.89" calcext:value-type="float">
            <text:p>1.89</text:p>
          </table:table-cell>
          <table:table-cell office:value-type="float" office:value="3.56999999999997" calcext:value-type="float">
            <text:p>3.57</text:p>
          </table:table-cell>
          <table:table-cell office:value-type="float" office:value="6.7599999999999" calcext:value-type="float">
            <text:p>6.76</text:p>
          </table:table-cell>
          <table:table-cell table:formula="of:=AVERAGE([.E38:.X38])" office:value-type="float" office:value="7.98700000000002" calcext:value-type="float">
            <text:p>7.987</text:p>
          </table:table-cell>
          <table:table-cell table:formula="of:=STDEV([.E38:.X38])" office:value-type="float" office:value="6.53945201309576" calcext:value-type="float">
            <text:p>6.5394520131</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6.9299999999999" calcext:value-type="float">
            <text:p>6.93</text:p>
          </table:table-cell>
          <table:table-cell office:value-type="float" office:value="2.07" calcext:value-type="float">
            <text:p>2.07</text:p>
          </table:table-cell>
          <table:table-cell office:value-type="float" office:value="11.6299999999998" calcext:value-type="float">
            <text:p>11.63</text:p>
          </table:table-cell>
          <table:table-cell office:value-type="float" office:value="11.8699999999998" calcext:value-type="float">
            <text:p>11.87</text:p>
          </table:table-cell>
          <table:table-cell office:value-type="float" office:value="4.64999999999995" calcext:value-type="float">
            <text:p>4.65</text:p>
          </table:table-cell>
          <table:table-cell office:value-type="float" office:value="10.5199999999998" calcext:value-type="float">
            <text:p>10.52</text:p>
          </table:table-cell>
          <table:table-cell office:value-type="float" office:value="6.54999999999991" calcext:value-type="float">
            <text:p>6.55</text:p>
          </table:table-cell>
          <table:table-cell office:value-type="float" office:value="2.44999999999999" calcext:value-type="float">
            <text:p>2.45</text:p>
          </table:table-cell>
          <table:table-cell office:value-type="float" office:value="14.4799999999997" calcext:value-type="float">
            <text:p>14.48</text:p>
          </table:table-cell>
          <table:table-cell office:value-type="float" office:value="2.25" calcext:value-type="float">
            <text:p>2.25</text:p>
          </table:table-cell>
          <table:table-cell office:value-type="float" office:value="24.9600000000011" calcext:value-type="float">
            <text:p>24.96</text:p>
          </table:table-cell>
          <table:table-cell office:value-type="float" office:value="2.45999999999999" calcext:value-type="float">
            <text:p>2.46</text:p>
          </table:table-cell>
          <table:table-cell office:value-type="float" office:value="5.04999999999994" calcext:value-type="float">
            <text:p>5.05</text:p>
          </table:table-cell>
          <table:table-cell office:value-type="float" office:value="4.20999999999995" calcext:value-type="float">
            <text:p>4.21</text:p>
          </table:table-cell>
          <table:table-cell office:value-type="float" office:value="4.73999999999994" calcext:value-type="float">
            <text:p>4.74</text:p>
          </table:table-cell>
          <table:table-cell office:value-type="float" office:value="6.40999999999991" calcext:value-type="float">
            <text:p>6.41</text:p>
          </table:table-cell>
          <table:table-cell office:value-type="float" office:value="1.73" calcext:value-type="float">
            <text:p>1.73</text:p>
          </table:table-cell>
          <table:table-cell office:value-type="float" office:value="4.44999999999995" calcext:value-type="float">
            <text:p>4.45</text:p>
          </table:table-cell>
          <table:table-cell office:value-type="float" office:value="3.71999999999996" calcext:value-type="float">
            <text:p>3.72</text:p>
          </table:table-cell>
          <table:table-cell office:value-type="float" office:value="4.62999999999995" calcext:value-type="float">
            <text:p>4.63</text:p>
          </table:table-cell>
          <table:table-cell table:formula="of:=AVERAGE([.E39:.X39])" office:value-type="float" office:value="6.78799999999998" calcext:value-type="float">
            <text:p>6.788</text:p>
          </table:table-cell>
          <table:table-cell table:formula="of:=STDEV([.E39:.X39])" office:value-type="float" office:value="5.60432971718733" calcext:value-type="float">
            <text:p>5.6043297172</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6.26999999999991" calcext:value-type="float">
            <text:p>6.27</text:p>
          </table:table-cell>
          <table:table-cell office:value-type="float" office:value="26.3200000000013" calcext:value-type="float">
            <text:p>26.32</text:p>
          </table:table-cell>
          <table:table-cell office:value-type="float" office:value="1.42" calcext:value-type="float">
            <text:p>1.42</text:p>
          </table:table-cell>
          <table:table-cell office:value-type="float" office:value="7.82999999999988" calcext:value-type="float">
            <text:p>7.83</text:p>
          </table:table-cell>
          <table:table-cell office:value-type="float" office:value="5.36999999999993" calcext:value-type="float">
            <text:p>5.37</text:p>
          </table:table-cell>
          <table:table-cell office:value-type="float" office:value="2.34999999999999" calcext:value-type="float">
            <text:p>2.35</text:p>
          </table:table-cell>
          <table:table-cell office:value-type="float" office:value="5.12999999999994" calcext:value-type="float">
            <text:p>5.13</text:p>
          </table:table-cell>
          <table:table-cell office:value-type="float" office:value="31.5400000000021" calcext:value-type="float">
            <text:p>31.54</text:p>
          </table:table-cell>
          <table:table-cell office:value-type="float" office:value="4.59999999999995" calcext:value-type="float">
            <text:p>4.6</text:p>
          </table:table-cell>
          <table:table-cell office:value-type="float" office:value="5.47999999999993" calcext:value-type="float">
            <text:p>5.48</text:p>
          </table:table-cell>
          <table:table-cell office:value-type="float" office:value="6.8299999999999" calcext:value-type="float">
            <text:p>6.83</text:p>
          </table:table-cell>
          <table:table-cell office:value-type="float" office:value="1.88" calcext:value-type="float">
            <text:p>1.88</text:p>
          </table:table-cell>
          <table:table-cell office:value-type="float" office:value="4.59999999999995" calcext:value-type="float">
            <text:p>4.6</text:p>
          </table:table-cell>
          <table:table-cell office:value-type="float" office:value="8.46999999999986" calcext:value-type="float">
            <text:p>8.47</text:p>
          </table:table-cell>
          <table:table-cell office:value-type="float" office:value="4.84999999999994" calcext:value-type="float">
            <text:p>4.85</text:p>
          </table:table-cell>
          <table:table-cell office:value-type="float" office:value="16.1699999999997" calcext:value-type="float">
            <text:p>16.17</text:p>
          </table:table-cell>
          <table:table-cell office:value-type="float" office:value="3.19999999999998" calcext:value-type="float">
            <text:p>3.2</text:p>
          </table:table-cell>
          <table:table-cell office:value-type="float" office:value="14.1099999999997" calcext:value-type="float">
            <text:p>14.11</text:p>
          </table:table-cell>
          <table:table-cell office:value-type="float" office:value="2.23" calcext:value-type="float">
            <text:p>2.23</text:p>
          </table:table-cell>
          <table:table-cell office:value-type="float" office:value="2" calcext:value-type="float">
            <text:p>2</text:p>
          </table:table-cell>
          <table:table-cell table:formula="of:=AVERAGE([.E40:.X40])" office:value-type="float" office:value="8.0325000000001" calcext:value-type="float">
            <text:p>8.0325</text:p>
          </table:table-cell>
          <table:table-cell table:formula="of:=STDEV([.E40:.X40])" office:value-type="float" office:value="8.13691514997559" calcext:value-type="float">
            <text:p>8.13691515</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2.62999999999999" calcext:value-type="float">
            <text:p>2.63</text:p>
          </table:table-cell>
          <table:table-cell office:value-type="float" office:value="19.7700000000003" calcext:value-type="float">
            <text:p>19.77</text:p>
          </table:table-cell>
          <table:table-cell office:value-type="float" office:value="7.69999999999988" calcext:value-type="float">
            <text:p>7.7</text:p>
          </table:table-cell>
          <table:table-cell office:value-type="float" office:value="14.0299999999997" calcext:value-type="float">
            <text:p>14.03</text:p>
          </table:table-cell>
          <table:table-cell office:value-type="float" office:value="6.45999999999991" calcext:value-type="float">
            <text:p>6.46</text:p>
          </table:table-cell>
          <table:table-cell office:value-type="float" office:value="6.7599999999999" calcext:value-type="float">
            <text:p>6.76</text:p>
          </table:table-cell>
          <table:table-cell office:value-type="float" office:value="5.10999999999994" calcext:value-type="float">
            <text:p>5.11</text:p>
          </table:table-cell>
          <table:table-cell office:value-type="float" office:value="7.45999999999989" calcext:value-type="float">
            <text:p>7.46</text:p>
          </table:table-cell>
          <table:table-cell office:value-type="float" office:value="6.23999999999991" calcext:value-type="float">
            <text:p>6.24</text:p>
          </table:table-cell>
          <table:table-cell office:value-type="float" office:value="4.05999999999996" calcext:value-type="float">
            <text:p>4.06</text:p>
          </table:table-cell>
          <table:table-cell office:value-type="float" office:value="5.49999999999993" calcext:value-type="float">
            <text:p>5.5</text:p>
          </table:table-cell>
          <table:table-cell office:value-type="float" office:value="23.0000000000008" calcext:value-type="float">
            <text:p>23</text:p>
          </table:table-cell>
          <table:table-cell office:value-type="float" office:value="4.38999999999995" calcext:value-type="float">
            <text:p>4.39</text:p>
          </table:table-cell>
          <table:table-cell office:value-type="float" office:value="2.81999999999998" calcext:value-type="float">
            <text:p>2.82</text:p>
          </table:table-cell>
          <table:table-cell office:value-type="float" office:value="28.6400000000017" calcext:value-type="float">
            <text:p>28.64</text:p>
          </table:table-cell>
          <table:table-cell office:value-type="float" office:value="7.90999999999988" calcext:value-type="float">
            <text:p>7.91</text:p>
          </table:table-cell>
          <table:table-cell office:value-type="float" office:value="7.38999999999989" calcext:value-type="float">
            <text:p>7.39</text:p>
          </table:table-cell>
          <table:table-cell office:value-type="float" office:value="8.15999999999987" calcext:value-type="float">
            <text:p>8.16</text:p>
          </table:table-cell>
          <table:table-cell office:value-type="float" office:value="6.9399999999999" calcext:value-type="float">
            <text:p>6.94</text:p>
          </table:table-cell>
          <table:table-cell office:value-type="float" office:value="6.15999999999991" calcext:value-type="float">
            <text:p>6.16</text:p>
          </table:table-cell>
          <table:table-cell table:formula="of:=AVERAGE([.E41:.X41])" office:value-type="float" office:value="9.05650000000006" calcext:value-type="float">
            <text:p>9.0565</text:p>
          </table:table-cell>
          <table:table-cell table:formula="of:=STDEV([.E41:.X41])" office:value-type="float" office:value="6.93848935098191" calcext:value-type="float">
            <text:p>6.938489351</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16.3499999999998" calcext:value-type="float">
            <text:p>16.35</text:p>
          </table:table-cell>
          <table:table-cell office:value-type="float" office:value="8.22999999999987" calcext:value-type="float">
            <text:p>8.23</text:p>
          </table:table-cell>
          <table:table-cell office:value-type="float" office:value="3.16999999999998" calcext:value-type="float">
            <text:p>3.17</text:p>
          </table:table-cell>
          <table:table-cell office:value-type="float" office:value="2.68999999999999" calcext:value-type="float">
            <text:p>2.69</text:p>
          </table:table-cell>
          <table:table-cell office:value-type="float" office:value="30.410000000002" calcext:value-type="float">
            <text:p>30.41</text:p>
          </table:table-cell>
          <table:table-cell office:value-type="float" office:value="6.34999999999991" calcext:value-type="float">
            <text:p>6.35</text:p>
          </table:table-cell>
          <table:table-cell office:value-type="float" office:value="4.20999999999995" calcext:value-type="float">
            <text:p>4.21</text:p>
          </table:table-cell>
          <table:table-cell office:value-type="float" office:value="1.89" calcext:value-type="float">
            <text:p>1.89</text:p>
          </table:table-cell>
          <table:table-cell office:value-type="float" office:value="3.93999999999996" calcext:value-type="float">
            <text:p>3.94</text:p>
          </table:table-cell>
          <table:table-cell office:value-type="float" office:value="4.64999999999995" calcext:value-type="float">
            <text:p>4.65</text:p>
          </table:table-cell>
          <table:table-cell office:value-type="float" office:value="11.4599999999998" calcext:value-type="float">
            <text:p>11.46</text:p>
          </table:table-cell>
          <table:table-cell office:value-type="float" office:value="8.45999999999986" calcext:value-type="float">
            <text:p>8.46</text:p>
          </table:table-cell>
          <table:table-cell office:value-type="float" office:value="4.94999999999994" calcext:value-type="float">
            <text:p>4.95</text:p>
          </table:table-cell>
          <table:table-cell office:value-type="float" office:value="5.55999999999993" calcext:value-type="float">
            <text:p>5.56</text:p>
          </table:table-cell>
          <table:table-cell office:value-type="float" office:value="6.7199999999999" calcext:value-type="float">
            <text:p>6.72</text:p>
          </table:table-cell>
          <table:table-cell office:value-type="float" office:value="1.44" calcext:value-type="float">
            <text:p>1.44</text:p>
          </table:table-cell>
          <table:table-cell office:value-type="float" office:value="5.16999999999993" calcext:value-type="float">
            <text:p>5.17</text:p>
          </table:table-cell>
          <table:table-cell office:value-type="float" office:value="10.1199999999998" calcext:value-type="float">
            <text:p>10.12</text:p>
          </table:table-cell>
          <table:table-cell office:value-type="float" office:value="9.61999999999984" calcext:value-type="float">
            <text:p>9.62</text:p>
          </table:table-cell>
          <table:table-cell office:value-type="float" office:value="4.94999999999994" calcext:value-type="float">
            <text:p>4.95</text:p>
          </table:table-cell>
          <table:table-cell table:formula="of:=AVERAGE([.E42:.X42])" office:value-type="float" office:value="7.51700000000001" calcext:value-type="float">
            <text:p>7.517</text:p>
          </table:table-cell>
          <table:table-cell table:formula="of:=STDEV([.E42:.X42])" office:value-type="float" office:value="6.47874671116049" calcext:value-type="float">
            <text:p>6.4787467112</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5.78999999999992" calcext:value-type="float">
            <text:p>5.79</text:p>
          </table:table-cell>
          <table:table-cell office:value-type="float" office:value="2.29" calcext:value-type="float">
            <text:p>2.29</text:p>
          </table:table-cell>
          <table:table-cell office:value-type="float" office:value="12.4899999999998" calcext:value-type="float">
            <text:p>12.49</text:p>
          </table:table-cell>
          <table:table-cell office:value-type="float" office:value="10.4899999999998" calcext:value-type="float">
            <text:p>10.49</text:p>
          </table:table-cell>
          <table:table-cell office:value-type="float" office:value="9.98999999999983" calcext:value-type="float">
            <text:p>9.99</text:p>
          </table:table-cell>
          <table:table-cell office:value-type="float" office:value="17.63" calcext:value-type="float">
            <text:p>17.63</text:p>
          </table:table-cell>
          <table:table-cell office:value-type="float" office:value="4.61999999999995" calcext:value-type="float">
            <text:p>4.62</text:p>
          </table:table-cell>
          <table:table-cell office:value-type="float" office:value="15.8299999999997" calcext:value-type="float">
            <text:p>15.83</text:p>
          </table:table-cell>
          <table:table-cell office:value-type="float" office:value="7.72999999999988" calcext:value-type="float">
            <text:p>7.73</text:p>
          </table:table-cell>
          <table:table-cell office:value-type="float" office:value="3.95999999999996" calcext:value-type="float">
            <text:p>3.96</text:p>
          </table:table-cell>
          <table:table-cell office:value-type="float" office:value="2.54999999999999" calcext:value-type="float">
            <text:p>2.55</text:p>
          </table:table-cell>
          <table:table-cell office:value-type="float" office:value="2.53999999999999" calcext:value-type="float">
            <text:p>2.54</text:p>
          </table:table-cell>
          <table:table-cell office:value-type="float" office:value="3.61999999999997" calcext:value-type="float">
            <text:p>3.62</text:p>
          </table:table-cell>
          <table:table-cell office:value-type="float" office:value="11.3299999999998" calcext:value-type="float">
            <text:p>11.33</text:p>
          </table:table-cell>
          <table:table-cell office:value-type="float" office:value="4.80999999999994" calcext:value-type="float">
            <text:p>4.81</text:p>
          </table:table-cell>
          <table:table-cell office:value-type="float" office:value="16.1399999999997" calcext:value-type="float">
            <text:p>16.14</text:p>
          </table:table-cell>
          <table:table-cell office:value-type="float" office:value="4.22999999999995" calcext:value-type="float">
            <text:p>4.23</text:p>
          </table:table-cell>
          <table:table-cell office:value-type="float" office:value="7.38999999999989" calcext:value-type="float">
            <text:p>7.39</text:p>
          </table:table-cell>
          <table:table-cell office:value-type="float" office:value="3.49999999999997" calcext:value-type="float">
            <text:p>3.5</text:p>
          </table:table-cell>
          <table:table-cell office:value-type="float" office:value="3.75999999999996" calcext:value-type="float">
            <text:p>3.76</text:p>
          </table:table-cell>
          <table:table-cell table:formula="of:=AVERAGE([.E43:.X43])" office:value-type="float" office:value="7.5344999999999" calcext:value-type="float">
            <text:p>7.5345</text:p>
          </table:table-cell>
          <table:table-cell table:formula="of:=STDEV([.E43:.X43])" office:value-type="float" office:value="4.94376318948263" calcext:value-type="float">
            <text:p>4.9437631895</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3.68999999999997" calcext:value-type="float">
            <text:p>3.69</text:p>
          </table:table-cell>
          <table:table-cell office:value-type="float" office:value="11.9199999999998" calcext:value-type="float">
            <text:p>11.92</text:p>
          </table:table-cell>
          <table:table-cell office:value-type="float" office:value="16.2899999999997" calcext:value-type="float">
            <text:p>16.29</text:p>
          </table:table-cell>
          <table:table-cell office:value-type="float" office:value="9.08999999999985" calcext:value-type="float">
            <text:p>9.09</text:p>
          </table:table-cell>
          <table:table-cell office:value-type="float" office:value="7.94999999999988" calcext:value-type="float">
            <text:p>7.95</text:p>
          </table:table-cell>
          <table:table-cell office:value-type="float" office:value="8.17999999999987" calcext:value-type="float">
            <text:p>8.18</text:p>
          </table:table-cell>
          <table:table-cell office:value-type="float" office:value="7.22999999999989" calcext:value-type="float">
            <text:p>7.23</text:p>
          </table:table-cell>
          <table:table-cell office:value-type="float" office:value="35.4600000000015" calcext:value-type="float">
            <text:p>35.46</text:p>
          </table:table-cell>
          <table:table-cell office:value-type="float" office:value="10.9299999999998" calcext:value-type="float">
            <text:p>10.93</text:p>
          </table:table-cell>
          <table:table-cell office:value-type="float" office:value="10.9999999999998" calcext:value-type="float">
            <text:p>11</text:p>
          </table:table-cell>
          <table:table-cell office:value-type="float" office:value="6.7099999999999" calcext:value-type="float">
            <text:p>6.71</text:p>
          </table:table-cell>
          <table:table-cell office:value-type="float" office:value="5.28999999999993" calcext:value-type="float">
            <text:p>5.29</text:p>
          </table:table-cell>
          <table:table-cell office:value-type="float" office:value="2.71999999999999" calcext:value-type="float">
            <text:p>2.72</text:p>
          </table:table-cell>
          <table:table-cell office:value-type="float" office:value="17.1799999999999" calcext:value-type="float">
            <text:p>17.18</text:p>
          </table:table-cell>
          <table:table-cell office:value-type="float" office:value="10.4299999999998" calcext:value-type="float">
            <text:p>10.43</text:p>
          </table:table-cell>
          <table:table-cell office:value-type="float" office:value="3.60999999999997" calcext:value-type="float">
            <text:p>3.61</text:p>
          </table:table-cell>
          <table:table-cell office:value-type="float" office:value="5.02999999999994" calcext:value-type="float">
            <text:p>5.03</text:p>
          </table:table-cell>
          <table:table-cell office:value-type="float" office:value="13.4499999999998" calcext:value-type="float">
            <text:p>13.45</text:p>
          </table:table-cell>
          <table:table-cell office:value-type="float" office:value="4.40999999999995" calcext:value-type="float">
            <text:p>4.41</text:p>
          </table:table-cell>
          <table:table-cell office:value-type="float" office:value="12.2199999999998" calcext:value-type="float">
            <text:p>12.22</text:p>
          </table:table-cell>
          <table:table-cell table:formula="of:=AVERAGE([.E44:.X44])" office:value-type="float" office:value="10.1395" calcext:value-type="float">
            <text:p>10.1395</text:p>
          </table:table-cell>
          <table:table-cell table:formula="of:=STDEV([.E44:.X44])" office:value-type="float" office:value="7.25521843046011" calcext:value-type="float">
            <text:p>7.2552184305</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7.08999999999989" calcext:value-type="float">
            <text:p>7.09</text:p>
          </table:table-cell>
          <table:table-cell office:value-type="float" office:value="4.17999999999996" calcext:value-type="float">
            <text:p>4.18</text:p>
          </table:table-cell>
          <table:table-cell office:value-type="float" office:value="10.8699999999998" calcext:value-type="float">
            <text:p>10.87</text:p>
          </table:table-cell>
          <table:table-cell office:value-type="float" office:value="2.1" calcext:value-type="float">
            <text:p>2.1</text:p>
          </table:table-cell>
          <table:table-cell office:value-type="float" office:value="3.48999999999997" calcext:value-type="float">
            <text:p>3.49</text:p>
          </table:table-cell>
          <table:table-cell office:value-type="float" office:value="2.66999999999999" calcext:value-type="float">
            <text:p>2.67</text:p>
          </table:table-cell>
          <table:table-cell office:value-type="float" office:value="4.64999999999995" calcext:value-type="float">
            <text:p>4.65</text:p>
          </table:table-cell>
          <table:table-cell office:value-type="float" office:value="6.17999999999991" calcext:value-type="float">
            <text:p>6.18</text:p>
          </table:table-cell>
          <table:table-cell office:value-type="float" office:value="2.60999999999999" calcext:value-type="float">
            <text:p>2.61</text:p>
          </table:table-cell>
          <table:table-cell office:value-type="float" office:value="10.7599999999998" calcext:value-type="float">
            <text:p>10.76</text:p>
          </table:table-cell>
          <table:table-cell office:value-type="float" office:value="6.44999999999991" calcext:value-type="float">
            <text:p>6.45</text:p>
          </table:table-cell>
          <table:table-cell office:value-type="float" office:value="4.89999999999994" calcext:value-type="float">
            <text:p>4.9</text:p>
          </table:table-cell>
          <table:table-cell office:value-type="float" office:value="6.5999999999999" calcext:value-type="float">
            <text:p>6.6</text:p>
          </table:table-cell>
          <table:table-cell office:value-type="float" office:value="5.47999999999993" calcext:value-type="float">
            <text:p>5.48</text:p>
          </table:table-cell>
          <table:table-cell office:value-type="float" office:value="7.08999999999989" calcext:value-type="float">
            <text:p>7.09</text:p>
          </table:table-cell>
          <table:table-cell office:value-type="float" office:value="5.05999999999994" calcext:value-type="float">
            <text:p>5.06</text:p>
          </table:table-cell>
          <table:table-cell office:value-type="float" office:value="7.83999999999988" calcext:value-type="float">
            <text:p>7.84</text:p>
          </table:table-cell>
          <table:table-cell office:value-type="float" office:value="8.26999999999987" calcext:value-type="float">
            <text:p>8.27</text:p>
          </table:table-cell>
          <table:table-cell office:value-type="float" office:value="5.49999999999993" calcext:value-type="float">
            <text:p>5.5</text:p>
          </table:table-cell>
          <table:table-cell office:value-type="float" office:value="6.24999999999991" calcext:value-type="float">
            <text:p>6.25</text:p>
          </table:table-cell>
          <table:table-cell table:formula="of:=AVERAGE([.E45:.X45])" office:value-type="float" office:value="5.90199999999992" calcext:value-type="float">
            <text:p>5.902</text:p>
          </table:table-cell>
          <table:table-cell table:formula="of:=STDEV([.E45:.X45])" office:value-type="float" office:value="2.40169370061603" calcext:value-type="float">
            <text:p>2.4016937006</text:p>
          </table:table-cell>
          <table:table-cell table:number-columns-repeated="25"/>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6.41999999999991" calcext:value-type="float">
            <text:p>6.42</text:p>
          </table:table-cell>
          <table:table-cell office:value-type="float" office:value="24.150000000001" calcext:value-type="float">
            <text:p>24.15</text:p>
          </table:table-cell>
          <table:table-cell office:value-type="float" office:value="18.9300000000002" calcext:value-type="float">
            <text:p>18.93</text:p>
          </table:table-cell>
          <table:table-cell office:value-type="float" office:value="25.5200000000012" calcext:value-type="float">
            <text:p>25.52</text:p>
          </table:table-cell>
          <table:table-cell office:value-type="float" office:value="17.1999999999999" calcext:value-type="float">
            <text:p>17.2</text:p>
          </table:table-cell>
          <table:table-cell office:value-type="float" office:value="6.6599999999999" calcext:value-type="float">
            <text:p>6.66</text:p>
          </table:table-cell>
          <table:table-cell office:value-type="float" office:value="75.5300000000017" calcext:value-type="float">
            <text:p>75.53</text:p>
          </table:table-cell>
          <table:table-cell office:value-type="float" office:value="7.39999999999989" calcext:value-type="float">
            <text:p>7.4</text:p>
          </table:table-cell>
          <table:table-cell office:value-type="float" office:value="23.7100000000009" calcext:value-type="float">
            <text:p>23.71</text:p>
          </table:table-cell>
          <table:table-cell office:value-type="float" office:value="14.8499999999997" calcext:value-type="float">
            <text:p>14.85</text:p>
          </table:table-cell>
          <table:table-cell office:value-type="float" office:value="43.6899999999999" calcext:value-type="float">
            <text:p>43.69</text:p>
          </table:table-cell>
          <table:table-cell office:value-type="float" office:value="20.1500000000004" calcext:value-type="float">
            <text:p>20.15</text:p>
          </table:table-cell>
          <table:table-cell office:value-type="float" office:value="20.1000000000003" calcext:value-type="float">
            <text:p>20.1</text:p>
          </table:table-cell>
          <table:table-cell office:value-type="float" office:value="37.980000000001" calcext:value-type="float">
            <text:p>37.98</text:p>
          </table:table-cell>
          <table:table-cell office:value-type="float" office:value="132.760000000024" calcext:value-type="float">
            <text:p>132.76</text:p>
          </table:table-cell>
          <table:table-cell office:value-type="float" office:value="9.36999999999985" calcext:value-type="float">
            <text:p>9.37</text:p>
          </table:table-cell>
          <table:table-cell office:value-type="float" office:value="41.0200000000004" calcext:value-type="float">
            <text:p>41.02</text:p>
          </table:table-cell>
          <table:table-cell office:value-type="float" office:value="12.4199999999998" calcext:value-type="float">
            <text:p>12.42</text:p>
          </table:table-cell>
          <table:table-cell office:value-type="float" office:value="8.19999999999987" calcext:value-type="float">
            <text:p>8.2</text:p>
          </table:table-cell>
          <table:table-cell office:value-type="float" office:value="81.2500000000047" calcext:value-type="float">
            <text:p>81.25</text:p>
          </table:table-cell>
          <table:table-cell table:formula="of:=AVERAGE([.E51:.X51])" office:value-type="float" office:value="31.3655000000017" calcext:value-type="float">
            <text:p>31.3655</text:p>
          </table:table-cell>
          <table:table-cell table:formula="of:=STDEV([.E51:.X51])" office:value-type="float" office:value="31.8058487628708" calcext:value-type="float">
            <text:p>31.8058487629</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office:value-type="float" office:value="8.67999999999986" calcext:value-type="float">
            <text:p>8.68</text:p>
          </table:table-cell>
          <table:table-cell office:value-type="float" office:value="84.0300000000061" calcext:value-type="float">
            <text:p>84.03</text:p>
          </table:table-cell>
          <table:table-cell office:value-type="float" office:value="4.23999999999995" calcext:value-type="float">
            <text:p>4.24</text:p>
          </table:table-cell>
          <table:table-cell office:value-type="float" office:value="4.64999999999995" calcext:value-type="float">
            <text:p>4.65</text:p>
          </table:table-cell>
          <table:table-cell office:value-type="float" office:value="8.74999999999986" calcext:value-type="float">
            <text:p>8.75</text:p>
          </table:table-cell>
          <table:table-cell office:value-type="float" office:value="6.00999999999992" calcext:value-type="float">
            <text:p>6.01</text:p>
          </table:table-cell>
          <table:table-cell office:value-type="float" office:value="16.0099999999997" calcext:value-type="float">
            <text:p>16.01</text:p>
          </table:table-cell>
          <table:table-cell office:value-type="float" office:value="33.6300000000019" calcext:value-type="float">
            <text:p>33.63</text:p>
          </table:table-cell>
          <table:table-cell office:value-type="float" office:value="18.3900000000001" calcext:value-type="float">
            <text:p>18.39</text:p>
          </table:table-cell>
          <table:table-cell office:value-type="float" office:value="35.1000000000016" calcext:value-type="float">
            <text:p>35.1</text:p>
          </table:table-cell>
          <table:table-cell office:value-type="float" office:value="16.7499999999998" calcext:value-type="float">
            <text:p>16.75</text:p>
          </table:table-cell>
          <table:table-cell office:value-type="float" office:value="9.67999999999984" calcext:value-type="float">
            <text:p>9.68</text:p>
          </table:table-cell>
          <table:table-cell office:value-type="float" office:value="31.8800000000022" calcext:value-type="float">
            <text:p>31.88</text:p>
          </table:table-cell>
          <table:table-cell office:value-type="float" office:value="29.9600000000019" calcext:value-type="float">
            <text:p>29.96</text:p>
          </table:table-cell>
          <table:table-cell office:value-type="float" office:value="15.8799999999997" calcext:value-type="float">
            <text:p>15.88</text:p>
          </table:table-cell>
          <table:table-cell office:value-type="float" office:value="18.7800000000001" calcext:value-type="float">
            <text:p>18.78</text:p>
          </table:table-cell>
          <table:table-cell office:value-type="float" office:value="49.6199999999987" calcext:value-type="float">
            <text:p>49.62</text:p>
          </table:table-cell>
          <table:table-cell office:value-type="float" office:value="8.05999999999987" calcext:value-type="float">
            <text:p>8.06</text:p>
          </table:table-cell>
          <table:table-cell office:value-type="float" office:value="18.9800000000002" calcext:value-type="float">
            <text:p>18.98</text:p>
          </table:table-cell>
          <table:table-cell office:value-type="float" office:value="5.20999999999993" calcext:value-type="float">
            <text:p>5.21</text:p>
          </table:table-cell>
          <table:table-cell table:formula="of:=AVERAGE([.E52:.X52])" office:value-type="float" office:value="21.2145000000006" calcext:value-type="float">
            <text:p>21.2145</text:p>
          </table:table-cell>
          <table:table-cell table:formula="of:=STDEV([.E52:.X52])" office:value-type="float" office:value="19.2663069618289" calcext:value-type="float">
            <text:p>19.2663069618</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4.90999999999994" calcext:value-type="float">
            <text:p>4.91</text:p>
          </table:table-cell>
          <table:table-cell office:value-type="float" office:value="8.23999999999987" calcext:value-type="float">
            <text:p>8.24</text:p>
          </table:table-cell>
          <table:table-cell office:value-type="float" office:value="7.06999999999989" calcext:value-type="float">
            <text:p>7.07</text:p>
          </table:table-cell>
          <table:table-cell office:value-type="float" office:value="32.5100000000021" calcext:value-type="float">
            <text:p>32.51</text:p>
          </table:table-cell>
          <table:table-cell office:value-type="float" office:value="5.29999999999993" calcext:value-type="float">
            <text:p>5.3</text:p>
          </table:table-cell>
          <table:table-cell office:value-type="float" office:value="29.8500000000019" calcext:value-type="float">
            <text:p>29.85</text:p>
          </table:table-cell>
          <table:table-cell office:value-type="float" office:value="2.16" calcext:value-type="float">
            <text:p>2.16</text:p>
          </table:table-cell>
          <table:table-cell office:value-type="float" office:value="5.10999999999994" calcext:value-type="float">
            <text:p>5.11</text:p>
          </table:table-cell>
          <table:table-cell office:value-type="float" office:value="2.52999999999999" calcext:value-type="float">
            <text:p>2.53</text:p>
          </table:table-cell>
          <table:table-cell office:value-type="float" office:value="16.4699999999998" calcext:value-type="float">
            <text:p>16.47</text:p>
          </table:table-cell>
          <table:table-cell office:value-type="float" office:value="14.2899999999997" calcext:value-type="float">
            <text:p>14.29</text:p>
          </table:table-cell>
          <table:table-cell office:value-type="float" office:value="21.6300000000006" calcext:value-type="float">
            <text:p>21.63</text:p>
          </table:table-cell>
          <table:table-cell office:value-type="float" office:value="7.49999999999988" calcext:value-type="float">
            <text:p>7.5</text:p>
          </table:table-cell>
          <table:table-cell office:value-type="float" office:value="5.84999999999992" calcext:value-type="float">
            <text:p>5.85</text:p>
          </table:table-cell>
          <table:table-cell office:value-type="float" office:value="9.86999999999983" calcext:value-type="float">
            <text:p>9.87</text:p>
          </table:table-cell>
          <table:table-cell office:value-type="float" office:value="18.17" calcext:value-type="float">
            <text:p>18.17</text:p>
          </table:table-cell>
          <table:table-cell office:value-type="float" office:value="56.2299999999974" calcext:value-type="float">
            <text:p>56.23</text:p>
          </table:table-cell>
          <table:table-cell office:value-type="float" office:value="35.1100000000016" calcext:value-type="float">
            <text:p>35.11</text:p>
          </table:table-cell>
          <table:table-cell office:value-type="float" office:value="18.13" calcext:value-type="float">
            <text:p>18.13</text:p>
          </table:table-cell>
          <table:table-cell office:value-type="float" office:value="30.0900000000019" calcext:value-type="float">
            <text:p>30.09</text:p>
          </table:table-cell>
          <table:table-cell table:formula="of:=AVERAGE([.E53:.X53])" office:value-type="float" office:value="16.5510000000002" calcext:value-type="float">
            <text:p>16.551</text:p>
          </table:table-cell>
          <table:table-cell table:formula="of:=STDEV([.E53:.X53])" office:value-type="float" office:value="14.0795857818856" calcext:value-type="float">
            <text:p>14.0795857819</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1.45" calcext:value-type="float">
            <text:p>1.45</text:p>
          </table:table-cell>
          <table:table-cell office:value-type="float" office:value="26.8000000000014" calcext:value-type="float">
            <text:p>26.8</text:p>
          </table:table-cell>
          <table:table-cell office:value-type="float" office:value="8.79999999999986" calcext:value-type="float">
            <text:p>8.8</text:p>
          </table:table-cell>
          <table:table-cell office:value-type="float" office:value="8.97999999999985" calcext:value-type="float">
            <text:p>8.98</text:p>
          </table:table-cell>
          <table:table-cell office:value-type="float" office:value="3.97999999999996" calcext:value-type="float">
            <text:p>3.98</text:p>
          </table:table-cell>
          <table:table-cell office:value-type="float" office:value="7.30999999999989" calcext:value-type="float">
            <text:p>7.31</text:p>
          </table:table-cell>
          <table:table-cell office:value-type="float" office:value="12.8099999999998" calcext:value-type="float">
            <text:p>12.81</text:p>
          </table:table-cell>
          <table:table-cell office:value-type="float" office:value="4.72999999999994" calcext:value-type="float">
            <text:p>4.73</text:p>
          </table:table-cell>
          <table:table-cell office:value-type="float" office:value="2.06" calcext:value-type="float">
            <text:p>2.06</text:p>
          </table:table-cell>
          <table:table-cell office:value-type="float" office:value="5.57999999999993" calcext:value-type="float">
            <text:p>5.58</text:p>
          </table:table-cell>
          <table:table-cell office:value-type="float" office:value="6.07999999999992" calcext:value-type="float">
            <text:p>6.08</text:p>
          </table:table-cell>
          <table:table-cell office:value-type="float" office:value="7.95999999999988" calcext:value-type="float">
            <text:p>7.96</text:p>
          </table:table-cell>
          <table:table-cell office:value-type="float" office:value="4.25999999999995" calcext:value-type="float">
            <text:p>4.26</text:p>
          </table:table-cell>
          <table:table-cell office:value-type="float" office:value="13.7299999999998" calcext:value-type="float">
            <text:p>13.73</text:p>
          </table:table-cell>
          <table:table-cell office:value-type="float" office:value="3.05999999999998" calcext:value-type="float">
            <text:p>3.06</text:p>
          </table:table-cell>
          <table:table-cell office:value-type="float" office:value="30.960000000002" calcext:value-type="float">
            <text:p>30.96</text:p>
          </table:table-cell>
          <table:table-cell office:value-type="float" office:value="4.01999999999996" calcext:value-type="float">
            <text:p>4.02</text:p>
          </table:table-cell>
          <table:table-cell office:value-type="float" office:value="5.64999999999992" calcext:value-type="float">
            <text:p>5.65</text:p>
          </table:table-cell>
          <table:table-cell office:value-type="float" office:value="6.8599999999999" calcext:value-type="float">
            <text:p>6.86</text:p>
          </table:table-cell>
          <table:table-cell office:value-type="float" office:value="6.02999999999992" calcext:value-type="float">
            <text:p>6.03</text:p>
          </table:table-cell>
          <table:table-cell table:formula="of:=AVERAGE([.E54:.X54])" office:value-type="float" office:value="8.55550000000009" calcext:value-type="float">
            <text:p>8.5555</text:p>
          </table:table-cell>
          <table:table-cell table:formula="of:=STDEV([.E54:.X54])" office:value-type="float" office:value="7.65022839356393" calcext:value-type="float">
            <text:p>7.6502283936</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6.5899999999999" calcext:value-type="float">
            <text:p>6.59</text:p>
          </table:table-cell>
          <table:table-cell office:value-type="float" office:value="18.8200000000001" calcext:value-type="float">
            <text:p>18.82</text:p>
          </table:table-cell>
          <table:table-cell office:value-type="float" office:value="5.01999999999994" calcext:value-type="float">
            <text:p>5.02</text:p>
          </table:table-cell>
          <table:table-cell office:value-type="float" office:value="1.96" calcext:value-type="float">
            <text:p>1.96</text:p>
          </table:table-cell>
          <table:table-cell office:value-type="float" office:value="8.85999999999986" calcext:value-type="float">
            <text:p>8.86</text:p>
          </table:table-cell>
          <table:table-cell office:value-type="float" office:value="15.3199999999997" calcext:value-type="float">
            <text:p>15.32</text:p>
          </table:table-cell>
          <table:table-cell office:value-type="float" office:value="4.76999999999994" calcext:value-type="float">
            <text:p>4.77</text:p>
          </table:table-cell>
          <table:table-cell office:value-type="float" office:value="9.91999999999983" calcext:value-type="float">
            <text:p>9.92</text:p>
          </table:table-cell>
          <table:table-cell office:value-type="float" office:value="5.89999999999992" calcext:value-type="float">
            <text:p>5.9</text:p>
          </table:table-cell>
          <table:table-cell office:value-type="float" office:value="4.23999999999995" calcext:value-type="float">
            <text:p>4.24</text:p>
          </table:table-cell>
          <table:table-cell office:value-type="float" office:value="13.7599999999998" calcext:value-type="float">
            <text:p>13.76</text:p>
          </table:table-cell>
          <table:table-cell office:value-type="float" office:value="3.09999999999998" calcext:value-type="float">
            <text:p>3.1</text:p>
          </table:table-cell>
          <table:table-cell office:value-type="float" office:value="6.32999999999991" calcext:value-type="float">
            <text:p>6.33</text:p>
          </table:table-cell>
          <table:table-cell office:value-type="float" office:value="2.57999999999999" calcext:value-type="float">
            <text:p>2.58</text:p>
          </table:table-cell>
          <table:table-cell office:value-type="float" office:value="5.52999999999993" calcext:value-type="float">
            <text:p>5.53</text:p>
          </table:table-cell>
          <table:table-cell office:value-type="float" office:value="6.29999999999991" calcext:value-type="float">
            <text:p>6.3</text:p>
          </table:table-cell>
          <table:table-cell office:value-type="float" office:value="5.25999999999993" calcext:value-type="float">
            <text:p>5.26</text:p>
          </table:table-cell>
          <table:table-cell office:value-type="float" office:value="3.05999999999998" calcext:value-type="float">
            <text:p>3.06</text:p>
          </table:table-cell>
          <table:table-cell office:value-type="float" office:value="6.8399999999999" calcext:value-type="float">
            <text:p>6.84</text:p>
          </table:table-cell>
          <table:table-cell office:value-type="float" office:value="5.30999999999993" calcext:value-type="float">
            <text:p>5.31</text:p>
          </table:table-cell>
          <table:table-cell table:formula="of:=AVERAGE([.E55:.X55])" office:value-type="float" office:value="6.97349999999992" calcext:value-type="float">
            <text:p>6.9735</text:p>
          </table:table-cell>
          <table:table-cell table:formula="of:=STDEV([.E55:.X55])" office:value-type="float" office:value="4.4079715767065" calcext:value-type="float">
            <text:p>4.4079715767</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2.18" calcext:value-type="float">
            <text:p>2.18</text:p>
          </table:table-cell>
          <table:table-cell office:value-type="float" office:value="7.0199999999999" calcext:value-type="float">
            <text:p>7.02</text:p>
          </table:table-cell>
          <table:table-cell office:value-type="float" office:value="10.0499999999998" calcext:value-type="float">
            <text:p>10.05</text:p>
          </table:table-cell>
          <table:table-cell office:value-type="float" office:value="6.7499999999999" calcext:value-type="float">
            <text:p>6.75</text:p>
          </table:table-cell>
          <table:table-cell office:value-type="float" office:value="7.05999999999989" calcext:value-type="float">
            <text:p>7.06</text:p>
          </table:table-cell>
          <table:table-cell office:value-type="float" office:value="16.2899999999997" calcext:value-type="float">
            <text:p>16.29</text:p>
          </table:table-cell>
          <table:table-cell office:value-type="float" office:value="8.56999999999986" calcext:value-type="float">
            <text:p>8.57</text:p>
          </table:table-cell>
          <table:table-cell office:value-type="float" office:value="2.09" calcext:value-type="float">
            <text:p>2.09</text:p>
          </table:table-cell>
          <table:table-cell office:value-type="float" office:value="5.29999999999993" calcext:value-type="float">
            <text:p>5.3</text:p>
          </table:table-cell>
          <table:table-cell office:value-type="float" office:value="6.48999999999991" calcext:value-type="float">
            <text:p>6.49</text:p>
          </table:table-cell>
          <table:table-cell office:value-type="float" office:value="4.03999999999996" calcext:value-type="float">
            <text:p>4.04</text:p>
          </table:table-cell>
          <table:table-cell office:value-type="float" office:value="16.9399999999999" calcext:value-type="float">
            <text:p>16.94</text:p>
          </table:table-cell>
          <table:table-cell office:value-type="float" office:value="7.71999999999988" calcext:value-type="float">
            <text:p>7.72</text:p>
          </table:table-cell>
          <table:table-cell office:value-type="float" office:value="16.2999999999997" calcext:value-type="float">
            <text:p>16.3</text:p>
          </table:table-cell>
          <table:table-cell office:value-type="float" office:value="16.3599999999998" calcext:value-type="float">
            <text:p>16.36</text:p>
          </table:table-cell>
          <table:table-cell office:value-type="float" office:value="16.0899999999997" calcext:value-type="float">
            <text:p>16.09</text:p>
          </table:table-cell>
          <table:table-cell office:value-type="float" office:value="3.21999999999998" calcext:value-type="float">
            <text:p>3.22</text:p>
          </table:table-cell>
          <table:table-cell office:value-type="float" office:value="14.1899999999997" calcext:value-type="float">
            <text:p>14.19</text:p>
          </table:table-cell>
          <table:table-cell office:value-type="float" office:value="3.19999999999998" calcext:value-type="float">
            <text:p>3.2</text:p>
          </table:table-cell>
          <table:table-cell office:value-type="float" office:value="1.35" calcext:value-type="float">
            <text:p>1.35</text:p>
          </table:table-cell>
          <table:table-cell table:formula="of:=AVERAGE([.E56:.X56])" office:value-type="float" office:value="8.56049999999988" calcext:value-type="float">
            <text:p>8.5605</text:p>
          </table:table-cell>
          <table:table-cell table:formula="of:=STDEV([.E56:.X56])" office:value-type="float" office:value="5.5111546932227" calcext:value-type="float">
            <text:p>5.5111546932</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4.5299999999997" calcext:value-type="float">
            <text:p>14.53</text:p>
          </table:table-cell>
          <table:table-cell office:value-type="float" office:value="3.66999999999997" calcext:value-type="float">
            <text:p>3.67</text:p>
          </table:table-cell>
          <table:table-cell office:value-type="float" office:value="6.5899999999999" calcext:value-type="float">
            <text:p>6.59</text:p>
          </table:table-cell>
          <table:table-cell office:value-type="float" office:value="6.41999999999991" calcext:value-type="float">
            <text:p>6.42</text:p>
          </table:table-cell>
          <table:table-cell office:value-type="float" office:value="48.019999999999" calcext:value-type="float">
            <text:p>48.02</text:p>
          </table:table-cell>
          <table:table-cell office:value-type="float" office:value="4.99999999999994" calcext:value-type="float">
            <text:p>5</text:p>
          </table:table-cell>
          <table:table-cell office:value-type="float" office:value="2.48999999999999" calcext:value-type="float">
            <text:p>2.49</text:p>
          </table:table-cell>
          <table:table-cell office:value-type="float" office:value="14.2599999999997" calcext:value-type="float">
            <text:p>14.26</text:p>
          </table:table-cell>
          <table:table-cell office:value-type="float" office:value="2.30999999999999" calcext:value-type="float">
            <text:p>2.31</text:p>
          </table:table-cell>
          <table:table-cell office:value-type="float" office:value="1.2" calcext:value-type="float">
            <text:p>1.2</text:p>
          </table:table-cell>
          <table:table-cell office:value-type="float" office:value="4.35999999999995" calcext:value-type="float">
            <text:p>4.36</text:p>
          </table:table-cell>
          <table:table-cell office:value-type="float" office:value="4.22999999999995" calcext:value-type="float">
            <text:p>4.23</text:p>
          </table:table-cell>
          <table:table-cell office:value-type="float" office:value="4.77999999999994" calcext:value-type="float">
            <text:p>4.78</text:p>
          </table:table-cell>
          <table:table-cell office:value-type="float" office:value="3.27999999999997" calcext:value-type="float">
            <text:p>3.28</text:p>
          </table:table-cell>
          <table:table-cell office:value-type="float" office:value="6.33999999999991" calcext:value-type="float">
            <text:p>6.34</text:p>
          </table:table-cell>
          <table:table-cell office:value-type="float" office:value="4.16999999999996" calcext:value-type="float">
            <text:p>4.17</text:p>
          </table:table-cell>
          <table:table-cell office:value-type="float" office:value="1.72" calcext:value-type="float">
            <text:p>1.72</text:p>
          </table:table-cell>
          <table:table-cell office:value-type="float" office:value="3.64999999999997" calcext:value-type="float">
            <text:p>3.65</text:p>
          </table:table-cell>
          <table:table-cell office:value-type="float" office:value="10.8499999999998" calcext:value-type="float">
            <text:p>10.85</text:p>
          </table:table-cell>
          <table:table-cell office:value-type="float" office:value="5.22999999999993" calcext:value-type="float">
            <text:p>5.23</text:p>
          </table:table-cell>
          <table:table-cell table:formula="of:=AVERAGE([.E57:.X57])" office:value-type="float" office:value="7.65499999999988" calcext:value-type="float">
            <text:p>7.655</text:p>
          </table:table-cell>
          <table:table-cell table:formula="of:=STDEV([.E57:.X57])" office:value-type="float" office:value="10.1927427743053" calcext:value-type="float">
            <text:p>10.1927427743</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3.44999999999997" calcext:value-type="float">
            <text:p>3.45</text:p>
          </table:table-cell>
          <table:table-cell office:value-type="float" office:value="4.12999999999996" calcext:value-type="float">
            <text:p>4.13</text:p>
          </table:table-cell>
          <table:table-cell office:value-type="float" office:value="4.73999999999994" calcext:value-type="float">
            <text:p>4.74</text:p>
          </table:table-cell>
          <table:table-cell office:value-type="float" office:value="3.75999999999996" calcext:value-type="float">
            <text:p>3.76</text:p>
          </table:table-cell>
          <table:table-cell office:value-type="float" office:value="7.80999999999988" calcext:value-type="float">
            <text:p>7.81</text:p>
          </table:table-cell>
          <table:table-cell office:value-type="float" office:value="4.85999999999994" calcext:value-type="float">
            <text:p>4.86</text:p>
          </table:table-cell>
          <table:table-cell office:value-type="float" office:value="5.69999999999992" calcext:value-type="float">
            <text:p>5.7</text:p>
          </table:table-cell>
          <table:table-cell office:value-type="float" office:value="7.37999999999989" calcext:value-type="float">
            <text:p>7.38</text:p>
          </table:table-cell>
          <table:table-cell office:value-type="float" office:value="13.8699999999998" calcext:value-type="float">
            <text:p>13.87</text:p>
          </table:table-cell>
          <table:table-cell office:value-type="float" office:value="4.68999999999994" calcext:value-type="float">
            <text:p>4.69</text:p>
          </table:table-cell>
          <table:table-cell office:value-type="float" office:value="7.13999999999989" calcext:value-type="float">
            <text:p>7.14</text:p>
          </table:table-cell>
          <table:table-cell office:value-type="float" office:value="6.49999999999991" calcext:value-type="float">
            <text:p>6.5</text:p>
          </table:table-cell>
          <table:table-cell office:value-type="float" office:value="9.70999999999984" calcext:value-type="float">
            <text:p>9.71</text:p>
          </table:table-cell>
          <table:table-cell office:value-type="float" office:value="3.57999999999997" calcext:value-type="float">
            <text:p>3.58</text:p>
          </table:table-cell>
          <table:table-cell office:value-type="float" office:value="4.98999999999994" calcext:value-type="float">
            <text:p>4.99</text:p>
          </table:table-cell>
          <table:table-cell office:value-type="float" office:value="2.96999999999998" calcext:value-type="float">
            <text:p>2.97</text:p>
          </table:table-cell>
          <table:table-cell office:value-type="float" office:value="4.34999999999995" calcext:value-type="float">
            <text:p>4.35</text:p>
          </table:table-cell>
          <table:table-cell office:value-type="float" office:value="25.5600000000012" calcext:value-type="float">
            <text:p>25.56</text:p>
          </table:table-cell>
          <table:table-cell office:value-type="float" office:value="22.7900000000008" calcext:value-type="float">
            <text:p>22.79</text:p>
          </table:table-cell>
          <table:table-cell office:value-type="float" office:value="11.4199999999998" calcext:value-type="float">
            <text:p>11.42</text:p>
          </table:table-cell>
          <table:table-cell table:formula="of:=AVERAGE([.E58:.X58])" office:value-type="float" office:value="7.97000000000002" calcext:value-type="float">
            <text:p>7.97</text:p>
          </table:table-cell>
          <table:table-cell table:formula="of:=STDEV([.E58:.X58])" office:value-type="float" office:value="6.22886912098169" calcext:value-type="float">
            <text:p>6.228869121</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10.0299999999998" calcext:value-type="float">
            <text:p>10.03</text:p>
          </table:table-cell>
          <table:table-cell office:value-type="float" office:value="3.83999999999996" calcext:value-type="float">
            <text:p>3.84</text:p>
          </table:table-cell>
          <table:table-cell office:value-type="float" office:value="11.1999999999998" calcext:value-type="float">
            <text:p>11.2</text:p>
          </table:table-cell>
          <table:table-cell office:value-type="float" office:value="9.55999999999984" calcext:value-type="float">
            <text:p>9.56</text:p>
          </table:table-cell>
          <table:table-cell office:value-type="float" office:value="8.81999999999986" calcext:value-type="float">
            <text:p>8.82</text:p>
          </table:table-cell>
          <table:table-cell office:value-type="float" office:value="1.79" calcext:value-type="float">
            <text:p>1.79</text:p>
          </table:table-cell>
          <table:table-cell office:value-type="float" office:value="3.33999999999997" calcext:value-type="float">
            <text:p>3.34</text:p>
          </table:table-cell>
          <table:table-cell office:value-type="float" office:value="5.51999999999993" calcext:value-type="float">
            <text:p>5.52</text:p>
          </table:table-cell>
          <table:table-cell office:value-type="float" office:value="3.65999999999997" calcext:value-type="float">
            <text:p>3.66</text:p>
          </table:table-cell>
          <table:table-cell office:value-type="float" office:value="3.96999999999996" calcext:value-type="float">
            <text:p>3.97</text:p>
          </table:table-cell>
          <table:table-cell office:value-type="float" office:value="3.02999999999998" calcext:value-type="float">
            <text:p>3.03</text:p>
          </table:table-cell>
          <table:table-cell office:value-type="float" office:value="6.6499999999999" calcext:value-type="float">
            <text:p>6.65</text:p>
          </table:table-cell>
          <table:table-cell office:value-type="float" office:value="4.74999999999994" calcext:value-type="float">
            <text:p>4.75</text:p>
          </table:table-cell>
          <table:table-cell office:value-type="float" office:value="5.85999999999992" calcext:value-type="float">
            <text:p>5.86</text:p>
          </table:table-cell>
          <table:table-cell office:value-type="float" office:value="4.88999999999994" calcext:value-type="float">
            <text:p>4.89</text:p>
          </table:table-cell>
          <table:table-cell office:value-type="float" office:value="5.18999999999993" calcext:value-type="float">
            <text:p>5.19</text:p>
          </table:table-cell>
          <table:table-cell office:value-type="float" office:value="4.54999999999995" calcext:value-type="float">
            <text:p>4.55</text:p>
          </table:table-cell>
          <table:table-cell office:value-type="float" office:value="2.61999999999999" calcext:value-type="float">
            <text:p>2.62</text:p>
          </table:table-cell>
          <table:table-cell office:value-type="float" office:value="4.64999999999995" calcext:value-type="float">
            <text:p>4.65</text:p>
          </table:table-cell>
          <table:table-cell office:value-type="float" office:value="9.04999999999985" calcext:value-type="float">
            <text:p>9.05</text:p>
          </table:table-cell>
          <table:table-cell table:formula="of:=AVERAGE([.E59:.X59])" office:value-type="float" office:value="5.64849999999993" calcext:value-type="float">
            <text:p>5.6485</text:p>
          </table:table-cell>
          <table:table-cell table:formula="of:=STDEV([.E59:.X59])" office:value-type="float" office:value="2.69593900251153" calcext:value-type="float">
            <text:p>2.6959390025</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2.29999999999999" calcext:value-type="float">
            <text:p>2.3</text:p>
          </table:table-cell>
          <table:table-cell office:value-type="float" office:value="10.0099999999998" calcext:value-type="float">
            <text:p>10.01</text:p>
          </table:table-cell>
          <table:table-cell office:value-type="float" office:value="3.51999999999997" calcext:value-type="float">
            <text:p>3.52</text:p>
          </table:table-cell>
          <table:table-cell office:value-type="float" office:value="6.49999999999991" calcext:value-type="float">
            <text:p>6.5</text:p>
          </table:table-cell>
          <table:table-cell office:value-type="float" office:value="15.7199999999997" calcext:value-type="float">
            <text:p>15.72</text:p>
          </table:table-cell>
          <table:table-cell office:value-type="float" office:value="7.70999999999988" calcext:value-type="float">
            <text:p>7.71</text:p>
          </table:table-cell>
          <table:table-cell office:value-type="float" office:value="6.5699999999999" calcext:value-type="float">
            <text:p>6.57</text:p>
          </table:table-cell>
          <table:table-cell office:value-type="float" office:value="14.9499999999997" calcext:value-type="float">
            <text:p>14.95</text:p>
          </table:table-cell>
          <table:table-cell office:value-type="float" office:value="10.0099999999998" calcext:value-type="float">
            <text:p>10.01</text:p>
          </table:table-cell>
          <table:table-cell office:value-type="float" office:value="4.74999999999994" calcext:value-type="float">
            <text:p>4.75</text:p>
          </table:table-cell>
          <table:table-cell office:value-type="float" office:value="11.3499999999998" calcext:value-type="float">
            <text:p>11.35</text:p>
          </table:table-cell>
          <table:table-cell office:value-type="float" office:value="9.84999999999983" calcext:value-type="float">
            <text:p>9.85</text:p>
          </table:table-cell>
          <table:table-cell office:value-type="float" office:value="12.1199999999998" calcext:value-type="float">
            <text:p>12.12</text:p>
          </table:table-cell>
          <table:table-cell office:value-type="float" office:value="3.86999999999996" calcext:value-type="float">
            <text:p>3.87</text:p>
          </table:table-cell>
          <table:table-cell office:value-type="float" office:value="2.84999999999998" calcext:value-type="float">
            <text:p>2.85</text:p>
          </table:table-cell>
          <table:table-cell office:value-type="float" office:value="5.76999999999992" calcext:value-type="float">
            <text:p>5.77</text:p>
          </table:table-cell>
          <table:table-cell office:value-type="float" office:value="5.25999999999993" calcext:value-type="float">
            <text:p>5.26</text:p>
          </table:table-cell>
          <table:table-cell office:value-type="float" office:value="4.59999999999995" calcext:value-type="float">
            <text:p>4.6</text:p>
          </table:table-cell>
          <table:table-cell office:value-type="float" office:value="4.85999999999994" calcext:value-type="float">
            <text:p>4.86</text:p>
          </table:table-cell>
          <table:table-cell office:value-type="float" office:value="7.69999999999988" calcext:value-type="float">
            <text:p>7.7</text:p>
          </table:table-cell>
          <table:table-cell table:formula="of:=AVERAGE([.E60:.X60])" office:value-type="float" office:value="7.51349999999988" calcext:value-type="float">
            <text:p>7.5135</text:p>
          </table:table-cell>
          <table:table-cell table:formula="of:=STDEV([.E60:.X60])" office:value-type="float" office:value="3.89289673636475" calcext:value-type="float">
            <text:p>3.8928967364</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12.8299999999998" calcext:value-type="float">
            <text:p>12.83</text:p>
          </table:table-cell>
          <table:table-cell office:value-type="float" office:value="2.44999999999999" calcext:value-type="float">
            <text:p>2.45</text:p>
          </table:table-cell>
          <table:table-cell office:value-type="float" office:value="4.86999999999994" calcext:value-type="float">
            <text:p>4.87</text:p>
          </table:table-cell>
          <table:table-cell office:value-type="float" office:value="10.2599999999998" calcext:value-type="float">
            <text:p>10.26</text:p>
          </table:table-cell>
          <table:table-cell office:value-type="float" office:value="8.09999999999987" calcext:value-type="float">
            <text:p>8.1</text:p>
          </table:table-cell>
          <table:table-cell office:value-type="float" office:value="9.49999999999984" calcext:value-type="float">
            <text:p>9.5</text:p>
          </table:table-cell>
          <table:table-cell office:value-type="float" office:value="6.34999999999991" calcext:value-type="float">
            <text:p>6.35</text:p>
          </table:table-cell>
          <table:table-cell office:value-type="float" office:value="4.24999999999995" calcext:value-type="float">
            <text:p>4.25</text:p>
          </table:table-cell>
          <table:table-cell office:value-type="float" office:value="4.10999999999996" calcext:value-type="float">
            <text:p>4.11</text:p>
          </table:table-cell>
          <table:table-cell office:value-type="float" office:value="4.52999999999995" calcext:value-type="float">
            <text:p>4.53</text:p>
          </table:table-cell>
          <table:table-cell office:value-type="float" office:value="3.55999999999997" calcext:value-type="float">
            <text:p>3.56</text:p>
          </table:table-cell>
          <table:table-cell office:value-type="float" office:value="5.13999999999994" calcext:value-type="float">
            <text:p>5.14</text:p>
          </table:table-cell>
          <table:table-cell office:value-type="float" office:value="9.43999999999984" calcext:value-type="float">
            <text:p>9.44</text:p>
          </table:table-cell>
          <table:table-cell office:value-type="float" office:value="3.19999999999998" calcext:value-type="float">
            <text:p>3.2</text:p>
          </table:table-cell>
          <table:table-cell office:value-type="float" office:value="4.97999999999994" calcext:value-type="float">
            <text:p>4.98</text:p>
          </table:table-cell>
          <table:table-cell office:value-type="float" office:value="4.01999999999996" calcext:value-type="float">
            <text:p>4.02</text:p>
          </table:table-cell>
          <table:table-cell office:value-type="float" office:value="3.89999999999996" calcext:value-type="float">
            <text:p>3.9</text:p>
          </table:table-cell>
          <table:table-cell office:value-type="float" office:value="13.1599999999998" calcext:value-type="float">
            <text:p>13.16</text:p>
          </table:table-cell>
          <table:table-cell office:value-type="float" office:value="1.99" calcext:value-type="float">
            <text:p>1.99</text:p>
          </table:table-cell>
          <table:table-cell office:value-type="float" office:value="2.53999999999999" calcext:value-type="float">
            <text:p>2.54</text:p>
          </table:table-cell>
          <table:table-cell table:formula="of:=AVERAGE([.E61:.X61])" office:value-type="float" office:value="5.95899999999992" calcext:value-type="float">
            <text:p>5.959</text:p>
          </table:table-cell>
          <table:table-cell table:formula="of:=STDEV([.E61:.X61])" office:value-type="float" office:value="3.3971751422863" calcext:value-type="float">
            <text:p>3.3971751423</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1.58" calcext:value-type="float">
            <text:p>1.58</text:p>
          </table:table-cell>
          <table:table-cell office:value-type="float" office:value="5.99999999999992" calcext:value-type="float">
            <text:p>6</text:p>
          </table:table-cell>
          <table:table-cell office:value-type="float" office:value="8.64999999999986" calcext:value-type="float">
            <text:p>8.65</text:p>
          </table:table-cell>
          <table:table-cell office:value-type="float" office:value="4.03999999999996" calcext:value-type="float">
            <text:p>4.04</text:p>
          </table:table-cell>
          <table:table-cell office:value-type="float" office:value="8.49999999999986" calcext:value-type="float">
            <text:p>8.5</text:p>
          </table:table-cell>
          <table:table-cell office:value-type="float" office:value="3.11999999999998" calcext:value-type="float">
            <text:p>3.12</text:p>
          </table:table-cell>
          <table:table-cell office:value-type="float" office:value="5.41999999999993" calcext:value-type="float">
            <text:p>5.42</text:p>
          </table:table-cell>
          <table:table-cell office:value-type="float" office:value="12.9699999999998" calcext:value-type="float">
            <text:p>12.97</text:p>
          </table:table-cell>
          <table:table-cell office:value-type="float" office:value="4.83999999999994" calcext:value-type="float">
            <text:p>4.84</text:p>
          </table:table-cell>
          <table:table-cell office:value-type="float" office:value="2.66999999999999" calcext:value-type="float">
            <text:p>2.67</text:p>
          </table:table-cell>
          <table:table-cell office:value-type="float" office:value="9.32999999999985" calcext:value-type="float">
            <text:p>9.33</text:p>
          </table:table-cell>
          <table:table-cell office:value-type="float" office:value="4.02999999999996" calcext:value-type="float">
            <text:p>4.03</text:p>
          </table:table-cell>
          <table:table-cell office:value-type="float" office:value="11.0399999999998" calcext:value-type="float">
            <text:p>11.04</text:p>
          </table:table-cell>
          <table:table-cell office:value-type="float" office:value="4.49999999999995" calcext:value-type="float">
            <text:p>4.5</text:p>
          </table:table-cell>
          <table:table-cell office:value-type="float" office:value="5.89999999999992" calcext:value-type="float">
            <text:p>5.9</text:p>
          </table:table-cell>
          <table:table-cell office:value-type="float" office:value="10.2699999999998" calcext:value-type="float">
            <text:p>10.27</text:p>
          </table:table-cell>
          <table:table-cell office:value-type="float" office:value="1.58" calcext:value-type="float">
            <text:p>1.58</text:p>
          </table:table-cell>
          <table:table-cell office:value-type="float" office:value="5.48999999999993" calcext:value-type="float">
            <text:p>5.49</text:p>
          </table:table-cell>
          <table:table-cell office:value-type="float" office:value="4.19999999999996" calcext:value-type="float">
            <text:p>4.2</text:p>
          </table:table-cell>
          <table:table-cell office:value-type="float" office:value="5.02999999999994" calcext:value-type="float">
            <text:p>5.03</text:p>
          </table:table-cell>
          <table:table-cell table:formula="of:=AVERAGE([.E62:.X62])" office:value-type="float" office:value="5.95799999999992" calcext:value-type="float">
            <text:p>5.958</text:p>
          </table:table-cell>
          <table:table-cell table:formula="of:=STDEV([.E62:.X62])" office:value-type="float" office:value="3.17144429989997" calcext:value-type="float">
            <text:p>3.1714442999</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5.08999999999994" calcext:value-type="float">
            <text:p>5.09</text:p>
          </table:table-cell>
          <table:table-cell office:value-type="float" office:value="4.84999999999994" calcext:value-type="float">
            <text:p>4.85</text:p>
          </table:table-cell>
          <table:table-cell office:value-type="float" office:value="17.85" calcext:value-type="float">
            <text:p>17.85</text:p>
          </table:table-cell>
          <table:table-cell office:value-type="float" office:value="2.90999999999998" calcext:value-type="float">
            <text:p>2.91</text:p>
          </table:table-cell>
          <table:table-cell office:value-type="float" office:value="15.4799999999997" calcext:value-type="float">
            <text:p>15.48</text:p>
          </table:table-cell>
          <table:table-cell office:value-type="float" office:value="4.08999999999996" calcext:value-type="float">
            <text:p>4.09</text:p>
          </table:table-cell>
          <table:table-cell office:value-type="float" office:value="4.54999999999995" calcext:value-type="float">
            <text:p>4.55</text:p>
          </table:table-cell>
          <table:table-cell office:value-type="float" office:value="2.16" calcext:value-type="float">
            <text:p>2.16</text:p>
          </table:table-cell>
          <table:table-cell office:value-type="float" office:value="3.49999999999997" calcext:value-type="float">
            <text:p>3.5</text:p>
          </table:table-cell>
          <table:table-cell office:value-type="float" office:value="3.32999999999997" calcext:value-type="float">
            <text:p>3.33</text:p>
          </table:table-cell>
          <table:table-cell office:value-type="float" office:value="4.85999999999994" calcext:value-type="float">
            <text:p>4.86</text:p>
          </table:table-cell>
          <table:table-cell office:value-type="float" office:value="5.53999999999993" calcext:value-type="float">
            <text:p>5.54</text:p>
          </table:table-cell>
          <table:table-cell office:value-type="float" office:value="2.32999999999999" calcext:value-type="float">
            <text:p>2.33</text:p>
          </table:table-cell>
          <table:table-cell office:value-type="float" office:value="2.56999999999999" calcext:value-type="float">
            <text:p>2.57</text:p>
          </table:table-cell>
          <table:table-cell office:value-type="float" office:value="3.27999999999997" calcext:value-type="float">
            <text:p>3.28</text:p>
          </table:table-cell>
          <table:table-cell office:value-type="float" office:value="10.6399999999998" calcext:value-type="float">
            <text:p>10.64</text:p>
          </table:table-cell>
          <table:table-cell office:value-type="float" office:value="4.01999999999996" calcext:value-type="float">
            <text:p>4.02</text:p>
          </table:table-cell>
          <table:table-cell office:value-type="float" office:value="6.7499999999999" calcext:value-type="float">
            <text:p>6.75</text:p>
          </table:table-cell>
          <table:table-cell office:value-type="float" office:value="5.76999999999992" calcext:value-type="float">
            <text:p>5.77</text:p>
          </table:table-cell>
          <table:table-cell office:value-type="float" office:value="23.8400000000009" calcext:value-type="float">
            <text:p>23.84</text:p>
          </table:table-cell>
          <table:table-cell table:formula="of:=AVERAGE([.E63:.X63])" office:value-type="float" office:value="6.67049999999999" calcext:value-type="float">
            <text:p>6.6705</text:p>
          </table:table-cell>
          <table:table-cell table:formula="of:=STDEV([.E63:.X63])" office:value-type="float" office:value="5.8280162509257" calcext:value-type="float">
            <text:p>5.8280162509</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3.53999999999997" calcext:value-type="float">
            <text:p>3.54</text:p>
          </table:table-cell>
          <table:table-cell office:value-type="float" office:value="6.45999999999991" calcext:value-type="float">
            <text:p>6.46</text:p>
          </table:table-cell>
          <table:table-cell office:value-type="float" office:value="4.00999999999996" calcext:value-type="float">
            <text:p>4.01</text:p>
          </table:table-cell>
          <table:table-cell office:value-type="float" office:value="3.66999999999997" calcext:value-type="float">
            <text:p>3.67</text:p>
          </table:table-cell>
          <table:table-cell office:value-type="float" office:value="9.21999999999985" calcext:value-type="float">
            <text:p>9.22</text:p>
          </table:table-cell>
          <table:table-cell office:value-type="float" office:value="2.56999999999999" calcext:value-type="float">
            <text:p>2.57</text:p>
          </table:table-cell>
          <table:table-cell office:value-type="float" office:value="4.19999999999996" calcext:value-type="float">
            <text:p>4.2</text:p>
          </table:table-cell>
          <table:table-cell office:value-type="float" office:value="6.12999999999991" calcext:value-type="float">
            <text:p>6.13</text:p>
          </table:table-cell>
          <table:table-cell office:value-type="float" office:value="3.74999999999996" calcext:value-type="float">
            <text:p>3.75</text:p>
          </table:table-cell>
          <table:table-cell office:value-type="float" office:value="19.7400000000003" calcext:value-type="float">
            <text:p>19.74</text:p>
          </table:table-cell>
          <table:table-cell office:value-type="float" office:value="5.53999999999993" calcext:value-type="float">
            <text:p>5.54</text:p>
          </table:table-cell>
          <table:table-cell office:value-type="float" office:value="7.04999999999989" calcext:value-type="float">
            <text:p>7.05</text:p>
          </table:table-cell>
          <table:table-cell office:value-type="float" office:value="5.05999999999994" calcext:value-type="float">
            <text:p>5.06</text:p>
          </table:table-cell>
          <table:table-cell office:value-type="float" office:value="3.32999999999997" calcext:value-type="float">
            <text:p>3.33</text:p>
          </table:table-cell>
          <table:table-cell office:value-type="float" office:value="10.1399999999998" calcext:value-type="float">
            <text:p>10.14</text:p>
          </table:table-cell>
          <table:table-cell office:value-type="float" office:value="7.39999999999989" calcext:value-type="float">
            <text:p>7.4</text:p>
          </table:table-cell>
          <table:table-cell office:value-type="float" office:value="3.04999999999998" calcext:value-type="float">
            <text:p>3.05</text:p>
          </table:table-cell>
          <table:table-cell office:value-type="float" office:value="5.89999999999992" calcext:value-type="float">
            <text:p>5.9</text:p>
          </table:table-cell>
          <table:table-cell office:value-type="float" office:value="6.9199999999999" calcext:value-type="float">
            <text:p>6.92</text:p>
          </table:table-cell>
          <table:table-cell office:value-type="float" office:value="19.0000000000002" calcext:value-type="float">
            <text:p>19</text:p>
          </table:table-cell>
          <table:table-cell table:formula="of:=AVERAGE([.E64:.X64])" office:value-type="float" office:value="6.83399999999996" calcext:value-type="float">
            <text:p>6.834</text:p>
          </table:table-cell>
          <table:table-cell table:formula="of:=STDEV([.E64:.X64])" office:value-type="float" office:value="4.74600374830741" calcext:value-type="float">
            <text:p>4.7460037483</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4.09999999999996" calcext:value-type="float">
            <text:p>4.1</text:p>
          </table:table-cell>
          <table:table-cell office:value-type="float" office:value="11.3499999999998" calcext:value-type="float">
            <text:p>11.35</text:p>
          </table:table-cell>
          <table:table-cell office:value-type="float" office:value="13.4699999999998" calcext:value-type="float">
            <text:p>13.47</text:p>
          </table:table-cell>
          <table:table-cell office:value-type="float" office:value="5.30999999999993" calcext:value-type="float">
            <text:p>5.31</text:p>
          </table:table-cell>
          <table:table-cell office:value-type="float" office:value="1.9" calcext:value-type="float">
            <text:p>1.9</text:p>
          </table:table-cell>
          <table:table-cell office:value-type="float" office:value="5.85999999999992" calcext:value-type="float">
            <text:p>5.86</text:p>
          </table:table-cell>
          <table:table-cell office:value-type="float" office:value="3.44999999999997" calcext:value-type="float">
            <text:p>3.45</text:p>
          </table:table-cell>
          <table:table-cell office:value-type="float" office:value="5.50999999999993" calcext:value-type="float">
            <text:p>5.51</text:p>
          </table:table-cell>
          <table:table-cell office:value-type="float" office:value="5.06999999999994" calcext:value-type="float">
            <text:p>5.07</text:p>
          </table:table-cell>
          <table:table-cell office:value-type="float" office:value="4.49999999999995" calcext:value-type="float">
            <text:p>4.5</text:p>
          </table:table-cell>
          <table:table-cell office:value-type="float" office:value="4.11999999999996" calcext:value-type="float">
            <text:p>4.12</text:p>
          </table:table-cell>
          <table:table-cell office:value-type="float" office:value="2.16" calcext:value-type="float">
            <text:p>2.16</text:p>
          </table:table-cell>
          <table:table-cell office:value-type="float" office:value="7.06999999999989" calcext:value-type="float">
            <text:p>7.07</text:p>
          </table:table-cell>
          <table:table-cell office:value-type="float" office:value="1.99" calcext:value-type="float">
            <text:p>1.99</text:p>
          </table:table-cell>
          <table:table-cell office:value-type="float" office:value="7.40999999999989" calcext:value-type="float">
            <text:p>7.41</text:p>
          </table:table-cell>
          <table:table-cell office:value-type="float" office:value="14.9899999999997" calcext:value-type="float">
            <text:p>14.99</text:p>
          </table:table-cell>
          <table:table-cell office:value-type="float" office:value="3.95999999999996" calcext:value-type="float">
            <text:p>3.96</text:p>
          </table:table-cell>
          <table:table-cell office:value-type="float" office:value="5.97999999999992" calcext:value-type="float">
            <text:p>5.98</text:p>
          </table:table-cell>
          <table:table-cell office:value-type="float" office:value="8.74999999999986" calcext:value-type="float">
            <text:p>8.75</text:p>
          </table:table-cell>
          <table:table-cell office:value-type="float" office:value="5.80999999999992" calcext:value-type="float">
            <text:p>5.81</text:p>
          </table:table-cell>
          <table:table-cell table:formula="of:=AVERAGE([.E65:.X65])" office:value-type="float" office:value="6.13799999999991" calcext:value-type="float">
            <text:p>6.138</text:p>
          </table:table-cell>
          <table:table-cell table:formula="of:=STDEV([.E65:.X65])" office:value-type="float" office:value="3.59011449751434" calcext:value-type="float">
            <text:p>3.5901144975</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2.74999999999999" calcext:value-type="float">
            <text:p>2.75</text:p>
          </table:table-cell>
          <table:table-cell office:value-type="float" office:value="5.35999999999993" calcext:value-type="float">
            <text:p>5.36</text:p>
          </table:table-cell>
          <table:table-cell office:value-type="float" office:value="8.82999999999986" calcext:value-type="float">
            <text:p>8.83</text:p>
          </table:table-cell>
          <table:table-cell office:value-type="float" office:value="5.88999999999992" calcext:value-type="float">
            <text:p>5.89</text:p>
          </table:table-cell>
          <table:table-cell office:value-type="float" office:value="2.70999999999999" calcext:value-type="float">
            <text:p>2.71</text:p>
          </table:table-cell>
          <table:table-cell office:value-type="float" office:value="9.27999999999985" calcext:value-type="float">
            <text:p>9.28</text:p>
          </table:table-cell>
          <table:table-cell office:value-type="float" office:value="2.51999999999999" calcext:value-type="float">
            <text:p>2.52</text:p>
          </table:table-cell>
          <table:table-cell office:value-type="float" office:value="4.63999999999995" calcext:value-type="float">
            <text:p>4.64</text:p>
          </table:table-cell>
          <table:table-cell office:value-type="float" office:value="3.52999999999997" calcext:value-type="float">
            <text:p>3.53</text:p>
          </table:table-cell>
          <table:table-cell office:value-type="float" office:value="4.91999999999994" calcext:value-type="float">
            <text:p>4.92</text:p>
          </table:table-cell>
          <table:table-cell office:value-type="float" office:value="6.20999999999991" calcext:value-type="float">
            <text:p>6.21</text:p>
          </table:table-cell>
          <table:table-cell office:value-type="float" office:value="3.00999999999998" calcext:value-type="float">
            <text:p>3.01</text:p>
          </table:table-cell>
          <table:table-cell office:value-type="float" office:value="9.56999999999984" calcext:value-type="float">
            <text:p>9.57</text:p>
          </table:table-cell>
          <table:table-cell office:value-type="float" office:value="6.7399999999999" calcext:value-type="float">
            <text:p>6.74</text:p>
          </table:table-cell>
          <table:table-cell office:value-type="float" office:value="6.19999999999991" calcext:value-type="float">
            <text:p>6.2</text:p>
          </table:table-cell>
          <table:table-cell office:value-type="float" office:value="5.91999999999992" calcext:value-type="float">
            <text:p>5.92</text:p>
          </table:table-cell>
          <table:table-cell office:value-type="float" office:value="7.71999999999988" calcext:value-type="float">
            <text:p>7.72</text:p>
          </table:table-cell>
          <table:table-cell office:value-type="float" office:value="12.2099999999998" calcext:value-type="float">
            <text:p>12.21</text:p>
          </table:table-cell>
          <table:table-cell office:value-type="float" office:value="5.50999999999993" calcext:value-type="float">
            <text:p>5.51</text:p>
          </table:table-cell>
          <table:table-cell office:value-type="float" office:value="5.56999999999993" calcext:value-type="float">
            <text:p>5.57</text:p>
          </table:table-cell>
          <table:table-cell table:formula="of:=AVERAGE([.E66:.X66])" office:value-type="float" office:value="5.95449999999992" calcext:value-type="float">
            <text:p>5.9545</text:p>
          </table:table-cell>
          <table:table-cell table:formula="of:=STDEV([.E66:.X66])" office:value-type="float" office:value="2.57551318340529" calcext:value-type="float">
            <text:p>2.5755131834</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7.52999999999988" calcext:value-type="float">
            <text:p>7.53</text:p>
          </table:table-cell>
          <table:table-cell office:value-type="float" office:value="9.22999999999985" calcext:value-type="float">
            <text:p>9.23</text:p>
          </table:table-cell>
          <table:table-cell office:value-type="float" office:value="3.24999999999997" calcext:value-type="float">
            <text:p>3.25</text:p>
          </table:table-cell>
          <table:table-cell office:value-type="float" office:value="2.88999999999998" calcext:value-type="float">
            <text:p>2.89</text:p>
          </table:table-cell>
          <table:table-cell office:value-type="float" office:value="2.84999999999998" calcext:value-type="float">
            <text:p>2.85</text:p>
          </table:table-cell>
          <table:table-cell office:value-type="float" office:value="3.74999999999996" calcext:value-type="float">
            <text:p>3.75</text:p>
          </table:table-cell>
          <table:table-cell office:value-type="float" office:value="5.54999999999993" calcext:value-type="float">
            <text:p>5.55</text:p>
          </table:table-cell>
          <table:table-cell office:value-type="float" office:value="19.7100000000003" calcext:value-type="float">
            <text:p>19.71</text:p>
          </table:table-cell>
          <table:table-cell office:value-type="float" office:value="1.98" calcext:value-type="float">
            <text:p>1.98</text:p>
          </table:table-cell>
          <table:table-cell office:value-type="float" office:value="4.58999999999995" calcext:value-type="float">
            <text:p>4.59</text:p>
          </table:table-cell>
          <table:table-cell office:value-type="float" office:value="3.03999999999998" calcext:value-type="float">
            <text:p>3.04</text:p>
          </table:table-cell>
          <table:table-cell office:value-type="float" office:value="2.74999999999999" calcext:value-type="float">
            <text:p>2.75</text:p>
          </table:table-cell>
          <table:table-cell office:value-type="float" office:value="12.1799999999998" calcext:value-type="float">
            <text:p>12.18</text:p>
          </table:table-cell>
          <table:table-cell office:value-type="float" office:value="4.24999999999995" calcext:value-type="float">
            <text:p>4.25</text:p>
          </table:table-cell>
          <table:table-cell office:value-type="float" office:value="4.59999999999995" calcext:value-type="float">
            <text:p>4.6</text:p>
          </table:table-cell>
          <table:table-cell office:value-type="float" office:value="4.00999999999996" calcext:value-type="float">
            <text:p>4.01</text:p>
          </table:table-cell>
          <table:table-cell office:value-type="float" office:value="4.54999999999995" calcext:value-type="float">
            <text:p>4.55</text:p>
          </table:table-cell>
          <table:table-cell office:value-type="float" office:value="5.31999999999993" calcext:value-type="float">
            <text:p>5.32</text:p>
          </table:table-cell>
          <table:table-cell office:value-type="float" office:value="4.89999999999994" calcext:value-type="float">
            <text:p>4.9</text:p>
          </table:table-cell>
          <table:table-cell office:value-type="float" office:value="9.36999999999985" calcext:value-type="float">
            <text:p>9.37</text:p>
          </table:table-cell>
          <table:table-cell table:formula="of:=AVERAGE([.E67:.X67])" office:value-type="float" office:value="5.81499999999995" calcext:value-type="float">
            <text:p>5.815</text:p>
          </table:table-cell>
          <table:table-cell table:formula="of:=STDEV([.E67:.X67])" office:value-type="float" office:value="4.1817580035196" calcext:value-type="float">
            <text:p>4.1817580035</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3.79999999999996" calcext:value-type="float">
            <text:p>3.8</text:p>
          </table:table-cell>
          <table:table-cell office:value-type="float" office:value="4.42999999999995" calcext:value-type="float">
            <text:p>4.43</text:p>
          </table:table-cell>
          <table:table-cell office:value-type="float" office:value="7.11999999999989" calcext:value-type="float">
            <text:p>7.12</text:p>
          </table:table-cell>
          <table:table-cell office:value-type="float" office:value="7.39999999999989" calcext:value-type="float">
            <text:p>7.4</text:p>
          </table:table-cell>
          <table:table-cell office:value-type="float" office:value="3.96999999999996" calcext:value-type="float">
            <text:p>3.97</text:p>
          </table:table-cell>
          <table:table-cell office:value-type="float" office:value="5.38999999999993" calcext:value-type="float">
            <text:p>5.39</text:p>
          </table:table-cell>
          <table:table-cell office:value-type="float" office:value="8.18999999999987" calcext:value-type="float">
            <text:p>8.19</text:p>
          </table:table-cell>
          <table:table-cell office:value-type="float" office:value="5.42999999999993" calcext:value-type="float">
            <text:p>5.43</text:p>
          </table:table-cell>
          <table:table-cell office:value-type="float" office:value="2.95999999999998" calcext:value-type="float">
            <text:p>2.96</text:p>
          </table:table-cell>
          <table:table-cell office:value-type="float" office:value="4.94999999999994" calcext:value-type="float">
            <text:p>4.95</text:p>
          </table:table-cell>
          <table:table-cell office:value-type="float" office:value="2.71999999999999" calcext:value-type="float">
            <text:p>2.72</text:p>
          </table:table-cell>
          <table:table-cell office:value-type="float" office:value="3.71999999999996" calcext:value-type="float">
            <text:p>3.72</text:p>
          </table:table-cell>
          <table:table-cell office:value-type="float" office:value="6.6099999999999" calcext:value-type="float">
            <text:p>6.61</text:p>
          </table:table-cell>
          <table:table-cell office:value-type="float" office:value="4.22999999999995" calcext:value-type="float">
            <text:p>4.23</text:p>
          </table:table-cell>
          <table:table-cell office:value-type="float" office:value="4.46999999999995" calcext:value-type="float">
            <text:p>4.47</text:p>
          </table:table-cell>
          <table:table-cell office:value-type="float" office:value="6.8499999999999" calcext:value-type="float">
            <text:p>6.85</text:p>
          </table:table-cell>
          <table:table-cell office:value-type="float" office:value="1.89" calcext:value-type="float">
            <text:p>1.89</text:p>
          </table:table-cell>
          <table:table-cell office:value-type="float" office:value="4.95999999999994" calcext:value-type="float">
            <text:p>4.96</text:p>
          </table:table-cell>
          <table:table-cell office:value-type="float" office:value="4.74999999999994" calcext:value-type="float">
            <text:p>4.75</text:p>
          </table:table-cell>
          <table:table-cell office:value-type="float" office:value="8.95999999999985" calcext:value-type="float">
            <text:p>8.96</text:p>
          </table:table-cell>
          <table:table-cell table:formula="of:=AVERAGE([.E68:.X68])" office:value-type="float" office:value="5.13999999999994" calcext:value-type="float">
            <text:p>5.14</text:p>
          </table:table-cell>
          <table:table-cell table:formula="of:=STDEV([.E68:.X68])" office:value-type="float" office:value="1.87094684725756" calcext:value-type="float">
            <text:p>1.8709468473</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4.53999999999995" calcext:value-type="float">
            <text:p>4.54</text:p>
          </table:table-cell>
          <table:table-cell office:value-type="float" office:value="1.99" calcext:value-type="float">
            <text:p>1.99</text:p>
          </table:table-cell>
          <table:table-cell office:value-type="float" office:value="6.33999999999991" calcext:value-type="float">
            <text:p>6.34</text:p>
          </table:table-cell>
          <table:table-cell office:value-type="float" office:value="8.59999999999986" calcext:value-type="float">
            <text:p>8.6</text:p>
          </table:table-cell>
          <table:table-cell/>
          <table:table-cell office:value-type="float" office:value="3.96999999999996" calcext:value-type="float">
            <text:p>3.97</text:p>
          </table:table-cell>
          <table:table-cell office:value-type="float" office:value="7.52999999999988" calcext:value-type="float">
            <text:p>7.53</text:p>
          </table:table-cell>
          <table:table-cell office:value-type="float" office:value="2.21" calcext:value-type="float">
            <text:p>2.21</text:p>
          </table:table-cell>
          <table:table-cell office:value-type="float" office:value="4.51999999999995" calcext:value-type="float">
            <text:p>4.52</text:p>
          </table:table-cell>
          <table:table-cell office:value-type="float" office:value="1.17" calcext:value-type="float">
            <text:p>1.17</text:p>
          </table:table-cell>
          <table:table-cell office:value-type="float" office:value="1.69" calcext:value-type="float">
            <text:p>1.69</text:p>
          </table:table-cell>
          <table:table-cell office:value-type="float" office:value="3.35999999999997" calcext:value-type="float">
            <text:p>3.36</text:p>
          </table:table-cell>
          <table:table-cell office:value-type="float" office:value="3.78999999999996" calcext:value-type="float">
            <text:p>3.79</text:p>
          </table:table-cell>
          <table:table-cell office:value-type="float" office:value="4.50999999999995" calcext:value-type="float">
            <text:p>4.51</text:p>
          </table:table-cell>
          <table:table-cell office:value-type="float" office:value="4.27999999999995" calcext:value-type="float">
            <text:p>4.28</text:p>
          </table:table-cell>
          <table:table-cell office:value-type="float" office:value="4.54999999999995" calcext:value-type="float">
            <text:p>4.55</text:p>
          </table:table-cell>
          <table:table-cell office:value-type="float" office:value="11.1999999999998" calcext:value-type="float">
            <text:p>11.2</text:p>
          </table:table-cell>
          <table:table-cell office:value-type="float" office:value="4.56999999999995" calcext:value-type="float">
            <text:p>4.57</text:p>
          </table:table-cell>
          <table:table-cell office:value-type="float" office:value="22.1200000000007" calcext:value-type="float">
            <text:p>22.12</text:p>
          </table:table-cell>
          <table:table-cell office:value-type="float" office:value="5.50999999999993" calcext:value-type="float">
            <text:p>5.51</text:p>
          </table:table-cell>
          <table:table-cell table:formula="of:=AVERAGE([.E69:.X69])" office:value-type="float" office:value="5.60263157894735" calcext:value-type="float">
            <text:p>5.6026315789</text:p>
          </table:table-cell>
          <table:table-cell table:formula="of:=STDEV([.E69:.X69])" office:value-type="float" office:value="4.68640212874245" calcext:value-type="float">
            <text:p>4.6864021287</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3.52999999999997" calcext:value-type="float">
            <text:p>3.53</text:p>
          </table:table-cell>
          <table:table-cell office:value-type="float" office:value="2.93999999999998" calcext:value-type="float">
            <text:p>2.94</text:p>
          </table:table-cell>
          <table:table-cell office:value-type="float" office:value="4.29999999999995" calcext:value-type="float">
            <text:p>4.3</text:p>
          </table:table-cell>
          <table:table-cell office:value-type="float" office:value="3.51999999999997" calcext:value-type="float">
            <text:p>3.52</text:p>
          </table:table-cell>
          <table:table-cell office:value-type="float" office:value="6.39999999999991" calcext:value-type="float">
            <text:p>6.4</text:p>
          </table:table-cell>
          <table:table-cell office:value-type="float" office:value="5.93999999999992" calcext:value-type="float">
            <text:p>5.94</text:p>
          </table:table-cell>
          <table:table-cell office:value-type="float" office:value="3.37999999999997" calcext:value-type="float">
            <text:p>3.38</text:p>
          </table:table-cell>
          <table:table-cell office:value-type="float" office:value="6.19999999999991" calcext:value-type="float">
            <text:p>6.2</text:p>
          </table:table-cell>
          <table:table-cell office:value-type="float" office:value="7.23999999999989" calcext:value-type="float">
            <text:p>7.24</text:p>
          </table:table-cell>
          <table:table-cell office:value-type="float" office:value="12.7999999999998" calcext:value-type="float">
            <text:p>12.8</text:p>
          </table:table-cell>
          <table:table-cell office:value-type="float" office:value="2.29" calcext:value-type="float">
            <text:p>2.29</text:p>
          </table:table-cell>
          <table:table-cell office:value-type="float" office:value="3.27999999999997" calcext:value-type="float">
            <text:p>3.28</text:p>
          </table:table-cell>
          <table:table-cell office:value-type="float" office:value="6.8099999999999" calcext:value-type="float">
            <text:p>6.81</text:p>
          </table:table-cell>
          <table:table-cell office:value-type="float" office:value="5.86999999999992" calcext:value-type="float">
            <text:p>5.87</text:p>
          </table:table-cell>
          <table:table-cell office:value-type="float" office:value="3.70999999999997" calcext:value-type="float">
            <text:p>3.71</text:p>
          </table:table-cell>
          <table:table-cell office:value-type="float" office:value="6.8599999999999" calcext:value-type="float">
            <text:p>6.86</text:p>
          </table:table-cell>
          <table:table-cell office:value-type="float" office:value="2.95999999999998" calcext:value-type="float">
            <text:p>2.96</text:p>
          </table:table-cell>
          <table:table-cell office:value-type="float" office:value="2.90999999999998" calcext:value-type="float">
            <text:p>2.91</text:p>
          </table:table-cell>
          <table:table-cell office:value-type="float" office:value="4.70999999999994" calcext:value-type="float">
            <text:p>4.71</text:p>
          </table:table-cell>
          <table:table-cell office:value-type="float" office:value="4.44999999999995" calcext:value-type="float">
            <text:p>4.45</text:p>
          </table:table-cell>
          <table:table-cell table:formula="of:=AVERAGE([.E70:.X70])" office:value-type="float" office:value="5.00499999999994" calcext:value-type="float">
            <text:p>5.005</text:p>
          </table:table-cell>
          <table:table-cell table:formula="of:=STDEV([.E70:.X70])" office:value-type="float" office:value="2.40859753908014" calcext:value-type="float">
            <text:p>2.4085975391</text:p>
          </table:table-cell>
          <table:table-cell table:number-columns-repeated="25"/>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02.950000000016" calcext:value-type="float">
            <text:p>102.95</text:p>
          </table:table-cell>
          <table:table-cell office:value-type="float" office:value="17.2499999999999" calcext:value-type="float">
            <text:p>17.25</text:p>
          </table:table-cell>
          <table:table-cell office:value-type="float" office:value="6.6199999999999" calcext:value-type="float">
            <text:p>6.62</text:p>
          </table:table-cell>
          <table:table-cell office:value-type="float" office:value="23.8100000000009" calcext:value-type="float">
            <text:p>23.81</text:p>
          </table:table-cell>
          <table:table-cell office:value-type="float" office:value="18.8900000000002" calcext:value-type="float">
            <text:p>18.89</text:p>
          </table:table-cell>
          <table:table-cell office:value-type="float" office:value="10.8199999999998" calcext:value-type="float">
            <text:p>10.82</text:p>
          </table:table-cell>
          <table:table-cell office:value-type="float" office:value="6.52999999999991" calcext:value-type="float">
            <text:p>6.53</text:p>
          </table:table-cell>
          <table:table-cell office:value-type="float" office:value="6.8399999999999" calcext:value-type="float">
            <text:p>6.84</text:p>
          </table:table-cell>
          <table:table-cell office:value-type="float" office:value="11.5499999999998" calcext:value-type="float">
            <text:p>11.55</text:p>
          </table:table-cell>
          <table:table-cell office:value-type="float" office:value="37.830000000001" calcext:value-type="float">
            <text:p>37.83</text:p>
          </table:table-cell>
          <table:table-cell office:value-type="float" office:value="5.91999999999992" calcext:value-type="float">
            <text:p>5.92</text:p>
          </table:table-cell>
          <table:table-cell office:value-type="float" office:value="16.3999999999998" calcext:value-type="float">
            <text:p>16.4</text:p>
          </table:table-cell>
          <table:table-cell office:value-type="float" office:value="39.7100000000007" calcext:value-type="float">
            <text:p>39.71</text:p>
          </table:table-cell>
          <table:table-cell office:value-type="float" office:value="30.590000000002" calcext:value-type="float">
            <text:p>30.59</text:p>
          </table:table-cell>
          <table:table-cell office:value-type="float" office:value="37.0000000000012" calcext:value-type="float">
            <text:p>37</text:p>
          </table:table-cell>
          <table:table-cell office:value-type="float" office:value="56.2099999999974" calcext:value-type="float">
            <text:p>56.21</text:p>
          </table:table-cell>
          <table:table-cell office:value-type="float" office:value="66.3799999999971" calcext:value-type="float">
            <text:p>66.38</text:p>
          </table:table-cell>
          <table:table-cell office:value-type="float" office:value="25.6300000000012" calcext:value-type="float">
            <text:p>25.63</text:p>
          </table:table-cell>
          <table:table-cell office:value-type="float" office:value="6.5699999999999" calcext:value-type="float">
            <text:p>6.57</text:p>
          </table:table-cell>
          <table:table-cell office:value-type="float" office:value="34.9300000000016" calcext:value-type="float">
            <text:p>34.93</text:p>
          </table:table-cell>
          <table:table-cell table:formula="of:=AVERAGE([.E75:.X75])" office:value-type="float" office:value="28.1215000000009" calcext:value-type="float">
            <text:p>28.1215</text:p>
          </table:table-cell>
          <table:table-cell table:formula="of:=STDEV([.E75:.X75])" office:value-type="float" office:value="24.5915544499177" calcext:value-type="float">
            <text:p>24.5915544499</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office:value-type="float" office:value="5.99999999999992" calcext:value-type="float">
            <text:p>6</text:p>
          </table:table-cell>
          <table:table-cell office:value-type="float" office:value="29.6800000000018" calcext:value-type="float">
            <text:p>29.68</text:p>
          </table:table-cell>
          <table:table-cell office:value-type="float" office:value="17.6" calcext:value-type="float">
            <text:p>17.6</text:p>
          </table:table-cell>
          <table:table-cell office:value-type="float" office:value="11.1299999999998" calcext:value-type="float">
            <text:p>11.13</text:p>
          </table:table-cell>
          <table:table-cell office:value-type="float" office:value="2" calcext:value-type="float">
            <text:p>2</text:p>
          </table:table-cell>
          <table:table-cell office:value-type="float" office:value="8.82999999999986" calcext:value-type="float">
            <text:p>8.83</text:p>
          </table:table-cell>
          <table:table-cell office:value-type="float" office:value="10.1399999999998" calcext:value-type="float">
            <text:p>10.14</text:p>
          </table:table-cell>
          <table:table-cell office:value-type="float" office:value="27.3500000000015" calcext:value-type="float">
            <text:p>27.35</text:p>
          </table:table-cell>
          <table:table-cell office:value-type="float" office:value="2.77999999999998" calcext:value-type="float">
            <text:p>2.78</text:p>
          </table:table-cell>
          <table:table-cell office:value-type="float" office:value="12.3399999999998" calcext:value-type="float">
            <text:p>12.34</text:p>
          </table:table-cell>
          <table:table-cell office:value-type="float" office:value="14.5399999999997" calcext:value-type="float">
            <text:p>14.54</text:p>
          </table:table-cell>
          <table:table-cell office:value-type="float" office:value="4.36999999999995" calcext:value-type="float">
            <text:p>4.37</text:p>
          </table:table-cell>
          <table:table-cell office:value-type="float" office:value="1.61" calcext:value-type="float">
            <text:p>1.61</text:p>
          </table:table-cell>
          <table:table-cell office:value-type="float" office:value="16.1599999999997" calcext:value-type="float">
            <text:p>16.16</text:p>
          </table:table-cell>
          <table:table-cell office:value-type="float" office:value="56.2199999999974" calcext:value-type="float">
            <text:p>56.22</text:p>
          </table:table-cell>
          <table:table-cell office:value-type="float" office:value="6.28999999999991" calcext:value-type="float">
            <text:p>6.29</text:p>
          </table:table-cell>
          <table:table-cell office:value-type="float" office:value="8.83999999999986" calcext:value-type="float">
            <text:p>8.84</text:p>
          </table:table-cell>
          <table:table-cell office:value-type="float" office:value="83.5700000000059" calcext:value-type="float">
            <text:p>83.57</text:p>
          </table:table-cell>
          <table:table-cell office:value-type="float" office:value="15.6299999999997" calcext:value-type="float">
            <text:p>15.63</text:p>
          </table:table-cell>
          <table:table-cell office:value-type="float" office:value="7.94999999999988" calcext:value-type="float">
            <text:p>7.95</text:p>
          </table:table-cell>
          <table:table-cell table:formula="of:=AVERAGE([.E76:.X76])" office:value-type="float" office:value="17.1515000000002" calcext:value-type="float">
            <text:p>17.1515</text:p>
          </table:table-cell>
          <table:table-cell table:formula="of:=STDEV([.E76:.X76])" office:value-type="float" office:value="20.0315065715575" calcext:value-type="float">
            <text:p>20.0315065716</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8.36999999999987" calcext:value-type="float">
            <text:p>8.37</text:p>
          </table:table-cell>
          <table:table-cell office:value-type="float" office:value="4.66999999999995" calcext:value-type="float">
            <text:p>4.67</text:p>
          </table:table-cell>
          <table:table-cell office:value-type="float" office:value="14.2999999999997" calcext:value-type="float">
            <text:p>14.3</text:p>
          </table:table-cell>
          <table:table-cell office:value-type="float" office:value="2.86999999999998" calcext:value-type="float">
            <text:p>2.87</text:p>
          </table:table-cell>
          <table:table-cell office:value-type="float" office:value="29.6700000000018" calcext:value-type="float">
            <text:p>29.67</text:p>
          </table:table-cell>
          <table:table-cell office:value-type="float" office:value="11.3099999999998" calcext:value-type="float">
            <text:p>11.31</text:p>
          </table:table-cell>
          <table:table-cell office:value-type="float" office:value="5.94999999999992" calcext:value-type="float">
            <text:p>5.95</text:p>
          </table:table-cell>
          <table:table-cell office:value-type="float" office:value="5.01999999999994" calcext:value-type="float">
            <text:p>5.02</text:p>
          </table:table-cell>
          <table:table-cell office:value-type="float" office:value="15.0299999999997" calcext:value-type="float">
            <text:p>15.03</text:p>
          </table:table-cell>
          <table:table-cell office:value-type="float" office:value="14.7699999999997" calcext:value-type="float">
            <text:p>14.77</text:p>
          </table:table-cell>
          <table:table-cell office:value-type="float" office:value="3.73999999999996" calcext:value-type="float">
            <text:p>3.74</text:p>
          </table:table-cell>
          <table:table-cell office:value-type="float" office:value="15.8299999999997" calcext:value-type="float">
            <text:p>15.83</text:p>
          </table:table-cell>
          <table:table-cell office:value-type="float" office:value="3.64999999999997" calcext:value-type="float">
            <text:p>3.65</text:p>
          </table:table-cell>
          <table:table-cell office:value-type="float" office:value="20.1100000000003" calcext:value-type="float">
            <text:p>20.11</text:p>
          </table:table-cell>
          <table:table-cell office:value-type="float" office:value="5.65999999999992" calcext:value-type="float">
            <text:p>5.66</text:p>
          </table:table-cell>
          <table:table-cell office:value-type="float" office:value="2.59999999999999" calcext:value-type="float">
            <text:p>2.6</text:p>
          </table:table-cell>
          <table:table-cell office:value-type="float" office:value="6.35999999999991" calcext:value-type="float">
            <text:p>6.36</text:p>
          </table:table-cell>
          <table:table-cell office:value-type="float" office:value="6.03999999999992" calcext:value-type="float">
            <text:p>6.04</text:p>
          </table:table-cell>
          <table:table-cell office:value-type="float" office:value="9.17999999999985" calcext:value-type="float">
            <text:p>9.18</text:p>
          </table:table-cell>
          <table:table-cell office:value-type="float" office:value="5.96999999999992" calcext:value-type="float">
            <text:p>5.97</text:p>
          </table:table-cell>
          <table:table-cell table:formula="of:=AVERAGE([.E77:.X77])" office:value-type="float" office:value="9.555" calcext:value-type="float">
            <text:p>9.555</text:p>
          </table:table-cell>
          <table:table-cell table:formula="of:=STDEV([.E77:.X77])" office:value-type="float" office:value="6.91856807515329" calcext:value-type="float">
            <text:p>6.9185680752</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9.46999999999984" calcext:value-type="float">
            <text:p>9.47</text:p>
          </table:table-cell>
          <table:table-cell office:value-type="float" office:value="6.29999999999991" calcext:value-type="float">
            <text:p>6.3</text:p>
          </table:table-cell>
          <table:table-cell office:value-type="float" office:value="7.98999999999987" calcext:value-type="float">
            <text:p>7.99</text:p>
          </table:table-cell>
          <table:table-cell office:value-type="float" office:value="20.3200000000004" calcext:value-type="float">
            <text:p>20.32</text:p>
          </table:table-cell>
          <table:table-cell office:value-type="float" office:value="5.31999999999993" calcext:value-type="float">
            <text:p>5.32</text:p>
          </table:table-cell>
          <table:table-cell office:value-type="float" office:value="11.1399999999998" calcext:value-type="float">
            <text:p>11.14</text:p>
          </table:table-cell>
          <table:table-cell office:value-type="float" office:value="5.43999999999993" calcext:value-type="float">
            <text:p>5.44</text:p>
          </table:table-cell>
          <table:table-cell office:value-type="float" office:value="14.2499999999997" calcext:value-type="float">
            <text:p>14.25</text:p>
          </table:table-cell>
          <table:table-cell office:value-type="float" office:value="4.31999999999995" calcext:value-type="float">
            <text:p>4.32</text:p>
          </table:table-cell>
          <table:table-cell office:value-type="float" office:value="9.03999999999985" calcext:value-type="float">
            <text:p>9.04</text:p>
          </table:table-cell>
          <table:table-cell office:value-type="float" office:value="22.6900000000007" calcext:value-type="float">
            <text:p>22.69</text:p>
          </table:table-cell>
          <table:table-cell office:value-type="float" office:value="3.62999999999997" calcext:value-type="float">
            <text:p>3.63</text:p>
          </table:table-cell>
          <table:table-cell office:value-type="float" office:value="6.31999999999991" calcext:value-type="float">
            <text:p>6.32</text:p>
          </table:table-cell>
          <table:table-cell office:value-type="float" office:value="28.5200000000017" calcext:value-type="float">
            <text:p>28.52</text:p>
          </table:table-cell>
          <table:table-cell office:value-type="float" office:value="6.6999999999999" calcext:value-type="float">
            <text:p>6.7</text:p>
          </table:table-cell>
          <table:table-cell office:value-type="float" office:value="15.1599999999997" calcext:value-type="float">
            <text:p>15.16</text:p>
          </table:table-cell>
          <table:table-cell office:value-type="float" office:value="21.7800000000006" calcext:value-type="float">
            <text:p>21.78</text:p>
          </table:table-cell>
          <table:table-cell office:value-type="float" office:value="4.48999999999995" calcext:value-type="float">
            <text:p>4.49</text:p>
          </table:table-cell>
          <table:table-cell office:value-type="float" office:value="5.64999999999992" calcext:value-type="float">
            <text:p>5.65</text:p>
          </table:table-cell>
          <table:table-cell office:value-type="float" office:value="9.05999999999985" calcext:value-type="float">
            <text:p>9.06</text:p>
          </table:table-cell>
          <table:table-cell table:formula="of:=AVERAGE([.E78:.X78])" office:value-type="float" office:value="10.8795000000001" calcext:value-type="float">
            <text:p>10.8795</text:p>
          </table:table-cell>
          <table:table-cell table:formula="of:=STDEV([.E78:.X78])" office:value-type="float" office:value="7.21431725259279" calcext:value-type="float">
            <text:p>7.2143172526</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18.4700000000001" calcext:value-type="float">
            <text:p>18.47</text:p>
          </table:table-cell>
          <table:table-cell office:value-type="float" office:value="11.5999999999998" calcext:value-type="float">
            <text:p>11.6</text:p>
          </table:table-cell>
          <table:table-cell office:value-type="float" office:value="12.1299999999998" calcext:value-type="float">
            <text:p>12.13</text:p>
          </table:table-cell>
          <table:table-cell office:value-type="float" office:value="6.47999999999991" calcext:value-type="float">
            <text:p>6.48</text:p>
          </table:table-cell>
          <table:table-cell office:value-type="float" office:value="3.53999999999997" calcext:value-type="float">
            <text:p>3.54</text:p>
          </table:table-cell>
          <table:table-cell office:value-type="float" office:value="17.4699999999999" calcext:value-type="float">
            <text:p>17.47</text:p>
          </table:table-cell>
          <table:table-cell office:value-type="float" office:value="17.0999999999999" calcext:value-type="float">
            <text:p>17.1</text:p>
          </table:table-cell>
          <table:table-cell office:value-type="float" office:value="4.39999999999995" calcext:value-type="float">
            <text:p>4.4</text:p>
          </table:table-cell>
          <table:table-cell office:value-type="float" office:value="10.5599999999998" calcext:value-type="float">
            <text:p>10.56</text:p>
          </table:table-cell>
          <table:table-cell office:value-type="float" office:value="8.19999999999987" calcext:value-type="float">
            <text:p>8.2</text:p>
          </table:table-cell>
          <table:table-cell office:value-type="float" office:value="3.96999999999996" calcext:value-type="float">
            <text:p>3.97</text:p>
          </table:table-cell>
          <table:table-cell office:value-type="float" office:value="3.48999999999997" calcext:value-type="float">
            <text:p>3.49</text:p>
          </table:table-cell>
          <table:table-cell office:value-type="float" office:value="10.8099999999998" calcext:value-type="float">
            <text:p>10.81</text:p>
          </table:table-cell>
          <table:table-cell office:value-type="float" office:value="8.90999999999985" calcext:value-type="float">
            <text:p>8.91</text:p>
          </table:table-cell>
          <table:table-cell office:value-type="float" office:value="5.64999999999992" calcext:value-type="float">
            <text:p>5.65</text:p>
          </table:table-cell>
          <table:table-cell office:value-type="float" office:value="3.26999999999997" calcext:value-type="float">
            <text:p>3.27</text:p>
          </table:table-cell>
          <table:table-cell office:value-type="float" office:value="9.46999999999984" calcext:value-type="float">
            <text:p>9.47</text:p>
          </table:table-cell>
          <table:table-cell office:value-type="float" office:value="7.93999999999988" calcext:value-type="float">
            <text:p>7.94</text:p>
          </table:table-cell>
          <table:table-cell office:value-type="float" office:value="4.91999999999994" calcext:value-type="float">
            <text:p>4.92</text:p>
          </table:table-cell>
          <table:table-cell office:value-type="float" office:value="4.23999999999995" calcext:value-type="float">
            <text:p>4.24</text:p>
          </table:table-cell>
          <table:table-cell table:formula="of:=AVERAGE([.E79:.X79])" office:value-type="float" office:value="8.6309999999999" calcext:value-type="float">
            <text:p>8.631</text:p>
          </table:table-cell>
          <table:table-cell table:formula="of:=STDEV([.E79:.X79])" office:value-type="float" office:value="4.83904177117307" calcext:value-type="float">
            <text:p>4.8390417712</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99999999999994" calcext:value-type="float">
            <text:p>5</text:p>
          </table:table-cell>
          <table:table-cell office:value-type="float" office:value="3.74999999999996" calcext:value-type="float">
            <text:p>3.75</text:p>
          </table:table-cell>
          <table:table-cell office:value-type="float" office:value="6.36999999999991" calcext:value-type="float">
            <text:p>6.37</text:p>
          </table:table-cell>
          <table:table-cell office:value-type="float" office:value="20.9600000000005" calcext:value-type="float">
            <text:p>20.96</text:p>
          </table:table-cell>
          <table:table-cell office:value-type="float" office:value="10.0199999999998" calcext:value-type="float">
            <text:p>10.02</text:p>
          </table:table-cell>
          <table:table-cell office:value-type="float" office:value="10.4799999999998" calcext:value-type="float">
            <text:p>10.48</text:p>
          </table:table-cell>
          <table:table-cell office:value-type="float" office:value="24.7400000000011" calcext:value-type="float">
            <text:p>24.74</text:p>
          </table:table-cell>
          <table:table-cell office:value-type="float" office:value="13.7999999999998" calcext:value-type="float">
            <text:p>13.8</text:p>
          </table:table-cell>
          <table:table-cell office:value-type="float" office:value="7.70999999999988" calcext:value-type="float">
            <text:p>7.71</text:p>
          </table:table-cell>
          <table:table-cell office:value-type="float" office:value="5.52999999999993" calcext:value-type="float">
            <text:p>5.53</text:p>
          </table:table-cell>
          <table:table-cell office:value-type="float" office:value="2.85999999999998" calcext:value-type="float">
            <text:p>2.86</text:p>
          </table:table-cell>
          <table:table-cell office:value-type="float" office:value="6.00999999999992" calcext:value-type="float">
            <text:p>6.01</text:p>
          </table:table-cell>
          <table:table-cell office:value-type="float" office:value="6.7999999999999" calcext:value-type="float">
            <text:p>6.8</text:p>
          </table:table-cell>
          <table:table-cell office:value-type="float" office:value="3.47999999999997" calcext:value-type="float">
            <text:p>3.48</text:p>
          </table:table-cell>
          <table:table-cell office:value-type="float" office:value="8.33999999999987" calcext:value-type="float">
            <text:p>8.34</text:p>
          </table:table-cell>
          <table:table-cell office:value-type="float" office:value="4.05999999999996" calcext:value-type="float">
            <text:p>4.06</text:p>
          </table:table-cell>
          <table:table-cell office:value-type="float" office:value="3.72999999999996" calcext:value-type="float">
            <text:p>3.73</text:p>
          </table:table-cell>
          <table:table-cell office:value-type="float" office:value="4.16999999999996" calcext:value-type="float">
            <text:p>4.17</text:p>
          </table:table-cell>
          <table:table-cell office:value-type="float" office:value="13.9699999999997" calcext:value-type="float">
            <text:p>13.97</text:p>
          </table:table-cell>
          <table:table-cell office:value-type="float" office:value="2.06" calcext:value-type="float">
            <text:p>2.06</text:p>
          </table:table-cell>
          <table:table-cell table:formula="of:=AVERAGE([.E80:.X80])" office:value-type="float" office:value="8.19199999999999" calcext:value-type="float">
            <text:p>8.192</text:p>
          </table:table-cell>
          <table:table-cell table:formula="of:=STDEV([.E80:.X80])" office:value-type="float" office:value="6.06518416434083" calcext:value-type="float">
            <text:p>6.0651841643</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1.2599999999998" calcext:value-type="float">
            <text:p>11.26</text:p>
          </table:table-cell>
          <table:table-cell office:value-type="float" office:value="5.67999999999992" calcext:value-type="float">
            <text:p>5.68</text:p>
          </table:table-cell>
          <table:table-cell office:value-type="float" office:value="8.85999999999986" calcext:value-type="float">
            <text:p>8.86</text:p>
          </table:table-cell>
          <table:table-cell office:value-type="float" office:value="4.93999999999994" calcext:value-type="float">
            <text:p>4.94</text:p>
          </table:table-cell>
          <table:table-cell office:value-type="float" office:value="5.48999999999993" calcext:value-type="float">
            <text:p>5.49</text:p>
          </table:table-cell>
          <table:table-cell office:value-type="float" office:value="3.29999999999997" calcext:value-type="float">
            <text:p>3.3</text:p>
          </table:table-cell>
          <table:table-cell office:value-type="float" office:value="22.2200000000007" calcext:value-type="float">
            <text:p>22.22</text:p>
          </table:table-cell>
          <table:table-cell office:value-type="float" office:value="5.53999999999993" calcext:value-type="float">
            <text:p>5.54</text:p>
          </table:table-cell>
          <table:table-cell office:value-type="float" office:value="7.30999999999989" calcext:value-type="float">
            <text:p>7.31</text:p>
          </table:table-cell>
          <table:table-cell office:value-type="float" office:value="6.16999999999991" calcext:value-type="float">
            <text:p>6.17</text:p>
          </table:table-cell>
          <table:table-cell office:value-type="float" office:value="7.07999999999989" calcext:value-type="float">
            <text:p>7.08</text:p>
          </table:table-cell>
          <table:table-cell office:value-type="float" office:value="18.3200000000001" calcext:value-type="float">
            <text:p>18.32</text:p>
          </table:table-cell>
          <table:table-cell office:value-type="float" office:value="2.97999999999998" calcext:value-type="float">
            <text:p>2.98</text:p>
          </table:table-cell>
          <table:table-cell office:value-type="float" office:value="5.37999999999993" calcext:value-type="float">
            <text:p>5.38</text:p>
          </table:table-cell>
          <table:table-cell office:value-type="float" office:value="8.71999999999986" calcext:value-type="float">
            <text:p>8.72</text:p>
          </table:table-cell>
          <table:table-cell office:value-type="float" office:value="3.14999999999998" calcext:value-type="float">
            <text:p>3.15</text:p>
          </table:table-cell>
          <table:table-cell office:value-type="float" office:value="6.5899999999999" calcext:value-type="float">
            <text:p>6.59</text:p>
          </table:table-cell>
          <table:table-cell office:value-type="float" office:value="5.03999999999994" calcext:value-type="float">
            <text:p>5.04</text:p>
          </table:table-cell>
          <table:table-cell office:value-type="float" office:value="3.65999999999997" calcext:value-type="float">
            <text:p>3.66</text:p>
          </table:table-cell>
          <table:table-cell office:value-type="float" office:value="2.60999999999999" calcext:value-type="float">
            <text:p>2.61</text:p>
          </table:table-cell>
          <table:table-cell table:formula="of:=AVERAGE([.E81:.X81])" office:value-type="float" office:value="7.21499999999997" calcext:value-type="float">
            <text:p>7.215</text:p>
          </table:table-cell>
          <table:table-cell table:formula="of:=STDEV([.E81:.X81])" office:value-type="float" office:value="5.00713017921245" calcext:value-type="float">
            <text:p>5.0071301792</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3.61999999999997" calcext:value-type="float">
            <text:p>3.62</text:p>
          </table:table-cell>
          <table:table-cell office:value-type="float" office:value="4.86999999999994" calcext:value-type="float">
            <text:p>4.87</text:p>
          </table:table-cell>
          <table:table-cell office:value-type="float" office:value="1.84" calcext:value-type="float">
            <text:p>1.84</text:p>
          </table:table-cell>
          <table:table-cell office:value-type="float" office:value="3.78999999999996" calcext:value-type="float">
            <text:p>3.79</text:p>
          </table:table-cell>
          <table:table-cell office:value-type="float" office:value="3.60999999999997" calcext:value-type="float">
            <text:p>3.61</text:p>
          </table:table-cell>
          <table:table-cell office:value-type="float" office:value="5.92999999999992" calcext:value-type="float">
            <text:p>5.93</text:p>
          </table:table-cell>
          <table:table-cell office:value-type="float" office:value="3.79999999999996" calcext:value-type="float">
            <text:p>3.8</text:p>
          </table:table-cell>
          <table:table-cell office:value-type="float" office:value="6.33999999999991" calcext:value-type="float">
            <text:p>6.34</text:p>
          </table:table-cell>
          <table:table-cell office:value-type="float" office:value="3.26999999999997" calcext:value-type="float">
            <text:p>3.27</text:p>
          </table:table-cell>
          <table:table-cell office:value-type="float" office:value="7.07999999999989" calcext:value-type="float">
            <text:p>7.08</text:p>
          </table:table-cell>
          <table:table-cell office:value-type="float" office:value="6.9899999999999" calcext:value-type="float">
            <text:p>6.99</text:p>
          </table:table-cell>
          <table:table-cell office:value-type="float" office:value="3.54999999999997" calcext:value-type="float">
            <text:p>3.55</text:p>
          </table:table-cell>
          <table:table-cell office:value-type="float" office:value="4.55999999999995" calcext:value-type="float">
            <text:p>4.56</text:p>
          </table:table-cell>
          <table:table-cell office:value-type="float" office:value="3.33999999999997" calcext:value-type="float">
            <text:p>3.34</text:p>
          </table:table-cell>
          <table:table-cell office:value-type="float" office:value="8.57999999999986" calcext:value-type="float">
            <text:p>8.58</text:p>
          </table:table-cell>
          <table:table-cell office:value-type="float" office:value="3.05999999999998" calcext:value-type="float">
            <text:p>3.06</text:p>
          </table:table-cell>
          <table:table-cell office:value-type="float" office:value="2.94999999999998" calcext:value-type="float">
            <text:p>2.95</text:p>
          </table:table-cell>
          <table:table-cell office:value-type="float" office:value="4.24999999999995" calcext:value-type="float">
            <text:p>4.25</text:p>
          </table:table-cell>
          <table:table-cell office:value-type="float" office:value="4.57999999999995" calcext:value-type="float">
            <text:p>4.58</text:p>
          </table:table-cell>
          <table:table-cell office:value-type="float" office:value="4.52999999999995" calcext:value-type="float">
            <text:p>4.53</text:p>
          </table:table-cell>
          <table:table-cell table:formula="of:=AVERAGE([.E82:.X82])" office:value-type="float" office:value="4.52699999999995" calcext:value-type="float">
            <text:p>4.527</text:p>
          </table:table-cell>
          <table:table-cell table:formula="of:=STDEV([.E82:.X82])" office:value-type="float" office:value="1.67020988280858" calcext:value-type="float">
            <text:p>1.6702098828</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6.7699999999999" calcext:value-type="float">
            <text:p>6.77</text:p>
          </table:table-cell>
          <table:table-cell office:value-type="float" office:value="2.36999999999999" calcext:value-type="float">
            <text:p>2.37</text:p>
          </table:table-cell>
          <table:table-cell office:value-type="float" office:value="5.90999999999992" calcext:value-type="float">
            <text:p>5.91</text:p>
          </table:table-cell>
          <table:table-cell office:value-type="float" office:value="4.29999999999995" calcext:value-type="float">
            <text:p>4.3</text:p>
          </table:table-cell>
          <table:table-cell office:value-type="float" office:value="7.83999999999988" calcext:value-type="float">
            <text:p>7.84</text:p>
          </table:table-cell>
          <table:table-cell office:value-type="float" office:value="4.64999999999995" calcext:value-type="float">
            <text:p>4.65</text:p>
          </table:table-cell>
          <table:table-cell office:value-type="float" office:value="3.17999999999998" calcext:value-type="float">
            <text:p>3.18</text:p>
          </table:table-cell>
          <table:table-cell office:value-type="float" office:value="3.14999999999998" calcext:value-type="float">
            <text:p>3.15</text:p>
          </table:table-cell>
          <table:table-cell office:value-type="float" office:value="17.88" calcext:value-type="float">
            <text:p>17.88</text:p>
          </table:table-cell>
          <table:table-cell office:value-type="float" office:value="5.38999999999993" calcext:value-type="float">
            <text:p>5.39</text:p>
          </table:table-cell>
          <table:table-cell office:value-type="float" office:value="4.50999999999995" calcext:value-type="float">
            <text:p>4.51</text:p>
          </table:table-cell>
          <table:table-cell office:value-type="float" office:value="5.50999999999993" calcext:value-type="float">
            <text:p>5.51</text:p>
          </table:table-cell>
          <table:table-cell office:value-type="float" office:value="10.5499999999998" calcext:value-type="float">
            <text:p>10.55</text:p>
          </table:table-cell>
          <table:table-cell office:value-type="float" office:value="3.00999999999998" calcext:value-type="float">
            <text:p>3.01</text:p>
          </table:table-cell>
          <table:table-cell office:value-type="float" office:value="5.93999999999992" calcext:value-type="float">
            <text:p>5.94</text:p>
          </table:table-cell>
          <table:table-cell office:value-type="float" office:value="2.51999999999999" calcext:value-type="float">
            <text:p>2.52</text:p>
          </table:table-cell>
          <table:table-cell office:value-type="float" office:value="3.44999999999997" calcext:value-type="float">
            <text:p>3.45</text:p>
          </table:table-cell>
          <table:table-cell office:value-type="float" office:value="2.77999999999998" calcext:value-type="float">
            <text:p>2.78</text:p>
          </table:table-cell>
          <table:table-cell office:value-type="float" office:value="5.36999999999993" calcext:value-type="float">
            <text:p>5.37</text:p>
          </table:table-cell>
          <table:table-cell office:value-type="float" office:value="20.1200000000003" calcext:value-type="float">
            <text:p>20.12</text:p>
          </table:table-cell>
          <table:table-cell table:formula="of:=AVERAGE([.E83:.X83])" office:value-type="float" office:value="6.25999999999996" calcext:value-type="float">
            <text:p>6.26</text:p>
          </table:table-cell>
          <table:table-cell table:formula="of:=STDEV([.E83:.X83])" office:value-type="float" office:value="4.80659853469007" calcext:value-type="float">
            <text:p>4.8065985347</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6.53999999999991" calcext:value-type="float">
            <text:p>6.54</text:p>
          </table:table-cell>
          <table:table-cell office:value-type="float" office:value="1.58" calcext:value-type="float">
            <text:p>1.58</text:p>
          </table:table-cell>
          <table:table-cell office:value-type="float" office:value="9.81999999999984" calcext:value-type="float">
            <text:p>9.82</text:p>
          </table:table-cell>
          <table:table-cell office:value-type="float" office:value="13.3799999999998" calcext:value-type="float">
            <text:p>13.38</text:p>
          </table:table-cell>
          <table:table-cell office:value-type="float" office:value="10.6999999999998" calcext:value-type="float">
            <text:p>10.7</text:p>
          </table:table-cell>
          <table:table-cell office:value-type="float" office:value="16.1999999999997" calcext:value-type="float">
            <text:p>16.2</text:p>
          </table:table-cell>
          <table:table-cell office:value-type="float" office:value="5.56999999999993" calcext:value-type="float">
            <text:p>5.57</text:p>
          </table:table-cell>
          <table:table-cell office:value-type="float" office:value="1.73" calcext:value-type="float">
            <text:p>1.73</text:p>
          </table:table-cell>
          <table:table-cell office:value-type="float" office:value="2.69999999999999" calcext:value-type="float">
            <text:p>2.7</text:p>
          </table:table-cell>
          <table:table-cell office:value-type="float" office:value="3.42999999999997" calcext:value-type="float">
            <text:p>3.43</text:p>
          </table:table-cell>
          <table:table-cell office:value-type="float" office:value="8.44999999999986" calcext:value-type="float">
            <text:p>8.45</text:p>
          </table:table-cell>
          <table:table-cell office:value-type="float" office:value="3.26999999999997" calcext:value-type="float">
            <text:p>3.27</text:p>
          </table:table-cell>
          <table:table-cell office:value-type="float" office:value="3.10999999999998" calcext:value-type="float">
            <text:p>3.11</text:p>
          </table:table-cell>
          <table:table-cell office:value-type="float" office:value="3.91999999999996" calcext:value-type="float">
            <text:p>3.92</text:p>
          </table:table-cell>
          <table:table-cell office:value-type="float" office:value="1.77" calcext:value-type="float">
            <text:p>1.77</text:p>
          </table:table-cell>
          <table:table-cell office:value-type="float" office:value="7.75999999999988" calcext:value-type="float">
            <text:p>7.76</text:p>
          </table:table-cell>
          <table:table-cell office:value-type="float" office:value="19.2100000000002" calcext:value-type="float">
            <text:p>19.21</text:p>
          </table:table-cell>
          <table:table-cell office:value-type="float" office:value="2.28" calcext:value-type="float">
            <text:p>2.28</text:p>
          </table:table-cell>
          <table:table-cell office:value-type="float" office:value="6.8599999999999" calcext:value-type="float">
            <text:p>6.86</text:p>
          </table:table-cell>
          <table:table-cell office:value-type="float" office:value="2.28" calcext:value-type="float">
            <text:p>2.28</text:p>
          </table:table-cell>
          <table:table-cell table:formula="of:=AVERAGE([.E84:.X84])" office:value-type="float" office:value="6.52799999999993" calcext:value-type="float">
            <text:p>6.528</text:p>
          </table:table-cell>
          <table:table-cell table:formula="of:=STDEV([.E84:.X84])" office:value-type="float" office:value="5.10622282895557" calcext:value-type="float">
            <text:p>5.106222829</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7.0099999999999" calcext:value-type="float">
            <text:p>7.01</text:p>
          </table:table-cell>
          <table:table-cell office:value-type="float" office:value="10.1799999999998" calcext:value-type="float">
            <text:p>10.18</text:p>
          </table:table-cell>
          <table:table-cell office:value-type="float" office:value="6.08999999999991" calcext:value-type="float">
            <text:p>6.09</text:p>
          </table:table-cell>
          <table:table-cell office:value-type="float" office:value="4.61999999999995" calcext:value-type="float">
            <text:p>4.62</text:p>
          </table:table-cell>
          <table:table-cell office:value-type="float" office:value="9.80999999999984" calcext:value-type="float">
            <text:p>9.81</text:p>
          </table:table-cell>
          <table:table-cell office:value-type="float" office:value="4.56999999999995" calcext:value-type="float">
            <text:p>4.57</text:p>
          </table:table-cell>
          <table:table-cell office:value-type="float" office:value="6.50999999999991" calcext:value-type="float">
            <text:p>6.51</text:p>
          </table:table-cell>
          <table:table-cell office:value-type="float" office:value="10.8299999999998" calcext:value-type="float">
            <text:p>10.83</text:p>
          </table:table-cell>
          <table:table-cell office:value-type="float" office:value="32.0500000000022" calcext:value-type="float">
            <text:p>32.05</text:p>
          </table:table-cell>
          <table:table-cell office:value-type="float" office:value="4.37999999999995" calcext:value-type="float">
            <text:p>4.38</text:p>
          </table:table-cell>
          <table:table-cell office:value-type="float" office:value="3.67999999999997" calcext:value-type="float">
            <text:p>3.68</text:p>
          </table:table-cell>
          <table:table-cell office:value-type="float" office:value="6.7899999999999" calcext:value-type="float">
            <text:p>6.79</text:p>
          </table:table-cell>
          <table:table-cell office:value-type="float" office:value="3.30999999999997" calcext:value-type="float">
            <text:p>3.31</text:p>
          </table:table-cell>
          <table:table-cell office:value-type="float" office:value="4.41999999999995" calcext:value-type="float">
            <text:p>4.42</text:p>
          </table:table-cell>
          <table:table-cell office:value-type="float" office:value="3.43999999999997" calcext:value-type="float">
            <text:p>3.44</text:p>
          </table:table-cell>
          <table:table-cell office:value-type="float" office:value="6.15999999999991" calcext:value-type="float">
            <text:p>6.16</text:p>
          </table:table-cell>
          <table:table-cell office:value-type="float" office:value="1.42" calcext:value-type="float">
            <text:p>1.42</text:p>
          </table:table-cell>
          <table:table-cell office:value-type="float" office:value="4.01999999999996" calcext:value-type="float">
            <text:p>4.02</text:p>
          </table:table-cell>
          <table:table-cell office:value-type="float" office:value="2.34999999999999" calcext:value-type="float">
            <text:p>2.35</text:p>
          </table:table-cell>
          <table:table-cell office:value-type="float" office:value="10.1899999999998" calcext:value-type="float">
            <text:p>10.19</text:p>
          </table:table-cell>
          <table:table-cell table:formula="of:=AVERAGE([.E85:.X85])" office:value-type="float" office:value="7.09150000000003" calcext:value-type="float">
            <text:p>7.0915</text:p>
          </table:table-cell>
          <table:table-cell table:formula="of:=STDEV([.E85:.X85])" office:value-type="float" office:value="6.47280974945481" calcext:value-type="float">
            <text:p>6.4728097495</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8.03999999999987" calcext:value-type="float">
            <text:p>8.04</text:p>
          </table:table-cell>
          <table:table-cell office:value-type="float" office:value="2.99999999999998" calcext:value-type="float">
            <text:p>3</text:p>
          </table:table-cell>
          <table:table-cell office:value-type="float" office:value="11.5099999999998" calcext:value-type="float">
            <text:p>11.51</text:p>
          </table:table-cell>
          <table:table-cell office:value-type="float" office:value="6.09999999999991" calcext:value-type="float">
            <text:p>6.1</text:p>
          </table:table-cell>
          <table:table-cell office:value-type="float" office:value="2.77999999999998" calcext:value-type="float">
            <text:p>2.78</text:p>
          </table:table-cell>
          <table:table-cell office:value-type="float" office:value="26.9200000000014" calcext:value-type="float">
            <text:p>26.92</text:p>
          </table:table-cell>
          <table:table-cell office:value-type="float" office:value="8.32999999999987" calcext:value-type="float">
            <text:p>8.33</text:p>
          </table:table-cell>
          <table:table-cell office:value-type="float" office:value="20.1500000000004" calcext:value-type="float">
            <text:p>20.15</text:p>
          </table:table-cell>
          <table:table-cell office:value-type="float" office:value="3.96999999999996" calcext:value-type="float">
            <text:p>3.97</text:p>
          </table:table-cell>
          <table:table-cell office:value-type="float" office:value="4.16999999999996" calcext:value-type="float">
            <text:p>4.17</text:p>
          </table:table-cell>
          <table:table-cell office:value-type="float" office:value="8.84999999999986" calcext:value-type="float">
            <text:p>8.85</text:p>
          </table:table-cell>
          <table:table-cell office:value-type="float" office:value="12.4599999999998" calcext:value-type="float">
            <text:p>12.46</text:p>
          </table:table-cell>
          <table:table-cell office:value-type="float" office:value="6.7999999999999" calcext:value-type="float">
            <text:p>6.8</text:p>
          </table:table-cell>
          <table:table-cell office:value-type="float" office:value="6.5999999999999" calcext:value-type="float">
            <text:p>6.6</text:p>
          </table:table-cell>
          <table:table-cell office:value-type="float" office:value="13.9299999999997" calcext:value-type="float">
            <text:p>13.93</text:p>
          </table:table-cell>
          <table:table-cell office:value-type="float" office:value="10.8399999999998" calcext:value-type="float">
            <text:p>10.84</text:p>
          </table:table-cell>
          <table:table-cell office:value-type="float" office:value="6.6199999999999" calcext:value-type="float">
            <text:p>6.62</text:p>
          </table:table-cell>
          <table:table-cell office:value-type="float" office:value="3.74999999999996" calcext:value-type="float">
            <text:p>3.75</text:p>
          </table:table-cell>
          <table:table-cell office:value-type="float" office:value="1.95" calcext:value-type="float">
            <text:p>1.95</text:p>
          </table:table-cell>
          <table:table-cell office:value-type="float" office:value="6.7399999999999" calcext:value-type="float">
            <text:p>6.74</text:p>
          </table:table-cell>
          <table:table-cell table:formula="of:=AVERAGE([.E86:.X86])" office:value-type="float" office:value="8.67549999999999" calcext:value-type="float">
            <text:p>8.6755</text:p>
          </table:table-cell>
          <table:table-cell table:formula="of:=STDEV([.E86:.X86])" office:value-type="float" office:value="6.16041392577196" calcext:value-type="float">
            <text:p>6.1604139258</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13.2199999999998" calcext:value-type="float">
            <text:p>13.22</text:p>
          </table:table-cell>
          <table:table-cell office:value-type="float" office:value="7.64999999999988" calcext:value-type="float">
            <text:p>7.65</text:p>
          </table:table-cell>
          <table:table-cell office:value-type="float" office:value="1.71" calcext:value-type="float">
            <text:p>1.71</text:p>
          </table:table-cell>
          <table:table-cell office:value-type="float" office:value="3.81999999999996" calcext:value-type="float">
            <text:p>3.82</text:p>
          </table:table-cell>
          <table:table-cell office:value-type="float" office:value="2" calcext:value-type="float">
            <text:p>2</text:p>
          </table:table-cell>
          <table:table-cell office:value-type="float" office:value="6.8199999999999" calcext:value-type="float">
            <text:p>6.82</text:p>
          </table:table-cell>
          <table:table-cell office:value-type="float" office:value="3.91999999999996" calcext:value-type="float">
            <text:p>3.92</text:p>
          </table:table-cell>
          <table:table-cell office:value-type="float" office:value="6.34999999999991" calcext:value-type="float">
            <text:p>6.35</text:p>
          </table:table-cell>
          <table:table-cell office:value-type="float" office:value="5.56999999999993" calcext:value-type="float">
            <text:p>5.57</text:p>
          </table:table-cell>
          <table:table-cell office:value-type="float" office:value="7.56999999999988" calcext:value-type="float">
            <text:p>7.57</text:p>
          </table:table-cell>
          <table:table-cell office:value-type="float" office:value="6.8299999999999" calcext:value-type="float">
            <text:p>6.83</text:p>
          </table:table-cell>
          <table:table-cell office:value-type="float" office:value="11.2499999999998" calcext:value-type="float">
            <text:p>11.25</text:p>
          </table:table-cell>
          <table:table-cell office:value-type="float" office:value="3.76999999999996" calcext:value-type="float">
            <text:p>3.77</text:p>
          </table:table-cell>
          <table:table-cell office:value-type="float" office:value="4.12999999999996" calcext:value-type="float">
            <text:p>4.13</text:p>
          </table:table-cell>
          <table:table-cell office:value-type="float" office:value="9.67999999999984" calcext:value-type="float">
            <text:p>9.68</text:p>
          </table:table-cell>
          <table:table-cell office:value-type="float" office:value="2.77999999999998" calcext:value-type="float">
            <text:p>2.78</text:p>
          </table:table-cell>
          <table:table-cell office:value-type="float" office:value="3.15999999999998" calcext:value-type="float">
            <text:p>3.16</text:p>
          </table:table-cell>
          <table:table-cell office:value-type="float" office:value="14.0899999999997" calcext:value-type="float">
            <text:p>14.09</text:p>
          </table:table-cell>
          <table:table-cell office:value-type="float" office:value="3.46999999999997" calcext:value-type="float">
            <text:p>3.47</text:p>
          </table:table-cell>
          <table:table-cell office:value-type="float" office:value="3.56999999999997" calcext:value-type="float">
            <text:p>3.57</text:p>
          </table:table-cell>
          <table:table-cell table:formula="of:=AVERAGE([.E87:.X87])" office:value-type="float" office:value="6.06799999999991" calcext:value-type="float">
            <text:p>6.068</text:p>
          </table:table-cell>
          <table:table-cell table:formula="of:=STDEV([.E87:.X87])" office:value-type="float" office:value="3.61384414075699" calcext:value-type="float">
            <text:p>3.6138441408</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3.47999999999997" calcext:value-type="float">
            <text:p>3.48</text:p>
          </table:table-cell>
          <table:table-cell office:value-type="float" office:value="5.35999999999993" calcext:value-type="float">
            <text:p>5.36</text:p>
          </table:table-cell>
          <table:table-cell office:value-type="float" office:value="2.85999999999998" calcext:value-type="float">
            <text:p>2.86</text:p>
          </table:table-cell>
          <table:table-cell office:value-type="float" office:value="6.8799999999999" calcext:value-type="float">
            <text:p>6.88</text:p>
          </table:table-cell>
          <table:table-cell office:value-type="float" office:value="4.70999999999994" calcext:value-type="float">
            <text:p>4.71</text:p>
          </table:table-cell>
          <table:table-cell office:value-type="float" office:value="7.79999999999988" calcext:value-type="float">
            <text:p>7.8</text:p>
          </table:table-cell>
          <table:table-cell office:value-type="float" office:value="5.48999999999993" calcext:value-type="float">
            <text:p>5.49</text:p>
          </table:table-cell>
          <table:table-cell office:value-type="float" office:value="2.56999999999999" calcext:value-type="float">
            <text:p>2.57</text:p>
          </table:table-cell>
          <table:table-cell office:value-type="float" office:value="13.0799999999998" calcext:value-type="float">
            <text:p>13.08</text:p>
          </table:table-cell>
          <table:table-cell office:value-type="float" office:value="2.03" calcext:value-type="float">
            <text:p>2.03</text:p>
          </table:table-cell>
          <table:table-cell office:value-type="float" office:value="3.20999999999998" calcext:value-type="float">
            <text:p>3.21</text:p>
          </table:table-cell>
          <table:table-cell office:value-type="float" office:value="4.07999999999996" calcext:value-type="float">
            <text:p>4.08</text:p>
          </table:table-cell>
          <table:table-cell office:value-type="float" office:value="2.59999999999999" calcext:value-type="float">
            <text:p>2.6</text:p>
          </table:table-cell>
          <table:table-cell office:value-type="float" office:value="6.9899999999999" calcext:value-type="float">
            <text:p>6.99</text:p>
          </table:table-cell>
          <table:table-cell office:value-type="float" office:value="8.55999999999986" calcext:value-type="float">
            <text:p>8.56</text:p>
          </table:table-cell>
          <table:table-cell office:value-type="float" office:value="12.1399999999998" calcext:value-type="float">
            <text:p>12.14</text:p>
          </table:table-cell>
          <table:table-cell office:value-type="float" office:value="10.6399999999998" calcext:value-type="float">
            <text:p>10.64</text:p>
          </table:table-cell>
          <table:table-cell office:value-type="float" office:value="6.9999999999999" calcext:value-type="float">
            <text:p>7</text:p>
          </table:table-cell>
          <table:table-cell office:value-type="float" office:value="3.57999999999997" calcext:value-type="float">
            <text:p>3.58</text:p>
          </table:table-cell>
          <table:table-cell office:value-type="float" office:value="2.26" calcext:value-type="float">
            <text:p>2.26</text:p>
          </table:table-cell>
          <table:table-cell table:formula="of:=AVERAGE([.E88:.X88])" office:value-type="float" office:value="5.76599999999992" calcext:value-type="float">
            <text:p>5.766</text:p>
          </table:table-cell>
          <table:table-cell table:formula="of:=STDEV([.E88:.X88])" office:value-type="float" office:value="3.32259156936895" calcext:value-type="float">
            <text:p>3.3225915694</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7.28999999999989" calcext:value-type="float">
            <text:p>7.29</text:p>
          </table:table-cell>
          <table:table-cell office:value-type="float" office:value="7.11999999999989" calcext:value-type="float">
            <text:p>7.12</text:p>
          </table:table-cell>
          <table:table-cell office:value-type="float" office:value="5.52999999999993" calcext:value-type="float">
            <text:p>5.53</text:p>
          </table:table-cell>
          <table:table-cell office:value-type="float" office:value="5.13999999999994" calcext:value-type="float">
            <text:p>5.14</text:p>
          </table:table-cell>
          <table:table-cell office:value-type="float" office:value="2.41999999999999" calcext:value-type="float">
            <text:p>2.42</text:p>
          </table:table-cell>
          <table:table-cell office:value-type="float" office:value="2.48999999999999" calcext:value-type="float">
            <text:p>2.49</text:p>
          </table:table-cell>
          <table:table-cell office:value-type="float" office:value="4.66999999999995" calcext:value-type="float">
            <text:p>4.67</text:p>
          </table:table-cell>
          <table:table-cell office:value-type="float" office:value="6.42999999999991" calcext:value-type="float">
            <text:p>6.43</text:p>
          </table:table-cell>
          <table:table-cell office:value-type="float" office:value="4.07999999999996" calcext:value-type="float">
            <text:p>4.08</text:p>
          </table:table-cell>
          <table:table-cell office:value-type="float" office:value="3.10999999999998" calcext:value-type="float">
            <text:p>3.11</text:p>
          </table:table-cell>
          <table:table-cell office:value-type="float" office:value="4.51999999999995" calcext:value-type="float">
            <text:p>4.52</text:p>
          </table:table-cell>
          <table:table-cell office:value-type="float" office:value="4.96999999999994" calcext:value-type="float">
            <text:p>4.97</text:p>
          </table:table-cell>
          <table:table-cell office:value-type="float" office:value="8.06999999999987" calcext:value-type="float">
            <text:p>8.07</text:p>
          </table:table-cell>
          <table:table-cell office:value-type="float" office:value="4.23999999999995" calcext:value-type="float">
            <text:p>4.24</text:p>
          </table:table-cell>
          <table:table-cell office:value-type="float" office:value="2.85999999999998" calcext:value-type="float">
            <text:p>2.86</text:p>
          </table:table-cell>
          <table:table-cell office:value-type="float" office:value="8.05999999999987" calcext:value-type="float">
            <text:p>8.06</text:p>
          </table:table-cell>
          <table:table-cell office:value-type="float" office:value="13.4299999999998" calcext:value-type="float">
            <text:p>13.43</text:p>
          </table:table-cell>
          <table:table-cell office:value-type="float" office:value="5.95999999999992" calcext:value-type="float">
            <text:p>5.96</text:p>
          </table:table-cell>
          <table:table-cell office:value-type="float" office:value="4.25999999999995" calcext:value-type="float">
            <text:p>4.26</text:p>
          </table:table-cell>
          <table:table-cell office:value-type="float" office:value="3.79999999999996" calcext:value-type="float">
            <text:p>3.8</text:p>
          </table:table-cell>
          <table:table-cell table:formula="of:=AVERAGE([.E89:.X89])" office:value-type="float" office:value="5.42249999999993" calcext:value-type="float">
            <text:p>5.4225</text:p>
          </table:table-cell>
          <table:table-cell table:formula="of:=STDEV([.E89:.X89])" office:value-type="float" office:value="2.55619757699425" calcext:value-type="float">
            <text:p>2.556197577</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5.16999999999993" calcext:value-type="float">
            <text:p>5.17</text:p>
          </table:table-cell>
          <table:table-cell office:value-type="float" office:value="2.57999999999999" calcext:value-type="float">
            <text:p>2.58</text:p>
          </table:table-cell>
          <table:table-cell office:value-type="float" office:value="3.45999999999997" calcext:value-type="float">
            <text:p>3.46</text:p>
          </table:table-cell>
          <table:table-cell office:value-type="float" office:value="3.39999999999997" calcext:value-type="float">
            <text:p>3.4</text:p>
          </table:table-cell>
          <table:table-cell office:value-type="float" office:value="4.06999999999996" calcext:value-type="float">
            <text:p>4.07</text:p>
          </table:table-cell>
          <table:table-cell office:value-type="float" office:value="8.08999999999987" calcext:value-type="float">
            <text:p>8.09</text:p>
          </table:table-cell>
          <table:table-cell office:value-type="float" office:value="4.50999999999995" calcext:value-type="float">
            <text:p>4.51</text:p>
          </table:table-cell>
          <table:table-cell office:value-type="float" office:value="6.6899999999999" calcext:value-type="float">
            <text:p>6.69</text:p>
          </table:table-cell>
          <table:table-cell office:value-type="float" office:value="3.74999999999996" calcext:value-type="float">
            <text:p>3.75</text:p>
          </table:table-cell>
          <table:table-cell office:value-type="float" office:value="5.78999999999992" calcext:value-type="float">
            <text:p>5.79</text:p>
          </table:table-cell>
          <table:table-cell office:value-type="float" office:value="2.12" calcext:value-type="float">
            <text:p>2.12</text:p>
          </table:table-cell>
          <table:table-cell office:value-type="float" office:value="6.6599999999999" calcext:value-type="float">
            <text:p>6.66</text:p>
          </table:table-cell>
          <table:table-cell office:value-type="float" office:value="9.80999999999984" calcext:value-type="float">
            <text:p>9.81</text:p>
          </table:table-cell>
          <table:table-cell office:value-type="float" office:value="3.35999999999997" calcext:value-type="float">
            <text:p>3.36</text:p>
          </table:table-cell>
          <table:table-cell office:value-type="float" office:value="5.36999999999993" calcext:value-type="float">
            <text:p>5.37</text:p>
          </table:table-cell>
          <table:table-cell office:value-type="float" office:value="8.91999999999985" calcext:value-type="float">
            <text:p>8.92</text:p>
          </table:table-cell>
          <table:table-cell office:value-type="float" office:value="5.15999999999993" calcext:value-type="float">
            <text:p>5.16</text:p>
          </table:table-cell>
          <table:table-cell office:value-type="float" office:value="5.67999999999992" calcext:value-type="float">
            <text:p>5.68</text:p>
          </table:table-cell>
          <table:table-cell office:value-type="float" office:value="17.0599999999999" calcext:value-type="float">
            <text:p>17.06</text:p>
          </table:table-cell>
          <table:table-cell office:value-type="float" office:value="2.45999999999999" calcext:value-type="float">
            <text:p>2.46</text:p>
          </table:table-cell>
          <table:table-cell table:formula="of:=AVERAGE([.E90:.X90])" office:value-type="float" office:value="5.70549999999993" calcext:value-type="float">
            <text:p>5.7055</text:p>
          </table:table-cell>
          <table:table-cell table:formula="of:=STDEV([.E90:.X90])" office:value-type="float" office:value="3.41298060043521" calcext:value-type="float">
            <text:p>3.4129806004</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4.71999999999994" calcext:value-type="float">
            <text:p>4.72</text:p>
          </table:table-cell>
          <table:table-cell office:value-type="float" office:value="6.6999999999999" calcext:value-type="float">
            <text:p>6.7</text:p>
          </table:table-cell>
          <table:table-cell office:value-type="float" office:value="4.05999999999996" calcext:value-type="float">
            <text:p>4.06</text:p>
          </table:table-cell>
          <table:table-cell office:value-type="float" office:value="1.66" calcext:value-type="float">
            <text:p>1.66</text:p>
          </table:table-cell>
          <table:table-cell office:value-type="float" office:value="2.76999999999998" calcext:value-type="float">
            <text:p>2.77</text:p>
          </table:table-cell>
          <table:table-cell office:value-type="float" office:value="3.38999999999997" calcext:value-type="float">
            <text:p>3.39</text:p>
          </table:table-cell>
          <table:table-cell office:value-type="float" office:value="9.42999999999984" calcext:value-type="float">
            <text:p>9.43</text:p>
          </table:table-cell>
          <table:table-cell office:value-type="float" office:value="17.87" calcext:value-type="float">
            <text:p>17.87</text:p>
          </table:table-cell>
          <table:table-cell office:value-type="float" office:value="13.4599999999998" calcext:value-type="float">
            <text:p>13.46</text:p>
          </table:table-cell>
          <table:table-cell office:value-type="float" office:value="5.41999999999993" calcext:value-type="float">
            <text:p>5.42</text:p>
          </table:table-cell>
          <table:table-cell office:value-type="float" office:value="1.73" calcext:value-type="float">
            <text:p>1.73</text:p>
          </table:table-cell>
          <table:table-cell office:value-type="float" office:value="2.51999999999999" calcext:value-type="float">
            <text:p>2.52</text:p>
          </table:table-cell>
          <table:table-cell office:value-type="float" office:value="4.33999999999995" calcext:value-type="float">
            <text:p>4.34</text:p>
          </table:table-cell>
          <table:table-cell office:value-type="float" office:value="8.34999999999987" calcext:value-type="float">
            <text:p>8.35</text:p>
          </table:table-cell>
          <table:table-cell office:value-type="float" office:value="2.26" calcext:value-type="float">
            <text:p>2.26</text:p>
          </table:table-cell>
          <table:table-cell office:value-type="float" office:value="5.69999999999992" calcext:value-type="float">
            <text:p>5.7</text:p>
          </table:table-cell>
          <table:table-cell office:value-type="float" office:value="6.6499999999999" calcext:value-type="float">
            <text:p>6.65</text:p>
          </table:table-cell>
          <table:table-cell office:value-type="float" office:value="9.05999999999985" calcext:value-type="float">
            <text:p>9.06</text:p>
          </table:table-cell>
          <table:table-cell office:value-type="float" office:value="5.71999999999992" calcext:value-type="float">
            <text:p>5.72</text:p>
          </table:table-cell>
          <table:table-cell office:value-type="float" office:value="4.05999999999996" calcext:value-type="float">
            <text:p>4.06</text:p>
          </table:table-cell>
          <table:table-cell table:formula="of:=AVERAGE([.E91:.X91])" office:value-type="float" office:value="5.99349999999993" calcext:value-type="float">
            <text:p>5.9935</text:p>
          </table:table-cell>
          <table:table-cell table:formula="of:=STDEV([.E91:.X91])" office:value-type="float" office:value="4.08430020418363" calcext:value-type="float">
            <text:p>4.0843002042</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10.5499999999998" calcext:value-type="float">
            <text:p>10.55</text:p>
          </table:table-cell>
          <table:table-cell office:value-type="float" office:value="7.06999999999989" calcext:value-type="float">
            <text:p>7.07</text:p>
          </table:table-cell>
          <table:table-cell office:value-type="float" office:value="6.39999999999991" calcext:value-type="float">
            <text:p>6.4</text:p>
          </table:table-cell>
          <table:table-cell office:value-type="float" office:value="5.48999999999993" calcext:value-type="float">
            <text:p>5.49</text:p>
          </table:table-cell>
          <table:table-cell office:value-type="float" office:value="5.06999999999994" calcext:value-type="float">
            <text:p>5.07</text:p>
          </table:table-cell>
          <table:table-cell office:value-type="float" office:value="3.86999999999996" calcext:value-type="float">
            <text:p>3.87</text:p>
          </table:table-cell>
          <table:table-cell office:value-type="float" office:value="3.06999999999998" calcext:value-type="float">
            <text:p>3.07</text:p>
          </table:table-cell>
          <table:table-cell office:value-type="float" office:value="10.8999999999998" calcext:value-type="float">
            <text:p>10.9</text:p>
          </table:table-cell>
          <table:table-cell office:value-type="float" office:value="6.6499999999999" calcext:value-type="float">
            <text:p>6.65</text:p>
          </table:table-cell>
          <table:table-cell office:value-type="float" office:value="3.90999999999996" calcext:value-type="float">
            <text:p>3.91</text:p>
          </table:table-cell>
          <table:table-cell office:value-type="float" office:value="7.30999999999989" calcext:value-type="float">
            <text:p>7.31</text:p>
          </table:table-cell>
          <table:table-cell office:value-type="float" office:value="5.51999999999993" calcext:value-type="float">
            <text:p>5.52</text:p>
          </table:table-cell>
          <table:table-cell office:value-type="float" office:value="11.6099999999998" calcext:value-type="float">
            <text:p>11.61</text:p>
          </table:table-cell>
          <table:table-cell office:value-type="float" office:value="5.53999999999993" calcext:value-type="float">
            <text:p>5.54</text:p>
          </table:table-cell>
          <table:table-cell office:value-type="float" office:value="4.93999999999994" calcext:value-type="float">
            <text:p>4.94</text:p>
          </table:table-cell>
          <table:table-cell office:value-type="float" office:value="29.0900000000017" calcext:value-type="float">
            <text:p>29.09</text:p>
          </table:table-cell>
          <table:table-cell office:value-type="float" office:value="8.97999999999985" calcext:value-type="float">
            <text:p>8.98</text:p>
          </table:table-cell>
          <table:table-cell office:value-type="float" office:value="7.65999999999988" calcext:value-type="float">
            <text:p>7.66</text:p>
          </table:table-cell>
          <table:table-cell office:value-type="float" office:value="3.34999999999997" calcext:value-type="float">
            <text:p>3.35</text:p>
          </table:table-cell>
          <table:table-cell office:value-type="float" office:value="5.01999999999994" calcext:value-type="float">
            <text:p>5.02</text:p>
          </table:table-cell>
          <table:table-cell table:formula="of:=AVERAGE([.E92:.X92])" office:value-type="float" office:value="7.6" calcext:value-type="float">
            <text:p>7.6</text:p>
          </table:table-cell>
          <table:table-cell table:formula="of:=STDEV([.E92:.X92])" office:value-type="float" office:value="5.6259530186827" calcext:value-type="float">
            <text:p>5.6259530187</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2.43999999999999" calcext:value-type="float">
            <text:p>2.44</text:p>
          </table:table-cell>
          <table:table-cell office:value-type="float" office:value="2.76999999999998" calcext:value-type="float">
            <text:p>2.77</text:p>
          </table:table-cell>
          <table:table-cell office:value-type="float" office:value="2.88999999999998" calcext:value-type="float">
            <text:p>2.89</text:p>
          </table:table-cell>
          <table:table-cell office:value-type="float" office:value="4.23999999999995" calcext:value-type="float">
            <text:p>4.24</text:p>
          </table:table-cell>
          <table:table-cell office:value-type="float" office:value="2.55999999999999" calcext:value-type="float">
            <text:p>2.56</text:p>
          </table:table-cell>
          <table:table-cell office:value-type="float" office:value="8.05999999999987" calcext:value-type="float">
            <text:p>8.06</text:p>
          </table:table-cell>
          <table:table-cell office:value-type="float" office:value="4.62999999999995" calcext:value-type="float">
            <text:p>4.63</text:p>
          </table:table-cell>
          <table:table-cell office:value-type="float" office:value="19.4200000000002" calcext:value-type="float">
            <text:p>19.42</text:p>
          </table:table-cell>
          <table:table-cell office:value-type="float" office:value="9.87999999999983" calcext:value-type="float">
            <text:p>9.88</text:p>
          </table:table-cell>
          <table:table-cell office:value-type="float" office:value="2.07" calcext:value-type="float">
            <text:p>2.07</text:p>
          </table:table-cell>
          <table:table-cell office:value-type="float" office:value="10.4999999999998" calcext:value-type="float">
            <text:p>10.5</text:p>
          </table:table-cell>
          <table:table-cell office:value-type="float" office:value="4.27999999999995" calcext:value-type="float">
            <text:p>4.28</text:p>
          </table:table-cell>
          <table:table-cell office:value-type="float" office:value="4.89999999999994" calcext:value-type="float">
            <text:p>4.9</text:p>
          </table:table-cell>
          <table:table-cell office:value-type="float" office:value="7.78999999999988" calcext:value-type="float">
            <text:p>7.79</text:p>
          </table:table-cell>
          <table:table-cell office:value-type="float" office:value="2.77999999999998" calcext:value-type="float">
            <text:p>2.78</text:p>
          </table:table-cell>
          <table:table-cell office:value-type="float" office:value="6.22999999999991" calcext:value-type="float">
            <text:p>6.23</text:p>
          </table:table-cell>
          <table:table-cell office:value-type="float" office:value="5.93999999999992" calcext:value-type="float">
            <text:p>5.94</text:p>
          </table:table-cell>
          <table:table-cell office:value-type="float" office:value="4.09999999999996" calcext:value-type="float">
            <text:p>4.1</text:p>
          </table:table-cell>
          <table:table-cell office:value-type="float" office:value="2.16" calcext:value-type="float">
            <text:p>2.16</text:p>
          </table:table-cell>
          <table:table-cell office:value-type="float" office:value="13.7299999999998" calcext:value-type="float">
            <text:p>13.73</text:p>
          </table:table-cell>
          <table:table-cell table:formula="of:=AVERAGE([.E93:.X93])" office:value-type="float" office:value="6.06849999999995" calcext:value-type="float">
            <text:p>6.0685</text:p>
          </table:table-cell>
          <table:table-cell table:formula="of:=STDEV([.E93:.X93])" office:value-type="float" office:value="4.47500693913017" calcext:value-type="float">
            <text:p>4.4750069391</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2.55999999999999" calcext:value-type="float">
            <text:p>2.56</text:p>
          </table:table-cell>
          <table:table-cell office:value-type="float" office:value="3.47999999999997" calcext:value-type="float">
            <text:p>3.48</text:p>
          </table:table-cell>
          <table:table-cell office:value-type="float" office:value="4.78999999999994" calcext:value-type="float">
            <text:p>4.79</text:p>
          </table:table-cell>
          <table:table-cell office:value-type="float" office:value="4.38999999999995" calcext:value-type="float">
            <text:p>4.39</text:p>
          </table:table-cell>
          <table:table-cell office:value-type="float" office:value="3.08999999999998" calcext:value-type="float">
            <text:p>3.09</text:p>
          </table:table-cell>
          <table:table-cell office:value-type="float" office:value="5.12999999999994" calcext:value-type="float">
            <text:p>5.13</text:p>
          </table:table-cell>
          <table:table-cell office:value-type="float" office:value="6.6699999999999" calcext:value-type="float">
            <text:p>6.67</text:p>
          </table:table-cell>
          <table:table-cell office:value-type="float" office:value="6.09999999999991" calcext:value-type="float">
            <text:p>6.1</text:p>
          </table:table-cell>
          <table:table-cell office:value-type="float" office:value="3.67999999999997" calcext:value-type="float">
            <text:p>3.68</text:p>
          </table:table-cell>
          <table:table-cell office:value-type="float" office:value="6.6099999999999" calcext:value-type="float">
            <text:p>6.61</text:p>
          </table:table-cell>
          <table:table-cell office:value-type="float" office:value="2.06" calcext:value-type="float">
            <text:p>2.06</text:p>
          </table:table-cell>
          <table:table-cell office:value-type="float" office:value="3.64999999999997" calcext:value-type="float">
            <text:p>3.65</text:p>
          </table:table-cell>
          <table:table-cell office:value-type="float" office:value="1.54" calcext:value-type="float">
            <text:p>1.54</text:p>
          </table:table-cell>
          <table:table-cell office:value-type="float" office:value="5.43999999999993" calcext:value-type="float">
            <text:p>5.44</text:p>
          </table:table-cell>
          <table:table-cell office:value-type="float" office:value="8.21999999999987" calcext:value-type="float">
            <text:p>8.22</text:p>
          </table:table-cell>
          <table:table-cell office:value-type="float" office:value="2.60999999999999" calcext:value-type="float">
            <text:p>2.61</text:p>
          </table:table-cell>
          <table:table-cell office:value-type="float" office:value="6.47999999999991" calcext:value-type="float">
            <text:p>6.48</text:p>
          </table:table-cell>
          <table:table-cell office:value-type="float" office:value="4.30999999999995" calcext:value-type="float">
            <text:p>4.31</text:p>
          </table:table-cell>
          <table:table-cell office:value-type="float" office:value="2.48999999999999" calcext:value-type="float">
            <text:p>2.49</text:p>
          </table:table-cell>
          <table:table-cell office:value-type="float" office:value="4.94999999999994" calcext:value-type="float">
            <text:p>4.95</text:p>
          </table:table-cell>
          <table:table-cell table:formula="of:=AVERAGE([.E94:.X94])" office:value-type="float" office:value="4.41249999999995" calcext:value-type="float">
            <text:p>4.4125</text:p>
          </table:table-cell>
          <table:table-cell table:formula="of:=STDEV([.E94:.X94])" office:value-type="float" office:value="1.79848437653249" calcext:value-type="float">
            <text:p>1.7984843765</text:p>
          </table:table-cell>
          <table:table-cell table:number-columns-repeated="25"/>
        </table:table-row>
        <table:table-row table:style-name="ro1" table:number-rows-repeated="6">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table:style-name="Default" office:value-type="string" calcext:value-type="string">
            <text:p>Eta=1</text:p>
          </table:table-cell>
          <table:table-cell office:value-type="string" calcext:value-type="string">
            <text:p>Eta=10</text:p>
          </table:table-cell>
          <table:table-cell/>
          <table:table-cell table:style-name="Default" table:number-columns-repeated="19"/>
          <table:table-cell office:value-type="string" calcext:value-type="string">
            <text:p>Eta=0.01</text:p>
          </table:table-cell>
          <table:table-cell office:value-type="string" calcext:value-type="string">
            <text:p>Eta=0.1</text:p>
          </table:table-cell>
          <table:table-cell office:value-type="string" calcext:value-type="string">
            <text:p>Eta=1</text:p>
          </table:table-cell>
          <table:table-cell office:value-type="string" calcext:value-type="string">
            <text:p>Eta=10</text:p>
          </table:table-cell>
          <table:table-cell table:number-columns-repeated="21"/>
        </table:table-row>
        <table:table-row table:style-name="ro1">
          <table:table-cell table:number-columns-repeated="2"/>
          <table:table-cell table:formula="of:=[.Y3]" office:value-type="float" office:value="27.9880000000011" calcext:value-type="float">
            <text:p>27.988</text:p>
          </table:table-cell>
          <table:table-cell table:style-name="Default" table:formula="of:=[.Y26]" office:value-type="float" office:value="24.2835000000004" calcext:value-type="float">
            <text:p>24.2835</text:p>
          </table:table-cell>
          <table:table-cell table:style-name="Default" table:formula="of:=[.Y51]" office:value-type="float" office:value="31.3655000000017" calcext:value-type="float">
            <text:p>31.3655</text:p>
          </table:table-cell>
          <table:table-cell table:formula="of:=[.Y75]" office:value-type="float" office:value="28.1215000000009" calcext:value-type="float">
            <text:p>28.1215</text:p>
          </table:table-cell>
          <table:table-cell/>
          <table:table-cell table:style-name="Default" table:number-columns-repeated="19"/>
          <table:table-cell office:value-type="float" office:value="26.4285000000008" calcext:value-type="float">
            <text:p>26.4285</text:p>
          </table:table-cell>
          <table:table-cell office:value-type="float" office:value="31.5245000000003" calcext:value-type="float">
            <text:p>31.5245</text:p>
          </table:table-cell>
          <table:table-cell office:value-type="float" office:value="26.551" calcext:value-type="float">
            <text:p>26.551</text:p>
          </table:table-cell>
          <table:table-cell office:value-type="float" office:value="33.9225000000019" calcext:value-type="float">
            <text:p>33.9225</text:p>
          </table:table-cell>
          <table:table-cell table:number-columns-repeated="21"/>
        </table:table-row>
        <table:table-row table:style-name="ro1">
          <table:table-cell table:number-columns-repeated="2"/>
          <table:table-cell table:formula="of:=[.Y4]" office:value-type="float" office:value="18.9860000000001" calcext:value-type="float">
            <text:p>18.986</text:p>
          </table:table-cell>
          <table:table-cell table:style-name="Default" table:formula="of:=[.Y27]" office:value-type="float" office:value="25.1900000000001" calcext:value-type="float">
            <text:p>25.19</text:p>
          </table:table-cell>
          <table:table-cell table:style-name="Default" table:formula="of:=[.Y52]" office:value-type="float" office:value="21.2145000000006" calcext:value-type="float">
            <text:p>21.2145</text:p>
          </table:table-cell>
          <table:table-cell table:formula="of:=[.Y76]" office:value-type="float" office:value="17.1515000000002" calcext:value-type="float">
            <text:p>17.1515</text:p>
          </table:table-cell>
          <table:table-cell/>
          <table:table-cell table:style-name="Default" table:number-columns-repeated="19"/>
          <table:table-cell office:value-type="float" office:value="25.4554999999996" calcext:value-type="float">
            <text:p>25.4555</text:p>
          </table:table-cell>
          <table:table-cell office:value-type="float" office:value="12.5070000000001" calcext:value-type="float">
            <text:p>12.507</text:p>
          </table:table-cell>
          <table:table-cell office:value-type="float" office:value="17.7885" calcext:value-type="float">
            <text:p>17.7885</text:p>
          </table:table-cell>
          <table:table-cell office:value-type="float" office:value="12.603" calcext:value-type="float">
            <text:p>12.603</text:p>
          </table:table-cell>
          <table:table-cell table:number-columns-repeated="21"/>
        </table:table-row>
        <table:table-row table:style-name="ro1">
          <table:table-cell table:number-columns-repeated="2"/>
          <table:table-cell table:formula="of:=[.Y5]" office:value-type="float" office:value="30.5545000000021" calcext:value-type="float">
            <text:p>30.5545</text:p>
          </table:table-cell>
          <table:table-cell table:style-name="Default" table:formula="of:=[.Y28]" office:value-type="float" office:value="13.1430000000002" calcext:value-type="float">
            <text:p>13.143</text:p>
          </table:table-cell>
          <table:table-cell table:style-name="Default" table:formula="of:=[.Y53]" office:value-type="float" office:value="16.5510000000002" calcext:value-type="float">
            <text:p>16.551</text:p>
          </table:table-cell>
          <table:table-cell table:formula="of:=[.Y77]" office:value-type="float" office:value="9.555" calcext:value-type="float">
            <text:p>9.555</text:p>
          </table:table-cell>
          <table:table-cell/>
          <table:table-cell table:style-name="Default" table:number-columns-repeated="19"/>
          <table:table-cell office:value-type="float" office:value="21.2515000000011" calcext:value-type="float">
            <text:p>21.2515</text:p>
          </table:table-cell>
          <table:table-cell office:value-type="float" office:value="6.5949999999999" calcext:value-type="float">
            <text:p>6.595</text:p>
          </table:table-cell>
          <table:table-cell office:value-type="float" office:value="9.46299999999985" calcext:value-type="float">
            <text:p>9.463</text:p>
          </table:table-cell>
          <table:table-cell office:value-type="float" office:value="13.8280000000001" calcext:value-type="float">
            <text:p>13.828</text:p>
          </table:table-cell>
          <table:table-cell table:number-columns-repeated="21"/>
        </table:table-row>
        <table:table-row table:style-name="ro1">
          <table:table-cell table:number-columns-repeated="2"/>
          <table:table-cell table:formula="of:=[.Y6]" office:value-type="float" office:value="26.7965000000006" calcext:value-type="float">
            <text:p>26.7965</text:p>
          </table:table-cell>
          <table:table-cell table:style-name="Default" table:formula="of:=[.Y29]" office:value-type="float" office:value="13.3079999999999" calcext:value-type="float">
            <text:p>13.308</text:p>
          </table:table-cell>
          <table:table-cell table:style-name="Default" table:formula="of:=[.Y54]" office:value-type="float" office:value="8.55550000000009" calcext:value-type="float">
            <text:p>8.5555</text:p>
          </table:table-cell>
          <table:table-cell table:formula="of:=[.Y78]" office:value-type="float" office:value="10.8795000000001" calcext:value-type="float">
            <text:p>10.8795</text:p>
          </table:table-cell>
          <table:table-cell/>
          <table:table-cell table:style-name="Default" table:number-columns-repeated="19"/>
          <table:table-cell office:value-type="float" office:value="10.463" calcext:value-type="float">
            <text:p>10.463</text:p>
          </table:table-cell>
          <table:table-cell office:value-type="float" office:value="7.35350000000004" calcext:value-type="float">
            <text:p>7.3535</text:p>
          </table:table-cell>
          <table:table-cell office:value-type="float" office:value="8.9924999999999" calcext:value-type="float">
            <text:p>8.9925</text:p>
          </table:table-cell>
          <table:table-cell office:value-type="float" office:value="9.48999999999999" calcext:value-type="float">
            <text:p>9.49</text:p>
          </table:table-cell>
          <table:table-cell table:number-columns-repeated="21"/>
        </table:table-row>
        <table:table-row table:style-name="ro1">
          <table:table-cell table:number-columns-repeated="2"/>
          <table:table-cell table:formula="of:=[.Y7]" office:value-type="float" office:value="29.3850000000014" calcext:value-type="float">
            <text:p>29.385</text:p>
          </table:table-cell>
          <table:table-cell table:style-name="Default" table:formula="of:=[.Y30]" office:value-type="float" office:value="12.8150000000002" calcext:value-type="float">
            <text:p>12.815</text:p>
          </table:table-cell>
          <table:table-cell table:style-name="Default" table:formula="of:=[.Y55]" office:value-type="float" office:value="6.97349999999992" calcext:value-type="float">
            <text:p>6.9735</text:p>
          </table:table-cell>
          <table:table-cell table:formula="of:=[.Y79]" office:value-type="float" office:value="8.6309999999999" calcext:value-type="float">
            <text:p>8.631</text:p>
          </table:table-cell>
          <table:table-cell/>
          <table:table-cell table:style-name="Default" table:number-columns-repeated="19"/>
          <table:table-cell office:value-type="float" office:value="17.2425" calcext:value-type="float">
            <text:p>17.2425</text:p>
          </table:table-cell>
          <table:table-cell office:value-type="float" office:value="5.66699999999992" calcext:value-type="float">
            <text:p>5.667</text:p>
          </table:table-cell>
          <table:table-cell office:value-type="float" office:value="5.87949999999995" calcext:value-type="float">
            <text:p>5.8795</text:p>
          </table:table-cell>
          <table:table-cell office:value-type="float" office:value="10.7090000000003" calcext:value-type="float">
            <text:p>10.709</text:p>
          </table:table-cell>
          <table:table-cell table:number-columns-repeated="21"/>
        </table:table-row>
        <table:table-row table:style-name="ro1">
          <table:table-cell table:number-columns-repeated="2"/>
          <table:table-cell table:formula="of:=[.Y8]" office:value-type="float" office:value="19.804" calcext:value-type="float">
            <text:p>19.804</text:p>
          </table:table-cell>
          <table:table-cell table:style-name="Default" table:formula="of:=[.Y31]" office:value-type="float" office:value="12.1849999999999" calcext:value-type="float">
            <text:p>12.185</text:p>
          </table:table-cell>
          <table:table-cell table:style-name="Default" table:formula="of:=[.Y56]" office:value-type="float" office:value="8.56049999999988" calcext:value-type="float">
            <text:p>8.5605</text:p>
          </table:table-cell>
          <table:table-cell table:formula="of:=[.Y80]" office:value-type="float" office:value="8.19199999999999" calcext:value-type="float">
            <text:p>8.192</text:p>
          </table:table-cell>
          <table:table-cell/>
          <table:table-cell table:style-name="Default" table:number-columns-repeated="19"/>
          <table:table-cell office:value-type="float" office:value="8.33999999999997" calcext:value-type="float">
            <text:p>8.34</text:p>
          </table:table-cell>
          <table:table-cell office:value-type="float" office:value="8.30999999999994" calcext:value-type="float">
            <text:p>8.31</text:p>
          </table:table-cell>
          <table:table-cell office:value-type="float" office:value="5.74799999999992" calcext:value-type="float">
            <text:p>5.748</text:p>
          </table:table-cell>
          <table:table-cell office:value-type="float" office:value="8.82850000000002" calcext:value-type="float">
            <text:p>8.8285</text:p>
          </table:table-cell>
          <table:table-cell table:number-columns-repeated="21"/>
        </table:table-row>
        <table:table-row table:style-name="ro1">
          <table:table-cell table:number-columns-repeated="2"/>
          <table:table-cell table:formula="of:=[.Y9]" office:value-type="float" office:value="21.0150000000003" calcext:value-type="float">
            <text:p>21.015</text:p>
          </table:table-cell>
          <table:table-cell table:style-name="Default" table:formula="of:=[.Y32]" office:value-type="float" office:value="13.5690000000003" calcext:value-type="float">
            <text:p>13.569</text:p>
          </table:table-cell>
          <table:table-cell table:style-name="Default" table:formula="of:=[.Y57]" office:value-type="float" office:value="7.65499999999988" calcext:value-type="float">
            <text:p>7.655</text:p>
          </table:table-cell>
          <table:table-cell table:formula="of:=[.Y81]" office:value-type="float" office:value="7.21499999999997" calcext:value-type="float">
            <text:p>7.215</text:p>
          </table:table-cell>
          <table:table-cell/>
          <table:table-cell table:style-name="Default" table:number-columns-repeated="19"/>
          <table:table-cell office:value-type="float" office:value="14.0255" calcext:value-type="float">
            <text:p>14.0255</text:p>
          </table:table-cell>
          <table:table-cell office:value-type="float" office:value="5.86199999999994" calcext:value-type="float">
            <text:p>5.862</text:p>
          </table:table-cell>
          <table:table-cell office:value-type="float" office:value="6.00799999999992" calcext:value-type="float">
            <text:p>6.008</text:p>
          </table:table-cell>
          <table:table-cell office:value-type="float" office:value="7.64950000000002" calcext:value-type="float">
            <text:p>7.6495</text:p>
          </table:table-cell>
          <table:table-cell table:number-columns-repeated="21"/>
        </table:table-row>
        <table:table-row table:style-name="ro1">
          <table:table-cell table:number-columns-repeated="2"/>
          <table:table-cell table:formula="of:=[.Y10]" office:value-type="float" office:value="20.9445000000003" calcext:value-type="float">
            <text:p>20.9445</text:p>
          </table:table-cell>
          <table:table-cell table:style-name="Default" table:formula="of:=[.Y33]" office:value-type="float" office:value="10.4804999999998" calcext:value-type="float">
            <text:p>10.4805</text:p>
          </table:table-cell>
          <table:table-cell table:style-name="Default" table:formula="of:=[.Y58]" office:value-type="float" office:value="7.97000000000002" calcext:value-type="float">
            <text:p>7.97</text:p>
          </table:table-cell>
          <table:table-cell table:formula="of:=[.Y82]" office:value-type="float" office:value="4.52699999999995" calcext:value-type="float">
            <text:p>4.527</text:p>
          </table:table-cell>
          <table:table-cell/>
          <table:table-cell table:style-name="Default" table:number-columns-repeated="19"/>
          <table:table-cell office:value-type="float" office:value="11.5709999999999" calcext:value-type="float">
            <text:p>11.571</text:p>
          </table:table-cell>
          <table:table-cell office:value-type="float" office:value="6.12399999999991" calcext:value-type="float">
            <text:p>6.124</text:p>
          </table:table-cell>
          <table:table-cell office:value-type="float" office:value="9.70700000000027" calcext:value-type="float">
            <text:p>9.707</text:p>
          </table:table-cell>
          <table:table-cell office:value-type="float" office:value="6.54299999999992" calcext:value-type="float">
            <text:p>6.543</text:p>
          </table:table-cell>
          <table:table-cell table:number-columns-repeated="21"/>
        </table:table-row>
        <table:table-row table:style-name="ro1">
          <table:table-cell table:number-columns-repeated="2"/>
          <table:table-cell table:formula="of:=[.Y11]" office:value-type="float" office:value="19.0180000000001" calcext:value-type="float">
            <text:p>19.018</text:p>
          </table:table-cell>
          <table:table-cell table:style-name="Default" table:formula="of:=[.Y34]" office:value-type="float" office:value="13.7480000000001" calcext:value-type="float">
            <text:p>13.748</text:p>
          </table:table-cell>
          <table:table-cell table:style-name="Default" table:formula="of:=[.Y59]" office:value-type="float" office:value="5.64849999999993" calcext:value-type="float">
            <text:p>5.6485</text:p>
          </table:table-cell>
          <table:table-cell table:formula="of:=[.Y83]" office:value-type="float" office:value="6.25999999999996" calcext:value-type="float">
            <text:p>6.26</text:p>
          </table:table-cell>
          <table:table-cell/>
          <table:table-cell table:style-name="Default" table:number-columns-repeated="19"/>
          <table:table-cell office:value-type="float" office:value="8.27450000000009" calcext:value-type="float">
            <text:p>8.2745</text:p>
          </table:table-cell>
          <table:table-cell office:value-type="float" office:value="7.70850000000005" calcext:value-type="float">
            <text:p>7.7085</text:p>
          </table:table-cell>
          <table:table-cell office:value-type="float" office:value="5.38449999999999" calcext:value-type="float">
            <text:p>5.3845</text:p>
          </table:table-cell>
          <table:table-cell office:value-type="float" office:value="6.13199999999999" calcext:value-type="float">
            <text:p>6.132</text:p>
          </table:table-cell>
          <table:table-cell table:number-columns-repeated="21"/>
        </table:table-row>
        <table:table-row table:style-name="ro1">
          <table:table-cell table:number-columns-repeated="2"/>
          <table:table-cell table:formula="of:=[.Y12]" office:value-type="float" office:value="19.8429999999999" calcext:value-type="float">
            <text:p>19.843</text:p>
          </table:table-cell>
          <table:table-cell table:style-name="Default" table:formula="of:=[.Y35]" office:value-type="float" office:value="11.1145000000002" calcext:value-type="float">
            <text:p>11.1145</text:p>
          </table:table-cell>
          <table:table-cell table:style-name="Default" table:formula="of:=[.Y60]" office:value-type="float" office:value="7.51349999999988" calcext:value-type="float">
            <text:p>7.5135</text:p>
          </table:table-cell>
          <table:table-cell table:formula="of:=[.Y84]" office:value-type="float" office:value="6.52799999999993" calcext:value-type="float">
            <text:p>6.528</text:p>
          </table:table-cell>
          <table:table-cell/>
          <table:table-cell table:style-name="Default" table:number-columns-repeated="19"/>
          <table:table-cell office:value-type="float" office:value="9.33949999999995" calcext:value-type="float">
            <text:p>9.3395</text:p>
          </table:table-cell>
          <table:table-cell office:value-type="float" office:value="6.50199999999991" calcext:value-type="float">
            <text:p>6.502</text:p>
          </table:table-cell>
          <table:table-cell office:value-type="float" office:value="5.77199999999998" calcext:value-type="float">
            <text:p>5.772</text:p>
          </table:table-cell>
          <table:table-cell office:value-type="float" office:value="5.84699999999992" calcext:value-type="float">
            <text:p>5.847</text:p>
          </table:table-cell>
          <table:table-cell table:number-columns-repeated="21"/>
        </table:table-row>
        <table:table-row table:style-name="ro1">
          <table:table-cell table:number-columns-repeated="2"/>
          <table:table-cell table:formula="of:=[.Y13]" office:value-type="float" office:value="15.2465000000001" calcext:value-type="float">
            <text:p>15.2465</text:p>
          </table:table-cell>
          <table:table-cell table:style-name="Default" table:formula="of:=[.Y36]" office:value-type="float" office:value="9.63749999999999" calcext:value-type="float">
            <text:p>9.6375</text:p>
          </table:table-cell>
          <table:table-cell table:style-name="Default" table:formula="of:=[.Y61]" office:value-type="float" office:value="5.95899999999992" calcext:value-type="float">
            <text:p>5.959</text:p>
          </table:table-cell>
          <table:table-cell table:formula="of:=[.Y85]" office:value-type="float" office:value="7.09150000000003" calcext:value-type="float">
            <text:p>7.0915</text:p>
          </table:table-cell>
          <table:table-cell/>
          <table:table-cell table:style-name="Default" table:number-columns-repeated="19"/>
          <table:table-cell office:value-type="float" office:value="7.4215" calcext:value-type="float">
            <text:p>7.4215</text:p>
          </table:table-cell>
          <table:table-cell office:value-type="float" office:value="6.41999999999996" calcext:value-type="float">
            <text:p>6.42</text:p>
          </table:table-cell>
          <table:table-cell office:value-type="float" office:value="5.56399999999993" calcext:value-type="float">
            <text:p>5.564</text:p>
          </table:table-cell>
          <table:table-cell office:value-type="float" office:value="6.39149999999993" calcext:value-type="float">
            <text:p>6.3915</text:p>
          </table:table-cell>
          <table:table-cell table:number-columns-repeated="21"/>
        </table:table-row>
        <table:table-row table:style-name="ro1">
          <table:table-cell table:number-columns-repeated="2"/>
          <table:table-cell table:formula="of:=[.Y14]" office:value-type="float" office:value="13.6324999999997" calcext:value-type="float">
            <text:p>13.6325</text:p>
          </table:table-cell>
          <table:table-cell table:style-name="Default" table:formula="of:=[.Y37]" office:value-type="float" office:value="10.782" calcext:value-type="float">
            <text:p>10.782</text:p>
          </table:table-cell>
          <table:table-cell table:style-name="Default" table:formula="of:=[.Y62]" office:value-type="float" office:value="5.95799999999992" calcext:value-type="float">
            <text:p>5.958</text:p>
          </table:table-cell>
          <table:table-cell table:formula="of:=[.Y86]" office:value-type="float" office:value="8.67549999999999" calcext:value-type="float">
            <text:p>8.6755</text:p>
          </table:table-cell>
          <table:table-cell/>
          <table:table-cell table:style-name="Default" table:number-columns-repeated="19"/>
          <table:table-cell office:value-type="float" office:value="7.55450000000006" calcext:value-type="float">
            <text:p>7.5545</text:p>
          </table:table-cell>
          <table:table-cell office:value-type="float" office:value="5.89599999999992" calcext:value-type="float">
            <text:p>5.896</text:p>
          </table:table-cell>
          <table:table-cell office:value-type="float" office:value="5.06599999999994" calcext:value-type="float">
            <text:p>5.066</text:p>
          </table:table-cell>
          <table:table-cell office:value-type="float" office:value="5.03249999999994" calcext:value-type="float">
            <text:p>5.0325</text:p>
          </table:table-cell>
          <table:table-cell table:number-columns-repeated="21"/>
        </table:table-row>
        <table:table-row table:style-name="ro1">
          <table:table-cell table:number-columns-repeated="2"/>
          <table:table-cell table:formula="of:=[.Y15]" office:value-type="float" office:value="12.9575000000001" calcext:value-type="float">
            <text:p>12.9575</text:p>
          </table:table-cell>
          <table:table-cell table:style-name="Default" table:formula="of:=[.Y38]" office:value-type="float" office:value="7.98700000000002" calcext:value-type="float">
            <text:p>7.987</text:p>
          </table:table-cell>
          <table:table-cell table:style-name="Default" table:formula="of:=[.Y63]" office:value-type="float" office:value="6.67049999999999" calcext:value-type="float">
            <text:p>6.6705</text:p>
          </table:table-cell>
          <table:table-cell table:formula="of:=[.Y87]" office:value-type="float" office:value="6.06799999999991" calcext:value-type="float">
            <text:p>6.068</text:p>
          </table:table-cell>
          <table:table-cell/>
          <table:table-cell table:style-name="Default" table:number-columns-repeated="19"/>
          <table:table-cell office:value-type="float" office:value="4.52599999999995" calcext:value-type="float">
            <text:p>4.526</text:p>
          </table:table-cell>
          <table:table-cell office:value-type="float" office:value="4.77949999999994" calcext:value-type="float">
            <text:p>4.7795</text:p>
          </table:table-cell>
          <table:table-cell office:value-type="float" office:value="6.5864999999999" calcext:value-type="float">
            <text:p>6.5865</text:p>
          </table:table-cell>
          <table:table-cell office:value-type="float" office:value="7.90200000000003" calcext:value-type="float">
            <text:p>7.902</text:p>
          </table:table-cell>
          <table:table-cell table:number-columns-repeated="21"/>
        </table:table-row>
        <table:table-row table:style-name="ro1">
          <table:table-cell table:number-columns-repeated="2"/>
          <table:table-cell table:formula="of:=[.Y16]" office:value-type="float" office:value="14.6154999999999" calcext:value-type="float">
            <text:p>14.6155</text:p>
          </table:table-cell>
          <table:table-cell table:style-name="Default" table:formula="of:=[.Y39]" office:value-type="float" office:value="6.78799999999998" calcext:value-type="float">
            <text:p>6.788</text:p>
          </table:table-cell>
          <table:table-cell table:style-name="Default" table:formula="of:=[.Y64]" office:value-type="float" office:value="6.83399999999996" calcext:value-type="float">
            <text:p>6.834</text:p>
          </table:table-cell>
          <table:table-cell table:formula="of:=[.Y88]" office:value-type="float" office:value="5.76599999999992" calcext:value-type="float">
            <text:p>5.766</text:p>
          </table:table-cell>
          <table:table-cell/>
          <table:table-cell table:style-name="Default" table:number-columns-repeated="19"/>
          <table:table-cell office:value-type="float" office:value="6.88399999999989" calcext:value-type="float">
            <text:p>6.884</text:p>
          </table:table-cell>
          <table:table-cell office:value-type="float" office:value="4.79499999999994" calcext:value-type="float">
            <text:p>4.795</text:p>
          </table:table-cell>
          <table:table-cell office:value-type="float" office:value="4.70749999999994" calcext:value-type="float">
            <text:p>4.7075</text:p>
          </table:table-cell>
          <table:table-cell office:value-type="float" office:value="5.37749999999995" calcext:value-type="float">
            <text:p>5.3775</text:p>
          </table:table-cell>
          <table:table-cell table:number-columns-repeated="21"/>
        </table:table-row>
        <table:table-row table:style-name="ro1">
          <table:table-cell table:number-columns-repeated="2"/>
          <table:table-cell table:formula="of:=[.Y17]" office:value-type="float" office:value="18.6750000000003" calcext:value-type="float">
            <text:p>18.675</text:p>
          </table:table-cell>
          <table:table-cell table:style-name="Default" table:formula="of:=[.Y40]" office:value-type="float" office:value="8.0325000000001" calcext:value-type="float">
            <text:p>8.0325</text:p>
          </table:table-cell>
          <table:table-cell table:style-name="Default" table:formula="of:=[.Y65]" office:value-type="float" office:value="6.13799999999991" calcext:value-type="float">
            <text:p>6.138</text:p>
          </table:table-cell>
          <table:table-cell table:formula="of:=[.Y89]" office:value-type="float" office:value="5.42249999999993" calcext:value-type="float">
            <text:p>5.4225</text:p>
          </table:table-cell>
          <table:table-cell/>
          <table:table-cell table:style-name="Default" table:number-columns-repeated="19"/>
          <table:table-cell office:value-type="float" office:value="6.13299999999993" calcext:value-type="float">
            <text:p>6.133</text:p>
          </table:table-cell>
          <table:table-cell office:value-type="float" office:value="3.86899999999996" calcext:value-type="float">
            <text:p>3.869</text:p>
          </table:table-cell>
          <table:table-cell office:value-type="float" office:value="4.87750000000003" calcext:value-type="float">
            <text:p>4.8775</text:p>
          </table:table-cell>
          <table:table-cell office:value-type="float" office:value="6.16300000000001" calcext:value-type="float">
            <text:p>6.163</text:p>
          </table:table-cell>
          <table:table-cell table:number-columns-repeated="21"/>
        </table:table-row>
        <table:table-row table:style-name="ro1">
          <table:table-cell table:number-columns-repeated="2"/>
          <table:table-cell table:formula="of:=[.Y18]" office:value-type="float" office:value="10.7509999999999" calcext:value-type="float">
            <text:p>10.751</text:p>
          </table:table-cell>
          <table:table-cell table:style-name="Default" table:formula="of:=[.Y41]" office:value-type="float" office:value="9.05650000000006" calcext:value-type="float">
            <text:p>9.0565</text:p>
          </table:table-cell>
          <table:table-cell table:style-name="Default" table:formula="of:=[.Y66]" office:value-type="float" office:value="5.95449999999992" calcext:value-type="float">
            <text:p>5.9545</text:p>
          </table:table-cell>
          <table:table-cell table:formula="of:=[.Y90]" office:value-type="float" office:value="5.70549999999993" calcext:value-type="float">
            <text:p>5.7055</text:p>
          </table:table-cell>
          <table:table-cell/>
          <table:table-cell table:style-name="Default" table:number-columns-repeated="19"/>
          <table:table-cell office:value-type="float" office:value="5.76549999999992" calcext:value-type="float">
            <text:p>5.7655</text:p>
          </table:table-cell>
          <table:table-cell office:value-type="float" office:value="5.45999999999996" calcext:value-type="float">
            <text:p>5.46</text:p>
          </table:table-cell>
          <table:table-cell office:value-type="float" office:value="4.40399999999995" calcext:value-type="float">
            <text:p>4.404</text:p>
          </table:table-cell>
          <table:table-cell office:value-type="float" office:value="7.02550000000001" calcext:value-type="float">
            <text:p>7.0255</text:p>
          </table:table-cell>
          <table:table-cell table:number-columns-repeated="21"/>
        </table:table-row>
        <table:table-row table:style-name="ro1">
          <table:table-cell table:number-columns-repeated="2"/>
          <table:table-cell table:formula="of:=[.Y19]" office:value-type="float" office:value="18.0945000000002" calcext:value-type="float">
            <text:p>18.0945</text:p>
          </table:table-cell>
          <table:table-cell table:style-name="Default" table:formula="of:=[.Y42]" office:value-type="float" office:value="7.51700000000001" calcext:value-type="float">
            <text:p>7.517</text:p>
          </table:table-cell>
          <table:table-cell table:style-name="Default" table:formula="of:=[.Y67]" office:value-type="float" office:value="5.81499999999995" calcext:value-type="float">
            <text:p>5.815</text:p>
          </table:table-cell>
          <table:table-cell table:formula="of:=[.Y91]" office:value-type="float" office:value="5.99349999999993" calcext:value-type="float">
            <text:p>5.9935</text:p>
          </table:table-cell>
          <table:table-cell/>
          <table:table-cell table:style-name="Default" table:number-columns-repeated="19"/>
          <table:table-cell office:value-type="float" office:value="5.13349999999993" calcext:value-type="float">
            <text:p>5.1335</text:p>
          </table:table-cell>
          <table:table-cell office:value-type="float" office:value="5.16894736842107" calcext:value-type="float">
            <text:p>5.1689473684</text:p>
          </table:table-cell>
          <table:table-cell office:value-type="float" office:value="4.64249999999995" calcext:value-type="float">
            <text:p>4.6425</text:p>
          </table:table-cell>
          <table:table-cell office:value-type="float" office:value="8.14750000000008" calcext:value-type="float">
            <text:p>8.1475</text:p>
          </table:table-cell>
          <table:table-cell table:number-columns-repeated="21"/>
        </table:table-row>
        <table:table-row table:style-name="ro1">
          <table:table-cell table:number-columns-repeated="2"/>
          <table:table-cell table:formula="of:=[.Y20]" office:value-type="float" office:value="13.4439999999998" calcext:value-type="float">
            <text:p>13.444</text:p>
          </table:table-cell>
          <table:table-cell table:style-name="Default" table:formula="of:=[.Y43]" office:value-type="float" office:value="7.5344999999999" calcext:value-type="float">
            <text:p>7.5345</text:p>
          </table:table-cell>
          <table:table-cell table:style-name="Default" table:formula="of:=[.Y68]" office:value-type="float" office:value="5.13999999999994" calcext:value-type="float">
            <text:p>5.14</text:p>
          </table:table-cell>
          <table:table-cell table:formula="of:=[.Y92]" office:value-type="float" office:value="7.6" calcext:value-type="float">
            <text:p>7.6</text:p>
          </table:table-cell>
          <table:table-cell/>
          <table:table-cell table:style-name="Default" table:number-columns-repeated="19"/>
          <table:table-cell office:value-type="float" office:value="5.36849999999993" calcext:value-type="float">
            <text:p>5.3685</text:p>
          </table:table-cell>
          <table:table-cell office:value-type="float" office:value="4.53149999999995" calcext:value-type="float">
            <text:p>4.5315</text:p>
          </table:table-cell>
          <table:table-cell office:value-type="float" office:value="5.30549999999993" calcext:value-type="float">
            <text:p>5.3055</text:p>
          </table:table-cell>
          <table:table-cell office:value-type="float" office:value="5.297" calcext:value-type="float">
            <text:p>5.297</text:p>
          </table:table-cell>
          <table:table-cell table:number-columns-repeated="21"/>
        </table:table-row>
        <table:table-row table:style-name="ro1">
          <table:table-cell table:number-columns-repeated="2"/>
          <table:table-cell table:formula="of:=[.Y21]" office:value-type="float" office:value="9.60499999999995" calcext:value-type="float">
            <text:p>9.605</text:p>
          </table:table-cell>
          <table:table-cell table:style-name="Default" table:formula="of:=[.Y44]" office:value-type="float" office:value="10.1395" calcext:value-type="float">
            <text:p>10.1395</text:p>
          </table:table-cell>
          <table:table-cell table:style-name="Default" table:formula="of:=[.Y69]" office:value-type="float" office:value="5.60263157894735" calcext:value-type="float">
            <text:p>5.6026315789</text:p>
          </table:table-cell>
          <table:table-cell table:formula="of:=[.Y93]" office:value-type="float" office:value="6.06849999999995" calcext:value-type="float">
            <text:p>6.0685</text:p>
          </table:table-cell>
          <table:table-cell/>
          <table:table-cell table:style-name="Default" table:number-columns-repeated="19"/>
          <table:table-cell office:value-type="float" office:value="4.66749999999994" calcext:value-type="float">
            <text:p>4.6675</text:p>
          </table:table-cell>
          <table:table-cell office:value-type="float" office:value="4.08799999999996" calcext:value-type="float">
            <text:p>4.088</text:p>
          </table:table-cell>
          <table:table-cell office:value-type="float" office:value="5.12549999999993" calcext:value-type="float">
            <text:p>5.1255</text:p>
          </table:table-cell>
          <table:table-cell office:value-type="float" office:value="5.84899999999992" calcext:value-type="float">
            <text:p>5.849</text:p>
          </table:table-cell>
          <table:table-cell table:number-columns-repeated="21"/>
        </table:table-row>
        <table:table-row table:style-name="ro1">
          <table:table-cell table:number-columns-repeated="2"/>
          <table:table-cell table:formula="of:=[.Y22]" office:value-type="float" office:value="14.0525" calcext:value-type="float">
            <text:p>14.0525</text:p>
          </table:table-cell>
          <table:table-cell table:style-name="Default" table:formula="of:=[.Y45]" office:value-type="float" office:value="5.90199999999992" calcext:value-type="float">
            <text:p>5.902</text:p>
          </table:table-cell>
          <table:table-cell table:style-name="Default" table:formula="of:=[.Y70]" office:value-type="float" office:value="5.00499999999994" calcext:value-type="float">
            <text:p>5.005</text:p>
          </table:table-cell>
          <table:table-cell table:formula="of:=[.Y94]" office:value-type="float" office:value="4.41249999999995" calcext:value-type="float">
            <text:p>4.4125</text:p>
          </table:table-cell>
          <table:table-cell/>
          <table:table-cell table:style-name="Default" table:number-columns-repeated="19"/>
          <table:table-cell office:value-type="float" office:value="5.48499999999994" calcext:value-type="float">
            <text:p>5.485</text:p>
          </table:table-cell>
          <table:table-cell office:value-type="float" office:value="5.44999999999993" calcext:value-type="float">
            <text:p>5.45</text:p>
          </table:table-cell>
          <table:table-cell office:value-type="float" office:value="3.68499999999996" calcext:value-type="float">
            <text:p>3.685</text:p>
          </table:table-cell>
          <table:table-cell office:value-type="float" office:value="7.04149999999996" calcext:value-type="float">
            <text:p>7.0415</text:p>
          </table:table-cell>
          <table:table-cell table:number-columns-repeated="21"/>
        </table:table-row>
      </table:table>
      <table:table table:name="tau_elig = 1s" table:style-name="ta1">
        <table:shapes>
          <draw:frame draw:z-index="0" draw:style-name="gr1" draw:text-style-name="P1" svg:width="159.99mm" svg:height="89.99mm" svg:x="111.22mm" svg:y="460.29mm">
            <loext:p draw:notify-on-update-of-ranges="'tau_elig = 1s'.C101:'tau_elig = 1s'.C101 'tau_elig = 1s'.C102:'tau_elig = 1s'.C121 'tau_elig = 1s'.D101:'tau_elig = 1s'.D101 'tau_elig = 1s'.D102:'tau_elig = 1s'.D121 'tau_elig = 1s'.E101:'tau_elig = 1s'.E101 'tau_elig = 1s'.E102:'tau_elig = 1s'.E121 'tau_elig = 1s'.F101:'tau_elig = 1s'.F101 'tau_elig = 1s'.F102:'tau_elig = 1s'.F121"/>
            <draw:object xlink:href="./Object 7" xlink:type="simple" xlink:show="embed" xlink:actuate="onLoad"/>
            <draw:image xlink:href="./ObjectReplacements/Object 7"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3" table:default-cell-style-name="ce4"/>
        <table:table-column table:style-name="co4" table:default-cell-style-name="ce2"/>
        <table:table-column table:style-name="co4" table:number-columns-repeated="2" table:default-cell-style-name="Default"/>
        <table:table-column table:style-name="co4" table:number-columns-repeated="17" table:default-cell-style-name="ce2"/>
        <table:table-column table:style-name="co5" table:default-cell-style-name="ce2"/>
        <table:table-column table:style-name="co6" table:default-cell-style-name="ce2"/>
        <table:table-column table:style-name="co4" table:default-cell-style-name="Default"/>
        <table:table-column table:style-name="co12" table:default-cell-style-name="Default"/>
        <table:table-column table:style-name="co4" table:number-columns-repeated="6"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number-columns-repeated="4" table:default-cell-style-name="Default"/>
        <table:table-column table:style-name="co10" table:number-columns-repeated="6" table:default-cell-style-name="Default"/>
        <table:table-column table:style-name="co11" table:default-cell-style-name="Default"/>
        <table:table-row table:style-name="ro1">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1.7599999999998" calcext:value-type="float">
            <text:p>11.76</text:p>
          </table:table-cell>
          <table:table-cell office:value-type="float" office:value="24.8200000000011" calcext:value-type="float">
            <text:p>24.82</text:p>
          </table:table-cell>
          <table:table-cell office:value-type="float" office:value="46.3199999999994" calcext:value-type="float">
            <text:p>46.32</text:p>
          </table:table-cell>
          <table:table-cell office:value-type="float" office:value="40.4000000000005" calcext:value-type="float">
            <text:p>40.4</text:p>
          </table:table-cell>
          <table:table-cell office:value-type="float" office:value="15.0399999999997" calcext:value-type="float">
            <text:p>15.04</text:p>
          </table:table-cell>
          <table:table-cell office:value-type="float" office:value="31.000000000002" calcext:value-type="float">
            <text:p>31</text:p>
          </table:table-cell>
          <table:table-cell office:value-type="float" office:value="50.1899999999986" calcext:value-type="float">
            <text:p>50.19</text:p>
          </table:table-cell>
          <table:table-cell office:value-type="float" office:value="19.5400000000003" calcext:value-type="float">
            <text:p>19.54</text:p>
          </table:table-cell>
          <table:table-cell office:value-type="float" office:value="25.1800000000011" calcext:value-type="float">
            <text:p>25.18</text:p>
          </table:table-cell>
          <table:table-cell office:value-type="float" office:value="25.2800000000011" calcext:value-type="float">
            <text:p>25.28</text:p>
          </table:table-cell>
          <table:table-cell office:value-type="float" office:value="19.6600000000003" calcext:value-type="float">
            <text:p>19.66</text:p>
          </table:table-cell>
          <table:table-cell office:value-type="float" office:value="54.8299999999977" calcext:value-type="float">
            <text:p>54.83</text:p>
          </table:table-cell>
          <table:table-cell office:value-type="float" office:value="42.92" calcext:value-type="float">
            <text:p>42.92</text:p>
          </table:table-cell>
          <table:table-cell office:value-type="float" office:value="46.8899999999992" calcext:value-type="float">
            <text:p>46.89</text:p>
          </table:table-cell>
          <table:table-cell office:value-type="float" office:value="19.0300000000002" calcext:value-type="float">
            <text:p>19.03</text:p>
          </table:table-cell>
          <table:table-cell office:value-type="float" office:value="12.7699999999998" calcext:value-type="float">
            <text:p>12.77</text:p>
          </table:table-cell>
          <table:table-cell office:value-type="float" office:value="7.88999999999988" calcext:value-type="float">
            <text:p>7.89</text:p>
          </table:table-cell>
          <table:table-cell office:value-type="float" office:value="6.8399999999999" calcext:value-type="float">
            <text:p>6.84</text:p>
          </table:table-cell>
          <table:table-cell office:value-type="float" office:value="98.3300000000134" calcext:value-type="float">
            <text:p>98.33</text:p>
          </table:table-cell>
          <table:table-cell office:value-type="float" office:value="28.6300000000017" calcext:value-type="float">
            <text:p>28.63</text:p>
          </table:table-cell>
          <table:table-cell table:formula="of:=AVERAGE([.E3:.X3])" office:value-type="float" office:value="31.3660000000008" calcext:value-type="float">
            <text:p>31.366</text:p>
          </table:table-cell>
          <table:table-cell table:formula="of:=STDEV([.E3:.X3])" office:value-type="float" office:value="21.4881040284369" calcext:value-type="float">
            <text:p>21.4881040284</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4.37999999999995" calcext:value-type="float">
            <text:p>4.38</text:p>
          </table:table-cell>
          <table:table-cell office:value-type="float" office:value="3.95999999999996" calcext:value-type="float">
            <text:p>3.96</text:p>
          </table:table-cell>
          <table:table-cell office:value-type="float" office:value="2.55999999999999" calcext:value-type="float">
            <text:p>2.56</text:p>
          </table:table-cell>
          <table:table-cell office:value-type="float" office:value="1.56" calcext:value-type="float">
            <text:p>1.56</text:p>
          </table:table-cell>
          <table:table-cell office:value-type="float" office:value="11.2799999999998" calcext:value-type="float">
            <text:p>11.28</text:p>
          </table:table-cell>
          <table:table-cell office:value-type="float" office:value="26.6500000000014" calcext:value-type="float">
            <text:p>26.65</text:p>
          </table:table-cell>
          <table:table-cell office:value-type="float" office:value="28.0800000000016" calcext:value-type="float">
            <text:p>28.08</text:p>
          </table:table-cell>
          <table:table-cell office:value-type="float" office:value="8.45999999999986" calcext:value-type="float">
            <text:p>8.46</text:p>
          </table:table-cell>
          <table:table-cell office:value-type="float" office:value="31.000000000002" calcext:value-type="float">
            <text:p>31</text:p>
          </table:table-cell>
          <table:table-cell office:value-type="float" office:value="60.3599999999966" calcext:value-type="float">
            <text:p>60.36</text:p>
          </table:table-cell>
          <table:table-cell office:value-type="float" office:value="4.25999999999995" calcext:value-type="float">
            <text:p>4.26</text:p>
          </table:table-cell>
          <table:table-cell office:value-type="float" office:value="2.98999999999998" calcext:value-type="float">
            <text:p>2.99</text:p>
          </table:table-cell>
          <table:table-cell office:value-type="float" office:value="5.73999999999992" calcext:value-type="float">
            <text:p>5.74</text:p>
          </table:table-cell>
          <table:table-cell office:value-type="float" office:value="43.05" calcext:value-type="float">
            <text:p>43.05</text:p>
          </table:table-cell>
          <table:table-cell office:value-type="float" office:value="5.64999999999992" calcext:value-type="float">
            <text:p>5.65</text:p>
          </table:table-cell>
          <table:table-cell office:value-type="float" office:value="16.1599999999997" calcext:value-type="float">
            <text:p>16.16</text:p>
          </table:table-cell>
          <table:table-cell office:value-type="float" office:value="11.2999999999998" calcext:value-type="float">
            <text:p>11.3</text:p>
          </table:table-cell>
          <table:table-cell office:value-type="float" office:value="29.2000000000018" calcext:value-type="float">
            <text:p>29.2</text:p>
          </table:table-cell>
          <table:table-cell office:value-type="float" office:value="7.07999999999989" calcext:value-type="float">
            <text:p>7.08</text:p>
          </table:table-cell>
          <table:table-cell office:value-type="float" office:value="25.4900000000012" calcext:value-type="float">
            <text:p>25.49</text:p>
          </table:table-cell>
          <table:table-cell table:formula="of:=AVERAGE([.E4:.X4])" office:value-type="float" office:value="16.4605000000002" calcext:value-type="float">
            <text:p>16.4605</text:p>
          </table:table-cell>
          <table:table-cell table:formula="of:=STDEV([.E4:.X4])" office:value-type="float" office:value="15.9164643240558" calcext:value-type="float">
            <text:p>15.9164643241</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office:value-type="float" office:value="29.9800000000019" calcext:value-type="float">
            <text:p>29.98</text:p>
          </table:table-cell>
          <table:table-cell office:value-type="float" office:value="34.3600000000017" calcext:value-type="float">
            <text:p>34.36</text:p>
          </table:table-cell>
          <table:table-cell office:value-type="float" office:value="4.98999999999994" calcext:value-type="float">
            <text:p>4.99</text:p>
          </table:table-cell>
          <table:table-cell office:value-type="float" office:value="56.9499999999972" calcext:value-type="float">
            <text:p>56.95</text:p>
          </table:table-cell>
          <table:table-cell office:value-type="float" office:value="9.02999999999985" calcext:value-type="float">
            <text:p>9.03</text:p>
          </table:table-cell>
          <table:table-cell office:value-type="float" office:value="2.39999999999999" calcext:value-type="float">
            <text:p>2.4</text:p>
          </table:table-cell>
          <table:table-cell office:value-type="float" office:value="3.72999999999996" calcext:value-type="float">
            <text:p>3.73</text:p>
          </table:table-cell>
          <table:table-cell office:value-type="float" office:value="4.23999999999995" calcext:value-type="float">
            <text:p>4.24</text:p>
          </table:table-cell>
          <table:table-cell office:value-type="float" office:value="6.45999999999991" calcext:value-type="float">
            <text:p>6.46</text:p>
          </table:table-cell>
          <table:table-cell office:value-type="float" office:value="16.3499999999998" calcext:value-type="float">
            <text:p>16.35</text:p>
          </table:table-cell>
          <table:table-cell office:value-type="float" office:value="8.53999999999986" calcext:value-type="float">
            <text:p>8.54</text:p>
          </table:table-cell>
          <table:table-cell office:value-type="float" office:value="3.19999999999998" calcext:value-type="float">
            <text:p>3.2</text:p>
          </table:table-cell>
          <table:table-cell office:value-type="float" office:value="14.3299999999997" calcext:value-type="float">
            <text:p>14.33</text:p>
          </table:table-cell>
          <table:table-cell office:value-type="float" office:value="14.0199999999997" calcext:value-type="float">
            <text:p>14.02</text:p>
          </table:table-cell>
          <table:table-cell office:value-type="float" office:value="11.9299999999998" calcext:value-type="float">
            <text:p>11.93</text:p>
          </table:table-cell>
          <table:table-cell office:value-type="float" office:value="34.6300000000017" calcext:value-type="float">
            <text:p>34.63</text:p>
          </table:table-cell>
          <table:table-cell office:value-type="float" office:value="51.9299999999982" calcext:value-type="float">
            <text:p>51.93</text:p>
          </table:table-cell>
          <table:table-cell office:value-type="float" office:value="22.7000000000007" calcext:value-type="float">
            <text:p>22.7</text:p>
          </table:table-cell>
          <table:table-cell office:value-type="float" office:value="6.9599999999999" calcext:value-type="float">
            <text:p>6.96</text:p>
          </table:table-cell>
          <table:table-cell office:value-type="float" office:value="3.74999999999996" calcext:value-type="float">
            <text:p>3.75</text:p>
          </table:table-cell>
          <table:table-cell table:formula="of:=AVERAGE([.E5:.X5])" office:value-type="float" office:value="17.024" calcext:value-type="float">
            <text:p>17.024</text:p>
          </table:table-cell>
          <table:table-cell table:formula="of:=STDEV([.E5:.X5])" office:value-type="float" office:value="16.3525119267892" calcext:value-type="float">
            <text:p>16.3525119268</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3.20999999999998" calcext:value-type="float">
            <text:p>3.21</text:p>
          </table:table-cell>
          <table:table-cell office:value-type="float" office:value="27.3900000000015" calcext:value-type="float">
            <text:p>27.39</text:p>
          </table:table-cell>
          <table:table-cell office:value-type="float" office:value="15.6099999999997" calcext:value-type="float">
            <text:p>15.61</text:p>
          </table:table-cell>
          <table:table-cell office:value-type="float" office:value="3.98999999999996" calcext:value-type="float">
            <text:p>3.99</text:p>
          </table:table-cell>
          <table:table-cell office:value-type="float" office:value="6.16999999999991" calcext:value-type="float">
            <text:p>6.17</text:p>
          </table:table-cell>
          <table:table-cell office:value-type="float" office:value="20.5400000000004" calcext:value-type="float">
            <text:p>20.54</text:p>
          </table:table-cell>
          <table:table-cell office:value-type="float" office:value="7.85999999999988" calcext:value-type="float">
            <text:p>7.86</text:p>
          </table:table-cell>
          <table:table-cell office:value-type="float" office:value="3.59999999999997" calcext:value-type="float">
            <text:p>3.6</text:p>
          </table:table-cell>
          <table:table-cell office:value-type="float" office:value="8.49999999999986" calcext:value-type="float">
            <text:p>8.5</text:p>
          </table:table-cell>
          <table:table-cell office:value-type="float" office:value="17.0199999999999" calcext:value-type="float">
            <text:p>17.02</text:p>
          </table:table-cell>
          <table:table-cell office:value-type="float" office:value="8.49999999999986" calcext:value-type="float">
            <text:p>8.5</text:p>
          </table:table-cell>
          <table:table-cell office:value-type="float" office:value="13.0799999999998" calcext:value-type="float">
            <text:p>13.08</text:p>
          </table:table-cell>
          <table:table-cell office:value-type="float" office:value="47.5599999999991" calcext:value-type="float">
            <text:p>47.56</text:p>
          </table:table-cell>
          <table:table-cell office:value-type="float" office:value="11.8099999999998" calcext:value-type="float">
            <text:p>11.81</text:p>
          </table:table-cell>
          <table:table-cell office:value-type="float" office:value="4.93999999999994" calcext:value-type="float">
            <text:p>4.94</text:p>
          </table:table-cell>
          <table:table-cell office:value-type="float" office:value="2.32999999999999" calcext:value-type="float">
            <text:p>2.33</text:p>
          </table:table-cell>
          <table:table-cell office:value-type="float" office:value="4.49999999999995" calcext:value-type="float">
            <text:p>4.5</text:p>
          </table:table-cell>
          <table:table-cell office:value-type="float" office:value="14.9999999999997" calcext:value-type="float">
            <text:p>15</text:p>
          </table:table-cell>
          <table:table-cell office:value-type="float" office:value="9.19999999999985" calcext:value-type="float">
            <text:p>9.2</text:p>
          </table:table-cell>
          <table:table-cell office:value-type="float" office:value="9.37999999999984" calcext:value-type="float">
            <text:p>9.38</text:p>
          </table:table-cell>
          <table:table-cell table:formula="of:=AVERAGE([.E6:.X6])" office:value-type="float" office:value="12.0094999999999" calcext:value-type="float">
            <text:p>12.0095</text:p>
          </table:table-cell>
          <table:table-cell table:formula="of:=STDEV([.E6:.X6])" office:value-type="float" office:value="10.5746720616067" calcext:value-type="float">
            <text:p>10.5746720616</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4.14999999999996" calcext:value-type="float">
            <text:p>4.15</text:p>
          </table:table-cell>
          <table:table-cell office:value-type="float" office:value="3.95999999999996" calcext:value-type="float">
            <text:p>3.96</text:p>
          </table:table-cell>
          <table:table-cell office:value-type="float" office:value="3.32999999999997" calcext:value-type="float">
            <text:p>3.33</text:p>
          </table:table-cell>
          <table:table-cell office:value-type="float" office:value="10.8799999999998" calcext:value-type="float">
            <text:p>10.88</text:p>
          </table:table-cell>
          <table:table-cell office:value-type="float" office:value="9.80999999999984" calcext:value-type="float">
            <text:p>9.81</text:p>
          </table:table-cell>
          <table:table-cell office:value-type="float" office:value="6.9899999999999" calcext:value-type="float">
            <text:p>6.99</text:p>
          </table:table-cell>
          <table:table-cell office:value-type="float" office:value="3.77999999999996" calcext:value-type="float">
            <text:p>3.78</text:p>
          </table:table-cell>
          <table:table-cell office:value-type="float" office:value="12.0499999999998" calcext:value-type="float">
            <text:p>12.05</text:p>
          </table:table-cell>
          <table:table-cell office:value-type="float" office:value="6.10999999999991" calcext:value-type="float">
            <text:p>6.11</text:p>
          </table:table-cell>
          <table:table-cell office:value-type="float" office:value="5.19999999999993" calcext:value-type="float">
            <text:p>5.2</text:p>
          </table:table-cell>
          <table:table-cell office:value-type="float" office:value="3.55999999999997" calcext:value-type="float">
            <text:p>3.56</text:p>
          </table:table-cell>
          <table:table-cell office:value-type="float" office:value="13.6799999999998" calcext:value-type="float">
            <text:p>13.68</text:p>
          </table:table-cell>
          <table:table-cell office:value-type="float" office:value="3.80999999999996" calcext:value-type="float">
            <text:p>3.81</text:p>
          </table:table-cell>
          <table:table-cell office:value-type="float" office:value="2.80999999999998" calcext:value-type="float">
            <text:p>2.81</text:p>
          </table:table-cell>
          <table:table-cell office:value-type="float" office:value="2.76999999999998" calcext:value-type="float">
            <text:p>2.77</text:p>
          </table:table-cell>
          <table:table-cell office:value-type="float" office:value="4.82999999999994" calcext:value-type="float">
            <text:p>4.83</text:p>
          </table:table-cell>
          <table:table-cell office:value-type="float" office:value="4.89999999999994" calcext:value-type="float">
            <text:p>4.9</text:p>
          </table:table-cell>
          <table:table-cell office:value-type="float" office:value="6.37999999999991" calcext:value-type="float">
            <text:p>6.38</text:p>
          </table:table-cell>
          <table:table-cell office:value-type="float" office:value="3.55999999999997" calcext:value-type="float">
            <text:p>3.56</text:p>
          </table:table-cell>
          <table:table-cell office:value-type="float" office:value="2.72999999999999" calcext:value-type="float">
            <text:p>2.73</text:p>
          </table:table-cell>
          <table:table-cell table:formula="of:=AVERAGE([.E7:.X7])" office:value-type="float" office:value="5.76449999999992" calcext:value-type="float">
            <text:p>5.7645</text:p>
          </table:table-cell>
          <table:table-cell table:formula="of:=STDEV([.E7:.X7])" office:value-type="float" office:value="3.28319721420568" calcext:value-type="float">
            <text:p>3.2831972142</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23.0000000000008" calcext:value-type="float">
            <text:p>23</text:p>
          </table:table-cell>
          <table:table-cell office:value-type="float" office:value="7.90999999999988" calcext:value-type="float">
            <text:p>7.91</text:p>
          </table:table-cell>
          <table:table-cell office:value-type="float" office:value="4.22999999999995" calcext:value-type="float">
            <text:p>4.23</text:p>
          </table:table-cell>
          <table:table-cell office:value-type="float" office:value="2.60999999999999" calcext:value-type="float">
            <text:p>2.61</text:p>
          </table:table-cell>
          <table:table-cell office:value-type="float" office:value="10.5699999999998" calcext:value-type="float">
            <text:p>10.57</text:p>
          </table:table-cell>
          <table:table-cell office:value-type="float" office:value="4.45999999999995" calcext:value-type="float">
            <text:p>4.46</text:p>
          </table:table-cell>
          <table:table-cell office:value-type="float" office:value="5.32999999999993" calcext:value-type="float">
            <text:p>5.33</text:p>
          </table:table-cell>
          <table:table-cell office:value-type="float" office:value="2.85999999999998" calcext:value-type="float">
            <text:p>2.86</text:p>
          </table:table-cell>
          <table:table-cell office:value-type="float" office:value="12.6399999999998" calcext:value-type="float">
            <text:p>12.64</text:p>
          </table:table-cell>
          <table:table-cell office:value-type="float" office:value="6.7999999999999" calcext:value-type="float">
            <text:p>6.8</text:p>
          </table:table-cell>
          <table:table-cell office:value-type="float" office:value="4.38999999999995" calcext:value-type="float">
            <text:p>4.39</text:p>
          </table:table-cell>
          <table:table-cell office:value-type="float" office:value="21.8200000000006" calcext:value-type="float">
            <text:p>21.82</text:p>
          </table:table-cell>
          <table:table-cell office:value-type="float" office:value="7.34999999999989" calcext:value-type="float">
            <text:p>7.35</text:p>
          </table:table-cell>
          <table:table-cell office:value-type="float" office:value="1.87" calcext:value-type="float">
            <text:p>1.87</text:p>
          </table:table-cell>
          <table:table-cell office:value-type="float" office:value="6.42999999999991" calcext:value-type="float">
            <text:p>6.43</text:p>
          </table:table-cell>
          <table:table-cell office:value-type="float" office:value="9.35999999999985" calcext:value-type="float">
            <text:p>9.36</text:p>
          </table:table-cell>
          <table:table-cell office:value-type="float" office:value="6.9099999999999" calcext:value-type="float">
            <text:p>6.91</text:p>
          </table:table-cell>
          <table:table-cell office:value-type="float" office:value="3.25999999999997" calcext:value-type="float">
            <text:p>3.26</text:p>
          </table:table-cell>
          <table:table-cell office:value-type="float" office:value="6.29999999999991" calcext:value-type="float">
            <text:p>6.3</text:p>
          </table:table-cell>
          <table:table-cell office:value-type="float" office:value="3.33999999999997" calcext:value-type="float">
            <text:p>3.34</text:p>
          </table:table-cell>
          <table:table-cell table:formula="of:=AVERAGE([.E8:.X8])" office:value-type="float" office:value="7.572" calcext:value-type="float">
            <text:p>7.572</text:p>
          </table:table-cell>
          <table:table-cell table:formula="of:=STDEV([.E8:.X8])" office:value-type="float" office:value="5.78047402900507" calcext:value-type="float">
            <text:p>5.780474029</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4.07999999999996" calcext:value-type="float">
            <text:p>4.08</text:p>
          </table:table-cell>
          <table:table-cell office:value-type="float" office:value="4.30999999999995" calcext:value-type="float">
            <text:p>4.31</text:p>
          </table:table-cell>
          <table:table-cell office:value-type="float" office:value="2.70999999999999" calcext:value-type="float">
            <text:p>2.71</text:p>
          </table:table-cell>
          <table:table-cell office:value-type="float" office:value="5.56999999999993" calcext:value-type="float">
            <text:p>5.57</text:p>
          </table:table-cell>
          <table:table-cell office:value-type="float" office:value="1.36" calcext:value-type="float">
            <text:p>1.36</text:p>
          </table:table-cell>
          <table:table-cell office:value-type="float" office:value="3.78999999999996" calcext:value-type="float">
            <text:p>3.79</text:p>
          </table:table-cell>
          <table:table-cell office:value-type="float" office:value="3.69999999999996" calcext:value-type="float">
            <text:p>3.7</text:p>
          </table:table-cell>
          <table:table-cell office:value-type="float" office:value="5.00999999999994" calcext:value-type="float">
            <text:p>5.01</text:p>
          </table:table-cell>
          <table:table-cell office:value-type="float" office:value="4.97999999999994" calcext:value-type="float">
            <text:p>4.98</text:p>
          </table:table-cell>
          <table:table-cell office:value-type="float" office:value="3.60999999999997" calcext:value-type="float">
            <text:p>3.61</text:p>
          </table:table-cell>
          <table:table-cell office:value-type="float" office:value="6.8099999999999" calcext:value-type="float">
            <text:p>6.81</text:p>
          </table:table-cell>
          <table:table-cell office:value-type="float" office:value="3.07999999999998" calcext:value-type="float">
            <text:p>3.08</text:p>
          </table:table-cell>
          <table:table-cell office:value-type="float" office:value="3.71999999999996" calcext:value-type="float">
            <text:p>3.72</text:p>
          </table:table-cell>
          <table:table-cell office:value-type="float" office:value="3.19999999999998" calcext:value-type="float">
            <text:p>3.2</text:p>
          </table:table-cell>
          <table:table-cell office:value-type="float" office:value="16.2599999999997" calcext:value-type="float">
            <text:p>16.26</text:p>
          </table:table-cell>
          <table:table-cell office:value-type="float" office:value="10.2199999999998" calcext:value-type="float">
            <text:p>10.22</text:p>
          </table:table-cell>
          <table:table-cell office:value-type="float" office:value="5.00999999999994" calcext:value-type="float">
            <text:p>5.01</text:p>
          </table:table-cell>
          <table:table-cell office:value-type="float" office:value="3.56999999999997" calcext:value-type="float">
            <text:p>3.57</text:p>
          </table:table-cell>
          <table:table-cell office:value-type="float" office:value="2.21" calcext:value-type="float">
            <text:p>2.21</text:p>
          </table:table-cell>
          <table:table-cell office:value-type="float" office:value="10.9499999999998" calcext:value-type="float">
            <text:p>10.95</text:p>
          </table:table-cell>
          <table:table-cell table:formula="of:=AVERAGE([.E9:.X9])" office:value-type="float" office:value="5.20749999999993" calcext:value-type="float">
            <text:p>5.2075</text:p>
          </table:table-cell>
          <table:table-cell table:formula="of:=STDEV([.E9:.X9])" office:value-type="float" office:value="3.52043040879342" calcext:value-type="float">
            <text:p>3.5204304088</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5.06999999999994" calcext:value-type="float">
            <text:p>5.07</text:p>
          </table:table-cell>
          <table:table-cell office:value-type="float" office:value="2.61999999999999" calcext:value-type="float">
            <text:p>2.62</text:p>
          </table:table-cell>
          <table:table-cell office:value-type="float" office:value="8.39999999999987" calcext:value-type="float">
            <text:p>8.4</text:p>
          </table:table-cell>
          <table:table-cell office:value-type="float" office:value="4.11999999999996" calcext:value-type="float">
            <text:p>4.12</text:p>
          </table:table-cell>
          <table:table-cell office:value-type="float" office:value="10.0099999999998" calcext:value-type="float">
            <text:p>10.01</text:p>
          </table:table-cell>
          <table:table-cell office:value-type="float" office:value="16.7799999999998" calcext:value-type="float">
            <text:p>16.78</text:p>
          </table:table-cell>
          <table:table-cell office:value-type="float" office:value="3.71999999999996" calcext:value-type="float">
            <text:p>3.72</text:p>
          </table:table-cell>
          <table:table-cell office:value-type="float" office:value="2.84999999999998" calcext:value-type="float">
            <text:p>2.85</text:p>
          </table:table-cell>
          <table:table-cell office:value-type="float" office:value="5.00999999999994" calcext:value-type="float">
            <text:p>5.01</text:p>
          </table:table-cell>
          <table:table-cell office:value-type="float" office:value="3.41999999999997" calcext:value-type="float">
            <text:p>3.42</text:p>
          </table:table-cell>
          <table:table-cell office:value-type="float" office:value="6.43999999999991" calcext:value-type="float">
            <text:p>6.44</text:p>
          </table:table-cell>
          <table:table-cell office:value-type="float" office:value="2.24" calcext:value-type="float">
            <text:p>2.24</text:p>
          </table:table-cell>
          <table:table-cell office:value-type="float" office:value="7.81999999999988" calcext:value-type="float">
            <text:p>7.82</text:p>
          </table:table-cell>
          <table:table-cell office:value-type="float" office:value="4.93999999999994" calcext:value-type="float">
            <text:p>4.94</text:p>
          </table:table-cell>
          <table:table-cell office:value-type="float" office:value="6.08999999999991" calcext:value-type="float">
            <text:p>6.09</text:p>
          </table:table-cell>
          <table:table-cell office:value-type="float" office:value="3.31999999999997" calcext:value-type="float">
            <text:p>3.32</text:p>
          </table:table-cell>
          <table:table-cell office:value-type="float" office:value="2.15" calcext:value-type="float">
            <text:p>2.15</text:p>
          </table:table-cell>
          <table:table-cell office:value-type="float" office:value="3.83999999999996" calcext:value-type="float">
            <text:p>3.84</text:p>
          </table:table-cell>
          <table:table-cell office:value-type="float" office:value="6.20999999999991" calcext:value-type="float">
            <text:p>6.21</text:p>
          </table:table-cell>
          <table:table-cell office:value-type="float" office:value="7.39999999999989" calcext:value-type="float">
            <text:p>7.4</text:p>
          </table:table-cell>
          <table:table-cell table:formula="of:=AVERAGE([.E10:.X10])" office:value-type="float" office:value="5.62249999999993" calcext:value-type="float">
            <text:p>5.6225</text:p>
          </table:table-cell>
          <table:table-cell table:formula="of:=STDEV([.E10:.X10])" office:value-type="float" office:value="3.41227948969441" calcext:value-type="float">
            <text:p>3.4122794897</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10.1499999999998" calcext:value-type="float">
            <text:p>10.15</text:p>
          </table:table-cell>
          <table:table-cell office:value-type="float" office:value="7.79999999999988" calcext:value-type="float">
            <text:p>7.8</text:p>
          </table:table-cell>
          <table:table-cell office:value-type="float" office:value="5.09999999999994" calcext:value-type="float">
            <text:p>5.1</text:p>
          </table:table-cell>
          <table:table-cell office:value-type="float" office:value="4.22999999999995" calcext:value-type="float">
            <text:p>4.23</text:p>
          </table:table-cell>
          <table:table-cell office:value-type="float" office:value="6.47999999999991" calcext:value-type="float">
            <text:p>6.48</text:p>
          </table:table-cell>
          <table:table-cell office:value-type="float" office:value="3.28999999999997" calcext:value-type="float">
            <text:p>3.29</text:p>
          </table:table-cell>
          <table:table-cell office:value-type="float" office:value="5.40999999999993" calcext:value-type="float">
            <text:p>5.41</text:p>
          </table:table-cell>
          <table:table-cell office:value-type="float" office:value="4.92999999999994" calcext:value-type="float">
            <text:p>4.93</text:p>
          </table:table-cell>
          <table:table-cell office:value-type="float" office:value="6.35999999999991" calcext:value-type="float">
            <text:p>6.36</text:p>
          </table:table-cell>
          <table:table-cell office:value-type="float" office:value="17.1599999999999" calcext:value-type="float">
            <text:p>17.16</text:p>
          </table:table-cell>
          <table:table-cell office:value-type="float" office:value="5.18999999999993" calcext:value-type="float">
            <text:p>5.19</text:p>
          </table:table-cell>
          <table:table-cell office:value-type="float" office:value="11.1399999999998" calcext:value-type="float">
            <text:p>11.14</text:p>
          </table:table-cell>
          <table:table-cell office:value-type="float" office:value="6.9099999999999" calcext:value-type="float">
            <text:p>6.91</text:p>
          </table:table-cell>
          <table:table-cell office:value-type="float" office:value="5.46999999999993" calcext:value-type="float">
            <text:p>5.47</text:p>
          </table:table-cell>
          <table:table-cell office:value-type="float" office:value="6.54999999999991" calcext:value-type="float">
            <text:p>6.55</text:p>
          </table:table-cell>
          <table:table-cell office:value-type="float" office:value="4.32999999999995" calcext:value-type="float">
            <text:p>4.33</text:p>
          </table:table-cell>
          <table:table-cell office:value-type="float" office:value="10.3899999999998" calcext:value-type="float">
            <text:p>10.39</text:p>
          </table:table-cell>
          <table:table-cell office:value-type="float" office:value="4.69999999999994" calcext:value-type="float">
            <text:p>4.7</text:p>
          </table:table-cell>
          <table:table-cell office:value-type="float" office:value="3.13999999999998" calcext:value-type="float">
            <text:p>3.14</text:p>
          </table:table-cell>
          <table:table-cell office:value-type="float" office:value="5.10999999999994" calcext:value-type="float">
            <text:p>5.11</text:p>
          </table:table-cell>
          <table:table-cell table:formula="of:=AVERAGE([.E11:.X11])" office:value-type="float" office:value="6.69199999999991" calcext:value-type="float">
            <text:p>6.692</text:p>
          </table:table-cell>
          <table:table-cell table:formula="of:=STDEV([.E11:.X11])" office:value-type="float" office:value="3.32281364604089" calcext:value-type="float">
            <text:p>3.322813646</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6.9499999999999" calcext:value-type="float">
            <text:p>6.95</text:p>
          </table:table-cell>
          <table:table-cell table:number-columns-repeated="2" office:value-type="float" office:value="2.60999999999999" calcext:value-type="float">
            <text:p>2.61</text:p>
          </table:table-cell>
          <table:table-cell office:value-type="float" office:value="3.98999999999996" calcext:value-type="float">
            <text:p>3.99</text:p>
          </table:table-cell>
          <table:table-cell office:value-type="float" office:value="6.8399999999999" calcext:value-type="float">
            <text:p>6.84</text:p>
          </table:table-cell>
          <table:table-cell office:value-type="float" office:value="7.07999999999989" calcext:value-type="float">
            <text:p>7.08</text:p>
          </table:table-cell>
          <table:table-cell office:value-type="float" office:value="1.75" calcext:value-type="float">
            <text:p>1.75</text:p>
          </table:table-cell>
          <table:table-cell office:value-type="float" office:value="1.35" calcext:value-type="float">
            <text:p>1.35</text:p>
          </table:table-cell>
          <table:table-cell office:value-type="float" office:value="3.46999999999997" calcext:value-type="float">
            <text:p>3.47</text:p>
          </table:table-cell>
          <table:table-cell office:value-type="float" office:value="2.85999999999998" calcext:value-type="float">
            <text:p>2.86</text:p>
          </table:table-cell>
          <table:table-cell office:value-type="float" office:value="6.6399999999999" calcext:value-type="float">
            <text:p>6.64</text:p>
          </table:table-cell>
          <table:table-cell office:value-type="float" office:value="2.58999999999999" calcext:value-type="float">
            <text:p>2.59</text:p>
          </table:table-cell>
          <table:table-cell office:value-type="float" office:value="3.11999999999998" calcext:value-type="float">
            <text:p>3.12</text:p>
          </table:table-cell>
          <table:table-cell office:value-type="float" office:value="5.28999999999993" calcext:value-type="float">
            <text:p>5.29</text:p>
          </table:table-cell>
          <table:table-cell office:value-type="float" office:value="5.26999999999993" calcext:value-type="float">
            <text:p>5.27</text:p>
          </table:table-cell>
          <table:table-cell office:value-type="float" office:value="6.46999999999991" calcext:value-type="float">
            <text:p>6.47</text:p>
          </table:table-cell>
          <table:table-cell office:value-type="float" office:value="5.79999999999992" calcext:value-type="float">
            <text:p>5.8</text:p>
          </table:table-cell>
          <table:table-cell office:value-type="float" office:value="4.16999999999996" calcext:value-type="float">
            <text:p>4.17</text:p>
          </table:table-cell>
          <table:table-cell office:value-type="float" office:value="3.37999999999997" calcext:value-type="float">
            <text:p>3.38</text:p>
          </table:table-cell>
          <table:table-cell office:value-type="float" office:value="2.46999999999999" calcext:value-type="float">
            <text:p>2.47</text:p>
          </table:table-cell>
          <table:table-cell table:formula="of:=AVERAGE([.E12:.X12])" office:value-type="float" office:value="4.23549999999995" calcext:value-type="float">
            <text:p>4.2355</text:p>
          </table:table-cell>
          <table:table-cell table:formula="of:=STDEV([.E12:.X12])" office:value-type="float" office:value="1.88873802201082" calcext:value-type="float">
            <text:p>1.888738022</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9.48999999999984" calcext:value-type="float">
            <text:p>9.49</text:p>
          </table:table-cell>
          <table:table-cell office:value-type="float" office:value="3.81999999999996" calcext:value-type="float">
            <text:p>3.82</text:p>
          </table:table-cell>
          <table:table-cell office:value-type="float" office:value="5.93999999999992" calcext:value-type="float">
            <text:p>5.94</text:p>
          </table:table-cell>
          <table:table-cell office:value-type="float" office:value="3.28999999999997" calcext:value-type="float">
            <text:p>3.29</text:p>
          </table:table-cell>
          <table:table-cell office:value-type="float" office:value="3.59999999999997" calcext:value-type="float">
            <text:p>3.6</text:p>
          </table:table-cell>
          <table:table-cell office:value-type="float" office:value="3.92999999999996" calcext:value-type="float">
            <text:p>3.93</text:p>
          </table:table-cell>
          <table:table-cell office:value-type="float" office:value="3.93999999999996" calcext:value-type="float">
            <text:p>3.94</text:p>
          </table:table-cell>
          <table:table-cell office:value-type="float" office:value="4.98999999999994" calcext:value-type="float">
            <text:p>4.99</text:p>
          </table:table-cell>
          <table:table-cell office:value-type="float" office:value="4.95999999999994" calcext:value-type="float">
            <text:p>4.96</text:p>
          </table:table-cell>
          <table:table-cell office:value-type="float" office:value="8.94999999999985" calcext:value-type="float">
            <text:p>8.95</text:p>
          </table:table-cell>
          <table:table-cell office:value-type="float" office:value="2.13" calcext:value-type="float">
            <text:p>2.13</text:p>
          </table:table-cell>
          <table:table-cell office:value-type="float" office:value="5.31999999999993" calcext:value-type="float">
            <text:p>5.32</text:p>
          </table:table-cell>
          <table:table-cell office:value-type="float" office:value="3.26999999999997" calcext:value-type="float">
            <text:p>3.27</text:p>
          </table:table-cell>
          <table:table-cell office:value-type="float" office:value="4.19999999999996" calcext:value-type="float">
            <text:p>4.2</text:p>
          </table:table-cell>
          <table:table-cell office:value-type="float" office:value="3.81999999999996" calcext:value-type="float">
            <text:p>3.82</text:p>
          </table:table-cell>
          <table:table-cell office:value-type="float" office:value="5.00999999999994" calcext:value-type="float">
            <text:p>5.01</text:p>
          </table:table-cell>
          <table:table-cell office:value-type="float" office:value="6.6099999999999" calcext:value-type="float">
            <text:p>6.61</text:p>
          </table:table-cell>
          <table:table-cell office:value-type="float" office:value="5.72999999999992" calcext:value-type="float">
            <text:p>5.73</text:p>
          </table:table-cell>
          <table:table-cell office:value-type="float" office:value="4.09999999999996" calcext:value-type="float">
            <text:p>4.1</text:p>
          </table:table-cell>
          <table:table-cell office:value-type="float" office:value="3.26999999999997" calcext:value-type="float">
            <text:p>3.27</text:p>
          </table:table-cell>
          <table:table-cell table:formula="of:=AVERAGE([.E13:.X13])" office:value-type="float" office:value="4.81849999999994" calcext:value-type="float">
            <text:p>4.8185</text:p>
          </table:table-cell>
          <table:table-cell table:formula="of:=STDEV([.E13:.X13])" office:value-type="float" office:value="1.84714082043741" calcext:value-type="float">
            <text:p>1.8471408204</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6.30999999999991" calcext:value-type="float">
            <text:p>6.31</text:p>
          </table:table-cell>
          <table:table-cell office:value-type="float" office:value="3.46999999999997" calcext:value-type="float">
            <text:p>3.47</text:p>
          </table:table-cell>
          <table:table-cell office:value-type="float" office:value="4.19999999999996" calcext:value-type="float">
            <text:p>4.2</text:p>
          </table:table-cell>
          <table:table-cell office:value-type="float" office:value="9.05999999999985" calcext:value-type="float">
            <text:p>9.06</text:p>
          </table:table-cell>
          <table:table-cell office:value-type="float" office:value="14.6899999999997" calcext:value-type="float">
            <text:p>14.69</text:p>
          </table:table-cell>
          <table:table-cell office:value-type="float" office:value="2.59999999999999" calcext:value-type="float">
            <text:p>2.6</text:p>
          </table:table-cell>
          <table:table-cell office:value-type="float" office:value="3.00999999999998" calcext:value-type="float">
            <text:p>3.01</text:p>
          </table:table-cell>
          <table:table-cell office:value-type="float" office:value="2.53999999999999" calcext:value-type="float">
            <text:p>2.54</text:p>
          </table:table-cell>
          <table:table-cell office:value-type="float" office:value="3.73999999999996" calcext:value-type="float">
            <text:p>3.74</text:p>
          </table:table-cell>
          <table:table-cell office:value-type="float" office:value="2.64999999999999" calcext:value-type="float">
            <text:p>2.65</text:p>
          </table:table-cell>
          <table:table-cell office:value-type="float" office:value="2.51999999999999" calcext:value-type="float">
            <text:p>2.52</text:p>
          </table:table-cell>
          <table:table-cell office:value-type="float" office:value="5.37999999999993" calcext:value-type="float">
            <text:p>5.38</text:p>
          </table:table-cell>
          <table:table-cell office:value-type="float" office:value="7.45999999999989" calcext:value-type="float">
            <text:p>7.46</text:p>
          </table:table-cell>
          <table:table-cell office:value-type="float" office:value="6.9399999999999" calcext:value-type="float">
            <text:p>6.94</text:p>
          </table:table-cell>
          <table:table-cell office:value-type="float" office:value="13.2799999999998" calcext:value-type="float">
            <text:p>13.28</text:p>
          </table:table-cell>
          <table:table-cell office:value-type="float" office:value="4.30999999999995" calcext:value-type="float">
            <text:p>4.31</text:p>
          </table:table-cell>
          <table:table-cell office:value-type="float" office:value="8.72999999999986" calcext:value-type="float">
            <text:p>8.73</text:p>
          </table:table-cell>
          <table:table-cell office:value-type="float" office:value="8.80999999999986" calcext:value-type="float">
            <text:p>8.81</text:p>
          </table:table-cell>
          <table:table-cell office:value-type="float" office:value="4.41999999999995" calcext:value-type="float">
            <text:p>4.42</text:p>
          </table:table-cell>
          <table:table-cell office:value-type="float" office:value="4.08999999999996" calcext:value-type="float">
            <text:p>4.09</text:p>
          </table:table-cell>
          <table:table-cell table:formula="of:=AVERAGE([.E14:.X14])" office:value-type="float" office:value="5.91049999999992" calcext:value-type="float">
            <text:p>5.9105</text:p>
          </table:table-cell>
          <table:table-cell table:formula="of:=STDEV([.E14:.X14])" office:value-type="float" office:value="3.52521962734978" calcext:value-type="float">
            <text:p>3.5252196273</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9.06999999999985" calcext:value-type="float">
            <text:p>9.07</text:p>
          </table:table-cell>
          <table:table-cell office:value-type="float" office:value="7.22999999999989" calcext:value-type="float">
            <text:p>7.23</text:p>
          </table:table-cell>
          <table:table-cell office:value-type="float" office:value="6.9999999999999" calcext:value-type="float">
            <text:p>7</text:p>
          </table:table-cell>
          <table:table-cell office:value-type="float" office:value="2.85999999999998" calcext:value-type="float">
            <text:p>2.86</text:p>
          </table:table-cell>
          <table:table-cell office:value-type="float" office:value="4.94999999999994" calcext:value-type="float">
            <text:p>4.95</text:p>
          </table:table-cell>
          <table:table-cell office:value-type="float" office:value="2.53999999999999" calcext:value-type="float">
            <text:p>2.54</text:p>
          </table:table-cell>
          <table:table-cell office:value-type="float" office:value="3.50999999999997" calcext:value-type="float">
            <text:p>3.51</text:p>
          </table:table-cell>
          <table:table-cell office:value-type="float" office:value="2.77999999999998" calcext:value-type="float">
            <text:p>2.78</text:p>
          </table:table-cell>
          <table:table-cell office:value-type="float" office:value="8.73999999999986" calcext:value-type="float">
            <text:p>8.74</text:p>
          </table:table-cell>
          <table:table-cell office:value-type="float" office:value="6.53999999999991" calcext:value-type="float">
            <text:p>6.54</text:p>
          </table:table-cell>
          <table:table-cell office:value-type="float" office:value="2.05" calcext:value-type="float">
            <text:p>2.05</text:p>
          </table:table-cell>
          <table:table-cell office:value-type="float" office:value="4.91999999999994" calcext:value-type="float">
            <text:p>4.92</text:p>
          </table:table-cell>
          <table:table-cell office:value-type="float" office:value="2.55999999999999" calcext:value-type="float">
            <text:p>2.56</text:p>
          </table:table-cell>
          <table:table-cell office:value-type="float" office:value="6.42999999999991" calcext:value-type="float">
            <text:p>6.43</text:p>
          </table:table-cell>
          <table:table-cell office:value-type="float" office:value="5.40999999999993" calcext:value-type="float">
            <text:p>5.41</text:p>
          </table:table-cell>
          <table:table-cell office:value-type="float" office:value="2.88999999999998" calcext:value-type="float">
            <text:p>2.89</text:p>
          </table:table-cell>
          <table:table-cell office:value-type="float" office:value="5.87999999999992" calcext:value-type="float">
            <text:p>5.88</text:p>
          </table:table-cell>
          <table:table-cell office:value-type="float" office:value="3.07999999999998" calcext:value-type="float">
            <text:p>3.08</text:p>
          </table:table-cell>
          <table:table-cell office:value-type="float" office:value="5.52999999999993" calcext:value-type="float">
            <text:p>5.53</text:p>
          </table:table-cell>
          <table:table-cell office:value-type="float" office:value="2.94999999999998" calcext:value-type="float">
            <text:p>2.95</text:p>
          </table:table-cell>
          <table:table-cell table:formula="of:=AVERAGE([.E15:.X15])" office:value-type="float" office:value="4.84599999999994" calcext:value-type="float">
            <text:p>4.846</text:p>
          </table:table-cell>
          <table:table-cell table:formula="of:=STDEV([.E15:.X15])" office:value-type="float" office:value="2.17009192140983" calcext:value-type="float">
            <text:p>2.1700919214</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11.9699999999998" calcext:value-type="float">
            <text:p>11.97</text:p>
          </table:table-cell>
          <table:table-cell office:value-type="float" office:value="3.64999999999997" calcext:value-type="float">
            <text:p>3.65</text:p>
          </table:table-cell>
          <table:table-cell office:value-type="float" office:value="5.36999999999993" calcext:value-type="float">
            <text:p>5.37</text:p>
          </table:table-cell>
          <table:table-cell office:value-type="float" office:value="6.27999999999991" calcext:value-type="float">
            <text:p>6.28</text:p>
          </table:table-cell>
          <table:table-cell office:value-type="float" office:value="9.01999999999985" calcext:value-type="float">
            <text:p>9.02</text:p>
          </table:table-cell>
          <table:table-cell office:value-type="float" office:value="6.6299999999999" calcext:value-type="float">
            <text:p>6.63</text:p>
          </table:table-cell>
          <table:table-cell office:value-type="float" office:value="1.85" calcext:value-type="float">
            <text:p>1.85</text:p>
          </table:table-cell>
          <table:table-cell office:value-type="float" office:value="2.87999999999998" calcext:value-type="float">
            <text:p>2.88</text:p>
          </table:table-cell>
          <table:table-cell office:value-type="float" office:value="4.26999999999995" calcext:value-type="float">
            <text:p>4.27</text:p>
          </table:table-cell>
          <table:table-cell office:value-type="float" office:value="21.1000000000005" calcext:value-type="float">
            <text:p>21.1</text:p>
          </table:table-cell>
          <table:table-cell office:value-type="float" office:value="4.48999999999995" calcext:value-type="float">
            <text:p>4.49</text:p>
          </table:table-cell>
          <table:table-cell office:value-type="float" office:value="8.14999999999987" calcext:value-type="float">
            <text:p>8.15</text:p>
          </table:table-cell>
          <table:table-cell office:value-type="float" office:value="2.82999999999998" calcext:value-type="float">
            <text:p>2.83</text:p>
          </table:table-cell>
          <table:table-cell office:value-type="float" office:value="2.84999999999998" calcext:value-type="float">
            <text:p>2.85</text:p>
          </table:table-cell>
          <table:table-cell office:value-type="float" office:value="3.65999999999997" calcext:value-type="float">
            <text:p>3.66</text:p>
          </table:table-cell>
          <table:table-cell office:value-type="float" office:value="14.6499999999997" calcext:value-type="float">
            <text:p>14.65</text:p>
          </table:table-cell>
          <table:table-cell office:value-type="float" office:value="2.90999999999998" calcext:value-type="float">
            <text:p>2.91</text:p>
          </table:table-cell>
          <table:table-cell office:value-type="float" office:value="3.01999999999998" calcext:value-type="float">
            <text:p>3.02</text:p>
          </table:table-cell>
          <table:table-cell office:value-type="float" office:value="4.05999999999996" calcext:value-type="float">
            <text:p>4.06</text:p>
          </table:table-cell>
          <table:table-cell office:value-type="float" office:value="3.24999999999997" calcext:value-type="float">
            <text:p>3.25</text:p>
          </table:table-cell>
          <table:table-cell table:formula="of:=AVERAGE([.E16:.X16])" office:value-type="float" office:value="6.14449999999996" calcext:value-type="float">
            <text:p>6.1445</text:p>
          </table:table-cell>
          <table:table-cell table:formula="of:=STDEV([.E16:.X16])" office:value-type="float" office:value="4.84292699120126" calcext:value-type="float">
            <text:p>4.8429269912</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1.3" calcext:value-type="float">
            <text:p>1.3</text:p>
          </table:table-cell>
          <table:table-cell office:value-type="float" office:value="2.75999999999999" calcext:value-type="float">
            <text:p>2.76</text:p>
          </table:table-cell>
          <table:table-cell office:value-type="float" office:value="8.53999999999986" calcext:value-type="float">
            <text:p>8.54</text:p>
          </table:table-cell>
          <table:table-cell office:value-type="float" office:value="3.29999999999997" calcext:value-type="float">
            <text:p>3.3</text:p>
          </table:table-cell>
          <table:table-cell office:value-type="float" office:value="5.81999999999992" calcext:value-type="float">
            <text:p>5.82</text:p>
          </table:table-cell>
          <table:table-cell office:value-type="float" office:value="5.91999999999992" calcext:value-type="float">
            <text:p>5.92</text:p>
          </table:table-cell>
          <table:table-cell office:value-type="float" office:value="3.02999999999998" calcext:value-type="float">
            <text:p>3.03</text:p>
          </table:table-cell>
          <table:table-cell office:value-type="float" office:value="5.36999999999993" calcext:value-type="float">
            <text:p>5.37</text:p>
          </table:table-cell>
          <table:table-cell office:value-type="float" office:value="1.8" calcext:value-type="float">
            <text:p>1.8</text:p>
          </table:table-cell>
          <table:table-cell office:value-type="float" office:value="6.7399999999999" calcext:value-type="float">
            <text:p>6.74</text:p>
          </table:table-cell>
          <table:table-cell office:value-type="float" office:value="4.27999999999995" calcext:value-type="float">
            <text:p>4.28</text:p>
          </table:table-cell>
          <table:table-cell office:value-type="float" office:value="5.07999999999994" calcext:value-type="float">
            <text:p>5.08</text:p>
          </table:table-cell>
          <table:table-cell table:number-columns-repeated="2" office:value-type="float" office:value="2.29" calcext:value-type="float">
            <text:p>2.29</text:p>
          </table:table-cell>
          <table:table-cell office:value-type="float" office:value="5.55999999999993" calcext:value-type="float">
            <text:p>5.56</text:p>
          </table:table-cell>
          <table:table-cell office:value-type="float" office:value="6.51999999999991" calcext:value-type="float">
            <text:p>6.52</text:p>
          </table:table-cell>
          <table:table-cell office:value-type="float" office:value="5.89999999999992" calcext:value-type="float">
            <text:p>5.9</text:p>
          </table:table-cell>
          <table:table-cell office:value-type="float" office:value="3.46999999999997" calcext:value-type="float">
            <text:p>3.47</text:p>
          </table:table-cell>
          <table:table-cell office:value-type="float" office:value="2.75999999999999" calcext:value-type="float">
            <text:p>2.76</text:p>
          </table:table-cell>
          <table:table-cell office:value-type="float" office:value="3.94999999999996" calcext:value-type="float">
            <text:p>3.95</text:p>
          </table:table-cell>
          <table:table-cell table:formula="of:=AVERAGE([.E17:.X17])" office:value-type="float" office:value="4.33399999999995" calcext:value-type="float">
            <text:p>4.334</text:p>
          </table:table-cell>
          <table:table-cell table:formula="of:=STDEV([.E17:.X17])" office:value-type="float" office:value="1.93540802171691" calcext:value-type="float">
            <text:p>1.9354080217</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4.98999999999994" calcext:value-type="float">
            <text:p>4.99</text:p>
          </table:table-cell>
          <table:table-cell office:value-type="float" office:value="8.01999999999987" calcext:value-type="float">
            <text:p>8.02</text:p>
          </table:table-cell>
          <table:table-cell office:value-type="float" office:value="2.98999999999998" calcext:value-type="float">
            <text:p>2.99</text:p>
          </table:table-cell>
          <table:table-cell office:value-type="float" office:value="3.43999999999997" calcext:value-type="float">
            <text:p>3.44</text:p>
          </table:table-cell>
          <table:table-cell office:value-type="float" office:value="3.51999999999997" calcext:value-type="float">
            <text:p>3.52</text:p>
          </table:table-cell>
          <table:table-cell office:value-type="float" office:value="4.57999999999995" calcext:value-type="float">
            <text:p>4.58</text:p>
          </table:table-cell>
          <table:table-cell office:value-type="float" office:value="3.82999999999996" calcext:value-type="float">
            <text:p>3.83</text:p>
          </table:table-cell>
          <table:table-cell office:value-type="float" office:value="3.54999999999997" calcext:value-type="float">
            <text:p>3.55</text:p>
          </table:table-cell>
          <table:table-cell office:value-type="float" office:value="2.78999999999998" calcext:value-type="float">
            <text:p>2.79</text:p>
          </table:table-cell>
          <table:table-cell office:value-type="float" office:value="3.17999999999998" calcext:value-type="float">
            <text:p>3.18</text:p>
          </table:table-cell>
          <table:table-cell office:value-type="float" office:value="3.77999999999996" calcext:value-type="float">
            <text:p>3.78</text:p>
          </table:table-cell>
          <table:table-cell office:value-type="float" office:value="5.59999999999993" calcext:value-type="float">
            <text:p>5.6</text:p>
          </table:table-cell>
          <table:table-cell office:value-type="float" office:value="4.35999999999995" calcext:value-type="float">
            <text:p>4.36</text:p>
          </table:table-cell>
          <table:table-cell office:value-type="float" office:value="2.67999999999999" calcext:value-type="float">
            <text:p>2.68</text:p>
          </table:table-cell>
          <table:table-cell office:value-type="float" office:value="4.18999999999996" calcext:value-type="float">
            <text:p>4.19</text:p>
          </table:table-cell>
          <table:table-cell office:value-type="float" office:value="4.91999999999994" calcext:value-type="float">
            <text:p>4.92</text:p>
          </table:table-cell>
          <table:table-cell office:value-type="float" office:value="8.34999999999987" calcext:value-type="float">
            <text:p>8.35</text:p>
          </table:table-cell>
          <table:table-cell office:value-type="float" office:value="14.1999999999997" calcext:value-type="float">
            <text:p>14.2</text:p>
          </table:table-cell>
          <table:table-cell office:value-type="float" office:value="5.10999999999994" calcext:value-type="float">
            <text:p>5.11</text:p>
          </table:table-cell>
          <table:table-cell office:value-type="float" office:value="4.86999999999994" calcext:value-type="float">
            <text:p>4.87</text:p>
          </table:table-cell>
          <table:table-cell table:formula="of:=AVERAGE([.E18:.X18])" office:value-type="float" office:value="4.94749999999994" calcext:value-type="float">
            <text:p>4.9475</text:p>
          </table:table-cell>
          <table:table-cell table:formula="of:=STDEV([.E18:.X18])" office:value-type="float" office:value="2.65338091180999" calcext:value-type="float">
            <text:p>2.6533809118</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7.67999999999988" calcext:value-type="float">
            <text:p>7.68</text:p>
          </table:table-cell>
          <table:table-cell office:value-type="float" office:value="2.05" calcext:value-type="float">
            <text:p>2.05</text:p>
          </table:table-cell>
          <table:table-cell office:value-type="float" office:value="3.80999999999996" calcext:value-type="float">
            <text:p>3.81</text:p>
          </table:table-cell>
          <table:table-cell office:value-type="float" office:value="7.30999999999989" calcext:value-type="float">
            <text:p>7.31</text:p>
          </table:table-cell>
          <table:table-cell office:value-type="float" office:value="20.1800000000004" calcext:value-type="float">
            <text:p>20.18</text:p>
          </table:table-cell>
          <table:table-cell office:value-type="float" office:value="6.5599999999999" calcext:value-type="float">
            <text:p>6.56</text:p>
          </table:table-cell>
          <table:table-cell office:value-type="float" office:value="3.59999999999997" calcext:value-type="float">
            <text:p>3.6</text:p>
          </table:table-cell>
          <table:table-cell office:value-type="float" office:value="4.55999999999995" calcext:value-type="float">
            <text:p>4.56</text:p>
          </table:table-cell>
          <table:table-cell office:value-type="float" office:value="4.15999999999996" calcext:value-type="float">
            <text:p>4.16</text:p>
          </table:table-cell>
          <table:table-cell office:value-type="float" office:value="5.26999999999993" calcext:value-type="float">
            <text:p>5.27</text:p>
          </table:table-cell>
          <table:table-cell office:value-type="float" office:value="4.21999999999995" calcext:value-type="float">
            <text:p>4.22</text:p>
          </table:table-cell>
          <table:table-cell office:value-type="float" office:value="7.41999999999989" calcext:value-type="float">
            <text:p>7.42</text:p>
          </table:table-cell>
          <table:table-cell office:value-type="float" office:value="3.24999999999997" calcext:value-type="float">
            <text:p>3.25</text:p>
          </table:table-cell>
          <table:table-cell office:value-type="float" office:value="6.9999999999999" calcext:value-type="float">
            <text:p>7</text:p>
          </table:table-cell>
          <table:table-cell office:value-type="float" office:value="3.07999999999998" calcext:value-type="float">
            <text:p>3.08</text:p>
          </table:table-cell>
          <table:table-cell office:value-type="float" office:value="5.83999999999992" calcext:value-type="float">
            <text:p>5.84</text:p>
          </table:table-cell>
          <table:table-cell office:value-type="float" office:value="4.40999999999995" calcext:value-type="float">
            <text:p>4.41</text:p>
          </table:table-cell>
          <table:table-cell office:value-type="float" office:value="10.8499999999998" calcext:value-type="float">
            <text:p>10.85</text:p>
          </table:table-cell>
          <table:table-cell office:value-type="float" office:value="3.15999999999998" calcext:value-type="float">
            <text:p>3.16</text:p>
          </table:table-cell>
          <table:table-cell office:value-type="float" office:value="2.22" calcext:value-type="float">
            <text:p>2.22</text:p>
          </table:table-cell>
          <table:table-cell table:formula="of:=AVERAGE([.E19:.X19])" office:value-type="float" office:value="5.83149999999996" calcext:value-type="float">
            <text:p>5.8315</text:p>
          </table:table-cell>
          <table:table-cell table:formula="of:=STDEV([.E19:.X19])" office:value-type="float" office:value="4.02761033368428" calcext:value-type="float">
            <text:p>4.0276103337</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6.46999999999991" calcext:value-type="float">
            <text:p>6.47</text:p>
          </table:table-cell>
          <table:table-cell office:value-type="float" office:value="4.27999999999995" calcext:value-type="float">
            <text:p>4.28</text:p>
          </table:table-cell>
          <table:table-cell office:value-type="float" office:value="4.68999999999994" calcext:value-type="float">
            <text:p>4.69</text:p>
          </table:table-cell>
          <table:table-cell office:value-type="float" office:value="4.09999999999996" calcext:value-type="float">
            <text:p>4.1</text:p>
          </table:table-cell>
          <table:table-cell office:value-type="float" office:value="16.9199999999998" calcext:value-type="float">
            <text:p>16.92</text:p>
          </table:table-cell>
          <table:table-cell office:value-type="float" office:value="3.18999999999998" calcext:value-type="float">
            <text:p>3.19</text:p>
          </table:table-cell>
          <table:table-cell office:value-type="float" office:value="3.79999999999996" calcext:value-type="float">
            <text:p>3.8</text:p>
          </table:table-cell>
          <table:table-cell office:value-type="float" office:value="1.89" calcext:value-type="float">
            <text:p>1.89</text:p>
          </table:table-cell>
          <table:table-cell office:value-type="float" office:value="4.33999999999995" calcext:value-type="float">
            <text:p>4.34</text:p>
          </table:table-cell>
          <table:table-cell office:value-type="float" office:value="2.04" calcext:value-type="float">
            <text:p>2.04</text:p>
          </table:table-cell>
          <table:table-cell office:value-type="float" office:value="6.7599999999999" calcext:value-type="float">
            <text:p>6.76</text:p>
          </table:table-cell>
          <table:table-cell office:value-type="float" office:value="3.68999999999997" calcext:value-type="float">
            <text:p>3.69</text:p>
          </table:table-cell>
          <table:table-cell office:value-type="float" office:value="5.43999999999993" calcext:value-type="float">
            <text:p>5.44</text:p>
          </table:table-cell>
          <table:table-cell office:value-type="float" office:value="5.26999999999993" calcext:value-type="float">
            <text:p>5.27</text:p>
          </table:table-cell>
          <table:table-cell office:value-type="float" office:value="5.02999999999994" calcext:value-type="float">
            <text:p>5.03</text:p>
          </table:table-cell>
          <table:table-cell office:value-type="float" office:value="10.8799999999998" calcext:value-type="float">
            <text:p>10.88</text:p>
          </table:table-cell>
          <table:table-cell office:value-type="float" office:value="5.86999999999992" calcext:value-type="float">
            <text:p>5.87</text:p>
          </table:table-cell>
          <table:table-cell office:value-type="float" office:value="12.0599999999998" calcext:value-type="float">
            <text:p>12.06</text:p>
          </table:table-cell>
          <table:table-cell office:value-type="float" office:value="4.16999999999996" calcext:value-type="float">
            <text:p>4.17</text:p>
          </table:table-cell>
          <table:table-cell office:value-type="float" office:value="5.29999999999993" calcext:value-type="float">
            <text:p>5.3</text:p>
          </table:table-cell>
          <table:table-cell table:formula="of:=AVERAGE([.E20:.X20])" office:value-type="float" office:value="5.80949999999993" calcext:value-type="float">
            <text:p>5.8095</text:p>
          </table:table-cell>
          <table:table-cell table:formula="of:=STDEV([.E20:.X20])" office:value-type="float" office:value="3.60691072803301" calcext:value-type="float">
            <text:p>3.606910728</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10.8399999999998" calcext:value-type="float">
            <text:p>10.84</text:p>
          </table:table-cell>
          <table:table-cell office:value-type="float" office:value="5.03999999999994" calcext:value-type="float">
            <text:p>5.04</text:p>
          </table:table-cell>
          <table:table-cell office:value-type="float" office:value="7.17999999999989" calcext:value-type="float">
            <text:p>7.18</text:p>
          </table:table-cell>
          <table:table-cell office:value-type="float" office:value="43.19" calcext:value-type="float">
            <text:p>43.19</text:p>
          </table:table-cell>
          <table:table-cell office:value-type="float" office:value="5.49999999999993" calcext:value-type="float">
            <text:p>5.5</text:p>
          </table:table-cell>
          <table:table-cell office:value-type="float" office:value="9.77999999999984" calcext:value-type="float">
            <text:p>9.78</text:p>
          </table:table-cell>
          <table:table-cell office:value-type="float" office:value="4.00999999999996" calcext:value-type="float">
            <text:p>4.01</text:p>
          </table:table-cell>
          <table:table-cell office:value-type="float" office:value="7.36999999999989" calcext:value-type="float">
            <text:p>7.37</text:p>
          </table:table-cell>
          <table:table-cell office:value-type="float" office:value="6.05999999999992" calcext:value-type="float">
            <text:p>6.06</text:p>
          </table:table-cell>
          <table:table-cell office:value-type="float" office:value="6.09999999999991" calcext:value-type="float">
            <text:p>6.1</text:p>
          </table:table-cell>
          <table:table-cell office:value-type="float" office:value="3.77999999999996" calcext:value-type="float">
            <text:p>3.78</text:p>
          </table:table-cell>
          <table:table-cell office:value-type="float" office:value="3.23999999999997" calcext:value-type="float">
            <text:p>3.24</text:p>
          </table:table-cell>
          <table:table-cell office:value-type="float" office:value="1.76" calcext:value-type="float">
            <text:p>1.76</text:p>
          </table:table-cell>
          <table:table-cell office:value-type="float" office:value="5.80999999999992" calcext:value-type="float">
            <text:p>5.81</text:p>
          </table:table-cell>
          <table:table-cell office:value-type="float" office:value="3.58999999999997" calcext:value-type="float">
            <text:p>3.59</text:p>
          </table:table-cell>
          <table:table-cell office:value-type="float" office:value="4.74999999999994" calcext:value-type="float">
            <text:p>4.75</text:p>
          </table:table-cell>
          <table:table-cell office:value-type="float" office:value="2.37999999999999" calcext:value-type="float">
            <text:p>2.38</text:p>
          </table:table-cell>
          <table:table-cell office:value-type="float" office:value="8.55999999999986" calcext:value-type="float">
            <text:p>8.56</text:p>
          </table:table-cell>
          <table:table-cell office:value-type="float" office:value="2.78999999999998" calcext:value-type="float">
            <text:p>2.79</text:p>
          </table:table-cell>
          <table:table-cell office:value-type="float" office:value="6.50999999999991" calcext:value-type="float">
            <text:p>6.51</text:p>
          </table:table-cell>
          <table:table-cell table:formula="of:=AVERAGE([.E21:.X21])" office:value-type="float" office:value="7.41199999999993" calcext:value-type="float">
            <text:p>7.412</text:p>
          </table:table-cell>
          <table:table-cell table:formula="of:=STDEV([.E21:.X21])" office:value-type="float" office:value="8.75846153277233" calcext:value-type="float">
            <text:p>8.7584615328</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2.70999999999999" calcext:value-type="float">
            <text:p>2.71</text:p>
          </table:table-cell>
          <table:table-cell office:value-type="float" office:value="2.64999999999999" calcext:value-type="float">
            <text:p>2.65</text:p>
          </table:table-cell>
          <table:table-cell office:value-type="float" office:value="5.56999999999993" calcext:value-type="float">
            <text:p>5.57</text:p>
          </table:table-cell>
          <table:table-cell office:value-type="float" office:value="33.160000000002" calcext:value-type="float">
            <text:p>33.16</text:p>
          </table:table-cell>
          <table:table-cell office:value-type="float" office:value="6.22999999999991" calcext:value-type="float">
            <text:p>6.23</text:p>
          </table:table-cell>
          <table:table-cell office:value-type="float" office:value="3.54999999999997" calcext:value-type="float">
            <text:p>3.55</text:p>
          </table:table-cell>
          <table:table-cell office:value-type="float" office:value="3.88999999999996" calcext:value-type="float">
            <text:p>3.89</text:p>
          </table:table-cell>
          <table:table-cell office:value-type="float" office:value="10.1799999999998" calcext:value-type="float">
            <text:p>10.18</text:p>
          </table:table-cell>
          <table:table-cell office:value-type="float" office:value="5.70999999999992" calcext:value-type="float">
            <text:p>5.71</text:p>
          </table:table-cell>
          <table:table-cell office:value-type="float" office:value="4.78999999999994" calcext:value-type="float">
            <text:p>4.79</text:p>
          </table:table-cell>
          <table:table-cell office:value-type="float" office:value="3.13999999999998" calcext:value-type="float">
            <text:p>3.14</text:p>
          </table:table-cell>
          <table:table-cell office:value-type="float" office:value="10.5499999999998" calcext:value-type="float">
            <text:p>10.55</text:p>
          </table:table-cell>
          <table:table-cell office:value-type="float" office:value="3.37999999999997" calcext:value-type="float">
            <text:p>3.38</text:p>
          </table:table-cell>
          <table:table-cell office:value-type="float" office:value="4.92999999999994" calcext:value-type="float">
            <text:p>4.93</text:p>
          </table:table-cell>
          <table:table-cell office:value-type="float" office:value="17.87" calcext:value-type="float">
            <text:p>17.87</text:p>
          </table:table-cell>
          <table:table-cell office:value-type="float" office:value="6.9699999999999" calcext:value-type="float">
            <text:p>6.97</text:p>
          </table:table-cell>
          <table:table-cell office:value-type="float" office:value="4.98999999999994" calcext:value-type="float">
            <text:p>4.99</text:p>
          </table:table-cell>
          <table:table-cell office:value-type="float" office:value="3.90999999999996" calcext:value-type="float">
            <text:p>3.91</text:p>
          </table:table-cell>
          <table:table-cell office:value-type="float" office:value="4.22999999999995" calcext:value-type="float">
            <text:p>4.23</text:p>
          </table:table-cell>
          <table:table-cell office:value-type="float" office:value="5.10999999999994" calcext:value-type="float">
            <text:p>5.11</text:p>
          </table:table-cell>
          <table:table-cell table:formula="of:=AVERAGE([.E22:.X22])" office:value-type="float" office:value="7.17600000000004" calcext:value-type="float">
            <text:p>7.176</text:p>
          </table:table-cell>
          <table:table-cell table:formula="of:=STDEV([.E22:.X22])" office:value-type="float" office:value="7.07035352350743" calcext:value-type="float">
            <text:p>7.0703535235</text:p>
          </table:table-cell>
          <table:table-cell table:number-columns-repeated="25"/>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7.35999999999989" calcext:value-type="float">
            <text:p>7.36</text:p>
          </table:table-cell>
          <table:table-cell office:value-type="float" office:value="31.000000000002" calcext:value-type="float">
            <text:p>31</text:p>
          </table:table-cell>
          <table:table-cell office:value-type="float" office:value="14.5899999999997" calcext:value-type="float">
            <text:p>14.59</text:p>
          </table:table-cell>
          <table:table-cell office:value-type="float" office:value="16.4799999999998" calcext:value-type="float">
            <text:p>16.48</text:p>
          </table:table-cell>
          <table:table-cell office:value-type="float" office:value="13.5999999999998" calcext:value-type="float">
            <text:p>13.6</text:p>
          </table:table-cell>
          <table:table-cell office:value-type="float" office:value="6.6799999999999" calcext:value-type="float">
            <text:p>6.68</text:p>
          </table:table-cell>
          <table:table-cell office:value-type="float" office:value="11.6599999999998" calcext:value-type="float">
            <text:p>11.66</text:p>
          </table:table-cell>
          <table:table-cell office:value-type="float" office:value="40.9000000000004" calcext:value-type="float">
            <text:p>40.9</text:p>
          </table:table-cell>
          <table:table-cell office:value-type="float" office:value="14.4499999999997" calcext:value-type="float">
            <text:p>14.45</text:p>
          </table:table-cell>
          <table:table-cell office:value-type="float" office:value="59.1199999999968" calcext:value-type="float">
            <text:p>59.12</text:p>
          </table:table-cell>
          <table:table-cell office:value-type="float" office:value="54.2999999999978" calcext:value-type="float">
            <text:p>54.3</text:p>
          </table:table-cell>
          <table:table-cell office:value-type="float" office:value="6.09999999999991" calcext:value-type="float">
            <text:p>6.1</text:p>
          </table:table-cell>
          <table:table-cell office:value-type="float" office:value="37.980000000001" calcext:value-type="float">
            <text:p>37.98</text:p>
          </table:table-cell>
          <table:table-cell office:value-type="float" office:value="6.5599999999999" calcext:value-type="float">
            <text:p>6.56</text:p>
          </table:table-cell>
          <table:table-cell office:value-type="float" office:value="46.6299999999993" calcext:value-type="float">
            <text:p>46.63</text:p>
          </table:table-cell>
          <table:table-cell office:value-type="float" office:value="6.34999999999991" calcext:value-type="float">
            <text:p>6.35</text:p>
          </table:table-cell>
          <table:table-cell office:value-type="float" office:value="38.3900000000009" calcext:value-type="float">
            <text:p>38.39</text:p>
          </table:table-cell>
          <table:table-cell office:value-type="float" office:value="19.3300000000002" calcext:value-type="float">
            <text:p>19.33</text:p>
          </table:table-cell>
          <table:table-cell office:value-type="float" office:value="6.5699999999999" calcext:value-type="float">
            <text:p>6.57</text:p>
          </table:table-cell>
          <table:table-cell office:value-type="float" office:value="28.7600000000017" calcext:value-type="float">
            <text:p>28.76</text:p>
          </table:table-cell>
          <table:table-cell table:formula="of:=AVERAGE([.E26:.X26])" office:value-type="float" office:value="23.3404999999999" calcext:value-type="float">
            <text:p>23.3405</text:p>
          </table:table-cell>
          <table:table-cell table:formula="of:=STDEV([.E26:.X26])" office:value-type="float" office:value="17.3963261321097" calcext:value-type="float">
            <text:p>17.3963261321</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office:value-type="float" office:value="25.3400000000012" calcext:value-type="float">
            <text:p>25.34</text:p>
          </table:table-cell>
          <table:table-cell office:value-type="float" office:value="22.1800000000007" calcext:value-type="float">
            <text:p>22.18</text:p>
          </table:table-cell>
          <table:table-cell office:value-type="float" office:value="13.6699999999998" calcext:value-type="float">
            <text:p>13.67</text:p>
          </table:table-cell>
          <table:table-cell office:value-type="float" office:value="39.7800000000007" calcext:value-type="float">
            <text:p>39.78</text:p>
          </table:table-cell>
          <table:table-cell office:value-type="float" office:value="5.60999999999993" calcext:value-type="float">
            <text:p>5.61</text:p>
          </table:table-cell>
          <table:table-cell office:value-type="float" office:value="22.4600000000007" calcext:value-type="float">
            <text:p>22.46</text:p>
          </table:table-cell>
          <table:table-cell office:value-type="float" office:value="17.2899999999999" calcext:value-type="float">
            <text:p>17.29</text:p>
          </table:table-cell>
          <table:table-cell office:value-type="float" office:value="15.4999999999997" calcext:value-type="float">
            <text:p>15.5</text:p>
          </table:table-cell>
          <table:table-cell office:value-type="float" office:value="6.6399999999999" calcext:value-type="float">
            <text:p>6.64</text:p>
          </table:table-cell>
          <table:table-cell office:value-type="float" office:value="2.90999999999998" calcext:value-type="float">
            <text:p>2.91</text:p>
          </table:table-cell>
          <table:table-cell office:value-type="float" office:value="25.9800000000013" calcext:value-type="float">
            <text:p>25.98</text:p>
          </table:table-cell>
          <table:table-cell office:value-type="float" office:value="25.7400000000012" calcext:value-type="float">
            <text:p>25.74</text:p>
          </table:table-cell>
          <table:table-cell office:value-type="float" office:value="6.41999999999991" calcext:value-type="float">
            <text:p>6.42</text:p>
          </table:table-cell>
          <table:table-cell office:value-type="float" office:value="7.17999999999989" calcext:value-type="float">
            <text:p>7.18</text:p>
          </table:table-cell>
          <table:table-cell office:value-type="float" office:value="15.7799999999997" calcext:value-type="float">
            <text:p>15.78</text:p>
          </table:table-cell>
          <table:table-cell office:value-type="float" office:value="10.8099999999998" calcext:value-type="float">
            <text:p>10.81</text:p>
          </table:table-cell>
          <table:table-cell office:value-type="float" office:value="2.39999999999999" calcext:value-type="float">
            <text:p>2.4</text:p>
          </table:table-cell>
          <table:table-cell office:value-type="float" office:value="6.7999999999999" calcext:value-type="float">
            <text:p>6.8</text:p>
          </table:table-cell>
          <table:table-cell office:value-type="float" office:value="9.57999999999984" calcext:value-type="float">
            <text:p>9.58</text:p>
          </table:table-cell>
          <table:table-cell office:value-type="float" office:value="16.0899999999997" calcext:value-type="float">
            <text:p>16.09</text:p>
          </table:table-cell>
          <table:table-cell table:formula="of:=AVERAGE([.E27:.X27])" office:value-type="float" office:value="14.9080000000002" calcext:value-type="float">
            <text:p>14.908</text:p>
          </table:table-cell>
          <table:table-cell table:formula="of:=STDEV([.E27:.X27])" office:value-type="float" office:value="9.69236628540904" calcext:value-type="float">
            <text:p>9.6923662854</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office:value-type="float" office:value="38.8300000000008" calcext:value-type="float">
            <text:p>38.83</text:p>
          </table:table-cell>
          <table:table-cell office:value-type="float" office:value="4.35999999999995" calcext:value-type="float">
            <text:p>4.36</text:p>
          </table:table-cell>
          <table:table-cell office:value-type="float" office:value="8.58999999999986" calcext:value-type="float">
            <text:p>8.59</text:p>
          </table:table-cell>
          <table:table-cell office:value-type="float" office:value="14.8099999999997" calcext:value-type="float">
            <text:p>14.81</text:p>
          </table:table-cell>
          <table:table-cell office:value-type="float" office:value="4.63999999999995" calcext:value-type="float">
            <text:p>4.64</text:p>
          </table:table-cell>
          <table:table-cell office:value-type="float" office:value="5.85999999999992" calcext:value-type="float">
            <text:p>5.86</text:p>
          </table:table-cell>
          <table:table-cell office:value-type="float" office:value="7.72999999999988" calcext:value-type="float">
            <text:p>7.73</text:p>
          </table:table-cell>
          <table:table-cell office:value-type="float" office:value="5.72999999999992" calcext:value-type="float">
            <text:p>5.73</text:p>
          </table:table-cell>
          <table:table-cell office:value-type="float" office:value="8.48999999999986" calcext:value-type="float">
            <text:p>8.49</text:p>
          </table:table-cell>
          <table:table-cell office:value-type="float" office:value="8.09999999999987" calcext:value-type="float">
            <text:p>8.1</text:p>
          </table:table-cell>
          <table:table-cell office:value-type="float" office:value="11.7599999999998" calcext:value-type="float">
            <text:p>11.76</text:p>
          </table:table-cell>
          <table:table-cell office:value-type="float" office:value="8.85999999999986" calcext:value-type="float">
            <text:p>8.86</text:p>
          </table:table-cell>
          <table:table-cell office:value-type="float" office:value="4.44999999999995" calcext:value-type="float">
            <text:p>4.45</text:p>
          </table:table-cell>
          <table:table-cell office:value-type="float" office:value="15.7299999999997" calcext:value-type="float">
            <text:p>15.73</text:p>
          </table:table-cell>
          <table:table-cell office:value-type="float" office:value="2.68999999999999" calcext:value-type="float">
            <text:p>2.69</text:p>
          </table:table-cell>
          <table:table-cell office:value-type="float" office:value="2.31999999999999" calcext:value-type="float">
            <text:p>2.32</text:p>
          </table:table-cell>
          <table:table-cell office:value-type="float" office:value="17.65" calcext:value-type="float">
            <text:p>17.65</text:p>
          </table:table-cell>
          <table:table-cell office:value-type="float" office:value="4.15999999999996" calcext:value-type="float">
            <text:p>4.16</text:p>
          </table:table-cell>
          <table:table-cell office:value-type="float" office:value="20.6000000000004" calcext:value-type="float">
            <text:p>20.6</text:p>
          </table:table-cell>
          <table:table-cell office:value-type="float" office:value="6.8799999999999" calcext:value-type="float">
            <text:p>6.88</text:p>
          </table:table-cell>
          <table:table-cell table:formula="of:=AVERAGE([.E28:.X28])" office:value-type="float" office:value="10.112" calcext:value-type="float">
            <text:p>10.112</text:p>
          </table:table-cell>
          <table:table-cell table:formula="of:=STDEV([.E28:.X28])" office:value-type="float" office:value="8.45474180252546" calcext:value-type="float">
            <text:p>8.4547418025</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19.8000000000003" calcext:value-type="float">
            <text:p>19.8</text:p>
          </table:table-cell>
          <table:table-cell office:value-type="float" office:value="34.4100000000017" calcext:value-type="float">
            <text:p>34.41</text:p>
          </table:table-cell>
          <table:table-cell office:value-type="float" office:value="12.5699999999998" calcext:value-type="float">
            <text:p>12.57</text:p>
          </table:table-cell>
          <table:table-cell office:value-type="float" office:value="11.3199999999998" calcext:value-type="float">
            <text:p>11.32</text:p>
          </table:table-cell>
          <table:table-cell office:value-type="float" office:value="8.45999999999986" calcext:value-type="float">
            <text:p>8.46</text:p>
          </table:table-cell>
          <table:table-cell office:value-type="float" office:value="12.6499999999998" calcext:value-type="float">
            <text:p>12.65</text:p>
          </table:table-cell>
          <table:table-cell office:value-type="float" office:value="2.64999999999999" calcext:value-type="float">
            <text:p>2.65</text:p>
          </table:table-cell>
          <table:table-cell office:value-type="float" office:value="4.89999999999994" calcext:value-type="float">
            <text:p>4.9</text:p>
          </table:table-cell>
          <table:table-cell office:value-type="float" office:value="9.34999999999985" calcext:value-type="float">
            <text:p>9.35</text:p>
          </table:table-cell>
          <table:table-cell office:value-type="float" office:value="5.97999999999992" calcext:value-type="float">
            <text:p>5.98</text:p>
          </table:table-cell>
          <table:table-cell office:value-type="float" office:value="6.9099999999999" calcext:value-type="float">
            <text:p>6.91</text:p>
          </table:table-cell>
          <table:table-cell office:value-type="float" office:value="6.9599999999999" calcext:value-type="float">
            <text:p>6.96</text:p>
          </table:table-cell>
          <table:table-cell office:value-type="float" office:value="6.24999999999991" calcext:value-type="float">
            <text:p>6.25</text:p>
          </table:table-cell>
          <table:table-cell office:value-type="float" office:value="2.60999999999999" calcext:value-type="float">
            <text:p>2.61</text:p>
          </table:table-cell>
          <table:table-cell office:value-type="float" office:value="9.25999999999985" calcext:value-type="float">
            <text:p>9.26</text:p>
          </table:table-cell>
          <table:table-cell office:value-type="float" office:value="4.45999999999995" calcext:value-type="float">
            <text:p>4.46</text:p>
          </table:table-cell>
          <table:table-cell office:value-type="float" office:value="8.14999999999987" calcext:value-type="float">
            <text:p>8.15</text:p>
          </table:table-cell>
          <table:table-cell office:value-type="float" office:value="7.65999999999988" calcext:value-type="float">
            <text:p>7.66</text:p>
          </table:table-cell>
          <table:table-cell office:value-type="float" office:value="3.51999999999997" calcext:value-type="float">
            <text:p>3.52</text:p>
          </table:table-cell>
          <table:table-cell office:value-type="float" office:value="3.26999999999997" calcext:value-type="float">
            <text:p>3.27</text:p>
          </table:table-cell>
          <table:table-cell table:formula="of:=AVERAGE([.E29:.X29])" office:value-type="float" office:value="9.05700000000001" calcext:value-type="float">
            <text:p>9.057</text:p>
          </table:table-cell>
          <table:table-cell table:formula="of:=STDEV([.E29:.X29])" office:value-type="float" office:value="7.2668853097643" calcext:value-type="float">
            <text:p>7.2668853098</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13.1299999999998" calcext:value-type="float">
            <text:p>13.13</text:p>
          </table:table-cell>
          <table:table-cell office:value-type="float" office:value="7.96999999999987" calcext:value-type="float">
            <text:p>7.97</text:p>
          </table:table-cell>
          <table:table-cell office:value-type="float" office:value="12.7099999999998" calcext:value-type="float">
            <text:p>12.71</text:p>
          </table:table-cell>
          <table:table-cell office:value-type="float" office:value="5.07999999999994" calcext:value-type="float">
            <text:p>5.08</text:p>
          </table:table-cell>
          <table:table-cell office:value-type="float" office:value="4.24999999999995" calcext:value-type="float">
            <text:p>4.25</text:p>
          </table:table-cell>
          <table:table-cell office:value-type="float" office:value="8.35999999999987" calcext:value-type="float">
            <text:p>8.36</text:p>
          </table:table-cell>
          <table:table-cell office:value-type="float" office:value="4.68999999999994" calcext:value-type="float">
            <text:p>4.69</text:p>
          </table:table-cell>
          <table:table-cell office:value-type="float" office:value="11.3099999999998" calcext:value-type="float">
            <text:p>11.31</text:p>
          </table:table-cell>
          <table:table-cell office:value-type="float" office:value="2.64999999999999" calcext:value-type="float">
            <text:p>2.65</text:p>
          </table:table-cell>
          <table:table-cell office:value-type="float" office:value="4.00999999999996" calcext:value-type="float">
            <text:p>4.01</text:p>
          </table:table-cell>
          <table:table-cell office:value-type="float" office:value="5.28999999999993" calcext:value-type="float">
            <text:p>5.29</text:p>
          </table:table-cell>
          <table:table-cell office:value-type="float" office:value="3.95999999999996" calcext:value-type="float">
            <text:p>3.96</text:p>
          </table:table-cell>
          <table:table-cell office:value-type="float" office:value="5.43999999999993" calcext:value-type="float">
            <text:p>5.44</text:p>
          </table:table-cell>
          <table:table-cell office:value-type="float" office:value="4.92999999999994" calcext:value-type="float">
            <text:p>4.93</text:p>
          </table:table-cell>
          <table:table-cell office:value-type="float" office:value="10.9399999999998" calcext:value-type="float">
            <text:p>10.94</text:p>
          </table:table-cell>
          <table:table-cell office:value-type="float" office:value="1.64" calcext:value-type="float">
            <text:p>1.64</text:p>
          </table:table-cell>
          <table:table-cell office:value-type="float" office:value="2.74999999999999" calcext:value-type="float">
            <text:p>2.75</text:p>
          </table:table-cell>
          <table:table-cell office:value-type="float" office:value="4.68999999999994" calcext:value-type="float">
            <text:p>4.69</text:p>
          </table:table-cell>
          <table:table-cell office:value-type="float" office:value="4.90999999999994" calcext:value-type="float">
            <text:p>4.91</text:p>
          </table:table-cell>
          <table:table-cell office:value-type="float" office:value="31.9500000000022" calcext:value-type="float">
            <text:p>31.95</text:p>
          </table:table-cell>
          <table:table-cell table:formula="of:=AVERAGE([.E30:.X30])" office:value-type="float" office:value="7.53300000000003" calcext:value-type="float">
            <text:p>7.533</text:p>
          </table:table-cell>
          <table:table-cell table:formula="of:=STDEV([.E30:.X30])" office:value-type="float" office:value="6.66380648294281" calcext:value-type="float">
            <text:p>6.6638064829</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63999999999995" calcext:value-type="float">
            <text:p>4.64</text:p>
          </table:table-cell>
          <table:table-cell office:value-type="float" office:value="12.0499999999998" calcext:value-type="float">
            <text:p>12.05</text:p>
          </table:table-cell>
          <table:table-cell office:value-type="float" office:value="7.70999999999988" calcext:value-type="float">
            <text:p>7.71</text:p>
          </table:table-cell>
          <table:table-cell office:value-type="float" office:value="11.1899999999998" calcext:value-type="float">
            <text:p>11.19</text:p>
          </table:table-cell>
          <table:table-cell office:value-type="float" office:value="2.36999999999999" calcext:value-type="float">
            <text:p>2.37</text:p>
          </table:table-cell>
          <table:table-cell office:value-type="float" office:value="11.2299999999998" calcext:value-type="float">
            <text:p>11.23</text:p>
          </table:table-cell>
          <table:table-cell office:value-type="float" office:value="3.07999999999998" calcext:value-type="float">
            <text:p>3.08</text:p>
          </table:table-cell>
          <table:table-cell office:value-type="float" office:value="1.48" calcext:value-type="float">
            <text:p>1.48</text:p>
          </table:table-cell>
          <table:table-cell office:value-type="float" office:value="1.79" calcext:value-type="float">
            <text:p>1.79</text:p>
          </table:table-cell>
          <table:table-cell office:value-type="float" office:value="8.70999999999986" calcext:value-type="float">
            <text:p>8.71</text:p>
          </table:table-cell>
          <table:table-cell office:value-type="float" office:value="8.05999999999987" calcext:value-type="float">
            <text:p>8.06</text:p>
          </table:table-cell>
          <table:table-cell office:value-type="float" office:value="3.68999999999997" calcext:value-type="float">
            <text:p>3.69</text:p>
          </table:table-cell>
          <table:table-cell office:value-type="float" office:value="6.36999999999991" calcext:value-type="float">
            <text:p>6.37</text:p>
          </table:table-cell>
          <table:table-cell office:value-type="float" office:value="3.10999999999998" calcext:value-type="float">
            <text:p>3.11</text:p>
          </table:table-cell>
          <table:table-cell office:value-type="float" office:value="4.25999999999995" calcext:value-type="float">
            <text:p>4.26</text:p>
          </table:table-cell>
          <table:table-cell office:value-type="float" office:value="6.02999999999992" calcext:value-type="float">
            <text:p>6.03</text:p>
          </table:table-cell>
          <table:table-cell office:value-type="float" office:value="2.39999999999999" calcext:value-type="float">
            <text:p>2.4</text:p>
          </table:table-cell>
          <table:table-cell office:value-type="float" office:value="2.85999999999998" calcext:value-type="float">
            <text:p>2.86</text:p>
          </table:table-cell>
          <table:table-cell office:value-type="float" office:value="5.19999999999993" calcext:value-type="float">
            <text:p>5.2</text:p>
          </table:table-cell>
          <table:table-cell office:value-type="float" office:value="4.05999999999996" calcext:value-type="float">
            <text:p>4.06</text:p>
          </table:table-cell>
          <table:table-cell table:formula="of:=AVERAGE([.E31:.X31])" office:value-type="float" office:value="5.51449999999993" calcext:value-type="float">
            <text:p>5.5145</text:p>
          </table:table-cell>
          <table:table-cell table:formula="of:=STDEV([.E31:.X31])" office:value-type="float" office:value="3.29651566450325" calcext:value-type="float">
            <text:p>3.2965156645</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2.42999999999999" calcext:value-type="float">
            <text:p>2.43</text:p>
          </table:table-cell>
          <table:table-cell office:value-type="float" office:value="1.6" calcext:value-type="float">
            <text:p>1.6</text:p>
          </table:table-cell>
          <table:table-cell office:value-type="float" office:value="13.5499999999998" calcext:value-type="float">
            <text:p>13.55</text:p>
          </table:table-cell>
          <table:table-cell office:value-type="float" office:value="2.95999999999998" calcext:value-type="float">
            <text:p>2.96</text:p>
          </table:table-cell>
          <table:table-cell office:value-type="float" office:value="4.61999999999995" calcext:value-type="float">
            <text:p>4.62</text:p>
          </table:table-cell>
          <table:table-cell office:value-type="float" office:value="3.14999999999998" calcext:value-type="float">
            <text:p>3.15</text:p>
          </table:table-cell>
          <table:table-cell office:value-type="float" office:value="4.69999999999994" calcext:value-type="float">
            <text:p>4.7</text:p>
          </table:table-cell>
          <table:table-cell office:value-type="float" office:value="4.61999999999995" calcext:value-type="float">
            <text:p>4.62</text:p>
          </table:table-cell>
          <table:table-cell office:value-type="float" office:value="8.61999999999986" calcext:value-type="float">
            <text:p>8.62</text:p>
          </table:table-cell>
          <table:table-cell office:value-type="float" office:value="4.66999999999995" calcext:value-type="float">
            <text:p>4.67</text:p>
          </table:table-cell>
          <table:table-cell office:value-type="float" office:value="21.3400000000005" calcext:value-type="float">
            <text:p>21.34</text:p>
          </table:table-cell>
          <table:table-cell office:value-type="float" office:value="4.33999999999995" calcext:value-type="float">
            <text:p>4.34</text:p>
          </table:table-cell>
          <table:table-cell office:value-type="float" office:value="4.78999999999994" calcext:value-type="float">
            <text:p>4.79</text:p>
          </table:table-cell>
          <table:table-cell office:value-type="float" office:value="9.82999999999984" calcext:value-type="float">
            <text:p>9.83</text:p>
          </table:table-cell>
          <table:table-cell office:value-type="float" office:value="14.1099999999997" calcext:value-type="float">
            <text:p>14.11</text:p>
          </table:table-cell>
          <table:table-cell office:value-type="float" office:value="2.94999999999998" calcext:value-type="float">
            <text:p>2.95</text:p>
          </table:table-cell>
          <table:table-cell office:value-type="float" office:value="2.93999999999998" calcext:value-type="float">
            <text:p>2.94</text:p>
          </table:table-cell>
          <table:table-cell office:value-type="float" office:value="14.9399999999997" calcext:value-type="float">
            <text:p>14.94</text:p>
          </table:table-cell>
          <table:table-cell office:value-type="float" office:value="4.51999999999995" calcext:value-type="float">
            <text:p>4.52</text:p>
          </table:table-cell>
          <table:table-cell office:value-type="float" office:value="9.41999999999984" calcext:value-type="float">
            <text:p>9.42</text:p>
          </table:table-cell>
          <table:table-cell table:formula="of:=AVERAGE([.E32:.X32])" office:value-type="float" office:value="7.00499999999994" calcext:value-type="float">
            <text:p>7.005</text:p>
          </table:table-cell>
          <table:table-cell table:formula="of:=STDEV([.E32:.X32])" office:value-type="float" office:value="5.29575748768968" calcext:value-type="float">
            <text:p>5.2957574877</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9.52999999999984" calcext:value-type="float">
            <text:p>9.53</text:p>
          </table:table-cell>
          <table:table-cell office:value-type="float" office:value="2.77999999999998" calcext:value-type="float">
            <text:p>2.78</text:p>
          </table:table-cell>
          <table:table-cell office:value-type="float" office:value="2.46999999999999" calcext:value-type="float">
            <text:p>2.47</text:p>
          </table:table-cell>
          <table:table-cell office:value-type="float" office:value="6.7299999999999" calcext:value-type="float">
            <text:p>6.73</text:p>
          </table:table-cell>
          <table:table-cell office:value-type="float" office:value="9.66999999999984" calcext:value-type="float">
            <text:p>9.67</text:p>
          </table:table-cell>
          <table:table-cell office:value-type="float" office:value="3.71999999999996" calcext:value-type="float">
            <text:p>3.72</text:p>
          </table:table-cell>
          <table:table-cell office:value-type="float" office:value="3.59999999999997" calcext:value-type="float">
            <text:p>3.6</text:p>
          </table:table-cell>
          <table:table-cell office:value-type="float" office:value="7.07999999999989" calcext:value-type="float">
            <text:p>7.08</text:p>
          </table:table-cell>
          <table:table-cell office:value-type="float" office:value="2.55999999999999" calcext:value-type="float">
            <text:p>2.56</text:p>
          </table:table-cell>
          <table:table-cell office:value-type="float" office:value="6.31999999999991" calcext:value-type="float">
            <text:p>6.32</text:p>
          </table:table-cell>
          <table:table-cell office:value-type="float" office:value="4.65999999999995" calcext:value-type="float">
            <text:p>4.66</text:p>
          </table:table-cell>
          <table:table-cell office:value-type="float" office:value="4.91999999999994" calcext:value-type="float">
            <text:p>4.92</text:p>
          </table:table-cell>
          <table:table-cell office:value-type="float" office:value="12.2799999999998" calcext:value-type="float">
            <text:p>12.28</text:p>
          </table:table-cell>
          <table:table-cell office:value-type="float" office:value="19.6300000000003" calcext:value-type="float">
            <text:p>19.63</text:p>
          </table:table-cell>
          <table:table-cell office:value-type="float" office:value="8.69999999999986" calcext:value-type="float">
            <text:p>8.7</text:p>
          </table:table-cell>
          <table:table-cell office:value-type="float" office:value="2.59999999999999" calcext:value-type="float">
            <text:p>2.6</text:p>
          </table:table-cell>
          <table:table-cell office:value-type="float" office:value="2.96999999999998" calcext:value-type="float">
            <text:p>2.97</text:p>
          </table:table-cell>
          <table:table-cell office:value-type="float" office:value="3.01999999999998" calcext:value-type="float">
            <text:p>3.02</text:p>
          </table:table-cell>
          <table:table-cell office:value-type="float" office:value="3.54999999999997" calcext:value-type="float">
            <text:p>3.55</text:p>
          </table:table-cell>
          <table:table-cell office:value-type="float" office:value="5.37999999999993" calcext:value-type="float">
            <text:p>5.38</text:p>
          </table:table-cell>
          <table:table-cell table:formula="of:=AVERAGE([.E33:.X33])" office:value-type="float" office:value="6.10849999999995" calcext:value-type="float">
            <text:p>6.1085</text:p>
          </table:table-cell>
          <table:table-cell table:formula="of:=STDEV([.E33:.X33])" office:value-type="float" office:value="4.25869299816642" calcext:value-type="float">
            <text:p>4.2586929982</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4.37999999999995" calcext:value-type="float">
            <text:p>4.38</text:p>
          </table:table-cell>
          <table:table-cell office:value-type="float" office:value="6.05999999999992" calcext:value-type="float">
            <text:p>6.06</text:p>
          </table:table-cell>
          <table:table-cell office:value-type="float" office:value="4.00999999999996" calcext:value-type="float">
            <text:p>4.01</text:p>
          </table:table-cell>
          <table:table-cell office:value-type="float" office:value="5.06999999999994" calcext:value-type="float">
            <text:p>5.07</text:p>
          </table:table-cell>
          <table:table-cell office:value-type="float" office:value="5.04999999999994" calcext:value-type="float">
            <text:p>5.05</text:p>
          </table:table-cell>
          <table:table-cell office:value-type="float" office:value="2.33999999999999" calcext:value-type="float">
            <text:p>2.34</text:p>
          </table:table-cell>
          <table:table-cell office:value-type="float" office:value="8.21999999999987" calcext:value-type="float">
            <text:p>8.22</text:p>
          </table:table-cell>
          <table:table-cell office:value-type="float" office:value="2.57999999999999" calcext:value-type="float">
            <text:p>2.58</text:p>
          </table:table-cell>
          <table:table-cell office:value-type="float" office:value="4.91999999999994" calcext:value-type="float">
            <text:p>4.92</text:p>
          </table:table-cell>
          <table:table-cell office:value-type="float" office:value="2.38999999999999" calcext:value-type="float">
            <text:p>2.39</text:p>
          </table:table-cell>
          <table:table-cell office:value-type="float" office:value="13.3399999999998" calcext:value-type="float">
            <text:p>13.34</text:p>
          </table:table-cell>
          <table:table-cell office:value-type="float" office:value="6.6999999999999" calcext:value-type="float">
            <text:p>6.7</text:p>
          </table:table-cell>
          <table:table-cell office:value-type="float" office:value="17.4099999999999" calcext:value-type="float">
            <text:p>17.41</text:p>
          </table:table-cell>
          <table:table-cell office:value-type="float" office:value="15.7199999999997" calcext:value-type="float">
            <text:p>15.72</text:p>
          </table:table-cell>
          <table:table-cell office:value-type="float" office:value="5.20999999999993" calcext:value-type="float">
            <text:p>5.21</text:p>
          </table:table-cell>
          <table:table-cell office:value-type="float" office:value="5.57999999999993" calcext:value-type="float">
            <text:p>5.58</text:p>
          </table:table-cell>
          <table:table-cell office:value-type="float" office:value="4.60999999999995" calcext:value-type="float">
            <text:p>4.61</text:p>
          </table:table-cell>
          <table:table-cell office:value-type="float" office:value="3.85999999999996" calcext:value-type="float">
            <text:p>3.86</text:p>
          </table:table-cell>
          <table:table-cell office:value-type="float" office:value="4.01999999999996" calcext:value-type="float">
            <text:p>4.02</text:p>
          </table:table-cell>
          <table:table-cell office:value-type="float" office:value="6.24999999999991" calcext:value-type="float">
            <text:p>6.25</text:p>
          </table:table-cell>
          <table:table-cell table:formula="of:=AVERAGE([.E34:.X34])" office:value-type="float" office:value="6.38599999999992" calcext:value-type="float">
            <text:p>6.386</text:p>
          </table:table-cell>
          <table:table-cell table:formula="of:=STDEV([.E34:.X34])" office:value-type="float" office:value="4.22972986570557" calcext:value-type="float">
            <text:p>4.2297298657</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2.03" calcext:value-type="float">
            <text:p>2.03</text:p>
          </table:table-cell>
          <table:table-cell office:value-type="float" office:value="6.16999999999991" calcext:value-type="float">
            <text:p>6.17</text:p>
          </table:table-cell>
          <table:table-cell office:value-type="float" office:value="4.11999999999996" calcext:value-type="float">
            <text:p>4.12</text:p>
          </table:table-cell>
          <table:table-cell office:value-type="float" office:value="4.55999999999995" calcext:value-type="float">
            <text:p>4.56</text:p>
          </table:table-cell>
          <table:table-cell office:value-type="float" office:value="7.41999999999989" calcext:value-type="float">
            <text:p>7.42</text:p>
          </table:table-cell>
          <table:table-cell office:value-type="float" office:value="7.26999999999989" calcext:value-type="float">
            <text:p>7.27</text:p>
          </table:table-cell>
          <table:table-cell office:value-type="float" office:value="4.75999999999994" calcext:value-type="float">
            <text:p>4.76</text:p>
          </table:table-cell>
          <table:table-cell office:value-type="float" office:value="5.09999999999994" calcext:value-type="float">
            <text:p>5.1</text:p>
          </table:table-cell>
          <table:table-cell office:value-type="float" office:value="3.39999999999997" calcext:value-type="float">
            <text:p>3.4</text:p>
          </table:table-cell>
          <table:table-cell office:value-type="float" office:value="5.62999999999992" calcext:value-type="float">
            <text:p>5.63</text:p>
          </table:table-cell>
          <table:table-cell office:value-type="float" office:value="10.0199999999998" calcext:value-type="float">
            <text:p>10.02</text:p>
          </table:table-cell>
          <table:table-cell office:value-type="float" office:value="12.6199999999998" calcext:value-type="float">
            <text:p>12.62</text:p>
          </table:table-cell>
          <table:table-cell office:value-type="float" office:value="42.2700000000002" calcext:value-type="float">
            <text:p>42.27</text:p>
          </table:table-cell>
          <table:table-cell office:value-type="float" office:value="16.4499999999998" calcext:value-type="float">
            <text:p>16.45</text:p>
          </table:table-cell>
          <table:table-cell office:value-type="float" office:value="4.41999999999995" calcext:value-type="float">
            <text:p>4.42</text:p>
          </table:table-cell>
          <table:table-cell office:value-type="float" office:value="3.04999999999998" calcext:value-type="float">
            <text:p>3.05</text:p>
          </table:table-cell>
          <table:table-cell office:value-type="float" office:value="9.42999999999984" calcext:value-type="float">
            <text:p>9.43</text:p>
          </table:table-cell>
          <table:table-cell office:value-type="float" office:value="3.73999999999996" calcext:value-type="float">
            <text:p>3.74</text:p>
          </table:table-cell>
          <table:table-cell office:value-type="float" office:value="8.83999999999986" calcext:value-type="float">
            <text:p>8.84</text:p>
          </table:table-cell>
          <table:table-cell office:value-type="float" office:value="4.09999999999996" calcext:value-type="float">
            <text:p>4.1</text:p>
          </table:table-cell>
          <table:table-cell table:formula="of:=AVERAGE([.E35:.X35])" office:value-type="float" office:value="8.26999999999992" calcext:value-type="float">
            <text:p>8.27</text:p>
          </table:table-cell>
          <table:table-cell table:formula="of:=STDEV([.E35:.X35])" office:value-type="float" office:value="8.75292672857427" calcext:value-type="float">
            <text:p>8.7529267286</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36999999999995" calcext:value-type="float">
            <text:p>4.37</text:p>
          </table:table-cell>
          <table:table-cell office:value-type="float" office:value="9.91999999999983" calcext:value-type="float">
            <text:p>9.92</text:p>
          </table:table-cell>
          <table:table-cell office:value-type="float" office:value="2.99999999999998" calcext:value-type="float">
            <text:p>3</text:p>
          </table:table-cell>
          <table:table-cell office:value-type="float" office:value="6.33999999999991" calcext:value-type="float">
            <text:p>6.34</text:p>
          </table:table-cell>
          <table:table-cell office:value-type="float" office:value="2.60999999999999" calcext:value-type="float">
            <text:p>2.61</text:p>
          </table:table-cell>
          <table:table-cell office:value-type="float" office:value="4.88999999999994" calcext:value-type="float">
            <text:p>4.89</text:p>
          </table:table-cell>
          <table:table-cell office:value-type="float" office:value="5.21999999999993" calcext:value-type="float">
            <text:p>5.22</text:p>
          </table:table-cell>
          <table:table-cell office:value-type="float" office:value="6.9499999999999" calcext:value-type="float">
            <text:p>6.95</text:p>
          </table:table-cell>
          <table:table-cell office:value-type="float" office:value="4.41999999999995" calcext:value-type="float">
            <text:p>4.42</text:p>
          </table:table-cell>
          <table:table-cell office:value-type="float" office:value="3.12999999999998" calcext:value-type="float">
            <text:p>3.13</text:p>
          </table:table-cell>
          <table:table-cell office:value-type="float" office:value="12.5699999999998" calcext:value-type="float">
            <text:p>12.57</text:p>
          </table:table-cell>
          <table:table-cell office:value-type="float" office:value="4.82999999999994" calcext:value-type="float">
            <text:p>4.83</text:p>
          </table:table-cell>
          <table:table-cell office:value-type="float" office:value="4.90999999999994" calcext:value-type="float">
            <text:p>4.91</text:p>
          </table:table-cell>
          <table:table-cell office:value-type="float" office:value="10.2299999999998" calcext:value-type="float">
            <text:p>10.23</text:p>
          </table:table-cell>
          <table:table-cell office:value-type="float" office:value="10.7799999999998" calcext:value-type="float">
            <text:p>10.78</text:p>
          </table:table-cell>
          <table:table-cell office:value-type="float" office:value="5.05999999999994" calcext:value-type="float">
            <text:p>5.06</text:p>
          </table:table-cell>
          <table:table-cell office:value-type="float" office:value="7.95999999999988" calcext:value-type="float">
            <text:p>7.96</text:p>
          </table:table-cell>
          <table:table-cell office:value-type="float" office:value="3.57999999999997" calcext:value-type="float">
            <text:p>3.58</text:p>
          </table:table-cell>
          <table:table-cell office:value-type="float" office:value="1.34" calcext:value-type="float">
            <text:p>1.34</text:p>
          </table:table-cell>
          <table:table-cell office:value-type="float" office:value="5.84999999999992" calcext:value-type="float">
            <text:p>5.85</text:p>
          </table:table-cell>
          <table:table-cell table:formula="of:=AVERAGE([.E36:.X36])" office:value-type="float" office:value="5.89799999999992" calcext:value-type="float">
            <text:p>5.898</text:p>
          </table:table-cell>
          <table:table-cell table:formula="of:=STDEV([.E36:.X36])" office:value-type="float" office:value="2.99721028185942" calcext:value-type="float">
            <text:p>2.9972102819</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1.6" calcext:value-type="float">
            <text:p>1.6</text:p>
          </table:table-cell>
          <table:table-cell office:value-type="float" office:value="5.39999999999993" calcext:value-type="float">
            <text:p>5.4</text:p>
          </table:table-cell>
          <table:table-cell office:value-type="float" office:value="3.01999999999998" calcext:value-type="float">
            <text:p>3.02</text:p>
          </table:table-cell>
          <table:table-cell office:value-type="float" office:value="6.5799999999999" calcext:value-type="float">
            <text:p>6.58</text:p>
          </table:table-cell>
          <table:table-cell office:value-type="float" office:value="6.22999999999991" calcext:value-type="float">
            <text:p>6.23</text:p>
          </table:table-cell>
          <table:table-cell office:value-type="float" office:value="6.11999999999991" calcext:value-type="float">
            <text:p>6.12</text:p>
          </table:table-cell>
          <table:table-cell office:value-type="float" office:value="12.9999999999998" calcext:value-type="float">
            <text:p>13</text:p>
          </table:table-cell>
          <table:table-cell office:value-type="float" office:value="6.38999999999991" calcext:value-type="float">
            <text:p>6.39</text:p>
          </table:table-cell>
          <table:table-cell office:value-type="float" office:value="3.39999999999997" calcext:value-type="float">
            <text:p>3.4</text:p>
          </table:table-cell>
          <table:table-cell office:value-type="float" office:value="10.0199999999998" calcext:value-type="float">
            <text:p>10.02</text:p>
          </table:table-cell>
          <table:table-cell office:value-type="float" office:value="14.1799999999997" calcext:value-type="float">
            <text:p>14.18</text:p>
          </table:table-cell>
          <table:table-cell office:value-type="float" office:value="6.17999999999991" calcext:value-type="float">
            <text:p>6.18</text:p>
          </table:table-cell>
          <table:table-cell office:value-type="float" office:value="26.6600000000014" calcext:value-type="float">
            <text:p>26.66</text:p>
          </table:table-cell>
          <table:table-cell office:value-type="float" office:value="6.14999999999991" calcext:value-type="float">
            <text:p>6.15</text:p>
          </table:table-cell>
          <table:table-cell office:value-type="float" office:value="2.77999999999998" calcext:value-type="float">
            <text:p>2.78</text:p>
          </table:table-cell>
          <table:table-cell office:value-type="float" office:value="4.36999999999995" calcext:value-type="float">
            <text:p>4.37</text:p>
          </table:table-cell>
          <table:table-cell office:value-type="float" office:value="8.24999999999987" calcext:value-type="float">
            <text:p>8.25</text:p>
          </table:table-cell>
          <table:table-cell office:value-type="float" office:value="4.88999999999994" calcext:value-type="float">
            <text:p>4.89</text:p>
          </table:table-cell>
          <table:table-cell office:value-type="float" office:value="2.50999999999999" calcext:value-type="float">
            <text:p>2.51</text:p>
          </table:table-cell>
          <table:table-cell office:value-type="float" office:value="5.12999999999994" calcext:value-type="float">
            <text:p>5.13</text:p>
          </table:table-cell>
          <table:table-cell table:formula="of:=AVERAGE([.E37:.X37])" office:value-type="float" office:value="7.14299999999999" calcext:value-type="float">
            <text:p>7.143</text:p>
          </table:table-cell>
          <table:table-cell table:formula="of:=STDEV([.E37:.X37])" office:value-type="float" office:value="5.62423056725867" calcext:value-type="float">
            <text:p>5.6242305673</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5.10999999999994" calcext:value-type="float">
            <text:p>5.11</text:p>
          </table:table-cell>
          <table:table-cell office:value-type="float" office:value="2.86999999999998" calcext:value-type="float">
            <text:p>2.87</text:p>
          </table:table-cell>
          <table:table-cell office:value-type="float" office:value="7.94999999999988" calcext:value-type="float">
            <text:p>7.95</text:p>
          </table:table-cell>
          <table:table-cell office:value-type="float" office:value="8.86999999999986" calcext:value-type="float">
            <text:p>8.87</text:p>
          </table:table-cell>
          <table:table-cell office:value-type="float" office:value="4.20999999999995" calcext:value-type="float">
            <text:p>4.21</text:p>
          </table:table-cell>
          <table:table-cell office:value-type="float" office:value="5.69999999999992" calcext:value-type="float">
            <text:p>5.7</text:p>
          </table:table-cell>
          <table:table-cell office:value-type="float" office:value="12.4699999999998" calcext:value-type="float">
            <text:p>12.47</text:p>
          </table:table-cell>
          <table:table-cell office:value-type="float" office:value="3.18999999999998" calcext:value-type="float">
            <text:p>3.19</text:p>
          </table:table-cell>
          <table:table-cell office:value-type="float" office:value="5.80999999999992" calcext:value-type="float">
            <text:p>5.81</text:p>
          </table:table-cell>
          <table:table-cell office:value-type="float" office:value="1.5" calcext:value-type="float">
            <text:p>1.5</text:p>
          </table:table-cell>
          <table:table-cell office:value-type="float" office:value="4.45999999999995" calcext:value-type="float">
            <text:p>4.46</text:p>
          </table:table-cell>
          <table:table-cell office:value-type="float" office:value="6.06999999999992" calcext:value-type="float">
            <text:p>6.07</text:p>
          </table:table-cell>
          <table:table-cell office:value-type="float" office:value="17.4299999999999" calcext:value-type="float">
            <text:p>17.43</text:p>
          </table:table-cell>
          <table:table-cell office:value-type="float" office:value="9.89999999999983" calcext:value-type="float">
            <text:p>9.9</text:p>
          </table:table-cell>
          <table:table-cell office:value-type="float" office:value="8.81999999999986" calcext:value-type="float">
            <text:p>8.82</text:p>
          </table:table-cell>
          <table:table-cell office:value-type="float" office:value="4.25999999999995" calcext:value-type="float">
            <text:p>4.26</text:p>
          </table:table-cell>
          <table:table-cell office:value-type="float" office:value="4.13999999999996" calcext:value-type="float">
            <text:p>4.14</text:p>
          </table:table-cell>
          <table:table-cell office:value-type="float" office:value="3.57999999999997" calcext:value-type="float">
            <text:p>3.58</text:p>
          </table:table-cell>
          <table:table-cell office:value-type="float" office:value="4.16999999999996" calcext:value-type="float">
            <text:p>4.17</text:p>
          </table:table-cell>
          <table:table-cell office:value-type="float" office:value="6.18999999999991" calcext:value-type="float">
            <text:p>6.19</text:p>
          </table:table-cell>
          <table:table-cell table:formula="of:=AVERAGE([.E38:.X38])" office:value-type="float" office:value="6.33499999999992" calcext:value-type="float">
            <text:p>6.335</text:p>
          </table:table-cell>
          <table:table-cell table:formula="of:=STDEV([.E38:.X38])" office:value-type="float" office:value="3.73907883392628" calcext:value-type="float">
            <text:p>3.7390788339</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5.88999999999992" calcext:value-type="float">
            <text:p>5.89</text:p>
          </table:table-cell>
          <table:table-cell office:value-type="float" office:value="2.32999999999999" calcext:value-type="float">
            <text:p>2.33</text:p>
          </table:table-cell>
          <table:table-cell office:value-type="float" office:value="10.4699999999998" calcext:value-type="float">
            <text:p>10.47</text:p>
          </table:table-cell>
          <table:table-cell office:value-type="float" office:value="5.62999999999992" calcext:value-type="float">
            <text:p>5.63</text:p>
          </table:table-cell>
          <table:table-cell office:value-type="float" office:value="6.10999999999991" calcext:value-type="float">
            <text:p>6.11</text:p>
          </table:table-cell>
          <table:table-cell office:value-type="float" office:value="6.5999999999999" calcext:value-type="float">
            <text:p>6.6</text:p>
          </table:table-cell>
          <table:table-cell office:value-type="float" office:value="1.93" calcext:value-type="float">
            <text:p>1.93</text:p>
          </table:table-cell>
          <table:table-cell office:value-type="float" office:value="11.2599999999998" calcext:value-type="float">
            <text:p>11.26</text:p>
          </table:table-cell>
          <table:table-cell office:value-type="float" office:value="18.07" calcext:value-type="float">
            <text:p>18.07</text:p>
          </table:table-cell>
          <table:table-cell office:value-type="float" office:value="1.66" calcext:value-type="float">
            <text:p>1.66</text:p>
          </table:table-cell>
          <table:table-cell office:value-type="float" office:value="9.40999999999984" calcext:value-type="float">
            <text:p>9.41</text:p>
          </table:table-cell>
          <table:table-cell office:value-type="float" office:value="20.4700000000004" calcext:value-type="float">
            <text:p>20.47</text:p>
          </table:table-cell>
          <table:table-cell office:value-type="float" office:value="25.5800000000012" calcext:value-type="float">
            <text:p>25.58</text:p>
          </table:table-cell>
          <table:table-cell office:value-type="float" office:value="7.35999999999989" calcext:value-type="float">
            <text:p>7.36</text:p>
          </table:table-cell>
          <table:table-cell office:value-type="float" office:value="13.3399999999998" calcext:value-type="float">
            <text:p>13.34</text:p>
          </table:table-cell>
          <table:table-cell office:value-type="float" office:value="5.16999999999993" calcext:value-type="float">
            <text:p>5.17</text:p>
          </table:table-cell>
          <table:table-cell office:value-type="float" office:value="8.12999999999987" calcext:value-type="float">
            <text:p>8.13</text:p>
          </table:table-cell>
          <table:table-cell office:value-type="float" office:value="13.0199999999998" calcext:value-type="float">
            <text:p>13.02</text:p>
          </table:table-cell>
          <table:table-cell office:value-type="float" office:value="4.78999999999994" calcext:value-type="float">
            <text:p>4.79</text:p>
          </table:table-cell>
          <table:table-cell office:value-type="float" office:value="8.89999999999986" calcext:value-type="float">
            <text:p>8.9</text:p>
          </table:table-cell>
          <table:table-cell table:formula="of:=AVERAGE([.E39:.X39])" office:value-type="float" office:value="9.30599999999999" calcext:value-type="float">
            <text:p>9.306</text:p>
          </table:table-cell>
          <table:table-cell table:formula="of:=STDEV([.E39:.X39])" office:value-type="float" office:value="6.27703449928911" calcext:value-type="float">
            <text:p>6.2770344993</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3.01999999999998" calcext:value-type="float">
            <text:p>3.02</text:p>
          </table:table-cell>
          <table:table-cell office:value-type="float" office:value="1.86" calcext:value-type="float">
            <text:p>1.86</text:p>
          </table:table-cell>
          <table:table-cell office:value-type="float" office:value="2.17" calcext:value-type="float">
            <text:p>2.17</text:p>
          </table:table-cell>
          <table:table-cell office:value-type="float" office:value="4.09999999999996" calcext:value-type="float">
            <text:p>4.1</text:p>
          </table:table-cell>
          <table:table-cell office:value-type="float" office:value="12.4799999999998" calcext:value-type="float">
            <text:p>12.48</text:p>
          </table:table-cell>
          <table:table-cell office:value-type="float" office:value="20.1300000000003" calcext:value-type="float">
            <text:p>20.13</text:p>
          </table:table-cell>
          <table:table-cell office:value-type="float" office:value="4.52999999999995" calcext:value-type="float">
            <text:p>4.53</text:p>
          </table:table-cell>
          <table:table-cell office:value-type="float" office:value="7.61999999999988" calcext:value-type="float">
            <text:p>7.62</text:p>
          </table:table-cell>
          <table:table-cell office:value-type="float" office:value="12.5799999999998" calcext:value-type="float">
            <text:p>12.58</text:p>
          </table:table-cell>
          <table:table-cell office:value-type="float" office:value="7.39999999999989" calcext:value-type="float">
            <text:p>7.4</text:p>
          </table:table-cell>
          <table:table-cell office:value-type="float" office:value="3.74999999999996" calcext:value-type="float">
            <text:p>3.75</text:p>
          </table:table-cell>
          <table:table-cell office:value-type="float" office:value="5.39999999999993" calcext:value-type="float">
            <text:p>5.4</text:p>
          </table:table-cell>
          <table:table-cell office:value-type="float" office:value="17.5099999999999" calcext:value-type="float">
            <text:p>17.51</text:p>
          </table:table-cell>
          <table:table-cell office:value-type="float" office:value="20.9800000000005" calcext:value-type="float">
            <text:p>20.98</text:p>
          </table:table-cell>
          <table:table-cell office:value-type="float" office:value="4.70999999999994" calcext:value-type="float">
            <text:p>4.71</text:p>
          </table:table-cell>
          <table:table-cell office:value-type="float" office:value="4.30999999999995" calcext:value-type="float">
            <text:p>4.31</text:p>
          </table:table-cell>
          <table:table-cell office:value-type="float" office:value="7.79999999999988" calcext:value-type="float">
            <text:p>7.8</text:p>
          </table:table-cell>
          <table:table-cell office:value-type="float" office:value="4.87999999999994" calcext:value-type="float">
            <text:p>4.88</text:p>
          </table:table-cell>
          <table:table-cell office:value-type="float" office:value="7.20999999999989" calcext:value-type="float">
            <text:p>7.21</text:p>
          </table:table-cell>
          <table:table-cell office:value-type="float" office:value="4.87999999999994" calcext:value-type="float">
            <text:p>4.88</text:p>
          </table:table-cell>
          <table:table-cell table:formula="of:=AVERAGE([.E40:.X40])" office:value-type="float" office:value="7.86599999999997" calcext:value-type="float">
            <text:p>7.866</text:p>
          </table:table-cell>
          <table:table-cell table:formula="of:=STDEV([.E40:.X40])" office:value-type="float" office:value="5.80555487170882" calcext:value-type="float">
            <text:p>5.8055548717</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7.27999999999989" calcext:value-type="float">
            <text:p>7.28</text:p>
          </table:table-cell>
          <table:table-cell office:value-type="float" office:value="7.15999999999989" calcext:value-type="float">
            <text:p>7.16</text:p>
          </table:table-cell>
          <table:table-cell office:value-type="float" office:value="3.01999999999998" calcext:value-type="float">
            <text:p>3.02</text:p>
          </table:table-cell>
          <table:table-cell office:value-type="float" office:value="4.94999999999994" calcext:value-type="float">
            <text:p>4.95</text:p>
          </table:table-cell>
          <table:table-cell office:value-type="float" office:value="6.08999999999991" calcext:value-type="float">
            <text:p>6.09</text:p>
          </table:table-cell>
          <table:table-cell office:value-type="float" office:value="4.58999999999995" calcext:value-type="float">
            <text:p>4.59</text:p>
          </table:table-cell>
          <table:table-cell office:value-type="float" office:value="4.01999999999996" calcext:value-type="float">
            <text:p>4.02</text:p>
          </table:table-cell>
          <table:table-cell office:value-type="float" office:value="5.43999999999993" calcext:value-type="float">
            <text:p>5.44</text:p>
          </table:table-cell>
          <table:table-cell office:value-type="float" office:value="9.83999999999983" calcext:value-type="float">
            <text:p>9.84</text:p>
          </table:table-cell>
          <table:table-cell office:value-type="float" office:value="14.6299999999997" calcext:value-type="float">
            <text:p>14.63</text:p>
          </table:table-cell>
          <table:table-cell office:value-type="float" office:value="3.23999999999997" calcext:value-type="float">
            <text:p>3.24</text:p>
          </table:table-cell>
          <table:table-cell office:value-type="float" office:value="7.64999999999988" calcext:value-type="float">
            <text:p>7.65</text:p>
          </table:table-cell>
          <table:table-cell office:value-type="float" office:value="18.5800000000001" calcext:value-type="float">
            <text:p>18.58</text:p>
          </table:table-cell>
          <table:table-cell office:value-type="float" office:value="3.24999999999997" calcext:value-type="float">
            <text:p>3.25</text:p>
          </table:table-cell>
          <table:table-cell office:value-type="float" office:value="4.08999999999996" calcext:value-type="float">
            <text:p>4.09</text:p>
          </table:table-cell>
          <table:table-cell office:value-type="float" office:value="7.90999999999988" calcext:value-type="float">
            <text:p>7.91</text:p>
          </table:table-cell>
          <table:table-cell office:value-type="float" office:value="8.11999999999987" calcext:value-type="float">
            <text:p>8.12</text:p>
          </table:table-cell>
          <table:table-cell office:value-type="float" office:value="3.89999999999996" calcext:value-type="float">
            <text:p>3.9</text:p>
          </table:table-cell>
          <table:table-cell office:value-type="float" office:value="2.77999999999998" calcext:value-type="float">
            <text:p>2.78</text:p>
          </table:table-cell>
          <table:table-cell office:value-type="float" office:value="4.68999999999994" calcext:value-type="float">
            <text:p>4.69</text:p>
          </table:table-cell>
          <table:table-cell table:formula="of:=AVERAGE([.E41:.X41])" office:value-type="float" office:value="6.56149999999993" calcext:value-type="float">
            <text:p>6.5615</text:p>
          </table:table-cell>
          <table:table-cell table:formula="of:=STDEV([.E41:.X41])" office:value-type="float" office:value="4.01679405417854" calcext:value-type="float">
            <text:p>4.0167940542</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7.10999999999989" calcext:value-type="float">
            <text:p>7.11</text:p>
          </table:table-cell>
          <table:table-cell office:value-type="float" office:value="2.2" calcext:value-type="float">
            <text:p>2.2</text:p>
          </table:table-cell>
          <table:table-cell office:value-type="float" office:value="10.4199999999998" calcext:value-type="float">
            <text:p>10.42</text:p>
          </table:table-cell>
          <table:table-cell office:value-type="float" office:value="6.7199999999999" calcext:value-type="float">
            <text:p>6.72</text:p>
          </table:table-cell>
          <table:table-cell office:value-type="float" office:value="7.42999999999989" calcext:value-type="float">
            <text:p>7.43</text:p>
          </table:table-cell>
          <table:table-cell office:value-type="float" office:value="6.39999999999991" calcext:value-type="float">
            <text:p>6.4</text:p>
          </table:table-cell>
          <table:table-cell office:value-type="float" office:value="4.66999999999995" calcext:value-type="float">
            <text:p>4.67</text:p>
          </table:table-cell>
          <table:table-cell office:value-type="float" office:value="29.9700000000019" calcext:value-type="float">
            <text:p>29.97</text:p>
          </table:table-cell>
          <table:table-cell office:value-type="float" office:value="5.19999999999993" calcext:value-type="float">
            <text:p>5.2</text:p>
          </table:table-cell>
          <table:table-cell office:value-type="float" office:value="3.43999999999997" calcext:value-type="float">
            <text:p>3.44</text:p>
          </table:table-cell>
          <table:table-cell office:value-type="float" office:value="7.38999999999989" calcext:value-type="float">
            <text:p>7.39</text:p>
          </table:table-cell>
          <table:table-cell office:value-type="float" office:value="6.9099999999999" calcext:value-type="float">
            <text:p>6.91</text:p>
          </table:table-cell>
          <table:table-cell office:value-type="float" office:value="6.51999999999991" calcext:value-type="float">
            <text:p>6.52</text:p>
          </table:table-cell>
          <table:table-cell office:value-type="float" office:value="8.57999999999986" calcext:value-type="float">
            <text:p>8.58</text:p>
          </table:table-cell>
          <table:table-cell office:value-type="float" office:value="6.26999999999991" calcext:value-type="float">
            <text:p>6.27</text:p>
          </table:table-cell>
          <table:table-cell office:value-type="float" office:value="9.35999999999985" calcext:value-type="float">
            <text:p>9.36</text:p>
          </table:table-cell>
          <table:table-cell office:value-type="float" office:value="14.3899999999997" calcext:value-type="float">
            <text:p>14.39</text:p>
          </table:table-cell>
          <table:table-cell office:value-type="float" office:value="4.46999999999995" calcext:value-type="float">
            <text:p>4.47</text:p>
          </table:table-cell>
          <table:table-cell office:value-type="float" office:value="3.52999999999997" calcext:value-type="float">
            <text:p>3.53</text:p>
          </table:table-cell>
          <table:table-cell office:value-type="float" office:value="4.86999999999994" calcext:value-type="float">
            <text:p>4.87</text:p>
          </table:table-cell>
          <table:table-cell table:formula="of:=AVERAGE([.E42:.X42])" office:value-type="float" office:value="7.7925" calcext:value-type="float">
            <text:p>7.7925</text:p>
          </table:table-cell>
          <table:table-cell table:formula="of:=STDEV([.E42:.X42])" office:value-type="float" office:value="5.88644461990107" calcext:value-type="float">
            <text:p>5.8864446199</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4.85999999999994" calcext:value-type="float">
            <text:p>4.86</text:p>
          </table:table-cell>
          <table:table-cell office:value-type="float" office:value="8.89999999999986" calcext:value-type="float">
            <text:p>8.9</text:p>
          </table:table-cell>
          <table:table-cell office:value-type="float" office:value="7.80999999999988" calcext:value-type="float">
            <text:p>7.81</text:p>
          </table:table-cell>
          <table:table-cell office:value-type="float" office:value="17.4599999999999" calcext:value-type="float">
            <text:p>17.46</text:p>
          </table:table-cell>
          <table:table-cell office:value-type="float" office:value="9.37999999999984" calcext:value-type="float">
            <text:p>9.38</text:p>
          </table:table-cell>
          <table:table-cell office:value-type="float" office:value="6.5599999999999" calcext:value-type="float">
            <text:p>6.56</text:p>
          </table:table-cell>
          <table:table-cell office:value-type="float" office:value="4.27999999999995" calcext:value-type="float">
            <text:p>4.28</text:p>
          </table:table-cell>
          <table:table-cell office:value-type="float" office:value="7.23999999999989" calcext:value-type="float">
            <text:p>7.24</text:p>
          </table:table-cell>
          <table:table-cell office:value-type="float" office:value="10.6299999999998" calcext:value-type="float">
            <text:p>10.63</text:p>
          </table:table-cell>
          <table:table-cell office:value-type="float" office:value="3.60999999999997" calcext:value-type="float">
            <text:p>3.61</text:p>
          </table:table-cell>
          <table:table-cell office:value-type="float" office:value="7.83999999999988" calcext:value-type="float">
            <text:p>7.84</text:p>
          </table:table-cell>
          <table:table-cell office:value-type="float" office:value="5.67999999999992" calcext:value-type="float">
            <text:p>5.68</text:p>
          </table:table-cell>
          <table:table-cell office:value-type="float" office:value="3.01999999999998" calcext:value-type="float">
            <text:p>3.02</text:p>
          </table:table-cell>
          <table:table-cell office:value-type="float" office:value="8.44999999999986" calcext:value-type="float">
            <text:p>8.45</text:p>
          </table:table-cell>
          <table:table-cell office:value-type="float" office:value="3.02999999999998" calcext:value-type="float">
            <text:p>3.03</text:p>
          </table:table-cell>
          <table:table-cell office:value-type="float" office:value="2.66999999999999" calcext:value-type="float">
            <text:p>2.67</text:p>
          </table:table-cell>
          <table:table-cell office:value-type="float" office:value="2.04" calcext:value-type="float">
            <text:p>2.04</text:p>
          </table:table-cell>
          <table:table-cell office:value-type="float" office:value="6.28999999999991" calcext:value-type="float">
            <text:p>6.29</text:p>
          </table:table-cell>
          <table:table-cell office:value-type="float" office:value="1.49" calcext:value-type="float">
            <text:p>1.49</text:p>
          </table:table-cell>
          <table:table-cell office:value-type="float" office:value="7.39999999999989" calcext:value-type="float">
            <text:p>7.4</text:p>
          </table:table-cell>
          <table:table-cell table:formula="of:=AVERAGE([.E43:.X43])" office:value-type="float" office:value="6.43199999999992" calcext:value-type="float">
            <text:p>6.432</text:p>
          </table:table-cell>
          <table:table-cell table:formula="of:=STDEV([.E43:.X43])" office:value-type="float" office:value="3.7014529153037" calcext:value-type="float">
            <text:p>3.7014529153</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4.55999999999995" calcext:value-type="float">
            <text:p>4.56</text:p>
          </table:table-cell>
          <table:table-cell office:value-type="float" office:value="8.71999999999986" calcext:value-type="float">
            <text:p>8.72</text:p>
          </table:table-cell>
          <table:table-cell office:value-type="float" office:value="4.09999999999996" calcext:value-type="float">
            <text:p>4.1</text:p>
          </table:table-cell>
          <table:table-cell office:value-type="float" office:value="18.9100000000002" calcext:value-type="float">
            <text:p>18.91</text:p>
          </table:table-cell>
          <table:table-cell office:value-type="float" office:value="5.03999999999994" calcext:value-type="float">
            <text:p>5.04</text:p>
          </table:table-cell>
          <table:table-cell office:value-type="float" office:value="1.6" calcext:value-type="float">
            <text:p>1.6</text:p>
          </table:table-cell>
          <table:table-cell office:value-type="float" office:value="6.6199999999999" calcext:value-type="float">
            <text:p>6.62</text:p>
          </table:table-cell>
          <table:table-cell office:value-type="float" office:value="1.95" calcext:value-type="float">
            <text:p>1.95</text:p>
          </table:table-cell>
          <table:table-cell office:value-type="float" office:value="5.80999999999992" calcext:value-type="float">
            <text:p>5.81</text:p>
          </table:table-cell>
          <table:table-cell office:value-type="float" office:value="4.16999999999996" calcext:value-type="float">
            <text:p>4.17</text:p>
          </table:table-cell>
          <table:table-cell office:value-type="float" office:value="3.78999999999996" calcext:value-type="float">
            <text:p>3.79</text:p>
          </table:table-cell>
          <table:table-cell office:value-type="float" office:value="6.25999999999991" calcext:value-type="float">
            <text:p>6.26</text:p>
          </table:table-cell>
          <table:table-cell office:value-type="float" office:value="12.7199999999998" calcext:value-type="float">
            <text:p>12.72</text:p>
          </table:table-cell>
          <table:table-cell office:value-type="float" office:value="7.0199999999999" calcext:value-type="float">
            <text:p>7.02</text:p>
          </table:table-cell>
          <table:table-cell office:value-type="float" office:value="6.10999999999991" calcext:value-type="float">
            <text:p>6.11</text:p>
          </table:table-cell>
          <table:table-cell office:value-type="float" office:value="12.1899999999998" calcext:value-type="float">
            <text:p>12.19</text:p>
          </table:table-cell>
          <table:table-cell office:value-type="float" office:value="4.16999999999996" calcext:value-type="float">
            <text:p>4.17</text:p>
          </table:table-cell>
          <table:table-cell office:value-type="float" office:value="3.52999999999997" calcext:value-type="float">
            <text:p>3.53</text:p>
          </table:table-cell>
          <table:table-cell office:value-type="float" office:value="2.19" calcext:value-type="float">
            <text:p>2.19</text:p>
          </table:table-cell>
          <table:table-cell office:value-type="float" office:value="5.83999999999992" calcext:value-type="float">
            <text:p>5.84</text:p>
          </table:table-cell>
          <table:table-cell table:formula="of:=AVERAGE([.E44:.X44])" office:value-type="float" office:value="6.26499999999994" calcext:value-type="float">
            <text:p>6.265</text:p>
          </table:table-cell>
          <table:table-cell table:formula="of:=STDEV([.E44:.X44])" office:value-type="float" office:value="4.18184862169075" calcext:value-type="float">
            <text:p>4.1818486217</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3.86999999999996" calcext:value-type="float">
            <text:p>3.87</text:p>
          </table:table-cell>
          <table:table-cell office:value-type="float" office:value="18.7500000000001" calcext:value-type="float">
            <text:p>18.75</text:p>
          </table:table-cell>
          <table:table-cell office:value-type="float" office:value="3.61999999999997" calcext:value-type="float">
            <text:p>3.62</text:p>
          </table:table-cell>
          <table:table-cell office:value-type="float" office:value="25.7800000000012" calcext:value-type="float">
            <text:p>25.78</text:p>
          </table:table-cell>
          <table:table-cell office:value-type="float" office:value="2.75999999999999" calcext:value-type="float">
            <text:p>2.76</text:p>
          </table:table-cell>
          <table:table-cell office:value-type="float" office:value="5.32999999999993" calcext:value-type="float">
            <text:p>5.33</text:p>
          </table:table-cell>
          <table:table-cell office:value-type="float" office:value="13.0999999999998" calcext:value-type="float">
            <text:p>13.1</text:p>
          </table:table-cell>
          <table:table-cell office:value-type="float" office:value="4.34999999999995" calcext:value-type="float">
            <text:p>4.35</text:p>
          </table:table-cell>
          <table:table-cell office:value-type="float" office:value="8.22999999999987" calcext:value-type="float">
            <text:p>8.23</text:p>
          </table:table-cell>
          <table:table-cell office:value-type="float" office:value="29.4300000000018" calcext:value-type="float">
            <text:p>29.43</text:p>
          </table:table-cell>
          <table:table-cell office:value-type="float" office:value="9.16999999999985" calcext:value-type="float">
            <text:p>9.17</text:p>
          </table:table-cell>
          <table:table-cell office:value-type="float" office:value="8.10999999999987" calcext:value-type="float">
            <text:p>8.11</text:p>
          </table:table-cell>
          <table:table-cell office:value-type="float" office:value="7.53999999999988" calcext:value-type="float">
            <text:p>7.54</text:p>
          </table:table-cell>
          <table:table-cell office:value-type="float" office:value="12.0899999999998" calcext:value-type="float">
            <text:p>12.09</text:p>
          </table:table-cell>
          <table:table-cell office:value-type="float" office:value="4.62999999999995" calcext:value-type="float">
            <text:p>4.63</text:p>
          </table:table-cell>
          <table:table-cell office:value-type="float" office:value="6.33999999999991" calcext:value-type="float">
            <text:p>6.34</text:p>
          </table:table-cell>
          <table:table-cell office:value-type="float" office:value="6.13999999999991" calcext:value-type="float">
            <text:p>6.14</text:p>
          </table:table-cell>
          <table:table-cell office:value-type="float" office:value="5.07999999999994" calcext:value-type="float">
            <text:p>5.08</text:p>
          </table:table-cell>
          <table:table-cell office:value-type="float" office:value="4.56999999999995" calcext:value-type="float">
            <text:p>4.57</text:p>
          </table:table-cell>
          <table:table-cell office:value-type="float" office:value="7.43999999999989" calcext:value-type="float">
            <text:p>7.44</text:p>
          </table:table-cell>
          <table:table-cell table:formula="of:=AVERAGE([.E45:.X45])" office:value-type="float" office:value="9.31650000000007" calcext:value-type="float">
            <text:p>9.3165</text:p>
          </table:table-cell>
          <table:table-cell table:formula="of:=STDEV([.E45:.X45])" office:value-type="float" office:value="7.33765793338547" calcext:value-type="float">
            <text:p>7.3376579334</text:p>
          </table:table-cell>
          <table:table-cell table:number-columns-repeated="25"/>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2">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table-cell table:style-name="ce5" office:value-type="string" calcext:value-type="string">
            <text:p>Just like in the replay case, for this value of eta and the one below, learning was far too strong. MiRo would often fall into an endless loop. Therefore, no useful data has been gathered for these values. See diary notes, Sun 17<text:span text:style-name="T1">th</text:span> May 2020 for more.</text:p>
          </table:table-cell>
          <table:table-cell table:number-columns-repeated="23"/>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51:.X51])" office:value-type="string" office:string-value="" calcext:value-type="error">
            <text:p>#DIV/0!</text:p>
          </table:table-cell>
          <table:table-cell table:formula="of:=STDEV([.E51:.X51])" office:value-type="string" office:string-value="" calcext:value-type="error">
            <text:p>#DIV/0!</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table:number-columns-repeated="20"/>
          <table:table-cell table:formula="of:=AVERAGE([.E52:.X52])" office:value-type="string" office:string-value="" calcext:value-type="error">
            <text:p>#DIV/0!</text:p>
          </table:table-cell>
          <table:table-cell table:formula="of:=STDEV([.E52:.X52])" office:value-type="string" office:string-value="" calcext:value-type="error">
            <text:p>#DIV/0!</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table:number-columns-repeated="20"/>
          <table:table-cell table:formula="of:=AVERAGE([.E53:.X53])" office:value-type="string" office:string-value="" calcext:value-type="error">
            <text:p>#DIV/0!</text:p>
          </table:table-cell>
          <table:table-cell table:formula="of:=STDEV([.E53:.X53])" office:value-type="string" office:string-value="" calcext:value-type="error">
            <text:p>#DIV/0!</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54:.X54])" office:value-type="string" office:string-value="" calcext:value-type="error">
            <text:p>#DIV/0!</text:p>
          </table:table-cell>
          <table:table-cell table:formula="of:=STDEV([.E54:.X54])" office:value-type="string" office:string-value="" calcext:value-type="error">
            <text:p>#DIV/0!</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55:.X55])" office:value-type="string" office:string-value="" calcext:value-type="error">
            <text:p>#DIV/0!</text:p>
          </table:table-cell>
          <table:table-cell table:formula="of:=STDEV([.E55:.X55])" office:value-type="string" office:string-value="" calcext:value-type="error">
            <text:p>#DIV/0!</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56:.X56])" office:value-type="string" office:string-value="" calcext:value-type="error">
            <text:p>#DIV/0!</text:p>
          </table:table-cell>
          <table:table-cell table:formula="of:=STDEV([.E56:.X56])" office:value-type="string" office:string-value="" calcext:value-type="error">
            <text:p>#DIV/0!</text:p>
          </table:table-cell>
          <table:table-cell table:number-columns-repeated="25"/>
        </table:table-row>
        <table:table-row table:style-name="ro1">
          <table:table-cell table:number-columns-repeated="3"/>
          <table:table-cell office:value-type="float" office:value="7" calcext:value-type="float">
            <text:p>7</text:p>
          </table:table-cell>
          <table:table-cell table:number-columns-repeated="20"/>
          <table:table-cell table:formula="of:=AVERAGE([.E57:.X57])" office:value-type="string" office:string-value="" calcext:value-type="error">
            <text:p>#DIV/0!</text:p>
          </table:table-cell>
          <table:table-cell table:formula="of:=STDEV([.E57:.X57])" office:value-type="string" office:string-value="" calcext:value-type="error">
            <text:p>#DIV/0!</text:p>
          </table:table-cell>
          <table:table-cell table:number-columns-repeated="25"/>
        </table:table-row>
        <table:table-row table:style-name="ro1">
          <table:table-cell table:number-columns-repeated="3"/>
          <table:table-cell office:value-type="float" office:value="8" calcext:value-type="float">
            <text:p>8</text:p>
          </table:table-cell>
          <table:table-cell table:number-columns-repeated="20"/>
          <table:table-cell table:formula="of:=AVERAGE([.E58:.X58])" office:value-type="string" office:string-value="" calcext:value-type="error">
            <text:p>#DIV/0!</text:p>
          </table:table-cell>
          <table:table-cell table:formula="of:=STDEV([.E58:.X58])" office:value-type="string" office:string-value="" calcext:value-type="error">
            <text:p>#DIV/0!</text:p>
          </table:table-cell>
          <table:table-cell table:number-columns-repeated="25"/>
        </table:table-row>
        <table:table-row table:style-name="ro1">
          <table:table-cell table:number-columns-repeated="3"/>
          <table:table-cell office:value-type="float" office:value="9" calcext:value-type="float">
            <text:p>9</text:p>
          </table:table-cell>
          <table:table-cell table:number-columns-repeated="20"/>
          <table:table-cell table:formula="of:=AVERAGE([.E59:.X59])" office:value-type="string" office:string-value="" calcext:value-type="error">
            <text:p>#DIV/0!</text:p>
          </table:table-cell>
          <table:table-cell table:formula="of:=STDEV([.E59:.X59])" office:value-type="string" office:string-value="" calcext:value-type="error">
            <text:p>#DIV/0!</text:p>
          </table:table-cell>
          <table:table-cell table:number-columns-repeated="25"/>
        </table:table-row>
        <table:table-row table:style-name="ro1">
          <table:table-cell table:number-columns-repeated="3"/>
          <table:table-cell office:value-type="float" office:value="10" calcext:value-type="float">
            <text:p>10</text:p>
          </table:table-cell>
          <table:table-cell table:number-columns-repeated="20"/>
          <table:table-cell table:formula="of:=AVERAGE([.E60:.X60])" office:value-type="string" office:string-value="" calcext:value-type="error">
            <text:p>#DIV/0!</text:p>
          </table:table-cell>
          <table:table-cell table:formula="of:=STDEV([.E60:.X60])" office:value-type="string" office:string-value="" calcext:value-type="error">
            <text:p>#DIV/0!</text:p>
          </table:table-cell>
          <table:table-cell table:number-columns-repeated="25"/>
        </table:table-row>
        <table:table-row table:style-name="ro1">
          <table:table-cell table:number-columns-repeated="3"/>
          <table:table-cell office:value-type="float" office:value="11" calcext:value-type="float">
            <text:p>11</text:p>
          </table:table-cell>
          <table:table-cell table:number-columns-repeated="20"/>
          <table:table-cell table:formula="of:=AVERAGE([.E61:.X61])" office:value-type="string" office:string-value="" calcext:value-type="error">
            <text:p>#DIV/0!</text:p>
          </table:table-cell>
          <table:table-cell table:formula="of:=STDEV([.E61:.X61])" office:value-type="string" office:string-value="" calcext:value-type="error">
            <text:p>#DIV/0!</text:p>
          </table:table-cell>
          <table:table-cell table:number-columns-repeated="25"/>
        </table:table-row>
        <table:table-row table:style-name="ro1">
          <table:table-cell table:number-columns-repeated="3"/>
          <table:table-cell office:value-type="float" office:value="12" calcext:value-type="float">
            <text:p>12</text:p>
          </table:table-cell>
          <table:table-cell table:number-columns-repeated="20"/>
          <table:table-cell table:formula="of:=AVERAGE([.E62:.X62])" office:value-type="string" office:string-value="" calcext:value-type="error">
            <text:p>#DIV/0!</text:p>
          </table:table-cell>
          <table:table-cell table:formula="of:=STDEV([.E62:.X62])" office:value-type="string" office:string-value="" calcext:value-type="error">
            <text:p>#DIV/0!</text:p>
          </table:table-cell>
          <table:table-cell table:number-columns-repeated="25"/>
        </table:table-row>
        <table:table-row table:style-name="ro1">
          <table:table-cell table:number-columns-repeated="3"/>
          <table:table-cell office:value-type="float" office:value="13" calcext:value-type="float">
            <text:p>13</text:p>
          </table:table-cell>
          <table:table-cell table:number-columns-repeated="20"/>
          <table:table-cell table:formula="of:=AVERAGE([.E63:.X63])" office:value-type="string" office:string-value="" calcext:value-type="error">
            <text:p>#DIV/0!</text:p>
          </table:table-cell>
          <table:table-cell table:formula="of:=STDEV([.E63:.X63])" office:value-type="string" office:string-value="" calcext:value-type="error">
            <text:p>#DIV/0!</text:p>
          </table:table-cell>
          <table:table-cell table:number-columns-repeated="25"/>
        </table:table-row>
        <table:table-row table:style-name="ro1">
          <table:table-cell table:number-columns-repeated="3"/>
          <table:table-cell office:value-type="float" office:value="14" calcext:value-type="float">
            <text:p>14</text:p>
          </table:table-cell>
          <table:table-cell table:number-columns-repeated="20"/>
          <table:table-cell table:formula="of:=AVERAGE([.E64:.X64])" office:value-type="string" office:string-value="" calcext:value-type="error">
            <text:p>#DIV/0!</text:p>
          </table:table-cell>
          <table:table-cell table:formula="of:=STDEV([.E64:.X64])" office:value-type="string" office:string-value="" calcext:value-type="error">
            <text:p>#DIV/0!</text:p>
          </table:table-cell>
          <table:table-cell table:number-columns-repeated="25"/>
        </table:table-row>
        <table:table-row table:style-name="ro1">
          <table:table-cell table:number-columns-repeated="3"/>
          <table:table-cell office:value-type="float" office:value="15" calcext:value-type="float">
            <text:p>15</text:p>
          </table:table-cell>
          <table:table-cell table:number-columns-repeated="20"/>
          <table:table-cell table:formula="of:=AVERAGE([.E65:.X65])" office:value-type="string" office:string-value="" calcext:value-type="error">
            <text:p>#DIV/0!</text:p>
          </table:table-cell>
          <table:table-cell table:formula="of:=STDEV([.E65:.X65])" office:value-type="string" office:string-value="" calcext:value-type="error">
            <text:p>#DIV/0!</text:p>
          </table:table-cell>
          <table:table-cell table:number-columns-repeated="25"/>
        </table:table-row>
        <table:table-row table:style-name="ro1">
          <table:table-cell table:number-columns-repeated="3"/>
          <table:table-cell office:value-type="float" office:value="16" calcext:value-type="float">
            <text:p>16</text:p>
          </table:table-cell>
          <table:table-cell table:number-columns-repeated="20"/>
          <table:table-cell table:formula="of:=AVERAGE([.E66:.X66])" office:value-type="string" office:string-value="" calcext:value-type="error">
            <text:p>#DIV/0!</text:p>
          </table:table-cell>
          <table:table-cell table:formula="of:=STDEV([.E66:.X66])" office:value-type="string" office:string-value="" calcext:value-type="error">
            <text:p>#DIV/0!</text:p>
          </table:table-cell>
          <table:table-cell table:number-columns-repeated="25"/>
        </table:table-row>
        <table:table-row table:style-name="ro1">
          <table:table-cell table:number-columns-repeated="3"/>
          <table:table-cell office:value-type="float" office:value="17" calcext:value-type="float">
            <text:p>17</text:p>
          </table:table-cell>
          <table:table-cell table:number-columns-repeated="20"/>
          <table:table-cell table:formula="of:=AVERAGE([.E67:.X67])" office:value-type="string" office:string-value="" calcext:value-type="error">
            <text:p>#DIV/0!</text:p>
          </table:table-cell>
          <table:table-cell table:formula="of:=STDEV([.E67:.X67])" office:value-type="string" office:string-value="" calcext:value-type="error">
            <text:p>#DIV/0!</text:p>
          </table:table-cell>
          <table:table-cell table:number-columns-repeated="25"/>
        </table:table-row>
        <table:table-row table:style-name="ro1">
          <table:table-cell table:number-columns-repeated="3"/>
          <table:table-cell office:value-type="float" office:value="18" calcext:value-type="float">
            <text:p>18</text:p>
          </table:table-cell>
          <table:table-cell table:number-columns-repeated="20"/>
          <table:table-cell table:formula="of:=AVERAGE([.E68:.X68])" office:value-type="string" office:string-value="" calcext:value-type="error">
            <text:p>#DIV/0!</text:p>
          </table:table-cell>
          <table:table-cell table:formula="of:=STDEV([.E68:.X68])" office:value-type="string" office:string-value="" calcext:value-type="error">
            <text:p>#DIV/0!</text:p>
          </table:table-cell>
          <table:table-cell table:number-columns-repeated="25"/>
        </table:table-row>
        <table:table-row table:style-name="ro1">
          <table:table-cell table:number-columns-repeated="3"/>
          <table:table-cell office:value-type="float" office:value="19" calcext:value-type="float">
            <text:p>19</text:p>
          </table:table-cell>
          <table:table-cell table:number-columns-repeated="20"/>
          <table:table-cell table:formula="of:=AVERAGE([.E69:.X69])" office:value-type="string" office:string-value="" calcext:value-type="error">
            <text:p>#DIV/0!</text:p>
          </table:table-cell>
          <table:table-cell table:formula="of:=STDEV([.E69:.X69])" office:value-type="string" office:string-value="" calcext:value-type="error">
            <text:p>#DIV/0!</text:p>
          </table:table-cell>
          <table:table-cell table:number-columns-repeated="25"/>
        </table:table-row>
        <table:table-row table:style-name="ro1">
          <table:table-cell table:number-columns-repeated="3"/>
          <table:table-cell office:value-type="float" office:value="20" calcext:value-type="float">
            <text:p>20</text:p>
          </table:table-cell>
          <table:table-cell table:number-columns-repeated="20"/>
          <table:table-cell table:formula="of:=AVERAGE([.E70:.X70])" office:value-type="string" office:string-value="" calcext:value-type="error">
            <text:p>#DIV/0!</text:p>
          </table:table-cell>
          <table:table-cell table:formula="of:=STDEV([.E70:.X70])" office:value-type="string" office:string-value="" calcext:value-type="error">
            <text:p>#DIV/0!</text:p>
          </table:table-cell>
          <table:table-cell table:number-columns-repeated="25"/>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75:.X75])" office:value-type="string" office:string-value="" calcext:value-type="error">
            <text:p>#DIV/0!</text:p>
          </table:table-cell>
          <table:table-cell table:formula="of:=STDEV([.E75:.X75])" office:value-type="string" office:string-value="" calcext:value-type="error">
            <text:p>#DIV/0!</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table:number-columns-repeated="20"/>
          <table:table-cell table:formula="of:=AVERAGE([.E76:.X76])" office:value-type="string" office:string-value="" calcext:value-type="error">
            <text:p>#DIV/0!</text:p>
          </table:table-cell>
          <table:table-cell table:formula="of:=STDEV([.E76:.X76])" office:value-type="string" office:string-value="" calcext:value-type="error">
            <text:p>#DIV/0!</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table:number-columns-repeated="20"/>
          <table:table-cell table:formula="of:=AVERAGE([.E77:.X77])" office:value-type="string" office:string-value="" calcext:value-type="error">
            <text:p>#DIV/0!</text:p>
          </table:table-cell>
          <table:table-cell table:formula="of:=STDEV([.E77:.X77])" office:value-type="string" office:string-value="" calcext:value-type="error">
            <text:p>#DIV/0!</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78:.X78])" office:value-type="string" office:string-value="" calcext:value-type="error">
            <text:p>#DIV/0!</text:p>
          </table:table-cell>
          <table:table-cell table:formula="of:=STDEV([.E78:.X78])" office:value-type="string" office:string-value="" calcext:value-type="error">
            <text:p>#DIV/0!</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79:.X79])" office:value-type="string" office:string-value="" calcext:value-type="error">
            <text:p>#DIV/0!</text:p>
          </table:table-cell>
          <table:table-cell table:formula="of:=STDEV([.E79:.X79])" office:value-type="string" office:string-value="" calcext:value-type="error">
            <text:p>#DIV/0!</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80:.X80])" office:value-type="string" office:string-value="" calcext:value-type="error">
            <text:p>#DIV/0!</text:p>
          </table:table-cell>
          <table:table-cell table:formula="of:=STDEV([.E80:.X80])" office:value-type="string" office:string-value="" calcext:value-type="error">
            <text:p>#DIV/0!</text:p>
          </table:table-cell>
          <table:table-cell table:number-columns-repeated="25"/>
        </table:table-row>
        <table:table-row table:style-name="ro1">
          <table:table-cell table:number-columns-repeated="3"/>
          <table:table-cell office:value-type="float" office:value="7" calcext:value-type="float">
            <text:p>7</text:p>
          </table:table-cell>
          <table:table-cell table:number-columns-repeated="20"/>
          <table:table-cell table:formula="of:=AVERAGE([.E81:.X81])" office:value-type="string" office:string-value="" calcext:value-type="error">
            <text:p>#DIV/0!</text:p>
          </table:table-cell>
          <table:table-cell table:formula="of:=STDEV([.E81:.X81])" office:value-type="string" office:string-value="" calcext:value-type="error">
            <text:p>#DIV/0!</text:p>
          </table:table-cell>
          <table:table-cell table:number-columns-repeated="25"/>
        </table:table-row>
        <table:table-row table:style-name="ro1">
          <table:table-cell table:number-columns-repeated="3"/>
          <table:table-cell office:value-type="float" office:value="8" calcext:value-type="float">
            <text:p>8</text:p>
          </table:table-cell>
          <table:table-cell table:number-columns-repeated="20"/>
          <table:table-cell table:formula="of:=AVERAGE([.E82:.X82])" office:value-type="string" office:string-value="" calcext:value-type="error">
            <text:p>#DIV/0!</text:p>
          </table:table-cell>
          <table:table-cell table:formula="of:=STDEV([.E82:.X82])" office:value-type="string" office:string-value="" calcext:value-type="error">
            <text:p>#DIV/0!</text:p>
          </table:table-cell>
          <table:table-cell table:number-columns-repeated="25"/>
        </table:table-row>
        <table:table-row table:style-name="ro1">
          <table:table-cell table:number-columns-repeated="3"/>
          <table:table-cell office:value-type="float" office:value="9" calcext:value-type="float">
            <text:p>9</text:p>
          </table:table-cell>
          <table:table-cell table:number-columns-repeated="20"/>
          <table:table-cell table:formula="of:=AVERAGE([.E83:.X83])" office:value-type="string" office:string-value="" calcext:value-type="error">
            <text:p>#DIV/0!</text:p>
          </table:table-cell>
          <table:table-cell table:formula="of:=STDEV([.E83:.X83])" office:value-type="string" office:string-value="" calcext:value-type="error">
            <text:p>#DIV/0!</text:p>
          </table:table-cell>
          <table:table-cell table:number-columns-repeated="25"/>
        </table:table-row>
        <table:table-row table:style-name="ro1">
          <table:table-cell table:number-columns-repeated="3"/>
          <table:table-cell office:value-type="float" office:value="10" calcext:value-type="float">
            <text:p>10</text:p>
          </table:table-cell>
          <table:table-cell table:number-columns-repeated="20"/>
          <table:table-cell table:formula="of:=AVERAGE([.E84:.X84])" office:value-type="string" office:string-value="" calcext:value-type="error">
            <text:p>#DIV/0!</text:p>
          </table:table-cell>
          <table:table-cell table:formula="of:=STDEV([.E84:.X84])" office:value-type="string" office:string-value="" calcext:value-type="error">
            <text:p>#DIV/0!</text:p>
          </table:table-cell>
          <table:table-cell table:number-columns-repeated="25"/>
        </table:table-row>
        <table:table-row table:style-name="ro1">
          <table:table-cell table:number-columns-repeated="3"/>
          <table:table-cell office:value-type="float" office:value="11" calcext:value-type="float">
            <text:p>11</text:p>
          </table:table-cell>
          <table:table-cell table:number-columns-repeated="20"/>
          <table:table-cell table:formula="of:=AVERAGE([.E85:.X85])" office:value-type="string" office:string-value="" calcext:value-type="error">
            <text:p>#DIV/0!</text:p>
          </table:table-cell>
          <table:table-cell table:formula="of:=STDEV([.E85:.X85])" office:value-type="string" office:string-value="" calcext:value-type="error">
            <text:p>#DIV/0!</text:p>
          </table:table-cell>
          <table:table-cell table:number-columns-repeated="25"/>
        </table:table-row>
        <table:table-row table:style-name="ro1">
          <table:table-cell table:number-columns-repeated="3"/>
          <table:table-cell office:value-type="float" office:value="12" calcext:value-type="float">
            <text:p>12</text:p>
          </table:table-cell>
          <table:table-cell table:number-columns-repeated="20"/>
          <table:table-cell table:formula="of:=AVERAGE([.E86:.X86])" office:value-type="string" office:string-value="" calcext:value-type="error">
            <text:p>#DIV/0!</text:p>
          </table:table-cell>
          <table:table-cell table:formula="of:=STDEV([.E86:.X86])" office:value-type="string" office:string-value="" calcext:value-type="error">
            <text:p>#DIV/0!</text:p>
          </table:table-cell>
          <table:table-cell table:number-columns-repeated="25"/>
        </table:table-row>
        <table:table-row table:style-name="ro1">
          <table:table-cell table:number-columns-repeated="3"/>
          <table:table-cell office:value-type="float" office:value="13" calcext:value-type="float">
            <text:p>13</text:p>
          </table:table-cell>
          <table:table-cell table:number-columns-repeated="20"/>
          <table:table-cell table:formula="of:=AVERAGE([.E87:.X87])" office:value-type="string" office:string-value="" calcext:value-type="error">
            <text:p>#DIV/0!</text:p>
          </table:table-cell>
          <table:table-cell table:formula="of:=STDEV([.E87:.X87])" office:value-type="string" office:string-value="" calcext:value-type="error">
            <text:p>#DIV/0!</text:p>
          </table:table-cell>
          <table:table-cell table:number-columns-repeated="25"/>
        </table:table-row>
        <table:table-row table:style-name="ro1">
          <table:table-cell table:number-columns-repeated="3"/>
          <table:table-cell office:value-type="float" office:value="14" calcext:value-type="float">
            <text:p>14</text:p>
          </table:table-cell>
          <table:table-cell table:number-columns-repeated="20"/>
          <table:table-cell table:formula="of:=AVERAGE([.E88:.X88])" office:value-type="string" office:string-value="" calcext:value-type="error">
            <text:p>#DIV/0!</text:p>
          </table:table-cell>
          <table:table-cell table:formula="of:=STDEV([.E88:.X88])" office:value-type="string" office:string-value="" calcext:value-type="error">
            <text:p>#DIV/0!</text:p>
          </table:table-cell>
          <table:table-cell table:number-columns-repeated="25"/>
        </table:table-row>
        <table:table-row table:style-name="ro1">
          <table:table-cell table:number-columns-repeated="3"/>
          <table:table-cell office:value-type="float" office:value="15" calcext:value-type="float">
            <text:p>15</text:p>
          </table:table-cell>
          <table:table-cell table:number-columns-repeated="20"/>
          <table:table-cell table:formula="of:=AVERAGE([.E89:.X89])" office:value-type="string" office:string-value="" calcext:value-type="error">
            <text:p>#DIV/0!</text:p>
          </table:table-cell>
          <table:table-cell table:formula="of:=STDEV([.E89:.X89])" office:value-type="string" office:string-value="" calcext:value-type="error">
            <text:p>#DIV/0!</text:p>
          </table:table-cell>
          <table:table-cell table:number-columns-repeated="25"/>
        </table:table-row>
        <table:table-row table:style-name="ro1">
          <table:table-cell table:number-columns-repeated="3"/>
          <table:table-cell office:value-type="float" office:value="16" calcext:value-type="float">
            <text:p>16</text:p>
          </table:table-cell>
          <table:table-cell table:number-columns-repeated="20"/>
          <table:table-cell table:formula="of:=AVERAGE([.E90:.X90])" office:value-type="string" office:string-value="" calcext:value-type="error">
            <text:p>#DIV/0!</text:p>
          </table:table-cell>
          <table:table-cell table:formula="of:=STDEV([.E90:.X90])" office:value-type="string" office:string-value="" calcext:value-type="error">
            <text:p>#DIV/0!</text:p>
          </table:table-cell>
          <table:table-cell table:number-columns-repeated="25"/>
        </table:table-row>
        <table:table-row table:style-name="ro1">
          <table:table-cell table:number-columns-repeated="3"/>
          <table:table-cell office:value-type="float" office:value="17" calcext:value-type="float">
            <text:p>17</text:p>
          </table:table-cell>
          <table:table-cell table:number-columns-repeated="20"/>
          <table:table-cell table:formula="of:=AVERAGE([.E91:.X91])" office:value-type="string" office:string-value="" calcext:value-type="error">
            <text:p>#DIV/0!</text:p>
          </table:table-cell>
          <table:table-cell table:formula="of:=STDEV([.E91:.X91])" office:value-type="string" office:string-value="" calcext:value-type="error">
            <text:p>#DIV/0!</text:p>
          </table:table-cell>
          <table:table-cell table:number-columns-repeated="25"/>
        </table:table-row>
        <table:table-row table:style-name="ro1">
          <table:table-cell table:number-columns-repeated="3"/>
          <table:table-cell office:value-type="float" office:value="18" calcext:value-type="float">
            <text:p>18</text:p>
          </table:table-cell>
          <table:table-cell table:number-columns-repeated="20"/>
          <table:table-cell table:formula="of:=AVERAGE([.E92:.X92])" office:value-type="string" office:string-value="" calcext:value-type="error">
            <text:p>#DIV/0!</text:p>
          </table:table-cell>
          <table:table-cell table:formula="of:=STDEV([.E92:.X92])" office:value-type="string" office:string-value="" calcext:value-type="error">
            <text:p>#DIV/0!</text:p>
          </table:table-cell>
          <table:table-cell table:number-columns-repeated="25"/>
        </table:table-row>
        <table:table-row table:style-name="ro1">
          <table:table-cell table:number-columns-repeated="3"/>
          <table:table-cell office:value-type="float" office:value="19" calcext:value-type="float">
            <text:p>19</text:p>
          </table:table-cell>
          <table:table-cell table:number-columns-repeated="20"/>
          <table:table-cell table:formula="of:=AVERAGE([.E93:.X93])" office:value-type="string" office:string-value="" calcext:value-type="error">
            <text:p>#DIV/0!</text:p>
          </table:table-cell>
          <table:table-cell table:formula="of:=STDEV([.E93:.X93])" office:value-type="string" office:string-value="" calcext:value-type="error">
            <text:p>#DIV/0!</text:p>
          </table:table-cell>
          <table:table-cell table:number-columns-repeated="25"/>
        </table:table-row>
        <table:table-row table:style-name="ro1">
          <table:table-cell table:number-columns-repeated="3"/>
          <table:table-cell office:value-type="float" office:value="20" calcext:value-type="float">
            <text:p>20</text:p>
          </table:table-cell>
          <table:table-cell table:number-columns-repeated="20"/>
          <table:table-cell table:formula="of:=AVERAGE([.E94:.X94])" office:value-type="string" office:string-value="" calcext:value-type="error">
            <text:p>#DIV/0!</text:p>
          </table:table-cell>
          <table:table-cell table:formula="of:=STDEV([.E94:.X94])" office:value-type="string" office:string-value="" calcext:value-type="error">
            <text:p>#DIV/0!</text:p>
          </table:table-cell>
          <table:table-cell table:number-columns-repeated="25"/>
        </table:table-row>
        <table:table-row table:style-name="ro1" table:number-rows-repeated="6">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table:style-name="Default" office:value-type="string" calcext:value-type="string">
            <text:p>Eta=1</text:p>
          </table:table-cell>
          <table:table-cell office:value-type="string" calcext:value-type="string">
            <text:p>Eta=10</text:p>
          </table:table-cell>
          <table:table-cell/>
          <table:table-cell table:style-name="Default" table:number-columns-repeated="19"/>
          <table:table-cell table:number-columns-repeated="25"/>
        </table:table-row>
        <table:table-row table:style-name="ro1">
          <table:table-cell table:number-columns-repeated="2"/>
          <table:table-cell table:formula="of:=[.Y3]" office:value-type="float" office:value="31.3660000000008" calcext:value-type="float">
            <text:p>31.366</text:p>
          </table:table-cell>
          <table:table-cell table:style-name="Default" table:formula="of:=[.Y26]" office:value-type="float" office:value="23.3404999999999" calcext:value-type="float">
            <text:p>23.3405</text:p>
          </table:table-cell>
          <table:table-cell table:style-name="Default" table:formula="of:=[.Y51]" office:value-type="string" office:string-value="" calcext:value-type="error">
            <text:p>#DIV/0!</text:p>
          </table:table-cell>
          <table:table-cell table:formula="of:=[.Y75]"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4]" office:value-type="float" office:value="16.4605000000002" calcext:value-type="float">
            <text:p>16.4605</text:p>
          </table:table-cell>
          <table:table-cell table:style-name="Default" table:formula="of:=[.Y27]" office:value-type="float" office:value="14.9080000000002" calcext:value-type="float">
            <text:p>14.908</text:p>
          </table:table-cell>
          <table:table-cell table:style-name="Default" table:formula="of:=[.Y52]" office:value-type="string" office:string-value="" calcext:value-type="error">
            <text:p>#DIV/0!</text:p>
          </table:table-cell>
          <table:table-cell table:formula="of:=[.Y76]"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5]" office:value-type="float" office:value="17.024" calcext:value-type="float">
            <text:p>17.024</text:p>
          </table:table-cell>
          <table:table-cell table:style-name="Default" table:formula="of:=[.Y28]" office:value-type="float" office:value="10.112" calcext:value-type="float">
            <text:p>10.112</text:p>
          </table:table-cell>
          <table:table-cell table:style-name="Default" table:formula="of:=[.Y53]" office:value-type="string" office:string-value="" calcext:value-type="error">
            <text:p>#DIV/0!</text:p>
          </table:table-cell>
          <table:table-cell table:formula="of:=[.Y77]"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6]" office:value-type="float" office:value="12.0094999999999" calcext:value-type="float">
            <text:p>12.0095</text:p>
          </table:table-cell>
          <table:table-cell table:style-name="Default" table:formula="of:=[.Y29]" office:value-type="float" office:value="9.05700000000001" calcext:value-type="float">
            <text:p>9.057</text:p>
          </table:table-cell>
          <table:table-cell table:style-name="Default" table:formula="of:=[.Y54]" office:value-type="string" office:string-value="" calcext:value-type="error">
            <text:p>#DIV/0!</text:p>
          </table:table-cell>
          <table:table-cell table:formula="of:=[.Y78]"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7]" office:value-type="float" office:value="5.76449999999992" calcext:value-type="float">
            <text:p>5.7645</text:p>
          </table:table-cell>
          <table:table-cell table:style-name="Default" table:formula="of:=[.Y30]" office:value-type="float" office:value="7.53300000000003" calcext:value-type="float">
            <text:p>7.533</text:p>
          </table:table-cell>
          <table:table-cell table:style-name="Default" table:formula="of:=[.Y55]" office:value-type="string" office:string-value="" calcext:value-type="error">
            <text:p>#DIV/0!</text:p>
          </table:table-cell>
          <table:table-cell table:formula="of:=[.Y79]"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8]" office:value-type="float" office:value="7.572" calcext:value-type="float">
            <text:p>7.572</text:p>
          </table:table-cell>
          <table:table-cell table:style-name="Default" table:formula="of:=[.Y31]" office:value-type="float" office:value="5.51449999999993" calcext:value-type="float">
            <text:p>5.5145</text:p>
          </table:table-cell>
          <table:table-cell table:style-name="Default" table:formula="of:=[.Y56]" office:value-type="string" office:string-value="" calcext:value-type="error">
            <text:p>#DIV/0!</text:p>
          </table:table-cell>
          <table:table-cell table:formula="of:=[.Y80]"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9]" office:value-type="float" office:value="5.20749999999993" calcext:value-type="float">
            <text:p>5.2075</text:p>
          </table:table-cell>
          <table:table-cell table:style-name="Default" table:formula="of:=[.Y32]" office:value-type="float" office:value="7.00499999999994" calcext:value-type="float">
            <text:p>7.005</text:p>
          </table:table-cell>
          <table:table-cell table:style-name="Default" table:formula="of:=[.Y57]" office:value-type="string" office:string-value="" calcext:value-type="error">
            <text:p>#DIV/0!</text:p>
          </table:table-cell>
          <table:table-cell table:formula="of:=[.Y81]"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0]" office:value-type="float" office:value="5.62249999999993" calcext:value-type="float">
            <text:p>5.6225</text:p>
          </table:table-cell>
          <table:table-cell table:style-name="Default" table:formula="of:=[.Y33]" office:value-type="float" office:value="6.10849999999995" calcext:value-type="float">
            <text:p>6.1085</text:p>
          </table:table-cell>
          <table:table-cell table:style-name="Default" table:formula="of:=[.Y58]" office:value-type="string" office:string-value="" calcext:value-type="error">
            <text:p>#DIV/0!</text:p>
          </table:table-cell>
          <table:table-cell table:formula="of:=[.Y82]"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1]" office:value-type="float" office:value="6.69199999999991" calcext:value-type="float">
            <text:p>6.692</text:p>
          </table:table-cell>
          <table:table-cell table:style-name="Default" table:formula="of:=[.Y34]" office:value-type="float" office:value="6.38599999999992" calcext:value-type="float">
            <text:p>6.386</text:p>
          </table:table-cell>
          <table:table-cell table:style-name="Default" table:formula="of:=[.Y59]" office:value-type="string" office:string-value="" calcext:value-type="error">
            <text:p>#DIV/0!</text:p>
          </table:table-cell>
          <table:table-cell table:formula="of:=[.Y83]"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2]" office:value-type="float" office:value="4.23549999999995" calcext:value-type="float">
            <text:p>4.2355</text:p>
          </table:table-cell>
          <table:table-cell table:style-name="Default" table:formula="of:=[.Y35]" office:value-type="float" office:value="8.26999999999992" calcext:value-type="float">
            <text:p>8.27</text:p>
          </table:table-cell>
          <table:table-cell table:style-name="Default" table:formula="of:=[.Y60]" office:value-type="string" office:string-value="" calcext:value-type="error">
            <text:p>#DIV/0!</text:p>
          </table:table-cell>
          <table:table-cell table:formula="of:=[.Y84]"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3]" office:value-type="float" office:value="4.81849999999994" calcext:value-type="float">
            <text:p>4.8185</text:p>
          </table:table-cell>
          <table:table-cell table:style-name="Default" table:formula="of:=[.Y36]" office:value-type="float" office:value="5.89799999999992" calcext:value-type="float">
            <text:p>5.898</text:p>
          </table:table-cell>
          <table:table-cell table:style-name="Default" table:formula="of:=[.Y61]" office:value-type="string" office:string-value="" calcext:value-type="error">
            <text:p>#DIV/0!</text:p>
          </table:table-cell>
          <table:table-cell table:formula="of:=[.Y85]"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4]" office:value-type="float" office:value="5.91049999999992" calcext:value-type="float">
            <text:p>5.9105</text:p>
          </table:table-cell>
          <table:table-cell table:style-name="Default" table:formula="of:=[.Y37]" office:value-type="float" office:value="7.14299999999999" calcext:value-type="float">
            <text:p>7.143</text:p>
          </table:table-cell>
          <table:table-cell table:style-name="Default" table:formula="of:=[.Y62]" office:value-type="string" office:string-value="" calcext:value-type="error">
            <text:p>#DIV/0!</text:p>
          </table:table-cell>
          <table:table-cell table:formula="of:=[.Y86]"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5]" office:value-type="float" office:value="4.84599999999994" calcext:value-type="float">
            <text:p>4.846</text:p>
          </table:table-cell>
          <table:table-cell table:style-name="Default" table:formula="of:=[.Y38]" office:value-type="float" office:value="6.33499999999992" calcext:value-type="float">
            <text:p>6.335</text:p>
          </table:table-cell>
          <table:table-cell table:style-name="Default" table:formula="of:=[.Y63]" office:value-type="string" office:string-value="" calcext:value-type="error">
            <text:p>#DIV/0!</text:p>
          </table:table-cell>
          <table:table-cell table:formula="of:=[.Y87]"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6]" office:value-type="float" office:value="6.14449999999996" calcext:value-type="float">
            <text:p>6.1445</text:p>
          </table:table-cell>
          <table:table-cell table:style-name="Default" table:formula="of:=[.Y39]" office:value-type="float" office:value="9.30599999999999" calcext:value-type="float">
            <text:p>9.306</text:p>
          </table:table-cell>
          <table:table-cell table:style-name="Default" table:formula="of:=[.Y64]" office:value-type="string" office:string-value="" calcext:value-type="error">
            <text:p>#DIV/0!</text:p>
          </table:table-cell>
          <table:table-cell table:formula="of:=[.Y88]"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7]" office:value-type="float" office:value="4.33399999999995" calcext:value-type="float">
            <text:p>4.334</text:p>
          </table:table-cell>
          <table:table-cell table:style-name="Default" table:formula="of:=[.Y40]" office:value-type="float" office:value="7.86599999999997" calcext:value-type="float">
            <text:p>7.866</text:p>
          </table:table-cell>
          <table:table-cell table:style-name="Default" table:formula="of:=[.Y65]" office:value-type="string" office:string-value="" calcext:value-type="error">
            <text:p>#DIV/0!</text:p>
          </table:table-cell>
          <table:table-cell table:formula="of:=[.Y89]"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8]" office:value-type="float" office:value="4.94749999999994" calcext:value-type="float">
            <text:p>4.9475</text:p>
          </table:table-cell>
          <table:table-cell table:style-name="Default" table:formula="of:=[.Y41]" office:value-type="float" office:value="6.56149999999993" calcext:value-type="float">
            <text:p>6.5615</text:p>
          </table:table-cell>
          <table:table-cell table:style-name="Default" table:formula="of:=[.Y66]" office:value-type="string" office:string-value="" calcext:value-type="error">
            <text:p>#DIV/0!</text:p>
          </table:table-cell>
          <table:table-cell table:formula="of:=[.Y90]"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9]" office:value-type="float" office:value="5.83149999999996" calcext:value-type="float">
            <text:p>5.8315</text:p>
          </table:table-cell>
          <table:table-cell table:style-name="Default" table:formula="of:=[.Y42]" office:value-type="float" office:value="7.7925" calcext:value-type="float">
            <text:p>7.7925</text:p>
          </table:table-cell>
          <table:table-cell table:style-name="Default" table:formula="of:=[.Y67]" office:value-type="string" office:string-value="" calcext:value-type="error">
            <text:p>#DIV/0!</text:p>
          </table:table-cell>
          <table:table-cell table:formula="of:=[.Y91]"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20]" office:value-type="float" office:value="5.80949999999993" calcext:value-type="float">
            <text:p>5.8095</text:p>
          </table:table-cell>
          <table:table-cell table:style-name="Default" table:formula="of:=[.Y43]" office:value-type="float" office:value="6.43199999999992" calcext:value-type="float">
            <text:p>6.432</text:p>
          </table:table-cell>
          <table:table-cell table:style-name="Default" table:formula="of:=[.Y68]" office:value-type="string" office:string-value="" calcext:value-type="error">
            <text:p>#DIV/0!</text:p>
          </table:table-cell>
          <table:table-cell table:formula="of:=[.Y92]"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21]" office:value-type="float" office:value="7.41199999999993" calcext:value-type="float">
            <text:p>7.412</text:p>
          </table:table-cell>
          <table:table-cell table:style-name="Default" table:formula="of:=[.Y44]" office:value-type="float" office:value="6.26499999999994" calcext:value-type="float">
            <text:p>6.265</text:p>
          </table:table-cell>
          <table:table-cell table:style-name="Default" table:formula="of:=[.Y69]" office:value-type="string" office:string-value="" calcext:value-type="error">
            <text:p>#DIV/0!</text:p>
          </table:table-cell>
          <table:table-cell table:formula="of:=[.Y93]"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22]" office:value-type="float" office:value="7.17600000000004" calcext:value-type="float">
            <text:p>7.176</text:p>
          </table:table-cell>
          <table:table-cell table:style-name="Default" table:formula="of:=[.Y45]" office:value-type="float" office:value="9.31650000000007" calcext:value-type="float">
            <text:p>9.3165</text:p>
          </table:table-cell>
          <table:table-cell table:style-name="Default" table:formula="of:=[.Y70]" office:value-type="string" office:string-value="" calcext:value-type="error">
            <text:p>#DIV/0!</text:p>
          </table:table-cell>
          <table:table-cell table:formula="of:=[.Y94]" office:value-type="string" office:string-value="" calcext:value-type="error">
            <text:p>#DIV/0!</text:p>
          </table:table-cell>
          <table:table-cell/>
          <table:table-cell table:style-name="Default" table:number-columns-repeated="19"/>
          <table:table-cell table:number-columns-repeated="25"/>
        </table:table-row>
      </table:table>
      <table:table table:name="tau_elig = 5s" table:style-name="ta1">
        <table:table-column table:style-name="co10" table:number-columns-repeated="3" table:default-cell-style-name="Default"/>
        <table:table-column table:style-name="co4" table:default-cell-style-name="ce4"/>
        <table:table-column table:style-name="co4" table:default-cell-style-name="ce2"/>
        <table:table-column table:style-name="co4" table:number-columns-repeated="2" table:default-cell-style-name="Default"/>
        <table:table-column table:style-name="co4" table:number-columns-repeated="17" table:default-cell-style-name="ce2"/>
        <table:table-column table:style-name="co10" table:number-columns-repeated="2" table:default-cell-style-name="ce2"/>
        <table:table-column table:style-name="co10" table:default-cell-style-name="Default"/>
        <table:table-column table:style-name="co13" table:default-cell-style-name="Default"/>
        <table:table-row table:style-name="ro1">
          <table:table-cell table:style-name="ce1" table:number-columns-repeated="2"/>
          <table:table-cell/>
          <table:table-cell table:style-name="ce3"/>
          <table:table-cell table:style-name="ce1" table:number-columns-repeated="22"/>
          <table:table-cell table:number-columns-repeated="2"/>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7.3399999999999" calcext:value-type="float">
            <text:p>17.34</text:p>
          </table:table-cell>
          <table:table-cell office:value-type="float" office:value="12.6899999999998" calcext:value-type="float">
            <text:p>12.69</text:p>
          </table:table-cell>
          <table:table-cell office:value-type="float" office:value="7.89999999999988" calcext:value-type="float">
            <text:p>7.9</text:p>
          </table:table-cell>
          <table:table-cell office:value-type="float" office:value="10.2699999999998" calcext:value-type="float">
            <text:p>10.27</text:p>
          </table:table-cell>
          <table:table-cell office:value-type="float" office:value="56.1599999999974" calcext:value-type="float">
            <text:p>56.16</text:p>
          </table:table-cell>
          <table:table-cell office:value-type="float" office:value="13.1499999999998" calcext:value-type="float">
            <text:p>13.15</text:p>
          </table:table-cell>
          <table:table-cell office:value-type="float" office:value="22.4000000000007" calcext:value-type="float">
            <text:p>22.4</text:p>
          </table:table-cell>
          <table:table-cell office:value-type="float" office:value="22.5800000000007" calcext:value-type="float">
            <text:p>22.58</text:p>
          </table:table-cell>
          <table:table-cell office:value-type="float" office:value="87.9500000000081" calcext:value-type="float">
            <text:p>87.95</text:p>
          </table:table-cell>
          <table:table-cell office:value-type="float" office:value="55.3299999999976" calcext:value-type="float">
            <text:p>55.33</text:p>
          </table:table-cell>
          <table:table-cell office:value-type="float" office:value="34.1400000000018" calcext:value-type="float">
            <text:p>34.14</text:p>
          </table:table-cell>
          <table:table-cell office:value-type="float" office:value="43.13" calcext:value-type="float">
            <text:p>43.13</text:p>
          </table:table-cell>
          <table:table-cell office:value-type="float" office:value="16.5899999999998" calcext:value-type="float">
            <text:p>16.59</text:p>
          </table:table-cell>
          <table:table-cell office:value-type="float" office:value="28.9600000000017" calcext:value-type="float">
            <text:p>28.96</text:p>
          </table:table-cell>
          <table:table-cell office:value-type="float" office:value="6.44999999999991" calcext:value-type="float">
            <text:p>6.45</text:p>
          </table:table-cell>
          <table:table-cell office:value-type="float" office:value="6.14999999999991" calcext:value-type="float">
            <text:p>6.15</text:p>
          </table:table-cell>
          <table:table-cell office:value-type="float" office:value="45.2399999999996" calcext:value-type="float">
            <text:p>45.24</text:p>
          </table:table-cell>
          <table:table-cell office:value-type="float" office:value="44.9599999999996" calcext:value-type="float">
            <text:p>44.96</text:p>
          </table:table-cell>
          <table:table-cell office:value-type="float" office:value="20.9900000000005" calcext:value-type="float">
            <text:p>20.99</text:p>
          </table:table-cell>
          <table:table-cell office:value-type="float" office:value="16.5699999999998" calcext:value-type="float">
            <text:p>16.57</text:p>
          </table:table-cell>
          <table:table-cell table:formula="of:=AVERAGE([.E3:.X3])" office:value-type="float" office:value="28.4475000000003" calcext:value-type="float">
            <text:p>28.4475</text:p>
          </table:table-cell>
          <table:table-cell table:formula="of:=STDEV([.E3:.X3])" office:value-type="float" office:value="21.2525673681294" calcext:value-type="float">
            <text:p>21.2525673681</text:p>
          </table:table-cell>
          <table:table-cell table:number-columns-repeated="2"/>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8.16999999999987" calcext:value-type="float">
            <text:p>8.17</text:p>
          </table:table-cell>
          <table:table-cell office:value-type="float" office:value="12.8699999999998" calcext:value-type="float">
            <text:p>12.87</text:p>
          </table:table-cell>
          <table:table-cell office:value-type="float" office:value="5.81999999999992" calcext:value-type="float">
            <text:p>5.82</text:p>
          </table:table-cell>
          <table:table-cell office:value-type="float" office:value="9.90999999999983" calcext:value-type="float">
            <text:p>9.91</text:p>
          </table:table-cell>
          <table:table-cell office:value-type="float" office:value="12.7999999999998" calcext:value-type="float">
            <text:p>12.8</text:p>
          </table:table-cell>
          <table:table-cell office:value-type="float" office:value="4.03999999999996" calcext:value-type="float">
            <text:p>4.04</text:p>
          </table:table-cell>
          <table:table-cell office:value-type="float" office:value="7.0099999999999" calcext:value-type="float">
            <text:p>7.01</text:p>
          </table:table-cell>
          <table:table-cell office:value-type="float" office:value="6.31999999999991" calcext:value-type="float">
            <text:p>6.32</text:p>
          </table:table-cell>
          <table:table-cell office:value-type="float" office:value="18.6700000000001" calcext:value-type="float">
            <text:p>18.67</text:p>
          </table:table-cell>
          <table:table-cell office:value-type="float" office:value="24.490000000001" calcext:value-type="float">
            <text:p>24.49</text:p>
          </table:table-cell>
          <table:table-cell office:value-type="float" office:value="39.0700000000008" calcext:value-type="float">
            <text:p>39.07</text:p>
          </table:table-cell>
          <table:table-cell office:value-type="float" office:value="31.5200000000021" calcext:value-type="float">
            <text:p>31.52</text:p>
          </table:table-cell>
          <table:table-cell office:value-type="float" office:value="44.4999999999997" calcext:value-type="float">
            <text:p>44.5</text:p>
          </table:table-cell>
          <table:table-cell office:value-type="float" office:value="6.8799999999999" calcext:value-type="float">
            <text:p>6.88</text:p>
          </table:table-cell>
          <table:table-cell office:value-type="float" office:value="51.5299999999983" calcext:value-type="float">
            <text:p>51.53</text:p>
          </table:table-cell>
          <table:table-cell office:value-type="float" office:value="2.66999999999999" calcext:value-type="float">
            <text:p>2.67</text:p>
          </table:table-cell>
          <table:table-cell office:value-type="float" office:value="33.190000000002" calcext:value-type="float">
            <text:p>33.19</text:p>
          </table:table-cell>
          <table:table-cell office:value-type="float" office:value="7.30999999999989" calcext:value-type="float">
            <text:p>7.31</text:p>
          </table:table-cell>
          <table:table-cell office:value-type="float" office:value="9.35999999999985" calcext:value-type="float">
            <text:p>9.36</text:p>
          </table:table-cell>
          <table:table-cell office:value-type="float" office:value="4.05999999999996" calcext:value-type="float">
            <text:p>4.06</text:p>
          </table:table-cell>
          <table:table-cell table:formula="of:=AVERAGE([.E4:.X4])" office:value-type="float" office:value="17.0095000000001" calcext:value-type="float">
            <text:p>17.0095</text:p>
          </table:table-cell>
          <table:table-cell table:formula="of:=STDEV([.E4:.X4])" office:value-type="float" office:value="14.9819408745471" calcext:value-type="float">
            <text:p>14.9819408745</text:p>
          </table:table-cell>
          <table:table-cell table:number-columns-repeated="2"/>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office:value-type="float" office:value="12.9999999999998" calcext:value-type="float">
            <text:p>13</text:p>
          </table:table-cell>
          <table:table-cell office:value-type="float" office:value="1.97" calcext:value-type="float">
            <text:p>1.97</text:p>
          </table:table-cell>
          <table:table-cell office:value-type="float" office:value="14.4599999999997" calcext:value-type="float">
            <text:p>14.46</text:p>
          </table:table-cell>
          <table:table-cell office:value-type="float" office:value="12.1999999999998" calcext:value-type="float">
            <text:p>12.2</text:p>
          </table:table-cell>
          <table:table-cell office:value-type="float" office:value="4.03999999999996" calcext:value-type="float">
            <text:p>4.04</text:p>
          </table:table-cell>
          <table:table-cell office:value-type="float" office:value="12.0099999999998" calcext:value-type="float">
            <text:p>12.01</text:p>
          </table:table-cell>
          <table:table-cell office:value-type="float" office:value="33.080000000002" calcext:value-type="float">
            <text:p>33.08</text:p>
          </table:table-cell>
          <table:table-cell office:value-type="float" office:value="8.64999999999986" calcext:value-type="float">
            <text:p>8.65</text:p>
          </table:table-cell>
          <table:table-cell office:value-type="float" office:value="3.77999999999996" calcext:value-type="float">
            <text:p>3.78</text:p>
          </table:table-cell>
          <table:table-cell office:value-type="float" office:value="3.63999999999997" calcext:value-type="float">
            <text:p>3.64</text:p>
          </table:table-cell>
          <table:table-cell office:value-type="float" office:value="11.1499999999998" calcext:value-type="float">
            <text:p>11.15</text:p>
          </table:table-cell>
          <table:table-cell office:value-type="float" office:value="28.4000000000016" calcext:value-type="float">
            <text:p>28.4</text:p>
          </table:table-cell>
          <table:table-cell office:value-type="float" office:value="8.16999999999987" calcext:value-type="float">
            <text:p>8.17</text:p>
          </table:table-cell>
          <table:table-cell office:value-type="float" office:value="3.34999999999997" calcext:value-type="float">
            <text:p>3.35</text:p>
          </table:table-cell>
          <table:table-cell office:value-type="float" office:value="2.60999999999999" calcext:value-type="float">
            <text:p>2.61</text:p>
          </table:table-cell>
          <table:table-cell office:value-type="float" office:value="9.23999999999985" calcext:value-type="float">
            <text:p>9.24</text:p>
          </table:table-cell>
          <table:table-cell office:value-type="float" office:value="2" calcext:value-type="float">
            <text:p>2</text:p>
          </table:table-cell>
          <table:table-cell office:value-type="float" office:value="1.81" calcext:value-type="float">
            <text:p>1.81</text:p>
          </table:table-cell>
          <table:table-cell office:value-type="float" office:value="17.2399999999999" calcext:value-type="float">
            <text:p>17.24</text:p>
          </table:table-cell>
          <table:table-cell office:value-type="float" office:value="6.8599999999999" calcext:value-type="float">
            <text:p>6.86</text:p>
          </table:table-cell>
          <table:table-cell table:formula="of:=AVERAGE([.E5:.X5])" office:value-type="float" office:value="9.88300000000009" calcext:value-type="float">
            <text:p>9.883</text:p>
          </table:table-cell>
          <table:table-cell table:formula="of:=STDEV([.E5:.X5])" office:value-type="float" office:value="8.54444793572549" calcext:value-type="float">
            <text:p>8.5444479357</text:p>
          </table:table-cell>
          <table:table-cell table:number-columns-repeated="2"/>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4.71999999999994" calcext:value-type="float">
            <text:p>4.72</text:p>
          </table:table-cell>
          <table:table-cell office:value-type="float" office:value="6.8999999999999" calcext:value-type="float">
            <text:p>6.9</text:p>
          </table:table-cell>
          <table:table-cell office:value-type="float" office:value="12.2799999999998" calcext:value-type="float">
            <text:p>12.28</text:p>
          </table:table-cell>
          <table:table-cell office:value-type="float" office:value="7.95999999999988" calcext:value-type="float">
            <text:p>7.96</text:p>
          </table:table-cell>
          <table:table-cell office:value-type="float" office:value="7.33999999999989" calcext:value-type="float">
            <text:p>7.34</text:p>
          </table:table-cell>
          <table:table-cell office:value-type="float" office:value="8.36999999999987" calcext:value-type="float">
            <text:p>8.37</text:p>
          </table:table-cell>
          <table:table-cell office:value-type="float" office:value="7.84999999999988" calcext:value-type="float">
            <text:p>7.85</text:p>
          </table:table-cell>
          <table:table-cell office:value-type="float" office:value="8.58999999999986" calcext:value-type="float">
            <text:p>8.59</text:p>
          </table:table-cell>
          <table:table-cell office:value-type="float" office:value="13.5899999999998" calcext:value-type="float">
            <text:p>13.59</text:p>
          </table:table-cell>
          <table:table-cell office:value-type="float" office:value="7.34999999999989" calcext:value-type="float">
            <text:p>7.35</text:p>
          </table:table-cell>
          <table:table-cell office:value-type="float" office:value="5.37999999999993" calcext:value-type="float">
            <text:p>5.38</text:p>
          </table:table-cell>
          <table:table-cell office:value-type="float" office:value="9.13999999999985" calcext:value-type="float">
            <text:p>9.14</text:p>
          </table:table-cell>
          <table:table-cell office:value-type="float" office:value="12.4799999999998" calcext:value-type="float">
            <text:p>12.48</text:p>
          </table:table-cell>
          <table:table-cell office:value-type="float" office:value="10.2299999999998" calcext:value-type="float">
            <text:p>10.23</text:p>
          </table:table-cell>
          <table:table-cell office:value-type="float" office:value="4.26999999999995" calcext:value-type="float">
            <text:p>4.27</text:p>
          </table:table-cell>
          <table:table-cell office:value-type="float" office:value="10.9499999999998" calcext:value-type="float">
            <text:p>10.95</text:p>
          </table:table-cell>
          <table:table-cell office:value-type="float" office:value="4.86999999999994" calcext:value-type="float">
            <text:p>4.87</text:p>
          </table:table-cell>
          <table:table-cell office:value-type="float" office:value="4.74999999999994" calcext:value-type="float">
            <text:p>4.75</text:p>
          </table:table-cell>
          <table:table-cell office:value-type="float" office:value="7.97999999999987" calcext:value-type="float">
            <text:p>7.98</text:p>
          </table:table-cell>
          <table:table-cell office:value-type="float" office:value="5.79999999999992" calcext:value-type="float">
            <text:p>5.8</text:p>
          </table:table-cell>
          <table:table-cell table:formula="of:=AVERAGE([.E6:.X6])" office:value-type="float" office:value="8.03999999999987" calcext:value-type="float">
            <text:p>8.04</text:p>
          </table:table-cell>
          <table:table-cell table:formula="of:=STDEV([.E6:.X6])" office:value-type="float" office:value="2.75196197954147" calcext:value-type="float">
            <text:p>2.7519619795</text:p>
          </table:table-cell>
          <table:table-cell table:number-columns-repeated="2"/>
        </table:table-row>
        <table:table-row table:style-name="ro1">
          <table:table-cell table:style-name="ce2" table:number-columns-repeated="2"/>
          <table:table-cell/>
          <table:table-cell office:value-type="float" office:value="5" calcext:value-type="float">
            <text:p>5</text:p>
          </table:table-cell>
          <table:table-cell office:value-type="float" office:value="9.18999999999985" calcext:value-type="float">
            <text:p>9.19</text:p>
          </table:table-cell>
          <table:table-cell office:value-type="float" office:value="9.98999999999983" calcext:value-type="float">
            <text:p>9.99</text:p>
          </table:table-cell>
          <table:table-cell office:value-type="float" office:value="5.56999999999993" calcext:value-type="float">
            <text:p>5.57</text:p>
          </table:table-cell>
          <table:table-cell office:value-type="float" office:value="5.35999999999993" calcext:value-type="float">
            <text:p>5.36</text:p>
          </table:table-cell>
          <table:table-cell office:value-type="float" office:value="7.30999999999989" calcext:value-type="float">
            <text:p>7.31</text:p>
          </table:table-cell>
          <table:table-cell office:value-type="float" office:value="1.96" calcext:value-type="float">
            <text:p>1.96</text:p>
          </table:table-cell>
          <table:table-cell office:value-type="float" office:value="3.32999999999997" calcext:value-type="float">
            <text:p>3.33</text:p>
          </table:table-cell>
          <table:table-cell office:value-type="float" office:value="8.66999999999986" calcext:value-type="float">
            <text:p>8.67</text:p>
          </table:table-cell>
          <table:table-cell office:value-type="float" office:value="3.18999999999998" calcext:value-type="float">
            <text:p>3.19</text:p>
          </table:table-cell>
          <table:table-cell office:value-type="float" office:value="10.0699999999998" calcext:value-type="float">
            <text:p>10.07</text:p>
          </table:table-cell>
          <table:table-cell office:value-type="float" office:value="11.1499999999998" calcext:value-type="float">
            <text:p>11.15</text:p>
          </table:table-cell>
          <table:table-cell office:value-type="float" office:value="2.21" calcext:value-type="float">
            <text:p>2.21</text:p>
          </table:table-cell>
          <table:table-cell office:value-type="float" office:value="4.76999999999994" calcext:value-type="float">
            <text:p>4.77</text:p>
          </table:table-cell>
          <table:table-cell office:value-type="float" office:value="5.53999999999993" calcext:value-type="float">
            <text:p>5.54</text:p>
          </table:table-cell>
          <table:table-cell office:value-type="float" office:value="13.5199999999998" calcext:value-type="float">
            <text:p>13.52</text:p>
          </table:table-cell>
          <table:table-cell office:value-type="float" office:value="19.9200000000003" calcext:value-type="float">
            <text:p>19.92</text:p>
          </table:table-cell>
          <table:table-cell office:value-type="float" office:value="11.2099999999998" calcext:value-type="float">
            <text:p>11.21</text:p>
          </table:table-cell>
          <table:table-cell office:value-type="float" office:value="2.99999999999998" calcext:value-type="float">
            <text:p>3</text:p>
          </table:table-cell>
          <table:table-cell office:value-type="float" office:value="7.13999999999989" calcext:value-type="float">
            <text:p>7.14</text:p>
          </table:table-cell>
          <table:table-cell office:value-type="float" office:value="4.77999999999994" calcext:value-type="float">
            <text:p>4.78</text:p>
          </table:table-cell>
          <table:table-cell table:formula="of:=AVERAGE([.E7:.X7])" office:value-type="float" office:value="7.39399999999992" calcext:value-type="float">
            <text:p>7.394</text:p>
          </table:table-cell>
          <table:table-cell table:formula="of:=STDEV([.E7:.X7])" office:value-type="float" office:value="4.45115289619029" calcext:value-type="float">
            <text:p>4.4511528962</text:p>
          </table:table-cell>
          <table:table-cell table:number-columns-repeated="2"/>
        </table:table-row>
        <table:table-row table:style-name="ro1">
          <table:table-cell table:style-name="ce2" table:number-columns-repeated="2"/>
          <table:table-cell/>
          <table:table-cell office:value-type="float" office:value="6" calcext:value-type="float">
            <text:p>6</text:p>
          </table:table-cell>
          <table:table-cell office:value-type="float" office:value="4.50999999999995" calcext:value-type="float">
            <text:p>4.51</text:p>
          </table:table-cell>
          <table:table-cell office:value-type="float" office:value="11.0399999999998" calcext:value-type="float">
            <text:p>11.04</text:p>
          </table:table-cell>
          <table:table-cell office:value-type="float" office:value="5.15999999999993" calcext:value-type="float">
            <text:p>5.16</text:p>
          </table:table-cell>
          <table:table-cell office:value-type="float" office:value="10.2099999999998" calcext:value-type="float">
            <text:p>10.21</text:p>
          </table:table-cell>
          <table:table-cell office:value-type="float" office:value="2.73999999999999" calcext:value-type="float">
            <text:p>2.74</text:p>
          </table:table-cell>
          <table:table-cell office:value-type="float" office:value="5.52999999999993" calcext:value-type="float">
            <text:p>5.53</text:p>
          </table:table-cell>
          <table:table-cell office:value-type="float" office:value="9.73999999999984" calcext:value-type="float">
            <text:p>9.74</text:p>
          </table:table-cell>
          <table:table-cell office:value-type="float" office:value="4.27999999999995" calcext:value-type="float">
            <text:p>4.28</text:p>
          </table:table-cell>
          <table:table-cell office:value-type="float" office:value="7.47999999999989" calcext:value-type="float">
            <text:p>7.48</text:p>
          </table:table-cell>
          <table:table-cell office:value-type="float" office:value="7.71999999999988" calcext:value-type="float">
            <text:p>7.72</text:p>
          </table:table-cell>
          <table:table-cell office:value-type="float" office:value="9.01999999999985" calcext:value-type="float">
            <text:p>9.02</text:p>
          </table:table-cell>
          <table:table-cell office:value-type="float" office:value="4.10999999999996" calcext:value-type="float">
            <text:p>4.11</text:p>
          </table:table-cell>
          <table:table-cell office:value-type="float" office:value="3.77999999999996" calcext:value-type="float">
            <text:p>3.78</text:p>
          </table:table-cell>
          <table:table-cell office:value-type="float" office:value="10.2599999999998" calcext:value-type="float">
            <text:p>10.26</text:p>
          </table:table-cell>
          <table:table-cell office:value-type="float" office:value="6.49999999999991" calcext:value-type="float">
            <text:p>6.5</text:p>
          </table:table-cell>
          <table:table-cell office:value-type="float" office:value="8.83999999999986" calcext:value-type="float">
            <text:p>8.84</text:p>
          </table:table-cell>
          <table:table-cell office:value-type="float" office:value="4.31999999999995" calcext:value-type="float">
            <text:p>4.32</text:p>
          </table:table-cell>
          <table:table-cell office:value-type="float" office:value="3.59999999999997" calcext:value-type="float">
            <text:p>3.6</text:p>
          </table:table-cell>
          <table:table-cell office:value-type="float" office:value="15.0599999999997" calcext:value-type="float">
            <text:p>15.06</text:p>
          </table:table-cell>
          <table:table-cell office:value-type="float" office:value="10.2499999999998" calcext:value-type="float">
            <text:p>10.25</text:p>
          </table:table-cell>
          <table:table-cell table:formula="of:=AVERAGE([.E8:.X8])" office:value-type="float" office:value="7.20749999999989" calcext:value-type="float">
            <text:p>7.2075</text:p>
          </table:table-cell>
          <table:table-cell table:formula="of:=STDEV([.E8:.X8])" office:value-type="float" office:value="3.26582120727609" calcext:value-type="float">
            <text:p>3.2658212073</text:p>
          </table:table-cell>
          <table:table-cell table:number-columns-repeated="2"/>
        </table:table-row>
        <table:table-row table:style-name="ro1">
          <table:table-cell table:number-columns-repeated="3"/>
          <table:table-cell office:value-type="float" office:value="7" calcext:value-type="float">
            <text:p>7</text:p>
          </table:table-cell>
          <table:table-cell office:value-type="float" office:value="3.44999999999997" calcext:value-type="float">
            <text:p>3.45</text:p>
          </table:table-cell>
          <table:table-cell office:value-type="float" office:value="3.79999999999996" calcext:value-type="float">
            <text:p>3.8</text:p>
          </table:table-cell>
          <table:table-cell office:value-type="float" office:value="11.1099999999998" calcext:value-type="float">
            <text:p>11.11</text:p>
          </table:table-cell>
          <table:table-cell office:value-type="float" office:value="12.9499999999998" calcext:value-type="float">
            <text:p>12.95</text:p>
          </table:table-cell>
          <table:table-cell office:value-type="float" office:value="9.09999999999985" calcext:value-type="float">
            <text:p>9.1</text:p>
          </table:table-cell>
          <table:table-cell office:value-type="float" office:value="22.9200000000008" calcext:value-type="float">
            <text:p>22.92</text:p>
          </table:table-cell>
          <table:table-cell office:value-type="float" office:value="12.3099999999998" calcext:value-type="float">
            <text:p>12.31</text:p>
          </table:table-cell>
          <table:table-cell office:value-type="float" office:value="9.48999999999984" calcext:value-type="float">
            <text:p>9.49</text:p>
          </table:table-cell>
          <table:table-cell office:value-type="float" office:value="20.8300000000005" calcext:value-type="float">
            <text:p>20.83</text:p>
          </table:table-cell>
          <table:table-cell office:value-type="float" office:value="14.3399999999997" calcext:value-type="float">
            <text:p>14.34</text:p>
          </table:table-cell>
          <table:table-cell office:value-type="float" office:value="6.28999999999991" calcext:value-type="float">
            <text:p>6.29</text:p>
          </table:table-cell>
          <table:table-cell office:value-type="float" office:value="9.55999999999984" calcext:value-type="float">
            <text:p>9.56</text:p>
          </table:table-cell>
          <table:table-cell office:value-type="float" office:value="12.0299999999998" calcext:value-type="float">
            <text:p>12.03</text:p>
          </table:table-cell>
          <table:table-cell office:value-type="float" office:value="7.09999999999989" calcext:value-type="float">
            <text:p>7.1</text:p>
          </table:table-cell>
          <table:table-cell office:value-type="float" office:value="13.8299999999998" calcext:value-type="float">
            <text:p>13.83</text:p>
          </table:table-cell>
          <table:table-cell office:value-type="float" office:value="9.36999999999985" calcext:value-type="float">
            <text:p>9.37</text:p>
          </table:table-cell>
          <table:table-cell office:value-type="float" office:value="7.15999999999989" calcext:value-type="float">
            <text:p>7.16</text:p>
          </table:table-cell>
          <table:table-cell office:value-type="float" office:value="3.96999999999996" calcext:value-type="float">
            <text:p>3.97</text:p>
          </table:table-cell>
          <table:table-cell office:value-type="float" office:value="5.14999999999993" calcext:value-type="float">
            <text:p>5.15</text:p>
          </table:table-cell>
          <table:table-cell office:value-type="float" office:value="5.46999999999993" calcext:value-type="float">
            <text:p>5.47</text:p>
          </table:table-cell>
          <table:table-cell table:formula="of:=AVERAGE([.E9:.X9])" office:value-type="float" office:value="10.0114999999999" calcext:value-type="float">
            <text:p>10.0115</text:p>
          </table:table-cell>
          <table:table-cell table:formula="of:=STDEV([.E9:.X9])" office:value-type="float" office:value="5.28531159764606" calcext:value-type="float">
            <text:p>5.2853115976</text:p>
          </table:table-cell>
          <table:table-cell table:number-columns-repeated="2"/>
        </table:table-row>
        <table:table-row table:style-name="ro1">
          <table:table-cell table:number-columns-repeated="3"/>
          <table:table-cell office:value-type="float" office:value="8" calcext:value-type="float">
            <text:p>8</text:p>
          </table:table-cell>
          <table:table-cell office:value-type="float" office:value="23.0700000000008" calcext:value-type="float">
            <text:p>23.07</text:p>
          </table:table-cell>
          <table:table-cell office:value-type="float" office:value="1.72" calcext:value-type="float">
            <text:p>1.72</text:p>
          </table:table-cell>
          <table:table-cell office:value-type="float" office:value="11.6699999999998" calcext:value-type="float">
            <text:p>11.67</text:p>
          </table:table-cell>
          <table:table-cell office:value-type="float" office:value="6.24999999999991" calcext:value-type="float">
            <text:p>6.25</text:p>
          </table:table-cell>
          <table:table-cell office:value-type="float" office:value="10.3599999999998" calcext:value-type="float">
            <text:p>10.36</text:p>
          </table:table-cell>
          <table:table-cell office:value-type="float" office:value="23.1700000000008" calcext:value-type="float">
            <text:p>23.17</text:p>
          </table:table-cell>
          <table:table-cell office:value-type="float" office:value="6.26999999999991" calcext:value-type="float">
            <text:p>6.27</text:p>
          </table:table-cell>
          <table:table-cell office:value-type="float" office:value="4.37999999999995" calcext:value-type="float">
            <text:p>4.38</text:p>
          </table:table-cell>
          <table:table-cell office:value-type="float" office:value="28.7400000000017" calcext:value-type="float">
            <text:p>28.74</text:p>
          </table:table-cell>
          <table:table-cell office:value-type="float" office:value="11.4499999999998" calcext:value-type="float">
            <text:p>11.45</text:p>
          </table:table-cell>
          <table:table-cell office:value-type="float" office:value="5.65999999999992" calcext:value-type="float">
            <text:p>5.66</text:p>
          </table:table-cell>
          <table:table-cell office:value-type="float" office:value="27.7700000000015" calcext:value-type="float">
            <text:p>27.77</text:p>
          </table:table-cell>
          <table:table-cell office:value-type="float" office:value="4.37999999999995" calcext:value-type="float">
            <text:p>4.38</text:p>
          </table:table-cell>
          <table:table-cell office:value-type="float" office:value="4.04999999999996" calcext:value-type="float">
            <text:p>4.05</text:p>
          </table:table-cell>
          <table:table-cell office:value-type="float" office:value="11.7999999999998" calcext:value-type="float">
            <text:p>11.8</text:p>
          </table:table-cell>
          <table:table-cell office:value-type="float" office:value="12.4699999999998" calcext:value-type="float">
            <text:p>12.47</text:p>
          </table:table-cell>
          <table:table-cell office:value-type="float" office:value="2.02" calcext:value-type="float">
            <text:p>2.02</text:p>
          </table:table-cell>
          <table:table-cell office:value-type="float" office:value="5.12999999999994" calcext:value-type="float">
            <text:p>5.13</text:p>
          </table:table-cell>
          <table:table-cell office:value-type="float" office:value="6.49999999999991" calcext:value-type="float">
            <text:p>6.5</text:p>
          </table:table-cell>
          <table:table-cell office:value-type="float" office:value="14.9099999999997" calcext:value-type="float">
            <text:p>14.91</text:p>
          </table:table-cell>
          <table:table-cell table:formula="of:=AVERAGE([.E10:.X10])" office:value-type="float" office:value="11.0885000000002" calcext:value-type="float">
            <text:p>11.0885</text:p>
          </table:table-cell>
          <table:table-cell table:formula="of:=STDEV([.E10:.X10])" office:value-type="float" office:value="8.39672760506689" calcext:value-type="float">
            <text:p>8.3967276051</text:p>
          </table:table-cell>
          <table:table-cell table:number-columns-repeated="2"/>
        </table:table-row>
        <table:table-row table:style-name="ro1">
          <table:table-cell table:number-columns-repeated="3"/>
          <table:table-cell office:value-type="float" office:value="9" calcext:value-type="float">
            <text:p>9</text:p>
          </table:table-cell>
          <table:table-cell office:value-type="float" office:value="19.4100000000002" calcext:value-type="float">
            <text:p>19.41</text:p>
          </table:table-cell>
          <table:table-cell office:value-type="float" office:value="8.65999999999986" calcext:value-type="float">
            <text:p>8.66</text:p>
          </table:table-cell>
          <table:table-cell office:value-type="float" office:value="5.85999999999992" calcext:value-type="float">
            <text:p>5.86</text:p>
          </table:table-cell>
          <table:table-cell office:value-type="float" office:value="6.34999999999991" calcext:value-type="float">
            <text:p>6.35</text:p>
          </table:table-cell>
          <table:table-cell office:value-type="float" office:value="3.31999999999997" calcext:value-type="float">
            <text:p>3.32</text:p>
          </table:table-cell>
          <table:table-cell office:value-type="float" office:value="8.09999999999987" calcext:value-type="float">
            <text:p>8.1</text:p>
          </table:table-cell>
          <table:table-cell office:value-type="float" office:value="10.7599999999998" calcext:value-type="float">
            <text:p>10.76</text:p>
          </table:table-cell>
          <table:table-cell office:value-type="float" office:value="2.64999999999999" calcext:value-type="float">
            <text:p>2.65</text:p>
          </table:table-cell>
          <table:table-cell office:value-type="float" office:value="6.6199999999999" calcext:value-type="float">
            <text:p>6.62</text:p>
          </table:table-cell>
          <table:table-cell office:value-type="float" office:value="5.09999999999994" calcext:value-type="float">
            <text:p>5.1</text:p>
          </table:table-cell>
          <table:table-cell office:value-type="float" office:value="12.9899999999998" calcext:value-type="float">
            <text:p>12.99</text:p>
          </table:table-cell>
          <table:table-cell office:value-type="float" office:value="22.5400000000007" calcext:value-type="float">
            <text:p>22.54</text:p>
          </table:table-cell>
          <table:table-cell office:value-type="float" office:value="9.89999999999983" calcext:value-type="float">
            <text:p>9.9</text:p>
          </table:table-cell>
          <table:table-cell office:value-type="float" office:value="18.9300000000002" calcext:value-type="float">
            <text:p>18.93</text:p>
          </table:table-cell>
          <table:table-cell office:value-type="float" office:value="6.7799999999999" calcext:value-type="float">
            <text:p>6.78</text:p>
          </table:table-cell>
          <table:table-cell office:value-type="float" office:value="6.8999999999999" calcext:value-type="float">
            <text:p>6.9</text:p>
          </table:table-cell>
          <table:table-cell office:value-type="float" office:value="3.94999999999996" calcext:value-type="float">
            <text:p>3.95</text:p>
          </table:table-cell>
          <table:table-cell office:value-type="float" office:value="5.05999999999994" calcext:value-type="float">
            <text:p>5.06</text:p>
          </table:table-cell>
          <table:table-cell office:value-type="float" office:value="5.84999999999992" calcext:value-type="float">
            <text:p>5.85</text:p>
          </table:table-cell>
          <table:table-cell office:value-type="float" office:value="5.27999999999993" calcext:value-type="float">
            <text:p>5.28</text:p>
          </table:table-cell>
          <table:table-cell table:formula="of:=AVERAGE([.E11:.X11])" office:value-type="float" office:value="8.75049999999997" calcext:value-type="float">
            <text:p>8.7505</text:p>
          </table:table-cell>
          <table:table-cell table:formula="of:=STDEV([.E11:.X11])" office:value-type="float" office:value="5.59266293318417" calcext:value-type="float">
            <text:p>5.5926629332</text:p>
          </table:table-cell>
          <table:table-cell table:number-columns-repeated="2"/>
        </table:table-row>
        <table:table-row table:style-name="ro1">
          <table:table-cell table:number-columns-repeated="3"/>
          <table:table-cell office:value-type="float" office:value="10" calcext:value-type="float">
            <text:p>10</text:p>
          </table:table-cell>
          <table:table-cell office:value-type="float" office:value="3.67999999999997" calcext:value-type="float">
            <text:p>3.68</text:p>
          </table:table-cell>
          <table:table-cell office:value-type="float" office:value="2.22" calcext:value-type="float">
            <text:p>2.22</text:p>
          </table:table-cell>
          <table:table-cell office:value-type="float" office:value="5.39999999999993" calcext:value-type="float">
            <text:p>5.4</text:p>
          </table:table-cell>
          <table:table-cell office:value-type="float" office:value="1.94" calcext:value-type="float">
            <text:p>1.94</text:p>
          </table:table-cell>
          <table:table-cell office:value-type="float" office:value="5.80999999999992" calcext:value-type="float">
            <text:p>5.81</text:p>
          </table:table-cell>
          <table:table-cell office:value-type="float" office:value="11.2099999999998" calcext:value-type="float">
            <text:p>11.21</text:p>
          </table:table-cell>
          <table:table-cell office:value-type="float" office:value="15.0099999999997" calcext:value-type="float">
            <text:p>15.01</text:p>
          </table:table-cell>
          <table:table-cell office:value-type="float" office:value="4.09999999999996" calcext:value-type="float">
            <text:p>4.1</text:p>
          </table:table-cell>
          <table:table-cell office:value-type="float" office:value="7.82999999999988" calcext:value-type="float">
            <text:p>7.83</text:p>
          </table:table-cell>
          <table:table-cell office:value-type="float" office:value="2.72999999999999" calcext:value-type="float">
            <text:p>2.73</text:p>
          </table:table-cell>
          <table:table-cell office:value-type="float" office:value="8.37999999999987" calcext:value-type="float">
            <text:p>8.38</text:p>
          </table:table-cell>
          <table:table-cell office:value-type="float" office:value="4.91999999999994" calcext:value-type="float">
            <text:p>4.92</text:p>
          </table:table-cell>
          <table:table-cell office:value-type="float" office:value="3.64999999999997" calcext:value-type="float">
            <text:p>3.65</text:p>
          </table:table-cell>
          <table:table-cell office:value-type="float" office:value="25.7700000000012" calcext:value-type="float">
            <text:p>25.77</text:p>
          </table:table-cell>
          <table:table-cell office:value-type="float" office:value="12.9999999999998" calcext:value-type="float">
            <text:p>13</text:p>
          </table:table-cell>
          <table:table-cell office:value-type="float" office:value="8.21999999999987" calcext:value-type="float">
            <text:p>8.22</text:p>
          </table:table-cell>
          <table:table-cell office:value-type="float" office:value="5.22999999999993" calcext:value-type="float">
            <text:p>5.23</text:p>
          </table:table-cell>
          <table:table-cell office:value-type="float" office:value="5.97999999999992" calcext:value-type="float">
            <text:p>5.98</text:p>
          </table:table-cell>
          <table:table-cell office:value-type="float" office:value="2.93999999999998" calcext:value-type="float">
            <text:p>2.94</text:p>
          </table:table-cell>
          <table:table-cell office:value-type="float" office:value="52.0699999999982" calcext:value-type="float">
            <text:p>52.07</text:p>
          </table:table-cell>
          <table:table-cell table:formula="of:=AVERAGE([.E12:.X12])" office:value-type="float" office:value="9.50449999999989" calcext:value-type="float">
            <text:p>9.5045</text:p>
          </table:table-cell>
          <table:table-cell table:formula="of:=STDEV([.E12:.X12])" office:value-type="float" office:value="11.4855343687978" calcext:value-type="float">
            <text:p>11.4855343688</text:p>
          </table:table-cell>
          <table:table-cell table:number-columns-repeated="2"/>
        </table:table-row>
        <table:table-row table:style-name="ro1">
          <table:table-cell table:number-columns-repeated="3"/>
          <table:table-cell office:value-type="float" office:value="11" calcext:value-type="float">
            <text:p>11</text:p>
          </table:table-cell>
          <table:table-cell office:value-type="float" office:value="2.11" calcext:value-type="float">
            <text:p>2.11</text:p>
          </table:table-cell>
          <table:table-cell office:value-type="float" office:value="8.86999999999986" calcext:value-type="float">
            <text:p>8.87</text:p>
          </table:table-cell>
          <table:table-cell office:value-type="float" office:value="2.36999999999999" calcext:value-type="float">
            <text:p>2.37</text:p>
          </table:table-cell>
          <table:table-cell office:value-type="float" office:value="7.87999999999988" calcext:value-type="float">
            <text:p>7.88</text:p>
          </table:table-cell>
          <table:table-cell office:value-type="float" office:value="6.26999999999991" calcext:value-type="float">
            <text:p>6.27</text:p>
          </table:table-cell>
          <table:table-cell office:value-type="float" office:value="13.8499999999998" calcext:value-type="float">
            <text:p>13.85</text:p>
          </table:table-cell>
          <table:table-cell office:value-type="float" office:value="11.5099999999998" calcext:value-type="float">
            <text:p>11.51</text:p>
          </table:table-cell>
          <table:table-cell office:value-type="float" office:value="7.63999999999988" calcext:value-type="float">
            <text:p>7.64</text:p>
          </table:table-cell>
          <table:table-cell office:value-type="float" office:value="8.08999999999987" calcext:value-type="float">
            <text:p>8.09</text:p>
          </table:table-cell>
          <table:table-cell office:value-type="float" office:value="3.85999999999996" calcext:value-type="float">
            <text:p>3.86</text:p>
          </table:table-cell>
          <table:table-cell office:value-type="float" office:value="8.97999999999985" calcext:value-type="float">
            <text:p>8.98</text:p>
          </table:table-cell>
          <table:table-cell office:value-type="float" office:value="6.6799999999999" calcext:value-type="float">
            <text:p>6.68</text:p>
          </table:table-cell>
          <table:table-cell office:value-type="float" office:value="5.87999999999992" calcext:value-type="float">
            <text:p>5.88</text:p>
          </table:table-cell>
          <table:table-cell office:value-type="float" office:value="3.81999999999996" calcext:value-type="float">
            <text:p>3.82</text:p>
          </table:table-cell>
          <table:table-cell office:value-type="float" office:value="22.0900000000007" calcext:value-type="float">
            <text:p>22.09</text:p>
          </table:table-cell>
          <table:table-cell office:value-type="float" office:value="19.7900000000003" calcext:value-type="float">
            <text:p>19.79</text:p>
          </table:table-cell>
          <table:table-cell office:value-type="float" office:value="20.1700000000004" calcext:value-type="float">
            <text:p>20.17</text:p>
          </table:table-cell>
          <table:table-cell office:value-type="float" office:value="5.28999999999993" calcext:value-type="float">
            <text:p>5.29</text:p>
          </table:table-cell>
          <table:table-cell office:value-type="float" office:value="7.54999999999988" calcext:value-type="float">
            <text:p>7.55</text:p>
          </table:table-cell>
          <table:table-cell office:value-type="float" office:value="16.2399999999997" calcext:value-type="float">
            <text:p>16.24</text:p>
          </table:table-cell>
          <table:table-cell table:formula="of:=AVERAGE([.E13:.X13])" office:value-type="float" office:value="9.44699999999997" calcext:value-type="float">
            <text:p>9.447</text:p>
          </table:table-cell>
          <table:table-cell table:formula="of:=STDEV([.E13:.X13])" office:value-type="float" office:value="5.97297342861567" calcext:value-type="float">
            <text:p>5.9729734286</text:p>
          </table:table-cell>
          <table:table-cell table:number-columns-repeated="2"/>
        </table:table-row>
        <table:table-row table:style-name="ro1">
          <table:table-cell table:number-columns-repeated="3"/>
          <table:table-cell office:value-type="float" office:value="12" calcext:value-type="float">
            <text:p>12</text:p>
          </table:table-cell>
          <table:table-cell office:value-type="float" office:value="7.11999999999989" calcext:value-type="float">
            <text:p>7.12</text:p>
          </table:table-cell>
          <table:table-cell office:value-type="float" office:value="27.0900000000014" calcext:value-type="float">
            <text:p>27.09</text:p>
          </table:table-cell>
          <table:table-cell office:value-type="float" office:value="3.69999999999996" calcext:value-type="float">
            <text:p>3.7</text:p>
          </table:table-cell>
          <table:table-cell office:value-type="float" office:value="6.7399999999999" calcext:value-type="float">
            <text:p>6.74</text:p>
          </table:table-cell>
          <table:table-cell office:value-type="float" office:value="4.48999999999995" calcext:value-type="float">
            <text:p>4.49</text:p>
          </table:table-cell>
          <table:table-cell office:value-type="float" office:value="6.51999999999991" calcext:value-type="float">
            <text:p>6.52</text:p>
          </table:table-cell>
          <table:table-cell office:value-type="float" office:value="13.7399999999998" calcext:value-type="float">
            <text:p>13.74</text:p>
          </table:table-cell>
          <table:table-cell office:value-type="float" office:value="22.7500000000008" calcext:value-type="float">
            <text:p>22.75</text:p>
          </table:table-cell>
          <table:table-cell office:value-type="float" office:value="24.120000000001" calcext:value-type="float">
            <text:p>24.12</text:p>
          </table:table-cell>
          <table:table-cell office:value-type="float" office:value="5.97999999999992" calcext:value-type="float">
            <text:p>5.98</text:p>
          </table:table-cell>
          <table:table-cell office:value-type="float" office:value="12.0399999999998" calcext:value-type="float">
            <text:p>12.04</text:p>
          </table:table-cell>
          <table:table-cell office:value-type="float" office:value="6.21999999999991" calcext:value-type="float">
            <text:p>6.22</text:p>
          </table:table-cell>
          <table:table-cell office:value-type="float" office:value="4.18999999999996" calcext:value-type="float">
            <text:p>4.19</text:p>
          </table:table-cell>
          <table:table-cell office:value-type="float" office:value="4.10999999999996" calcext:value-type="float">
            <text:p>4.11</text:p>
          </table:table-cell>
          <table:table-cell office:value-type="float" office:value="3.03999999999998" calcext:value-type="float">
            <text:p>3.04</text:p>
          </table:table-cell>
          <table:table-cell office:value-type="float" office:value="7.14999999999989" calcext:value-type="float">
            <text:p>7.15</text:p>
          </table:table-cell>
          <table:table-cell office:value-type="float" office:value="5.75999999999992" calcext:value-type="float">
            <text:p>5.76</text:p>
          </table:table-cell>
          <table:table-cell office:value-type="float" office:value="16.4899999999998" calcext:value-type="float">
            <text:p>16.49</text:p>
          </table:table-cell>
          <table:table-cell office:value-type="float" office:value="16.3399999999998" calcext:value-type="float">
            <text:p>16.34</text:p>
          </table:table-cell>
          <table:table-cell office:value-type="float" office:value="2.64999999999999" calcext:value-type="float">
            <text:p>2.65</text:p>
          </table:table-cell>
          <table:table-cell table:formula="of:=AVERAGE([.E14:.X14])" office:value-type="float" office:value="10.0120000000001" calcext:value-type="float">
            <text:p>10.012</text:p>
          </table:table-cell>
          <table:table-cell table:formula="of:=STDEV([.E14:.X14])" office:value-type="float" office:value="7.54987180093353" calcext:value-type="float">
            <text:p>7.5498718009</text:p>
          </table:table-cell>
          <table:table-cell table:number-columns-repeated="2"/>
        </table:table-row>
        <table:table-row table:style-name="ro1">
          <table:table-cell table:number-columns-repeated="3"/>
          <table:table-cell office:value-type="float" office:value="13" calcext:value-type="float">
            <text:p>13</text:p>
          </table:table-cell>
          <table:table-cell office:value-type="float" office:value="5.95999999999992" calcext:value-type="float">
            <text:p>5.96</text:p>
          </table:table-cell>
          <table:table-cell office:value-type="float" office:value="9.79999999999984" calcext:value-type="float">
            <text:p>9.8</text:p>
          </table:table-cell>
          <table:table-cell office:value-type="float" office:value="3.13999999999998" calcext:value-type="float">
            <text:p>3.14</text:p>
          </table:table-cell>
          <table:table-cell office:value-type="float" office:value="44.7699999999997" calcext:value-type="float">
            <text:p>44.77</text:p>
          </table:table-cell>
          <table:table-cell office:value-type="float" office:value="8.80999999999986" calcext:value-type="float">
            <text:p>8.81</text:p>
          </table:table-cell>
          <table:table-cell office:value-type="float" office:value="29.1000000000017" calcext:value-type="float">
            <text:p>29.1</text:p>
          </table:table-cell>
          <table:table-cell office:value-type="float" office:value="1.97" calcext:value-type="float">
            <text:p>1.97</text:p>
          </table:table-cell>
          <table:table-cell office:value-type="float" office:value="5.12999999999994" calcext:value-type="float">
            <text:p>5.13</text:p>
          </table:table-cell>
          <table:table-cell office:value-type="float" office:value="4.48999999999995" calcext:value-type="float">
            <text:p>4.49</text:p>
          </table:table-cell>
          <table:table-cell office:value-type="float" office:value="11.9099999999998" calcext:value-type="float">
            <text:p>11.91</text:p>
          </table:table-cell>
          <table:table-cell office:value-type="float" office:value="7.28999999999989" calcext:value-type="float">
            <text:p>7.29</text:p>
          </table:table-cell>
          <table:table-cell office:value-type="float" office:value="21.5300000000006" calcext:value-type="float">
            <text:p>21.53</text:p>
          </table:table-cell>
          <table:table-cell office:value-type="float" office:value="3.96999999999996" calcext:value-type="float">
            <text:p>3.97</text:p>
          </table:table-cell>
          <table:table-cell office:value-type="float" office:value="10.0399999999998" calcext:value-type="float">
            <text:p>10.04</text:p>
          </table:table-cell>
          <table:table-cell office:value-type="float" office:value="2.51999999999999" calcext:value-type="float">
            <text:p>2.52</text:p>
          </table:table-cell>
          <table:table-cell office:value-type="float" office:value="20.0600000000003" calcext:value-type="float">
            <text:p>20.06</text:p>
          </table:table-cell>
          <table:table-cell office:value-type="float" office:value="9.62999999999984" calcext:value-type="float">
            <text:p>9.63</text:p>
          </table:table-cell>
          <table:table-cell office:value-type="float" office:value="2.47999999999999" calcext:value-type="float">
            <text:p>2.48</text:p>
          </table:table-cell>
          <table:table-cell office:value-type="float" office:value="8.62999999999986" calcext:value-type="float">
            <text:p>8.63</text:p>
          </table:table-cell>
          <table:table-cell office:value-type="float" office:value="4.77999999999994" calcext:value-type="float">
            <text:p>4.78</text:p>
          </table:table-cell>
          <table:table-cell table:formula="of:=AVERAGE([.E15:.X15])" office:value-type="float" office:value="10.8005" calcext:value-type="float">
            <text:p>10.8005</text:p>
          </table:table-cell>
          <table:table-cell table:formula="of:=STDEV([.E15:.X15])" office:value-type="float" office:value="10.6810316252201" calcext:value-type="float">
            <text:p>10.6810316252</text:p>
          </table:table-cell>
          <table:table-cell table:number-columns-repeated="2"/>
        </table:table-row>
        <table:table-row table:style-name="ro1">
          <table:table-cell table:number-columns-repeated="3"/>
          <table:table-cell office:value-type="float" office:value="14" calcext:value-type="float">
            <text:p>14</text:p>
          </table:table-cell>
          <table:table-cell office:value-type="float" office:value="5.60999999999993" calcext:value-type="float">
            <text:p>5.61</text:p>
          </table:table-cell>
          <table:table-cell office:value-type="float" office:value="14.5699999999997" calcext:value-type="float">
            <text:p>14.57</text:p>
          </table:table-cell>
          <table:table-cell office:value-type="float" office:value="12.8599999999998" calcext:value-type="float">
            <text:p>12.86</text:p>
          </table:table-cell>
          <table:table-cell office:value-type="float" office:value="6.8499999999999" calcext:value-type="float">
            <text:p>6.85</text:p>
          </table:table-cell>
          <table:table-cell office:value-type="float" office:value="2.95999999999998" calcext:value-type="float">
            <text:p>2.96</text:p>
          </table:table-cell>
          <table:table-cell office:value-type="float" office:value="11.5199999999998" calcext:value-type="float">
            <text:p>11.52</text:p>
          </table:table-cell>
          <table:table-cell office:value-type="float" office:value="8.11999999999987" calcext:value-type="float">
            <text:p>8.12</text:p>
          </table:table-cell>
          <table:table-cell office:value-type="float" office:value="6.47999999999991" calcext:value-type="float">
            <text:p>6.48</text:p>
          </table:table-cell>
          <table:table-cell office:value-type="float" office:value="5.54999999999993" calcext:value-type="float">
            <text:p>5.55</text:p>
          </table:table-cell>
          <table:table-cell office:value-type="float" office:value="6.7499999999999" calcext:value-type="float">
            <text:p>6.75</text:p>
          </table:table-cell>
          <table:table-cell office:value-type="float" office:value="21.3600000000005" calcext:value-type="float">
            <text:p>21.36</text:p>
          </table:table-cell>
          <table:table-cell office:value-type="float" office:value="2.57999999999999" calcext:value-type="float">
            <text:p>2.58</text:p>
          </table:table-cell>
          <table:table-cell office:value-type="float" office:value="1.73" calcext:value-type="float">
            <text:p>1.73</text:p>
          </table:table-cell>
          <table:table-cell office:value-type="float" office:value="7.27999999999989" calcext:value-type="float">
            <text:p>7.28</text:p>
          </table:table-cell>
          <table:table-cell office:value-type="float" office:value="12.4599999999998" calcext:value-type="float">
            <text:p>12.46</text:p>
          </table:table-cell>
          <table:table-cell office:value-type="float" office:value="37.4100000000011" calcext:value-type="float">
            <text:p>37.41</text:p>
          </table:table-cell>
          <table:table-cell office:value-type="float" office:value="4.95999999999994" calcext:value-type="float">
            <text:p>4.96</text:p>
          </table:table-cell>
          <table:table-cell office:value-type="float" office:value="6.21999999999991" calcext:value-type="float">
            <text:p>6.22</text:p>
          </table:table-cell>
          <table:table-cell office:value-type="float" office:value="1.86" calcext:value-type="float">
            <text:p>1.86</text:p>
          </table:table-cell>
          <table:table-cell office:value-type="float" office:value="6.04999999999992" calcext:value-type="float">
            <text:p>6.05</text:p>
          </table:table-cell>
          <table:table-cell table:formula="of:=AVERAGE([.E16:.X16])" office:value-type="float" office:value="9.15899999999999" calcext:value-type="float">
            <text:p>9.159</text:p>
          </table:table-cell>
          <table:table-cell table:formula="of:=STDEV([.E16:.X16])" office:value-type="float" office:value="8.21130280066534" calcext:value-type="float">
            <text:p>8.2113028007</text:p>
          </table:table-cell>
          <table:table-cell table:number-columns-repeated="2"/>
        </table:table-row>
        <table:table-row table:style-name="ro1">
          <table:table-cell table:number-columns-repeated="3"/>
          <table:table-cell office:value-type="float" office:value="15" calcext:value-type="float">
            <text:p>15</text:p>
          </table:table-cell>
          <table:table-cell office:value-type="float" office:value="21.4200000000005" calcext:value-type="float">
            <text:p>21.42</text:p>
          </table:table-cell>
          <table:table-cell office:value-type="float" office:value="12.0399999999998" calcext:value-type="float">
            <text:p>12.04</text:p>
          </table:table-cell>
          <table:table-cell office:value-type="float" office:value="20.0700000000003" calcext:value-type="float">
            <text:p>20.07</text:p>
          </table:table-cell>
          <table:table-cell office:value-type="float" office:value="5.09999999999994" calcext:value-type="float">
            <text:p>5.1</text:p>
          </table:table-cell>
          <table:table-cell office:value-type="float" office:value="13.7599999999998" calcext:value-type="float">
            <text:p>13.76</text:p>
          </table:table-cell>
          <table:table-cell office:value-type="float" office:value="6.07999999999992" calcext:value-type="float">
            <text:p>6.08</text:p>
          </table:table-cell>
          <table:table-cell office:value-type="float" office:value="7.56999999999988" calcext:value-type="float">
            <text:p>7.57</text:p>
          </table:table-cell>
          <table:table-cell office:value-type="float" office:value="4.59999999999995" calcext:value-type="float">
            <text:p>4.6</text:p>
          </table:table-cell>
          <table:table-cell office:value-type="float" office:value="24.280000000001" calcext:value-type="float">
            <text:p>24.28</text:p>
          </table:table-cell>
          <table:table-cell office:value-type="float" office:value="11.0099999999998" calcext:value-type="float">
            <text:p>11.01</text:p>
          </table:table-cell>
          <table:table-cell office:value-type="float" office:value="5.39999999999993" calcext:value-type="float">
            <text:p>5.4</text:p>
          </table:table-cell>
          <table:table-cell office:value-type="float" office:value="15.9799999999997" calcext:value-type="float">
            <text:p>15.98</text:p>
          </table:table-cell>
          <table:table-cell office:value-type="float" office:value="2.47999999999999" calcext:value-type="float">
            <text:p>2.48</text:p>
          </table:table-cell>
          <table:table-cell office:value-type="float" office:value="2.78999999999998" calcext:value-type="float">
            <text:p>2.79</text:p>
          </table:table-cell>
          <table:table-cell office:value-type="float" office:value="9.89999999999983" calcext:value-type="float">
            <text:p>9.9</text:p>
          </table:table-cell>
          <table:table-cell office:value-type="float" office:value="38.220000000001" calcext:value-type="float">
            <text:p>38.22</text:p>
          </table:table-cell>
          <table:table-cell office:value-type="float" office:value="10.3399999999998" calcext:value-type="float">
            <text:p>10.34</text:p>
          </table:table-cell>
          <table:table-cell office:value-type="float" office:value="2.64999999999999" calcext:value-type="float">
            <text:p>2.65</text:p>
          </table:table-cell>
          <table:table-cell office:value-type="float" office:value="3.57999999999997" calcext:value-type="float">
            <text:p>3.58</text:p>
          </table:table-cell>
          <table:table-cell office:value-type="float" office:value="3.15999999999998" calcext:value-type="float">
            <text:p>3.16</text:p>
          </table:table-cell>
          <table:table-cell table:formula="of:=AVERAGE([.E17:.X17])" office:value-type="float" office:value="11.0215000000001" calcext:value-type="float">
            <text:p>11.0215</text:p>
          </table:table-cell>
          <table:table-cell table:formula="of:=STDEV([.E17:.X17])" office:value-type="float" office:value="9.21270420040803" calcext:value-type="float">
            <text:p>9.2127042004</text:p>
          </table:table-cell>
          <table:table-cell table:number-columns-repeated="2"/>
        </table:table-row>
        <table:table-row table:style-name="ro1">
          <table:table-cell table:number-columns-repeated="3"/>
          <table:table-cell office:value-type="float" office:value="16" calcext:value-type="float">
            <text:p>16</text:p>
          </table:table-cell>
          <table:table-cell office:value-type="float" office:value="11.6999999999998" calcext:value-type="float">
            <text:p>11.7</text:p>
          </table:table-cell>
          <table:table-cell office:value-type="float" office:value="4.87999999999994" calcext:value-type="float">
            <text:p>4.88</text:p>
          </table:table-cell>
          <table:table-cell office:value-type="float" office:value="7.84999999999988" calcext:value-type="float">
            <text:p>7.85</text:p>
          </table:table-cell>
          <table:table-cell office:value-type="float" office:value="5.39999999999993" calcext:value-type="float">
            <text:p>5.4</text:p>
          </table:table-cell>
          <table:table-cell office:value-type="float" office:value="8.61999999999986" calcext:value-type="float">
            <text:p>8.62</text:p>
          </table:table-cell>
          <table:table-cell office:value-type="float" office:value="10.4699999999998" calcext:value-type="float">
            <text:p>10.47</text:p>
          </table:table-cell>
          <table:table-cell office:value-type="float" office:value="5.65999999999992" calcext:value-type="float">
            <text:p>5.66</text:p>
          </table:table-cell>
          <table:table-cell office:value-type="float" office:value="10.6299999999998" calcext:value-type="float">
            <text:p>10.63</text:p>
          </table:table-cell>
          <table:table-cell office:value-type="float" office:value="1.97" calcext:value-type="float">
            <text:p>1.97</text:p>
          </table:table-cell>
          <table:table-cell office:value-type="float" office:value="6.31999999999991" calcext:value-type="float">
            <text:p>6.32</text:p>
          </table:table-cell>
          <table:table-cell office:value-type="float" office:value="3.40999999999997" calcext:value-type="float">
            <text:p>3.41</text:p>
          </table:table-cell>
          <table:table-cell office:value-type="float" office:value="2.53999999999999" calcext:value-type="float">
            <text:p>2.54</text:p>
          </table:table-cell>
          <table:table-cell office:value-type="float" office:value="2.58999999999999" calcext:value-type="float">
            <text:p>2.59</text:p>
          </table:table-cell>
          <table:table-cell office:value-type="float" office:value="13.3699999999998" calcext:value-type="float">
            <text:p>13.37</text:p>
          </table:table-cell>
          <table:table-cell office:value-type="float" office:value="12.3799999999998" calcext:value-type="float">
            <text:p>12.38</text:p>
          </table:table-cell>
          <table:table-cell office:value-type="float" office:value="20.4900000000004" calcext:value-type="float">
            <text:p>20.49</text:p>
          </table:table-cell>
          <table:table-cell office:value-type="float" office:value="6.06999999999992" calcext:value-type="float">
            <text:p>6.07</text:p>
          </table:table-cell>
          <table:table-cell office:value-type="float" office:value="5.72999999999992" calcext:value-type="float">
            <text:p>5.73</text:p>
          </table:table-cell>
          <table:table-cell office:value-type="float" office:value="2.40999999999999" calcext:value-type="float">
            <text:p>2.41</text:p>
          </table:table-cell>
          <table:table-cell office:value-type="float" office:value="17.4499999999999" calcext:value-type="float">
            <text:p>17.45</text:p>
          </table:table-cell>
          <table:table-cell table:formula="of:=AVERAGE([.E18:.X18])" office:value-type="float" office:value="7.99699999999993" calcext:value-type="float">
            <text:p>7.997</text:p>
          </table:table-cell>
          <table:table-cell table:formula="of:=STDEV([.E18:.X18])" office:value-type="float" office:value="5.13945225424698" calcext:value-type="float">
            <text:p>5.1394522542</text:p>
          </table:table-cell>
          <table:table-cell table:number-columns-repeated="2"/>
        </table:table-row>
        <table:table-row table:style-name="ro1">
          <table:table-cell table:number-columns-repeated="3"/>
          <table:table-cell office:value-type="float" office:value="17" calcext:value-type="float">
            <text:p>17</text:p>
          </table:table-cell>
          <table:table-cell office:value-type="float" office:value="20.2000000000004" calcext:value-type="float">
            <text:p>20.2</text:p>
          </table:table-cell>
          <table:table-cell office:value-type="float" office:value="16.7499999999998" calcext:value-type="float">
            <text:p>16.75</text:p>
          </table:table-cell>
          <table:table-cell office:value-type="float" office:value="3.60999999999997" calcext:value-type="float">
            <text:p>3.61</text:p>
          </table:table-cell>
          <table:table-cell office:value-type="float" office:value="20.6700000000004" calcext:value-type="float">
            <text:p>20.67</text:p>
          </table:table-cell>
          <table:table-cell office:value-type="float" office:value="13.6499999999998" calcext:value-type="float">
            <text:p>13.65</text:p>
          </table:table-cell>
          <table:table-cell office:value-type="float" office:value="5.77999999999992" calcext:value-type="float">
            <text:p>5.78</text:p>
          </table:table-cell>
          <table:table-cell office:value-type="float" office:value="3.00999999999998" calcext:value-type="float">
            <text:p>3.01</text:p>
          </table:table-cell>
          <table:table-cell office:value-type="float" office:value="6.9699999999999" calcext:value-type="float">
            <text:p>6.97</text:p>
          </table:table-cell>
          <table:table-cell office:value-type="float" office:value="9.13999999999985" calcext:value-type="float">
            <text:p>9.14</text:p>
          </table:table-cell>
          <table:table-cell office:value-type="float" office:value="39.0100000000008" calcext:value-type="float">
            <text:p>39.01</text:p>
          </table:table-cell>
          <table:table-cell office:value-type="float" office:value="2.47999999999999" calcext:value-type="float">
            <text:p>2.48</text:p>
          </table:table-cell>
          <table:table-cell office:value-type="float" office:value="4.55999999999995" calcext:value-type="float">
            <text:p>4.56</text:p>
          </table:table-cell>
          <table:table-cell office:value-type="float" office:value="5.36999999999993" calcext:value-type="float">
            <text:p>5.37</text:p>
          </table:table-cell>
          <table:table-cell office:value-type="float" office:value="7.08999999999989" calcext:value-type="float">
            <text:p>7.09</text:p>
          </table:table-cell>
          <table:table-cell office:value-type="float" office:value="6.46999999999991" calcext:value-type="float">
            <text:p>6.47</text:p>
          </table:table-cell>
          <table:table-cell office:value-type="float" office:value="12.1299999999998" calcext:value-type="float">
            <text:p>12.13</text:p>
          </table:table-cell>
          <table:table-cell office:value-type="float" office:value="23.5800000000009" calcext:value-type="float">
            <text:p>23.58</text:p>
          </table:table-cell>
          <table:table-cell office:value-type="float" office:value="13.1799999999998" calcext:value-type="float">
            <text:p>13.18</text:p>
          </table:table-cell>
          <table:table-cell office:value-type="float" office:value="4.48999999999995" calcext:value-type="float">
            <text:p>4.49</text:p>
          </table:table-cell>
          <table:table-cell office:value-type="float" office:value="9.32999999999985" calcext:value-type="float">
            <text:p>9.33</text:p>
          </table:table-cell>
          <table:table-cell table:formula="of:=AVERAGE([.E19:.X19])" office:value-type="float" office:value="11.3735" calcext:value-type="float">
            <text:p>11.3735</text:p>
          </table:table-cell>
          <table:table-cell table:formula="of:=STDEV([.E19:.X19])" office:value-type="float" office:value="9.05082041934113" calcext:value-type="float">
            <text:p>9.0508204193</text:p>
          </table:table-cell>
          <table:table-cell table:number-columns-repeated="2"/>
        </table:table-row>
        <table:table-row table:style-name="ro1">
          <table:table-cell table:number-columns-repeated="3"/>
          <table:table-cell office:value-type="float" office:value="18" calcext:value-type="float">
            <text:p>18</text:p>
          </table:table-cell>
          <table:table-cell office:value-type="float" office:value="1.68" calcext:value-type="float">
            <text:p>1.68</text:p>
          </table:table-cell>
          <table:table-cell office:value-type="float" office:value="13.4199999999998" calcext:value-type="float">
            <text:p>13.42</text:p>
          </table:table-cell>
          <table:table-cell office:value-type="float" office:value="3.08999999999998" calcext:value-type="float">
            <text:p>3.09</text:p>
          </table:table-cell>
          <table:table-cell office:value-type="float" office:value="15.8499999999997" calcext:value-type="float">
            <text:p>15.85</text:p>
          </table:table-cell>
          <table:table-cell office:value-type="float" office:value="18.6900000000001" calcext:value-type="float">
            <text:p>18.69</text:p>
          </table:table-cell>
          <table:table-cell office:value-type="float" office:value="2.36999999999999" calcext:value-type="float">
            <text:p>2.37</text:p>
          </table:table-cell>
          <table:table-cell office:value-type="float" office:value="6.6799999999999" calcext:value-type="float">
            <text:p>6.68</text:p>
          </table:table-cell>
          <table:table-cell office:value-type="float" office:value="11.5699999999998" calcext:value-type="float">
            <text:p>11.57</text:p>
          </table:table-cell>
          <table:table-cell office:value-type="float" office:value="4.41999999999995" calcext:value-type="float">
            <text:p>4.42</text:p>
          </table:table-cell>
          <table:table-cell office:value-type="float" office:value="5.29999999999993" calcext:value-type="float">
            <text:p>5.3</text:p>
          </table:table-cell>
          <table:table-cell office:value-type="float" office:value="14.9799999999997" calcext:value-type="float">
            <text:p>14.98</text:p>
          </table:table-cell>
          <table:table-cell office:value-type="float" office:value="1.63" calcext:value-type="float">
            <text:p>1.63</text:p>
          </table:table-cell>
          <table:table-cell office:value-type="float" office:value="7.40999999999989" calcext:value-type="float">
            <text:p>7.41</text:p>
          </table:table-cell>
          <table:table-cell office:value-type="float" office:value="7.04999999999989" calcext:value-type="float">
            <text:p>7.05</text:p>
          </table:table-cell>
          <table:table-cell office:value-type="float" office:value="3.73999999999996" calcext:value-type="float">
            <text:p>3.74</text:p>
          </table:table-cell>
          <table:table-cell office:value-type="float" office:value="17.99" calcext:value-type="float">
            <text:p>17.99</text:p>
          </table:table-cell>
          <table:table-cell office:value-type="float" office:value="3.08999999999998" calcext:value-type="float">
            <text:p>3.09</text:p>
          </table:table-cell>
          <table:table-cell office:value-type="float" office:value="1.99" calcext:value-type="float">
            <text:p>1.99</text:p>
          </table:table-cell>
          <table:table-cell office:value-type="float" office:value="18.2800000000001" calcext:value-type="float">
            <text:p>18.28</text:p>
          </table:table-cell>
          <table:table-cell office:value-type="float" office:value="5.42999999999993" calcext:value-type="float">
            <text:p>5.43</text:p>
          </table:table-cell>
          <table:table-cell table:formula="of:=AVERAGE([.E20:.X20])" office:value-type="float" office:value="8.23299999999993" calcext:value-type="float">
            <text:p>8.233</text:p>
          </table:table-cell>
          <table:table-cell table:formula="of:=STDEV([.E20:.X20])" office:value-type="float" office:value="6.1367633334296" calcext:value-type="float">
            <text:p>6.1367633334</text:p>
          </table:table-cell>
          <table:table-cell table:number-columns-repeated="2"/>
        </table:table-row>
        <table:table-row table:style-name="ro1">
          <table:table-cell table:number-columns-repeated="3"/>
          <table:table-cell office:value-type="float" office:value="19" calcext:value-type="float">
            <text:p>19</text:p>
          </table:table-cell>
          <table:table-cell office:value-type="float" office:value="5.91999999999992" calcext:value-type="float">
            <text:p>5.92</text:p>
          </table:table-cell>
          <table:table-cell office:value-type="float" office:value="2.80999999999998" calcext:value-type="float">
            <text:p>2.81</text:p>
          </table:table-cell>
          <table:table-cell office:value-type="float" office:value="1.64" calcext:value-type="float">
            <text:p>1.64</text:p>
          </table:table-cell>
          <table:table-cell office:value-type="float" office:value="8.74999999999986" calcext:value-type="float">
            <text:p>8.75</text:p>
          </table:table-cell>
          <table:table-cell office:value-type="float" office:value="7.77999999999988" calcext:value-type="float">
            <text:p>7.78</text:p>
          </table:table-cell>
          <table:table-cell office:value-type="float" office:value="7.50999999999988" calcext:value-type="float">
            <text:p>7.51</text:p>
          </table:table-cell>
          <table:table-cell office:value-type="float" office:value="4.88999999999994" calcext:value-type="float">
            <text:p>4.89</text:p>
          </table:table-cell>
          <table:table-cell office:value-type="float" office:value="3.86999999999996" calcext:value-type="float">
            <text:p>3.87</text:p>
          </table:table-cell>
          <table:table-cell office:value-type="float" office:value="12.2099999999998" calcext:value-type="float">
            <text:p>12.21</text:p>
          </table:table-cell>
          <table:table-cell office:value-type="float" office:value="5.80999999999992" calcext:value-type="float">
            <text:p>5.81</text:p>
          </table:table-cell>
          <table:table-cell office:value-type="float" office:value="1.87" calcext:value-type="float">
            <text:p>1.87</text:p>
          </table:table-cell>
          <table:table-cell office:value-type="float" office:value="4.55999999999995" calcext:value-type="float">
            <text:p>4.56</text:p>
          </table:table-cell>
          <table:table-cell office:value-type="float" office:value="14.4799999999997" calcext:value-type="float">
            <text:p>14.48</text:p>
          </table:table-cell>
          <table:table-cell office:value-type="float" office:value="3.37999999999997" calcext:value-type="float">
            <text:p>3.38</text:p>
          </table:table-cell>
          <table:table-cell office:value-type="float" office:value="8.66999999999986" calcext:value-type="float">
            <text:p>8.67</text:p>
          </table:table-cell>
          <table:table-cell office:value-type="float" office:value="10.1799999999998" calcext:value-type="float">
            <text:p>10.18</text:p>
          </table:table-cell>
          <table:table-cell office:value-type="float" office:value="4.73999999999994" calcext:value-type="float">
            <text:p>4.74</text:p>
          </table:table-cell>
          <table:table-cell office:value-type="float" office:value="2.63999999999999" calcext:value-type="float">
            <text:p>2.64</text:p>
          </table:table-cell>
          <table:table-cell office:value-type="float" office:value="4.15999999999996" calcext:value-type="float">
            <text:p>4.16</text:p>
          </table:table-cell>
          <table:table-cell office:value-type="float" office:value="7.72999999999988" calcext:value-type="float">
            <text:p>7.73</text:p>
          </table:table-cell>
          <table:table-cell table:formula="of:=AVERAGE([.E21:.X21])" office:value-type="float" office:value="6.17999999999991" calcext:value-type="float">
            <text:p>6.18</text:p>
          </table:table-cell>
          <table:table-cell table:formula="of:=STDEV([.E21:.X21])" office:value-type="float" office:value="3.46171998624346" calcext:value-type="float">
            <text:p>3.4617199862</text:p>
          </table:table-cell>
          <table:table-cell table:number-columns-repeated="2"/>
        </table:table-row>
        <table:table-row table:style-name="ro1">
          <table:table-cell table:number-columns-repeated="3"/>
          <table:table-cell office:value-type="float" office:value="20" calcext:value-type="float">
            <text:p>20</text:p>
          </table:table-cell>
          <table:table-cell office:value-type="float" office:value="4.00999999999996" calcext:value-type="float">
            <text:p>4.01</text:p>
          </table:table-cell>
          <table:table-cell office:value-type="float" office:value="7.23999999999989" calcext:value-type="float">
            <text:p>7.24</text:p>
          </table:table-cell>
          <table:table-cell office:value-type="float" office:value="3.57999999999997" calcext:value-type="float">
            <text:p>3.58</text:p>
          </table:table-cell>
          <table:table-cell office:value-type="float" office:value="9.42999999999984" calcext:value-type="float">
            <text:p>9.43</text:p>
          </table:table-cell>
          <table:table-cell office:value-type="float" office:value="4.40999999999995" calcext:value-type="float">
            <text:p>4.41</text:p>
          </table:table-cell>
          <table:table-cell office:value-type="float" office:value="10.3499999999998" calcext:value-type="float">
            <text:p>10.35</text:p>
          </table:table-cell>
          <table:table-cell office:value-type="float" office:value="5.67999999999992" calcext:value-type="float">
            <text:p>5.68</text:p>
          </table:table-cell>
          <table:table-cell office:value-type="float" office:value="24.6400000000011" calcext:value-type="float">
            <text:p>24.64</text:p>
          </table:table-cell>
          <table:table-cell office:value-type="float" office:value="6.41999999999991" calcext:value-type="float">
            <text:p>6.42</text:p>
          </table:table-cell>
          <table:table-cell office:value-type="float" office:value="3.83999999999996" calcext:value-type="float">
            <text:p>3.84</text:p>
          </table:table-cell>
          <table:table-cell office:value-type="float" office:value="7.53999999999988" calcext:value-type="float">
            <text:p>7.54</text:p>
          </table:table-cell>
          <table:table-cell office:value-type="float" office:value="3.01999999999998" calcext:value-type="float">
            <text:p>3.02</text:p>
          </table:table-cell>
          <table:table-cell office:value-type="float" office:value="5.56999999999993" calcext:value-type="float">
            <text:p>5.57</text:p>
          </table:table-cell>
          <table:table-cell office:value-type="float" office:value="6.8699999999999" calcext:value-type="float">
            <text:p>6.87</text:p>
          </table:table-cell>
          <table:table-cell office:value-type="float" office:value="8.15999999999987" calcext:value-type="float">
            <text:p>8.16</text:p>
          </table:table-cell>
          <table:table-cell office:value-type="float" office:value="6.53999999999991" calcext:value-type="float">
            <text:p>6.54</text:p>
          </table:table-cell>
          <table:table-cell office:value-type="float" office:value="12.3199999999998" calcext:value-type="float">
            <text:p>12.32</text:p>
          </table:table-cell>
          <table:table-cell office:value-type="float" office:value="12.9999999999998" calcext:value-type="float">
            <text:p>13</text:p>
          </table:table-cell>
          <table:table-cell office:value-type="float" office:value="9.61999999999984" calcext:value-type="float">
            <text:p>9.62</text:p>
          </table:table-cell>
          <table:table-cell office:value-type="float" office:value="2.06" calcext:value-type="float">
            <text:p>2.06</text:p>
          </table:table-cell>
          <table:table-cell table:formula="of:=AVERAGE([.E22:.X22])" office:value-type="float" office:value="7.71499999999996" calcext:value-type="float">
            <text:p>7.715</text:p>
          </table:table-cell>
          <table:table-cell table:formula="of:=STDEV([.E22:.X22])" office:value-type="float" office:value="4.98872676510187" calcext:value-type="float">
            <text:p>4.9887267651</text:p>
          </table:table-cell>
          <table:table-cell table:number-columns-repeated="2"/>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cell table:number-columns-repeated="2"/>
        </table:table-row>
        <table:table-row table:style-name="ro2">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table-cell table:style-name="ce5" office:value-type="string" calcext:value-type="string">
            <text:p>Just like in the replay case, for this value of eta and the one below, learning was far too strong. MiRo would often fall into an endless loop. Therefore, no useful data has been gathered for these values. See diary notes, Sun 17<text:span text:style-name="T1">th</text:span> May 2020 for more.</text:p>
          </table:table-cell>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8.41999999999987" calcext:value-type="float">
            <text:p>8.42</text:p>
          </table:table-cell>
          <table:table-cell table:number-columns-repeated="19"/>
          <table:table-cell table:formula="of:=AVERAGE([.E26:.X26])" office:value-type="float" office:value="8.41999999999987" calcext:value-type="float">
            <text:p>8.42</text:p>
          </table:table-cell>
          <table:table-cell table:formula="of:=STDEV([.E26:.X26])" office:value-type="string" office:string-value="" calcext:value-type="error">
            <text:p>#DIV/0!</text:p>
          </table:table-cell>
          <table:table-cell table:number-columns-repeated="2"/>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office:value-type="float" office:value="13.7199999999998" calcext:value-type="float">
            <text:p>13.72</text:p>
          </table:table-cell>
          <table:table-cell table:number-columns-repeated="19"/>
          <table:table-cell table:formula="of:=AVERAGE([.E27:.X27])" office:value-type="float" office:value="13.7199999999998" calcext:value-type="float">
            <text:p>13.72</text:p>
          </table:table-cell>
          <table:table-cell table:formula="of:=STDEV([.E27:.X27])" office:value-type="string" office:string-value="" calcext:value-type="error">
            <text:p>#DIV/0!</text:p>
          </table:table-cell>
          <table:table-cell table:number-columns-repeated="2"/>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office:value-type="float" office:value="14.9499999999997" calcext:value-type="float">
            <text:p>14.95</text:p>
          </table:table-cell>
          <table:table-cell table:number-columns-repeated="19"/>
          <table:table-cell table:formula="of:=AVERAGE([.E28:.X28])" office:value-type="float" office:value="14.9499999999997" calcext:value-type="float">
            <text:p>14.95</text:p>
          </table:table-cell>
          <table:table-cell table:formula="of:=STDEV([.E28:.X28])" office:value-type="string" office:string-value="" calcext:value-type="error">
            <text:p>#DIV/0!</text:p>
          </table:table-cell>
          <table:table-cell table:number-columns-repeated="2"/>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7.28999999999989" calcext:value-type="float">
            <text:p>7.29</text:p>
          </table:table-cell>
          <table:table-cell table:number-columns-repeated="19"/>
          <table:table-cell table:formula="of:=AVERAGE([.E29:.X29])" office:value-type="float" office:value="7.28999999999989" calcext:value-type="float">
            <text:p>7.29</text:p>
          </table:table-cell>
          <table:table-cell table:formula="of:=STDEV([.E29:.X29])" office:value-type="string" office:string-value="" calcext:value-type="error">
            <text:p>#DIV/0!</text:p>
          </table:table-cell>
          <table:table-cell table:number-columns-repeated="2"/>
        </table:table-row>
        <table:table-row table:style-name="ro1">
          <table:table-cell table:style-name="ce2" table:number-columns-repeated="2"/>
          <table:table-cell/>
          <table:table-cell office:value-type="float" office:value="5" calcext:value-type="float">
            <text:p>5</text:p>
          </table:table-cell>
          <table:table-cell office:value-type="float" office:value="17.3299999999999" calcext:value-type="float">
            <text:p>17.33</text:p>
          </table:table-cell>
          <table:table-cell table:number-columns-repeated="19"/>
          <table:table-cell table:formula="of:=AVERAGE([.E30:.X30])" office:value-type="float" office:value="17.3299999999999" calcext:value-type="float">
            <text:p>17.33</text:p>
          </table:table-cell>
          <table:table-cell table:formula="of:=STDEV([.E30:.X30])" office:value-type="string" office:string-value="" calcext:value-type="error">
            <text:p>#DIV/0!</text:p>
          </table:table-cell>
          <table:table-cell table:number-columns-repeated="2"/>
        </table:table-row>
        <table:table-row table:style-name="ro1">
          <table:table-cell table:style-name="ce2" table:number-columns-repeated="2"/>
          <table:table-cell/>
          <table:table-cell office:value-type="float" office:value="6" calcext:value-type="float">
            <text:p>6</text:p>
          </table:table-cell>
          <table:table-cell office:value-type="float" office:value="16.4499999999998" calcext:value-type="float">
            <text:p>16.45</text:p>
          </table:table-cell>
          <table:table-cell table:number-columns-repeated="19"/>
          <table:table-cell table:formula="of:=AVERAGE([.E31:.X31])" office:value-type="float" office:value="16.4499999999998" calcext:value-type="float">
            <text:p>16.45</text:p>
          </table:table-cell>
          <table:table-cell table:formula="of:=STDEV([.E31:.X31])" office:value-type="string" office:string-value="" calcext:value-type="error">
            <text:p>#DIV/0!</text:p>
          </table:table-cell>
          <table:table-cell table:number-columns-repeated="2"/>
        </table:table-row>
        <table:table-row table:style-name="ro1">
          <table:table-cell table:number-columns-repeated="3"/>
          <table:table-cell office:value-type="float" office:value="7" calcext:value-type="float">
            <text:p>7</text:p>
          </table:table-cell>
          <table:table-cell office:value-type="float" office:value="5.44999999999993" calcext:value-type="float">
            <text:p>5.45</text:p>
          </table:table-cell>
          <table:table-cell table:number-columns-repeated="19"/>
          <table:table-cell table:formula="of:=AVERAGE([.E32:.X32])" office:value-type="float" office:value="5.44999999999993" calcext:value-type="float">
            <text:p>5.45</text:p>
          </table:table-cell>
          <table:table-cell table:formula="of:=STDEV([.E32:.X32])" office:value-type="string" office:string-value="" calcext:value-type="error">
            <text:p>#DIV/0!</text:p>
          </table:table-cell>
          <table:table-cell table:number-columns-repeated="2"/>
        </table:table-row>
        <table:table-row table:style-name="ro1">
          <table:table-cell table:number-columns-repeated="3"/>
          <table:table-cell office:value-type="float" office:value="8" calcext:value-type="float">
            <text:p>8</text:p>
          </table:table-cell>
          <table:table-cell office:value-type="float" office:value="39.5400000000007" calcext:value-type="float">
            <text:p>39.54</text:p>
          </table:table-cell>
          <table:table-cell table:number-columns-repeated="19"/>
          <table:table-cell table:formula="of:=AVERAGE([.E33:.X33])" office:value-type="float" office:value="39.5400000000007" calcext:value-type="float">
            <text:p>39.54</text:p>
          </table:table-cell>
          <table:table-cell table:formula="of:=STDEV([.E33:.X33])" office:value-type="string" office:string-value="" calcext:value-type="error">
            <text:p>#DIV/0!</text:p>
          </table:table-cell>
          <table:table-cell table:number-columns-repeated="2"/>
        </table:table-row>
        <table:table-row table:style-name="ro1">
          <table:table-cell table:number-columns-repeated="3"/>
          <table:table-cell office:value-type="float" office:value="9" calcext:value-type="float">
            <text:p>9</text:p>
          </table:table-cell>
          <table:table-cell office:value-type="float" office:value="2.94999999999998" calcext:value-type="float">
            <text:p>2.95</text:p>
          </table:table-cell>
          <table:table-cell table:number-columns-repeated="19"/>
          <table:table-cell table:formula="of:=AVERAGE([.E34:.X34])" office:value-type="float" office:value="2.94999999999998" calcext:value-type="float">
            <text:p>2.95</text:p>
          </table:table-cell>
          <table:table-cell table:formula="of:=STDEV([.E34:.X34])" office:value-type="string" office:string-value="" calcext:value-type="error">
            <text:p>#DIV/0!</text:p>
          </table:table-cell>
          <table:table-cell table:number-columns-repeated="2"/>
        </table:table-row>
        <table:table-row table:style-name="ro1">
          <table:table-cell table:number-columns-repeated="3"/>
          <table:table-cell office:value-type="float" office:value="10" calcext:value-type="float">
            <text:p>10</text:p>
          </table:table-cell>
          <table:table-cell office:value-type="float" office:value="6.5999999999999" calcext:value-type="float">
            <text:p>6.6</text:p>
          </table:table-cell>
          <table:table-cell table:number-columns-repeated="19"/>
          <table:table-cell table:formula="of:=AVERAGE([.E35:.X35])" office:value-type="float" office:value="6.5999999999999" calcext:value-type="float">
            <text:p>6.6</text:p>
          </table:table-cell>
          <table:table-cell table:formula="of:=STDEV([.E35:.X35])" office:value-type="string" office:string-value="" calcext:value-type="error">
            <text:p>#DIV/0!</text:p>
          </table:table-cell>
          <table:table-cell table:number-columns-repeated="2"/>
        </table:table-row>
        <table:table-row table:style-name="ro1">
          <table:table-cell table:number-columns-repeated="3"/>
          <table:table-cell office:value-type="float" office:value="11" calcext:value-type="float">
            <text:p>11</text:p>
          </table:table-cell>
          <table:table-cell office:value-type="float" office:value="8.73999999999986" calcext:value-type="float">
            <text:p>8.74</text:p>
          </table:table-cell>
          <table:table-cell table:number-columns-repeated="19"/>
          <table:table-cell table:formula="of:=AVERAGE([.E36:.X36])" office:value-type="float" office:value="8.73999999999986" calcext:value-type="float">
            <text:p>8.74</text:p>
          </table:table-cell>
          <table:table-cell table:formula="of:=STDEV([.E36:.X36])" office:value-type="string" office:string-value="" calcext:value-type="error">
            <text:p>#DIV/0!</text:p>
          </table:table-cell>
          <table:table-cell table:number-columns-repeated="2"/>
        </table:table-row>
        <table:table-row table:style-name="ro1">
          <table:table-cell table:number-columns-repeated="3"/>
          <table:table-cell office:value-type="float" office:value="12" calcext:value-type="float">
            <text:p>12</text:p>
          </table:table-cell>
          <table:table-cell office:value-type="float" office:value="13.3799999999998" calcext:value-type="float">
            <text:p>13.38</text:p>
          </table:table-cell>
          <table:table-cell table:number-columns-repeated="19"/>
          <table:table-cell table:formula="of:=AVERAGE([.E37:.X37])" office:value-type="float" office:value="13.3799999999998" calcext:value-type="float">
            <text:p>13.38</text:p>
          </table:table-cell>
          <table:table-cell table:formula="of:=STDEV([.E37:.X37])" office:value-type="string" office:string-value="" calcext:value-type="error">
            <text:p>#DIV/0!</text:p>
          </table:table-cell>
          <table:table-cell table:number-columns-repeated="2"/>
        </table:table-row>
        <table:table-row table:style-name="ro1">
          <table:table-cell table:number-columns-repeated="3"/>
          <table:table-cell office:value-type="float" office:value="13" calcext:value-type="float">
            <text:p>13</text:p>
          </table:table-cell>
          <table:table-cell office:value-type="float" office:value="17.67" calcext:value-type="float">
            <text:p>17.67</text:p>
          </table:table-cell>
          <table:table-cell table:number-columns-repeated="19"/>
          <table:table-cell table:formula="of:=AVERAGE([.E38:.X38])" office:value-type="float" office:value="17.67" calcext:value-type="float">
            <text:p>17.67</text:p>
          </table:table-cell>
          <table:table-cell table:formula="of:=STDEV([.E38:.X38])" office:value-type="string" office:string-value="" calcext:value-type="error">
            <text:p>#DIV/0!</text:p>
          </table:table-cell>
          <table:table-cell table:number-columns-repeated="2"/>
        </table:table-row>
        <table:table-row table:style-name="ro1">
          <table:table-cell table:number-columns-repeated="3"/>
          <table:table-cell office:value-type="float" office:value="14" calcext:value-type="float">
            <text:p>14</text:p>
          </table:table-cell>
          <table:table-cell office:value-type="float" office:value="10.5399999999998" calcext:value-type="float">
            <text:p>10.54</text:p>
          </table:table-cell>
          <table:table-cell table:number-columns-repeated="19"/>
          <table:table-cell table:formula="of:=AVERAGE([.E39:.X39])" office:value-type="float" office:value="10.5399999999998" calcext:value-type="float">
            <text:p>10.54</text:p>
          </table:table-cell>
          <table:table-cell table:formula="of:=STDEV([.E39:.X39])" office:value-type="string" office:string-value="" calcext:value-type="error">
            <text:p>#DIV/0!</text:p>
          </table:table-cell>
          <table:table-cell table:number-columns-repeated="2"/>
        </table:table-row>
        <table:table-row table:style-name="ro1">
          <table:table-cell table:number-columns-repeated="3"/>
          <table:table-cell office:value-type="float" office:value="15" calcext:value-type="float">
            <text:p>15</text:p>
          </table:table-cell>
          <table:table-cell office:value-type="float" office:value="26.1800000000013" calcext:value-type="float">
            <text:p>26.18</text:p>
          </table:table-cell>
          <table:table-cell table:number-columns-repeated="19"/>
          <table:table-cell table:formula="of:=AVERAGE([.E40:.X40])" office:value-type="float" office:value="26.1800000000013" calcext:value-type="float">
            <text:p>26.18</text:p>
          </table:table-cell>
          <table:table-cell table:formula="of:=STDEV([.E40:.X40])" office:value-type="string" office:string-value="" calcext:value-type="error">
            <text:p>#DIV/0!</text:p>
          </table:table-cell>
          <table:table-cell table:number-columns-repeated="2"/>
        </table:table-row>
        <table:table-row table:style-name="ro1">
          <table:table-cell table:number-columns-repeated="3"/>
          <table:table-cell office:value-type="float" office:value="16" calcext:value-type="float">
            <text:p>16</text:p>
          </table:table-cell>
          <table:table-cell office:value-type="float" office:value="28.8600000000017" calcext:value-type="float">
            <text:p>28.86</text:p>
          </table:table-cell>
          <table:table-cell table:number-columns-repeated="19"/>
          <table:table-cell table:formula="of:=AVERAGE([.E41:.X41])" office:value-type="float" office:value="28.8600000000017" calcext:value-type="float">
            <text:p>28.86</text:p>
          </table:table-cell>
          <table:table-cell table:formula="of:=STDEV([.E41:.X41])" office:value-type="string" office:string-value="" calcext:value-type="error">
            <text:p>#DIV/0!</text:p>
          </table:table-cell>
          <table:table-cell table:number-columns-repeated="2"/>
        </table:table-row>
        <table:table-row table:style-name="ro1">
          <table:table-cell table:number-columns-repeated="3"/>
          <table:table-cell office:value-type="float" office:value="17" calcext:value-type="float">
            <text:p>17</text:p>
          </table:table-cell>
          <table:table-cell office:value-type="float" office:value="8.49999999999986" calcext:value-type="float">
            <text:p>8.5</text:p>
          </table:table-cell>
          <table:table-cell table:number-columns-repeated="19"/>
          <table:table-cell table:formula="of:=AVERAGE([.E42:.X42])" office:value-type="float" office:value="8.49999999999986" calcext:value-type="float">
            <text:p>8.5</text:p>
          </table:table-cell>
          <table:table-cell table:formula="of:=STDEV([.E42:.X42])" office:value-type="string" office:string-value="" calcext:value-type="error">
            <text:p>#DIV/0!</text:p>
          </table:table-cell>
          <table:table-cell table:number-columns-repeated="2"/>
        </table:table-row>
        <table:table-row table:style-name="ro1">
          <table:table-cell table:number-columns-repeated="3"/>
          <table:table-cell office:value-type="float" office:value="18" calcext:value-type="float">
            <text:p>18</text:p>
          </table:table-cell>
          <table:table-cell office:value-type="float" office:value="13.1399999999998" calcext:value-type="float">
            <text:p>13.14</text:p>
          </table:table-cell>
          <table:table-cell table:number-columns-repeated="19"/>
          <table:table-cell table:formula="of:=AVERAGE([.E43:.X43])" office:value-type="float" office:value="13.1399999999998" calcext:value-type="float">
            <text:p>13.14</text:p>
          </table:table-cell>
          <table:table-cell table:formula="of:=STDEV([.E43:.X43])" office:value-type="string" office:string-value="" calcext:value-type="error">
            <text:p>#DIV/0!</text:p>
          </table:table-cell>
          <table:table-cell table:number-columns-repeated="2"/>
        </table:table-row>
        <table:table-row table:style-name="ro1">
          <table:table-cell table:number-columns-repeated="3"/>
          <table:table-cell office:value-type="float" office:value="19" calcext:value-type="float">
            <text:p>19</text:p>
          </table:table-cell>
          <table:table-cell office:value-type="float" office:value="11.5699999999998" calcext:value-type="float">
            <text:p>11.57</text:p>
          </table:table-cell>
          <table:table-cell table:number-columns-repeated="19"/>
          <table:table-cell table:formula="of:=AVERAGE([.E44:.X44])" office:value-type="float" office:value="11.5699999999998" calcext:value-type="float">
            <text:p>11.57</text:p>
          </table:table-cell>
          <table:table-cell table:formula="of:=STDEV([.E44:.X44])" office:value-type="string" office:string-value="" calcext:value-type="error">
            <text:p>#DIV/0!</text:p>
          </table:table-cell>
          <table:table-cell table:number-columns-repeated="2"/>
        </table:table-row>
        <table:table-row table:style-name="ro1">
          <table:table-cell table:number-columns-repeated="3"/>
          <table:table-cell office:value-type="float" office:value="20" calcext:value-type="float">
            <text:p>20</text:p>
          </table:table-cell>
          <table:table-cell office:value-type="float" office:value="26.2700000000013" calcext:value-type="float">
            <text:p>26.27</text:p>
          </table:table-cell>
          <table:table-cell table:number-columns-repeated="19"/>
          <table:table-cell table:formula="of:=AVERAGE([.E45:.X45])" office:value-type="float" office:value="26.2700000000013" calcext:value-type="float">
            <text:p>26.27</text:p>
          </table:table-cell>
          <table:table-cell table:formula="of:=STDEV([.E45:.X45])" office:value-type="string" office:string-value="" calcext:value-type="error">
            <text:p>#DIV/0!</text:p>
          </table:table-cell>
          <table:table-cell table:number-columns-repeated="2"/>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51:.X51])" office:value-type="string" office:string-value="" calcext:value-type="error">
            <text:p>#DIV/0!</text:p>
          </table:table-cell>
          <table:table-cell table:formula="of:=STDEV([.E51:.X51])" office:value-type="string" office:string-value="" calcext:value-type="error">
            <text:p>#DIV/0!</text:p>
          </table:table-cell>
          <table:table-cell table:number-columns-repeated="2"/>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table:number-columns-repeated="20"/>
          <table:table-cell table:formula="of:=AVERAGE([.E52:.X52])" office:value-type="string" office:string-value="" calcext:value-type="error">
            <text:p>#DIV/0!</text:p>
          </table:table-cell>
          <table:table-cell table:formula="of:=STDEV([.E52:.X52])" office:value-type="string" office:string-value="" calcext:value-type="error">
            <text:p>#DIV/0!</text:p>
          </table:table-cell>
          <table:table-cell table:number-columns-repeated="2"/>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table:number-columns-repeated="20"/>
          <table:table-cell table:formula="of:=AVERAGE([.E53:.X53])" office:value-type="string" office:string-value="" calcext:value-type="error">
            <text:p>#DIV/0!</text:p>
          </table:table-cell>
          <table:table-cell table:formula="of:=STDEV([.E53:.X53])" office:value-type="string" office:string-value="" calcext:value-type="error">
            <text:p>#DIV/0!</text:p>
          </table:table-cell>
          <table:table-cell table:number-columns-repeated="2"/>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54:.X54])" office:value-type="string" office:string-value="" calcext:value-type="error">
            <text:p>#DIV/0!</text:p>
          </table:table-cell>
          <table:table-cell table:formula="of:=STDEV([.E54:.X54])" office:value-type="string" office:string-value="" calcext:value-type="error">
            <text:p>#DIV/0!</text:p>
          </table:table-cell>
          <table:table-cell table:number-columns-repeated="2"/>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55:.X55])" office:value-type="string" office:string-value="" calcext:value-type="error">
            <text:p>#DIV/0!</text:p>
          </table:table-cell>
          <table:table-cell table:formula="of:=STDEV([.E55:.X55])" office:value-type="string" office:string-value="" calcext:value-type="error">
            <text:p>#DIV/0!</text:p>
          </table:table-cell>
          <table:table-cell table:number-columns-repeated="2"/>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56:.X56])" office:value-type="string" office:string-value="" calcext:value-type="error">
            <text:p>#DIV/0!</text:p>
          </table:table-cell>
          <table:table-cell table:formula="of:=STDEV([.E56:.X56])" office:value-type="string" office:string-value="" calcext:value-type="error">
            <text:p>#DIV/0!</text:p>
          </table:table-cell>
          <table:table-cell table:number-columns-repeated="2"/>
        </table:table-row>
        <table:table-row table:style-name="ro1">
          <table:table-cell table:number-columns-repeated="3"/>
          <table:table-cell office:value-type="float" office:value="7" calcext:value-type="float">
            <text:p>7</text:p>
          </table:table-cell>
          <table:table-cell table:number-columns-repeated="20"/>
          <table:table-cell table:formula="of:=AVERAGE([.E57:.X57])" office:value-type="string" office:string-value="" calcext:value-type="error">
            <text:p>#DIV/0!</text:p>
          </table:table-cell>
          <table:table-cell table:formula="of:=STDEV([.E57:.X57])" office:value-type="string" office:string-value="" calcext:value-type="error">
            <text:p>#DIV/0!</text:p>
          </table:table-cell>
          <table:table-cell table:number-columns-repeated="2"/>
        </table:table-row>
        <table:table-row table:style-name="ro1">
          <table:table-cell table:number-columns-repeated="3"/>
          <table:table-cell office:value-type="float" office:value="8" calcext:value-type="float">
            <text:p>8</text:p>
          </table:table-cell>
          <table:table-cell table:number-columns-repeated="20"/>
          <table:table-cell table:formula="of:=AVERAGE([.E58:.X58])" office:value-type="string" office:string-value="" calcext:value-type="error">
            <text:p>#DIV/0!</text:p>
          </table:table-cell>
          <table:table-cell table:formula="of:=STDEV([.E58:.X58])" office:value-type="string" office:string-value="" calcext:value-type="error">
            <text:p>#DIV/0!</text:p>
          </table:table-cell>
          <table:table-cell table:number-columns-repeated="2"/>
        </table:table-row>
        <table:table-row table:style-name="ro1">
          <table:table-cell table:number-columns-repeated="3"/>
          <table:table-cell office:value-type="float" office:value="9" calcext:value-type="float">
            <text:p>9</text:p>
          </table:table-cell>
          <table:table-cell table:number-columns-repeated="20"/>
          <table:table-cell table:formula="of:=AVERAGE([.E59:.X59])" office:value-type="string" office:string-value="" calcext:value-type="error">
            <text:p>#DIV/0!</text:p>
          </table:table-cell>
          <table:table-cell table:formula="of:=STDEV([.E59:.X59])" office:value-type="string" office:string-value="" calcext:value-type="error">
            <text:p>#DIV/0!</text:p>
          </table:table-cell>
          <table:table-cell table:number-columns-repeated="2"/>
        </table:table-row>
        <table:table-row table:style-name="ro1">
          <table:table-cell table:number-columns-repeated="3"/>
          <table:table-cell office:value-type="float" office:value="10" calcext:value-type="float">
            <text:p>10</text:p>
          </table:table-cell>
          <table:table-cell table:number-columns-repeated="20"/>
          <table:table-cell table:formula="of:=AVERAGE([.E60:.X60])" office:value-type="string" office:string-value="" calcext:value-type="error">
            <text:p>#DIV/0!</text:p>
          </table:table-cell>
          <table:table-cell table:formula="of:=STDEV([.E60:.X60])" office:value-type="string" office:string-value="" calcext:value-type="error">
            <text:p>#DIV/0!</text:p>
          </table:table-cell>
          <table:table-cell table:number-columns-repeated="2"/>
        </table:table-row>
        <table:table-row table:style-name="ro1">
          <table:table-cell table:number-columns-repeated="3"/>
          <table:table-cell office:value-type="float" office:value="11" calcext:value-type="float">
            <text:p>11</text:p>
          </table:table-cell>
          <table:table-cell table:number-columns-repeated="20"/>
          <table:table-cell table:formula="of:=AVERAGE([.E61:.X61])" office:value-type="string" office:string-value="" calcext:value-type="error">
            <text:p>#DIV/0!</text:p>
          </table:table-cell>
          <table:table-cell table:formula="of:=STDEV([.E61:.X61])" office:value-type="string" office:string-value="" calcext:value-type="error">
            <text:p>#DIV/0!</text:p>
          </table:table-cell>
          <table:table-cell table:number-columns-repeated="2"/>
        </table:table-row>
        <table:table-row table:style-name="ro1">
          <table:table-cell table:number-columns-repeated="3"/>
          <table:table-cell office:value-type="float" office:value="12" calcext:value-type="float">
            <text:p>12</text:p>
          </table:table-cell>
          <table:table-cell table:number-columns-repeated="20"/>
          <table:table-cell table:formula="of:=AVERAGE([.E62:.X62])" office:value-type="string" office:string-value="" calcext:value-type="error">
            <text:p>#DIV/0!</text:p>
          </table:table-cell>
          <table:table-cell table:formula="of:=STDEV([.E62:.X62])" office:value-type="string" office:string-value="" calcext:value-type="error">
            <text:p>#DIV/0!</text:p>
          </table:table-cell>
          <table:table-cell table:number-columns-repeated="2"/>
        </table:table-row>
        <table:table-row table:style-name="ro1">
          <table:table-cell table:number-columns-repeated="3"/>
          <table:table-cell office:value-type="float" office:value="13" calcext:value-type="float">
            <text:p>13</text:p>
          </table:table-cell>
          <table:table-cell table:number-columns-repeated="20"/>
          <table:table-cell table:formula="of:=AVERAGE([.E63:.X63])" office:value-type="string" office:string-value="" calcext:value-type="error">
            <text:p>#DIV/0!</text:p>
          </table:table-cell>
          <table:table-cell table:formula="of:=STDEV([.E63:.X63])" office:value-type="string" office:string-value="" calcext:value-type="error">
            <text:p>#DIV/0!</text:p>
          </table:table-cell>
          <table:table-cell table:number-columns-repeated="2"/>
        </table:table-row>
        <table:table-row table:style-name="ro1">
          <table:table-cell table:number-columns-repeated="3"/>
          <table:table-cell office:value-type="float" office:value="14" calcext:value-type="float">
            <text:p>14</text:p>
          </table:table-cell>
          <table:table-cell table:number-columns-repeated="20"/>
          <table:table-cell table:formula="of:=AVERAGE([.E64:.X64])" office:value-type="string" office:string-value="" calcext:value-type="error">
            <text:p>#DIV/0!</text:p>
          </table:table-cell>
          <table:table-cell table:formula="of:=STDEV([.E64:.X64])" office:value-type="string" office:string-value="" calcext:value-type="error">
            <text:p>#DIV/0!</text:p>
          </table:table-cell>
          <table:table-cell table:number-columns-repeated="2"/>
        </table:table-row>
        <table:table-row table:style-name="ro1">
          <table:table-cell table:number-columns-repeated="3"/>
          <table:table-cell office:value-type="float" office:value="15" calcext:value-type="float">
            <text:p>15</text:p>
          </table:table-cell>
          <table:table-cell table:number-columns-repeated="20"/>
          <table:table-cell table:formula="of:=AVERAGE([.E65:.X65])" office:value-type="string" office:string-value="" calcext:value-type="error">
            <text:p>#DIV/0!</text:p>
          </table:table-cell>
          <table:table-cell table:formula="of:=STDEV([.E65:.X65])" office:value-type="string" office:string-value="" calcext:value-type="error">
            <text:p>#DIV/0!</text:p>
          </table:table-cell>
          <table:table-cell table:number-columns-repeated="2"/>
        </table:table-row>
        <table:table-row table:style-name="ro1">
          <table:table-cell table:number-columns-repeated="3"/>
          <table:table-cell office:value-type="float" office:value="16" calcext:value-type="float">
            <text:p>16</text:p>
          </table:table-cell>
          <table:table-cell table:number-columns-repeated="20"/>
          <table:table-cell table:formula="of:=AVERAGE([.E66:.X66])" office:value-type="string" office:string-value="" calcext:value-type="error">
            <text:p>#DIV/0!</text:p>
          </table:table-cell>
          <table:table-cell table:formula="of:=STDEV([.E66:.X66])" office:value-type="string" office:string-value="" calcext:value-type="error">
            <text:p>#DIV/0!</text:p>
          </table:table-cell>
          <table:table-cell table:number-columns-repeated="2"/>
        </table:table-row>
        <table:table-row table:style-name="ro1">
          <table:table-cell table:number-columns-repeated="3"/>
          <table:table-cell office:value-type="float" office:value="17" calcext:value-type="float">
            <text:p>17</text:p>
          </table:table-cell>
          <table:table-cell table:number-columns-repeated="20"/>
          <table:table-cell table:formula="of:=AVERAGE([.E67:.X67])" office:value-type="string" office:string-value="" calcext:value-type="error">
            <text:p>#DIV/0!</text:p>
          </table:table-cell>
          <table:table-cell table:formula="of:=STDEV([.E67:.X67])" office:value-type="string" office:string-value="" calcext:value-type="error">
            <text:p>#DIV/0!</text:p>
          </table:table-cell>
          <table:table-cell table:number-columns-repeated="2"/>
        </table:table-row>
        <table:table-row table:style-name="ro1">
          <table:table-cell table:number-columns-repeated="3"/>
          <table:table-cell office:value-type="float" office:value="18" calcext:value-type="float">
            <text:p>18</text:p>
          </table:table-cell>
          <table:table-cell table:number-columns-repeated="20"/>
          <table:table-cell table:formula="of:=AVERAGE([.E68:.X68])" office:value-type="string" office:string-value="" calcext:value-type="error">
            <text:p>#DIV/0!</text:p>
          </table:table-cell>
          <table:table-cell table:formula="of:=STDEV([.E68:.X68])" office:value-type="string" office:string-value="" calcext:value-type="error">
            <text:p>#DIV/0!</text:p>
          </table:table-cell>
          <table:table-cell table:number-columns-repeated="2"/>
        </table:table-row>
        <table:table-row table:style-name="ro1">
          <table:table-cell table:number-columns-repeated="3"/>
          <table:table-cell office:value-type="float" office:value="19" calcext:value-type="float">
            <text:p>19</text:p>
          </table:table-cell>
          <table:table-cell table:number-columns-repeated="20"/>
          <table:table-cell table:formula="of:=AVERAGE([.E69:.X69])" office:value-type="string" office:string-value="" calcext:value-type="error">
            <text:p>#DIV/0!</text:p>
          </table:table-cell>
          <table:table-cell table:formula="of:=STDEV([.E69:.X69])" office:value-type="string" office:string-value="" calcext:value-type="error">
            <text:p>#DIV/0!</text:p>
          </table:table-cell>
          <table:table-cell table:number-columns-repeated="2"/>
        </table:table-row>
        <table:table-row table:style-name="ro1">
          <table:table-cell table:number-columns-repeated="3"/>
          <table:table-cell office:value-type="float" office:value="20" calcext:value-type="float">
            <text:p>20</text:p>
          </table:table-cell>
          <table:table-cell table:number-columns-repeated="20"/>
          <table:table-cell table:formula="of:=AVERAGE([.E70:.X70])" office:value-type="string" office:string-value="" calcext:value-type="error">
            <text:p>#DIV/0!</text:p>
          </table:table-cell>
          <table:table-cell table:formula="of:=STDEV([.E70:.X70])" office:value-type="string" office:string-value="" calcext:value-type="error">
            <text:p>#DIV/0!</text:p>
          </table:table-cell>
          <table:table-cell table:number-columns-repeated="2"/>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cell table:number-columns-repeated="2"/>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75:.X75])" office:value-type="string" office:string-value="" calcext:value-type="error">
            <text:p>#DIV/0!</text:p>
          </table:table-cell>
          <table:table-cell table:formula="of:=STDEV([.E75:.X75])" office:value-type="string" office:string-value="" calcext:value-type="error">
            <text:p>#DIV/0!</text:p>
          </table:table-cell>
          <table:table-cell table:number-columns-repeated="2"/>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table:number-columns-repeated="20"/>
          <table:table-cell table:formula="of:=AVERAGE([.E76:.X76])" office:value-type="string" office:string-value="" calcext:value-type="error">
            <text:p>#DIV/0!</text:p>
          </table:table-cell>
          <table:table-cell table:formula="of:=STDEV([.E76:.X76])" office:value-type="string" office:string-value="" calcext:value-type="error">
            <text:p>#DIV/0!</text:p>
          </table:table-cell>
          <table:table-cell table:number-columns-repeated="2"/>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table:number-columns-repeated="20"/>
          <table:table-cell table:formula="of:=AVERAGE([.E77:.X77])" office:value-type="string" office:string-value="" calcext:value-type="error">
            <text:p>#DIV/0!</text:p>
          </table:table-cell>
          <table:table-cell table:formula="of:=STDEV([.E77:.X77])" office:value-type="string" office:string-value="" calcext:value-type="error">
            <text:p>#DIV/0!</text:p>
          </table:table-cell>
          <table:table-cell table:number-columns-repeated="2"/>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78:.X78])" office:value-type="string" office:string-value="" calcext:value-type="error">
            <text:p>#DIV/0!</text:p>
          </table:table-cell>
          <table:table-cell table:formula="of:=STDEV([.E78:.X78])" office:value-type="string" office:string-value="" calcext:value-type="error">
            <text:p>#DIV/0!</text:p>
          </table:table-cell>
          <table:table-cell table:number-columns-repeated="2"/>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79:.X79])" office:value-type="string" office:string-value="" calcext:value-type="error">
            <text:p>#DIV/0!</text:p>
          </table:table-cell>
          <table:table-cell table:formula="of:=STDEV([.E79:.X79])" office:value-type="string" office:string-value="" calcext:value-type="error">
            <text:p>#DIV/0!</text:p>
          </table:table-cell>
          <table:table-cell table:number-columns-repeated="2"/>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80:.X80])" office:value-type="string" office:string-value="" calcext:value-type="error">
            <text:p>#DIV/0!</text:p>
          </table:table-cell>
          <table:table-cell table:formula="of:=STDEV([.E80:.X80])" office:value-type="string" office:string-value="" calcext:value-type="error">
            <text:p>#DIV/0!</text:p>
          </table:table-cell>
          <table:table-cell table:number-columns-repeated="2"/>
        </table:table-row>
        <table:table-row table:style-name="ro1">
          <table:table-cell table:number-columns-repeated="3"/>
          <table:table-cell office:value-type="float" office:value="7" calcext:value-type="float">
            <text:p>7</text:p>
          </table:table-cell>
          <table:table-cell table:number-columns-repeated="20"/>
          <table:table-cell table:formula="of:=AVERAGE([.E81:.X81])" office:value-type="string" office:string-value="" calcext:value-type="error">
            <text:p>#DIV/0!</text:p>
          </table:table-cell>
          <table:table-cell table:formula="of:=STDEV([.E81:.X81])" office:value-type="string" office:string-value="" calcext:value-type="error">
            <text:p>#DIV/0!</text:p>
          </table:table-cell>
          <table:table-cell table:number-columns-repeated="2"/>
        </table:table-row>
        <table:table-row table:style-name="ro1">
          <table:table-cell table:number-columns-repeated="3"/>
          <table:table-cell office:value-type="float" office:value="8" calcext:value-type="float">
            <text:p>8</text:p>
          </table:table-cell>
          <table:table-cell table:number-columns-repeated="20"/>
          <table:table-cell table:formula="of:=AVERAGE([.E82:.X82])" office:value-type="string" office:string-value="" calcext:value-type="error">
            <text:p>#DIV/0!</text:p>
          </table:table-cell>
          <table:table-cell table:formula="of:=STDEV([.E82:.X82])" office:value-type="string" office:string-value="" calcext:value-type="error">
            <text:p>#DIV/0!</text:p>
          </table:table-cell>
          <table:table-cell table:number-columns-repeated="2"/>
        </table:table-row>
        <table:table-row table:style-name="ro1">
          <table:table-cell table:number-columns-repeated="3"/>
          <table:table-cell office:value-type="float" office:value="9" calcext:value-type="float">
            <text:p>9</text:p>
          </table:table-cell>
          <table:table-cell table:number-columns-repeated="20"/>
          <table:table-cell table:formula="of:=AVERAGE([.E83:.X83])" office:value-type="string" office:string-value="" calcext:value-type="error">
            <text:p>#DIV/0!</text:p>
          </table:table-cell>
          <table:table-cell table:formula="of:=STDEV([.E83:.X83])" office:value-type="string" office:string-value="" calcext:value-type="error">
            <text:p>#DIV/0!</text:p>
          </table:table-cell>
          <table:table-cell table:number-columns-repeated="2"/>
        </table:table-row>
        <table:table-row table:style-name="ro1">
          <table:table-cell table:number-columns-repeated="3"/>
          <table:table-cell office:value-type="float" office:value="10" calcext:value-type="float">
            <text:p>10</text:p>
          </table:table-cell>
          <table:table-cell table:number-columns-repeated="20"/>
          <table:table-cell table:formula="of:=AVERAGE([.E84:.X84])" office:value-type="string" office:string-value="" calcext:value-type="error">
            <text:p>#DIV/0!</text:p>
          </table:table-cell>
          <table:table-cell table:formula="of:=STDEV([.E84:.X84])" office:value-type="string" office:string-value="" calcext:value-type="error">
            <text:p>#DIV/0!</text:p>
          </table:table-cell>
          <table:table-cell table:number-columns-repeated="2"/>
        </table:table-row>
        <table:table-row table:style-name="ro1">
          <table:table-cell table:number-columns-repeated="3"/>
          <table:table-cell office:value-type="float" office:value="11" calcext:value-type="float">
            <text:p>11</text:p>
          </table:table-cell>
          <table:table-cell table:number-columns-repeated="20"/>
          <table:table-cell table:formula="of:=AVERAGE([.E85:.X85])" office:value-type="string" office:string-value="" calcext:value-type="error">
            <text:p>#DIV/0!</text:p>
          </table:table-cell>
          <table:table-cell table:formula="of:=STDEV([.E85:.X85])" office:value-type="string" office:string-value="" calcext:value-type="error">
            <text:p>#DIV/0!</text:p>
          </table:table-cell>
          <table:table-cell table:number-columns-repeated="2"/>
        </table:table-row>
        <table:table-row table:style-name="ro1">
          <table:table-cell table:number-columns-repeated="3"/>
          <table:table-cell office:value-type="float" office:value="12" calcext:value-type="float">
            <text:p>12</text:p>
          </table:table-cell>
          <table:table-cell table:number-columns-repeated="20"/>
          <table:table-cell table:formula="of:=AVERAGE([.E86:.X86])" office:value-type="string" office:string-value="" calcext:value-type="error">
            <text:p>#DIV/0!</text:p>
          </table:table-cell>
          <table:table-cell table:formula="of:=STDEV([.E86:.X86])" office:value-type="string" office:string-value="" calcext:value-type="error">
            <text:p>#DIV/0!</text:p>
          </table:table-cell>
          <table:table-cell table:number-columns-repeated="2"/>
        </table:table-row>
        <table:table-row table:style-name="ro1">
          <table:table-cell table:number-columns-repeated="3"/>
          <table:table-cell office:value-type="float" office:value="13" calcext:value-type="float">
            <text:p>13</text:p>
          </table:table-cell>
          <table:table-cell table:number-columns-repeated="20"/>
          <table:table-cell table:formula="of:=AVERAGE([.E87:.X87])" office:value-type="string" office:string-value="" calcext:value-type="error">
            <text:p>#DIV/0!</text:p>
          </table:table-cell>
          <table:table-cell table:formula="of:=STDEV([.E87:.X87])" office:value-type="string" office:string-value="" calcext:value-type="error">
            <text:p>#DIV/0!</text:p>
          </table:table-cell>
          <table:table-cell table:number-columns-repeated="2"/>
        </table:table-row>
        <table:table-row table:style-name="ro1">
          <table:table-cell table:number-columns-repeated="3"/>
          <table:table-cell office:value-type="float" office:value="14" calcext:value-type="float">
            <text:p>14</text:p>
          </table:table-cell>
          <table:table-cell table:number-columns-repeated="20"/>
          <table:table-cell table:formula="of:=AVERAGE([.E88:.X88])" office:value-type="string" office:string-value="" calcext:value-type="error">
            <text:p>#DIV/0!</text:p>
          </table:table-cell>
          <table:table-cell table:formula="of:=STDEV([.E88:.X88])" office:value-type="string" office:string-value="" calcext:value-type="error">
            <text:p>#DIV/0!</text:p>
          </table:table-cell>
          <table:table-cell table:number-columns-repeated="2"/>
        </table:table-row>
        <table:table-row table:style-name="ro1">
          <table:table-cell table:number-columns-repeated="3"/>
          <table:table-cell office:value-type="float" office:value="15" calcext:value-type="float">
            <text:p>15</text:p>
          </table:table-cell>
          <table:table-cell table:number-columns-repeated="20"/>
          <table:table-cell table:formula="of:=AVERAGE([.E89:.X89])" office:value-type="string" office:string-value="" calcext:value-type="error">
            <text:p>#DIV/0!</text:p>
          </table:table-cell>
          <table:table-cell table:formula="of:=STDEV([.E89:.X89])" office:value-type="string" office:string-value="" calcext:value-type="error">
            <text:p>#DIV/0!</text:p>
          </table:table-cell>
          <table:table-cell table:number-columns-repeated="2"/>
        </table:table-row>
        <table:table-row table:style-name="ro1">
          <table:table-cell table:number-columns-repeated="3"/>
          <table:table-cell office:value-type="float" office:value="16" calcext:value-type="float">
            <text:p>16</text:p>
          </table:table-cell>
          <table:table-cell table:number-columns-repeated="20"/>
          <table:table-cell table:formula="of:=AVERAGE([.E90:.X90])" office:value-type="string" office:string-value="" calcext:value-type="error">
            <text:p>#DIV/0!</text:p>
          </table:table-cell>
          <table:table-cell table:formula="of:=STDEV([.E90:.X90])" office:value-type="string" office:string-value="" calcext:value-type="error">
            <text:p>#DIV/0!</text:p>
          </table:table-cell>
          <table:table-cell table:number-columns-repeated="2"/>
        </table:table-row>
        <table:table-row table:style-name="ro1">
          <table:table-cell table:number-columns-repeated="3"/>
          <table:table-cell office:value-type="float" office:value="17" calcext:value-type="float">
            <text:p>17</text:p>
          </table:table-cell>
          <table:table-cell table:number-columns-repeated="20"/>
          <table:table-cell table:formula="of:=AVERAGE([.E91:.X91])" office:value-type="string" office:string-value="" calcext:value-type="error">
            <text:p>#DIV/0!</text:p>
          </table:table-cell>
          <table:table-cell table:formula="of:=STDEV([.E91:.X91])" office:value-type="string" office:string-value="" calcext:value-type="error">
            <text:p>#DIV/0!</text:p>
          </table:table-cell>
          <table:table-cell table:number-columns-repeated="2"/>
        </table:table-row>
        <table:table-row table:style-name="ro1">
          <table:table-cell table:number-columns-repeated="3"/>
          <table:table-cell office:value-type="float" office:value="18" calcext:value-type="float">
            <text:p>18</text:p>
          </table:table-cell>
          <table:table-cell table:number-columns-repeated="20"/>
          <table:table-cell table:formula="of:=AVERAGE([.E92:.X92])" office:value-type="string" office:string-value="" calcext:value-type="error">
            <text:p>#DIV/0!</text:p>
          </table:table-cell>
          <table:table-cell table:formula="of:=STDEV([.E92:.X92])" office:value-type="string" office:string-value="" calcext:value-type="error">
            <text:p>#DIV/0!</text:p>
          </table:table-cell>
          <table:table-cell table:number-columns-repeated="2"/>
        </table:table-row>
        <table:table-row table:style-name="ro1">
          <table:table-cell table:number-columns-repeated="3"/>
          <table:table-cell office:value-type="float" office:value="19" calcext:value-type="float">
            <text:p>19</text:p>
          </table:table-cell>
          <table:table-cell table:number-columns-repeated="20"/>
          <table:table-cell table:formula="of:=AVERAGE([.E93:.X93])" office:value-type="string" office:string-value="" calcext:value-type="error">
            <text:p>#DIV/0!</text:p>
          </table:table-cell>
          <table:table-cell table:formula="of:=STDEV([.E93:.X93])" office:value-type="string" office:string-value="" calcext:value-type="error">
            <text:p>#DIV/0!</text:p>
          </table:table-cell>
          <table:table-cell table:number-columns-repeated="2"/>
        </table:table-row>
        <table:table-row table:style-name="ro1">
          <table:table-cell table:number-columns-repeated="3"/>
          <table:table-cell office:value-type="float" office:value="20" calcext:value-type="float">
            <text:p>20</text:p>
          </table:table-cell>
          <table:table-cell table:number-columns-repeated="20"/>
          <table:table-cell table:formula="of:=AVERAGE([.E94:.X94])" office:value-type="string" office:string-value="" calcext:value-type="error">
            <text:p>#DIV/0!</text:p>
          </table:table-cell>
          <table:table-cell table:formula="of:=STDEV([.E94:.X94])" office:value-type="string" office:string-value="" calcext:value-type="error">
            <text:p>#DIV/0!</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0">00/00/0000</text:date>, <text:time style:data-style-name="N2" text:time-value="17:49:07.3841561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20T22:17:52.257967365</dc:date>
    <meta:editing-duration>P7DT9H11M6S</meta:editing-duration>
    <meta:editing-cycles>114</meta:editing-cycles>
    <meta:generator>LibreOffice/5.1.6.2$Linux_X86_64 LibreOffice_project/10m0$Build-2</meta:generator>
    <meta:document-statistic meta:table-count="4" meta:cell-count="6329" meta:object-count="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2.458cm" style:legend-expansion="high" chart:style-name="ch2"/>
        <chart:plot-area chart:style-name="ch3" table:cell-range-address="'tau_elig = 0.04s'.C101:'tau_elig = 0.04s'.F121 'tau_elig = 0.04s'.AA101:'tau_elig = 0.04s'.AD121"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0.04s'.C102:'tau_elig = 0.04s'.C121" chart:label-cell-address="'tau_elig = 0.04s'.C101:'tau_elig = 0.04s'.C101" chart:class="chart:line">
            <chart:data-point chart:repeated="20"/>
          </chart:series>
          <chart:series chart:style-name="ch7" chart:values-cell-range-address="'tau_elig = 0.04s'.D102:'tau_elig = 0.04s'.D121" chart:label-cell-address="'tau_elig = 0.04s'.D101:'tau_elig = 0.04s'.D101" chart:class="chart:line">
            <chart:data-point chart:repeated="20"/>
          </chart:series>
          <chart:series chart:style-name="ch8" chart:values-cell-range-address="'tau_elig = 0.04s'.E102:'tau_elig = 0.04s'.E121" chart:label-cell-address="'tau_elig = 0.04s'.E101:'tau_elig = 0.04s'.E101" chart:class="chart:line">
            <chart:data-point chart:repeated="20"/>
          </chart:series>
          <chart:series chart:style-name="ch9" chart:values-cell-range-address="'tau_elig = 0.04s'.F102:'tau_elig = 0.04s'.F121" chart:label-cell-address="'tau_elig = 0.04s'.F101:'tau_elig = 0.04s'.F101" chart:class="chart:line">
            <chart:data-point chart:repeated="20"/>
          </chart:series>
          <chart:series chart:style-name="ch10" chart:values-cell-range-address="'tau_elig = 0.04s'.AA102:'tau_elig = 0.04s'.AA121" chart:label-cell-address="'tau_elig = 0.04s'.AA101:'tau_elig = 0.04s'.AA101" chart:class="chart:line">
            <chart:data-point chart:repeated="20"/>
          </chart:series>
          <chart:series chart:style-name="ch11" chart:values-cell-range-address="'tau_elig = 0.04s'.AB102:'tau_elig = 0.04s'.AB121" chart:label-cell-address="'tau_elig = 0.04s'.AB101:'tau_elig = 0.04s'.AB101" chart:class="chart:line">
            <chart:data-point chart:repeated="20"/>
          </chart:series>
          <chart:series chart:style-name="ch12" chart:values-cell-range-address="'tau_elig = 0.04s'.AC102:'tau_elig = 0.04s'.AC121" chart:label-cell-address="'tau_elig = 0.04s'.AC101:'tau_elig = 0.04s'.AC101" chart:class="chart:line">
            <chart:data-point chart:repeated="20"/>
          </chart:series>
          <chart:series chart:style-name="ch13" chart:values-cell-range-address="'tau_elig = 0.04s'.AD102:'tau_elig = 0.04s'.AD121" chart:label-cell-address="'tau_elig = 0.04s'.AD101:'tau_elig = 0.04s'.AD101" chart:class="chart:line">
            <chart:data-point chart:repeated="20"/>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Eta=0.01</text:p>
                <draw:g>
                  <svg:desc>'tau_elig = 0.04s'.C101:'tau_elig = 0.04s'.C101</svg:desc>
                </draw:g>
              </table:table-cell>
              <table:table-cell office:value-type="string">
                <text:p>Eta=0.1</text:p>
                <draw:g>
                  <svg:desc>'tau_elig = 0.04s'.D101:'tau_elig = 0.04s'.D101</svg:desc>
                </draw:g>
              </table:table-cell>
              <table:table-cell office:value-type="string">
                <text:p>Eta=1</text:p>
                <draw:g>
                  <svg:desc>'tau_elig = 0.04s'.E101:'tau_elig = 0.04s'.E101</svg:desc>
                </draw:g>
              </table:table-cell>
              <table:table-cell office:value-type="string">
                <text:p>Eta=10</text:p>
                <draw:g>
                  <svg:desc>'tau_elig = 0.04s'.F101:'tau_elig = 0.04s'.F101</svg:desc>
                </draw:g>
              </table:table-cell>
              <table:table-cell office:value-type="string">
                <text:p>Eta=0.01</text:p>
                <draw:g>
                  <svg:desc>'tau_elig = 0.04s'.AA101:'tau_elig = 0.04s'.AA101</svg:desc>
                </draw:g>
              </table:table-cell>
              <table:table-cell office:value-type="string">
                <text:p>Eta=0.1</text:p>
                <draw:g>
                  <svg:desc>'tau_elig = 0.04s'.AB101:'tau_elig = 0.04s'.AB101</svg:desc>
                </draw:g>
              </table:table-cell>
              <table:table-cell office:value-type="string">
                <text:p>Eta=1</text:p>
                <draw:g>
                  <svg:desc>'tau_elig = 0.04s'.AC101:'tau_elig = 0.04s'.AC101</svg:desc>
                </draw:g>
              </table:table-cell>
              <table:table-cell office:value-type="string">
                <text:p>Eta=10</text:p>
                <draw:g>
                  <svg:desc>'tau_elig = 0.04s'.AD101:'tau_elig = 0.04s'.AD101</svg:desc>
                </draw:g>
              </table:table-cell>
            </table:table-row>
          </table:table-header-rows>
          <table:table-rows>
            <table:table-row>
              <table:table-cell office:value-type="string">
                <text:p>1</text:p>
              </table:table-cell>
              <table:table-cell office:value-type="float" office:value="31.4370000000019">
                <text:p>31.4370000000019</text:p>
                <draw:g>
                  <svg:desc>'tau_elig = 0.04s'.C102:'tau_elig = 0.04s'.C121</svg:desc>
                </draw:g>
              </table:table-cell>
              <table:table-cell office:value-type="float" office:value="43.3130000000015">
                <text:p>43.3130000000015</text:p>
                <draw:g>
                  <svg:desc>'tau_elig = 0.04s'.D102:'tau_elig = 0.04s'.D121</svg:desc>
                </draw:g>
              </table:table-cell>
              <table:table-cell office:value-type="float" office:value="29.7550000000011">
                <text:p>29.7550000000011</text:p>
                <draw:g>
                  <svg:desc>'tau_elig = 0.04s'.E102:'tau_elig = 0.04s'.E121</svg:desc>
                </draw:g>
              </table:table-cell>
              <table:table-cell office:value-type="float" office:value="37.0955000000016">
                <text:p>37.0955000000016</text:p>
                <draw:g>
                  <svg:desc>'tau_elig = 0.04s'.F102:'tau_elig = 0.04s'.F121</svg:desc>
                </draw:g>
              </table:table-cell>
              <table:table-cell office:value-type="float" office:value="32.3540000000003">
                <text:p>32.3540000000003</text:p>
                <draw:g>
                  <svg:desc>'tau_elig = 0.04s'.AA102:'tau_elig = 0.04s'.AA121</svg:desc>
                </draw:g>
              </table:table-cell>
              <table:table-cell office:value-type="float" office:value="25.4210000000003">
                <text:p>25.4210000000003</text:p>
                <draw:g>
                  <svg:desc>'tau_elig = 0.04s'.AB102:'tau_elig = 0.04s'.AB121</svg:desc>
                </draw:g>
              </table:table-cell>
              <table:table-cell office:value-type="float" office:value="29.1399999999998">
                <text:p>29.1399999999998</text:p>
                <draw:g>
                  <svg:desc>'tau_elig = 0.04s'.AC102:'tau_elig = 0.04s'.AC121</svg:desc>
                </draw:g>
              </table:table-cell>
              <table:table-cell office:value-type="float" office:value="22.8795000000002">
                <text:p>22.8795000000002</text:p>
                <draw:g>
                  <svg:desc>'tau_elig = 0.04s'.AD102:'tau_elig = 0.04s'.AD121</svg:desc>
                </draw:g>
              </table:table-cell>
            </table:table-row>
            <table:table-row>
              <table:table-cell office:value-type="string">
                <text:p>2</text:p>
              </table:table-cell>
              <table:table-cell office:value-type="float" office:value="41.5770000000006">
                <text:p>41.5770000000006</text:p>
              </table:table-cell>
              <table:table-cell office:value-type="float" office:value="23.8969999999999">
                <text:p>23.8969999999999</text:p>
              </table:table-cell>
              <table:table-cell office:value-type="float" office:value="21.0505000000002">
                <text:p>21.0505000000002</text:p>
              </table:table-cell>
              <table:table-cell office:value-type="float" office:value="27.9500000000005">
                <text:p>27.9500000000005</text:p>
              </table:table-cell>
              <table:table-cell office:value-type="float" office:value="33.8015000000021">
                <text:p>33.8015000000021</text:p>
              </table:table-cell>
              <table:table-cell office:value-type="float" office:value="21.8605000000006">
                <text:p>21.8605000000006</text:p>
              </table:table-cell>
              <table:table-cell office:value-type="float" office:value="18.6755000000003">
                <text:p>18.6755000000003</text:p>
              </table:table-cell>
              <table:table-cell office:value-type="float" office:value="13.6425">
                <text:p>13.6425</text:p>
              </table:table-cell>
            </table:table-row>
            <table:table-row>
              <table:table-cell office:value-type="string">
                <text:p>3</text:p>
              </table:table-cell>
              <table:table-cell office:value-type="float" office:value="24.6025000000014">
                <text:p>24.6025000000014</text:p>
              </table:table-cell>
              <table:table-cell office:value-type="float" office:value="33.4270000000016">
                <text:p>33.4270000000016</text:p>
              </table:table-cell>
              <table:table-cell office:value-type="float" office:value="18.3535000000004">
                <text:p>18.3535000000004</text:p>
              </table:table-cell>
              <table:table-cell office:value-type="float" office:value="14.6560000000001">
                <text:p>14.6560000000001</text:p>
              </table:table-cell>
              <table:table-cell office:value-type="float" office:value="43.2165000000031">
                <text:p>43.2165000000031</text:p>
              </table:table-cell>
              <table:table-cell office:value-type="float" office:value="14.2530000000002">
                <text:p>14.2530000000002</text:p>
              </table:table-cell>
              <table:table-cell office:value-type="float" office:value="13.823">
                <text:p>13.823</text:p>
              </table:table-cell>
              <table:table-cell office:value-type="float" office:value="14.6300000000002">
                <text:p>14.6300000000002</text:p>
              </table:table-cell>
            </table:table-row>
            <table:table-row>
              <table:table-cell office:value-type="string">
                <text:p>4</text:p>
              </table:table-cell>
              <table:table-cell office:value-type="float" office:value="24.7705">
                <text:p>24.7705</text:p>
              </table:table-cell>
              <table:table-cell office:value-type="float" office:value="39.6825000000013">
                <text:p>39.6825000000013</text:p>
              </table:table-cell>
              <table:table-cell office:value-type="float" office:value="14.8120000000004">
                <text:p>14.8120000000004</text:p>
              </table:table-cell>
              <table:table-cell office:value-type="float" office:value="13.4950000000002">
                <text:p>13.4950000000002</text:p>
              </table:table-cell>
              <table:table-cell office:value-type="float" office:value="29.5515000000009">
                <text:p>29.5515000000009</text:p>
              </table:table-cell>
              <table:table-cell office:value-type="float" office:value="16.0190000000007">
                <text:p>16.0190000000007</text:p>
              </table:table-cell>
              <table:table-cell office:value-type="float" office:value="12.2080000000001">
                <text:p>12.2080000000001</text:p>
              </table:table-cell>
              <table:table-cell office:value-type="float" office:value="9.80950000000001">
                <text:p>9.80950000000001</text:p>
              </table:table-cell>
            </table:table-row>
            <table:table-row>
              <table:table-cell office:value-type="string">
                <text:p>5</text:p>
              </table:table-cell>
              <table:table-cell office:value-type="float" office:value="30.8040000000016">
                <text:p>30.8040000000016</text:p>
              </table:table-cell>
              <table:table-cell office:value-type="float" office:value="22.5160000000003">
                <text:p>22.5160000000003</text:p>
              </table:table-cell>
              <table:table-cell office:value-type="float" office:value="17.2930000000003">
                <text:p>17.2930000000003</text:p>
              </table:table-cell>
              <table:table-cell office:value-type="float" office:value="16.5535000000003">
                <text:p>16.5535000000003</text:p>
              </table:table-cell>
              <table:table-cell office:value-type="float" office:value="27.8919999999995">
                <text:p>27.8919999999995</text:p>
              </table:table-cell>
              <table:table-cell office:value-type="float" office:value="13.9770000000001">
                <text:p>13.9770000000001</text:p>
              </table:table-cell>
              <table:table-cell office:value-type="float" office:value="8.29749999999988">
                <text:p>8.29749999999988</text:p>
              </table:table-cell>
              <table:table-cell office:value-type="float" office:value="9.18049999999996">
                <text:p>9.18049999999996</text:p>
              </table:table-cell>
            </table:table-row>
            <table:table-row>
              <table:table-cell office:value-type="string">
                <text:p>6</text:p>
              </table:table-cell>
              <table:table-cell office:value-type="float" office:value="34.1785000000013">
                <text:p>34.1785000000013</text:p>
              </table:table-cell>
              <table:table-cell office:value-type="float" office:value="26.3320000000002">
                <text:p>26.3320000000002</text:p>
              </table:table-cell>
              <table:table-cell office:value-type="float" office:value="15.4080000000001">
                <text:p>15.4080000000001</text:p>
              </table:table-cell>
              <table:table-cell office:value-type="float" office:value="15.4790000000005">
                <text:p>15.4790000000005</text:p>
              </table:table-cell>
              <table:table-cell office:value-type="float" office:value="18.6920000000003">
                <text:p>18.6920000000003</text:p>
              </table:table-cell>
              <table:table-cell office:value-type="float" office:value="8.97599999999988">
                <text:p>8.97599999999988</text:p>
              </table:table-cell>
              <table:table-cell office:value-type="float" office:value="6.21099999999991">
                <text:p>6.21099999999991</text:p>
              </table:table-cell>
              <table:table-cell office:value-type="float" office:value="7.81349999999987">
                <text:p>7.81349999999987</text:p>
              </table:table-cell>
            </table:table-row>
            <table:table-row>
              <table:table-cell office:value-type="string">
                <text:p>7</text:p>
              </table:table-cell>
              <table:table-cell office:value-type="float" office:value="29.6505000000009">
                <text:p>29.6505000000009</text:p>
              </table:table-cell>
              <table:table-cell office:value-type="float" office:value="17.4254999999997">
                <text:p>17.4254999999997</text:p>
              </table:table-cell>
              <table:table-cell office:value-type="float" office:value="11.8384999999998">
                <text:p>11.8384999999998</text:p>
              </table:table-cell>
              <table:table-cell office:value-type="float" office:value="14.2804999999999">
                <text:p>14.2804999999999</text:p>
              </table:table-cell>
              <table:table-cell office:value-type="float" office:value="36.5105000000025">
                <text:p>36.5105000000025</text:p>
              </table:table-cell>
              <table:table-cell office:value-type="float" office:value="7.28749999999993">
                <text:p>7.28749999999993</text:p>
              </table:table-cell>
              <table:table-cell office:value-type="float" office:value="5.72599999999992">
                <text:p>5.72599999999992</text:p>
              </table:table-cell>
              <table:table-cell office:value-type="float" office:value="6.14449999999991">
                <text:p>6.14449999999991</text:p>
              </table:table-cell>
            </table:table-row>
            <table:table-row>
              <table:table-cell office:value-type="string">
                <text:p>8</text:p>
              </table:table-cell>
              <table:table-cell office:value-type="float" office:value="21.0515000000003">
                <text:p>21.0515000000003</text:p>
              </table:table-cell>
              <table:table-cell office:value-type="float" office:value="18.1770000000004">
                <text:p>18.1770000000004</text:p>
              </table:table-cell>
              <table:table-cell office:value-type="float" office:value="14.9290000000003">
                <text:p>14.9290000000003</text:p>
              </table:table-cell>
              <table:table-cell office:value-type="float" office:value="12.8464999999997">
                <text:p>12.8464999999997</text:p>
              </table:table-cell>
              <table:table-cell office:value-type="float" office:value="38.3495000000021">
                <text:p>38.3495000000021</text:p>
              </table:table-cell>
              <table:table-cell office:value-type="float" office:value="8.09149999999991">
                <text:p>8.09149999999991</text:p>
              </table:table-cell>
              <table:table-cell office:value-type="float" office:value="4.80449999999994">
                <text:p>4.80449999999994</text:p>
              </table:table-cell>
              <table:table-cell office:value-type="float" office:value="5.89449999999995">
                <text:p>5.89449999999995</text:p>
              </table:table-cell>
            </table:table-row>
            <table:table-row>
              <table:table-cell office:value-type="string">
                <text:p>9</text:p>
              </table:table-cell>
              <table:table-cell office:value-type="float" office:value="34.3000000000019">
                <text:p>34.3000000000019</text:p>
              </table:table-cell>
              <table:table-cell office:value-type="float" office:value="18.8460000000003">
                <text:p>18.8460000000003</text:p>
              </table:table-cell>
              <table:table-cell office:value-type="float" office:value="14.3485000000001">
                <text:p>14.3485000000001</text:p>
              </table:table-cell>
              <table:table-cell office:value-type="float" office:value="12.8945000000004">
                <text:p>12.8945000000004</text:p>
              </table:table-cell>
              <table:table-cell office:value-type="float" office:value="23.5270000000017">
                <text:p>23.5270000000017</text:p>
              </table:table-cell>
              <table:table-cell office:value-type="float" office:value="5.70599999999992">
                <text:p>5.70599999999992</text:p>
              </table:table-cell>
              <table:table-cell office:value-type="float" office:value="6.67049999999991">
                <text:p>6.67049999999991</text:p>
              </table:table-cell>
              <table:table-cell office:value-type="float" office:value="8.44149999999998">
                <text:p>8.44149999999998</text:p>
              </table:table-cell>
            </table:table-row>
            <table:table-row>
              <table:table-cell office:value-type="string">
                <text:p>10</text:p>
              </table:table-cell>
              <table:table-cell office:value-type="float" office:value="25.0080000000003">
                <text:p>25.0080000000003</text:p>
              </table:table-cell>
              <table:table-cell office:value-type="float" office:value="16.0710000000003">
                <text:p>16.0710000000003</text:p>
              </table:table-cell>
              <table:table-cell office:value-type="float" office:value="16.7525000000006">
                <text:p>16.7525000000006</text:p>
              </table:table-cell>
              <table:table-cell office:value-type="float" office:value="19.3545000000002">
                <text:p>19.3545000000002</text:p>
              </table:table-cell>
              <table:table-cell office:value-type="float" office:value="17.6085000000002">
                <text:p>17.6085000000002</text:p>
              </table:table-cell>
              <table:table-cell office:value-type="float" office:value="6.36499999999997">
                <text:p>6.36499999999997</text:p>
              </table:table-cell>
              <table:table-cell office:value-type="float" office:value="5.45849999999996">
                <text:p>5.45849999999996</text:p>
              </table:table-cell>
              <table:table-cell office:value-type="float" office:value="6.3695">
                <text:p>6.3695</text:p>
              </table:table-cell>
            </table:table-row>
            <table:table-row>
              <table:table-cell office:value-type="string">
                <text:p>11</text:p>
              </table:table-cell>
              <table:table-cell office:value-type="float" office:value="21.9640000000017">
                <text:p>21.9640000000017</text:p>
              </table:table-cell>
              <table:table-cell office:value-type="float" office:value="21.8105">
                <text:p>21.8105</text:p>
              </table:table-cell>
              <table:table-cell office:value-type="float" office:value="15.5794999999998">
                <text:p>15.5794999999998</text:p>
              </table:table-cell>
              <table:table-cell office:value-type="float" office:value="13.3650000000002">
                <text:p>13.3650000000002</text:p>
              </table:table-cell>
              <table:table-cell office:value-type="float" office:value="33.6544999999997">
                <text:p>33.6544999999997</text:p>
              </table:table-cell>
              <table:table-cell office:value-type="float" office:value="8.76599999999991">
                <text:p>8.76599999999991</text:p>
              </table:table-cell>
              <table:table-cell office:value-type="float" office:value="7.41349999999997">
                <text:p>7.41349999999997</text:p>
              </table:table-cell>
              <table:table-cell office:value-type="float" office:value="7.22849999999991">
                <text:p>7.22849999999991</text:p>
              </table:table-cell>
            </table:table-row>
            <table:table-row>
              <table:table-cell office:value-type="string">
                <text:p>12</text:p>
              </table:table-cell>
              <table:table-cell office:value-type="float" office:value="17.4090000000003">
                <text:p>17.4090000000003</text:p>
              </table:table-cell>
              <table:table-cell office:value-type="float" office:value="22.2340000000006">
                <text:p>22.2340000000006</text:p>
              </table:table-cell>
              <table:table-cell office:value-type="float" office:value="13.9085000000002">
                <text:p>13.9085000000002</text:p>
              </table:table-cell>
              <table:table-cell office:value-type="float" office:value="11.8910000000003">
                <text:p>11.8910000000003</text:p>
              </table:table-cell>
              <table:table-cell office:value-type="float" office:value="18.1890000000005">
                <text:p>18.1890000000005</text:p>
              </table:table-cell>
              <table:table-cell office:value-type="float" office:value="7.23699999999996">
                <text:p>7.23699999999996</text:p>
              </table:table-cell>
              <table:table-cell office:value-type="float" office:value="6.70600000000004">
                <text:p>6.70600000000004</text:p>
              </table:table-cell>
              <table:table-cell office:value-type="float" office:value="5.90549999999993">
                <text:p>5.90549999999993</text:p>
              </table:table-cell>
            </table:table-row>
            <table:table-row>
              <table:table-cell office:value-type="string">
                <text:p>13</text:p>
              </table:table-cell>
              <table:table-cell office:value-type="float" office:value="35.7525000000016">
                <text:p>35.7525000000016</text:p>
              </table:table-cell>
              <table:table-cell office:value-type="float" office:value="18.8670000000002">
                <text:p>18.8670000000002</text:p>
              </table:table-cell>
              <table:table-cell office:value-type="float" office:value="13.2540000000001">
                <text:p>13.2540000000001</text:p>
              </table:table-cell>
              <table:table-cell office:value-type="float" office:value="8.64850000000006">
                <text:p>8.64850000000006</text:p>
              </table:table-cell>
              <table:table-cell office:value-type="float" office:value="16.3525000000001">
                <text:p>16.3525000000001</text:p>
              </table:table-cell>
              <table:table-cell office:value-type="float" office:value="8.17699999999997">
                <text:p>8.17699999999997</text:p>
              </table:table-cell>
              <table:table-cell office:value-type="float" office:value="6.76099999999992">
                <text:p>6.76099999999992</text:p>
              </table:table-cell>
              <table:table-cell office:value-type="float" office:value="6.6569999999999">
                <text:p>6.6569999999999</text:p>
              </table:table-cell>
            </table:table-row>
            <table:table-row>
              <table:table-cell office:value-type="string">
                <text:p>14</text:p>
              </table:table-cell>
              <table:table-cell office:value-type="float" office:value="15.8365000000002">
                <text:p>15.8365000000002</text:p>
              </table:table-cell>
              <table:table-cell office:value-type="float" office:value="20.3410000000008">
                <text:p>20.3410000000008</text:p>
              </table:table-cell>
              <table:table-cell office:value-type="float" office:value="11.1925000000001">
                <text:p>11.1925000000001</text:p>
              </table:table-cell>
              <table:table-cell office:value-type="float" office:value="7.65649999999988">
                <text:p>7.65649999999988</text:p>
              </table:table-cell>
              <table:table-cell office:value-type="float" office:value="19.0840000000004">
                <text:p>19.0840000000004</text:p>
              </table:table-cell>
              <table:table-cell office:value-type="float" office:value="5.54299999999992">
                <text:p>5.54299999999992</text:p>
              </table:table-cell>
              <table:table-cell office:value-type="float" office:value="6.23449999999999">
                <text:p>6.23449999999999</text:p>
              </table:table-cell>
              <table:table-cell office:value-type="float" office:value="5.86299999999992">
                <text:p>5.86299999999992</text:p>
              </table:table-cell>
            </table:table-row>
            <table:table-row>
              <table:table-cell office:value-type="string">
                <text:p>15</text:p>
              </table:table-cell>
              <table:table-cell office:value-type="float" office:value="25.9915000000004">
                <text:p>25.9915000000004</text:p>
              </table:table-cell>
              <table:table-cell office:value-type="float" office:value="17.2045000000004">
                <text:p>17.2045000000004</text:p>
              </table:table-cell>
              <table:table-cell office:value-type="float" office:value="10.203">
                <text:p>10.203</text:p>
              </table:table-cell>
              <table:table-cell office:value-type="float" office:value="11.0985000000001">
                <text:p>11.0985000000001</text:p>
              </table:table-cell>
              <table:table-cell office:value-type="float" office:value="20.5155000000005">
                <text:p>20.5155000000005</text:p>
              </table:table-cell>
              <table:table-cell office:value-type="float" office:value="5.63249999999992">
                <text:p>5.63249999999992</text:p>
              </table:table-cell>
              <table:table-cell office:value-type="float" office:value="5.47249999999995">
                <text:p>5.47249999999995</text:p>
              </table:table-cell>
              <table:table-cell office:value-type="float" office:value="6.23799999999991">
                <text:p>6.23799999999991</text:p>
              </table:table-cell>
            </table:table-row>
            <table:table-row>
              <table:table-cell office:value-type="string">
                <text:p>16</text:p>
              </table:table-cell>
              <table:table-cell office:value-type="float" office:value="34.724000000001">
                <text:p>34.724000000001</text:p>
              </table:table-cell>
              <table:table-cell office:value-type="float" office:value="19.1585000000003">
                <text:p>19.1585000000003</text:p>
              </table:table-cell>
              <table:table-cell office:value-type="float" office:value="15.1895000000003">
                <text:p>15.1895000000003</text:p>
              </table:table-cell>
              <table:table-cell office:value-type="float" office:value="10.5675">
                <text:p>10.5675</text:p>
              </table:table-cell>
              <table:table-cell office:value-type="float" office:value="23.8480000000009">
                <text:p>23.8480000000009</text:p>
              </table:table-cell>
              <table:table-cell office:value-type="float" office:value="4.09249999999996">
                <text:p>4.09249999999996</text:p>
              </table:table-cell>
              <table:table-cell office:value-type="float" office:value="5.67799999999992">
                <text:p>5.67799999999992</text:p>
              </table:table-cell>
              <table:table-cell office:value-type="float" office:value="6.90499999999994">
                <text:p>6.90499999999994</text:p>
              </table:table-cell>
            </table:table-row>
            <table:table-row>
              <table:table-cell office:value-type="string">
                <text:p>17</text:p>
              </table:table-cell>
              <table:table-cell office:value-type="float" office:value="24.0355000000013">
                <text:p>24.0355000000013</text:p>
              </table:table-cell>
              <table:table-cell office:value-type="float" office:value="14.013">
                <text:p>14.013</text:p>
              </table:table-cell>
              <table:table-cell office:value-type="float" office:value="8.31249999999996">
                <text:p>8.31249999999996</text:p>
              </table:table-cell>
              <table:table-cell office:value-type="float" office:value="14.7725000000003">
                <text:p>14.7725000000003</text:p>
              </table:table-cell>
              <table:table-cell office:value-type="float" office:value="19.1170000000008">
                <text:p>19.1170000000008</text:p>
              </table:table-cell>
              <table:table-cell office:value-type="float" office:value="5.24449999999993">
                <text:p>5.24449999999993</text:p>
              </table:table-cell>
              <table:table-cell office:value-type="float" office:value="5.53149999999992">
                <text:p>5.53149999999992</text:p>
              </table:table-cell>
              <table:table-cell office:value-type="float" office:value="5.91349999999992">
                <text:p>5.91349999999992</text:p>
              </table:table-cell>
            </table:table-row>
            <table:table-row>
              <table:table-cell office:value-type="string">
                <text:p>18</text:p>
              </table:table-cell>
              <table:table-cell office:value-type="float" office:value="22.5725">
                <text:p>22.5725</text:p>
              </table:table-cell>
              <table:table-cell office:value-type="float" office:value="25.4114999999997">
                <text:p>25.4114999999997</text:p>
              </table:table-cell>
              <table:table-cell office:value-type="float" office:value="9.58800000000001">
                <text:p>9.58800000000001</text:p>
              </table:table-cell>
              <table:table-cell office:value-type="float" office:value="11.2215000000001">
                <text:p>11.2215000000001</text:p>
              </table:table-cell>
              <table:table-cell office:value-type="float" office:value="24.7730000000002">
                <text:p>24.7730000000002</text:p>
              </table:table-cell>
              <table:table-cell office:value-type="float" office:value="5.33999999999997">
                <text:p>5.33999999999997</text:p>
              </table:table-cell>
              <table:table-cell office:value-type="float" office:value="4.85349999999994">
                <text:p>4.85349999999994</text:p>
              </table:table-cell>
              <table:table-cell office:value-type="float" office:value="5.64349999999996">
                <text:p>5.64349999999996</text:p>
              </table:table-cell>
            </table:table-row>
            <table:table-row>
              <table:table-cell office:value-type="string">
                <text:p>19</text:p>
              </table:table-cell>
              <table:table-cell office:value-type="float" office:value="30.2340000000003">
                <text:p>30.2340000000003</text:p>
              </table:table-cell>
              <table:table-cell office:value-type="float" office:value="14.1594999999998">
                <text:p>14.1594999999998</text:p>
              </table:table-cell>
              <table:table-cell office:value-type="float" office:value="10.7940000000001">
                <text:p>10.7940000000001</text:p>
              </table:table-cell>
              <table:table-cell office:value-type="float" office:value="7.46199999999995">
                <text:p>7.46199999999995</text:p>
              </table:table-cell>
              <table:table-cell office:value-type="float" office:value="19.1355000000002">
                <text:p>19.1355000000002</text:p>
              </table:table-cell>
              <table:table-cell office:value-type="float" office:value="4.95249999999994">
                <text:p>4.95249999999994</text:p>
              </table:table-cell>
              <table:table-cell office:value-type="float" office:value="5.24299999999993">
                <text:p>5.24299999999993</text:p>
              </table:table-cell>
              <table:table-cell office:value-type="float" office:value="5.19999999999994">
                <text:p>5.19999999999994</text:p>
              </table:table-cell>
            </table:table-row>
            <table:table-row>
              <table:table-cell office:value-type="string">
                <text:p>20</text:p>
              </table:table-cell>
              <table:table-cell office:value-type="float" office:value="28.0755000000006">
                <text:p>28.0755000000006</text:p>
              </table:table-cell>
              <table:table-cell office:value-type="float" office:value="17.1350000000001">
                <text:p>17.1350000000001</text:p>
              </table:table-cell>
              <table:table-cell office:value-type="float" office:value="10.2120000000001">
                <text:p>10.2120000000001</text:p>
              </table:table-cell>
              <table:table-cell office:value-type="float" office:value="12.6495000000001">
                <text:p>12.6495000000001</text:p>
              </table:table-cell>
              <table:table-cell office:value-type="float" office:value="19.075">
                <text:p>19.075</text:p>
              </table:table-cell>
              <table:table-cell office:value-type="float" office:value="5.15799999999993">
                <text:p>5.15799999999993</text:p>
              </table:table-cell>
              <table:table-cell office:value-type="float" office:value="5.16350000000001">
                <text:p>5.16350000000001</text:p>
              </table:table-cell>
              <table:table-cell office:value-type="float" office:value="6.50049999999994">
                <text:p>6.5004999999999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2.458cm" style:legend-expansion="high" chart:style-name="ch2"/>
        <chart:plot-area chart:style-name="ch3" table:cell-range-address="'tau_elig = 0.2s'.C101:'tau_elig = 0.2s'.F121 'tau_elig = 0.2s'.AA101:'tau_elig = 0.2s'.AD121"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0.2s'.C102:'tau_elig = 0.2s'.C121" chart:label-cell-address="'tau_elig = 0.2s'.C101:'tau_elig = 0.2s'.C101" chart:class="chart:line">
            <chart:data-point chart:repeated="20"/>
          </chart:series>
          <chart:series chart:style-name="ch7" chart:values-cell-range-address="'tau_elig = 0.2s'.D102:'tau_elig = 0.2s'.D121" chart:label-cell-address="'tau_elig = 0.2s'.D101:'tau_elig = 0.2s'.D101" chart:class="chart:line">
            <chart:data-point chart:repeated="20"/>
          </chart:series>
          <chart:series chart:style-name="ch8" chart:values-cell-range-address="'tau_elig = 0.2s'.E102:'tau_elig = 0.2s'.E121" chart:label-cell-address="'tau_elig = 0.2s'.E101:'tau_elig = 0.2s'.E101" chart:class="chart:line">
            <chart:data-point chart:repeated="20"/>
          </chart:series>
          <chart:series chart:style-name="ch9" chart:values-cell-range-address="'tau_elig = 0.2s'.F102:'tau_elig = 0.2s'.F121" chart:label-cell-address="'tau_elig = 0.2s'.F101:'tau_elig = 0.2s'.F101" chart:class="chart:line">
            <chart:data-point chart:repeated="20"/>
          </chart:series>
          <chart:series chart:style-name="ch10" chart:values-cell-range-address="'tau_elig = 0.2s'.AA102:'tau_elig = 0.2s'.AA121" chart:label-cell-address="'tau_elig = 0.2s'.AA101:'tau_elig = 0.2s'.AA101" chart:class="chart:line">
            <chart:data-point chart:repeated="20"/>
          </chart:series>
          <chart:series chart:style-name="ch11" chart:values-cell-range-address="'tau_elig = 0.2s'.AB102:'tau_elig = 0.2s'.AB121" chart:label-cell-address="'tau_elig = 0.2s'.AB101:'tau_elig = 0.2s'.AB101" chart:class="chart:line">
            <chart:data-point chart:repeated="20"/>
          </chart:series>
          <chart:series chart:style-name="ch12" chart:values-cell-range-address="'tau_elig = 0.2s'.AC102:'tau_elig = 0.2s'.AC121" chart:label-cell-address="'tau_elig = 0.2s'.AC101:'tau_elig = 0.2s'.AC101" chart:class="chart:line">
            <chart:data-point chart:repeated="20"/>
          </chart:series>
          <chart:series chart:style-name="ch13" chart:values-cell-range-address="'tau_elig = 0.2s'.AD102:'tau_elig = 0.2s'.AD121" chart:label-cell-address="'tau_elig = 0.2s'.AD101:'tau_elig = 0.2s'.AD101" chart:class="chart:line">
            <chart:data-point chart:repeated="20"/>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Eta=0.01</text:p>
                <draw:g>
                  <svg:desc>'tau_elig = 0.2s'.C101:'tau_elig = 0.2s'.C101</svg:desc>
                </draw:g>
              </table:table-cell>
              <table:table-cell office:value-type="string">
                <text:p>Eta=0.1</text:p>
                <draw:g>
                  <svg:desc>'tau_elig = 0.2s'.D101:'tau_elig = 0.2s'.D101</svg:desc>
                </draw:g>
              </table:table-cell>
              <table:table-cell office:value-type="string">
                <text:p>Eta=1</text:p>
                <draw:g>
                  <svg:desc>'tau_elig = 0.2s'.E101:'tau_elig = 0.2s'.E101</svg:desc>
                </draw:g>
              </table:table-cell>
              <table:table-cell office:value-type="string">
                <text:p>Eta=10</text:p>
                <draw:g>
                  <svg:desc>'tau_elig = 0.2s'.F101:'tau_elig = 0.2s'.F101</svg:desc>
                </draw:g>
              </table:table-cell>
              <table:table-cell office:value-type="string">
                <text:p>Eta=0.01</text:p>
                <draw:g>
                  <svg:desc>'tau_elig = 0.2s'.AA101:'tau_elig = 0.2s'.AA101</svg:desc>
                </draw:g>
              </table:table-cell>
              <table:table-cell office:value-type="string">
                <text:p>Eta=0.1</text:p>
                <draw:g>
                  <svg:desc>'tau_elig = 0.2s'.AB101:'tau_elig = 0.2s'.AB101</svg:desc>
                </draw:g>
              </table:table-cell>
              <table:table-cell office:value-type="string">
                <text:p>Eta=1</text:p>
                <draw:g>
                  <svg:desc>'tau_elig = 0.2s'.AC101:'tau_elig = 0.2s'.AC101</svg:desc>
                </draw:g>
              </table:table-cell>
              <table:table-cell office:value-type="string">
                <text:p>Eta=10</text:p>
                <draw:g>
                  <svg:desc>'tau_elig = 0.2s'.AD101:'tau_elig = 0.2s'.AD101</svg:desc>
                </draw:g>
              </table:table-cell>
            </table:table-row>
          </table:table-header-rows>
          <table:table-rows>
            <table:table-row>
              <table:table-cell office:value-type="string">
                <text:p>1</text:p>
              </table:table-cell>
              <table:table-cell office:value-type="float" office:value="27.9880000000011">
                <text:p>27.9880000000011</text:p>
                <draw:g>
                  <svg:desc>'tau_elig = 0.2s'.C102:'tau_elig = 0.2s'.C121</svg:desc>
                </draw:g>
              </table:table-cell>
              <table:table-cell office:value-type="float" office:value="24.2835000000004">
                <text:p>24.2835000000004</text:p>
                <draw:g>
                  <svg:desc>'tau_elig = 0.2s'.D102:'tau_elig = 0.2s'.D121</svg:desc>
                </draw:g>
              </table:table-cell>
              <table:table-cell office:value-type="float" office:value="31.3655000000017">
                <text:p>31.3655000000017</text:p>
                <draw:g>
                  <svg:desc>'tau_elig = 0.2s'.E102:'tau_elig = 0.2s'.E121</svg:desc>
                </draw:g>
              </table:table-cell>
              <table:table-cell office:value-type="float" office:value="28.1215000000009">
                <text:p>28.1215000000009</text:p>
                <draw:g>
                  <svg:desc>'tau_elig = 0.2s'.F102:'tau_elig = 0.2s'.F121</svg:desc>
                </draw:g>
              </table:table-cell>
              <table:table-cell office:value-type="float" office:value="26.4285000000008">
                <text:p>26.4285000000008</text:p>
                <draw:g>
                  <svg:desc>'tau_elig = 0.2s'.AA102:'tau_elig = 0.2s'.AA121</svg:desc>
                </draw:g>
              </table:table-cell>
              <table:table-cell office:value-type="float" office:value="31.5245000000003">
                <text:p>31.5245000000003</text:p>
                <draw:g>
                  <svg:desc>'tau_elig = 0.2s'.AB102:'tau_elig = 0.2s'.AB121</svg:desc>
                </draw:g>
              </table:table-cell>
              <table:table-cell office:value-type="float" office:value="26.551">
                <text:p>26.551</text:p>
                <draw:g>
                  <svg:desc>'tau_elig = 0.2s'.AC102:'tau_elig = 0.2s'.AC121</svg:desc>
                </draw:g>
              </table:table-cell>
              <table:table-cell office:value-type="float" office:value="33.9225000000019">
                <text:p>33.9225000000019</text:p>
                <draw:g>
                  <svg:desc>'tau_elig = 0.2s'.AD102:'tau_elig = 0.2s'.AD121</svg:desc>
                </draw:g>
              </table:table-cell>
            </table:table-row>
            <table:table-row>
              <table:table-cell office:value-type="string">
                <text:p>2</text:p>
              </table:table-cell>
              <table:table-cell office:value-type="float" office:value="18.9860000000001">
                <text:p>18.9860000000001</text:p>
              </table:table-cell>
              <table:table-cell office:value-type="float" office:value="25.1900000000001">
                <text:p>25.1900000000001</text:p>
              </table:table-cell>
              <table:table-cell office:value-type="float" office:value="21.2145000000006">
                <text:p>21.2145000000006</text:p>
              </table:table-cell>
              <table:table-cell office:value-type="float" office:value="17.1515000000002">
                <text:p>17.1515000000002</text:p>
              </table:table-cell>
              <table:table-cell office:value-type="float" office:value="25.4554999999996">
                <text:p>25.4554999999996</text:p>
              </table:table-cell>
              <table:table-cell office:value-type="float" office:value="12.5070000000001">
                <text:p>12.5070000000001</text:p>
              </table:table-cell>
              <table:table-cell office:value-type="float" office:value="17.7885">
                <text:p>17.7885</text:p>
              </table:table-cell>
              <table:table-cell office:value-type="float" office:value="12.603">
                <text:p>12.603</text:p>
              </table:table-cell>
            </table:table-row>
            <table:table-row>
              <table:table-cell office:value-type="string">
                <text:p>3</text:p>
              </table:table-cell>
              <table:table-cell office:value-type="float" office:value="30.5545000000021">
                <text:p>30.5545000000021</text:p>
              </table:table-cell>
              <table:table-cell office:value-type="float" office:value="13.1430000000002">
                <text:p>13.1430000000002</text:p>
              </table:table-cell>
              <table:table-cell office:value-type="float" office:value="16.5510000000002">
                <text:p>16.5510000000002</text:p>
              </table:table-cell>
              <table:table-cell office:value-type="float" office:value="9.555">
                <text:p>9.555</text:p>
              </table:table-cell>
              <table:table-cell office:value-type="float" office:value="21.2515000000011">
                <text:p>21.2515000000011</text:p>
              </table:table-cell>
              <table:table-cell office:value-type="float" office:value="6.5949999999999">
                <text:p>6.5949999999999</text:p>
              </table:table-cell>
              <table:table-cell office:value-type="float" office:value="9.46299999999985">
                <text:p>9.46299999999985</text:p>
              </table:table-cell>
              <table:table-cell office:value-type="float" office:value="13.8280000000001">
                <text:p>13.8280000000001</text:p>
              </table:table-cell>
            </table:table-row>
            <table:table-row>
              <table:table-cell office:value-type="string">
                <text:p>4</text:p>
              </table:table-cell>
              <table:table-cell office:value-type="float" office:value="26.7965000000006">
                <text:p>26.7965000000006</text:p>
              </table:table-cell>
              <table:table-cell office:value-type="float" office:value="13.3079999999999">
                <text:p>13.3079999999999</text:p>
              </table:table-cell>
              <table:table-cell office:value-type="float" office:value="8.55550000000009">
                <text:p>8.55550000000009</text:p>
              </table:table-cell>
              <table:table-cell office:value-type="float" office:value="10.8795000000001">
                <text:p>10.8795000000001</text:p>
              </table:table-cell>
              <table:table-cell office:value-type="float" office:value="10.463">
                <text:p>10.463</text:p>
              </table:table-cell>
              <table:table-cell office:value-type="float" office:value="7.35350000000004">
                <text:p>7.35350000000004</text:p>
              </table:table-cell>
              <table:table-cell office:value-type="float" office:value="8.9924999999999">
                <text:p>8.9924999999999</text:p>
              </table:table-cell>
              <table:table-cell office:value-type="float" office:value="9.48999999999999">
                <text:p>9.48999999999999</text:p>
              </table:table-cell>
            </table:table-row>
            <table:table-row>
              <table:table-cell office:value-type="string">
                <text:p>5</text:p>
              </table:table-cell>
              <table:table-cell office:value-type="float" office:value="29.3850000000014">
                <text:p>29.3850000000014</text:p>
              </table:table-cell>
              <table:table-cell office:value-type="float" office:value="12.8150000000002">
                <text:p>12.8150000000002</text:p>
              </table:table-cell>
              <table:table-cell office:value-type="float" office:value="6.97349999999992">
                <text:p>6.97349999999992</text:p>
              </table:table-cell>
              <table:table-cell office:value-type="float" office:value="8.6309999999999">
                <text:p>8.6309999999999</text:p>
              </table:table-cell>
              <table:table-cell office:value-type="float" office:value="17.2425">
                <text:p>17.2425</text:p>
              </table:table-cell>
              <table:table-cell office:value-type="float" office:value="5.66699999999992">
                <text:p>5.66699999999992</text:p>
              </table:table-cell>
              <table:table-cell office:value-type="float" office:value="5.87949999999995">
                <text:p>5.87949999999995</text:p>
              </table:table-cell>
              <table:table-cell office:value-type="float" office:value="10.7090000000003">
                <text:p>10.7090000000003</text:p>
              </table:table-cell>
            </table:table-row>
            <table:table-row>
              <table:table-cell office:value-type="string">
                <text:p>6</text:p>
              </table:table-cell>
              <table:table-cell office:value-type="float" office:value="19.804">
                <text:p>19.804</text:p>
              </table:table-cell>
              <table:table-cell office:value-type="float" office:value="12.1849999999999">
                <text:p>12.1849999999999</text:p>
              </table:table-cell>
              <table:table-cell office:value-type="float" office:value="8.56049999999988">
                <text:p>8.56049999999988</text:p>
              </table:table-cell>
              <table:table-cell office:value-type="float" office:value="8.19199999999999">
                <text:p>8.19199999999999</text:p>
              </table:table-cell>
              <table:table-cell office:value-type="float" office:value="8.33999999999997">
                <text:p>8.33999999999997</text:p>
              </table:table-cell>
              <table:table-cell office:value-type="float" office:value="8.30999999999994">
                <text:p>8.30999999999994</text:p>
              </table:table-cell>
              <table:table-cell office:value-type="float" office:value="5.74799999999992">
                <text:p>5.74799999999992</text:p>
              </table:table-cell>
              <table:table-cell office:value-type="float" office:value="8.82850000000002">
                <text:p>8.82850000000002</text:p>
              </table:table-cell>
            </table:table-row>
            <table:table-row>
              <table:table-cell office:value-type="string">
                <text:p>7</text:p>
              </table:table-cell>
              <table:table-cell office:value-type="float" office:value="21.0150000000003">
                <text:p>21.0150000000003</text:p>
              </table:table-cell>
              <table:table-cell office:value-type="float" office:value="13.5690000000003">
                <text:p>13.5690000000003</text:p>
              </table:table-cell>
              <table:table-cell office:value-type="float" office:value="7.65499999999988">
                <text:p>7.65499999999988</text:p>
              </table:table-cell>
              <table:table-cell office:value-type="float" office:value="7.21499999999997">
                <text:p>7.21499999999997</text:p>
              </table:table-cell>
              <table:table-cell office:value-type="float" office:value="14.0255">
                <text:p>14.0255</text:p>
              </table:table-cell>
              <table:table-cell office:value-type="float" office:value="5.86199999999994">
                <text:p>5.86199999999994</text:p>
              </table:table-cell>
              <table:table-cell office:value-type="float" office:value="6.00799999999992">
                <text:p>6.00799999999992</text:p>
              </table:table-cell>
              <table:table-cell office:value-type="float" office:value="7.64950000000002">
                <text:p>7.64950000000002</text:p>
              </table:table-cell>
            </table:table-row>
            <table:table-row>
              <table:table-cell office:value-type="string">
                <text:p>8</text:p>
              </table:table-cell>
              <table:table-cell office:value-type="float" office:value="20.9445000000003">
                <text:p>20.9445000000003</text:p>
              </table:table-cell>
              <table:table-cell office:value-type="float" office:value="10.4804999999998">
                <text:p>10.4804999999998</text:p>
              </table:table-cell>
              <table:table-cell office:value-type="float" office:value="7.97000000000002">
                <text:p>7.97000000000002</text:p>
              </table:table-cell>
              <table:table-cell office:value-type="float" office:value="4.52699999999995">
                <text:p>4.52699999999995</text:p>
              </table:table-cell>
              <table:table-cell office:value-type="float" office:value="11.5709999999999">
                <text:p>11.5709999999999</text:p>
              </table:table-cell>
              <table:table-cell office:value-type="float" office:value="6.12399999999991">
                <text:p>6.12399999999991</text:p>
              </table:table-cell>
              <table:table-cell office:value-type="float" office:value="9.70700000000027">
                <text:p>9.70700000000027</text:p>
              </table:table-cell>
              <table:table-cell office:value-type="float" office:value="6.54299999999992">
                <text:p>6.54299999999992</text:p>
              </table:table-cell>
            </table:table-row>
            <table:table-row>
              <table:table-cell office:value-type="string">
                <text:p>9</text:p>
              </table:table-cell>
              <table:table-cell office:value-type="float" office:value="19.0180000000001">
                <text:p>19.0180000000001</text:p>
              </table:table-cell>
              <table:table-cell office:value-type="float" office:value="13.7480000000001">
                <text:p>13.7480000000001</text:p>
              </table:table-cell>
              <table:table-cell office:value-type="float" office:value="5.64849999999993">
                <text:p>5.64849999999993</text:p>
              </table:table-cell>
              <table:table-cell office:value-type="float" office:value="6.25999999999996">
                <text:p>6.25999999999996</text:p>
              </table:table-cell>
              <table:table-cell office:value-type="float" office:value="8.27450000000009">
                <text:p>8.27450000000009</text:p>
              </table:table-cell>
              <table:table-cell office:value-type="float" office:value="7.70850000000005">
                <text:p>7.70850000000005</text:p>
              </table:table-cell>
              <table:table-cell office:value-type="float" office:value="5.38449999999999">
                <text:p>5.38449999999999</text:p>
              </table:table-cell>
              <table:table-cell office:value-type="float" office:value="6.13199999999999">
                <text:p>6.13199999999999</text:p>
              </table:table-cell>
            </table:table-row>
            <table:table-row>
              <table:table-cell office:value-type="string">
                <text:p>10</text:p>
              </table:table-cell>
              <table:table-cell office:value-type="float" office:value="19.8429999999999">
                <text:p>19.8429999999999</text:p>
              </table:table-cell>
              <table:table-cell office:value-type="float" office:value="11.1145000000002">
                <text:p>11.1145000000002</text:p>
              </table:table-cell>
              <table:table-cell office:value-type="float" office:value="7.51349999999988">
                <text:p>7.51349999999988</text:p>
              </table:table-cell>
              <table:table-cell office:value-type="float" office:value="6.52799999999993">
                <text:p>6.52799999999993</text:p>
              </table:table-cell>
              <table:table-cell office:value-type="float" office:value="9.33949999999995">
                <text:p>9.33949999999995</text:p>
              </table:table-cell>
              <table:table-cell office:value-type="float" office:value="6.50199999999991">
                <text:p>6.50199999999991</text:p>
              </table:table-cell>
              <table:table-cell office:value-type="float" office:value="5.77199999999998">
                <text:p>5.77199999999998</text:p>
              </table:table-cell>
              <table:table-cell office:value-type="float" office:value="5.84699999999992">
                <text:p>5.84699999999992</text:p>
              </table:table-cell>
            </table:table-row>
            <table:table-row>
              <table:table-cell office:value-type="string">
                <text:p>11</text:p>
              </table:table-cell>
              <table:table-cell office:value-type="float" office:value="15.2465000000001">
                <text:p>15.2465000000001</text:p>
              </table:table-cell>
              <table:table-cell office:value-type="float" office:value="9.63749999999999">
                <text:p>9.63749999999999</text:p>
              </table:table-cell>
              <table:table-cell office:value-type="float" office:value="5.95899999999992">
                <text:p>5.95899999999992</text:p>
              </table:table-cell>
              <table:table-cell office:value-type="float" office:value="7.09150000000003">
                <text:p>7.09150000000003</text:p>
              </table:table-cell>
              <table:table-cell office:value-type="float" office:value="7.4215">
                <text:p>7.4215</text:p>
              </table:table-cell>
              <table:table-cell office:value-type="float" office:value="6.41999999999996">
                <text:p>6.41999999999996</text:p>
              </table:table-cell>
              <table:table-cell office:value-type="float" office:value="5.56399999999993">
                <text:p>5.56399999999993</text:p>
              </table:table-cell>
              <table:table-cell office:value-type="float" office:value="6.39149999999993">
                <text:p>6.39149999999993</text:p>
              </table:table-cell>
            </table:table-row>
            <table:table-row>
              <table:table-cell office:value-type="string">
                <text:p>12</text:p>
              </table:table-cell>
              <table:table-cell office:value-type="float" office:value="13.6324999999997">
                <text:p>13.6324999999997</text:p>
              </table:table-cell>
              <table:table-cell office:value-type="float" office:value="10.782">
                <text:p>10.782</text:p>
              </table:table-cell>
              <table:table-cell office:value-type="float" office:value="5.95799999999992">
                <text:p>5.95799999999992</text:p>
              </table:table-cell>
              <table:table-cell office:value-type="float" office:value="8.67549999999999">
                <text:p>8.67549999999999</text:p>
              </table:table-cell>
              <table:table-cell office:value-type="float" office:value="7.55450000000006">
                <text:p>7.55450000000006</text:p>
              </table:table-cell>
              <table:table-cell office:value-type="float" office:value="5.89599999999992">
                <text:p>5.89599999999992</text:p>
              </table:table-cell>
              <table:table-cell office:value-type="float" office:value="5.06599999999994">
                <text:p>5.06599999999994</text:p>
              </table:table-cell>
              <table:table-cell office:value-type="float" office:value="5.03249999999994">
                <text:p>5.03249999999994</text:p>
              </table:table-cell>
            </table:table-row>
            <table:table-row>
              <table:table-cell office:value-type="string">
                <text:p>13</text:p>
              </table:table-cell>
              <table:table-cell office:value-type="float" office:value="12.9575000000001">
                <text:p>12.9575000000001</text:p>
              </table:table-cell>
              <table:table-cell office:value-type="float" office:value="7.98700000000002">
                <text:p>7.98700000000002</text:p>
              </table:table-cell>
              <table:table-cell office:value-type="float" office:value="6.67049999999999">
                <text:p>6.67049999999999</text:p>
              </table:table-cell>
              <table:table-cell office:value-type="float" office:value="6.06799999999991">
                <text:p>6.06799999999991</text:p>
              </table:table-cell>
              <table:table-cell office:value-type="float" office:value="4.52599999999995">
                <text:p>4.52599999999995</text:p>
              </table:table-cell>
              <table:table-cell office:value-type="float" office:value="4.77949999999994">
                <text:p>4.77949999999994</text:p>
              </table:table-cell>
              <table:table-cell office:value-type="float" office:value="6.5864999999999">
                <text:p>6.5864999999999</text:p>
              </table:table-cell>
              <table:table-cell office:value-type="float" office:value="7.90200000000003">
                <text:p>7.90200000000003</text:p>
              </table:table-cell>
            </table:table-row>
            <table:table-row>
              <table:table-cell office:value-type="string">
                <text:p>14</text:p>
              </table:table-cell>
              <table:table-cell office:value-type="float" office:value="14.6154999999999">
                <text:p>14.6154999999999</text:p>
              </table:table-cell>
              <table:table-cell office:value-type="float" office:value="6.78799999999998">
                <text:p>6.78799999999998</text:p>
              </table:table-cell>
              <table:table-cell office:value-type="float" office:value="6.83399999999996">
                <text:p>6.83399999999996</text:p>
              </table:table-cell>
              <table:table-cell office:value-type="float" office:value="5.76599999999992">
                <text:p>5.76599999999992</text:p>
              </table:table-cell>
              <table:table-cell office:value-type="float" office:value="6.88399999999989">
                <text:p>6.88399999999989</text:p>
              </table:table-cell>
              <table:table-cell office:value-type="float" office:value="4.79499999999994">
                <text:p>4.79499999999994</text:p>
              </table:table-cell>
              <table:table-cell office:value-type="float" office:value="4.70749999999994">
                <text:p>4.70749999999994</text:p>
              </table:table-cell>
              <table:table-cell office:value-type="float" office:value="5.37749999999995">
                <text:p>5.37749999999995</text:p>
              </table:table-cell>
            </table:table-row>
            <table:table-row>
              <table:table-cell office:value-type="string">
                <text:p>15</text:p>
              </table:table-cell>
              <table:table-cell office:value-type="float" office:value="18.6750000000003">
                <text:p>18.6750000000003</text:p>
              </table:table-cell>
              <table:table-cell office:value-type="float" office:value="8.0325000000001">
                <text:p>8.0325000000001</text:p>
              </table:table-cell>
              <table:table-cell office:value-type="float" office:value="6.13799999999991">
                <text:p>6.13799999999991</text:p>
              </table:table-cell>
              <table:table-cell office:value-type="float" office:value="5.42249999999993">
                <text:p>5.42249999999993</text:p>
              </table:table-cell>
              <table:table-cell office:value-type="float" office:value="6.13299999999993">
                <text:p>6.13299999999993</text:p>
              </table:table-cell>
              <table:table-cell office:value-type="float" office:value="3.86899999999996">
                <text:p>3.86899999999996</text:p>
              </table:table-cell>
              <table:table-cell office:value-type="float" office:value="4.87750000000003">
                <text:p>4.87750000000003</text:p>
              </table:table-cell>
              <table:table-cell office:value-type="float" office:value="6.16300000000001">
                <text:p>6.16300000000001</text:p>
              </table:table-cell>
            </table:table-row>
            <table:table-row>
              <table:table-cell office:value-type="string">
                <text:p>16</text:p>
              </table:table-cell>
              <table:table-cell office:value-type="float" office:value="10.7509999999999">
                <text:p>10.7509999999999</text:p>
              </table:table-cell>
              <table:table-cell office:value-type="float" office:value="9.05650000000006">
                <text:p>9.05650000000006</text:p>
              </table:table-cell>
              <table:table-cell office:value-type="float" office:value="5.95449999999992">
                <text:p>5.95449999999992</text:p>
              </table:table-cell>
              <table:table-cell office:value-type="float" office:value="5.70549999999993">
                <text:p>5.70549999999993</text:p>
              </table:table-cell>
              <table:table-cell office:value-type="float" office:value="5.76549999999992">
                <text:p>5.76549999999992</text:p>
              </table:table-cell>
              <table:table-cell office:value-type="float" office:value="5.45999999999996">
                <text:p>5.45999999999996</text:p>
              </table:table-cell>
              <table:table-cell office:value-type="float" office:value="4.40399999999995">
                <text:p>4.40399999999995</text:p>
              </table:table-cell>
              <table:table-cell office:value-type="float" office:value="7.02550000000001">
                <text:p>7.02550000000001</text:p>
              </table:table-cell>
            </table:table-row>
            <table:table-row>
              <table:table-cell office:value-type="string">
                <text:p>17</text:p>
              </table:table-cell>
              <table:table-cell office:value-type="float" office:value="18.0945000000002">
                <text:p>18.0945000000002</text:p>
              </table:table-cell>
              <table:table-cell office:value-type="float" office:value="7.51700000000001">
                <text:p>7.51700000000001</text:p>
              </table:table-cell>
              <table:table-cell office:value-type="float" office:value="5.81499999999995">
                <text:p>5.81499999999995</text:p>
              </table:table-cell>
              <table:table-cell office:value-type="float" office:value="5.99349999999993">
                <text:p>5.99349999999993</text:p>
              </table:table-cell>
              <table:table-cell office:value-type="float" office:value="5.13349999999993">
                <text:p>5.13349999999993</text:p>
              </table:table-cell>
              <table:table-cell office:value-type="float" office:value="5.16894736842107">
                <text:p>5.16894736842107</text:p>
              </table:table-cell>
              <table:table-cell office:value-type="float" office:value="4.64249999999995">
                <text:p>4.64249999999995</text:p>
              </table:table-cell>
              <table:table-cell office:value-type="float" office:value="8.14750000000008">
                <text:p>8.14750000000008</text:p>
              </table:table-cell>
            </table:table-row>
            <table:table-row>
              <table:table-cell office:value-type="string">
                <text:p>18</text:p>
              </table:table-cell>
              <table:table-cell office:value-type="float" office:value="13.4439999999998">
                <text:p>13.4439999999998</text:p>
              </table:table-cell>
              <table:table-cell office:value-type="float" office:value="7.5344999999999">
                <text:p>7.5344999999999</text:p>
              </table:table-cell>
              <table:table-cell office:value-type="float" office:value="5.13999999999994">
                <text:p>5.13999999999994</text:p>
              </table:table-cell>
              <table:table-cell office:value-type="float" office:value="7.6">
                <text:p>7.6</text:p>
              </table:table-cell>
              <table:table-cell office:value-type="float" office:value="5.36849999999993">
                <text:p>5.36849999999993</text:p>
              </table:table-cell>
              <table:table-cell office:value-type="float" office:value="4.53149999999995">
                <text:p>4.53149999999995</text:p>
              </table:table-cell>
              <table:table-cell office:value-type="float" office:value="5.30549999999993">
                <text:p>5.30549999999993</text:p>
              </table:table-cell>
              <table:table-cell office:value-type="float" office:value="5.297">
                <text:p>5.297</text:p>
              </table:table-cell>
            </table:table-row>
            <table:table-row>
              <table:table-cell office:value-type="string">
                <text:p>19</text:p>
              </table:table-cell>
              <table:table-cell office:value-type="float" office:value="9.60499999999995">
                <text:p>9.60499999999995</text:p>
              </table:table-cell>
              <table:table-cell office:value-type="float" office:value="10.1395">
                <text:p>10.1395</text:p>
              </table:table-cell>
              <table:table-cell office:value-type="float" office:value="5.60263157894735">
                <text:p>5.60263157894735</text:p>
              </table:table-cell>
              <table:table-cell office:value-type="float" office:value="6.06849999999995">
                <text:p>6.06849999999995</text:p>
              </table:table-cell>
              <table:table-cell office:value-type="float" office:value="4.66749999999994">
                <text:p>4.66749999999994</text:p>
              </table:table-cell>
              <table:table-cell office:value-type="float" office:value="4.08799999999996">
                <text:p>4.08799999999996</text:p>
              </table:table-cell>
              <table:table-cell office:value-type="float" office:value="5.12549999999993">
                <text:p>5.12549999999993</text:p>
              </table:table-cell>
              <table:table-cell office:value-type="float" office:value="5.84899999999992">
                <text:p>5.84899999999992</text:p>
              </table:table-cell>
            </table:table-row>
            <table:table-row>
              <table:table-cell office:value-type="string">
                <text:p>20</text:p>
              </table:table-cell>
              <table:table-cell office:value-type="float" office:value="14.0525">
                <text:p>14.0525</text:p>
              </table:table-cell>
              <table:table-cell office:value-type="float" office:value="5.90199999999992">
                <text:p>5.90199999999992</text:p>
              </table:table-cell>
              <table:table-cell office:value-type="float" office:value="5.00499999999994">
                <text:p>5.00499999999994</text:p>
              </table:table-cell>
              <table:table-cell office:value-type="float" office:value="4.41249999999995">
                <text:p>4.41249999999995</text:p>
              </table:table-cell>
              <table:table-cell office:value-type="float" office:value="5.48499999999994">
                <text:p>5.48499999999994</text:p>
              </table:table-cell>
              <table:table-cell office:value-type="float" office:value="5.44999999999993">
                <text:p>5.44999999999993</text:p>
              </table:table-cell>
              <table:table-cell office:value-type="float" office:value="3.68499999999996">
                <text:p>3.68499999999996</text:p>
              </table:table-cell>
              <table:table-cell office:value-type="float" office:value="7.04149999999996">
                <text:p>7.041499999999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3.454cm" style:legend-expansion="high" chart:style-name="ch2"/>
        <chart:plot-area chart:style-name="ch3" table:cell-range-address="'tau_elig = 0.04s'.C101:'tau_elig = 0.04s'.F121"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0.04s'.C102:'tau_elig = 0.04s'.C121" chart:label-cell-address="'tau_elig = 0.04s'.C101:'tau_elig = 0.04s'.C101" chart:class="chart:line">
            <chart:data-point chart:repeated="20"/>
          </chart:series>
          <chart:series chart:style-name="ch7" chart:values-cell-range-address="'tau_elig = 0.04s'.D102:'tau_elig = 0.04s'.D121" chart:label-cell-address="'tau_elig = 0.04s'.D101:'tau_elig = 0.04s'.D101" chart:class="chart:line">
            <chart:data-point chart:repeated="20"/>
          </chart:series>
          <chart:series chart:style-name="ch8" chart:values-cell-range-address="'tau_elig = 0.04s'.E102:'tau_elig = 0.04s'.E121" chart:label-cell-address="'tau_elig = 0.04s'.E101:'tau_elig = 0.04s'.E101" chart:class="chart:line">
            <chart:data-point chart:repeated="20"/>
          </chart:series>
          <chart:series chart:style-name="ch9" chart:values-cell-range-address="'tau_elig = 0.04s'.F102:'tau_elig = 0.04s'.F121" chart:label-cell-address="'tau_elig = 0.04s'.F101:'tau_elig = 0.04s'.F10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ta=0.01</text:p>
                <draw:g>
                  <svg:desc>'tau_elig = 0.04s'.C101:'tau_elig = 0.04s'.C101</svg:desc>
                </draw:g>
              </table:table-cell>
              <table:table-cell office:value-type="string">
                <text:p>Eta=0.1</text:p>
                <draw:g>
                  <svg:desc>'tau_elig = 0.04s'.D101:'tau_elig = 0.04s'.D101</svg:desc>
                </draw:g>
              </table:table-cell>
              <table:table-cell office:value-type="string">
                <text:p>Eta=1</text:p>
                <draw:g>
                  <svg:desc>'tau_elig = 0.04s'.E101:'tau_elig = 0.04s'.E101</svg:desc>
                </draw:g>
              </table:table-cell>
              <table:table-cell office:value-type="string">
                <text:p>Eta=10</text:p>
                <draw:g>
                  <svg:desc>'tau_elig = 0.04s'.F101:'tau_elig = 0.04s'.F101</svg:desc>
                </draw:g>
              </table:table-cell>
            </table:table-row>
          </table:table-header-rows>
          <table:table-rows>
            <table:table-row>
              <table:table-cell office:value-type="string">
                <text:p>1</text:p>
              </table:table-cell>
              <table:table-cell office:value-type="float" office:value="31.4370000000019">
                <text:p>31.4370000000019</text:p>
                <draw:g>
                  <svg:desc>'tau_elig = 0.04s'.C102:'tau_elig = 0.04s'.C121</svg:desc>
                </draw:g>
              </table:table-cell>
              <table:table-cell office:value-type="float" office:value="43.3130000000015">
                <text:p>43.3130000000015</text:p>
                <draw:g>
                  <svg:desc>'tau_elig = 0.04s'.D102:'tau_elig = 0.04s'.D121</svg:desc>
                </draw:g>
              </table:table-cell>
              <table:table-cell office:value-type="float" office:value="29.7550000000011">
                <text:p>29.7550000000011</text:p>
                <draw:g>
                  <svg:desc>'tau_elig = 0.04s'.E102:'tau_elig = 0.04s'.E121</svg:desc>
                </draw:g>
              </table:table-cell>
              <table:table-cell office:value-type="float" office:value="37.0955000000016">
                <text:p>37.0955000000016</text:p>
                <draw:g>
                  <svg:desc>'tau_elig = 0.04s'.F102:'tau_elig = 0.04s'.F121</svg:desc>
                </draw:g>
              </table:table-cell>
            </table:table-row>
            <table:table-row>
              <table:table-cell office:value-type="string">
                <text:p>2</text:p>
              </table:table-cell>
              <table:table-cell office:value-type="float" office:value="41.5770000000006">
                <text:p>41.5770000000006</text:p>
              </table:table-cell>
              <table:table-cell office:value-type="float" office:value="23.8969999999999">
                <text:p>23.8969999999999</text:p>
              </table:table-cell>
              <table:table-cell office:value-type="float" office:value="21.0505000000002">
                <text:p>21.0505000000002</text:p>
              </table:table-cell>
              <table:table-cell office:value-type="float" office:value="27.9500000000005">
                <text:p>27.9500000000005</text:p>
              </table:table-cell>
            </table:table-row>
            <table:table-row>
              <table:table-cell office:value-type="string">
                <text:p>3</text:p>
              </table:table-cell>
              <table:table-cell office:value-type="float" office:value="24.6025000000014">
                <text:p>24.6025000000014</text:p>
              </table:table-cell>
              <table:table-cell office:value-type="float" office:value="33.4270000000016">
                <text:p>33.4270000000016</text:p>
              </table:table-cell>
              <table:table-cell office:value-type="float" office:value="18.3535000000004">
                <text:p>18.3535000000004</text:p>
              </table:table-cell>
              <table:table-cell office:value-type="float" office:value="14.6560000000001">
                <text:p>14.6560000000001</text:p>
              </table:table-cell>
            </table:table-row>
            <table:table-row>
              <table:table-cell office:value-type="string">
                <text:p>4</text:p>
              </table:table-cell>
              <table:table-cell office:value-type="float" office:value="24.7705">
                <text:p>24.7705</text:p>
              </table:table-cell>
              <table:table-cell office:value-type="float" office:value="39.6825000000013">
                <text:p>39.6825000000013</text:p>
              </table:table-cell>
              <table:table-cell office:value-type="float" office:value="14.8120000000004">
                <text:p>14.8120000000004</text:p>
              </table:table-cell>
              <table:table-cell office:value-type="float" office:value="13.4950000000002">
                <text:p>13.4950000000002</text:p>
              </table:table-cell>
            </table:table-row>
            <table:table-row>
              <table:table-cell office:value-type="string">
                <text:p>5</text:p>
              </table:table-cell>
              <table:table-cell office:value-type="float" office:value="30.8040000000016">
                <text:p>30.8040000000016</text:p>
              </table:table-cell>
              <table:table-cell office:value-type="float" office:value="22.5160000000003">
                <text:p>22.5160000000003</text:p>
              </table:table-cell>
              <table:table-cell office:value-type="float" office:value="17.2930000000003">
                <text:p>17.2930000000003</text:p>
              </table:table-cell>
              <table:table-cell office:value-type="float" office:value="16.5535000000003">
                <text:p>16.5535000000003</text:p>
              </table:table-cell>
            </table:table-row>
            <table:table-row>
              <table:table-cell office:value-type="string">
                <text:p>6</text:p>
              </table:table-cell>
              <table:table-cell office:value-type="float" office:value="34.1785000000013">
                <text:p>34.1785000000013</text:p>
              </table:table-cell>
              <table:table-cell office:value-type="float" office:value="26.3320000000002">
                <text:p>26.3320000000002</text:p>
              </table:table-cell>
              <table:table-cell office:value-type="float" office:value="15.4080000000001">
                <text:p>15.4080000000001</text:p>
              </table:table-cell>
              <table:table-cell office:value-type="float" office:value="15.4790000000005">
                <text:p>15.4790000000005</text:p>
              </table:table-cell>
            </table:table-row>
            <table:table-row>
              <table:table-cell office:value-type="string">
                <text:p>7</text:p>
              </table:table-cell>
              <table:table-cell office:value-type="float" office:value="29.6505000000009">
                <text:p>29.6505000000009</text:p>
              </table:table-cell>
              <table:table-cell office:value-type="float" office:value="17.4254999999997">
                <text:p>17.4254999999997</text:p>
              </table:table-cell>
              <table:table-cell office:value-type="float" office:value="11.8384999999998">
                <text:p>11.8384999999998</text:p>
              </table:table-cell>
              <table:table-cell office:value-type="float" office:value="14.2804999999999">
                <text:p>14.2804999999999</text:p>
              </table:table-cell>
            </table:table-row>
            <table:table-row>
              <table:table-cell office:value-type="string">
                <text:p>8</text:p>
              </table:table-cell>
              <table:table-cell office:value-type="float" office:value="21.0515000000003">
                <text:p>21.0515000000003</text:p>
              </table:table-cell>
              <table:table-cell office:value-type="float" office:value="18.1770000000004">
                <text:p>18.1770000000004</text:p>
              </table:table-cell>
              <table:table-cell office:value-type="float" office:value="14.9290000000003">
                <text:p>14.9290000000003</text:p>
              </table:table-cell>
              <table:table-cell office:value-type="float" office:value="12.8464999999997">
                <text:p>12.8464999999997</text:p>
              </table:table-cell>
            </table:table-row>
            <table:table-row>
              <table:table-cell office:value-type="string">
                <text:p>9</text:p>
              </table:table-cell>
              <table:table-cell office:value-type="float" office:value="34.3000000000019">
                <text:p>34.3000000000019</text:p>
              </table:table-cell>
              <table:table-cell office:value-type="float" office:value="18.8460000000003">
                <text:p>18.8460000000003</text:p>
              </table:table-cell>
              <table:table-cell office:value-type="float" office:value="14.3485000000001">
                <text:p>14.3485000000001</text:p>
              </table:table-cell>
              <table:table-cell office:value-type="float" office:value="12.8945000000004">
                <text:p>12.8945000000004</text:p>
              </table:table-cell>
            </table:table-row>
            <table:table-row>
              <table:table-cell office:value-type="string">
                <text:p>10</text:p>
              </table:table-cell>
              <table:table-cell office:value-type="float" office:value="25.0080000000003">
                <text:p>25.0080000000003</text:p>
              </table:table-cell>
              <table:table-cell office:value-type="float" office:value="16.0710000000003">
                <text:p>16.0710000000003</text:p>
              </table:table-cell>
              <table:table-cell office:value-type="float" office:value="16.7525000000006">
                <text:p>16.7525000000006</text:p>
              </table:table-cell>
              <table:table-cell office:value-type="float" office:value="19.3545000000002">
                <text:p>19.3545000000002</text:p>
              </table:table-cell>
            </table:table-row>
            <table:table-row>
              <table:table-cell office:value-type="string">
                <text:p>11</text:p>
              </table:table-cell>
              <table:table-cell office:value-type="float" office:value="21.9640000000017">
                <text:p>21.9640000000017</text:p>
              </table:table-cell>
              <table:table-cell office:value-type="float" office:value="21.8105">
                <text:p>21.8105</text:p>
              </table:table-cell>
              <table:table-cell office:value-type="float" office:value="15.5794999999998">
                <text:p>15.5794999999998</text:p>
              </table:table-cell>
              <table:table-cell office:value-type="float" office:value="13.3650000000002">
                <text:p>13.3650000000002</text:p>
              </table:table-cell>
            </table:table-row>
            <table:table-row>
              <table:table-cell office:value-type="string">
                <text:p>12</text:p>
              </table:table-cell>
              <table:table-cell office:value-type="float" office:value="17.4090000000003">
                <text:p>17.4090000000003</text:p>
              </table:table-cell>
              <table:table-cell office:value-type="float" office:value="22.2340000000006">
                <text:p>22.2340000000006</text:p>
              </table:table-cell>
              <table:table-cell office:value-type="float" office:value="13.9085000000002">
                <text:p>13.9085000000002</text:p>
              </table:table-cell>
              <table:table-cell office:value-type="float" office:value="11.8910000000003">
                <text:p>11.8910000000003</text:p>
              </table:table-cell>
            </table:table-row>
            <table:table-row>
              <table:table-cell office:value-type="string">
                <text:p>13</text:p>
              </table:table-cell>
              <table:table-cell office:value-type="float" office:value="35.7525000000016">
                <text:p>35.7525000000016</text:p>
              </table:table-cell>
              <table:table-cell office:value-type="float" office:value="18.8670000000002">
                <text:p>18.8670000000002</text:p>
              </table:table-cell>
              <table:table-cell office:value-type="float" office:value="13.2540000000001">
                <text:p>13.2540000000001</text:p>
              </table:table-cell>
              <table:table-cell office:value-type="float" office:value="8.64850000000006">
                <text:p>8.64850000000006</text:p>
              </table:table-cell>
            </table:table-row>
            <table:table-row>
              <table:table-cell office:value-type="string">
                <text:p>14</text:p>
              </table:table-cell>
              <table:table-cell office:value-type="float" office:value="15.8365000000002">
                <text:p>15.8365000000002</text:p>
              </table:table-cell>
              <table:table-cell office:value-type="float" office:value="20.3410000000008">
                <text:p>20.3410000000008</text:p>
              </table:table-cell>
              <table:table-cell office:value-type="float" office:value="11.1925000000001">
                <text:p>11.1925000000001</text:p>
              </table:table-cell>
              <table:table-cell office:value-type="float" office:value="7.65649999999988">
                <text:p>7.65649999999988</text:p>
              </table:table-cell>
            </table:table-row>
            <table:table-row>
              <table:table-cell office:value-type="string">
                <text:p>15</text:p>
              </table:table-cell>
              <table:table-cell office:value-type="float" office:value="25.9915000000004">
                <text:p>25.9915000000004</text:p>
              </table:table-cell>
              <table:table-cell office:value-type="float" office:value="17.2045000000004">
                <text:p>17.2045000000004</text:p>
              </table:table-cell>
              <table:table-cell office:value-type="float" office:value="10.203">
                <text:p>10.203</text:p>
              </table:table-cell>
              <table:table-cell office:value-type="float" office:value="11.0985000000001">
                <text:p>11.0985000000001</text:p>
              </table:table-cell>
            </table:table-row>
            <table:table-row>
              <table:table-cell office:value-type="string">
                <text:p>16</text:p>
              </table:table-cell>
              <table:table-cell office:value-type="float" office:value="34.724000000001">
                <text:p>34.724000000001</text:p>
              </table:table-cell>
              <table:table-cell office:value-type="float" office:value="19.1585000000003">
                <text:p>19.1585000000003</text:p>
              </table:table-cell>
              <table:table-cell office:value-type="float" office:value="15.1895000000003">
                <text:p>15.1895000000003</text:p>
              </table:table-cell>
              <table:table-cell office:value-type="float" office:value="10.5675">
                <text:p>10.5675</text:p>
              </table:table-cell>
            </table:table-row>
            <table:table-row>
              <table:table-cell office:value-type="string">
                <text:p>17</text:p>
              </table:table-cell>
              <table:table-cell office:value-type="float" office:value="24.0355000000013">
                <text:p>24.0355000000013</text:p>
              </table:table-cell>
              <table:table-cell office:value-type="float" office:value="14.013">
                <text:p>14.013</text:p>
              </table:table-cell>
              <table:table-cell office:value-type="float" office:value="8.31249999999996">
                <text:p>8.31249999999996</text:p>
              </table:table-cell>
              <table:table-cell office:value-type="float" office:value="14.7725000000003">
                <text:p>14.7725000000003</text:p>
              </table:table-cell>
            </table:table-row>
            <table:table-row>
              <table:table-cell office:value-type="string">
                <text:p>18</text:p>
              </table:table-cell>
              <table:table-cell office:value-type="float" office:value="22.5725">
                <text:p>22.5725</text:p>
              </table:table-cell>
              <table:table-cell office:value-type="float" office:value="25.4114999999997">
                <text:p>25.4114999999997</text:p>
              </table:table-cell>
              <table:table-cell office:value-type="float" office:value="9.58800000000001">
                <text:p>9.58800000000001</text:p>
              </table:table-cell>
              <table:table-cell office:value-type="float" office:value="11.2215000000001">
                <text:p>11.2215000000001</text:p>
              </table:table-cell>
            </table:table-row>
            <table:table-row>
              <table:table-cell office:value-type="string">
                <text:p>19</text:p>
              </table:table-cell>
              <table:table-cell office:value-type="float" office:value="30.2340000000003">
                <text:p>30.2340000000003</text:p>
              </table:table-cell>
              <table:table-cell office:value-type="float" office:value="14.1594999999998">
                <text:p>14.1594999999998</text:p>
              </table:table-cell>
              <table:table-cell office:value-type="float" office:value="10.7940000000001">
                <text:p>10.7940000000001</text:p>
              </table:table-cell>
              <table:table-cell office:value-type="float" office:value="7.46199999999995">
                <text:p>7.46199999999995</text:p>
              </table:table-cell>
            </table:table-row>
            <table:table-row>
              <table:table-cell office:value-type="string">
                <text:p>20</text:p>
              </table:table-cell>
              <table:table-cell office:value-type="float" office:value="28.0755000000006">
                <text:p>28.0755000000006</text:p>
              </table:table-cell>
              <table:table-cell office:value-type="float" office:value="17.1350000000001">
                <text:p>17.1350000000001</text:p>
              </table:table-cell>
              <table:table-cell office:value-type="float" office:value="10.2120000000001">
                <text:p>10.2120000000001</text:p>
              </table:table-cell>
              <table:table-cell office:value-type="float" office:value="12.6495000000001">
                <text:p>12.649500000000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3.454cm" style:legend-expansion="high" chart:style-name="ch2"/>
        <chart:plot-area chart:style-name="ch3" table:cell-range-address="'tau_elig = 0.2s'.C101:'tau_elig = 0.2s'.F121"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0.2s'.C102:'tau_elig = 0.2s'.C121" chart:label-cell-address="'tau_elig = 0.2s'.C101:'tau_elig = 0.2s'.C101" chart:class="chart:line">
            <chart:data-point chart:repeated="20"/>
          </chart:series>
          <chart:series chart:style-name="ch7" chart:values-cell-range-address="'tau_elig = 0.2s'.D102:'tau_elig = 0.2s'.D121" chart:label-cell-address="'tau_elig = 0.2s'.D101:'tau_elig = 0.2s'.D101" chart:class="chart:line">
            <chart:data-point chart:repeated="20"/>
          </chart:series>
          <chart:series chart:style-name="ch8" chart:values-cell-range-address="'tau_elig = 0.2s'.E102:'tau_elig = 0.2s'.E121" chart:label-cell-address="'tau_elig = 0.2s'.E101:'tau_elig = 0.2s'.E101" chart:class="chart:line">
            <chart:data-point chart:repeated="20"/>
          </chart:series>
          <chart:series chart:style-name="ch9" chart:values-cell-range-address="'tau_elig = 0.2s'.F102:'tau_elig = 0.2s'.F121" chart:label-cell-address="'tau_elig = 0.2s'.F101:'tau_elig = 0.2s'.F10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ta=0.01</text:p>
                <draw:g>
                  <svg:desc>'tau_elig = 0.2s'.C101:'tau_elig = 0.2s'.C101</svg:desc>
                </draw:g>
              </table:table-cell>
              <table:table-cell office:value-type="string">
                <text:p>Eta=0.1</text:p>
                <draw:g>
                  <svg:desc>'tau_elig = 0.2s'.D101:'tau_elig = 0.2s'.D101</svg:desc>
                </draw:g>
              </table:table-cell>
              <table:table-cell office:value-type="string">
                <text:p>Eta=1</text:p>
                <draw:g>
                  <svg:desc>'tau_elig = 0.2s'.E101:'tau_elig = 0.2s'.E101</svg:desc>
                </draw:g>
              </table:table-cell>
              <table:table-cell office:value-type="string">
                <text:p>Eta=10</text:p>
                <draw:g>
                  <svg:desc>'tau_elig = 0.2s'.F101:'tau_elig = 0.2s'.F101</svg:desc>
                </draw:g>
              </table:table-cell>
            </table:table-row>
          </table:table-header-rows>
          <table:table-rows>
            <table:table-row>
              <table:table-cell office:value-type="string">
                <text:p>1</text:p>
              </table:table-cell>
              <table:table-cell office:value-type="float" office:value="27.9880000000011">
                <text:p>27.9880000000011</text:p>
                <draw:g>
                  <svg:desc>'tau_elig = 0.2s'.C102:'tau_elig = 0.2s'.C121</svg:desc>
                </draw:g>
              </table:table-cell>
              <table:table-cell office:value-type="float" office:value="24.2835000000004">
                <text:p>24.2835000000004</text:p>
                <draw:g>
                  <svg:desc>'tau_elig = 0.2s'.D102:'tau_elig = 0.2s'.D121</svg:desc>
                </draw:g>
              </table:table-cell>
              <table:table-cell office:value-type="float" office:value="31.3655000000017">
                <text:p>31.3655000000017</text:p>
                <draw:g>
                  <svg:desc>'tau_elig = 0.2s'.E102:'tau_elig = 0.2s'.E121</svg:desc>
                </draw:g>
              </table:table-cell>
              <table:table-cell office:value-type="float" office:value="28.1215000000009">
                <text:p>28.1215000000009</text:p>
                <draw:g>
                  <svg:desc>'tau_elig = 0.2s'.F102:'tau_elig = 0.2s'.F121</svg:desc>
                </draw:g>
              </table:table-cell>
            </table:table-row>
            <table:table-row>
              <table:table-cell office:value-type="string">
                <text:p>2</text:p>
              </table:table-cell>
              <table:table-cell office:value-type="float" office:value="18.9860000000001">
                <text:p>18.9860000000001</text:p>
              </table:table-cell>
              <table:table-cell office:value-type="float" office:value="25.1900000000001">
                <text:p>25.1900000000001</text:p>
              </table:table-cell>
              <table:table-cell office:value-type="float" office:value="21.2145000000006">
                <text:p>21.2145000000006</text:p>
              </table:table-cell>
              <table:table-cell office:value-type="float" office:value="17.1515000000002">
                <text:p>17.1515000000002</text:p>
              </table:table-cell>
            </table:table-row>
            <table:table-row>
              <table:table-cell office:value-type="string">
                <text:p>3</text:p>
              </table:table-cell>
              <table:table-cell office:value-type="float" office:value="30.5545000000021">
                <text:p>30.5545000000021</text:p>
              </table:table-cell>
              <table:table-cell office:value-type="float" office:value="13.1430000000002">
                <text:p>13.1430000000002</text:p>
              </table:table-cell>
              <table:table-cell office:value-type="float" office:value="16.5510000000002">
                <text:p>16.5510000000002</text:p>
              </table:table-cell>
              <table:table-cell office:value-type="float" office:value="9.555">
                <text:p>9.555</text:p>
              </table:table-cell>
            </table:table-row>
            <table:table-row>
              <table:table-cell office:value-type="string">
                <text:p>4</text:p>
              </table:table-cell>
              <table:table-cell office:value-type="float" office:value="26.7965000000006">
                <text:p>26.7965000000006</text:p>
              </table:table-cell>
              <table:table-cell office:value-type="float" office:value="13.3079999999999">
                <text:p>13.3079999999999</text:p>
              </table:table-cell>
              <table:table-cell office:value-type="float" office:value="8.55550000000009">
                <text:p>8.55550000000009</text:p>
              </table:table-cell>
              <table:table-cell office:value-type="float" office:value="10.8795000000001">
                <text:p>10.8795000000001</text:p>
              </table:table-cell>
            </table:table-row>
            <table:table-row>
              <table:table-cell office:value-type="string">
                <text:p>5</text:p>
              </table:table-cell>
              <table:table-cell office:value-type="float" office:value="29.3850000000014">
                <text:p>29.3850000000014</text:p>
              </table:table-cell>
              <table:table-cell office:value-type="float" office:value="12.8150000000002">
                <text:p>12.8150000000002</text:p>
              </table:table-cell>
              <table:table-cell office:value-type="float" office:value="6.97349999999992">
                <text:p>6.97349999999992</text:p>
              </table:table-cell>
              <table:table-cell office:value-type="float" office:value="8.6309999999999">
                <text:p>8.6309999999999</text:p>
              </table:table-cell>
            </table:table-row>
            <table:table-row>
              <table:table-cell office:value-type="string">
                <text:p>6</text:p>
              </table:table-cell>
              <table:table-cell office:value-type="float" office:value="19.804">
                <text:p>19.804</text:p>
              </table:table-cell>
              <table:table-cell office:value-type="float" office:value="12.1849999999999">
                <text:p>12.1849999999999</text:p>
              </table:table-cell>
              <table:table-cell office:value-type="float" office:value="8.56049999999988">
                <text:p>8.56049999999988</text:p>
              </table:table-cell>
              <table:table-cell office:value-type="float" office:value="8.19199999999999">
                <text:p>8.19199999999999</text:p>
              </table:table-cell>
            </table:table-row>
            <table:table-row>
              <table:table-cell office:value-type="string">
                <text:p>7</text:p>
              </table:table-cell>
              <table:table-cell office:value-type="float" office:value="21.0150000000003">
                <text:p>21.0150000000003</text:p>
              </table:table-cell>
              <table:table-cell office:value-type="float" office:value="13.5690000000003">
                <text:p>13.5690000000003</text:p>
              </table:table-cell>
              <table:table-cell office:value-type="float" office:value="7.65499999999988">
                <text:p>7.65499999999988</text:p>
              </table:table-cell>
              <table:table-cell office:value-type="float" office:value="7.21499999999997">
                <text:p>7.21499999999997</text:p>
              </table:table-cell>
            </table:table-row>
            <table:table-row>
              <table:table-cell office:value-type="string">
                <text:p>8</text:p>
              </table:table-cell>
              <table:table-cell office:value-type="float" office:value="20.9445000000003">
                <text:p>20.9445000000003</text:p>
              </table:table-cell>
              <table:table-cell office:value-type="float" office:value="10.4804999999998">
                <text:p>10.4804999999998</text:p>
              </table:table-cell>
              <table:table-cell office:value-type="float" office:value="7.97000000000002">
                <text:p>7.97000000000002</text:p>
              </table:table-cell>
              <table:table-cell office:value-type="float" office:value="4.52699999999995">
                <text:p>4.52699999999995</text:p>
              </table:table-cell>
            </table:table-row>
            <table:table-row>
              <table:table-cell office:value-type="string">
                <text:p>9</text:p>
              </table:table-cell>
              <table:table-cell office:value-type="float" office:value="19.0180000000001">
                <text:p>19.0180000000001</text:p>
              </table:table-cell>
              <table:table-cell office:value-type="float" office:value="13.7480000000001">
                <text:p>13.7480000000001</text:p>
              </table:table-cell>
              <table:table-cell office:value-type="float" office:value="5.64849999999993">
                <text:p>5.64849999999993</text:p>
              </table:table-cell>
              <table:table-cell office:value-type="float" office:value="6.25999999999996">
                <text:p>6.25999999999996</text:p>
              </table:table-cell>
            </table:table-row>
            <table:table-row>
              <table:table-cell office:value-type="string">
                <text:p>10</text:p>
              </table:table-cell>
              <table:table-cell office:value-type="float" office:value="19.8429999999999">
                <text:p>19.8429999999999</text:p>
              </table:table-cell>
              <table:table-cell office:value-type="float" office:value="11.1145000000002">
                <text:p>11.1145000000002</text:p>
              </table:table-cell>
              <table:table-cell office:value-type="float" office:value="7.51349999999988">
                <text:p>7.51349999999988</text:p>
              </table:table-cell>
              <table:table-cell office:value-type="float" office:value="6.52799999999993">
                <text:p>6.52799999999993</text:p>
              </table:table-cell>
            </table:table-row>
            <table:table-row>
              <table:table-cell office:value-type="string">
                <text:p>11</text:p>
              </table:table-cell>
              <table:table-cell office:value-type="float" office:value="15.2465000000001">
                <text:p>15.2465000000001</text:p>
              </table:table-cell>
              <table:table-cell office:value-type="float" office:value="9.63749999999999">
                <text:p>9.63749999999999</text:p>
              </table:table-cell>
              <table:table-cell office:value-type="float" office:value="5.95899999999992">
                <text:p>5.95899999999992</text:p>
              </table:table-cell>
              <table:table-cell office:value-type="float" office:value="7.09150000000003">
                <text:p>7.09150000000003</text:p>
              </table:table-cell>
            </table:table-row>
            <table:table-row>
              <table:table-cell office:value-type="string">
                <text:p>12</text:p>
              </table:table-cell>
              <table:table-cell office:value-type="float" office:value="13.6324999999997">
                <text:p>13.6324999999997</text:p>
              </table:table-cell>
              <table:table-cell office:value-type="float" office:value="10.782">
                <text:p>10.782</text:p>
              </table:table-cell>
              <table:table-cell office:value-type="float" office:value="5.95799999999992">
                <text:p>5.95799999999992</text:p>
              </table:table-cell>
              <table:table-cell office:value-type="float" office:value="8.67549999999999">
                <text:p>8.67549999999999</text:p>
              </table:table-cell>
            </table:table-row>
            <table:table-row>
              <table:table-cell office:value-type="string">
                <text:p>13</text:p>
              </table:table-cell>
              <table:table-cell office:value-type="float" office:value="12.9575000000001">
                <text:p>12.9575000000001</text:p>
              </table:table-cell>
              <table:table-cell office:value-type="float" office:value="7.98700000000002">
                <text:p>7.98700000000002</text:p>
              </table:table-cell>
              <table:table-cell office:value-type="float" office:value="6.67049999999999">
                <text:p>6.67049999999999</text:p>
              </table:table-cell>
              <table:table-cell office:value-type="float" office:value="6.06799999999991">
                <text:p>6.06799999999991</text:p>
              </table:table-cell>
            </table:table-row>
            <table:table-row>
              <table:table-cell office:value-type="string">
                <text:p>14</text:p>
              </table:table-cell>
              <table:table-cell office:value-type="float" office:value="14.6154999999999">
                <text:p>14.6154999999999</text:p>
              </table:table-cell>
              <table:table-cell office:value-type="float" office:value="6.78799999999998">
                <text:p>6.78799999999998</text:p>
              </table:table-cell>
              <table:table-cell office:value-type="float" office:value="6.83399999999996">
                <text:p>6.83399999999996</text:p>
              </table:table-cell>
              <table:table-cell office:value-type="float" office:value="5.76599999999992">
                <text:p>5.76599999999992</text:p>
              </table:table-cell>
            </table:table-row>
            <table:table-row>
              <table:table-cell office:value-type="string">
                <text:p>15</text:p>
              </table:table-cell>
              <table:table-cell office:value-type="float" office:value="18.6750000000003">
                <text:p>18.6750000000003</text:p>
              </table:table-cell>
              <table:table-cell office:value-type="float" office:value="8.0325000000001">
                <text:p>8.0325000000001</text:p>
              </table:table-cell>
              <table:table-cell office:value-type="float" office:value="6.13799999999991">
                <text:p>6.13799999999991</text:p>
              </table:table-cell>
              <table:table-cell office:value-type="float" office:value="5.42249999999993">
                <text:p>5.42249999999993</text:p>
              </table:table-cell>
            </table:table-row>
            <table:table-row>
              <table:table-cell office:value-type="string">
                <text:p>16</text:p>
              </table:table-cell>
              <table:table-cell office:value-type="float" office:value="10.7509999999999">
                <text:p>10.7509999999999</text:p>
              </table:table-cell>
              <table:table-cell office:value-type="float" office:value="9.05650000000006">
                <text:p>9.05650000000006</text:p>
              </table:table-cell>
              <table:table-cell office:value-type="float" office:value="5.95449999999992">
                <text:p>5.95449999999992</text:p>
              </table:table-cell>
              <table:table-cell office:value-type="float" office:value="5.70549999999993">
                <text:p>5.70549999999993</text:p>
              </table:table-cell>
            </table:table-row>
            <table:table-row>
              <table:table-cell office:value-type="string">
                <text:p>17</text:p>
              </table:table-cell>
              <table:table-cell office:value-type="float" office:value="18.0945000000002">
                <text:p>18.0945000000002</text:p>
              </table:table-cell>
              <table:table-cell office:value-type="float" office:value="7.51700000000001">
                <text:p>7.51700000000001</text:p>
              </table:table-cell>
              <table:table-cell office:value-type="float" office:value="5.81499999999995">
                <text:p>5.81499999999995</text:p>
              </table:table-cell>
              <table:table-cell office:value-type="float" office:value="5.99349999999993">
                <text:p>5.99349999999993</text:p>
              </table:table-cell>
            </table:table-row>
            <table:table-row>
              <table:table-cell office:value-type="string">
                <text:p>18</text:p>
              </table:table-cell>
              <table:table-cell office:value-type="float" office:value="13.4439999999998">
                <text:p>13.4439999999998</text:p>
              </table:table-cell>
              <table:table-cell office:value-type="float" office:value="7.5344999999999">
                <text:p>7.5344999999999</text:p>
              </table:table-cell>
              <table:table-cell office:value-type="float" office:value="5.13999999999994">
                <text:p>5.13999999999994</text:p>
              </table:table-cell>
              <table:table-cell office:value-type="float" office:value="7.6">
                <text:p>7.6</text:p>
              </table:table-cell>
            </table:table-row>
            <table:table-row>
              <table:table-cell office:value-type="string">
                <text:p>19</text:p>
              </table:table-cell>
              <table:table-cell office:value-type="float" office:value="9.60499999999995">
                <text:p>9.60499999999995</text:p>
              </table:table-cell>
              <table:table-cell office:value-type="float" office:value="10.1395">
                <text:p>10.1395</text:p>
              </table:table-cell>
              <table:table-cell office:value-type="float" office:value="5.60263157894735">
                <text:p>5.60263157894735</text:p>
              </table:table-cell>
              <table:table-cell office:value-type="float" office:value="6.06849999999995">
                <text:p>6.06849999999995</text:p>
              </table:table-cell>
            </table:table-row>
            <table:table-row>
              <table:table-cell office:value-type="string">
                <text:p>20</text:p>
              </table:table-cell>
              <table:table-cell office:value-type="float" office:value="14.0525">
                <text:p>14.0525</text:p>
              </table:table-cell>
              <table:table-cell office:value-type="float" office:value="5.90199999999992">
                <text:p>5.90199999999992</text:p>
              </table:table-cell>
              <table:table-cell office:value-type="float" office:value="5.00499999999994">
                <text:p>5.00499999999994</text:p>
              </table:table-cell>
              <table:table-cell office:value-type="float" office:value="4.41249999999995">
                <text:p>4.4124999999999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3.454cm" style:legend-expansion="high" chart:style-name="ch2"/>
        <chart:plot-area chart:style-name="ch3" table:cell-range-address="'tau_elig = 1s'.C101:'tau_elig = 1s'.F121"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1s'.C102:'tau_elig = 1s'.C121" chart:label-cell-address="'tau_elig = 1s'.C101:'tau_elig = 1s'.C101" chart:class="chart:line">
            <chart:data-point chart:repeated="20"/>
          </chart:series>
          <chart:series chart:style-name="ch7" chart:values-cell-range-address="'tau_elig = 1s'.D102:'tau_elig = 1s'.D121" chart:label-cell-address="'tau_elig = 1s'.D101:'tau_elig = 1s'.D101" chart:class="chart:line">
            <chart:data-point chart:repeated="20"/>
          </chart:series>
          <chart:series chart:style-name="ch8" chart:values-cell-range-address="'tau_elig = 1s'.E102:'tau_elig = 1s'.E121" chart:label-cell-address="'tau_elig = 1s'.E101:'tau_elig = 1s'.E101" chart:class="chart:line">
            <chart:data-point chart:repeated="20"/>
          </chart:series>
          <chart:series chart:style-name="ch9" chart:values-cell-range-address="'tau_elig = 1s'.F102:'tau_elig = 1s'.F121" chart:label-cell-address="'tau_elig = 1s'.F101:'tau_elig = 1s'.F10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ta=0.01</text:p>
                <draw:g>
                  <svg:desc>'tau_elig = 1s'.C101:'tau_elig = 1s'.C101</svg:desc>
                </draw:g>
              </table:table-cell>
              <table:table-cell office:value-type="string">
                <text:p>Eta=0.1</text:p>
                <draw:g>
                  <svg:desc>'tau_elig = 1s'.D101:'tau_elig = 1s'.D101</svg:desc>
                </draw:g>
              </table:table-cell>
              <table:table-cell office:value-type="string">
                <text:p>Eta=1</text:p>
                <draw:g>
                  <svg:desc>'tau_elig = 1s'.E101:'tau_elig = 1s'.E101</svg:desc>
                </draw:g>
              </table:table-cell>
              <table:table-cell office:value-type="string">
                <text:p>Eta=10</text:p>
                <draw:g>
                  <svg:desc>'tau_elig = 1s'.F101:'tau_elig = 1s'.F101</svg:desc>
                </draw:g>
              </table:table-cell>
            </table:table-row>
          </table:table-header-rows>
          <table:table-rows>
            <table:table-row>
              <table:table-cell office:value-type="string">
                <text:p>1</text:p>
              </table:table-cell>
              <table:table-cell office:value-type="float" office:value="31.3660000000008">
                <text:p>31.3660000000008</text:p>
                <draw:g>
                  <svg:desc>'tau_elig = 1s'.C102:'tau_elig = 1s'.C121</svg:desc>
                </draw:g>
              </table:table-cell>
              <table:table-cell office:value-type="float" office:value="23.3404999999999">
                <text:p>23.3404999999999</text:p>
                <draw:g>
                  <svg:desc>'tau_elig = 1s'.D102:'tau_elig = 1s'.D121</svg:desc>
                </draw:g>
              </table:table-cell>
              <table:table-cell office:value-type="float" office:value="NaN">
                <text:p>NaN</text:p>
                <draw:g>
                  <svg:desc>'tau_elig = 1s'.E102:'tau_elig = 1s'.E121</svg:desc>
                </draw:g>
              </table:table-cell>
              <table:table-cell office:value-type="float" office:value="NaN">
                <text:p>NaN</text:p>
                <draw:g>
                  <svg:desc>'tau_elig = 1s'.F102:'tau_elig = 1s'.F121</svg:desc>
                </draw:g>
              </table:table-cell>
            </table:table-row>
            <table:table-row>
              <table:table-cell office:value-type="string">
                <text:p>2</text:p>
              </table:table-cell>
              <table:table-cell office:value-type="float" office:value="16.4605000000002">
                <text:p>16.4605000000002</text:p>
              </table:table-cell>
              <table:table-cell office:value-type="float" office:value="14.9080000000002">
                <text:p>14.908000000000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7.024">
                <text:p>17.024</text:p>
              </table:table-cell>
              <table:table-cell office:value-type="float" office:value="10.112">
                <text:p>10.11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2.0094999999999">
                <text:p>12.0094999999999</text:p>
              </table:table-cell>
              <table:table-cell office:value-type="float" office:value="9.05700000000001">
                <text:p>9.05700000000001</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5.76449999999992">
                <text:p>5.76449999999992</text:p>
              </table:table-cell>
              <table:table-cell office:value-type="float" office:value="7.53300000000003">
                <text:p>7.53300000000003</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7.572">
                <text:p>7.572</text:p>
              </table:table-cell>
              <table:table-cell office:value-type="float" office:value="5.51449999999993">
                <text:p>5.51449999999993</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5.20749999999993">
                <text:p>5.20749999999993</text:p>
              </table:table-cell>
              <table:table-cell office:value-type="float" office:value="7.00499999999994">
                <text:p>7.00499999999994</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5.62249999999993">
                <text:p>5.62249999999993</text:p>
              </table:table-cell>
              <table:table-cell office:value-type="float" office:value="6.10849999999995">
                <text:p>6.1084999999999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6.69199999999991">
                <text:p>6.69199999999991</text:p>
              </table:table-cell>
              <table:table-cell office:value-type="float" office:value="6.38599999999992">
                <text:p>6.38599999999992</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4.23549999999995">
                <text:p>4.23549999999995</text:p>
              </table:table-cell>
              <table:table-cell office:value-type="float" office:value="8.26999999999992">
                <text:p>8.26999999999992</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4.81849999999994">
                <text:p>4.81849999999994</text:p>
              </table:table-cell>
              <table:table-cell office:value-type="float" office:value="5.89799999999992">
                <text:p>5.89799999999992</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5.91049999999992">
                <text:p>5.91049999999992</text:p>
              </table:table-cell>
              <table:table-cell office:value-type="float" office:value="7.14299999999999">
                <text:p>7.14299999999999</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4.84599999999994">
                <text:p>4.84599999999994</text:p>
              </table:table-cell>
              <table:table-cell office:value-type="float" office:value="6.33499999999992">
                <text:p>6.33499999999992</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6.14449999999996">
                <text:p>6.14449999999996</text:p>
              </table:table-cell>
              <table:table-cell office:value-type="float" office:value="9.30599999999999">
                <text:p>9.30599999999999</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33399999999995">
                <text:p>4.33399999999995</text:p>
              </table:table-cell>
              <table:table-cell office:value-type="float" office:value="7.86599999999997">
                <text:p>7.86599999999997</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4.94749999999994">
                <text:p>4.94749999999994</text:p>
              </table:table-cell>
              <table:table-cell office:value-type="float" office:value="6.56149999999993">
                <text:p>6.56149999999993</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5.83149999999996">
                <text:p>5.83149999999996</text:p>
              </table:table-cell>
              <table:table-cell office:value-type="float" office:value="7.7925">
                <text:p>7.7925</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5.80949999999993">
                <text:p>5.80949999999993</text:p>
              </table:table-cell>
              <table:table-cell office:value-type="float" office:value="6.43199999999992">
                <text:p>6.43199999999992</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7.41199999999993">
                <text:p>7.41199999999993</text:p>
              </table:table-cell>
              <table:table-cell office:value-type="float" office:value="6.26499999999994">
                <text:p>6.26499999999994</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7.17600000000004">
                <text:p>7.17600000000004</text:p>
              </table:table-cell>
              <table:table-cell office:value-type="float" office:value="9.31650000000007">
                <text:p>9.3165000000000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